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16cm"/>
    </style:style>
    <style:style style:name="co2" style:family="table-column">
      <style:table-column-properties fo:break-before="auto" style:column-width="5.664cm"/>
    </style:style>
    <style:style style:name="co3" style:family="table-column">
      <style:table-column-properties fo:break-before="auto" style:column-width="6.862cm"/>
    </style:style>
    <style:style style:name="co4" style:family="table-column">
      <style:table-column-properties fo:break-before="auto" style:column-width="7.107cm"/>
    </style:style>
    <style:style style:name="co5" style:family="table-column">
      <style:table-column-properties fo:break-before="auto" style:column-width="0.843cm"/>
    </style:style>
    <style:style style:name="co6" style:family="table-column">
      <style:table-column-properties fo:break-before="auto" style:column-width="0.817cm"/>
    </style:style>
    <style:style style:name="co7" style:family="table-column">
      <style:table-column-properties fo:break-before="auto" style:column-width="0.788cm"/>
    </style:style>
    <style:style style:name="co8" style:family="table-column">
      <style:table-column-properties fo:break-before="auto" style:column-width="0.762cm"/>
    </style:style>
    <style:style style:name="co9" style:family="table-column">
      <style:table-column-properties fo:break-before="auto" style:column-width="1.088cm"/>
    </style:style>
    <style:style style:name="co10" style:family="table-column">
      <style:table-column-properties fo:break-before="auto" style:column-width="2.041cm"/>
    </style:style>
    <style:style style:name="co11" style:family="table-column">
      <style:table-column-properties fo:break-before="auto" style:column-width="2.258cm"/>
    </style:style>
    <style:style style:name="co12" style:family="table-column">
      <style:table-column-properties fo:break-before="auto" style:column-width="7.325cm"/>
    </style:style>
    <style:style style:name="co13" style:family="table-column">
      <style:table-column-properties fo:break-before="auto" style:column-width="5.909cm"/>
    </style:style>
    <style:style style:name="co14" style:family="table-column">
      <style:table-column-properties fo:break-before="auto" style:column-width="6.835cm"/>
    </style:style>
    <style:style style:name="co15" style:family="table-column">
      <style:table-column-properties fo:break-before="auto" style:column-width="6.944cm"/>
    </style:style>
    <style:style style:name="co16" style:family="table-column">
      <style:table-column-properties fo:break-before="auto" style:column-width="0.924cm"/>
    </style:style>
    <style:style style:name="co17" style:family="table-column">
      <style:table-column-properties fo:break-before="auto" style:column-width="8.714cm"/>
    </style:style>
    <style:style style:name="co18" style:family="table-column">
      <style:table-column-properties fo:break-before="auto" style:column-width="7.135cm"/>
    </style:style>
    <style:style style:name="co19" style:family="table-column">
      <style:table-column-properties fo:break-before="auto" style:column-width="6.235cm"/>
    </style:style>
    <style:style style:name="co20" style:family="table-column">
      <style:table-column-properties fo:break-before="auto" style:column-width="0.626cm"/>
    </style:style>
    <style:style style:name="co21" style:family="table-column">
      <style:table-column-properties fo:break-before="auto" style:column-width="0.653cm"/>
    </style:style>
    <style:style style:name="co22" style:family="table-column">
      <style:table-column-properties fo:break-before="auto" style:column-width="9.095cm"/>
    </style:style>
    <style:style style:name="co23" style:family="table-column">
      <style:table-column-properties fo:break-before="auto" style:column-width="7.052cm"/>
    </style:style>
    <style:style style:name="co24" style:family="table-column">
      <style:table-column-properties fo:break-before="auto" style:column-width="1.279cm"/>
    </style:style>
    <style:style style:name="co25" style:family="table-column">
      <style:table-column-properties fo:break-before="auto" style:column-width="0.898cm"/>
    </style:style>
    <style:style style:name="co26" style:family="table-column">
      <style:table-column-properties fo:break-before="auto" style:column-width="0.679cm"/>
    </style:style>
    <style:style style:name="co27" style:family="table-column">
      <style:table-column-properties fo:break-before="auto" style:column-width="11.111cm"/>
    </style:style>
    <style:style style:name="co28" style:family="table-column">
      <style:table-column-properties fo:break-before="auto" style:column-width="1.415cm"/>
    </style:style>
    <style:style style:name="co29" style:family="table-column">
      <style:table-column-properties fo:break-before="auto" style:column-width="1.388cm"/>
    </style:style>
    <style:style style:name="co30" style:family="table-column">
      <style:table-column-properties fo:break-before="auto" style:column-width="1.469cm"/>
    </style:style>
    <style:style style:name="co31" style:family="table-column">
      <style:table-column-properties fo:break-before="auto" style:column-width="3.295cm"/>
    </style:style>
    <style:style style:name="co32" style:family="table-column">
      <style:table-column-properties fo:break-before="auto" style:column-width="2.286cm"/>
    </style:style>
    <style:style style:name="co33" style:family="table-column">
      <style:table-column-properties fo:break-before="auto" style:column-width="2.614cm"/>
    </style:style>
    <style:style style:name="co34" style:family="table-column">
      <style:table-column-properties fo:break-before="auto" style:column-width="2.531cm"/>
    </style:style>
    <style:style style:name="co35" style:family="table-column">
      <style:table-column-properties fo:break-before="auto" style:column-width="2.831cm"/>
    </style:style>
    <style:style style:name="co36" style:family="table-column">
      <style:table-column-properties fo:break-before="auto" style:column-width="20.07cm"/>
    </style:style>
    <style:style style:name="co37" style:family="table-column">
      <style:table-column-properties fo:break-before="auto" style:column-width="4.383cm"/>
    </style:style>
    <style:style style:name="ro1" style:family="table-row">
      <style:table-row-properties style:row-height="0.452cm" fo:break-before="auto" style:use-optimal-row-height="true"/>
    </style:style>
    <style:style style:name="ro2" style:family="table-row">
      <style:table-row-properties style:row-height="5.97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2" style:family="table-cell" style:parent-style-name="Default">
      <style:table-cell-properties fo:background-color="#ffff00"/>
      <style:text-properties fo:color="#000000"/>
    </style:style>
    <style:style style:name="ce26" style:family="table-cell" style:parent-style-name="Default" style:data-style-name="N0">
      <style:text-properties fo:color="#2a6099"/>
    </style:style>
    <style:style style:name="ce27" style:family="table-cell" style:parent-style-name="Default">
      <style:text-properties fo:color="#2a6099"/>
    </style:style>
    <style:style style:name="ce28" style:family="table-cell" style:parent-style-name="Default" style:data-style-name="N0"/>
    <style:style style:name="ce32" style:family="table-cell" style:parent-style-name="Default">
      <style:table-cell-properties fo:background-color="#ffff00"/>
    </style:style>
    <style:style style:name="ce9" style:family="table-cell" style:parent-style-name="Default">
      <style:text-properties fo:color="#c9211e"/>
    </style:style>
    <style:style style:name="ce6" style:family="table-cell" style:parent-style-name="Default">
      <style:table-cell-properties style:cell-protect="none" style:print-content="true"/>
      <style:text-properties fo:color="#ff0000"/>
    </style:style>
    <style:style style:name="ce13" style:family="table-cell" style:parent-style-name="Default">
      <style:table-cell-properties style:cell-protect="none" style:print-content="true"/>
      <style:text-properties fo:color="#000000"/>
    </style:style>
    <style:style style:name="ce8" style:family="table-cell" style:parent-style-name="Default">
      <style:table-cell-properties fo:background-color="#000000" style:cell-protect="none" style:print-content="true"/>
      <style:text-properties fo:color="#ffffff"/>
    </style:style>
    <style:style style:name="ce16" style:family="table-cell" style:parent-style-name="Default" style:data-style-name="N0">
      <style:table-cell-properties fo:background-color="#ffffa6"/>
    </style:style>
    <style:style style:name="ce30" style:family="table-cell" style:parent-style-name="Default">
      <style:table-cell-properties fo:background-color="transparent"/>
    </style:style>
    <style:style style:name="ce31" style:family="table-cell" style:parent-style-name="Default" style:data-style-name="N0">
      <style:table-cell-properties fo:background-color="transparent"/>
    </style:style>
    <style:style style:name="ce10" style:family="table-cell" style:parent-style-name="Default" style:data-style-name="N0">
      <style:table-cell-properties style:cell-protect="protected" style:print-content="true" fo:background-color="transparent"/>
      <style:text-properties fo:color="#2a6099"/>
    </style:style>
    <style:style style:name="ce20" style:family="table-cell" style:parent-style-name="Default">
      <style:table-cell-properties fo:background-color="#ffffff"/>
    </style:style>
    <style:style style:name="ce11" style:family="table-cell" style:parent-style-name="Default">
      <style:table-cell-properties style:cell-protect="none" style:print-content="true"/>
    </style:style>
    <style:style style:name="ce23" style:family="table-cell" style:parent-style-name="Default">
      <style:text-properties fo:color="#ff0000"/>
    </style:style>
    <style:style style:name="ce17" style:family="table-cell" style:parent-style-name="Default">
      <style:table-cell-properties fo:background-color="#ffffa6"/>
    </style:style>
    <style:style style:name="ce33" style:family="table-cell" style:parent-style-name="Default" style:data-style-name="N0">
      <style:table-cell-properties style:cell-protect="none" style:print-content="true" fo:background-color="transparent"/>
      <style:text-properties fo:color="#2a6099"/>
    </style:style>
    <style:style style:name="ce18" style:family="table-cell" style:parent-style-name="Default">
      <style:table-cell-properties fo:background-color="#000000"/>
      <style:text-properties fo:color="#ffffff"/>
    </style:style>
    <style:style style:name="ce24" style:family="table-cell" style:parent-style-name="Default" style:data-style-name="N0">
      <style:text-properties fo:color="#ea7500"/>
    </style:style>
    <style:style style:name="ce25" style:family="table-cell" style:parent-style-name="Default">
      <style:table-cell-properties fo:background-color="#ffff00"/>
      <style:text-properties fo:color="#ff0000"/>
    </style:style>
    <style:style style:name="ce29" style:family="table-cell" style:parent-style-name="Default" style:data-style-name="N0">
      <style:table-cell-properties fo:background-color="#000000" style:cell-protect="none" style:print-content="true"/>
      <style:text-properties fo:color="#ffffff"/>
    </style:style>
    <style:style style:name="ce34" style:family="table-cell" style:parent-style-name="Default" style:data-style-name="N0">
      <style:text-properties fo:color="#00a933"/>
    </style:style>
    <style:style style:name="ce47" style:family="table-cell" style:parent-style-name="Default" style:data-style-name="N0">
      <style:table-cell-properties fo:background-color="#ffff00"/>
    </style:style>
    <style:style style:name="ce46" style:family="table-cell" style:parent-style-name="Default">
      <style:table-cell-properties fo:background-color="transparent"/>
      <style:text-properties fo:color="#729fcf"/>
    </style:style>
    <style:style style:name="ce57" style:family="table-cell" style:parent-style-name="Default" style:data-style-name="N0">
      <style:table-cell-properties fo:background-color="transparent"/>
      <style:text-properties fo:color="#ff0000"/>
    </style:style>
    <style:style style:name="ce49" style:family="table-cell" style:parent-style-name="Default">
      <style:table-cell-properties fo:background-color="#000000"/>
    </style:style>
    <style:style style:name="ce53" style:family="table-cell" style:parent-style-name="Default" style:data-style-name="N0">
      <style:table-cell-properties fo:background-color="#2a6099"/>
      <style:text-properties fo:color="#ffffff"/>
    </style:style>
    <style:style style:name="ce54" style:family="table-cell" style:parent-style-name="Default" style:data-style-name="N0">
      <style:table-cell-properties fo:background-color="#ffbf00"/>
    </style:style>
    <style:style style:name="ce61" style:family="table-cell" style:parent-style-name="Default">
      <style:table-cell-properties style:text-align-source="fix" style:repeat-content="false" style:vertical-align="middle"/>
      <style:paragraph-properties fo:text-align="center"/>
    </style:style>
    <style:style style:name="ce70" style:family="table-cell" style:parent-style-name="Default">
      <style:table-cell-properties fo:background-color="transparent"/>
      <style:text-properties fo:color="#000000"/>
    </style:style>
    <style:style style:name="ce56" style:family="table-cell" style:parent-style-name="Default">
      <style:table-cell-properties fo:background-color="#2a6099"/>
    </style:style>
    <style:style style:name="ce63" style:family="table-cell" style:parent-style-name="Default">
      <style:table-cell-properties fo:background-color="#ffbf00"/>
    </style:style>
    <style:style style:name="ce64" style:family="table-cell" style:parent-style-name="Default">
      <style:text-properties fo:color="#729fcf"/>
    </style:style>
    <style:style style:name="ce75" style:family="table-cell" style:parent-style-name="Default">
      <style:table-cell-properties fo:background-color="#ffffa6"/>
      <style:text-properties fo:color="#000000"/>
    </style:style>
    <style:style style:name="ce76" style:family="table-cell" style:parent-style-name="Default" style:data-style-name="N100">
      <style:table-cell-properties fo:background-color="#ff0000"/>
      <style:text-properties fo:color="#ffffff"/>
    </style:style>
    <style:style style:name="ce77" style:family="table-cell" style:parent-style-name="Default">
      <style:table-cell-properties fo:background-color="#ff0000"/>
      <style:text-properties fo:color="#ffffff"/>
    </style:style>
    <style:style style:name="ce69" style:family="table-cell" style:parent-style-name="Default">
      <style:table-cell-properties fo:background-color="#55308d"/>
      <style:text-properties fo:color="#ffffff"/>
    </style:style>
    <style:style style:name="ce65" style:family="table-cell" style:parent-style-name="Default" style:data-style-name="N0">
      <style:table-cell-properties fo:background-color="#55308d"/>
      <style:text-properties fo:color="#ffffff"/>
    </style:style>
    <style:style style:name="ce82" style:family="table-cell" style:parent-style-name="Default" style:data-style-name="N0">
      <style:table-cell-properties fo:background-color="#ffffff"/>
      <style:text-properties fo:color="#2a6099"/>
    </style:style>
    <style:style style:name="ce60" style:family="table-cell" style:parent-style-name="Default">
      <style:table-cell-properties fo:background-color="#ffffff"/>
      <style:text-properties fo:color="#00a933"/>
    </style:style>
    <style:style style:name="ce59" style:family="table-cell" style:parent-style-name="Default">
      <style:table-cell-properties fo:background-color="#000000"/>
      <style:text-properties fo:color="#00a933"/>
    </style:style>
    <style:style style:name="ce68" style:family="table-cell" style:parent-style-name="Default" style:data-style-name="N0">
      <style:table-cell-properties fo:background-color="transparent"/>
      <style:text-properties fo:color="#2a6099"/>
    </style:style>
    <style:style style:name="ce86" style:family="table-cell" style:parent-style-name="Default">
      <style:table-cell-properties fo:background-color="#55308d"/>
    </style:style>
    <style:style style:name="ce87" style:family="table-cell" style:parent-style-name="Default" style:data-style-name="N0">
      <style:text-properties fo:color="#158466"/>
    </style:style>
    <style:style style:name="ce92" style:family="table-cell" style:parent-style-name="Default" style:data-style-name="N100">
      <style:table-cell-properties style:text-align-source="fix" style:repeat-content="false" fo:wrap-option="wrap" style:vertical-align="middle"/>
      <style:paragraph-properties fo:text-align="center"/>
    </style:style>
    <style:style style:name="ce94" style:family="table-cell" style:parent-style-name="Default" style:data-style-name="N100">
      <style:table-cell-properties style:text-align-source="fix" style:repeat-content="false" fo:wrap-option="wrap" style:vertical-align="middle"/>
      <style:paragraph-properties fo:text-align="center"/>
      <style:text-properties fo:color="#c9211e"/>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8"/>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3" table:default-cell-style-name="Default"/>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ENCRYPTED MESSAGE SHEET</text:p>
          </table:table-cell>
          <table:table-cell table:style-name="ce32" office:value-type="string" calcext:value-type="string">
            <text:p>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office:value-type="string" calcext:value-type="string">
            <text:p>!"#$%&amp;'()*+,-./0123456789: &lt;=&gt;?@ABCDEFGHIJKLMNOPQRSTUVWXYZ[\]^_`abcdefghijklmnopqrstuvwxyz{|}~</text:p>
          </table:table-cell>
          <table:table-cell table:style-name="ce8" office:value-type="string" calcext:value-type="string">
            <text:p>A#Beautiful#Mind</text:p>
          </table:table-cell>
          <table:table-cell table:style-name="ce10" table:formula="of:=[Encrypt.A102]" office:value-type="string" office:string-value="?Ql*X3aD&amp;=Gm5MZ-" calcext:value-type="string">
            <text:p>?Ql*X3aD&amp;=Gm5MZ-</text:p>
          </table:table-cell>
          <table:table-cell table:style-name="ce10" table:formula="of:=[Decrypt.A102]" office:value-type="string" office:string-value="a#test#message__" calcext:value-type="string">
            <text:p>a#test#message__</text:p>
          </table:table-cell>
          <table:table-cell table:style-name="ce8" office:value-type="float" office:value="24" calcext:value-type="float">
            <text:p>24</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57" calcext:value-type="float">
            <text:p>57</text:p>
          </table:table-cell>
          <table:table-cell table:style-name="ce8" office:value-type="float" office:value="0" calcext:value-type="float">
            <text:p>0</text:p>
          </table:table-cell>
          <table:table-cell table:style-name="ce11" table:number-columns-repeated="1015"/>
        </table:table-row>
        <table:table-row table:style-name="ro1">
          <table:table-cell table:style-name="ce26" table:formula="of:=IF(LEN([.$B$2])&lt;16;COM.MICROSOFT.CONCAT([.$B$2];LEFT([.$B$4];MOD(16-LEN([.$B$2]);16)));IF(LEN([.$B$2])&gt;=16;LEFT([.$B$2];16);[.B4]))" office:value-type="string" office:string-value="A#Beautiful#Mind" calcext:value-type="string">
            <text:p>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A#Beautiful#Mind" calcext:value-type="string">
            <text:p>A#Beautiful#Mind</text:p>
          </table:table-cell>
          <table:table-cell table:style-name="ce16" table:formula="of:=COM.MICROSOFT.CONCAT(&quot;__&quot;;LEFT([.$A$2];LEN([.$B$2])))" office:value-type="string" office:string-value="__!&quot;#$%&amp;'()*+,-./0" calcext:value-type="string">
            <text:p>__!"#$%&amp;'()*+,-./0</text:p>
          </table:table-cell>
          <table:table-cell table:style-name="ce32" office:value-type="string" calcext:value-type="string">
            <text:p>LENGTH CHARACTER SET <text:s/>A2 IS -– &gt;&gt;</text:p>
          </table:table-cell>
          <table:table-cell table:style-name="ce32"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number-columns-repeated="4"/>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quot;#$%&amp;'()*+,-./012345678" calcext:value-type="string">
            <text:p>!"#$%&amp;'()*+,-./012345678</text:p>
          </table:table-cell>
          <table:table-cell table:formula="of:=IF([.$E$3]=0;RIGHT([.$A$2];[.$D$4]-[.$E$4]);LEFT([.$A$2];[.$D$4]-[.$E$4]))" office:value-type="string" office:string-value="9: &lt;=&gt;?@ABCDEFGHIJKLMNOPQRSTUVWXYZ[\]^_`abcdefghijklmnopqrstuvwxyz{|}~" calcext:value-type="string">
            <text:p>9: &lt;=&gt;?@ABCDEFGHIJKLMNOPQRSTUVWXYZ[\]^_`abcdefghijklmnopqrstuvwxyz{|}~</text:p>
          </table:table-cell>
          <table:table-cell table:style-name="ce28" table:formula="of:=IF([.$E$3]=0;COM.MICROSOFT.CONCAT([.C5];[.B5]);COM.MICROSOFT.CONCAT([.C6];[.B6]))" office:value-type="string" office:string-value="9: &lt;=&gt;?@ABCDEFGHIJKLMNOPQRSTUVWXYZ[\]^_`abcdefghijklmnopqrstuvwxyz{|}~!&quot;#$%&amp;'()*+,-./012345678" calcext:value-type="string">
            <text:p>9: &lt;=&gt;?@ABCDEFGHIJKLMNOPQRSTUVWXYZ[\]^_`abcdefghijklmnopqrstuvwxyz{|}~!"#$%&amp;'()*+,-./012345678</text:p>
          </table:table-cell>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table-cell table:formula="of:=LEFT([.$A$2];[.$D$4]-[.$E$4])" office:value-type="string" office:string-value="!&quot;#$%&amp;'()*+,-./0123456789: &lt;=&gt;?@ABCDEFGHIJKLMNOPQRSTUVWXYZ[\]^_`abcdef" calcext:value-type="string">
            <text:p>!"#$%&amp;'()*+,-./0123456789: &lt;=&gt;?@ABCDEFGHIJKLMNOPQRSTUVWXYZ[\]^_`abcdef</text:p>
          </table:table-cell>
          <table:table-cell table:formula="of:=RIGHT([.$A$2];[.$E$4])" office:value-type="string" office:string-value="ghijklmnopqrstuvwxyz{|}~" calcext:value-type="string">
            <text:p>ghijklmnopqrstuvwxyz{|}~</text:p>
          </table:table-cell>
          <table:table-cell/>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Q" calcext:value-type="string">
            <text:p>Q</text:p>
          </table:table-cell>
          <table:table-cell/>
          <table:table-cell table:style-name="ce28" table:formula="of:=IF([.$E$3]=0;COM.MICROSOFT.CONCAT([.B7];REPLACE([.D5];([.$E$4]+1);1;&quot;&quot;));COM.MICROSOFT.CONCAT(REPLACE([.D5];([.$E$4]+1);1;&quot;&quot;);[.B7]))" office:value-type="string" office:string-value="Q9: &lt;=&gt;?@ABCDEFGHIJKLMNOPRSTUVWXYZ[\]^_`abcdefghijklmnopqrstuvwxyz{|}~!&quot;#$%&amp;'()*+,-./012345678" calcext:value-type="string">
            <text:p>Q9: &lt;=&gt;?@ABCDEFGHIJKLMNOPRSTUVWXYZ[\]^_`abcdefghijklmnopqrstuvwxyz{|}~!"#$%&amp;'()*+,-./012345678</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J11]" office:value-type="string" office:string-value="PCur" calcext:value-type="string">
            <text:p>PCur</text:p>
          </table:table-cell>
          <table:table-cell table:formula="of:=IF([.$E$4]&lt;[.$F$4];REPLACE([.D7];[.$F$4]+1;1;&quot;&quot;);REPLACE([.D7];[.$E$4]+1;1;&quot;&quot;))" office:value-type="string" office:string-value="Q9: &lt;=&gt;?@ABCDEFGHIJKLMNORSTUVWXYZ[\]^_`abcdefghijklmnopqrstuvwxyz{|}~!&quot;#$%&amp;'()*+,-./012345678" calcext:value-type="string">
            <text:p>Q9: &lt;=&gt;?@ABCDEFGHIJKLMNORSTUVWXYZ[\]^_`abcdefghijklmnopqrstuvwxyz{|}~!"#$%&amp;'()*+,-./012345678</text:p>
          </table:table-cell>
          <table:table-cell table:formula="of:=COM.MICROSOFT.CONCAT([.B8];[.K16])" office:value-type="string" office:string-value="PCurQ9:&lt;=&gt;?@ABDEFGHIJKLMNORSTUVWXYZ[\]^_`abcdefghijklmnopqst vwxyz{|}~!&quot;#$%&amp;'()*+,-./012345678" calcext:value-type="string">
            <text:p>PCurQ9:&lt;=&gt;?@ABDEFGHIJKLMNORSTUVWXYZ[\]^_`abcdefghijklmnopqst vwxyz{|}~!"#$%&amp;'()*+,-./012345678</text:p>
          </table:table-cell>
          <table:table-cell table:style-name="Default" office:value-type="string" calcext:value-type="string">
            <text:p><text:s/></text:p>
          </table:table-cell>
          <table:table-cell table:number-columns-repeated="4"/>
          <table:table-cell table:style-name="ce28" table:formula="of:=MID([.$D$7];[.$E$4]+1;1)" office:value-type="string" office:string-value="P" calcext:value-type="string">
            <text:p>P</text:p>
          </table:table-cell>
          <table:table-cell table:style-name="ce28" table:formula="of:=REPLACE([.$D$7];[.$E$4]+1;1;&quot; &quot;)" office:value-type="string" office:string-value="Q9: &lt;=&gt;?@ABCDEFGHIJKLMNO RSTUVWXYZ[\]^_`abcdefghijklmnopqrstuvwxyz{|}~!&quot;#$%&amp;'()*+,-./012345678" calcext:value-type="string">
            <text:p>Q9: &lt;=&gt;?@ABCDEFGHIJKLMNO RSTUVWXYZ[\]^_`abcdefghijklmnopqrstuvwxyz{|}~!"#$%&amp;'()*+,-./012345678</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A#Beautiful#Mind" calcext:value-type="string">
            <text:p>A#Beautiful#Mind</text:p>
          </table:table-cell>
          <table:table-cell table:formula="of:=MID([.D7];[.$E$4]+1;1)" office:value-type="string" office:string-value="P" calcext:value-type="string">
            <text:p>P</text:p>
          </table:table-cell>
          <table:table-cell table:formula="of:=IF([.$E$4]&lt;[.$F$4];REPLACE([.C8];[.$E$4]+1;1;&quot;&quot;);REPLACE([.C8];[.$F$4]+1;1;&quot;&quot;))" office:value-type="string" office:string-value="Q9: &lt;=&gt;?@ABDEFGHIJKLMNORSTUVWXYZ[\]^_`abcdefghijklmnopqrstuvwxyz{|}~!&quot;#$%&amp;'()*+,-./012345678" calcext:value-type="string">
            <text:p>Q9: &lt;=&gt;?@ABDEFGHIJKLMNORSTUVWXYZ[\]^_`abcdefghijklmnopqrstuvwxyz{|}~!"#$%&amp;'()*+,-./012345678</text:p>
          </table:table-cell>
          <table:table-cell/>
          <table:table-cell table:style-name="Default"/>
          <table:table-cell table:number-columns-repeated="4"/>
          <table:table-cell table:formula="of:=COM.MICROSOFT.CONCAT([.J8];MID([.D7];[.$F$4]+1;1))" office:value-type="string" office:string-value="PC" calcext:value-type="string">
            <text:p>PC</text:p>
          </table:table-cell>
          <table:table-cell table:style-name="ce28" table:formula="of:=REPLACE([.$K8];[.$F$4]+1;1;&quot; &quot;)" office:value-type="string" office:string-value="Q9: &lt;=&gt;?@AB DEFGHIJKLMNO RSTUVWXYZ[\]^_`abcdefghijklmnopqrstuvwxyz{|}~!&quot;#$%&amp;'()*+,-./012345678" calcext:value-type="string">
            <text:p>Q9: &lt;=&gt;?@AB DEFGHIJKLMNO RSTUVWXYZ[\]^_`abcdefghijklmnopqrstuvwxyz{|}~!"#$%&amp;'()*+,-./012345678</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A#Beautiful#Mind' A9 OTP char positions in D8" calcext:value-type="string">
            <text:p>'A#Beautiful#Mind' A9 OTP char positions in D8</text:p>
          </table:table-cell>
          <table:table-cell/>
          <table:table-cell table:style-name="Default"/>
          <table:table-cell table:number-columns-repeated="4"/>
          <table:table-cell table:formula="of:=COM.MICROSOFT.CONCAT([.J9];MID([.$D7];[.$G$4]+1;1))" office:value-type="string" office:string-value="PCu" calcext:value-type="string">
            <text:p>PCu</text:p>
          </table:table-cell>
          <table:table-cell table:style-name="ce28" table:formula="of:=REPLACE([.$K9];[.$G$4]+1;1;&quot; &quot;)" office:value-type="string" office:string-value="Q9: &lt;=&gt;?@AB DEFGHIJKLMNO RSTUVWXYZ[\]^_`abcdefghijklmnopqrst vwxyz{|}~!&quot;#$%&amp;'()*+,-./012345678" calcext:value-type="string">
            <text:p>Q9: &lt;=&gt;?@AB DEFGHIJKLMNO RSTUVWXYZ[\]^_`abcdefghijklmnopqrst vwxyz{|}~!"#$%&amp;'()*+,-./012345678</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A" calcext:value-type="string">
            <text:p>A</text:p>
          </table:table-cell>
          <table:table-cell table:formula="of:=FIND([.A11];[.$D$8];1)" office:value-type="float" office:value="13" calcext:value-type="float">
            <text:p>13</text:p>
          </table:table-cell>
          <table:table-cell table:formula="of:=FIND(MID([.$A$3];1;1);[.$D$8];1)" office:value-type="float" office:value="13" calcext:value-type="float">
            <text:p>13</text:p>
          </table:table-cell>
          <table:table-cell table:formula="of:=IF(MOD(([.B11]+[.C11])-([.$E$4]+1);[.$D$4])=0;[.$D$4];MOD(([.B11]+[.C11])-([.$E$4]+1);[.$D$4]))" office:value-type="float" office:value="1" calcext:value-type="float">
            <text:p>1</text:p>
          </table:table-cell>
          <table:table-cell table:formula="of:=IF([.D11]=0;MID([.$D$8];[.$D$4];1);IF([.D11]=[.$D$4];MID([.$D$8];[.$D$4];1);MID([.$D$8];[.D11];1)))" office:value-type="string" office:string-value="P" calcext:value-type="string">
            <text:p>P</text:p>
          </table:table-cell>
          <table:table-cell table:number-columns-repeated="4"/>
          <table:table-cell table:formula="of:=COM.MICROSOFT.CONCAT([.J10];MID([.$D7];[.$H$4]+1;1))" office:value-type="string" office:string-value="PCur" calcext:value-type="string">
            <text:p>PCur</text:p>
          </table:table-cell>
          <table:table-cell table:style-name="ce28" table:formula="of:=REPLACE([.$K10];[.$H$4]+1;1;&quot; &quot;)" office:value-type="string" office:string-value="Q9: &lt;=&gt;?@AB DEFGHIJKLMNO RSTUVWXYZ[\]^_`abcdefghijklmnopq st vwxyz{|}~!&quot;#$%&amp;'()*+,-./012345678" calcext:value-type="string">
            <text:p>Q9: &lt;=&gt;?@AB DEFGHIJKLMNO RSTUVWXYZ[\]^_`abcdefghijklmnopq st vwxyz{|}~!"#$%&amp;'()*+,-./012345678</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73" calcext:value-type="float">
            <text:p>73</text:p>
          </table:table-cell>
          <table:table-cell table:formula="of:=FIND(MID([.$A$3];2;1);[.$D$8];1)" office:value-type="float" office:value="73" calcext:value-type="float">
            <text:p>73</text:p>
          </table:table-cell>
          <table:table-cell table:formula="of:=IF(MOD(([.B12]+[.C12])-([.$E$4]+1);[.$D$4])=0;[.$D$4];MOD(([.B12]+[.C12])-([.$E$4]+1);[.$D$4]))" office:value-type="float" office:value="27" calcext:value-type="float">
            <text:p>27</text:p>
          </table:table-cell>
          <table:table-cell table:formula="of:=IF([.D12]=0;MID([.$D$8];[.$D$4];1);IF([.D12]=[.$D$4];MID([.$D$8];[.$D$4];1);MID([.$D$8];[.D12];1)))" office:value-type="string" office:string-value="R" calcext:value-type="string">
            <text:p>R</text:p>
          </table:table-cell>
          <table:table-cell table:number-columns-repeated="1019"/>
        </table:table-row>
        <table:table-row table:style-name="ro1">
          <table:table-cell table:formula="of:=MID([.$A$4];3;1)" office:value-type="string" office:string-value="B" calcext:value-type="string">
            <text:p>B</text:p>
          </table:table-cell>
          <table:table-cell table:formula="of:=FIND([.A13];[.$D$8];1)" office:value-type="float" office:value="14" calcext:value-type="float">
            <text:p>14</text:p>
          </table:table-cell>
          <table:table-cell table:formula="of:=FIND(MID([.$A$3];3;1);[.$D$8];1)" office:value-type="float" office:value="14" calcext:value-type="float">
            <text:p>14</text:p>
          </table:table-cell>
          <table:table-cell table:formula="of:=IF(MOD(([.B13]+[.C13])-([.$E$4]+1);[.$D$4])=0;[.$D$4];MOD(([.B13]+[.C13])-([.$E$4]+1);[.$D$4]))" office:value-type="float" office:value="3" calcext:value-type="float">
            <text:p>3</text:p>
          </table:table-cell>
          <table:table-cell table:formula="of:=IF([.D13]=0;MID([.$D$8];[.$D$4];1);IF([.D13]=[.$D$4];MID([.$D$8];[.$D$4];1);MID([.$D$8];[.D13];1)))" office:value-type="string" office:string-value="u" calcext:value-type="string">
            <text:p>u</text:p>
          </table:table-cell>
          <table:table-cell table:number-columns-repeated="5"/>
          <table:table-cell table:formula="of:=REPLACE([.K11];FIND(&quot; &quot;;[.K11];1);1;&quot;&quot;)" office:value-type="string" office:string-value="Q9:&lt;=&gt;?@AB DEFGHIJKLMNO RSTUVWXYZ[\]^_`abcdefghijklmnopq st vwxyz{|}~!&quot;#$%&amp;'()*+,-./012345678" calcext:value-type="string">
            <text:p>Q9:&lt;=&gt;?@AB DEFGHIJKLMNO RSTUVWXYZ[\]^_`abcdefghijklmnopq st vwxyz{|}~!"#$%&amp;'()*+,-./012345678</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46" calcext:value-type="float">
            <text:p>46</text:p>
          </table:table-cell>
          <table:table-cell table:formula="of:=FIND(MID([.$A$3];4;1);[.$D$8];1)" office:value-type="float" office:value="46" calcext:value-type="float">
            <text:p>46</text:p>
          </table:table-cell>
          <table:table-cell table:formula="of:=IF(MOD(([.B14]+[.C14])-([.$E$4]+1);[.$D$4])=0;[.$D$4];MOD(([.B14]+[.C14])-([.$E$4]+1);[.$D$4]))" office:value-type="float" office:value="67" calcext:value-type="float">
            <text:p>6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Q9:&lt;=&gt;?@ABDEFGHIJKLMNO RSTUVWXYZ[\]^_`abcdefghijklmnopq st vwxyz{|}~!&quot;#$%&amp;'()*+,-./012345678" calcext:value-type="string">
            <text:p>Q9:&lt;=&gt;?@ABDEFGHIJKLMNO RSTUVWXYZ[\]^_`abcdefghijklmnopq st vwxyz{|}~!"#$%&amp;'()*+,-./012345678</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a" calcext:value-type="string">
            <text:p>a</text:p>
          </table:table-cell>
          <table:table-cell table:formula="of:=FIND([.A15];[.$D$8];1)" office:value-type="float" office:value="42" calcext:value-type="float">
            <text:p>42</text:p>
          </table:table-cell>
          <table:table-cell table:formula="of:=FIND(MID([.$A$3];5;1);[.$D$8];1)" office:value-type="float" office:value="42" calcext:value-type="float">
            <text:p>42</text:p>
          </table:table-cell>
          <table:table-cell table:formula="of:=IF(MOD(([.B15]+[.C15])-([.$E$4]+1);[.$D$4])=0;[.$D$4];MOD(([.B15]+[.C15])-([.$E$4]+1);[.$D$4]))" office:value-type="float" office:value="59" calcext:value-type="float">
            <text:p>59</text:p>
          </table:table-cell>
          <table:table-cell table:formula="of:=IF([.D15]=0;MID([.$D$8];[.$D$4];1);IF([.D15]=[.$D$4];MID([.$D$8];[.$D$4];1);MID([.$D$8];[.D15];1)))" office:value-type="string" office:string-value="s" calcext:value-type="string">
            <text:p>s</text:p>
          </table:table-cell>
          <table:table-cell table:number-columns-repeated="5"/>
          <table:table-cell table:formula="of:=REPLACE([.K14];FIND(&quot; &quot;;[.K14];1);1;&quot;&quot;)" office:value-type="string" office:string-value="Q9:&lt;=&gt;?@ABDEFGHIJKLMNORSTUVWXYZ[\]^_`abcdefghijklmnopq st vwxyz{|}~!&quot;#$%&amp;'()*+,-./012345678" calcext:value-type="string">
            <text:p>Q9:&lt;=&gt;?@ABDEFGHIJKLMNORSTUVWXYZ[\]^_`abcdefghijklmnopq st vwxyz{|}~!"#$%&amp;'()*+,-./012345678</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u" calcext:value-type="string">
            <text:p>u</text:p>
          </table:table-cell>
          <table:table-cell table:formula="of:=FIND([.A16];[.$D$8];1)" office:value-type="float" office:value="3" calcext:value-type="float">
            <text:p>3</text:p>
          </table:table-cell>
          <table:table-cell table:formula="of:=FIND(MID([.$A$3];6;1);[.$D$8];1)" office:value-type="float" office:value="3" calcext:value-type="float">
            <text:p>3</text:p>
          </table:table-cell>
          <table:table-cell table:formula="of:=IF(MOD(([.B16]+[.C16])-([.$E$4]+1);[.$D$4])=0;[.$D$4];MOD(([.B16]+[.C16])-([.$E$4]+1);[.$D$4]))" office:value-type="float" office:value="75" calcext:value-type="float">
            <text:p>75</text:p>
          </table:table-cell>
          <table:table-cell table:formula="of:=IF([.D16]=0;MID([.$D$8];[.$D$4];1);IF([.D16]=[.$D$4];MID([.$D$8];[.$D$4];1);MID([.$D$8];[.D16];1)))" office:value-type="string" office:string-value="%" calcext:value-type="string">
            <text:p>%</text:p>
          </table:table-cell>
          <table:table-cell table:number-columns-repeated="5"/>
          <table:table-cell table:formula="of:=REPLACE([.K15];FIND(&quot; &quot;;[.K15];1);1;&quot;&quot;)" office:value-type="string" office:string-value="Q9:&lt;=&gt;?@ABDEFGHIJKLMNORSTUVWXYZ[\]^_`abcdefghijklmnopqst vwxyz{|}~!&quot;#$%&amp;'()*+,-./012345678" calcext:value-type="string">
            <text:p>Q9:&lt;=&gt;?@ABDEFGHIJKLMNORSTUVWXYZ[\]^_`abcdefghijklmnopqst vwxyz{|}~!"#$%&amp;'()*+,-./012345678</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t" calcext:value-type="string">
            <text:p>t</text:p>
          </table:table-cell>
          <table:table-cell table:formula="of:=FIND([.A17];[.$D$8];1)" office:value-type="float" office:value="60" calcext:value-type="float">
            <text:p>60</text:p>
          </table:table-cell>
          <table:table-cell table:formula="of:=FIND(MID([.$A$3];7;1);[.$D$8];1)" office:value-type="float" office:value="60" calcext:value-type="float">
            <text:p>60</text:p>
          </table:table-cell>
          <table:table-cell table:formula="of:=IF(MOD(([.B17]+[.C17])-([.$E$4]+1);[.$D$4])=0;[.$D$4];MOD(([.B17]+[.C17])-([.$E$4]+1);[.$D$4]))" office:value-type="float" office:value="1" calcext:value-type="float">
            <text:p>1</text:p>
          </table:table-cell>
          <table:table-cell table:formula="of:=IF([.D17]=0;MID([.$D$8];[.$D$4];1);IF([.D17]=[.$D$4];MID([.$D$8];[.$D$4];1);MID([.$D$8];[.D17];1)))" office:value-type="string" office:string-value="P" calcext:value-type="string">
            <text:p>P</text:p>
          </table:table-cell>
          <table:table-cell table:number-columns-repeated="1019"/>
        </table:table-row>
        <table:table-row table:style-name="ro1">
          <table:table-cell table:formula="of:=MID([.$A$4];8;1)" office:value-type="string" office:string-value="i" calcext:value-type="string">
            <text:p>i</text:p>
          </table:table-cell>
          <table:table-cell table:formula="of:=FIND([.A18];[.$D$8];1)" office:value-type="float" office:value="50" calcext:value-type="float">
            <text:p>50</text:p>
          </table:table-cell>
          <table:table-cell table:formula="of:=FIND(MID([.$A$3];8;1);[.$D$8];1)" office:value-type="float" office:value="50" calcext:value-type="float">
            <text:p>50</text:p>
          </table:table-cell>
          <table:table-cell table:formula="of:=IF(MOD(([.B18]+[.C18])-([.$E$4]+1);[.$D$4])=0;[.$D$4];MOD(([.B18]+[.C18])-([.$E$4]+1);[.$D$4]))" office:value-type="float" office:value="75" calcext:value-type="float">
            <text:p>75</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f" calcext:value-type="string">
            <text:p>f</text:p>
          </table:table-cell>
          <table:table-cell table:formula="of:=FIND([.A19];[.$D$8];1)" office:value-type="float" office:value="47" calcext:value-type="float">
            <text:p>47</text:p>
          </table:table-cell>
          <table:table-cell table:formula="of:=FIND(MID([.$A$3];9;1);[.$D$8];1)" office:value-type="float" office:value="47" calcext:value-type="float">
            <text:p>47</text:p>
          </table:table-cell>
          <table:table-cell table:formula="of:=IF(MOD(([.B19]+[.C19])-([.$E$4]+1);[.$D$4])=0;[.$D$4];MOD(([.B19]+[.C19])-([.$E$4]+1);[.$D$4]))" office:value-type="float" office:value="69" calcext:value-type="float">
            <text:p>69</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u" calcext:value-type="string">
            <text:p>u</text:p>
          </table:table-cell>
          <table:table-cell table:formula="of:=FIND([.A20];[.$D$8];1)" office:value-type="float" office:value="3" calcext:value-type="float">
            <text:p>3</text:p>
          </table:table-cell>
          <table:table-cell table:formula="of:=FIND(MID([.$A$3];10;1);[.$D$8];1)" office:value-type="float" office:value="3" calcext:value-type="float">
            <text:p>3</text:p>
          </table:table-cell>
          <table:table-cell table:formula="of:=IF(MOD(([.B20]+[.C20])-([.$E$4]+1);[.$D$4])=0;[.$D$4];MOD(([.B20]+[.C20])-([.$E$4]+1);[.$D$4]))" office:value-type="float" office:value="75" calcext:value-type="float">
            <text:p>75</text:p>
          </table:table-cell>
          <table:table-cell table:formula="of:=IF([.D20]=0;MID([.$D$8];[.$D$4];1);IF([.D20]=[.$D$4];MID([.$D$8];[.$D$4];1);MID([.$D$8];[.D20];1)))" office:value-type="string" office:string-value="%" calcext:value-type="string">
            <text:p>%</text:p>
          </table:table-cell>
          <table:table-cell table:number-columns-repeated="1019"/>
        </table:table-row>
        <table:table-row table:style-name="ro1">
          <table:table-cell table:formula="of:=MID([.$A$4];11;1)" office:value-type="string" office:string-value="l" calcext:value-type="string">
            <text:p>l</text:p>
          </table:table-cell>
          <table:table-cell table:formula="of:=FIND([.A21];[.$D$8];1)" office:value-type="float" office:value="53" calcext:value-type="float">
            <text:p>53</text:p>
          </table:table-cell>
          <table:table-cell table:formula="of:=FIND(MID([.$A$3];11;1);[.$D$8];1)" office:value-type="float" office:value="53" calcext:value-type="float">
            <text:p>53</text:p>
          </table:table-cell>
          <table:table-cell table:formula="of:=IF(MOD(([.B21]+[.C21])-([.$E$4]+1);[.$D$4])=0;[.$D$4];MOD(([.B21]+[.C21])-([.$E$4]+1);[.$D$4]))" office:value-type="float" office:value="81" calcext:value-type="float">
            <text:p>81</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73" calcext:value-type="float">
            <text:p>73</text:p>
          </table:table-cell>
          <table:table-cell table:formula="of:=FIND(MID([.$A$3];12;1);[.$D$8];1)" office:value-type="float" office:value="73" calcext:value-type="float">
            <text:p>73</text:p>
          </table:table-cell>
          <table:table-cell table:formula="of:=IF(MOD(([.B22]+[.C22])-([.$E$4]+1);[.$D$4])=0;[.$D$4];MOD(([.B22]+[.C22])-([.$E$4]+1);[.$D$4]))" office:value-type="float" office:value="27" calcext:value-type="float">
            <text:p>27</text:p>
          </table:table-cell>
          <table:table-cell table:formula="of:=IF([.D22]=0;MID([.$D$8];[.$D$4];1);IF([.D22]=[.$D$4];MID([.$D$8];[.$D$4];1);MID([.$D$8];[.D22];1)))" office:value-type="string" office:string-value="R" calcext:value-type="string">
            <text:p>R</text:p>
          </table:table-cell>
          <table:table-cell table:number-columns-repeated="1019"/>
        </table:table-row>
        <table:table-row table:style-name="ro1">
          <table:table-cell table:formula="of:=MID([.$A$4];13;1)" office:value-type="string" office:string-value="M" calcext:value-type="string">
            <text:p>M</text:p>
          </table:table-cell>
          <table:table-cell table:formula="of:=FIND([.A23];[.$D$8];1)" office:value-type="float" office:value="24" calcext:value-type="float">
            <text:p>24</text:p>
          </table:table-cell>
          <table:table-cell table:formula="of:=FIND(MID([.$A$3];13;1);[.$D$8];1)" office:value-type="float" office:value="24" calcext:value-type="float">
            <text:p>24</text:p>
          </table:table-cell>
          <table:table-cell table:formula="of:=IF(MOD(([.B23]+[.C23])-([.$E$4]+1);[.$D$4])=0;[.$D$4];MOD(([.B23]+[.C23])-([.$E$4]+1);[.$D$4]))" office:value-type="float" office:value="23" calcext:value-type="float">
            <text:p>23</text:p>
          </table:table-cell>
          <table:table-cell table:formula="of:=IF([.D23]=0;MID([.$D$8];[.$D$4];1);IF([.D23]=[.$D$4];MID([.$D$8];[.$D$4];1);MID([.$D$8];[.D23];1)))" office:value-type="string" office:string-value="L" calcext:value-type="string">
            <text:p>L</text:p>
          </table:table-cell>
          <table:table-cell table:number-columns-repeated="1019"/>
        </table:table-row>
        <table:table-row table:style-name="ro1">
          <table:table-cell table:formula="of:=MID([.$A$4];14;1)" office:value-type="string" office:string-value="i" calcext:value-type="string">
            <text:p>i</text:p>
          </table:table-cell>
          <table:table-cell table:formula="of:=FIND([.A24];[.$D$8];1)" office:value-type="float" office:value="50" calcext:value-type="float">
            <text:p>50</text:p>
          </table:table-cell>
          <table:table-cell table:formula="of:=FIND(MID([.$A$3];14;1);[.$D$8];1)" office:value-type="float" office:value="50" calcext:value-type="float">
            <text:p>50</text:p>
          </table:table-cell>
          <table:table-cell table:formula="of:=IF(MOD(([.B24]+[.C24])-([.$E$4]+1);[.$D$4])=0;[.$D$4];MOD(([.B24]+[.C24])-([.$E$4]+1);[.$D$4]))" office:value-type="float" office:value="75" calcext:value-type="float">
            <text:p>75</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n" calcext:value-type="string">
            <text:p>n</text:p>
          </table:table-cell>
          <table:table-cell table:formula="of:=FIND([.A25];[.$D$8];1)" office:value-type="float" office:value="55" calcext:value-type="float">
            <text:p>55</text:p>
          </table:table-cell>
          <table:table-cell table:formula="of:=FIND(MID([.$A$3];15;1);[.$D$8];1)" office:value-type="float" office:value="55" calcext:value-type="float">
            <text:p>55</text:p>
          </table:table-cell>
          <table:table-cell table:formula="of:=IF(MOD(([.B25]+[.C25])-([.$E$4]+1);[.$D$4])=0;[.$D$4];MOD(([.B25]+[.C25])-([.$E$4]+1);[.$D$4]))" office:value-type="float" office:value="85" calcext:value-type="float">
            <text:p>85</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d" calcext:value-type="string">
            <text:p>d</text:p>
          </table:table-cell>
          <table:table-cell table:formula="of:=FIND([.A26];[.$D$8];1)" office:value-type="float" office:value="45" calcext:value-type="float">
            <text:p>45</text:p>
          </table:table-cell>
          <table:table-cell table:formula="of:=FIND(MID([.$A$3];16;1);[.$D$8];1)" office:value-type="float" office:value="45" calcext:value-type="float">
            <text:p>45</text:p>
          </table:table-cell>
          <table:table-cell table:formula="of:=IF(MOD(([.B26]+[.C26])-([.$E$4]+1);[.$D$4])=0;[.$D$4];MOD(([.B26]+[.C26])-([.$E$4]+1);[.$D$4]))" office:value-type="float" office:value="65" calcext:value-type="float">
            <text:p>65</text:p>
          </table:table-cell>
          <table:table-cell table:formula="of:=IF([.D26]=0;MID([.$D$8];[.$D$4];1);IF([.D26]=[.$D$4];MID([.$D$8];[.$D$4];1);MID([.$D$8];[.D26];1)))" office:value-type="string" office:string-value="y" calcext:value-type="string">
            <text:p>y</text:p>
          </table:table-cell>
          <table:table-cell table:number-columns-repeated="1019"/>
        </table:table-row>
        <table:table-row table:style-name="ro1">
          <table:table-cell table:style-name="ce28" table:formula="of:=COM.MICROSOFT.CONCAT([.$E$11];[.$E$12];[.$E$13];[.$E$14];[.$E$15];[.$E$16];[.$E$17];[.$E$18];[.$E$19];[.$E$20];[.$E$21];[.$E$22];[.$E$23];[.$E$24];[.$E$25];[.$E$26])" office:value-type="string" office:string-value="PRu{s%P%}%+RL%/y" calcext:value-type="string">
            <text:p>PRu{s%P%}%+RL%/y</text:p>
          </table:table-cell>
          <table:table-cell table:number-columns-repeated="3"/>
          <table:table-cell table:style-name="Default"/>
          <table:table-cell table:number-columns-repeated="1019"/>
        </table:table-row>
        <table:table-row table:style-name="ro1">
          <table:table-cell table:style-name="ce27" table:formula="of:=COM.MICROSOFT.CONCAT(LEFT([.$A$4];LEN([.$A$3]));LEFT([.$A$4];LEN([.$A$3]));LEFT([.$A$4];LEN([.$A$3]));LEFT([.$A$4];LEN([.$A$3])))" office:value-type="string" office:string-value="A#Beautiful#MindA#Beautiful#MindA#Beautiful#MindA#Beautiful#Mind" calcext:value-type="string">
            <text:p>A#Beautiful#Mind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012345678" calcext:value-type="string">
            <text:p>./012345678</text:p>
          </table:table-cell>
          <table:table-cell table:formula="of:=IF([.$F$3]=0;RIGHT([.$D$8];LEN([.$D$8])-[.$F$4]);LEFT([.$D$8];LEN([.$D$8])-[.$F$4]))" office:value-type="string" office:string-value="PCurQ9:&lt;=&gt;?@ABDEFGHIJKLMNORSTUVWXYZ[\]^_`abcdefghijklmnopqst vwxyz{|}~!&quot;#$%&amp;'()*+,-" calcext:value-type="string">
            <text:p>PCurQ9:&lt;=&gt;?@ABDEFGHIJKLMNORSTUVWXYZ[\]^_`abcdefghijklmnopqst vwxyz{|}~!"#$%&amp;'()*+,-</text:p>
          </table:table-cell>
          <table:table-cell table:style-name="ce28" table:formula="of:=IF([.$F$3]=0;COM.MICROSOFT.CONCAT([.C30];[.B30]);COM.MICROSOFT.CONCAT([.C31];[.B31]))" office:value-type="string" office:string-value="./012345678PCurQ9:&lt;=&gt;?@ABDEFGHIJKLMNORSTUVWXYZ[\]^_`abcdefghijklmnopqst vwxyz{|}~!&quot;#$%&amp;'()*+,-" calcext:value-type="string">
            <text:p>./012345678PCurQ9:&lt;=&gt;?@ABDEFGHIJKLMNORSTUVWXYZ[\]^_`abcdefghijklmnopqst vwxyz{|}~!"#$%&amp;'()*+,-</text:p>
          </table:table-cell>
          <table:table-cell table:style-name="Default"/>
          <table:table-cell table:number-columns-repeated="1019"/>
        </table:table-row>
        <table:table-row table:style-name="ro1">
          <table:table-cell/>
          <table:table-cell table:formula="of:=LEFT([.$D$8];LEN([.$D$8])-[.$F$4])" office:value-type="string" office:string-value="PCurQ9:&lt;=&gt;?@ABDEFGHIJKLMNORSTUVWXYZ[\]^_`abcdefghijklmnopqst vwxyz{|}~!&quot;#$%&amp;'()*+,-" calcext:value-type="string">
            <text:p>PCurQ9:&lt;=&gt;?@ABDEFGHIJKLMNORSTUVWXYZ[\]^_`abcdefghijklmnopqst vwxyz{|}~!"#$%&amp;'()*+,-</text:p>
          </table:table-cell>
          <table:table-cell table:formula="of:=RIGHT([.$D$8];[.$F$4])" office:value-type="string" office:string-value="./012345678" calcext:value-type="string">
            <text:p>./012345678</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P" calcext:value-type="string">
            <text:p>P</text:p>
          </table:table-cell>
          <table:table-cell/>
          <table:table-cell table:style-name="ce28" table:formula="of:=IF([.$F$3]=0;COM.MICROSOFT.CONCAT([.B32];REPLACE([.D30];([.$F$4]+1);1;&quot;&quot;));COM.MICROSOFT.CONCAT(REPLACE([.D30];([.$F$4]+1);1;&quot;&quot;);[.B32]))" office:value-type="string" office:string-value="./012345678CurQ9:&lt;=&gt;?@ABDEFGHIJKLMNORSTUVWXYZ[\]^_`abcdefghijklmnopqst vwxyz{|}~!&quot;#$%&amp;'()*+,-P" calcext:value-type="string">
            <text:p>./012345678CurQ9:&lt;=&gt;?@ABDEFGHIJKLMNORSTUVWXYZ[\]^_`abcdefghijklmnopqst vwxyz{|}~!"#$%&amp;'()*+,-P</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DCjg" calcext:value-type="string">
            <text:p>DCjg</text:p>
          </table:table-cell>
          <table:table-cell table:style-name="ce28" table:formula="of:=IF([.$F$4]&lt;[.$E$4];REPLACE([.D32];[.$E$4]+1;1;&quot;&quot;);REPLACE([.D32];[.$F$4]+1;1;&quot;&quot;))" office:value-type="string" office:string-value="./012345678CurQ9:&lt;=&gt;?@ABEFGHIJKLMNORSTUVWXYZ[\]^_`abcdefghijklmnopqst vwxyz{|}~!&quot;#$%&amp;'()*+,-P" calcext:value-type="string">
            <text:p>./012345678CurQ9:&lt;=&gt;?@ABEFGHIJKLMNORSTUVWXYZ[\]^_`abcdefghijklmnopqst vwxyz{|}~!"#$%&amp;'()*+,-P</text:p>
          </table:table-cell>
          <table:table-cell table:formula="of:=COM.MICROSOFT.CONCAT([.B33];[.K41])" office:value-type="string" office:string-value="DCjg./012345678urQ9:&lt;=&gt;?@ABEFGHIJKLMNORSTUVWXYZ[\]^_`abcdefhiklmnopqst vwxyz{|}~!&quot;#$%&amp;'()*+,-P" calcext:value-type="string">
            <text:p>DCjg./012345678urQ9:&lt;=&gt;?@ABEFGHIJKLMNORSTUVWXYZ[\]^_`abcdefhiklmnopqst vwxyz{|}~!"#$%&amp;'()*+,-P</text:p>
          </table:table-cell>
          <table:table-cell table:style-name="Default"/>
          <table:table-cell table:number-columns-repeated="4"/>
          <table:table-cell table:style-name="ce28" table:formula="of:=MID([.$D$32];[.$E$4]+1;1)" office:value-type="string" office:string-value="D" calcext:value-type="string">
            <text:p>D</text:p>
          </table:table-cell>
          <table:table-cell table:style-name="ce28" table:formula="of:=REPLACE([.$D$32];[.$E$4]+1;1;&quot; &quot;)" office:value-type="string" office:string-value="./012345678CurQ9:&lt;=&gt;?@AB EFGHIJKLMNORSTUVWXYZ[\]^_`abcdefghijklmnopqst vwxyz{|}~!&quot;#$%&amp;'()*+,-P" calcext:value-type="string">
            <text:p>./012345678CurQ9:&lt;=&gt;?@AB EFGHIJKLMNORSTUVWXYZ[\]^_`abcdefghijklmnopqst vwxyz{|}~!"#$%&amp;'()*+,-P</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C" calcext:value-type="string">
            <text:p>C</text:p>
          </table:table-cell>
          <table:table-cell table:style-name="ce28" table:formula="of:=IF([.$F$4]&lt;[.$E$4];REPLACE([.C33];[.$F$4]+1;1;&quot;&quot;);REPLACE([.C33];[.$E$4]+1;1;&quot;&quot;))" office:value-type="string" office:string-value="./012345678urQ9:&lt;=&gt;?@ABEFGHIJKLMNORSTUVWXYZ[\]^_`abcdefghijklmnopqst vwxyz{|}~!&quot;#$%&amp;'()*+,-P" calcext:value-type="string">
            <text:p>./012345678urQ9:&lt;=&gt;?@ABEFGHIJKLMNORSTUVWXYZ[\]^_`abcdefghijklmnopqst vwxyz{|}~!"#$%&amp;'()*+,-P</text:p>
          </table:table-cell>
          <table:table-cell/>
          <table:table-cell table:style-name="Default"/>
          <table:table-cell table:number-columns-repeated="4"/>
          <table:table-cell table:formula="of:=COM.MICROSOFT.CONCAT([.J33];MID([.K33];[.$F$4]+1;1))" office:value-type="string" office:string-value="DC" calcext:value-type="string">
            <text:p>DC</text:p>
          </table:table-cell>
          <table:table-cell table:style-name="ce28" table:formula="of:=REPLACE([.$K33];[.$F$4]+1;1;&quot; &quot;)" office:value-type="string" office:string-value="./012345678 urQ9:&lt;=&gt;?@AB EFGHIJKLMNORSTUVWXYZ[\]^_`abcdefghijklmnopqst vwxyz{|}~!&quot;#$%&amp;'()*+,-P" calcext:value-type="string">
            <text:p>./012345678 urQ9:&lt;=&gt;?@AB EFGHIJKLMNORSTUVWXYZ[\]^_`abcdefghijklmnopqst vwxyz{|}~!"#$%&amp;'()*+,-P</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PRu{s%P%}%+RL%/y" calcext:value-type="string">
            <text:p>PRu{s%P%}%+RL%/y</text:p>
          </table:table-cell>
          <table:table-cell table:formula="of:=COM.MICROSOFT.CONCAT(&quot;'&quot;;[.A35];&quot;'&quot;;&quot; A23 char positions in D21&quot;)" office:value-type="string" office:string-value="'PRu{s%P%}%+RL%/y' A23 char positions in D21" calcext:value-type="string">
            <text:p>'PRu{s%P%}%+RL%/y' A23 char positions in D21</text:p>
          </table:table-cell>
          <table:table-cell table:formula="of:=COM.MICROSOFT.CONCAT(&quot;'&quot;;MID([.A28];LEN([.$A$4])+1;LEN([.A4]));&quot;'&quot;;&quot; A20 OTP char positions in D25&quot;)" office:value-type="string" office:string-value="'A#Beautiful#Mind' A20 OTP char positions in D25" calcext:value-type="string">
            <text:p>'A#Beautiful#Mind' A20 OTP char positions in D25</text:p>
          </table:table-cell>
          <table:table-cell/>
          <table:table-cell table:style-name="Default"/>
          <table:table-cell table:number-columns-repeated="4"/>
          <table:table-cell table:formula="of:=COM.MICROSOFT.CONCAT([.J34];MID([.$K34];[.$G$4]+1;1))" office:value-type="string" office:string-value="DCj" calcext:value-type="string">
            <text:p>DCj</text:p>
          </table:table-cell>
          <table:table-cell table:style-name="ce28" table:formula="of:=REPLACE([.$K34];[.$G$4]+1;1;&quot; &quot;)" office:value-type="string" office:string-value="./012345678 urQ9:&lt;=&gt;?@AB EFGHIJKLMNORSTUVWXYZ[\]^_`abcdefghi klmnopqst vwxyz{|}~!&quot;#$%&amp;'()*+,-P" calcext:value-type="string">
            <text:p>./012345678 urQ9:&lt;=&gt;?@AB EFGHIJKLMNORSTUVWXYZ[\]^_`abcdefghi klmnopqst vwxyz{|}~!"#$%&amp;'()*+,-P</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P" calcext:value-type="string">
            <text:p>P</text:p>
          </table:table-cell>
          <table:table-cell table:formula="of:=FIND([.A36];[.$D$33];1)" office:value-type="float" office:value="94" calcext:value-type="float">
            <text:p>94</text:p>
          </table:table-cell>
          <table:table-cell table:formula="of:=FIND(MID([.$A$28];LEN([.$A$4])+1;1);[.$D$33];1)" office:value-type="float" office:value="26" calcext:value-type="float">
            <text:p>26</text:p>
          </table:table-cell>
          <table:table-cell table:formula="of:=IF(MOD(([.B36]+[.C36])-([.$F$4]+1);[.$D$4])=0;[.$D$4];MOD(([.B36]+[.C36])-([.$F$4]+1);[.$D$4]))" office:value-type="float" office:value="14" calcext:value-type="float">
            <text:p>14</text:p>
          </table:table-cell>
          <table:table-cell table:formula="of:=IF([.D36]=0;MID([.$D$33];[.$D$4];1);IF([.D36]=[.$D$4];MID([.$D$33];[.$D$4];1);MID([.$D$33];[.D36];1)))" office:value-type="string" office:string-value="7" calcext:value-type="string">
            <text:p>7</text:p>
          </table:table-cell>
          <table:table-cell table:number-columns-repeated="4"/>
          <table:table-cell table:formula="of:=COM.MICROSOFT.CONCAT([.J35];MID([.$K35];[.$H$4]+1;1))" office:value-type="string" office:string-value="DCjg" calcext:value-type="string">
            <text:p>DCjg</text:p>
          </table:table-cell>
          <table:table-cell table:style-name="ce28" table:formula="of:=REPLACE([.$K35];[.$H$4]+1;1;&quot; &quot;)" office:value-type="string" office:string-value="./012345678 urQ9:&lt;=&gt;?@AB EFGHIJKLMNORSTUVWXYZ[\]^_`abcdef hi klmnopqst vwxyz{|}~!&quot;#$%&amp;'()*+,-P" calcext:value-type="string">
            <text:p>./012345678 urQ9:&lt;=&gt;?@AB EFGHIJKLMNORSTUVWXYZ[\]^_`abcdef hi klmnopqst vwxyz{|}~!"#$%&amp;'()*+,-P</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R" calcext:value-type="string">
            <text:p>R</text:p>
          </table:table-cell>
          <table:table-cell table:formula="of:=FIND([.A37];[.$D$33];1)" office:value-type="float" office:value="39" calcext:value-type="float">
            <text:p>39</text:p>
          </table:table-cell>
          <table:table-cell table:formula="of:=FIND(MID([.$A$28];LEN([.$A$4])+2;1);[.$D$33];1)" office:value-type="float" office:value="83" calcext:value-type="float">
            <text:p>83</text:p>
          </table:table-cell>
          <table:table-cell table:formula="of:=IF(MOD(([.B37]+[.C37])-([.$F$4]+1);[.$D$4])=0;[.$D$4];MOD(([.B37]+[.C37])-([.$F$4]+1);[.$D$4]))" office:value-type="float" office:value="16" calcext:value-type="float">
            <text:p>16</text:p>
          </table:table-cell>
          <table:table-cell table:formula="of:=IF([.D37]=0;MID([.$D$33];[.$D$4];1);IF([.D37]=[.$D$4];MID([.$D$33];[.$D$4];1);MID([.$D$33];[.D37];1)))" office:value-type="string" office:string-value="u" calcext:value-type="string">
            <text:p>u</text:p>
          </table:table-cell>
          <table:table-cell table:number-columns-repeated="1019"/>
        </table:table-row>
        <table:table-row table:style-name="ro1">
          <table:table-cell table:formula="of:=MID([.$A$35];3;1)" office:value-type="string" office:string-value="u" calcext:value-type="string">
            <text:p>u</text:p>
          </table:table-cell>
          <table:table-cell table:formula="of:=FIND([.A38];[.$D$33];1)" office:value-type="float" office:value="16" calcext:value-type="float">
            <text:p>16</text:p>
          </table:table-cell>
          <table:table-cell table:formula="of:=FIND(MID([.$A$28];LEN([.$A$4])+3;1);[.$D$33];1)" office:value-type="float" office:value="27" calcext:value-type="float">
            <text:p>27</text:p>
          </table:table-cell>
          <table:table-cell table:formula="of:=IF(MOD(([.B38]+[.C38])-([.$F$4]+1);[.$D$4])=0;[.$D$4];MOD(([.B38]+[.C38])-([.$F$4]+1);[.$D$4]))" office:value-type="float" office:value="31" calcext:value-type="float">
            <text:p>31</text:p>
          </table:table-cell>
          <table:table-cell table:formula="of:=IF([.D38]=0;MID([.$D$33];[.$D$4];1);IF([.D38]=[.$D$4];MID([.$D$33];[.$D$4];1);MID([.$D$33];[.D38];1)))" office:value-type="string" office:string-value="H" calcext:value-type="string">
            <text:p>H</text:p>
          </table:table-cell>
          <table:table-cell table:number-columns-repeated="5"/>
          <table:table-cell table:formula="of:=REPLACE([.K36];FIND(&quot; &quot;;[.K36];1);1;&quot;&quot;)" office:value-type="string" office:string-value="./012345678urQ9:&lt;=&gt;?@AB EFGHIJKLMNORSTUVWXYZ[\]^_`abcdef hi klmnopqst vwxyz{|}~!&quot;#$%&amp;'()*+,-P" calcext:value-type="string">
            <text:p>./012345678urQ9:&lt;=&gt;?@AB EFGHIJKLMNORSTUVWXYZ[\]^_`abcdef hi klmnopqst vwxyz{|}~!"#$%&amp;'()*+,-P</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77" calcext:value-type="float">
            <text:p>77</text:p>
          </table:table-cell>
          <table:table-cell table:formula="of:=FIND(MID([.$A$28];LEN([.$A$4])+4;1);[.$D$33];1)" office:value-type="float" office:value="58" calcext:value-type="float">
            <text:p>58</text:p>
          </table:table-cell>
          <table:table-cell table:formula="of:=IF(MOD(([.B39]+[.C39])-([.$F$4]+1);[.$D$4])=0;[.$D$4];MOD(([.B39]+[.C39])-([.$F$4]+1);[.$D$4]))" office:value-type="float" office:value="29" calcext:value-type="float">
            <text:p>29</text:p>
          </table:table-cell>
          <table:table-cell table:formula="of:=IF([.D39]=0;MID([.$D$33];[.$D$4];1);IF([.D39]=[.$D$4];MID([.$D$33];[.$D$4];1);MID([.$D$33];[.D39];1)))" office:value-type="string" office:string-value="F" calcext:value-type="string">
            <text:p>F</text:p>
          </table:table-cell>
          <table:table-cell table:number-columns-repeated="5"/>
          <table:table-cell table:formula="of:=REPLACE([.K38];FIND(&quot; &quot;;[.K38];1);1;&quot;&quot;)" office:value-type="string" office:string-value="./012345678urQ9:&lt;=&gt;?@ABEFGHIJKLMNORSTUVWXYZ[\]^_`abcdef hi klmnopqst vwxyz{|}~!&quot;#$%&amp;'()*+,-P" calcext:value-type="string">
            <text:p>./012345678urQ9:&lt;=&gt;?@ABEFGHIJKLMNORSTUVWXYZ[\]^_`abcdef hi klmnopqst vwxyz{|}~!"#$%&amp;'()*+,-P</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s" calcext:value-type="string">
            <text:p>s</text:p>
          </table:table-cell>
          <table:table-cell table:formula="of:=FIND([.A40];[.$D$33];1)" office:value-type="float" office:value="69" calcext:value-type="float">
            <text:p>69</text:p>
          </table:table-cell>
          <table:table-cell table:formula="of:=FIND(MID([.$A$28];LEN([.$A$4])+5;1);[.$D$33];1)" office:value-type="float" office:value="54" calcext:value-type="float">
            <text:p>54</text:p>
          </table:table-cell>
          <table:table-cell table:formula="of:=IF(MOD(([.B40]+[.C40])-([.$F$4]+1);[.$D$4])=0;[.$D$4];MOD(([.B40]+[.C40])-([.$F$4]+1);[.$D$4]))" office:value-type="float" office:value="17" calcext:value-type="float">
            <text:p>17</text:p>
          </table:table-cell>
          <table:table-cell table:formula="of:=IF([.D40]=0;MID([.$D$33];[.$D$4];1);IF([.D40]=[.$D$4];MID([.$D$33];[.$D$4];1);MID([.$D$33];[.D40];1)))" office:value-type="string" office:string-value="r" calcext:value-type="string">
            <text:p>r</text:p>
          </table:table-cell>
          <table:table-cell table:number-columns-repeated="5"/>
          <table:table-cell table:formula="of:=REPLACE([.K39];FIND(&quot; &quot;;[.K39];1);1;&quot;&quot;)" office:value-type="string" office:string-value="./012345678urQ9:&lt;=&gt;?@ABEFGHIJKLMNORSTUVWXYZ[\]^_`abcdefhi klmnopqst vwxyz{|}~!&quot;#$%&amp;'()*+,-P" calcext:value-type="string">
            <text:p>./012345678urQ9:&lt;=&gt;?@ABEFGHIJKLMNORSTUVWXYZ[\]^_`abcdefhi klmnopqst vwxyz{|}~!"#$%&amp;'()*+,-P</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 calcext:value-type="string">
            <text:p>%</text:p>
          </table:table-cell>
          <table:table-cell table:formula="of:=FIND([.A41];[.$D$33];1)" office:value-type="float" office:value="85" calcext:value-type="float">
            <text:p>85</text:p>
          </table:table-cell>
          <table:table-cell table:formula="of:=FIND(MID([.$A$28];LEN([.$A$4])+6;1);[.$D$33];1)" office:value-type="float" office:value="16" calcext:value-type="float">
            <text:p>16</text:p>
          </table:table-cell>
          <table:table-cell table:formula="of:=IF(MOD(([.B41]+[.C41])-([.$F$4]+1);[.$D$4])=0;[.$D$4];MOD(([.B41]+[.C41])-([.$F$4]+1);[.$D$4]))" office:value-type="float" office:value="89" calcext:value-type="float">
            <text:p>89</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012345678urQ9:&lt;=&gt;?@ABEFGHIJKLMNORSTUVWXYZ[\]^_`abcdefhiklmnopqst vwxyz{|}~!&quot;#$%&amp;'()*+,-P" calcext:value-type="string">
            <text:p>./012345678urQ9:&lt;=&gt;?@ABEFGHIJKLMNORSTUVWXYZ[\]^_`abcdefhiklmnopqst vwxyz{|}~!"#$%&amp;'()*+,-P</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P" calcext:value-type="string">
            <text:p>P</text:p>
          </table:table-cell>
          <table:table-cell table:formula="of:=FIND([.A42];[.$D$33];1)" office:value-type="float" office:value="94" calcext:value-type="float">
            <text:p>94</text:p>
          </table:table-cell>
          <table:table-cell table:formula="of:=FIND(MID([.$A$28];LEN([.$A$4])+7;1);[.$D$33];1)" office:value-type="float" office:value="70" calcext:value-type="float">
            <text:p>70</text:p>
          </table:table-cell>
          <table:table-cell table:formula="of:=IF(MOD(([.B42]+[.C42])-([.$F$4]+1);[.$D$4])=0;[.$D$4];MOD(([.B42]+[.C42])-([.$F$4]+1);[.$D$4]))" office:value-type="float" office:value="58" calcext:value-type="float">
            <text:p>58</text:p>
          </table:table-cell>
          <table:table-cell table:formula="of:=IF([.D42]=0;MID([.$D$33];[.$D$4];1);IF([.D42]=[.$D$4];MID([.$D$33];[.$D$4];1);MID([.$D$33];[.D42];1)))" office:value-type="string" office:string-value="e" calcext:value-type="string">
            <text:p>e</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85" calcext:value-type="float">
            <text:p>85</text:p>
          </table:table-cell>
          <table:table-cell table:formula="of:=FIND(MID([.$A$28];LEN([.$A$4])+8;1);[.$D$33];1)" office:value-type="float" office:value="61" calcext:value-type="float">
            <text:p>61</text:p>
          </table:table-cell>
          <table:table-cell table:formula="of:=IF(MOD(([.B43]+[.C43])-([.$F$4]+1);[.$D$4])=0;[.$D$4];MOD(([.B43]+[.C43])-([.$F$4]+1);[.$D$4]))" office:value-type="float" office:value="40" calcext:value-type="float">
            <text:p>40</text:p>
          </table:table-cell>
          <table:table-cell table:formula="of:=IF([.D43]=0;MID([.$D$33];[.$D$4];1);IF([.D43]=[.$D$4];MID([.$D$33];[.$D$4];1);MID([.$D$33];[.D43];1)))" office:value-type="string" office:string-value="S" calcext:value-type="string">
            <text:p>S</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79" calcext:value-type="float">
            <text:p>79</text:p>
          </table:table-cell>
          <table:table-cell table:formula="of:=FIND(MID([.$A$28];LEN([.$A$4])+9;1);[.$D$33];1)" office:value-type="float" office:value="59" calcext:value-type="float">
            <text:p>59</text:p>
          </table:table-cell>
          <table:table-cell table:formula="of:=IF(MOD(([.B44]+[.C44])-([.$F$4]+1);[.$D$4])=0;[.$D$4];MOD(([.B44]+[.C44])-([.$F$4]+1);[.$D$4]))" office:value-type="float" office:value="32" calcext:value-type="float">
            <text:p>32</text:p>
          </table:table-cell>
          <table:table-cell table:formula="of:=IF([.D44]=0;MID([.$D$33];[.$D$4];1);IF([.D44]=[.$D$4];MID([.$D$33];[.$D$4];1);MID([.$D$33];[.D44];1)))" office:value-type="string" office:string-value="I" calcext:value-type="string">
            <text:p>I</text:p>
          </table:table-cell>
          <table:table-cell table:number-columns-repeated="1019"/>
        </table:table-row>
        <table:table-row table:style-name="ro1">
          <table:table-cell table:formula="of:=MID([.$A$35];10;1)" office:value-type="string" office:string-value="%" calcext:value-type="string">
            <text:p>%</text:p>
          </table:table-cell>
          <table:table-cell table:formula="of:=FIND([.A45];[.$D$33];1)" office:value-type="float" office:value="85" calcext:value-type="float">
            <text:p>85</text:p>
          </table:table-cell>
          <table:table-cell table:formula="of:=FIND(MID([.$A$28];LEN([.$A$4])+10;1);[.$D$33];1)" office:value-type="float" office:value="16" calcext:value-type="float">
            <text:p>16</text:p>
          </table:table-cell>
          <table:table-cell table:formula="of:=IF(MOD(([.B45]+[.C45])-([.$F$4]+1);[.$D$4])=0;[.$D$4];MOD(([.B45]+[.C45])-([.$F$4]+1);[.$D$4]))" office:value-type="float" office:value="89" calcext:value-type="float">
            <text:p>89</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91" calcext:value-type="float">
            <text:p>91</text:p>
          </table:table-cell>
          <table:table-cell table:formula="of:=FIND(MID([.$A$28];LEN([.$A$4])+11;1);[.$D$33];1)" office:value-type="float" office:value="63" calcext:value-type="float">
            <text:p>63</text:p>
          </table:table-cell>
          <table:table-cell table:formula="of:=IF(MOD(([.B46]+[.C46])-([.$F$4]+1);[.$D$4])=0;[.$D$4];MOD(([.B46]+[.C46])-([.$F$4]+1);[.$D$4]))" office:value-type="float" office:value="48" calcext:value-type="float">
            <text:p>48</text:p>
          </table:table-cell>
          <table:table-cell table:formula="of:=IF([.D46]=0;MID([.$D$33];[.$D$4];1);IF([.D46]=[.$D$4];MID([.$D$33];[.$D$4];1);MID([.$D$33];[.D46];1)))" office:value-type="string" office:string-value="[" calcext:value-type="string">
            <text:p>[</text:p>
          </table:table-cell>
          <table:table-cell table:number-columns-repeated="1019"/>
        </table:table-row>
        <table:table-row table:style-name="ro1">
          <table:table-cell table:formula="of:=MID([.$A$35];12;1)" office:value-type="string" office:string-value="R" calcext:value-type="string">
            <text:p>R</text:p>
          </table:table-cell>
          <table:table-cell table:formula="of:=FIND([.A47];[.$D$33];1)" office:value-type="float" office:value="39" calcext:value-type="float">
            <text:p>39</text:p>
          </table:table-cell>
          <table:table-cell table:formula="of:=FIND(MID([.$A$28];LEN([.$A$4])+12;1);[.$D$33];1)" office:value-type="float" office:value="83" calcext:value-type="float">
            <text:p>83</text:p>
          </table:table-cell>
          <table:table-cell table:formula="of:=IF(MOD(([.B47]+[.C47])-([.$F$4]+1);[.$D$4])=0;[.$D$4];MOD(([.B47]+[.C47])-([.$F$4]+1);[.$D$4]))" office:value-type="float" office:value="16" calcext:value-type="float">
            <text:p>16</text:p>
          </table:table-cell>
          <table:table-cell table:formula="of:=IF([.D47]=0;MID([.$D$33];[.$D$4];1);IF([.D47]=[.$D$4];MID([.$D$33];[.$D$4];1);MID([.$D$33];[.D47];1)))" office:value-type="string" office:string-value="u" calcext:value-type="string">
            <text:p>u</text:p>
          </table:table-cell>
          <table:table-cell table:number-columns-repeated="1019"/>
        </table:table-row>
        <table:table-row table:style-name="ro1">
          <table:table-cell table:formula="of:=MID([.$A$35];13;1)" office:value-type="string" office:string-value="L" calcext:value-type="string">
            <text:p>L</text:p>
          </table:table-cell>
          <table:table-cell table:formula="of:=FIND([.A48];[.$D$33];1)" office:value-type="float" office:value="35" calcext:value-type="float">
            <text:p>35</text:p>
          </table:table-cell>
          <table:table-cell table:formula="of:=FIND(MID([.$A$28];LEN([.$A$4])+13;1);[.$D$33];1)" office:value-type="float" office:value="36" calcext:value-type="float">
            <text:p>36</text:p>
          </table:table-cell>
          <table:table-cell table:formula="of:=IF(MOD(([.B48]+[.C48])-([.$F$4]+1);[.$D$4])=0;[.$D$4];MOD(([.B48]+[.C48])-([.$F$4]+1);[.$D$4]))" office:value-type="float" office:value="59" calcext:value-type="float">
            <text:p>59</text:p>
          </table:table-cell>
          <table:table-cell table:formula="of:=IF([.D48]=0;MID([.$D$33];[.$D$4];1);IF([.D48]=[.$D$4];MID([.$D$33];[.$D$4];1);MID([.$D$33];[.D48];1)))" office:value-type="string" office:string-value="f" calcext:value-type="string">
            <text:p>f</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85" calcext:value-type="float">
            <text:p>85</text:p>
          </table:table-cell>
          <table:table-cell table:formula="of:=FIND(MID([.$A$28];LEN([.$A$4])+14;1);[.$D$33];1)" office:value-type="float" office:value="61" calcext:value-type="float">
            <text:p>61</text:p>
          </table:table-cell>
          <table:table-cell table:formula="of:=IF(MOD(([.B49]+[.C49])-([.$F$4]+1);[.$D$4])=0;[.$D$4];MOD(([.B49]+[.C49])-([.$F$4]+1);[.$D$4]))" office:value-type="float" office:value="40" calcext:value-type="float">
            <text:p>40</text:p>
          </table:table-cell>
          <table:table-cell table:formula="of:=IF([.D49]=0;MID([.$D$33];[.$D$4];1);IF([.D49]=[.$D$4];MID([.$D$33];[.$D$4];1);MID([.$D$33];[.D49];1)))" office:value-type="string" office:string-value="S" calcext:value-type="string">
            <text:p>S</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6" calcext:value-type="float">
            <text:p>6</text:p>
          </table:table-cell>
          <table:table-cell table:formula="of:=FIND(MID([.$A$28];LEN([.$A$4])+15;1);[.$D$33];1)" office:value-type="float" office:value="65" calcext:value-type="float">
            <text:p>65</text:p>
          </table:table-cell>
          <table:table-cell table:formula="of:=IF(MOD(([.B50]+[.C50])-([.$F$4]+1);[.$D$4])=0;[.$D$4];MOD(([.B50]+[.C50])-([.$F$4]+1);[.$D$4]))" office:value-type="float" office:value="59" calcext:value-type="float">
            <text:p>59</text:p>
          </table:table-cell>
          <table:table-cell table:formula="of:=IF([.D50]=0;MID([.$D$33];[.$D$4];1);IF([.D50]=[.$D$4];MID([.$D$33];[.$D$4];1);MID([.$D$33];[.D50];1)))" office:value-type="string" office:string-value="f" calcext:value-type="string">
            <text:p>f</text:p>
          </table:table-cell>
          <table:table-cell table:number-columns-repeated="1019"/>
        </table:table-row>
        <table:table-row table:style-name="ro1">
          <table:table-cell table:formula="of:=MID([.$A$35];16;1)" office:value-type="string" office:string-value="y" calcext:value-type="string">
            <text:p>y</text:p>
          </table:table-cell>
          <table:table-cell table:formula="of:=FIND([.A51];[.$D$33];1)" office:value-type="float" office:value="75" calcext:value-type="float">
            <text:p>75</text:p>
          </table:table-cell>
          <table:table-cell table:formula="of:=FIND(MID([.$A$28];LEN([.$A$4])+16;1);[.$D$33];1)" office:value-type="float" office:value="57" calcext:value-type="float">
            <text:p>57</text:p>
          </table:table-cell>
          <table:table-cell table:formula="of:=IF(MOD(([.B51]+[.C51])-([.$F$4]+1);[.$D$4])=0;[.$D$4];MOD(([.B51]+[.C51])-([.$F$4]+1);[.$D$4]))" office:value-type="float" office:value="26" calcext:value-type="float">
            <text:p>26</text:p>
          </table:table-cell>
          <table:table-cell table:formula="of:=IF([.D51]=0;MID([.$D$33];[.$D$4];1);IF([.D51]=[.$D$4];MID([.$D$33];[.$D$4];1);MID([.$D$33];[.D51];1)))" office:value-type="string" office:string-value="A" calcext:value-type="string">
            <text:p>A</text:p>
          </table:table-cell>
          <table:table-cell table:number-columns-repeated="1019"/>
        </table:table-row>
        <table:table-row table:style-name="ro1">
          <table:table-cell table:style-name="ce28" table:formula="of:=COM.MICROSOFT.CONCAT([.$E$36];[.$E$37];[.$E$38];[.$E$39];[.$E$40];[.$E$41];[.$E$42];[.$E$43];[.$E$44];[.$E$45];[.$E$46];[.$E$47];[.$E$48];[.$E$49];[.$E$50];[.$E$51])" office:value-type="string" office:string-value="7uHFr)eSI)[ufSfA" calcext:value-type="string">
            <text:p>7uHFr)eSI)[ufSfA</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A#Beautiful#MindA#Beautiful#MindA#Beautiful#Mind" calcext:value-type="string">
            <text:p>A#Beautiful#MindA#Beautiful#MindA#Beautiful#Mind</text:p>
          </table:table-cell>
          <table:table-cell table:style-name="ce27" table:formula="of:=COM.MICROSOFT.CONCAT( &quot;  OTP SIZE=  &quot;;LEN([.A5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DCjg./012345678urQ9:&lt;=&gt;?@ABEFGHIJKLMNORSTUVWXYZ[\]^_`abcdefh" calcext:value-type="string">
            <text:p>DCjg./012345678urQ9:&lt;=&gt;?@ABEFGHIJKLMNORSTUVWXYZ[\]^_`abcdefh</text:p>
          </table:table-cell>
          <table:table-cell table:style-name="ce28" table:formula="of:=IF([.$G$3]=0;RIGHT([.$D$33];LEN([.$D$33])-[.$G$4]);LEFT([.$D$33];LEN([.$D$33])-[.$G$4]))" office:value-type="string" office:string-value="iklmnopqst vwxyz{|}~!&quot;#$%&amp;'()*+,-P" calcext:value-type="string">
            <text:p>iklmnopqst vwxyz{|}~!"#$%&amp;'()*+,-P</text:p>
          </table:table-cell>
          <table:table-cell table:style-name="ce28" table:formula="of:=IF([.$G$3]=0;COM.MICROSOFT.CONCAT([.C55];[.B55]);COM.MICROSOFT.CONCAT([.C56];[.B56]))" office:value-type="string" office:string-value="iklmnopqst vwxyz{|}~!&quot;#$%&amp;'()*+,-PDCjg./012345678urQ9:&lt;=&gt;?@ABEFGHIJKLMNORSTUVWXYZ[\]^_`abcdefh" calcext:value-type="string">
            <text:p>iklmnopqst vwxyz{|}~!"#$%&amp;'()*+,-PDCjg./012345678urQ9:&lt;=&gt;?@ABEFGHIJKLMNORSTUVWXYZ[\]^_`abcdefh</text:p>
          </table:table-cell>
          <table:table-cell table:style-name="Default"/>
          <table:table-cell table:number-columns-repeated="1019"/>
        </table:table-row>
        <table:table-row table:style-name="ro1">
          <table:table-cell/>
          <table:table-cell table:style-name="ce28" table:formula="of:=LEFT([.$D$33];LEN([.$D$33])-[.$G$4])" office:value-type="string" office:string-value="DCjg./012345678urQ9:&lt;=&gt;?@ABEFGHIJK" calcext:value-type="string">
            <text:p>DCjg./012345678urQ9:&lt;=&gt;?@ABEFGHIJK</text:p>
          </table:table-cell>
          <table:table-cell table:style-name="ce28" table:formula="of:=RIGHT([.$D$33];[.$G$4])" office:value-type="string" office:string-value="LMNORSTUVWXYZ[\]^_`abcdefhiklmnopqst vwxyz{|}~!&quot;#$%&amp;'()*+,-P" calcext:value-type="string">
            <text:p>LMNORSTUVWXYZ[\]^_`abcdefhiklmnopqst vwxyz{|}~!"#$%&amp;'()*+,-P</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B" calcext:value-type="string">
            <text:p>B</text:p>
          </table:table-cell>
          <table:table-cell/>
          <table:table-cell table:style-name="ce28" table:formula="of:=IF([.$G$3]=0;COM.MICROSOFT.CONCAT([.B57];REPLACE([.D55];([.$G$4]+1);1;&quot;&quot;));COM.MICROSOFT.CONCAT(REPLACE([.D55];([.$G$4]+1);1;&quot;&quot;);[.B57]))" office:value-type="string" office:string-value="Biklmnopqst vwxyz{|}~!&quot;#$%&amp;'()*+,-PDCjg./012345678urQ9:&lt;=&gt;?@AEFGHIJKLMNORSTUVWXYZ[\]^_`abcdefh" calcext:value-type="string">
            <text:p>Biklmnopqst vwxyz{|}~!"#$%&amp;'()*+,-PDCjg./012345678urQ9:&lt;=&gt;?@AEFGHIJKLMNORSTUVWXYZ[\]^_`abcdefh</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 A&gt;" calcext:value-type="string">
            <text:p>$ A&gt;</text:p>
          </table:table-cell>
          <table:table-cell table:style-name="ce28" table:formula="of:=IF([.$F$4]&lt;[.$E$4];REPLACE([.D57];[.$E$4]+1;1;&quot;&quot;);REPLACE([.D57];[.$F$4]+1;1;&quot;&quot;))" office:value-type="string" office:string-value="Biklmnopqst vwxyz{|}~!&quot;#%&amp;'()*+,-PDCjg./012345678urQ9:&lt;=&gt;?@AEFGHIJKLMNORSTUVWXYZ[\]^_`abcdefh" calcext:value-type="string">
            <text:p>Biklmnopqst vwxyz{|}~!"#%&amp;'()*+,-PDCjg./012345678urQ9:&lt;=&gt;?@AEFGHIJKLMNORSTUVWXYZ[\]^_`abcdefh</text:p>
          </table:table-cell>
          <table:table-cell table:formula="of:=COM.MICROSOFT.CONCAT([.B58];[.K66])" office:value-type="string" office:string-value="$ A&gt;Biklmnopqstvwxyz{|}~!&quot;#%&amp;'()*+,-PDCjg./012345678urQ9:&lt;=?@EFGHIJKLMNORSTUVWXYZ[\]^_`abcdefh" calcext:value-type="string">
            <text:p>$ A&gt;Biklmnopqstvwxyz{|}~!"#%&amp;'()*+,-PDCjg./012345678urQ9:&lt;=?@EFGHIJKLMNORSTUVWXYZ[\]^_`abcdefh</text:p>
          </table:table-cell>
          <table:table-cell table:style-name="Default"/>
          <table:table-cell table:number-columns-repeated="4"/>
          <table:table-cell table:style-name="ce28" table:formula="of:=MID([.$D$57];[.$E$4]+1;1)" office:value-type="string" office:string-value="$" calcext:value-type="string">
            <text:p>$</text:p>
          </table:table-cell>
          <table:table-cell table:style-name="ce28" table:formula="of:=REPLACE([.$D$57];[.$E$4]+1;1;&quot; &quot;)" office:value-type="string" office:string-value="Biklmnopqst vwxyz{|}~!&quot;# %&amp;'()*+,-PDCjg./012345678urQ9:&lt;=&gt;?@AEFGHIJKLMNORSTUVWXYZ[\]^_`abcdefh" calcext:value-type="string">
            <text:p>Biklmnopqst vwxyz{|}~!"# %&amp;'()*+,-PDCjg./012345678urQ9:&lt;=&gt;?@AEFGHIJKLMNORSTUVWXYZ[\]^_`abcdefh</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A" calcext:value-type="string">
            <text:p>A</text:p>
          </table:table-cell>
          <table:table-cell table:style-name="ce28" table:formula="of:=IF([.$F$4]&lt;[.$E$4];REPLACE([.C58];[.$F$4]+1;1;&quot;&quot;);REPLACE([.C58];[.$E$4]+1;1;&quot;&quot;))" office:value-type="string" office:string-value="Biklmnopqstvwxyz{|}~!&quot;#%&amp;'()*+,-PDCjg./012345678urQ9:&lt;=&gt;?@AEFGHIJKLMNORSTUVWXYZ[\]^_`abcdefh" calcext:value-type="string">
            <text:p>Biklmnopqstvwxyz{|}~!"#%&amp;'()*+,-PDCjg./012345678urQ9:&lt;=&gt;?@AEFGHIJKLMNORSTUVWXYZ[\]^_`abcdefh</text:p>
          </table:table-cell>
          <table:table-cell/>
          <table:table-cell table:style-name="Default"/>
          <table:table-cell table:number-columns-repeated="4"/>
          <table:table-cell table:formula="of:=COM.MICROSOFT.CONCAT([.J58];MID([.K58];[.$F$4]+1;1))" office:value-type="string" office:string-value="$ " calcext:value-type="string">
            <text:p>$ </text:p>
          </table:table-cell>
          <table:table-cell table:style-name="ce28" table:formula="of:=REPLACE([.$K58];[.$F$4]+1;1;&quot; &quot;)" office:value-type="string" office:string-value="Biklmnopqst vwxyz{|}~!&quot;# %&amp;'()*+,-PDCjg./012345678urQ9:&lt;=&gt;?@AEFGHIJKLMNORSTUVWXYZ[\]^_`abcdefh" calcext:value-type="string">
            <text:p>Biklmnopqst vwxyz{|}~!"# %&amp;'()*+,-PDCjg./012345678urQ9:&lt;=&gt;?@AEFGHIJKLMNORSTUVWXYZ[\]^_`abcdefh</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7uHFr)eSI)[ufSfA" calcext:value-type="string">
            <text:p>7uHFr)eSI)[ufSfA</text:p>
          </table:table-cell>
          <table:table-cell table:formula="of:=COM.MICROSOFT.CONCAT(&quot;'&quot;;[.A60];&quot;'&quot;;&quot; A23 char positions in D21&quot;)" office:value-type="string" office:string-value="'7uHFr)eSI)[ufSfA' A23 char positions in D21" calcext:value-type="string">
            <text:p>'7uHFr)eSI)[ufSfA'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 A" calcext:value-type="string">
            <text:p>$ A</text:p>
          </table:table-cell>
          <table:table-cell table:style-name="ce28" table:formula="of:=REPLACE([.$K59];[.$G$4]+1;1;&quot; &quot;)" office:value-type="string" office:string-value="Biklmnopqst vwxyz{|}~!&quot;# %&amp;'()*+,-PDCjg./012345678urQ9:&lt;=&gt;?@ EFGHIJKLMNORSTUVWXYZ[\]^_`abcdefh" calcext:value-type="string">
            <text:p>Biklmnopqst vwxyz{|}~!"# %&amp;'()*+,-PDCjg./012345678urQ9:&lt;=&gt;?@ EFGHIJKLMNORSTUVWXYZ[\]^_`abcdefh</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7" calcext:value-type="string">
            <text:p>7</text:p>
          </table:table-cell>
          <table:table-cell table:formula="of:=FIND([.A61];[.$D$58];1)" office:value-type="float" office:value="51" calcext:value-type="float">
            <text:p>51</text:p>
          </table:table-cell>
          <table:table-cell table:formula="of:=FIND(MID([.A53];LEN([.$A$4])+1;1);[.$D$58];1)" office:value-type="float" office:value="3" calcext:value-type="float">
            <text:p>3</text:p>
          </table:table-cell>
          <table:table-cell table:formula="of:=IF(MOD(([.B61]+[.C61])-([.$G$4]+1);[.$D$4])=0;[.$D$4];MOD(([.B61]+[.C61])-([.$G$4]+1);[.$D$4]))" office:value-type="float" office:value="87" calcext:value-type="float">
            <text:p>87</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 A&gt;" calcext:value-type="string">
            <text:p>$ A&gt;</text:p>
          </table:table-cell>
          <table:table-cell table:style-name="ce28" table:formula="of:=REPLACE([.$K60];[.$H$4]+1;1;&quot; &quot;)" office:value-type="string" office:string-value="Biklmnopqst vwxyz{|}~!&quot;# %&amp;'()*+,-PDCjg./012345678urQ9:&lt;= ?@ EFGHIJKLMNORSTUVWXYZ[\]^_`abcdefh" calcext:value-type="string">
            <text:p>Biklmnopqst vwxyz{|}~!"# %&amp;'()*+,-PDCjg./012345678urQ9:&lt;= ?@ EFGHIJKLMNORSTUVWXYZ[\]^_`abcdefh</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u" calcext:value-type="string">
            <text:p>u</text:p>
          </table:table-cell>
          <table:table-cell table:formula="of:=FIND([.A62];[.$D$58];1)" office:value-type="float" office:value="53" calcext:value-type="float">
            <text:p>53</text:p>
          </table:table-cell>
          <table:table-cell table:formula="of:=FIND(MID([.A53];LEN([.$A$4])+2;1);[.$D$58];1)" office:value-type="float" office:value="27" calcext:value-type="float">
            <text:p>27</text:p>
          </table:table-cell>
          <table:table-cell table:formula="of:=IF(MOD(([.B62]+[.C62])-([.$G$4]+1);[.$D$4])=0;[.$D$4];MOD(([.B62]+[.C62])-([.$G$4]+1);[.$D$4]))" office:value-type="float" office:value="19" calcext:value-type="float">
            <text:p>19</text:p>
          </table:table-cell>
          <table:table-cell table:formula="of:=IF([.D62]=0;MID([.$D$58];[.$D$4];1);IF([.D62]=[.$D$4];MID([.$D$58];[.$D$4];1);MID([.$D$58];[.D62];1)))" office:value-type="string" office:string-value="y" calcext:value-type="string">
            <text:p>y</text:p>
          </table:table-cell>
          <table:table-cell table:number-columns-repeated="1019"/>
        </table:table-row>
        <table:table-row table:style-name="ro1">
          <table:table-cell table:formula="of:=MID([.A60];3;1)" office:value-type="string" office:string-value="H" calcext:value-type="string">
            <text:p>H</text:p>
          </table:table-cell>
          <table:table-cell table:formula="of:=FIND([.A63];[.$D$58];1)" office:value-type="float" office:value="65" calcext:value-type="float">
            <text:p>65</text:p>
          </table:table-cell>
          <table:table-cell table:formula="of:=FIND(MID([.A53];LEN([.$A$4])+3;1);[.$D$58];1)" office:value-type="float" office:value="5" calcext:value-type="float">
            <text:p>5</text:p>
          </table:table-cell>
          <table:table-cell table:formula="of:=IF(MOD(([.B63]+[.C63])-([.$G$4]+1);[.$D$4])=0;[.$D$4];MOD(([.B63]+[.C63])-([.$G$4]+1);[.$D$4]))" office:value-type="float" office:value="9" calcext:value-type="float">
            <text:p>9</text:p>
          </table:table-cell>
          <table:table-cell table:formula="of:=IF([.D63]=0;MID([.$D$58];[.$D$4];1);IF([.D63]=[.$D$4];MID([.$D$58];[.$D$4];1);MID([.$D$58];[.D63];1)))" office:value-type="string" office:string-value="m" calcext:value-type="string">
            <text:p>m</text:p>
          </table:table-cell>
          <table:table-cell table:number-columns-repeated="5"/>
          <table:table-cell table:formula="of:=REPLACE([.K61];FIND(&quot; &quot;;[.K61];1);1;&quot;&quot;)" office:value-type="string" office:string-value="Biklmnopqstvwxyz{|}~!&quot;# %&amp;'()*+,-PDCjg./012345678urQ9:&lt;= ?@ EFGHIJKLMNORSTUVWXYZ[\]^_`abcdefh" calcext:value-type="string">
            <text:p>Biklmnopqstvwxyz{|}~!"# %&amp;'()*+,-PDCjg./012345678urQ9:&lt;= ?@ EFGHIJKLMNORSTUVWXYZ[\]^_`abcdefh</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F" calcext:value-type="string">
            <text:p>F</text:p>
          </table:table-cell>
          <table:table-cell table:formula="of:=FIND([.A64];[.$D$58];1)" office:value-type="float" office:value="63" calcext:value-type="float">
            <text:p>63</text:p>
          </table:table-cell>
          <table:table-cell table:formula="of:=FIND(MID([.A53];LEN([.$A$4])+4;1);[.$D$58];1)" office:value-type="float" office:value="92" calcext:value-type="float">
            <text:p>92</text:p>
          </table:table-cell>
          <table:table-cell table:formula="of:=IF(MOD(([.B64]+[.C64])-([.$G$4]+1);[.$D$4])=0;[.$D$4];MOD(([.B64]+[.C64])-([.$G$4]+1);[.$D$4]))" office:value-type="float" office:value="94" calcext:value-type="float">
            <text:p>94</text:p>
          </table:table-cell>
          <table:table-cell table:formula="of:=IF([.D64]=0;MID([.$D$58];[.$D$4];1);IF([.D64]=[.$D$4];MID([.$D$58];[.$D$4];1);MID([.$D$58];[.D64];1)))" office:value-type="string" office:string-value="h" calcext:value-type="string">
            <text:p>h</text:p>
          </table:table-cell>
          <table:table-cell table:number-columns-repeated="5"/>
          <table:table-cell table:formula="of:=REPLACE([.K63];FIND(&quot; &quot;;[.K63];1);1;&quot;&quot;)" office:value-type="string" office:string-value="Biklmnopqstvwxyz{|}~!&quot;#%&amp;'()*+,-PDCjg./012345678urQ9:&lt;= ?@ EFGHIJKLMNORSTUVWXYZ[\]^_`abcdefh" calcext:value-type="string">
            <text:p>Biklmnopqstvwxyz{|}~!"#%&amp;'()*+,-PDCjg./012345678urQ9:&lt;= ?@ EFGHIJKLMNORSTUVWXYZ[\]^_`abcdefh</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r" calcext:value-type="string">
            <text:p>r</text:p>
          </table:table-cell>
          <table:table-cell table:formula="of:=FIND([.A65];[.$D$58];1)" office:value-type="float" office:value="54" calcext:value-type="float">
            <text:p>54</text:p>
          </table:table-cell>
          <table:table-cell table:formula="of:=FIND(MID([.A53];LEN([.$A$4])+5;1);[.$D$58];1)" office:value-type="float" office:value="88" calcext:value-type="float">
            <text:p>88</text:p>
          </table:table-cell>
          <table:table-cell table:formula="of:=IF(MOD(([.B65]+[.C65])-([.$G$4]+1);[.$D$4])=0;[.$D$4];MOD(([.B65]+[.C65])-([.$G$4]+1);[.$D$4]))" office:value-type="float" office:value="81" calcext:value-type="float">
            <text:p>81</text:p>
          </table:table-cell>
          <table:table-cell table:formula="of:=IF([.D65]=0;MID([.$D$58];[.$D$4];1);IF([.D65]=[.$D$4];MID([.$D$58];[.$D$4];1);MID([.$D$58];[.D65];1)))" office:value-type="string" office:string-value="Z" calcext:value-type="string">
            <text:p>Z</text:p>
          </table:table-cell>
          <table:table-cell table:number-columns-repeated="5"/>
          <table:table-cell table:formula="of:=REPLACE([.K64];FIND(&quot; &quot;;[.K64];1);1;&quot;&quot;)" office:value-type="string" office:string-value="Biklmnopqstvwxyz{|}~!&quot;#%&amp;'()*+,-PDCjg./012345678urQ9:&lt;=?@ EFGHIJKLMNORSTUVWXYZ[\]^_`abcdefh" calcext:value-type="string">
            <text:p>Biklmnopqstvwxyz{|}~!"#%&amp;'()*+,-PDCjg./012345678urQ9:&lt;=?@ EFGHIJKLMNORSTUVWXYZ[\]^_`abcdefh</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32" calcext:value-type="float">
            <text:p>32</text:p>
          </table:table-cell>
          <table:table-cell table:formula="of:=FIND(MID([.A53];LEN([.$A$4])+6;1);[.$D$58];1)" office:value-type="float" office:value="53" calcext:value-type="float">
            <text:p>53</text:p>
          </table:table-cell>
          <table:table-cell table:formula="of:=IF(MOD(([.B66]+[.C66])-([.$G$4]+1);[.$D$4])=0;[.$D$4];MOD(([.B66]+[.C66])-([.$G$4]+1);[.$D$4]))" office:value-type="float" office:value="24" calcext:value-type="float">
            <text:p>24</text:p>
          </table:table-cell>
          <table:table-cell table:formula="of:=IF([.D66]=0;MID([.$D$58];[.$D$4];1);IF([.D66]=[.$D$4];MID([.$D$58];[.$D$4];1);MID([.$D$58];[.D66];1)))" office:value-type="string" office:string-value="~" calcext:value-type="string">
            <text:p>~</text:p>
          </table:table-cell>
          <table:table-cell table:number-columns-repeated="5"/>
          <table:table-cell table:formula="of:=REPLACE([.K65];FIND(&quot; &quot;;[.K65];1);1;&quot;&quot;)" office:value-type="string" office:string-value="Biklmnopqstvwxyz{|}~!&quot;#%&amp;'()*+,-PDCjg./012345678urQ9:&lt;=?@EFGHIJKLMNORSTUVWXYZ[\]^_`abcdefh" calcext:value-type="string">
            <text:p>Biklmnopqstvwxyz{|}~!"#%&amp;'()*+,-PDCjg./012345678urQ9:&lt;=?@EFGHIJKLMNORSTUVWXYZ[\]^_`abcdefh</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e" calcext:value-type="string">
            <text:p>e</text:p>
          </table:table-cell>
          <table:table-cell table:formula="of:=FIND([.A67];[.$D$58];1)" office:value-type="float" office:value="92" calcext:value-type="float">
            <text:p>92</text:p>
          </table:table-cell>
          <table:table-cell table:formula="of:=FIND(MID([.A53];LEN([.$A$4])+7;1);[.$D$58];1)" office:value-type="float" office:value="15" calcext:value-type="float">
            <text:p>15</text:p>
          </table:table-cell>
          <table:table-cell table:formula="of:=IF(MOD(([.B67]+[.C67])-([.$G$4]+1);[.$D$4])=0;[.$D$4];MOD(([.B67]+[.C67])-([.$G$4]+1);[.$D$4]))" office:value-type="float" office:value="46" calcext:value-type="float">
            <text:p>46</text:p>
          </table:table-cell>
          <table:table-cell table:formula="of:=IF([.D67]=0;MID([.$D$58];[.$D$4];1);IF([.D67]=[.$D$4];MID([.$D$58];[.$D$4];1);MID([.$D$58];[.D67];1)))" office:value-type="string" office:string-value="2" calcext:value-type="string">
            <text:p>2</text:p>
          </table:table-cell>
          <table:table-cell table:number-columns-repeated="1019"/>
        </table:table-row>
        <table:table-row table:style-name="ro1">
          <table:table-cell table:formula="of:=MID([.A60];8;1)" office:value-type="string" office:string-value="S" calcext:value-type="string">
            <text:p>S</text:p>
          </table:table-cell>
          <table:table-cell table:formula="of:=FIND([.A68];[.$D$58];1)" office:value-type="float" office:value="74" calcext:value-type="float">
            <text:p>74</text:p>
          </table:table-cell>
          <table:table-cell table:formula="of:=FIND(MID([.A53];LEN([.$A$4])+8;1);[.$D$58];1)" office:value-type="float" office:value="6" calcext:value-type="float">
            <text:p>6</text:p>
          </table:table-cell>
          <table:table-cell table:formula="of:=IF(MOD(([.B68]+[.C68])-([.$G$4]+1);[.$D$4])=0;[.$D$4];MOD(([.B68]+[.C68])-([.$G$4]+1);[.$D$4]))" office:value-type="float" office:value="19" calcext:value-type="float">
            <text:p>19</text:p>
          </table:table-cell>
          <table:table-cell table:formula="of:=IF([.D68]=0;MID([.$D$58];[.$D$4];1);IF([.D68]=[.$D$4];MID([.$D$58];[.$D$4];1);MID([.$D$58];[.D68];1)))" office:value-type="string" office:string-value="y" calcext:value-type="string">
            <text:p>y</text:p>
          </table:table-cell>
          <table:table-cell table:number-columns-repeated="1019"/>
        </table:table-row>
        <table:table-row table:style-name="ro1">
          <table:table-cell table:formula="of:=MID([.A60];9;1)" office:value-type="string" office:string-value="I" calcext:value-type="string">
            <text:p>I</text:p>
          </table:table-cell>
          <table:table-cell table:formula="of:=FIND([.A69];[.$D$58];1)" office:value-type="float" office:value="66" calcext:value-type="float">
            <text:p>66</text:p>
          </table:table-cell>
          <table:table-cell table:formula="of:=FIND(MID([.A53];LEN([.$A$4])+9;1);[.$D$58];1)" office:value-type="float" office:value="93" calcext:value-type="float">
            <text:p>93</text:p>
          </table:table-cell>
          <table:table-cell table:formula="of:=IF(MOD(([.B69]+[.C69])-([.$G$4]+1);[.$D$4])=0;[.$D$4];MOD(([.B69]+[.C69])-([.$G$4]+1);[.$D$4]))" office:value-type="float" office:value="4" calcext:value-type="float">
            <text:p>4</text:p>
          </table:table-cell>
          <table:table-cell table:formula="of:=IF([.D69]=0;MID([.$D$58];[.$D$4];1);IF([.D69]=[.$D$4];MID([.$D$58];[.$D$4];1);MID([.$D$58];[.D69];1)))" office:value-type="string" office:string-value="&gt;" calcext:value-type="string">
            <text:p>&gt;</text:p>
          </table:table-cell>
          <table:table-cell table:number-columns-repeated="4"/>
          <table:table-cell table:style-name="ce28"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32" calcext:value-type="float">
            <text:p>32</text:p>
          </table:table-cell>
          <table:table-cell table:formula="of:=FIND(MID([.A53];LEN([.$A$4])+10;1);[.$D$58];1)" office:value-type="float" office:value="53" calcext:value-type="float">
            <text:p>53</text:p>
          </table:table-cell>
          <table:table-cell table:formula="of:=IF(MOD(([.B70]+[.C70])-([.$G$4]+1);[.$D$4])=0;[.$D$4];MOD(([.B70]+[.C70])-([.$G$4]+1);[.$D$4]))" office:value-type="float" office:value="24" calcext:value-type="float">
            <text:p>24</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 calcext:value-type="string">
            <text:p>[</text:p>
          </table:table-cell>
          <table:table-cell table:formula="of:=FIND([.A71];[.$D$58];1)" office:value-type="float" office:value="82" calcext:value-type="float">
            <text:p>82</text:p>
          </table:table-cell>
          <table:table-cell table:formula="of:=FIND(MID([.A53];LEN([.$A$4])+11;1);[.$D$58];1)" office:value-type="float" office:value="8" calcext:value-type="float">
            <text:p>8</text:p>
          </table:table-cell>
          <table:table-cell table:formula="of:=IF(MOD(([.B71]+[.C71])-([.$G$4]+1);[.$D$4])=0;[.$D$4];MOD(([.B71]+[.C71])-([.$G$4]+1);[.$D$4]))" office:value-type="float" office:value="29" calcext:value-type="float">
            <text:p>29</text:p>
          </table:table-cell>
          <table:table-cell table:formula="of:=IF([.D71]=0;MID([.$D$58];[.$D$4];1);IF([.D71]=[.$D$4];MID([.$D$58];[.$D$4];1);MID([.$D$58];[.D71];1)))" office:value-type="string" office:string-value="&amp;" calcext:value-type="string">
            <text:p>&amp;</text:p>
          </table:table-cell>
          <table:table-cell table:number-columns-repeated="5"/>
          <table:table-cell table:style-name="ce28"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u" calcext:value-type="string">
            <text:p>u</text:p>
          </table:table-cell>
          <table:table-cell table:formula="of:=FIND([.A72];[.$D$58];1)" office:value-type="float" office:value="53" calcext:value-type="float">
            <text:p>53</text:p>
          </table:table-cell>
          <table:table-cell table:formula="of:=FIND(MID([.A53];LEN([.$A$4])+12;1);[.$D$58];1)" office:value-type="float" office:value="27" calcext:value-type="float">
            <text:p>27</text:p>
          </table:table-cell>
          <table:table-cell table:formula="of:=IF(MOD(([.B72]+[.C72])-([.$G$4]+1);[.$D$4])=0;[.$D$4];MOD(([.B72]+[.C72])-([.$G$4]+1);[.$D$4]))" office:value-type="float" office:value="19" calcext:value-type="float">
            <text:p>19</text:p>
          </table:table-cell>
          <table:table-cell table:formula="of:=IF([.D72]=0;MID([.$D$58];[.$D$4];1);IF([.D72]=[.$D$4];MID([.$D$58];[.$D$4];1);MID([.$D$58];[.D72];1)))" office:value-type="string" office:string-value="y" calcext:value-type="string">
            <text:p>y</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f" calcext:value-type="string">
            <text:p>f</text:p>
          </table:table-cell>
          <table:table-cell table:formula="of:=FIND([.A73];[.$D$58];1)" office:value-type="float" office:value="93" calcext:value-type="float">
            <text:p>93</text:p>
          </table:table-cell>
          <table:table-cell table:formula="of:=FIND(MID([.A53];LEN([.$A$4])+13;1);[.$D$58];1)" office:value-type="float" office:value="70" calcext:value-type="float">
            <text:p>70</text:p>
          </table:table-cell>
          <table:table-cell table:formula="of:=IF(MOD(([.B73]+[.C73])-([.$G$4]+1);[.$D$4])=0;[.$D$4];MOD(([.B73]+[.C73])-([.$G$4]+1);[.$D$4]))" office:value-type="float" office:value="8" calcext:value-type="float">
            <text:p>8</text:p>
          </table:table-cell>
          <table:table-cell table:formula="of:=IF([.D73]=0;MID([.$D$58];[.$D$4];1);IF([.D73]=[.$D$4];MID([.$D$58];[.$D$4];1);MID([.$D$58];[.D73];1)))" office:value-type="string" office:string-value="l" calcext:value-type="string">
            <text:p>l</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S" calcext:value-type="string">
            <text:p>S</text:p>
          </table:table-cell>
          <table:table-cell table:formula="of:=FIND([.A74];[.$D$58];1)" office:value-type="float" office:value="74" calcext:value-type="float">
            <text:p>74</text:p>
          </table:table-cell>
          <table:table-cell table:formula="of:=FIND(MID([.A53];LEN([.$A$4])+14;1);[.$D$58];1)" office:value-type="float" office:value="6" calcext:value-type="float">
            <text:p>6</text:p>
          </table:table-cell>
          <table:table-cell table:formula="of:=IF(MOD(([.B74]+[.C74])-([.$G$4]+1);[.$D$4])=0;[.$D$4];MOD(([.B74]+[.C74])-([.$G$4]+1);[.$D$4]))" office:value-type="float" office:value="19" calcext:value-type="float">
            <text:p>19</text:p>
          </table:table-cell>
          <table:table-cell table:formula="of:=IF([.D74]=0;MID([.$D$58];[.$D$4];1);IF([.D74]=[.$D$4];MID([.$D$58];[.$D$4];1);MID([.$D$58];[.D74];1)))" office:value-type="string" office:string-value="y" calcext:value-type="string">
            <text:p>y</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f" calcext:value-type="string">
            <text:p>f</text:p>
          </table:table-cell>
          <table:table-cell table:formula="of:=FIND([.A75];[.$D$58];1)" office:value-type="float" office:value="93" calcext:value-type="float">
            <text:p>93</text:p>
          </table:table-cell>
          <table:table-cell table:formula="of:=FIND(MID([.A53];LEN([.$A$4])+15;1);[.$D$58];1)" office:value-type="float" office:value="10" calcext:value-type="float">
            <text:p>10</text:p>
          </table:table-cell>
          <table:table-cell table:formula="of:=IF(MOD(([.B75]+[.C75])-([.$G$4]+1);[.$D$4])=0;[.$D$4];MOD(([.B75]+[.C75])-([.$G$4]+1);[.$D$4]))" office:value-type="float" office:value="42" calcext:value-type="float">
            <text:p>42</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A" calcext:value-type="string">
            <text:p>A</text:p>
          </table:table-cell>
          <table:table-cell table:formula="of:=FIND([.A76];[.$D$58];1)" office:value-type="float" office:value="3" calcext:value-type="float">
            <text:p>3</text:p>
          </table:table-cell>
          <table:table-cell table:formula="of:=FIND(MID([.A53];LEN([.$A$4])+16;1);[.$D$58];1)" office:value-type="float" office:value="91" calcext:value-type="float">
            <text:p>91</text:p>
          </table:table-cell>
          <table:table-cell table:formula="of:=IF(MOD(([.B76]+[.C76])-([.$G$4]+1);[.$D$4])=0;[.$D$4];MOD(([.B76]+[.C76])-([.$G$4]+1);[.$D$4]))" office:value-type="float" office:value="33" calcext:value-type="float">
            <text:p>33</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ymhZ~2y&gt;~&amp;yly.*" calcext:value-type="string">
            <text:p>`ymhZ~2y&gt;~&amp;yly.*</text:p>
          </table:table-cell>
          <table:table-cell table:number-columns-repeated="3"/>
          <table:table-cell table:style-name="Default"/>
          <table:table-cell table:number-columns-repeated="1019"/>
        </table:table-row>
        <table:table-row table:style-name="ro1">
          <table:table-cell table:style-name="ce26" table:formula="of:=[.A53]" office:value-type="string" office:string-value="A#Beautiful#MindA#Beautiful#MindA#Beautiful#Mind" calcext:value-type="string">
            <text:p>A#Beautiful#MindA#Beautiful#MindA#Beautiful#Mind</text:p>
          </table:table-cell>
          <table:table-cell table:style-name="ce27" table:formula="of:=COM.MICROSOFT.CONCAT( &quot;  OTP SIZE=  &quot;;LEN([.A78]))"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DCjg./012345678urQ9:&lt;=?@EFGHIJKLMNORSTUVWXYZ[\]^_`abcdefh" calcext:value-type="string">
            <text:p>DCjg./012345678urQ9:&lt;=?@EFGHIJKLMNORSTUVWXYZ[\]^_`abcdefh</text:p>
          </table:table-cell>
          <table:table-cell table:style-name="ce28" table:formula="of:=IF([.$H$3]=0;RIGHT([.$D$58];LEN([.$D$58])-[.$H$4]);LEFT([.$D$58];LEN([.$D$58])-[.$H$4]))" office:value-type="string" office:string-value="$ A&gt;Biklmnopqstvwxyz{|}~!&quot;#%&amp;'()*+,-P" calcext:value-type="string">
            <text:p>$ A&gt;Biklmnopqstvwxyz{|}~!"#%&amp;'()*+,-P</text:p>
          </table:table-cell>
          <table:table-cell table:style-name="ce28" table:formula="of:=IF([.$H$3]=0;COM.MICROSOFT.CONCAT([.C80];[.B80]);COM.MICROSOFT.CONCAT([.C81];[.B81]))" office:value-type="string" office:string-value="DCjg./012345678urQ9:&lt;=?@EFGHIJKLMNORSTUVWXYZ[\]^_`abcdefh$ A&gt;Biklmnopqstvwxyz{|}~!&quot;#%&amp;'()*+,-P" calcext:value-type="string">
            <text:p>DCjg./012345678urQ9:&lt;=?@EFGHIJKLMNORSTUVWXYZ[\]^_`abcdefh$ A&gt;Biklmnopqstvwxyz{|}~!"#%&amp;'()*+,-P</text:p>
          </table:table-cell>
          <table:table-cell table:style-name="Default"/>
          <table:table-cell table:number-columns-repeated="1019"/>
        </table:table-row>
        <table:table-row table:style-name="ro1">
          <table:table-cell/>
          <table:table-cell table:style-name="ce28" table:formula="of:=LEFT([.$D$58];LEN([.$D$58])-[.$H$4])" office:value-type="string" office:string-value="$ A&gt;Biklmnopqstvwxyz{|}~!&quot;#%&amp;'()*+,-P" calcext:value-type="string">
            <text:p>$ A&gt;Biklmnopqstvwxyz{|}~!"#%&amp;'()*+,-P</text:p>
          </table:table-cell>
          <table:table-cell table:style-name="ce28" table:formula="of:=RIGHT([.$D$58];[.$H$4])" office:value-type="string" office:string-value="DCjg./012345678urQ9:&lt;=?@EFGHIJKLMNORSTUVWXYZ[\]^_`abcdefh" calcext:value-type="string">
            <text:p>DCjg./012345678urQ9:&lt;=?@EFGHIJKLMNORSTUVWXYZ[\]^_`abcdefh</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DCjg./012345678urQ9:&lt;=?@EFGHIJKLMNORSTUVWXYZ[\]^_`abcdefh A&gt;Biklmnopqstvwxyz{|}~!&quot;#%&amp;'()*+,-P$" calcext:value-type="string">
            <text:p>DCjg./012345678urQ9:&lt;=?@EFGHIJKLMNORSTUVWXYZ[\]^_`abcdefh A&gt;Biklmnopqstvwxyz{|}~!"#%&amp;'()*+,-P$</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E5B " calcext:value-type="string">
            <text:p>E5B </text:p>
          </table:table-cell>
          <table:table-cell table:style-name="ce28" table:formula="of:=IF([.$F$4]&lt;[.$E$4];REPLACE([.D82];[.$E$4]+1;1;&quot;&quot;);REPLACE([.D82];[.$F$4]+1;1;&quot;&quot;))" office:value-type="string" office:string-value="DCjg./012345678urQ9:&lt;=?@FGHIJKLMNORSTUVWXYZ[\]^_`abcdefh A&gt;Biklmnopqstvwxyz{|}~!&quot;#%&amp;'()*+,-P$" calcext:value-type="string">
            <text:p>DCjg./012345678urQ9:&lt;=?@FGHIJKLMNORSTUVWXYZ[\]^_`abcdefh A&gt;Biklmnopqstvwxyz{|}~!"#%&amp;'()*+,-P$</text:p>
          </table:table-cell>
          <table:table-cell table:formula="of:=COM.MICROSOFT.CONCAT([.B83];[.K91])" office:value-type="string" office:string-value="E5B DCjg./01234678urQ9:&lt;=?@FGHIJKLMNORSTUVWXYZ[\]^_`abcdefhA&gt;iklmnopqstvwxyz{|}~!&quot;#%&amp;'()*+,-P$" calcext:value-type="string">
            <text:p>E5B DCjg./01234678urQ9:&lt;=?@FGHIJKLMNORSTUVWXYZ[\]^_`abcdefhA&gt;iklmnopqstvwxyz{|}~!"#%&amp;'()*+,-P$</text:p>
          </table:table-cell>
          <table:table-cell table:style-name="Default"/>
          <table:table-cell table:number-columns-repeated="4"/>
          <table:table-cell table:style-name="ce28" table:formula="of:=MID([.$D$82];[.$E$4]+1;1)" office:value-type="string" office:string-value="E" calcext:value-type="string">
            <text:p>E</text:p>
          </table:table-cell>
          <table:table-cell table:style-name="ce28" table:formula="of:=REPLACE([.$D$82];[.$E$4]+1;1;&quot; &quot;)" office:value-type="string" office:string-value="DCjg./012345678urQ9:&lt;=?@ FGHIJKLMNORSTUVWXYZ[\]^_`abcdefh A&gt;Biklmnopqstvwxyz{|}~!&quot;#%&amp;'()*+,-P$" calcext:value-type="string">
            <text:p>DCjg./012345678urQ9:&lt;=?@ FGHIJKLMNORSTUVWXYZ[\]^_`abcdefh A&gt;Biklmnopqstvwxyz{|}~!"#%&amp;'()*+,-P$</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B" calcext:value-type="string">
            <text:p>B</text:p>
          </table:table-cell>
          <table:table-cell table:style-name="ce28" table:formula="of:=IF([.$F$4]&lt;[.$E$4];REPLACE([.C83];[.$F$4]+1;1;&quot;&quot;);REPLACE([.C83];[.$E$4]+1;1;&quot;&quot;))" office:value-type="string" office:string-value="DCjg./01234678urQ9:&lt;=?@FGHIJKLMNORSTUVWXYZ[\]^_`abcdefh A&gt;Biklmnopqstvwxyz{|}~!&quot;#%&amp;'()*+,-P$" calcext:value-type="string">
            <text:p>DCjg./01234678urQ9:&lt;=?@FGHIJKLMNORSTUVWXYZ[\]^_`abcdefh A&gt;Biklmnopqstvwxyz{|}~!"#%&amp;'()*+,-P$</text:p>
          </table:table-cell>
          <table:table-cell/>
          <table:table-cell table:style-name="Default"/>
          <table:table-cell table:number-columns-repeated="4"/>
          <table:table-cell table:formula="of:=COM.MICROSOFT.CONCAT([.J83];MID([.K83];[.$F$4]+1;1))" office:value-type="string" office:string-value="E5" calcext:value-type="string">
            <text:p>E5</text:p>
          </table:table-cell>
          <table:table-cell table:style-name="ce28" table:formula="of:=REPLACE([.$K83];[.$F$4]+1;1;&quot; &quot;)" office:value-type="string" office:string-value="DCjg./01234 678urQ9:&lt;=?@ FGHIJKLMNORSTUVWXYZ[\]^_`abcdefh A&gt;Biklmnopqstvwxyz{|}~!&quot;#%&amp;'()*+,-P$" calcext:value-type="string">
            <text:p>DCjg./01234 678urQ9:&lt;=?@ FGHIJKLMNORSTUVWXYZ[\]^_`abcdefh A&gt;Biklmnopqstvwxyz{|}~!"#%&amp;'()*+,-P$</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ymhZ~2y&gt;~&amp;yly.*" calcext:value-type="string">
            <text:p>`ymhZ~2y&gt;~&amp;yly.*</text:p>
          </table:table-cell>
          <table:table-cell table:formula="of:=COM.MICROSOFT.CONCAT(&quot;'&quot;;[.A85];&quot;'&quot;;&quot; A23 char positions in D21&quot;)" office:value-type="string" office:string-value="'`ymhZ~2y&gt;~&amp;yly.*' A23 char positions in D21" calcext:value-type="string">
            <text:p>'`ymhZ~2y&gt;~&amp;yly.*'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E5B" calcext:value-type="string">
            <text:p>E5B</text:p>
          </table:table-cell>
          <table:table-cell table:style-name="ce28" table:formula="of:=REPLACE([.$K84];[.$G$4]+1;1;&quot; &quot;)" office:value-type="string" office:string-value="DCjg./01234 678urQ9:&lt;=?@ FGHIJKLMNORSTUVWXYZ[\]^_`abcdefh A&gt; iklmnopqstvwxyz{|}~!&quot;#%&amp;'()*+,-P$" calcext:value-type="string">
            <text:p>DCjg./01234 678urQ9:&lt;=?@ FGHIJKLMNORSTUVWXYZ[\]^_`abcdefh A&gt; iklmnopqstvwxyz{|}~!"#%&amp;'()*+,-P$</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52" calcext:value-type="float">
            <text:p>52</text:p>
          </table:table-cell>
          <table:table-cell table:formula="of:=FIND(MID([.A78];LEN([.$A$4])+1;1);[.$D$83];1)" office:value-type="float" office:value="60" calcext:value-type="float">
            <text:p>60</text:p>
          </table:table-cell>
          <table:table-cell table:formula="of:=IF(MOD(([.B86]+[.C86])-([.$G$4]+1);[.$D$4])=0;[.$D$4];MOD(([.B86]+[.C86])-([.$H$4]+1);[.$D$4]))" office:value-type="float" office:value="54" calcext:value-type="float">
            <text:p>54</text:p>
          </table:table-cell>
          <table:table-cell table:formula="of:=IF([.D86]=0;MID([.$D$83];[.$D$4];1);IF([.D86]=[.$D$4];MID([.$D$83];[.$D$4];1);MID([.$D$83];[.D86];1)))" office:value-type="string" office:string-value="b" calcext:value-type="string">
            <text:p>b</text:p>
          </table:table-cell>
          <table:table-cell table:number-columns-repeated="4"/>
          <table:table-cell table:formula="of:=COM.MICROSOFT.CONCAT([.J85];MID([.$K85];[.$H$4]+1;1))" office:value-type="string" office:string-value="E5B " calcext:value-type="string">
            <text:p>E5B </text:p>
          </table:table-cell>
          <table:table-cell table:style-name="ce28" table:formula="of:=REPLACE([.$K85];[.$H$4]+1;1;&quot; &quot;)" office:value-type="string" office:string-value="DCjg./01234 678urQ9:&lt;=?@ FGHIJKLMNORSTUVWXYZ[\]^_`abcdefh A&gt; iklmnopqstvwxyz{|}~!&quot;#%&amp;'()*+,-P$" calcext:value-type="string">
            <text:p>DCjg./01234 678urQ9:&lt;=?@ FGHIJKLMNORSTUVWXYZ[\]^_`abcdefh A&gt; iklmnopqstvwxyz{|}~!"#%&amp;'()*+,-P$</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y" calcext:value-type="string">
            <text:p>y</text:p>
          </table:table-cell>
          <table:table-cell table:formula="of:=FIND([.A87];[.$D$83];1)" office:value-type="float" office:value="75" calcext:value-type="float">
            <text:p>75</text:p>
          </table:table-cell>
          <table:table-cell table:formula="of:=FIND(MID([.A78];LEN([.$A$4])+2;1);[.$D$83];1)" office:value-type="float" office:value="83" calcext:value-type="float">
            <text:p>83</text:p>
          </table:table-cell>
          <table:table-cell table:formula="of:=IF(MOD(([.B87]+[.C87])-([.$G$4]+1);[.$D$4])=0;[.$D$4];MOD(([.B87]+[.C87])-([.$H$4]+1);[.$D$4]))" office:value-type="float" office:value="6" calcext:value-type="float">
            <text:p>6</text:p>
          </table:table-cell>
          <table:table-cell table:formula="of:=IF([.D87]=0;MID([.$D$83];[.$D$4];1);IF([.D87]=[.$D$4];MID([.$D$83];[.$D$4];1);MID([.$D$83];[.D87];1)))" office:value-type="string" office:string-value="C" calcext:value-type="string">
            <text:p>C</text:p>
          </table:table-cell>
          <table:table-cell table:number-columns-repeated="1019"/>
        </table:table-row>
        <table:table-row table:style-name="ro1">
          <table:table-cell table:formula="of:=MID([.A85];3;1)" office:value-type="string" office:string-value="m" calcext:value-type="string">
            <text:p>m</text:p>
          </table:table-cell>
          <table:table-cell table:formula="of:=FIND([.A88];[.$D$83];1)" office:value-type="float" office:value="65" calcext:value-type="float">
            <text:p>65</text:p>
          </table:table-cell>
          <table:table-cell table:formula="of:=FIND(MID([.A78];LEN([.$A$4])+3;1);[.$D$83];1)" office:value-type="float" office:value="3" calcext:value-type="float">
            <text:p>3</text:p>
          </table:table-cell>
          <table:table-cell table:formula="of:=IF(MOD(([.B88]+[.C88])-([.$G$4]+1);[.$D$4])=0;[.$D$4];MOD(([.B88]+[.C88])-([.$H$4]+1);[.$D$4]))" office:value-type="float" office:value="10" calcext:value-type="float">
            <text:p>10</text:p>
          </table:table-cell>
          <table:table-cell table:formula="of:=IF([.D88]=0;MID([.$D$83];[.$D$4];1);IF([.D88]=[.$D$4];MID([.$D$83];[.$D$4];1);MID([.$D$83];[.D88];1)))" office:value-type="string" office:string-value="/" calcext:value-type="string">
            <text:p>/</text:p>
          </table:table-cell>
          <table:table-cell table:number-columns-repeated="5"/>
          <table:table-cell table:formula="of:=REPLACE([.K86];FIND(&quot; &quot;;[.K86];1);1;&quot;&quot;)" office:value-type="string" office:string-value="DCjg./01234678urQ9:&lt;=?@ FGHIJKLMNORSTUVWXYZ[\]^_`abcdefh A&gt; iklmnopqstvwxyz{|}~!&quot;#%&amp;'()*+,-P$" calcext:value-type="string">
            <text:p>DCjg./01234678urQ9:&lt;=?@ FGHIJKLMNORSTUVWXYZ[\]^_`abcdefh A&gt; iklmnopqstvwxyz{|}~!"#%&amp;'()*+,-P$</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h" calcext:value-type="string">
            <text:p>h</text:p>
          </table:table-cell>
          <table:table-cell table:formula="of:=FIND([.A89];[.$D$83];1)" office:value-type="float" office:value="59" calcext:value-type="float">
            <text:p>59</text:p>
          </table:table-cell>
          <table:table-cell table:formula="of:=FIND(MID([.A78];LEN([.$A$4])+4;1);[.$D$83];1)" office:value-type="float" office:value="57" calcext:value-type="float">
            <text:p>57</text:p>
          </table:table-cell>
          <table:table-cell table:formula="of:=IF(MOD(([.B89]+[.C89])-([.$G$4]+1);[.$D$4])=0;[.$D$4];MOD(([.B89]+[.C89])-([.$H$4]+1);[.$D$4]))" office:value-type="float" office:value="58" calcext:value-type="float">
            <text:p>58</text:p>
          </table:table-cell>
          <table:table-cell table:formula="of:=IF([.D89]=0;MID([.$D$83];[.$D$4];1);IF([.D89]=[.$D$4];MID([.$D$83];[.$D$4];1);MID([.$D$83];[.D89];1)))" office:value-type="string" office:string-value="f" calcext:value-type="string">
            <text:p>f</text:p>
          </table:table-cell>
          <table:table-cell table:number-columns-repeated="5"/>
          <table:table-cell table:formula="of:=REPLACE([.K88];FIND(&quot; &quot;;[.K88];1);1;&quot;&quot;)" office:value-type="string" office:string-value="DCjg./01234678urQ9:&lt;=?@FGHIJKLMNORSTUVWXYZ[\]^_`abcdefh A&gt; iklmnopqstvwxyz{|}~!&quot;#%&amp;'()*+,-P$" calcext:value-type="string">
            <text:p>DCjg./01234678urQ9:&lt;=?@FGHIJKLMNORSTUVWXYZ[\]^_`abcdefh A&gt; iklmnopqstvwxyz{|}~!"#%&amp;'()*+,-P$</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Z" calcext:value-type="string">
            <text:p>Z</text:p>
          </table:table-cell>
          <table:table-cell table:formula="of:=FIND([.A90];[.$D$83];1)" office:value-type="float" office:value="46" calcext:value-type="float">
            <text:p>46</text:p>
          </table:table-cell>
          <table:table-cell table:formula="of:=FIND(MID([.A78];LEN([.$A$4])+5;1);[.$D$83];1)" office:value-type="float" office:value="53" calcext:value-type="float">
            <text:p>53</text:p>
          </table:table-cell>
          <table:table-cell table:formula="of:=IF(MOD(([.B90]+[.C90])-([.$G$4]+1);[.$D$4])=0;[.$D$4];MOD(([.B90]+[.C90])-([.$H$4]+1);[.$D$4]))" office:value-type="float" office:value="41" calcext:value-type="float">
            <text:p>41</text:p>
          </table:table-cell>
          <table:table-cell table:formula="of:=IF([.D90]=0;MID([.$D$83];[.$D$4];1);IF([.D90]=[.$D$4];MID([.$D$83];[.$D$4];1);MID([.$D$83];[.D90];1)))" office:value-type="string" office:string-value="U" calcext:value-type="string">
            <text:p>U</text:p>
          </table:table-cell>
          <table:table-cell table:number-columns-repeated="5"/>
          <table:table-cell table:formula="of:=REPLACE([.K89];FIND(&quot; &quot;;[.K89];1);1;&quot;&quot;)" office:value-type="string" office:string-value="DCjg./01234678urQ9:&lt;=?@FGHIJKLMNORSTUVWXYZ[\]^_`abcdefhA&gt; iklmnopqstvwxyz{|}~!&quot;#%&amp;'()*+,-P$" calcext:value-type="string">
            <text:p>DCjg./01234678urQ9:&lt;=?@FGHIJKLMNORSTUVWXYZ[\]^_`abcdefhA&gt; iklmnopqstvwxyz{|}~!"#%&amp;'()*+,-P$</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 calcext:value-type="string">
            <text:p>~</text:p>
          </table:table-cell>
          <table:table-cell table:formula="of:=FIND([.A91];[.$D$83];1)" office:value-type="float" office:value="80" calcext:value-type="float">
            <text:p>80</text:p>
          </table:table-cell>
          <table:table-cell table:formula="of:=FIND(MID([.A78];LEN([.$A$4])+6;1);[.$D$83];1)" office:value-type="float" office:value="19" calcext:value-type="float">
            <text:p>19</text:p>
          </table:table-cell>
          <table:table-cell table:formula="of:=IF(MOD(([.B91]+[.C91])-([.$G$4]+1);[.$D$4])=0;[.$D$4];MOD(([.B91]+[.C91])-([.$H$4]+1);[.$D$4]))" office:value-type="float" office:value="41" calcext:value-type="float">
            <text:p>41</text:p>
          </table:table-cell>
          <table:table-cell table:formula="of:=IF([.D91]=0;MID([.$D$83];[.$D$4];1);IF([.D91]=[.$D$4];MID([.$D$83];[.$D$4];1);MID([.$D$83];[.D91];1)))" office:value-type="string" office:string-value="U" calcext:value-type="string">
            <text:p>U</text:p>
          </table:table-cell>
          <table:table-cell table:number-columns-repeated="5"/>
          <table:table-cell table:formula="of:=REPLACE([.K90];FIND(&quot; &quot;;[.K90];1);1;&quot;&quot;)" office:value-type="string" office:string-value="DCjg./01234678urQ9:&lt;=?@FGHIJKLMNORSTUVWXYZ[\]^_`abcdefhA&gt;iklmnopqstvwxyz{|}~!&quot;#%&amp;'()*+,-P$" calcext:value-type="string">
            <text:p>DCjg./01234678urQ9:&lt;=?@FGHIJKLMNORSTUVWXYZ[\]^_`abcdefhA&gt;iklmnopqstvwxyz{|}~!"#%&amp;'()*+,-P$</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2" calcext:value-type="string">
            <text:p>2</text:p>
          </table:table-cell>
          <table:table-cell table:formula="of:=FIND([.A92];[.$D$83];1)" office:value-type="float" office:value="13" calcext:value-type="float">
            <text:p>13</text:p>
          </table:table-cell>
          <table:table-cell table:formula="of:=FIND(MID([.A78];LEN([.$A$4])+7;1);[.$D$83];1)" office:value-type="float" office:value="71" calcext:value-type="float">
            <text:p>71</text:p>
          </table:table-cell>
          <table:table-cell table:formula="of:=IF(MOD(([.B92]+[.C92])-([.$G$4]+1);[.$D$4])=0;[.$D$4];MOD(([.B92]+[.C92])-([.$H$4]+1);[.$D$4]))" office:value-type="float" office:value="26" calcext:value-type="float">
            <text:p>26</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formula="of:=MID([.A85];8;1)" office:value-type="string" office:string-value="y" calcext:value-type="string">
            <text:p>y</text:p>
          </table:table-cell>
          <table:table-cell table:formula="of:=FIND([.A93];[.$D$83];1)" office:value-type="float" office:value="75" calcext:value-type="float">
            <text:p>75</text:p>
          </table:table-cell>
          <table:table-cell table:formula="of:=FIND(MID([.A78];LEN([.$A$4])+8;1);[.$D$83];1)" office:value-type="float" office:value="62" calcext:value-type="float">
            <text:p>62</text:p>
          </table:table-cell>
          <table:table-cell table:formula="of:=IF(MOD(([.B93]+[.C93])-([.$G$4]+1);[.$D$4])=0;[.$D$4];MOD(([.B93]+[.C93])-([.$H$4]+1);[.$D$4]))" office:value-type="float" office:value="79" calcext:value-type="float">
            <text:p>79</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gt;" calcext:value-type="string">
            <text:p>&gt;</text:p>
          </table:table-cell>
          <table:table-cell table:formula="of:=FIND([.A94];[.$D$83];1)" office:value-type="float" office:value="61" calcext:value-type="float">
            <text:p>61</text:p>
          </table:table-cell>
          <table:table-cell table:formula="of:=FIND(MID([.A78];LEN([.$A$4])+9;1);[.$D$83];1)" office:value-type="float" office:value="58" calcext:value-type="float">
            <text:p>58</text:p>
          </table:table-cell>
          <table:table-cell table:formula="of:=IF(MOD(([.B94]+[.C94])-([.$G$4]+1);[.$D$4])=0;[.$D$4];MOD(([.B94]+[.C94])-([.$H$4]+1);[.$D$4]))" office:value-type="float" office:value="61" calcext:value-type="float">
            <text:p>61</text:p>
          </table:table-cell>
          <table:table-cell table:formula="of:=IF([.D94]=0;MID([.$D$83];[.$D$4];1);IF([.D94]=[.$D$4];MID([.$D$83];[.$D$4];1);MID([.$D$83];[.D94];1)))" office:value-type="string" office:string-value="&gt;" calcext:value-type="string">
            <text:p>&gt;</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80" calcext:value-type="float">
            <text:p>80</text:p>
          </table:table-cell>
          <table:table-cell table:formula="of:=FIND(MID([.A78];LEN([.$A$4])+10;1);[.$D$83];1)" office:value-type="float" office:value="19" calcext:value-type="float">
            <text:p>19</text:p>
          </table:table-cell>
          <table:table-cell table:formula="of:=IF(MOD(([.B95]+[.C95])-([.$G$4]+1);[.$D$4])=0;[.$D$4];MOD(([.B95]+[.C95])-([.$H$4]+1);[.$D$4]))" office:value-type="float" office:value="41" calcext:value-type="float">
            <text:p>41</text:p>
          </table:table-cell>
          <table:table-cell table:formula="of:=IF([.D95]=0;MID([.$D$83];[.$D$4];1);IF([.D95]=[.$D$4];MID([.$D$83];[.$D$4];1);MID([.$D$83];[.D95];1)))" office:value-type="string" office:string-value="U" calcext:value-type="string">
            <text:p>U</text:p>
          </table:table-cell>
          <table:table-cell table:number-columns-repeated="1019"/>
        </table:table-row>
        <table:table-row table:style-name="ro1">
          <table:table-cell table:formula="of:=MID([.A85];11;1)" office:value-type="string" office:string-value="&amp;" calcext:value-type="string">
            <text:p>&amp;</text:p>
          </table:table-cell>
          <table:table-cell table:formula="of:=FIND([.A96];[.$D$83];1)" office:value-type="float" office:value="85" calcext:value-type="float">
            <text:p>85</text:p>
          </table:table-cell>
          <table:table-cell table:formula="of:=FIND(MID([.A78];LEN([.$A$4])+11;1);[.$D$83];1)" office:value-type="float" office:value="64" calcext:value-type="float">
            <text:p>64</text:p>
          </table:table-cell>
          <table:table-cell table:formula="of:=IF(MOD(([.B96]+[.C96])-([.$G$4]+1);[.$D$4])=0;[.$D$4];MOD(([.B96]+[.C96])-([.$H$4]+1);[.$D$4]))" office:value-type="float" office:value="91" calcext:value-type="float">
            <text:p>91</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y" calcext:value-type="string">
            <text:p>y</text:p>
          </table:table-cell>
          <table:table-cell table:formula="of:=FIND([.A97];[.$D$83];1)" office:value-type="float" office:value="75" calcext:value-type="float">
            <text:p>75</text:p>
          </table:table-cell>
          <table:table-cell table:formula="of:=FIND(MID([.A78];LEN([.$A$4])+12;1);[.$D$83];1)" office:value-type="float" office:value="83" calcext:value-type="float">
            <text:p>83</text:p>
          </table:table-cell>
          <table:table-cell table:formula="of:=IF(MOD(([.B97]+[.C97])-([.$G$4]+1);[.$D$4])=0;[.$D$4];MOD(([.B97]+[.C97])-([.$H$4]+1);[.$D$4]))" office:value-type="float" office:value="6" calcext:value-type="float">
            <text:p>6</text:p>
          </table:table-cell>
          <table:table-cell table:formula="of:=IF([.D97]=0;MID([.$D$83];[.$D$4];1);IF([.D97]=[.$D$4];MID([.$D$83];[.$D$4];1);MID([.$D$83];[.D97];1)))" office:value-type="string" office:string-value="C" calcext:value-type="string">
            <text:p>C</text:p>
          </table:table-cell>
          <table:table-cell table:number-columns-repeated="1019"/>
        </table:table-row>
        <table:table-row table:style-name="ro1">
          <table:table-cell table:formula="of:=MID([.A85];13;1)" office:value-type="string" office:string-value="l" calcext:value-type="string">
            <text:p>l</text:p>
          </table:table-cell>
          <table:table-cell table:formula="of:=FIND([.A98];[.$D$83];1)" office:value-type="float" office:value="64" calcext:value-type="float">
            <text:p>64</text:p>
          </table:table-cell>
          <table:table-cell table:formula="of:=FIND(MID([.A78];LEN([.$A$4])+13;1);[.$D$83];1)" office:value-type="float" office:value="35" calcext:value-type="float">
            <text:p>35</text:p>
          </table:table-cell>
          <table:table-cell table:formula="of:=IF(MOD(([.B98]+[.C98])-([.$G$4]+1);[.$D$4])=0;[.$D$4];MOD(([.B98]+[.C98])-([.$H$4]+1);[.$D$4]))" office:value-type="float" office:value="41" calcext:value-type="float">
            <text:p>41</text:p>
          </table:table-cell>
          <table:table-cell table:formula="of:=IF([.D98]=0;MID([.$D$83];[.$D$4];1);IF([.D98]=[.$D$4];MID([.$D$83];[.$D$4];1);MID([.$D$83];[.D98];1)))" office:value-type="string" office:string-value="U" calcext:value-type="string">
            <text:p>U</text:p>
          </table:table-cell>
          <table:table-cell table:number-columns-repeated="1019"/>
        </table:table-row>
        <table:table-row table:style-name="ro1">
          <table:table-cell table:formula="of:=MID([.A85];14;1)" office:value-type="string" office:string-value="y" calcext:value-type="string">
            <text:p>y</text:p>
          </table:table-cell>
          <table:table-cell table:formula="of:=FIND([.A99];[.$D$83];1)" office:value-type="float" office:value="75" calcext:value-type="float">
            <text:p>75</text:p>
          </table:table-cell>
          <table:table-cell table:formula="of:=FIND(MID([.A78];LEN([.$A$4])+14;1);[.$D$83];1)" office:value-type="float" office:value="62" calcext:value-type="float">
            <text:p>62</text:p>
          </table:table-cell>
          <table:table-cell table:formula="of:=IF(MOD(([.B99]+[.C99])-([.$G$4]+1);[.$D$4])=0;[.$D$4];MOD(([.B99]+[.C99])-([.$H$4]+1);[.$D$4]))" office:value-type="float" office:value="79" calcext:value-type="float">
            <text:p>79</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9" calcext:value-type="float">
            <text:p>9</text:p>
          </table:table-cell>
          <table:table-cell table:formula="of:=FIND(MID([.A78];LEN([.$A$4])+15;1);[.$D$83];1)" office:value-type="float" office:value="66" calcext:value-type="float">
            <text:p>66</text:p>
          </table:table-cell>
          <table:table-cell table:formula="of:=IF(MOD(([.B100]+[.C100])-([.$G$4]+1);[.$D$4])=0;[.$D$4];MOD(([.B100]+[.C100])-([.$H$4]+1);[.$D$4]))" office:value-type="float" office:value="17" calcext:value-type="float">
            <text:p>17</text:p>
          </table:table-cell>
          <table:table-cell table:formula="of:=IF([.D100]=0;MID([.$D$83];[.$D$4];1);IF([.D100]=[.$D$4];MID([.$D$83];[.$D$4];1);MID([.$D$83];[.D100];1)))" office:value-type="string" office:string-value="7" calcext:value-type="string">
            <text:p>7</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89" calcext:value-type="float">
            <text:p>89</text:p>
          </table:table-cell>
          <table:table-cell table:formula="of:=FIND(MID([.A78];LEN([.$A$4])+16;1);[.$D$83];1)" office:value-type="float" office:value="56" calcext:value-type="float">
            <text:p>56</text:p>
          </table:table-cell>
          <table:table-cell table:formula="of:=IF(MOD(([.B101]+[.C101])-([.$G$4]+1);[.$D$4])=0;[.$D$4];MOD(([.B101]+[.C101])-([.$H$4]+1);[.$D$4]))" office:value-type="float" office:value="87" calcext:value-type="float">
            <text:p>87</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bC/fUU?}&gt;U,CU}7(" calcext:value-type="string">
            <text:p>bC/fUU?}&gt;U,CU}7(</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10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ENCRYPTED MESSAGE SHEET</text:p>
          </table:table-cell>
          <table:table-cell table:style-name="ce32" office:value-type="string" calcext:value-type="string">
            <text:p>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office:value-type="string" calcext:value-type="string">
            <text:p>!"#$%&amp;'()*+,-./0123456789: &lt;=&gt;?@ABCDEFGHIJKLMNOPQRSTUVWXYZ[\]^_`abcdefghijklmnopqrstuvwxyz{|}~</text:p>
          </table:table-cell>
          <table:table-cell table:style-name="ce8" office:value-type="string" calcext:value-type="string">
            <text:p>A#Beautiful#Mind</text:p>
          </table:table-cell>
          <table:table-cell table:style-name="ce10" table:formula="of:=[Encrypt.A206]" office:value-type="float" office:value="0" calcext:value-type="float">
            <text:p>0</text:p>
          </table:table-cell>
          <table:table-cell table:style-name="ce10" table:formula="of:=[Decrypt.A206]" office:value-type="float" office:value="0" calcext:value-type="float">
            <text:p>0</text:p>
          </table:table-cell>
          <table:table-cell table:style-name="ce8" office:value-type="float" office:value="23" calcext:value-type="float">
            <text:p>23</text:p>
          </table:table-cell>
          <table:table-cell table:style-name="ce8" office:value-type="float" office:value="24" calcext:value-type="float">
            <text:p>24</text:p>
          </table:table-cell>
          <table:table-cell table:style-name="ce8" office:value-type="float" office:value="11" calcext:value-type="float">
            <text:p>11</text:p>
          </table:table-cell>
          <table:table-cell table:style-name="ce8" office:value-type="float" office:value="19" calcext:value-type="float">
            <text:p>19</text:p>
          </table:table-cell>
          <table:table-cell table:style-name="ce8" office:value-type="float" office:value="0" calcext:value-type="float">
            <text:p>0</text:p>
          </table:table-cell>
          <table:table-cell table:style-name="ce11" table:number-columns-repeated="1015"/>
        </table:table-row>
        <table:table-row table:style-name="ro1">
          <table:table-cell table:style-name="ce26" table:formula="of:=IF(LEN([.$B$2])&lt;16;COM.MICROSOFT.CONCAT([.$B$2];LEFT([.$B$4];MOD(16-LEN([.$B$2]);16)));IF(LEN([.$B$2])&gt;=16;LEFT([.$B$2];16);[.B114]))" office:value-type="string" office:string-value="A#Beautiful#Mind" calcext:value-type="string">
            <text:p>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20]))" office:value-type="string" office:string-value="A#Beautiful#Mind" calcext:value-type="string">
            <text:p>A#Beautiful#Mind</text:p>
          </table:table-cell>
          <table:table-cell table:style-name="ce16" table:formula="of:=COM.MICROSOFT.CONCAT(&quot;__&quot;;LEFT([.$A$2];LEN([.$B$2])))"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number-columns-repeated="4"/>
          <table:table-cell table:number-columns-repeated="1010"/>
        </table:table-row>
        <table:table-row table:style-name="ro1" table:number-rows-repeated="2">
          <table:table-cell table:number-columns-repeated="4"/>
          <table:table-cell table:style-name="Default"/>
          <table:table-cell table:number-columns-repeated="1019"/>
        </table:table-row>
        <table:table-row table:style-name="ro1">
          <table:table-cell table:style-name="ce32" office:value-type="string" calcext:value-type="string">
            <text:p>OWP Basic Character Set</text:p>
          </table:table-cell>
          <table:table-cell table:number-columns-repeated="3"/>
          <table:table-cell table:style-name="Default"/>
          <table:table-cell table:number-columns-repeated="1019"/>
        </table:table-row>
        <table:table-row table:style-name="ro1">
          <table:table-cell table:style-name="ce9" office:value-type="string" calcext:value-type="string">
            <text:p>abcdefghijklmnopqrstuvwxyz0123456789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SAMPLE CHARACTER SETS BELOW</text:p>
          </table:table-cell>
          <table:table-cell table:style-name="ce32" table:number-columns-repeated="2"/>
          <table:table-cell table:style-name="ce20" table:number-columns-repeated="1021"/>
        </table:table-row>
        <table:table-row table:style-name="ro1">
          <table:table-cell office:value-type="string" calcext:value-type="string">
            <text:p>!"#$%&amp;'()*+,-./0123456789: &lt;=&gt;?@ABCDEFGHIJKLMNOPQRSTUVWXYZ[\]^_`abcdefghijklmnopqrstuvwxyz{|}~</text:p>
          </table:table-cell>
          <table:table-cell table:number-columns-repeated="3"/>
          <table:table-cell table:style-name="Default"/>
          <table:table-cell table:number-columns-repeated="1019"/>
        </table:table-row>
        <table:table-row table:style-name="ro1">
          <table:table-cell table:style-name="ce6"/>
          <table:table-cell table:number-columns-repeated="3"/>
          <table:table-cell table:style-name="Default"/>
          <table:table-cell table:number-columns-repeated="1019"/>
        </table:table-row>
        <table:table-row table:style-name="ro1">
          <table:table-cell office:value-type="string" calcext:value-type="string">
            <text:p>0123456789/_ABCDEFGHIJKLMNOPQRSTUVWXYZabcdefghijklmnopqrstuvwxyz</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13" office:value-type="string" calcext:value-type="string">
            <text:p>ABCDEFGHIJKLMNOPQRSTUVWXYZ0123456789_</text:p>
          </table:table-cell>
          <table:table-cell table:number-columns-repeated="3"/>
          <table:table-cell table:style-name="Default"/>
          <table:table-cell table:number-columns-repeated="1019"/>
        </table:table-row>
      </table:table>
      <table:table table:name="Sheet2"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1.$D$83]" office:value-type="string" office:string-value="E5B DCjg./01234678urQ9:&lt;=?@FGHIJKLMNORSTUVWXYZ[\]^_`abcdefhA&gt;iklmnopqstvwxyz{|}~!&quot;#%&amp;'()*+,-P$" calcext:value-type="string">
            <text:p>E5B DCjg./01234678urQ9:&lt;=?@FGHIJKLMNORSTUVWXYZ[\]^_`abcdefhA&gt;iklmnopqstvwxyz{|}~!"#%&amp;'()*+,-P$</text:p>
          </table:table-cell>
          <table:table-cell table:style-name="ce23" table:formula="of:=[Sheet1.A102]" office:value-type="string" office:string-value="bC/fUU?}&gt;U,CU}7(" calcext:value-type="string">
            <text:p>bC/fUU?}&gt;U,CU}7(</text:p>
          </table:table-cell>
          <table:table-cell table:style-name="ce28"/>
          <table:table-cell/>
          <table:table-cell table:style-name="ce6" table:formula="of:=[Sheet1.E2]" office:value-type="float" office:value="24" calcext:value-type="float">
            <text:p>24</text:p>
          </table:table-cell>
          <table:table-cell table:style-name="ce6" table:formula="of:=[Sheet1.F2]" office:value-type="float" office:value="11" calcext:value-type="float">
            <text:p>11</text:p>
          </table:table-cell>
          <table:table-cell table:style-name="ce6" table:formula="of:=[Sheet1.G2]" office:value-type="float" office:value="60" calcext:value-type="float">
            <text:p>60</text:p>
          </table:table-cell>
          <table:table-cell table:style-name="ce6" table:formula="of:=[Sheet1.H2]" office:value-type="float" office:value="57" calcext:value-type="float">
            <text:p>57</text:p>
          </table:table-cell>
          <table:table-cell table:style-name="ce6" table:formula="of:=[Sheet1.I2]" office:value-type="float" office:value="0" calcext:value-type="float">
            <text:p>0</text:p>
          </table:table-cell>
          <table:table-cell table:number-columns-repeated="1015"/>
        </table:table-row>
        <table:table-row table:style-name="ro1">
          <table:table-cell table:style-name="ce27" table:formula="of:=[Sheet1.A103]" office:value-type="string" office:string-value="bC/fUU?}&gt;U,CU}7(A#Beautiful#MindA#Beautiful#MindA#Beautiful#Mind" calcext:value-type="string">
            <text:p>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bC/fUU?}&gt;U,CU}7(" calcext:value-type="string">
            <text:p>bC/fUU?}&gt;U,CU}7(</text:p>
          </table:table-cell>
          <table:table-cell table:style-name="ce17" table:formula="of:=[Sheet1.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E5B DCjg./01234678urQ9:&lt;" calcext:value-type="string">
            <text:p>E5B DCjg./01234678urQ9:&lt;</text:p>
          </table:table-cell>
          <table:table-cell table:formula="of:=IF([.$E$3]=0;RIGHT([.$A$2];[.$D$4]-[.$E$4]);LEFT([.$A$2];[.$D$4]-[.$E$4]))" office:value-type="string" office:string-value="=?@FGHIJKLMNORSTUVWXYZ[\]^_`abcdefhA&gt;iklmnopqstvwxyz{|}~!&quot;#%&amp;'()*+,-P$" calcext:value-type="string">
            <text:p>=?@FGHIJKLMNORSTUVWXYZ[\]^_`abcdefhA&gt;iklmnopqstvwxyz{|}~!"#%&amp;'()*+,-P$</text:p>
          </table:table-cell>
          <table:table-cell table:style-name="ce28" table:formula="of:=IF([.$E$3]=0;COM.MICROSOFT.CONCAT([.C5];[.B5]);COM.MICROSOFT.CONCAT([.C6];[.B6]))" office:value-type="string" office:string-value="=?@FGHIJKLMNORSTUVWXYZ[\]^_`abcdefhA&gt;iklmnopqstvwxyz{|}~!&quot;#%&amp;'()*+,-P$E5B DCjg./01234678urQ9:&lt;" calcext:value-type="string">
            <text:p>=?@FGHIJKLMNORSTUVWXYZ[\]^_`abcdefhA&gt;iklmnopqstvwxyz{|}~!"#%&amp;'()*+,-P$E5B DCjg./01234678urQ9:&lt;</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E5B DCjg./01234678urQ9:&lt;=?@FGHIJKLMNORSTUVWXYZ[\]^_`abcdefhA&gt;iklmnopqs" calcext:value-type="string">
            <text:p>E5B DCjg./01234678urQ9:&lt;=?@FGHIJKLMNORSTUVWXYZ[\]^_`abcdefhA&gt;iklmnopqs</text:p>
          </table:table-cell>
          <table:table-cell table:formula="of:=RIGHT([.$A$2];[.$E$4])" office:value-type="string" office:string-value="tvwxyz{|}~!&quot;#%&amp;'()*+,-P$" calcext:value-type="string">
            <text:p>tvwxyz{|}~!"#%&amp;'()*+,-P$</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 calcext:value-type="string">
            <text:p>]</text:p>
          </table:table-cell>
          <table:table-cell/>
          <table:table-cell table:style-name="ce28" table:formula="of:=IF([.$E$3]=0;COM.MICROSOFT.CONCAT([.B7];REPLACE([.D5];([.$E$4]+1);1;&quot;&quot;));COM.MICROSOFT.CONCAT(REPLACE([.D5];([.$E$4]+1);1;&quot;&quot;);[.B7]))" office:value-type="string" office:string-value="]=?@FGHIJKLMNORSTUVWXYZ[\^_`abcdefhA&gt;iklmnopqstvwxyz{|}~!&quot;#%&amp;'()*+,-P$E5B DCjg./01234678urQ9:&lt;" calcext:value-type="string">
            <text:p>]=?@FGHIJKLMNORSTUVWXYZ[\^_`abcdefhA&gt;iklmnopqstvwxyz{|}~!"#%&amp;'()*+,-P$E5B DCjg./01234678urQ9:&lt;</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M&amp;&quot;" calcext:value-type="string">
            <text:p>\M&amp;"</text:p>
          </table:table-cell>
          <table:table-cell table:formula="of:=IF([.$E$4]&lt;[.$F$4];REPLACE([.D7];[.$F$4]+1;1;&quot;&quot;);REPLACE([.D7];[.$E$4]+1;1;&quot;&quot;))" office:value-type="string" office:string-value="]=?@FGHIJKLMNORSTUVWXYZ[^_`abcdefhA&gt;iklmnopqstvwxyz{|}~!&quot;#%&amp;'()*+,-P$E5B DCjg./01234678urQ9:&lt;" calcext:value-type="string">
            <text:p>]=?@FGHIJKLMNORSTUVWXYZ[^_`abcdefhA&gt;iklmnopqstvwxyz{|}~!"#%&amp;'()*+,-P$E5B DCjg./01234678urQ9:&lt;</text:p>
          </table:table-cell>
          <table:table-cell table:formula="of:=COM.MICROSOFT.CONCAT([.B8];[.K16])" office:value-type="string" office:string-value="\M&amp;&quot;]=?@FGHIJKLNORSTUVWXYZ[^_`abcdefhA&gt;iklmnopqstvwxyz{|}~!#%'()*+,-P$E5B DCjg./01234678urQ9:&lt;" calcext:value-type="string">
            <text:p>\M&amp;"]=?@FGHIJKLNORSTUVWXYZ[^_`abcdefhA&gt;iklmnopqstvwxyz{|}~!#%'()*+,-P$E5B DCjg./01234678urQ9:&lt;</text:p>
          </table:table-cell>
          <table:table-cell table:style-name="Default" office:value-type="string" calcext:value-type="string">
            <text:p><text:s/></text:p>
          </table:table-cell>
          <table:table-cell table:number-columns-repeated="4"/>
          <table:table-cell table:style-name="ce28" table:formula="of:=MID([.$D$7];[.$E$4]+1;1)" office:value-type="string" office:string-value="\" calcext:value-type="string">
            <text:p>\</text:p>
          </table:table-cell>
          <table:table-cell table:style-name="ce28" table:formula="of:=REPLACE([.$D$7];[.$E$4]+1;1;&quot; &quot;)" office:value-type="string" office:string-value="]=?@FGHIJKLMNORSTUVWXYZ[ ^_`abcdefhA&gt;iklmnopqstvwxyz{|}~!&quot;#%&amp;'()*+,-P$E5B DCjg./01234678urQ9:&lt;" calcext:value-type="string">
            <text:p>]=?@FGHIJKLMNORSTUVWXYZ[ ^_`abcdefhA&gt;iklmnopqstvwxyz{|}~!"#%&amp;'()*+,-P$E5B DCjg./01234678urQ9:&lt;</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bC/fUU?}&gt;U,CU}7(" calcext:value-type="string">
            <text:p>bC/fUU?}&gt;U,CU}7(</text:p>
          </table:table-cell>
          <table:table-cell table:formula="of:=MID([.D7];[.$E$4]+1;1)" office:value-type="string" office:string-value="\" calcext:value-type="string">
            <text:p>\</text:p>
          </table:table-cell>
          <table:table-cell table:formula="of:=IF([.$E$4]&lt;[.$F$4];REPLACE([.C8];[.$E$4]+1;1;&quot;&quot;);REPLACE([.C8];[.$F$4]+1;1;&quot;&quot;))" office:value-type="string" office:string-value="]=?@FGHIJKLNORSTUVWXYZ[^_`abcdefhA&gt;iklmnopqstvwxyz{|}~!&quot;#%&amp;'()*+,-P$E5B DCjg./01234678urQ9:&lt;" calcext:value-type="string">
            <text:p>]=?@FGHIJKLNORSTUVWXYZ[^_`abcdefhA&gt;iklmnopqstvwxyz{|}~!"#%&amp;'()*+,-P$E5B DCjg./01234678urQ9:&lt;</text:p>
          </table:table-cell>
          <table:table-cell/>
          <table:table-cell table:style-name="Default"/>
          <table:table-cell table:number-columns-repeated="4"/>
          <table:table-cell table:formula="of:=COM.MICROSOFT.CONCAT([.J8];MID([.D7];[.$F$4]+1;1))" office:value-type="string" office:string-value="\M" calcext:value-type="string">
            <text:p>\M</text:p>
          </table:table-cell>
          <table:table-cell table:style-name="ce28" table:formula="of:=REPLACE([.$K8];[.$F$4]+1;1;&quot; &quot;)" office:value-type="string" office:string-value="]=?@FGHIJKL NORSTUVWXYZ[ ^_`abcdefhA&gt;iklmnopqstvwxyz{|}~!&quot;#%&amp;'()*+,-P$E5B DCjg./01234678urQ9:&lt;" calcext:value-type="string">
            <text:p>]=?@FGHIJKL NORSTUVWXYZ[ ^_`abcdefhA&gt;iklmnopqstvwxyz{|}~!"#%&amp;'()*+,-P$E5B DCjg./01234678urQ9:&lt;</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bC/fUU?}&gt;U,CU}7(' A9 OTP char positions in D8" calcext:value-type="string">
            <text:p>'bC/fUU?}&gt;U,CU}7(' A9 OTP char positions in D8</text:p>
          </table:table-cell>
          <table:table-cell/>
          <table:table-cell table:style-name="Default"/>
          <table:table-cell table:number-columns-repeated="4"/>
          <table:table-cell table:formula="of:=COM.MICROSOFT.CONCAT([.J9];MID([.$D7];[.$G$4]+1;1))" office:value-type="string" office:string-value="\M&amp;" calcext:value-type="string">
            <text:p>\M&amp;</text:p>
          </table:table-cell>
          <table:table-cell table:style-name="ce28" table:formula="of:=REPLACE([.$K9];[.$G$4]+1;1;&quot; &quot;)" office:value-type="string" office:string-value="]=?@FGHIJKL NORSTUVWXYZ[ ^_`abcdefhA&gt;iklmnopqstvwxyz{|}~!&quot;#% '()*+,-P$E5B DCjg./01234678urQ9:&lt;" calcext:value-type="string">
            <text:p>]=?@FGHIJKL NORSTUVWXYZ[ ^_`abcdefhA&gt;iklmnopqstvwxyz{|}~!"#% '()*+,-P$E5B DCjg./01234678urQ9:&lt;</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b" calcext:value-type="string">
            <text:p>b</text:p>
          </table:table-cell>
          <table:table-cell table:formula="of:=FIND([.A11];[.$D$8];1)" office:value-type="float" office:value="32" calcext:value-type="float">
            <text:p>32</text:p>
          </table:table-cell>
          <table:table-cell table:formula="of:=FIND(MID([.$A$3];1;1);[.$D$8];1)" office:value-type="float" office:value="32" calcext:value-type="float">
            <text:p>32</text:p>
          </table:table-cell>
          <table:table-cell table:formula="of:=IF(MOD(([.B11]+[.C11])-([.$E$4]+1);[.$D$4])=0;[.$D$4];MOD(([.B11]+[.C11])-([.$E$4]+1);[.$D$4]))" office:value-type="float" office:value="39" calcext:value-type="float">
            <text:p>39</text:p>
          </table:table-cell>
          <table:table-cell table:formula="of:=IF([.D11]=0;MID([.$D$8];[.$D$4];1);IF([.D11]=[.$D$4];MID([.$D$8];[.$D$4];1);MID([.$D$8];[.D11];1)))" office:value-type="string" office:string-value="&gt;" calcext:value-type="string">
            <text:p>&gt;</text:p>
          </table:table-cell>
          <table:table-cell table:number-columns-repeated="4"/>
          <table:table-cell table:formula="of:=COM.MICROSOFT.CONCAT([.J10];MID([.$D7];[.$H$4]+1;1))" office:value-type="string" office:string-value="\M&amp;&quot;" calcext:value-type="string">
            <text:p>\M&amp;"</text:p>
          </table:table-cell>
          <table:table-cell table:style-name="ce28" table:formula="of:=REPLACE([.$K10];[.$H$4]+1;1;&quot; &quot;)" office:value-type="string" office:string-value="]=?@FGHIJKL NORSTUVWXYZ[ ^_`abcdefhA&gt;iklmnopqstvwxyz{|}~! #% '()*+,-P$E5B DCjg./01234678urQ9:&lt;" calcext:value-type="string">
            <text:p>]=?@FGHIJKL NORSTUVWXYZ[ ^_`abcdefhA&gt;iklmnopqstvwxyz{|}~! #% '()*+,-P$E5B DCjg./01234678urQ9:&lt;</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C" calcext:value-type="string">
            <text:p>C</text:p>
          </table:table-cell>
          <table:table-cell table:formula="of:=FIND([.A12];[.$D$8];1)" office:value-type="float" office:value="76" calcext:value-type="float">
            <text:p>76</text:p>
          </table:table-cell>
          <table:table-cell table:formula="of:=FIND(MID([.$A$3];2;1);[.$D$8];1)" office:value-type="float" office:value="76" calcext:value-type="float">
            <text:p>76</text:p>
          </table:table-cell>
          <table:table-cell table:formula="of:=IF(MOD(([.B12]+[.C12])-([.$E$4]+1);[.$D$4])=0;[.$D$4];MOD(([.B12]+[.C12])-([.$E$4]+1);[.$D$4]))" office:value-type="float" office:value="33" calcext:value-type="float">
            <text:p>33</text:p>
          </table:table-cell>
          <table:table-cell table:formula="of:=IF([.D12]=0;MID([.$D$8];[.$D$4];1);IF([.D12]=[.$D$4];MID([.$D$8];[.$D$4];1);MID([.$D$8];[.D12];1)))" office:value-type="string" office:string-value="c" calcext:value-type="string">
            <text:p>c</text:p>
          </table:table-cell>
          <table:table-cell table:number-columns-repeated="1019"/>
        </table:table-row>
        <table:table-row table:style-name="ro1">
          <table:table-cell table:formula="of:=MID([.$A$4];3;1)" office:value-type="string" office:string-value="/" calcext:value-type="string">
            <text:p>/</text:p>
          </table:table-cell>
          <table:table-cell table:formula="of:=FIND([.A13];[.$D$8];1)" office:value-type="float" office:value="80" calcext:value-type="float">
            <text:p>80</text:p>
          </table:table-cell>
          <table:table-cell table:formula="of:=FIND(MID([.$A$3];3;1);[.$D$8];1)" office:value-type="float" office:value="80" calcext:value-type="float">
            <text:p>80</text:p>
          </table:table-cell>
          <table:table-cell table:formula="of:=IF(MOD(([.B13]+[.C13])-([.$E$4]+1);[.$D$4])=0;[.$D$4];MOD(([.B13]+[.C13])-([.$E$4]+1);[.$D$4]))" office:value-type="float" office:value="41" calcext:value-type="float">
            <text:p>41</text:p>
          </table:table-cell>
          <table:table-cell table:formula="of:=IF([.D13]=0;MID([.$D$8];[.$D$4];1);IF([.D13]=[.$D$4];MID([.$D$8];[.$D$4];1);MID([.$D$8];[.D13];1)))" office:value-type="string" office:string-value="k" calcext:value-type="string">
            <text:p>k</text:p>
          </table:table-cell>
          <table:table-cell table:number-columns-repeated="5"/>
          <table:table-cell table:formula="of:=REPLACE([.K11];FIND(&quot; &quot;;[.K11];1);1;&quot;&quot;)" office:value-type="string" office:string-value="]=?@FGHIJKLNORSTUVWXYZ[ ^_`abcdefhA&gt;iklmnopqstvwxyz{|}~! #% '()*+,-P$E5B DCjg./01234678urQ9:&lt;" calcext:value-type="string">
            <text:p>]=?@FGHIJKLNORSTUVWXYZ[ ^_`abcdefhA&gt;iklmnopqstvwxyz{|}~! #% '()*+,-P$E5B DCjg./01234678urQ9:&lt;</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f" calcext:value-type="string">
            <text:p>f</text:p>
          </table:table-cell>
          <table:table-cell table:formula="of:=FIND([.A14];[.$D$8];1)" office:value-type="float" office:value="36" calcext:value-type="float">
            <text:p>36</text:p>
          </table:table-cell>
          <table:table-cell table:formula="of:=FIND(MID([.$A$3];4;1);[.$D$8];1)" office:value-type="float" office:value="36" calcext:value-type="float">
            <text:p>36</text:p>
          </table:table-cell>
          <table:table-cell table:formula="of:=IF(MOD(([.B14]+[.C14])-([.$E$4]+1);[.$D$4])=0;[.$D$4];MOD(([.B14]+[.C14])-([.$E$4]+1);[.$D$4]))" office:value-type="float" office:value="47" calcext:value-type="float">
            <text:p>47</text:p>
          </table:table-cell>
          <table:table-cell table:formula="of:=IF([.D14]=0;MID([.$D$8];[.$D$4];1);IF([.D14]=[.$D$4];MID([.$D$8];[.$D$4];1);MID([.$D$8];[.D14];1)))" office:value-type="string" office:string-value="q" calcext:value-type="string">
            <text:p>q</text:p>
          </table:table-cell>
          <table:table-cell table:number-columns-repeated="5"/>
          <table:table-cell table:formula="of:=REPLACE([.K13];FIND(&quot; &quot;;[.K13];1);1;&quot;&quot;)" office:value-type="string" office:string-value="]=?@FGHIJKLNORSTUVWXYZ[^_`abcdefhA&gt;iklmnopqstvwxyz{|}~! #% '()*+,-P$E5B DCjg./01234678urQ9:&lt;" calcext:value-type="string">
            <text:p>]=?@FGHIJKLNORSTUVWXYZ[^_`abcdefhA&gt;iklmnopqstvwxyz{|}~! #% '()*+,-P$E5B DCjg./01234678urQ9:&lt;</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U" calcext:value-type="string">
            <text:p>U</text:p>
          </table:table-cell>
          <table:table-cell table:formula="of:=FIND([.A15];[.$D$8];1)" office:value-type="float" office:value="21" calcext:value-type="float">
            <text:p>21</text:p>
          </table:table-cell>
          <table:table-cell table:formula="of:=FIND(MID([.$A$3];5;1);[.$D$8];1)" office:value-type="float" office:value="21" calcext:value-type="float">
            <text:p>21</text:p>
          </table:table-cell>
          <table:table-cell table:formula="of:=IF(MOD(([.B15]+[.C15])-([.$E$4]+1);[.$D$4])=0;[.$D$4];MOD(([.B15]+[.C15])-([.$E$4]+1);[.$D$4]))" office:value-type="float" office:value="17" calcext:value-type="float">
            <text:p>17</text:p>
          </table:table-cell>
          <table:table-cell table:formula="of:=IF([.D15]=0;MID([.$D$8];[.$D$4];1);IF([.D15]=[.$D$4];MID([.$D$8];[.$D$4];1);MID([.$D$8];[.D15];1)))" office:value-type="string" office:string-value="O" calcext:value-type="string">
            <text:p>O</text:p>
          </table:table-cell>
          <table:table-cell table:number-columns-repeated="5"/>
          <table:table-cell table:formula="of:=REPLACE([.K14];FIND(&quot; &quot;;[.K14];1);1;&quot;&quot;)" office:value-type="string" office:string-value="]=?@FGHIJKLNORSTUVWXYZ[^_`abcdefhA&gt;iklmnopqstvwxyz{|}~!#% '()*+,-P$E5B DCjg./01234678urQ9:&lt;" calcext:value-type="string">
            <text:p>]=?@FGHIJKLNORSTUVWXYZ[^_`abcdefhA&gt;iklmnopqstvwxyz{|}~!#% '()*+,-P$E5B DCjg./01234678urQ9:&lt;</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U" calcext:value-type="string">
            <text:p>U</text:p>
          </table:table-cell>
          <table:table-cell table:formula="of:=FIND([.A16];[.$D$8];1)" office:value-type="float" office:value="21" calcext:value-type="float">
            <text:p>21</text:p>
          </table:table-cell>
          <table:table-cell table:formula="of:=FIND(MID([.$A$3];6;1);[.$D$8];1)" office:value-type="float" office:value="21" calcext:value-type="float">
            <text:p>21</text:p>
          </table:table-cell>
          <table:table-cell table:formula="of:=IF(MOD(([.B16]+[.C16])-([.$E$4]+1);[.$D$4])=0;[.$D$4];MOD(([.B16]+[.C16])-([.$E$4]+1);[.$D$4]))" office:value-type="float" office:value="17" calcext:value-type="float">
            <text:p>17</text:p>
          </table:table-cell>
          <table:table-cell table:formula="of:=IF([.D16]=0;MID([.$D$8];[.$D$4];1);IF([.D16]=[.$D$4];MID([.$D$8];[.$D$4];1);MID([.$D$8];[.D16];1)))" office:value-type="string" office:string-value="O" calcext:value-type="string">
            <text:p>O</text:p>
          </table:table-cell>
          <table:table-cell table:number-columns-repeated="5"/>
          <table:table-cell table:formula="of:=REPLACE([.K15];FIND(&quot; &quot;;[.K15];1);1;&quot;&quot;)" office:value-type="string" office:string-value="]=?@FGHIJKLNORSTUVWXYZ[^_`abcdefhA&gt;iklmnopqstvwxyz{|}~!#%'()*+,-P$E5B DCjg./01234678urQ9:&lt;" calcext:value-type="string">
            <text:p>]=?@FGHIJKLNORSTUVWXYZ[^_`abcdefhA&gt;iklmnopqstvwxyz{|}~!#%'()*+,-P$E5B DCjg./01234678urQ9:&lt;</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7" calcext:value-type="float">
            <text:p>7</text:p>
          </table:table-cell>
          <table:table-cell table:formula="of:=FIND(MID([.$A$3];7;1);[.$D$8];1)" office:value-type="float" office:value="7" calcext:value-type="float">
            <text:p>7</text:p>
          </table:table-cell>
          <table:table-cell table:formula="of:=IF(MOD(([.B17]+[.C17])-([.$E$4]+1);[.$D$4])=0;[.$D$4];MOD(([.B17]+[.C17])-([.$E$4]+1);[.$D$4]))" office:value-type="float" office:value="83" calcext:value-type="float">
            <text:p>83</text:p>
          </table:table-cell>
          <table:table-cell table:formula="of:=IF([.D17]=0;MID([.$D$8];[.$D$4];1);IF([.D17]=[.$D$4];MID([.$D$8];[.$D$4];1);MID([.$D$8];[.D17];1)))" office:value-type="string" office:string-value="2" calcext:value-type="string">
            <text:p>2</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57" calcext:value-type="float">
            <text:p>57</text:p>
          </table:table-cell>
          <table:table-cell table:formula="of:=FIND(MID([.$A$3];8;1);[.$D$8];1)" office:value-type="float" office:value="57" calcext:value-type="float">
            <text:p>57</text:p>
          </table:table-cell>
          <table:table-cell table:formula="of:=IF(MOD(([.B18]+[.C18])-([.$E$4]+1);[.$D$4])=0;[.$D$4];MOD(([.B18]+[.C18])-([.$E$4]+1);[.$D$4]))" office:value-type="float" office:value="89" calcext:value-type="float">
            <text:p>89</text:p>
          </table:table-cell>
          <table:table-cell table:formula="of:=IF([.D18]=0;MID([.$D$8];[.$D$4];1);IF([.D18]=[.$D$4];MID([.$D$8];[.$D$4];1);MID([.$D$8];[.D18];1)))" office:value-type="string" office:string-value="u" calcext:value-type="string">
            <text:p>u</text:p>
          </table:table-cell>
          <table:table-cell table:number-columns-repeated="1019"/>
        </table:table-row>
        <table:table-row table:style-name="ro1">
          <table:table-cell table:formula="of:=MID([.$A$4];9;1)" office:value-type="string" office:string-value="&gt;" calcext:value-type="string">
            <text:p>&gt;</text:p>
          </table:table-cell>
          <table:table-cell table:formula="of:=FIND([.A19];[.$D$8];1)" office:value-type="float" office:value="39" calcext:value-type="float">
            <text:p>39</text:p>
          </table:table-cell>
          <table:table-cell table:formula="of:=FIND(MID([.$A$3];9;1);[.$D$8];1)" office:value-type="float" office:value="39" calcext:value-type="float">
            <text:p>39</text:p>
          </table:table-cell>
          <table:table-cell table:formula="of:=IF(MOD(([.B19]+[.C19])-([.$E$4]+1);[.$D$4])=0;[.$D$4];MOD(([.B19]+[.C19])-([.$E$4]+1);[.$D$4]))" office:value-type="float" office:value="53" calcext:value-type="float">
            <text:p>53</text:p>
          </table:table-cell>
          <table:table-cell table:formula="of:=IF([.D19]=0;MID([.$D$8];[.$D$4];1);IF([.D19]=[.$D$4];MID([.$D$8];[.$D$4];1);MID([.$D$8];[.D19];1)))" office:value-type="string" office:string-value="y" calcext:value-type="string">
            <text:p>y</text:p>
          </table:table-cell>
          <table:table-cell table:number-columns-repeated="1019"/>
        </table:table-row>
        <table:table-row table:style-name="ro1">
          <table:table-cell table:formula="of:=MID([.$A$4];10;1)" office:value-type="string" office:string-value="U" calcext:value-type="string">
            <text:p>U</text:p>
          </table:table-cell>
          <table:table-cell table:formula="of:=FIND([.A20];[.$D$8];1)" office:value-type="float" office:value="21" calcext:value-type="float">
            <text:p>21</text:p>
          </table:table-cell>
          <table:table-cell table:formula="of:=FIND(MID([.$A$3];10;1);[.$D$8];1)" office:value-type="float" office:value="21" calcext:value-type="float">
            <text:p>21</text:p>
          </table:table-cell>
          <table:table-cell table:formula="of:=IF(MOD(([.B20]+[.C20])-([.$E$4]+1);[.$D$4])=0;[.$D$4];MOD(([.B20]+[.C20])-([.$E$4]+1);[.$D$4]))" office:value-type="float" office:value="17" calcext:value-type="float">
            <text:p>17</text:p>
          </table:table-cell>
          <table:table-cell table:formula="of:=IF([.D20]=0;MID([.$D$8];[.$D$4];1);IF([.D20]=[.$D$4];MID([.$D$8];[.$D$4];1);MID([.$D$8];[.D20];1)))" office:value-type="string" office:string-value="O" calcext:value-type="string">
            <text:p>O</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67" calcext:value-type="float">
            <text:p>67</text:p>
          </table:table-cell>
          <table:table-cell table:formula="of:=FIND(MID([.$A$3];11;1);[.$D$8];1)" office:value-type="float" office:value="67" calcext:value-type="float">
            <text:p>67</text:p>
          </table:table-cell>
          <table:table-cell table:formula="of:=IF(MOD(([.B21]+[.C21])-([.$E$4]+1);[.$D$4])=0;[.$D$4];MOD(([.B21]+[.C21])-([.$E$4]+1);[.$D$4]))" office:value-type="float" office:value="15" calcext:value-type="float">
            <text:p>15</text:p>
          </table:table-cell>
          <table:table-cell table:formula="of:=IF([.D21]=0;MID([.$D$8];[.$D$4];1);IF([.D21]=[.$D$4];MID([.$D$8];[.$D$4];1);MID([.$D$8];[.D21];1)))" office:value-type="string" office:string-value="L" calcext:value-type="string">
            <text:p>L</text:p>
          </table:table-cell>
          <table:table-cell table:number-columns-repeated="1019"/>
        </table:table-row>
        <table:table-row table:style-name="ro1">
          <table:table-cell table:formula="of:=MID([.$A$4];12;1)" office:value-type="string" office:string-value="C" calcext:value-type="string">
            <text:p>C</text:p>
          </table:table-cell>
          <table:table-cell table:formula="of:=FIND([.A22];[.$D$8];1)" office:value-type="float" office:value="76" calcext:value-type="float">
            <text:p>76</text:p>
          </table:table-cell>
          <table:table-cell table:formula="of:=FIND(MID([.$A$3];12;1);[.$D$8];1)" office:value-type="float" office:value="76" calcext:value-type="float">
            <text:p>76</text:p>
          </table:table-cell>
          <table:table-cell table:formula="of:=IF(MOD(([.B22]+[.C22])-([.$E$4]+1);[.$D$4])=0;[.$D$4];MOD(([.B22]+[.C22])-([.$E$4]+1);[.$D$4]))" office:value-type="float" office:value="33" calcext:value-type="float">
            <text:p>33</text:p>
          </table:table-cell>
          <table:table-cell table:formula="of:=IF([.D22]=0;MID([.$D$8];[.$D$4];1);IF([.D22]=[.$D$4];MID([.$D$8];[.$D$4];1);MID([.$D$8];[.D22];1)))" office:value-type="string" office:string-value="c" calcext:value-type="string">
            <text:p>c</text:p>
          </table:table-cell>
          <table:table-cell table:number-columns-repeated="1019"/>
        </table:table-row>
        <table:table-row table:style-name="ro1">
          <table:table-cell table:formula="of:=MID([.$A$4];13;1)" office:value-type="string" office:string-value="U" calcext:value-type="string">
            <text:p>U</text:p>
          </table:table-cell>
          <table:table-cell table:formula="of:=FIND([.A23];[.$D$8];1)" office:value-type="float" office:value="21" calcext:value-type="float">
            <text:p>21</text:p>
          </table:table-cell>
          <table:table-cell table:formula="of:=FIND(MID([.$A$3];13;1);[.$D$8];1)" office:value-type="float" office:value="21" calcext:value-type="float">
            <text:p>21</text:p>
          </table:table-cell>
          <table:table-cell table:formula="of:=IF(MOD(([.B23]+[.C23])-([.$E$4]+1);[.$D$4])=0;[.$D$4];MOD(([.B23]+[.C23])-([.$E$4]+1);[.$D$4]))" office:value-type="float" office:value="17" calcext:value-type="float">
            <text:p>17</text:p>
          </table:table-cell>
          <table:table-cell table:formula="of:=IF([.D23]=0;MID([.$D$8];[.$D$4];1);IF([.D23]=[.$D$4];MID([.$D$8];[.$D$4];1);MID([.$D$8];[.D23];1)))" office:value-type="string" office:string-value="O" calcext:value-type="string">
            <text:p>O</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57" calcext:value-type="float">
            <text:p>57</text:p>
          </table:table-cell>
          <table:table-cell table:formula="of:=FIND(MID([.$A$3];14;1);[.$D$8];1)" office:value-type="float" office:value="57" calcext:value-type="float">
            <text:p>57</text:p>
          </table:table-cell>
          <table:table-cell table:formula="of:=IF(MOD(([.B24]+[.C24])-([.$E$4]+1);[.$D$4])=0;[.$D$4];MOD(([.B24]+[.C24])-([.$E$4]+1);[.$D$4]))" office:value-type="float" office:value="89" calcext:value-type="float">
            <text:p>89</text:p>
          </table:table-cell>
          <table:table-cell table:formula="of:=IF([.D24]=0;MID([.$D$8];[.$D$4];1);IF([.D24]=[.$D$4];MID([.$D$8];[.$D$4];1);MID([.$D$8];[.D24];1)))" office:value-type="string" office:string-value="u" calcext:value-type="string">
            <text:p>u</text:p>
          </table:table-cell>
          <table:table-cell table:number-columns-repeated="1019"/>
        </table:table-row>
        <table:table-row table:style-name="ro1">
          <table:table-cell table:formula="of:=MID([.$A$4];15;1)" office:value-type="string" office:string-value="7" calcext:value-type="string">
            <text:p>7</text:p>
          </table:table-cell>
          <table:table-cell table:formula="of:=FIND([.A25];[.$D$8];1)" office:value-type="float" office:value="87" calcext:value-type="float">
            <text:p>87</text:p>
          </table:table-cell>
          <table:table-cell table:formula="of:=FIND(MID([.$A$3];15;1);[.$D$8];1)" office:value-type="float" office:value="87" calcext:value-type="float">
            <text:p>87</text:p>
          </table:table-cell>
          <table:table-cell table:formula="of:=IF(MOD(([.B25]+[.C25])-([.$E$4]+1);[.$D$4])=0;[.$D$4];MOD(([.B25]+[.C25])-([.$E$4]+1);[.$D$4]))" office:value-type="float" office:value="55" calcext:value-type="float">
            <text:p>55</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63" calcext:value-type="float">
            <text:p>63</text:p>
          </table:table-cell>
          <table:table-cell table:formula="of:=FIND(MID([.$A$3];16;1);[.$D$8];1)" office:value-type="float" office:value="63" calcext:value-type="float">
            <text:p>63</text:p>
          </table:table-cell>
          <table:table-cell table:formula="of:=IF(MOD(([.B26]+[.C26])-([.$E$4]+1);[.$D$4])=0;[.$D$4];MOD(([.B26]+[.C26])-([.$E$4]+1);[.$D$4]))" office:value-type="float" office:value="7" calcext:value-type="float">
            <text:p>7</text:p>
          </table:table-cell>
          <table:table-cell table:formula="of:=IF([.D26]=0;MID([.$D$8];[.$D$4];1);IF([.D26]=[.$D$4];MID([.$D$8];[.$D$4];1);MID([.$D$8];[.D26];1)))" office:value-type="string" office:string-value="?" calcext:value-type="string">
            <text:p>?</text:p>
          </table:table-cell>
          <table:table-cell table:number-columns-repeated="1019"/>
        </table:table-row>
        <table:table-row table:style-name="ro1">
          <table:table-cell table:style-name="ce28" table:formula="of:=COM.MICROSOFT.CONCAT([.$E$11];[.$E$12];[.$E$13];[.$E$14];[.$E$15];[.$E$16];[.$E$17];[.$E$18];[.$E$19];[.$E$20];[.$E$21];[.$E$22];[.$E$23];[.$E$24];[.$E$25];[.$E$26])" office:value-type="string" office:string-value="&gt;ckqOO2uyOLcOu{?" calcext:value-type="string">
            <text:p>&gt;ckqOO2uyOLcOu{?</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bC/fUU?}&gt;U,CU}7(A#Beautiful#MindA#Beautiful#MindA#Beautiful#Mind" calcext:value-type="string">
            <text:p>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34678urQ9:&lt;" calcext:value-type="string">
            <text:p>34678urQ9:&lt;</text:p>
          </table:table-cell>
          <table:table-cell table:formula="of:=IF([.$F$3]=0;RIGHT([.$D$8];LEN([.$D$8])-[.$F$4]);LEFT([.$D$8];LEN([.$D$8])-[.$F$4]))" office:value-type="string" office:string-value="\M&amp;&quot;]=?@FGHIJKLNORSTUVWXYZ[^_`abcdefhA&gt;iklmnopqstvwxyz{|}~!#%'()*+,-P$E5B DCjg./012" calcext:value-type="string">
            <text:p>\M&amp;"]=?@FGHIJKLNORSTUVWXYZ[^_`abcdefhA&gt;iklmnopqstvwxyz{|}~!#%'()*+,-P$E5B DCjg./012</text:p>
          </table:table-cell>
          <table:table-cell table:style-name="ce28" table:formula="of:=IF([.$F$3]=0;COM.MICROSOFT.CONCAT([.C30];[.B30]);COM.MICROSOFT.CONCAT([.C31];[.B31]))" office:value-type="string" office:string-value="34678urQ9:&lt;\M&amp;&quot;]=?@FGHIJKLNORSTUVWXYZ[^_`abcdefhA&gt;iklmnopqstvwxyz{|}~!#%'()*+,-P$E5B DCjg./012" calcext:value-type="string">
            <text:p>34678urQ9:&lt;\M&amp;"]=?@FGHIJKLNORSTUVWXYZ[^_`abcdefhA&gt;iklmnopqstvwxyz{|}~!#%'()*+,-P$E5B DCjg./012</text:p>
          </table:table-cell>
          <table:table-cell table:style-name="Default"/>
          <table:table-cell table:number-columns-repeated="1019"/>
        </table:table-row>
        <table:table-row table:style-name="ro1">
          <table:table-cell/>
          <table:table-cell table:formula="of:=LEFT([.$D$8];LEN([.$D$8])-[.$F$4])" office:value-type="string" office:string-value="\M&amp;&quot;]=?@FGHIJKLNORSTUVWXYZ[^_`abcdefhA&gt;iklmnopqstvwxyz{|}~!#%'()*+,-P$E5B DCjg./012" calcext:value-type="string">
            <text:p>\M&amp;"]=?@FGHIJKLNORSTUVWXYZ[^_`abcdefhA&gt;iklmnopqstvwxyz{|}~!#%'()*+,-P$E5B DCjg./012</text:p>
          </table:table-cell>
          <table:table-cell table:formula="of:=RIGHT([.$D$8];[.$F$4])" office:value-type="string" office:string-value="34678urQ9:&lt;" calcext:value-type="string">
            <text:p>34678urQ9:&lt;</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 calcext:value-type="string">
            <text:p>\</text:p>
          </table:table-cell>
          <table:table-cell/>
          <table:table-cell table:style-name="ce28" table:formula="of:=IF([.$F$3]=0;COM.MICROSOFT.CONCAT([.B32];REPLACE([.D30];([.$F$4]+1);1;&quot;&quot;));COM.MICROSOFT.CONCAT(REPLACE([.D30];([.$F$4]+1);1;&quot;&quot;);[.B32]))" office:value-type="string" office:string-value="34678urQ9:&lt;M&amp;&quot;]=?@FGHIJKLNORSTUVWXYZ[^_`abcdefhA&gt;iklmnopqstvwxyz{|}~!#%'()*+,-P$E5B DCjg./012\" calcext:value-type="string">
            <text:p>34678urQ9:&lt;M&amp;"]=?@FGHIJKLNORSTUVWXYZ[^_`abcdefhA&gt;iklmnopqstvwxyz{|}~!#%'()*+,-P$E5B DCjg./012\</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LMws" calcext:value-type="string">
            <text:p>LMws</text:p>
          </table:table-cell>
          <table:table-cell table:style-name="ce28" table:formula="of:=IF([.$F$4]&lt;[.$E$4];REPLACE([.D32];[.$E$4]+1;1;&quot;&quot;);REPLACE([.D32];[.$F$4]+1;1;&quot;&quot;))" office:value-type="string" office:string-value="34678urQ9:&lt;M&amp;&quot;]=?@FGHIJKNORSTUVWXYZ[^_`abcdefhA&gt;iklmnopqstvwxyz{|}~!#%'()*+,-P$E5B DCjg./012\" calcext:value-type="string">
            <text:p>34678urQ9:&lt;M&amp;"]=?@FGHIJKNORSTUVWXYZ[^_`abcdefhA&gt;iklmnopqstvwxyz{|}~!#%'()*+,-P$E5B DCjg./012\</text:p>
          </table:table-cell>
          <table:table-cell table:formula="of:=COM.MICROSOFT.CONCAT([.B33];[.K41])" office:value-type="string" office:string-value="LMws34678urQ9:&lt;&amp;&quot;]=?@FGHIJKNORSTUVWXYZ[^_`abcdefhA&gt;iklmnopqtvxyz{|}~!#%'()*+,-P$E5B DCjg./012\" calcext:value-type="string">
            <text:p>LMws34678urQ9:&lt;&amp;"]=?@FGHIJKNORSTUVWXYZ[^_`abcdefhA&gt;iklmnopqtvxyz{|}~!#%'()*+,-P$E5B DCjg./012\</text:p>
          </table:table-cell>
          <table:table-cell table:style-name="Default"/>
          <table:table-cell table:number-columns-repeated="4"/>
          <table:table-cell table:style-name="ce28" table:formula="of:=MID([.$D$32];[.$E$4]+1;1)" office:value-type="string" office:string-value="L" calcext:value-type="string">
            <text:p>L</text:p>
          </table:table-cell>
          <table:table-cell table:style-name="ce28" table:formula="of:=REPLACE([.$D$32];[.$E$4]+1;1;&quot; &quot;)" office:value-type="string" office:string-value="34678urQ9:&lt;M&amp;&quot;]=?@FGHIJK NORSTUVWXYZ[^_`abcdefhA&gt;iklmnopqstvwxyz{|}~!#%'()*+,-P$E5B DCjg./012\" calcext:value-type="string">
            <text:p>34678urQ9:&lt;M&amp;"]=?@FGHIJK NORSTUVWXYZ[^_`abcdefhA&gt;iklmnopqstvwxyz{|}~!#%'()*+,-P$E5B DCjg./012\</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M" calcext:value-type="string">
            <text:p>M</text:p>
          </table:table-cell>
          <table:table-cell table:style-name="ce28" table:formula="of:=IF([.$F$4]&lt;[.$E$4];REPLACE([.C33];[.$F$4]+1;1;&quot;&quot;);REPLACE([.C33];[.$E$4]+1;1;&quot;&quot;))" office:value-type="string" office:string-value="34678urQ9:&lt;&amp;&quot;]=?@FGHIJKNORSTUVWXYZ[^_`abcdefhA&gt;iklmnopqstvwxyz{|}~!#%'()*+,-P$E5B DCjg./012\" calcext:value-type="string">
            <text:p>34678urQ9:&lt;&amp;"]=?@FGHIJKNORSTUVWXYZ[^_`abcdefhA&gt;iklmnopqstvwxyz{|}~!#%'()*+,-P$E5B DCjg./012\</text:p>
          </table:table-cell>
          <table:table-cell/>
          <table:table-cell table:style-name="Default"/>
          <table:table-cell table:number-columns-repeated="4"/>
          <table:table-cell table:formula="of:=COM.MICROSOFT.CONCAT([.J33];MID([.K33];[.$F$4]+1;1))" office:value-type="string" office:string-value="LM" calcext:value-type="string">
            <text:p>LM</text:p>
          </table:table-cell>
          <table:table-cell table:style-name="ce28" table:formula="of:=REPLACE([.$K33];[.$F$4]+1;1;&quot; &quot;)" office:value-type="string" office:string-value="34678urQ9:&lt; &amp;&quot;]=?@FGHIJK NORSTUVWXYZ[^_`abcdefhA&gt;iklmnopqstvwxyz{|}~!#%'()*+,-P$E5B DCjg./012\" calcext:value-type="string">
            <text:p>34678urQ9:&lt; &amp;"]=?@FGHIJK NORSTUVWXYZ[^_`abcdefhA&gt;iklmnopqstvwxyz{|}~!#%'()*+,-P$E5B DCjg./012\</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gt;ckqOO2uyOLcOu{?" calcext:value-type="string">
            <text:p>&gt;ckqOO2uyOLcOu{?</text:p>
          </table:table-cell>
          <table:table-cell table:formula="of:=COM.MICROSOFT.CONCAT(&quot;'&quot;;[.A35];&quot;'&quot;;&quot; A23 char positions in D21&quot;)" office:value-type="string" office:string-value="'&gt;ckqOO2uyOLcOu{?' A23 char positions in D21" calcext:value-type="string">
            <text:p>'&gt;ckqOO2uyOLcOu{?' A23 char positions in D21</text:p>
          </table:table-cell>
          <table:table-cell table:formula="of:=COM.MICROSOFT.CONCAT(&quot;'&quot;;MID([.A28];LEN([.$A$4])+1;LEN([.A4]));&quot;'&quot;;&quot; A20 OTP char positions in D25&quot;)" office:value-type="string" office:string-value="'A#Beautiful#Mind' A20 OTP char positions in D25" calcext:value-type="string">
            <text:p>'A#Beautiful#Mind' A20 OTP char positions in D25</text:p>
          </table:table-cell>
          <table:table-cell/>
          <table:table-cell table:style-name="Default"/>
          <table:table-cell table:number-columns-repeated="4"/>
          <table:table-cell table:formula="of:=COM.MICROSOFT.CONCAT([.J34];MID([.$K34];[.$G$4]+1;1))" office:value-type="string" office:string-value="LMw" calcext:value-type="string">
            <text:p>LMw</text:p>
          </table:table-cell>
          <table:table-cell table:style-name="ce28" table:formula="of:=REPLACE([.$K34];[.$G$4]+1;1;&quot; &quot;)" office:value-type="string" office:string-value="34678urQ9:&lt; &amp;&quot;]=?@FGHIJK NORSTUVWXYZ[^_`abcdefhA&gt;iklmnopqstv xyz{|}~!#%'()*+,-P$E5B DCjg./012\" calcext:value-type="string">
            <text:p>34678urQ9:&lt; &amp;"]=?@FGHIJK NORSTUVWXYZ[^_`abcdefhA&gt;iklmnopqstv xyz{|}~!#%'()*+,-P$E5B DCjg./012\</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gt;" calcext:value-type="string">
            <text:p>&gt;</text:p>
          </table:table-cell>
          <table:table-cell table:formula="of:=FIND([.A36];[.$D$33];1)" office:value-type="float" office:value="51" calcext:value-type="float">
            <text:p>51</text:p>
          </table:table-cell>
          <table:table-cell table:formula="of:=FIND(MID([.$A$28];LEN([.$A$4])+1;1);[.$D$33];1)" office:value-type="float" office:value="50" calcext:value-type="float">
            <text:p>50</text:p>
          </table:table-cell>
          <table:table-cell table:formula="of:=IF(MOD(([.B36]+[.C36])-([.$F$4]+1);[.$D$4])=0;[.$D$4];MOD(([.B36]+[.C36])-([.$F$4]+1);[.$D$4]))" office:value-type="float" office:value="89" calcext:value-type="float">
            <text:p>89</text:p>
          </table:table-cell>
          <table:table-cell table:formula="of:=IF([.D36]=0;MID([.$D$33];[.$D$4];1);IF([.D36]=[.$D$4];MID([.$D$33];[.$D$4];1);MID([.$D$33];[.D36];1)))" office:value-type="string" office:string-value="." calcext:value-type="string">
            <text:p>.</text:p>
          </table:table-cell>
          <table:table-cell table:number-columns-repeated="4"/>
          <table:table-cell table:formula="of:=COM.MICROSOFT.CONCAT([.J35];MID([.$K35];[.$H$4]+1;1))" office:value-type="string" office:string-value="LMws" calcext:value-type="string">
            <text:p>LMws</text:p>
          </table:table-cell>
          <table:table-cell table:style-name="ce28" table:formula="of:=REPLACE([.$K35];[.$H$4]+1;1;&quot; &quot;)" office:value-type="string" office:string-value="34678urQ9:&lt; &amp;&quot;]=?@FGHIJK NORSTUVWXYZ[^_`abcdefhA&gt;iklmnopq tv xyz{|}~!#%'()*+,-P$E5B DCjg./012\" calcext:value-type="string">
            <text:p>34678urQ9:&lt; &amp;"]=?@FGHIJK NORSTUVWXYZ[^_`abcdefhA&gt;iklmnopq tv xyz{|}~!#%'()*+,-P$E5B DCjg./012\</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c" calcext:value-type="string">
            <text:p>c</text:p>
          </table:table-cell>
          <table:table-cell table:formula="of:=FIND([.A37];[.$D$33];1)" office:value-type="float" office:value="45" calcext:value-type="float">
            <text:p>45</text:p>
          </table:table-cell>
          <table:table-cell table:formula="of:=FIND(MID([.$A$28];LEN([.$A$4])+2;1);[.$D$33];1)" office:value-type="float" office:value="70" calcext:value-type="float">
            <text:p>70</text:p>
          </table:table-cell>
          <table:table-cell table:formula="of:=IF(MOD(([.B37]+[.C37])-([.$F$4]+1);[.$D$4])=0;[.$D$4];MOD(([.B37]+[.C37])-([.$F$4]+1);[.$D$4]))" office:value-type="float" office:value="9" calcext:value-type="float">
            <text:p>9</text:p>
          </table:table-cell>
          <table:table-cell table:formula="of:=IF([.D37]=0;MID([.$D$33];[.$D$4];1);IF([.D37]=[.$D$4];MID([.$D$33];[.$D$4];1);MID([.$D$33];[.D37];1)))" office:value-type="string" office:string-value="8" calcext:value-type="string">
            <text:p>8</text:p>
          </table:table-cell>
          <table:table-cell table:number-columns-repeated="1019"/>
        </table:table-row>
        <table:table-row table:style-name="ro1">
          <table:table-cell table:formula="of:=MID([.$A$35];3;1)" office:value-type="string" office:string-value="k" calcext:value-type="string">
            <text:p>k</text:p>
          </table:table-cell>
          <table:table-cell table:formula="of:=FIND([.A38];[.$D$33];1)" office:value-type="float" office:value="53" calcext:value-type="float">
            <text:p>53</text:p>
          </table:table-cell>
          <table:table-cell table:formula="of:=FIND(MID([.$A$28];LEN([.$A$4])+3;1);[.$D$33];1)" office:value-type="float" office:value="83" calcext:value-type="float">
            <text:p>83</text:p>
          </table:table-cell>
          <table:table-cell table:formula="of:=IF(MOD(([.B38]+[.C38])-([.$F$4]+1);[.$D$4])=0;[.$D$4];MOD(([.B38]+[.C38])-([.$F$4]+1);[.$D$4]))" office:value-type="float" office:value="30" calcext:value-type="float">
            <text:p>30</text:p>
          </table:table-cell>
          <table:table-cell table:formula="of:=IF([.D38]=0;MID([.$D$33];[.$D$4];1);IF([.D38]=[.$D$4];MID([.$D$33];[.$D$4];1);MID([.$D$33];[.D38];1)))" office:value-type="string" office:string-value="R" calcext:value-type="string">
            <text:p>R</text:p>
          </table:table-cell>
          <table:table-cell table:number-columns-repeated="5"/>
          <table:table-cell table:formula="of:=REPLACE([.K36];FIND(&quot; &quot;;[.K36];1);1;&quot;&quot;)" office:value-type="string" office:string-value="34678urQ9:&lt;&amp;&quot;]=?@FGHIJK NORSTUVWXYZ[^_`abcdefhA&gt;iklmnopq tv xyz{|}~!#%'()*+,-P$E5B DCjg./012\" calcext:value-type="string">
            <text:p>34678urQ9:&lt;&amp;"]=?@FGHIJK NORSTUVWXYZ[^_`abcdefhA&gt;iklmnopq tv xyz{|}~!#%'()*+,-P$E5B DCjg./012\</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q" calcext:value-type="string">
            <text:p>q</text:p>
          </table:table-cell>
          <table:table-cell table:formula="of:=FIND([.A39];[.$D$33];1)" office:value-type="float" office:value="59" calcext:value-type="float">
            <text:p>59</text:p>
          </table:table-cell>
          <table:table-cell table:formula="of:=FIND(MID([.$A$28];LEN([.$A$4])+4;1);[.$D$33];1)" office:value-type="float" office:value="47" calcext:value-type="float">
            <text:p>47</text:p>
          </table:table-cell>
          <table:table-cell table:formula="of:=IF(MOD(([.B39]+[.C39])-([.$F$4]+1);[.$D$4])=0;[.$D$4];MOD(([.B39]+[.C39])-([.$F$4]+1);[.$D$4]))" office:value-type="float" office:value="94" calcext:value-type="float">
            <text:p>94</text:p>
          </table:table-cell>
          <table:table-cell table:formula="of:=IF([.D39]=0;MID([.$D$33];[.$D$4];1);IF([.D39]=[.$D$4];MID([.$D$33];[.$D$4];1);MID([.$D$33];[.D39];1)))" office:value-type="string" office:string-value="\" calcext:value-type="string">
            <text:p>\</text:p>
          </table:table-cell>
          <table:table-cell table:number-columns-repeated="5"/>
          <table:table-cell table:formula="of:=REPLACE([.K38];FIND(&quot; &quot;;[.K38];1);1;&quot;&quot;)" office:value-type="string" office:string-value="34678urQ9:&lt;&amp;&quot;]=?@FGHIJKNORSTUVWXYZ[^_`abcdefhA&gt;iklmnopq tv xyz{|}~!#%'()*+,-P$E5B DCjg./012\" calcext:value-type="string">
            <text:p>34678urQ9:&lt;&amp;"]=?@FGHIJKNORSTUVWXYZ[^_`abcdefhA&gt;iklmnopq tv xyz{|}~!#%'()*+,-P$E5B DCjg./012\</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O" calcext:value-type="string">
            <text:p>O</text:p>
          </table:table-cell>
          <table:table-cell table:formula="of:=FIND([.A40];[.$D$33];1)" office:value-type="float" office:value="29" calcext:value-type="float">
            <text:p>29</text:p>
          </table:table-cell>
          <table:table-cell table:formula="of:=FIND(MID([.$A$28];LEN([.$A$4])+5;1);[.$D$33];1)" office:value-type="float" office:value="43" calcext:value-type="float">
            <text:p>43</text:p>
          </table:table-cell>
          <table:table-cell table:formula="of:=IF(MOD(([.B40]+[.C40])-([.$F$4]+1);[.$D$4])=0;[.$D$4];MOD(([.B40]+[.C40])-([.$F$4]+1);[.$D$4]))" office:value-type="float" office:value="60" calcext:value-type="float">
            <text:p>60</text:p>
          </table:table-cell>
          <table:table-cell table:formula="of:=IF([.D40]=0;MID([.$D$33];[.$D$4];1);IF([.D40]=[.$D$4];MID([.$D$33];[.$D$4];1);MID([.$D$33];[.D40];1)))" office:value-type="string" office:string-value="t" calcext:value-type="string">
            <text:p>t</text:p>
          </table:table-cell>
          <table:table-cell table:number-columns-repeated="5"/>
          <table:table-cell table:formula="of:=REPLACE([.K39];FIND(&quot; &quot;;[.K39];1);1;&quot;&quot;)" office:value-type="string" office:string-value="34678urQ9:&lt;&amp;&quot;]=?@FGHIJKNORSTUVWXYZ[^_`abcdefhA&gt;iklmnopqtv xyz{|}~!#%'()*+,-P$E5B DCjg./012\" calcext:value-type="string">
            <text:p>34678urQ9:&lt;&amp;"]=?@FGHIJKNORSTUVWXYZ[^_`abcdefhA&gt;iklmnopqtv xyz{|}~!#%'()*+,-P$E5B DCjg./012\</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O" calcext:value-type="string">
            <text:p>O</text:p>
          </table:table-cell>
          <table:table-cell table:formula="of:=FIND([.A41];[.$D$33];1)" office:value-type="float" office:value="29" calcext:value-type="float">
            <text:p>29</text:p>
          </table:table-cell>
          <table:table-cell table:formula="of:=FIND(MID([.$A$28];LEN([.$A$4])+6;1);[.$D$33];1)" office:value-type="float" office:value="10" calcext:value-type="float">
            <text:p>10</text:p>
          </table:table-cell>
          <table:table-cell table:formula="of:=IF(MOD(([.B41]+[.C41])-([.$F$4]+1);[.$D$4])=0;[.$D$4];MOD(([.B41]+[.C41])-([.$F$4]+1);[.$D$4]))" office:value-type="float" office:value="27" calcext:value-type="float">
            <text:p>27</text:p>
          </table:table-cell>
          <table:table-cell table:formula="of:=IF([.D41]=0;MID([.$D$33];[.$D$4];1);IF([.D41]=[.$D$4];MID([.$D$33];[.$D$4];1);MID([.$D$33];[.D41];1)))" office:value-type="string" office:string-value="K" calcext:value-type="string">
            <text:p>K</text:p>
          </table:table-cell>
          <table:table-cell table:number-columns-repeated="5"/>
          <table:table-cell table:formula="of:=REPLACE([.K40];FIND(&quot; &quot;;[.K40];1);1;&quot;&quot;)" office:value-type="string" office:string-value="34678urQ9:&lt;&amp;&quot;]=?@FGHIJKNORSTUVWXYZ[^_`abcdefhA&gt;iklmnopqtvxyz{|}~!#%'()*+,-P$E5B DCjg./012\" calcext:value-type="string">
            <text:p>34678urQ9:&lt;&amp;"]=?@FGHIJKNORSTUVWXYZ[^_`abcdefhA&gt;iklmnopqtvxyz{|}~!#%'()*+,-P$E5B DCjg./012\</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2" calcext:value-type="string">
            <text:p>2</text:p>
          </table:table-cell>
          <table:table-cell table:formula="of:=FIND([.A42];[.$D$33];1)" office:value-type="float" office:value="93" calcext:value-type="float">
            <text:p>93</text:p>
          </table:table-cell>
          <table:table-cell table:formula="of:=FIND(MID([.$A$28];LEN([.$A$4])+7;1);[.$D$33];1)" office:value-type="float" office:value="60" calcext:value-type="float">
            <text:p>60</text:p>
          </table:table-cell>
          <table:table-cell table:formula="of:=IF(MOD(([.B42]+[.C42])-([.$F$4]+1);[.$D$4])=0;[.$D$4];MOD(([.B42]+[.C42])-([.$F$4]+1);[.$D$4]))" office:value-type="float" office:value="47" calcext:value-type="float">
            <text:p>47</text:p>
          </table:table-cell>
          <table:table-cell table:formula="of:=IF([.D42]=0;MID([.$D$33];[.$D$4];1);IF([.D42]=[.$D$4];MID([.$D$33];[.$D$4];1);MID([.$D$33];[.D42];1)))" office:value-type="string" office:string-value="e" calcext:value-type="string">
            <text:p>e</text:p>
          </table:table-cell>
          <table:table-cell table:number-columns-repeated="1019"/>
        </table:table-row>
        <table:table-row table:style-name="ro1">
          <table:table-cell table:formula="of:=MID([.$A$35];8;1)" office:value-type="string" office:string-value="u" calcext:value-type="string">
            <text:p>u</text:p>
          </table:table-cell>
          <table:table-cell table:formula="of:=FIND([.A43];[.$D$33];1)" office:value-type="float" office:value="10" calcext:value-type="float">
            <text:p>10</text:p>
          </table:table-cell>
          <table:table-cell table:formula="of:=FIND(MID([.$A$28];LEN([.$A$4])+8;1);[.$D$33];1)" office:value-type="float" office:value="52" calcext:value-type="float">
            <text:p>52</text:p>
          </table:table-cell>
          <table:table-cell table:formula="of:=IF(MOD(([.B43]+[.C43])-([.$F$4]+1);[.$D$4])=0;[.$D$4];MOD(([.B43]+[.C43])-([.$F$4]+1);[.$D$4]))" office:value-type="float" office:value="50" calcext:value-type="float">
            <text:p>50</text:p>
          </table:table-cell>
          <table:table-cell table:formula="of:=IF([.D43]=0;MID([.$D$33];[.$D$4];1);IF([.D43]=[.$D$4];MID([.$D$33];[.$D$4];1);MID([.$D$33];[.D43];1)))" office:value-type="string" office:string-value="A" calcext:value-type="string">
            <text:p>A</text:p>
          </table:table-cell>
          <table:table-cell table:number-columns-repeated="1019"/>
        </table:table-row>
        <table:table-row table:style-name="ro1">
          <table:table-cell table:formula="of:=MID([.$A$35];9;1)" office:value-type="string" office:string-value="y" calcext:value-type="string">
            <text:p>y</text:p>
          </table:table-cell>
          <table:table-cell table:formula="of:=FIND([.A44];[.$D$33];1)" office:value-type="float" office:value="63" calcext:value-type="float">
            <text:p>63</text:p>
          </table:table-cell>
          <table:table-cell table:formula="of:=FIND(MID([.$A$28];LEN([.$A$4])+9;1);[.$D$33];1)" office:value-type="float" office:value="48" calcext:value-type="float">
            <text:p>48</text:p>
          </table:table-cell>
          <table:table-cell table:formula="of:=IF(MOD(([.B44]+[.C44])-([.$F$4]+1);[.$D$4])=0;[.$D$4];MOD(([.B44]+[.C44])-([.$F$4]+1);[.$D$4]))" office:value-type="float" office:value="5" calcext:value-type="float">
            <text:p>5</text:p>
          </table:table-cell>
          <table:table-cell table:formula="of:=IF([.D44]=0;MID([.$D$33];[.$D$4];1);IF([.D44]=[.$D$4];MID([.$D$33];[.$D$4];1);MID([.$D$33];[.D44];1)))" office:value-type="string" office:string-value="3" calcext:value-type="string">
            <text:p>3</text:p>
          </table:table-cell>
          <table:table-cell table:number-columns-repeated="1019"/>
        </table:table-row>
        <table:table-row table:style-name="ro1">
          <table:table-cell table:formula="of:=MID([.$A$35];10;1)" office:value-type="string" office:string-value="O" calcext:value-type="string">
            <text:p>O</text:p>
          </table:table-cell>
          <table:table-cell table:formula="of:=FIND([.A45];[.$D$33];1)" office:value-type="float" office:value="29" calcext:value-type="float">
            <text:p>29</text:p>
          </table:table-cell>
          <table:table-cell table:formula="of:=FIND(MID([.$A$28];LEN([.$A$4])+10;1);[.$D$33];1)" office:value-type="float" office:value="10" calcext:value-type="float">
            <text:p>10</text:p>
          </table:table-cell>
          <table:table-cell table:formula="of:=IF(MOD(([.B45]+[.C45])-([.$F$4]+1);[.$D$4])=0;[.$D$4];MOD(([.B45]+[.C45])-([.$F$4]+1);[.$D$4]))" office:value-type="float" office:value="27" calcext:value-type="float">
            <text:p>27</text:p>
          </table:table-cell>
          <table:table-cell table:formula="of:=IF([.D45]=0;MID([.$D$33];[.$D$4];1);IF([.D45]=[.$D$4];MID([.$D$33];[.$D$4];1);MID([.$D$33];[.D45];1)))" office:value-type="string" office:string-value="K" calcext:value-type="string">
            <text:p>K</text:p>
          </table:table-cell>
          <table:table-cell table:number-columns-repeated="1019"/>
        </table:table-row>
        <table:table-row table:style-name="ro1">
          <table:table-cell table:formula="of:=MID([.$A$35];11;1)" office:value-type="string" office:string-value="L" calcext:value-type="string">
            <text:p>L</text:p>
          </table:table-cell>
          <table:table-cell table:formula="of:=FIND([.A46];[.$D$33];1)" office:value-type="float" office:value="1" calcext:value-type="float">
            <text:p>1</text:p>
          </table:table-cell>
          <table:table-cell table:formula="of:=FIND(MID([.$A$28];LEN([.$A$4])+11;1);[.$D$33];1)" office:value-type="float" office:value="54" calcext:value-type="float">
            <text:p>54</text:p>
          </table:table-cell>
          <table:table-cell table:formula="of:=IF(MOD(([.B46]+[.C46])-([.$F$4]+1);[.$D$4])=0;[.$D$4];MOD(([.B46]+[.C46])-([.$F$4]+1);[.$D$4]))" office:value-type="float" office:value="43" calcext:value-type="float">
            <text:p>43</text:p>
          </table:table-cell>
          <table:table-cell table:formula="of:=IF([.D46]=0;MID([.$D$33];[.$D$4];1);IF([.D46]=[.$D$4];MID([.$D$33];[.$D$4];1);MID([.$D$33];[.D46];1)))" office:value-type="string" office:string-value="a" calcext:value-type="string">
            <text:p>a</text:p>
          </table:table-cell>
          <table:table-cell table:number-columns-repeated="1019"/>
        </table:table-row>
        <table:table-row table:style-name="ro1">
          <table:table-cell table:formula="of:=MID([.$A$35];12;1)" office:value-type="string" office:string-value="c" calcext:value-type="string">
            <text:p>c</text:p>
          </table:table-cell>
          <table:table-cell table:formula="of:=FIND([.A47];[.$D$33];1)" office:value-type="float" office:value="45" calcext:value-type="float">
            <text:p>45</text:p>
          </table:table-cell>
          <table:table-cell table:formula="of:=FIND(MID([.$A$28];LEN([.$A$4])+12;1);[.$D$33];1)" office:value-type="float" office:value="70" calcext:value-type="float">
            <text:p>70</text:p>
          </table:table-cell>
          <table:table-cell table:formula="of:=IF(MOD(([.B47]+[.C47])-([.$F$4]+1);[.$D$4])=0;[.$D$4];MOD(([.B47]+[.C47])-([.$F$4]+1);[.$D$4]))" office:value-type="float" office:value="9" calcext:value-type="float">
            <text:p>9</text:p>
          </table:table-cell>
          <table:table-cell table:formula="of:=IF([.D47]=0;MID([.$D$33];[.$D$4];1);IF([.D47]=[.$D$4];MID([.$D$33];[.$D$4];1);MID([.$D$33];[.D47];1)))" office:value-type="string" office:string-value="8" calcext:value-type="string">
            <text:p>8</text:p>
          </table:table-cell>
          <table:table-cell table:number-columns-repeated="1019"/>
        </table:table-row>
        <table:table-row table:style-name="ro1">
          <table:table-cell table:formula="of:=MID([.$A$35];13;1)" office:value-type="string" office:string-value="O" calcext:value-type="string">
            <text:p>O</text:p>
          </table:table-cell>
          <table:table-cell table:formula="of:=FIND([.A48];[.$D$33];1)" office:value-type="float" office:value="29" calcext:value-type="float">
            <text:p>29</text:p>
          </table:table-cell>
          <table:table-cell table:formula="of:=FIND(MID([.$A$28];LEN([.$A$4])+13;1);[.$D$33];1)" office:value-type="float" office:value="2" calcext:value-type="float">
            <text:p>2</text:p>
          </table:table-cell>
          <table:table-cell table:formula="of:=IF(MOD(([.B48]+[.C48])-([.$F$4]+1);[.$D$4])=0;[.$D$4];MOD(([.B48]+[.C48])-([.$F$4]+1);[.$D$4]))" office:value-type="float" office:value="19" calcext:value-type="float">
            <text:p>19</text:p>
          </table:table-cell>
          <table:table-cell table:formula="of:=IF([.D48]=0;MID([.$D$33];[.$D$4];1);IF([.D48]=[.$D$4];MID([.$D$33];[.$D$4];1);MID([.$D$33];[.D48];1)))" office:value-type="string" office:string-value="=" calcext:value-type="string">
            <text:p>=</text:p>
          </table:table-cell>
          <table:table-cell table:number-columns-repeated="1019"/>
        </table:table-row>
        <table:table-row table:style-name="ro1">
          <table:table-cell table:formula="of:=MID([.$A$35];14;1)" office:value-type="string" office:string-value="u" calcext:value-type="string">
            <text:p>u</text:p>
          </table:table-cell>
          <table:table-cell table:formula="of:=FIND([.A49];[.$D$33];1)" office:value-type="float" office:value="10" calcext:value-type="float">
            <text:p>10</text:p>
          </table:table-cell>
          <table:table-cell table:formula="of:=FIND(MID([.$A$28];LEN([.$A$4])+14;1);[.$D$33];1)" office:value-type="float" office:value="52" calcext:value-type="float">
            <text:p>52</text:p>
          </table:table-cell>
          <table:table-cell table:formula="of:=IF(MOD(([.B49]+[.C49])-([.$F$4]+1);[.$D$4])=0;[.$D$4];MOD(([.B49]+[.C49])-([.$F$4]+1);[.$D$4]))" office:value-type="float" office:value="50" calcext:value-type="float">
            <text:p>50</text:p>
          </table:table-cell>
          <table:table-cell table:formula="of:=IF([.D49]=0;MID([.$D$33];[.$D$4];1);IF([.D49]=[.$D$4];MID([.$D$33];[.$D$4];1);MID([.$D$33];[.D49];1)))" office:value-type="string" office:string-value="A" calcext:value-type="string">
            <text:p>A</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65" calcext:value-type="float">
            <text:p>65</text:p>
          </table:table-cell>
          <table:table-cell table:formula="of:=FIND(MID([.$A$28];LEN([.$A$4])+15;1);[.$D$33];1)" office:value-type="float" office:value="56" calcext:value-type="float">
            <text:p>56</text:p>
          </table:table-cell>
          <table:table-cell table:formula="of:=IF(MOD(([.B50]+[.C50])-([.$F$4]+1);[.$D$4])=0;[.$D$4];MOD(([.B50]+[.C50])-([.$F$4]+1);[.$D$4]))" office:value-type="float" office:value="15" calcext:value-type="float">
            <text:p>15</text:p>
          </table:table-cell>
          <table:table-cell table:formula="of:=IF([.D50]=0;MID([.$D$33];[.$D$4];1);IF([.D50]=[.$D$4];MID([.$D$33];[.$D$4];1);MID([.$D$33];[.D50];1)))" office:value-type="string" office:string-value="&lt;" calcext:value-type="string">
            <text:p>&lt;</text:p>
          </table:table-cell>
          <table:table-cell table:number-columns-repeated="1019"/>
        </table:table-row>
        <table:table-row table:style-name="ro1">
          <table:table-cell table:formula="of:=MID([.$A$35];16;1)" office:value-type="string" office:string-value="?" calcext:value-type="string">
            <text:p>?</text:p>
          </table:table-cell>
          <table:table-cell table:formula="of:=FIND([.A51];[.$D$33];1)" office:value-type="float" office:value="20" calcext:value-type="float">
            <text:p>20</text:p>
          </table:table-cell>
          <table:table-cell table:formula="of:=FIND(MID([.$A$28];LEN([.$A$4])+16;1);[.$D$33];1)" office:value-type="float" office:value="46" calcext:value-type="float">
            <text:p>46</text:p>
          </table:table-cell>
          <table:table-cell table:formula="of:=IF(MOD(([.B51]+[.C51])-([.$F$4]+1);[.$D$4])=0;[.$D$4];MOD(([.B51]+[.C51])-([.$F$4]+1);[.$D$4]))" office:value-type="float" office:value="54" calcext:value-type="float">
            <text:p>54</text:p>
          </table:table-cell>
          <table:table-cell table:formula="of:=IF([.D51]=0;MID([.$D$33];[.$D$4];1);IF([.D51]=[.$D$4];MID([.$D$33];[.$D$4];1);MID([.$D$33];[.D51];1)))" office:value-type="string" office:string-value="l" calcext:value-type="string">
            <text:p>l</text:p>
          </table:table-cell>
          <table:table-cell table:number-columns-repeated="1019"/>
        </table:table-row>
        <table:table-row table:style-name="ro1">
          <table:table-cell table:style-name="ce28" table:formula="of:=COM.MICROSOFT.CONCAT([.$E$36];[.$E$37];[.$E$38];[.$E$39];[.$E$40];[.$E$41];[.$E$42];[.$E$43];[.$E$44];[.$E$45];[.$E$46];[.$E$47];[.$E$48];[.$E$49];[.$E$50];[.$E$51])" office:value-type="string" office:string-value=".8R\tKeA3Ka8=A&lt;l" calcext:value-type="string">
            <text:p>.8R\tKeA3Ka8=A&lt;l</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A#Beautiful#MindA#Beautiful#MindA#Beautiful#Mind" calcext:value-type="string">
            <text:p>A#Beautiful#MindA#Beautiful#MindA#Beautiful#Mind</text:p>
          </table:table-cell>
          <table:table-cell table:style-name="ce27" table:formula="of:=COM.MICROSOFT.CONCAT( &quot;  OTP SIZE=  &quot;;LEN([.A5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LMws34678urQ9:&lt;&amp;&quot;]=?@FGHIJKNORSTUVWXYZ[^_`abcdefhA&gt;iklmnopqt" calcext:value-type="string">
            <text:p>LMws34678urQ9:&lt;&amp;"]=?@FGHIJKNORSTUVWXYZ[^_`abcdefhA&gt;iklmnopqt</text:p>
          </table:table-cell>
          <table:table-cell table:style-name="ce28" table:formula="of:=IF([.$G$3]=0;RIGHT([.$D$33];LEN([.$D$33])-[.$G$4]);LEFT([.$D$33];LEN([.$D$33])-[.$G$4]))" office:value-type="string" office:string-value="vxyz{|}~!#%'()*+,-P$E5B DCjg./012\" calcext:value-type="string">
            <text:p>vxyz{|}~!#%'()*+,-P$E5B DCjg./012\</text:p>
          </table:table-cell>
          <table:table-cell table:style-name="ce28" table:formula="of:=IF([.$G$3]=0;COM.MICROSOFT.CONCAT([.C55];[.B55]);COM.MICROSOFT.CONCAT([.C56];[.B56]))" office:value-type="string" office:string-value="vxyz{|}~!#%'()*+,-P$E5B DCjg./012\LMws34678urQ9:&lt;&amp;&quot;]=?@FGHIJKNORSTUVWXYZ[^_`abcdefhA&gt;iklmnopqt" calcext:value-type="string">
            <text:p>vxyz{|}~!#%'()*+,-P$E5B DCjg./012\LMws34678urQ9:&lt;&amp;"]=?@FGHIJKNORSTUVWXYZ[^_`abcdefhA&gt;iklmnopqt</text:p>
          </table:table-cell>
          <table:table-cell table:style-name="Default"/>
          <table:table-cell table:number-columns-repeated="1019"/>
        </table:table-row>
        <table:table-row table:style-name="ro1">
          <table:table-cell/>
          <table:table-cell table:style-name="ce28" table:formula="of:=LEFT([.$D$33];LEN([.$D$33])-[.$G$4])" office:value-type="string" office:string-value="LMws34678urQ9:&lt;&amp;&quot;]=?@FGHIJKNORSTUV" calcext:value-type="string">
            <text:p>LMws34678urQ9:&lt;&amp;"]=?@FGHIJKNORSTUV</text:p>
          </table:table-cell>
          <table:table-cell table:style-name="ce28" table:formula="of:=RIGHT([.$D$33];[.$G$4])" office:value-type="string" office:string-value="WXYZ[^_`abcdefhA&gt;iklmnopqtvxyz{|}~!#%'()*+,-P$E5B DCjg./012\" calcext:value-type="string">
            <text:p>WXYZ[^_`abcdefhA&gt;iklmnopqtvxyz{|}~!#%'()*+,-P$E5B DCjg./012\</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K" calcext:value-type="string">
            <text:p>K</text:p>
          </table:table-cell>
          <table:table-cell/>
          <table:table-cell table:style-name="ce28" table:formula="of:=IF([.$G$3]=0;COM.MICROSOFT.CONCAT([.B57];REPLACE([.D55];([.$G$4]+1);1;&quot;&quot;));COM.MICROSOFT.CONCAT(REPLACE([.D55];([.$G$4]+1);1;&quot;&quot;);[.B57]))" office:value-type="string" office:string-value="Kvxyz{|}~!#%'()*+,-P$E5B DCjg./012\LMws34678urQ9:&lt;&amp;&quot;]=?@FGHIJNORSTUVWXYZ[^_`abcdefhA&gt;iklmnopqt" calcext:value-type="string">
            <text:p>Kvxyz{|}~!#%'()*+,-P$E5B DCjg./012\LMws34678urQ9:&lt;&amp;"]=?@FGHIJNORSTUVWXYZ[^_`abcdefhA&gt;iklmnopqt</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 %JG" calcext:value-type="string">
            <text:p><text:s/>%JG</text:p>
          </table:table-cell>
          <table:table-cell table:style-name="ce28" table:formula="of:=IF([.$F$4]&lt;[.$E$4];REPLACE([.D57];[.$E$4]+1;1;&quot;&quot;);REPLACE([.D57];[.$F$4]+1;1;&quot;&quot;))" office:value-type="string" office:string-value="Kvxyz{|}~!#%'()*+,-P$E5BDCjg./012\LMws34678urQ9:&lt;&amp;&quot;]=?@FGHIJNORSTUVWXYZ[^_`abcdefhA&gt;iklmnopqt" calcext:value-type="string">
            <text:p>Kvxyz{|}~!#%'()*+,-P$E5BDCjg./012\LMws34678urQ9:&lt;&amp;"]=?@FGHIJNORSTUVWXYZ[^_`abcdefhA&gt;iklmnopqt</text:p>
          </table:table-cell>
          <table:table-cell table:formula="of:=COM.MICROSOFT.CONCAT([.B58];[.K66])" office:value-type="string" office:string-value=" %JGKvxyz{|}~!#'()*+,-P$E5BDCjg./012\LMws34678urQ9:&lt;&amp;&quot;]=?@FHINORSTUVWXYZ[^_`abcdefhA&gt;iklmnopqt" calcext:value-type="string">
            <text:p><text:s/>%JGKvxyz{|}~!#'()*+,-P$E5BDCjg./012\LMws34678urQ9:&lt;&amp;"]=?@FHINORSTUVWXYZ[^_`abcdefhA&gt;iklmnopqt</text:p>
          </table:table-cell>
          <table:table-cell table:style-name="Default"/>
          <table:table-cell table:number-columns-repeated="4"/>
          <table:table-cell table:style-name="ce28" table:formula="of:=MID([.$D$57];[.$E$4]+1;1)" office:value-type="string" office:string-value=" " calcext:value-type="string">
            <text:p><text:s/></text:p>
          </table:table-cell>
          <table:table-cell table:style-name="ce28" table:formula="of:=REPLACE([.$D$57];[.$E$4]+1;1;&quot; &quot;)" office:value-type="string" office:string-value="Kvxyz{|}~!#%'()*+,-P$E5B DCjg./012\LMws34678urQ9:&lt;&amp;&quot;]=?@FGHIJNORSTUVWXYZ[^_`abcdefhA&gt;iklmnopqt" calcext:value-type="string">
            <text:p>Kvxyz{|}~!#%'()*+,-P$E5B DCjg./012\LMws34678urQ9:&lt;&amp;"]=?@FGHIJNORSTUVWXYZ[^_`abcdefhA&gt;iklmnopqt</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J" calcext:value-type="string">
            <text:p>J</text:p>
          </table:table-cell>
          <table:table-cell table:style-name="ce28" table:formula="of:=IF([.$F$4]&lt;[.$E$4];REPLACE([.C58];[.$F$4]+1;1;&quot;&quot;);REPLACE([.C58];[.$E$4]+1;1;&quot;&quot;))" office:value-type="string" office:string-value="Kvxyz{|}~!#'()*+,-P$E5BDCjg./012\LMws34678urQ9:&lt;&amp;&quot;]=?@FGHIJNORSTUVWXYZ[^_`abcdefhA&gt;iklmnopqt" calcext:value-type="string">
            <text:p>Kvxyz{|}~!#'()*+,-P$E5BDCjg./012\LMws34678urQ9:&lt;&amp;"]=?@FGHIJNORSTUVWXYZ[^_`abcdefhA&gt;iklmnopqt</text:p>
          </table:table-cell>
          <table:table-cell/>
          <table:table-cell table:style-name="Default"/>
          <table:table-cell table:number-columns-repeated="4"/>
          <table:table-cell table:formula="of:=COM.MICROSOFT.CONCAT([.J58];MID([.K58];[.$F$4]+1;1))" office:value-type="string" office:string-value=" %" calcext:value-type="string">
            <text:p><text:s/>%</text:p>
          </table:table-cell>
          <table:table-cell table:style-name="ce28" table:formula="of:=REPLACE([.$K58];[.$F$4]+1;1;&quot; &quot;)" office:value-type="string" office:string-value="Kvxyz{|}~!# '()*+,-P$E5B DCjg./012\LMws34678urQ9:&lt;&amp;&quot;]=?@FGHIJNORSTUVWXYZ[^_`abcdefhA&gt;iklmnopqt" calcext:value-type="string">
            <text:p>Kvxyz{|}~!# '()*+,-P$E5B DCjg./012\LMws34678urQ9:&lt;&amp;"]=?@FGHIJNORSTUVWXYZ[^_`abcdefhA&gt;iklmnopqt</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8R\tKeA3Ka8=A&lt;l" calcext:value-type="string">
            <text:p>.8R\tKeA3Ka8=A&lt;l</text:p>
          </table:table-cell>
          <table:table-cell table:formula="of:=COM.MICROSOFT.CONCAT(&quot;'&quot;;[.A60];&quot;'&quot;;&quot; A23 char positions in D21&quot;)" office:value-type="string" office:string-value="'.8R\tKeA3Ka8=A&lt;l' A23 char positions in D21" calcext:value-type="string">
            <text:p>'.8R\tKeA3Ka8=A&lt;l'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 %J" calcext:value-type="string">
            <text:p><text:s/>%J</text:p>
          </table:table-cell>
          <table:table-cell table:style-name="ce28" table:formula="of:=REPLACE([.$K59];[.$G$4]+1;1;&quot; &quot;)" office:value-type="string" office:string-value="Kvxyz{|}~!# '()*+,-P$E5B DCjg./012\LMws34678urQ9:&lt;&amp;&quot;]=?@FGHI NORSTUVWXYZ[^_`abcdefhA&gt;iklmnopqt" calcext:value-type="string">
            <text:p>Kvxyz{|}~!# '()*+,-P$E5B DCjg./012\LMws34678urQ9:&lt;&amp;"]=?@FGHI NORSTUVWXYZ[^_`abcdefhA&gt;iklmnopqt</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 calcext:value-type="string">
            <text:p>.</text:p>
          </table:table-cell>
          <table:table-cell table:formula="of:=FIND([.A61];[.$D$58];1)" office:value-type="float" office:value="32" calcext:value-type="float">
            <text:p>32</text:p>
          </table:table-cell>
          <table:table-cell table:formula="of:=FIND(MID([.A53];LEN([.$A$4])+1;1);[.$D$58];1)" office:value-type="float" office:value="84" calcext:value-type="float">
            <text:p>84</text:p>
          </table:table-cell>
          <table:table-cell table:formula="of:=IF(MOD(([.B61]+[.C61])-([.$G$4]+1);[.$D$4])=0;[.$D$4];MOD(([.B61]+[.C61])-([.$G$4]+1);[.$D$4]))" office:value-type="float" office:value="55" calcext:value-type="float">
            <text:p>55</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 %JG" calcext:value-type="string">
            <text:p><text:s/>%JG</text:p>
          </table:table-cell>
          <table:table-cell table:style-name="ce28" table:formula="of:=REPLACE([.$K60];[.$H$4]+1;1;&quot; &quot;)" office:value-type="string" office:string-value="Kvxyz{|}~!# '()*+,-P$E5B DCjg./012\LMws34678urQ9:&lt;&amp;&quot;]=?@F HI NORSTUVWXYZ[^_`abcdefhA&gt;iklmnopqt" calcext:value-type="string">
            <text:p>Kvxyz{|}~!# '()*+,-P$E5B DCjg./012\LMws34678urQ9:&lt;&amp;"]=?@F HI NORSTUVWXYZ[^_`abcdefhA&gt;iklmnopqt</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8" calcext:value-type="string">
            <text:p>8</text:p>
          </table:table-cell>
          <table:table-cell table:formula="of:=FIND([.A62];[.$D$58];1)" office:value-type="float" office:value="46" calcext:value-type="float">
            <text:p>46</text:p>
          </table:table-cell>
          <table:table-cell table:formula="of:=FIND(MID([.A53];LEN([.$A$4])+2;1);[.$D$58];1)" office:value-type="float" office:value="15" calcext:value-type="float">
            <text:p>15</text:p>
          </table:table-cell>
          <table:table-cell table:formula="of:=IF(MOD(([.B62]+[.C62])-([.$G$4]+1);[.$D$4])=0;[.$D$4];MOD(([.B62]+[.C62])-([.$G$4]+1);[.$D$4]))" office:value-type="float" office:value="94" calcext:value-type="float">
            <text:p>94</text:p>
          </table:table-cell>
          <table:table-cell table:formula="of:=IF([.D62]=0;MID([.$D$58];[.$D$4];1);IF([.D62]=[.$D$4];MID([.$D$58];[.$D$4];1);MID([.$D$58];[.D62];1)))" office:value-type="string" office:string-value="t" calcext:value-type="string">
            <text:p>t</text:p>
          </table:table-cell>
          <table:table-cell table:number-columns-repeated="1019"/>
        </table:table-row>
        <table:table-row table:style-name="ro1">
          <table:table-cell table:formula="of:=MID([.A60];3;1)" office:value-type="string" office:string-value="R" calcext:value-type="string">
            <text:p>R</text:p>
          </table:table-cell>
          <table:table-cell table:formula="of:=FIND([.A63];[.$D$58];1)" office:value-type="float" office:value="64" calcext:value-type="float">
            <text:p>64</text:p>
          </table:table-cell>
          <table:table-cell table:formula="of:=FIND(MID([.A53];LEN([.$A$4])+3;1);[.$D$58];1)" office:value-type="float" office:value="27" calcext:value-type="float">
            <text:p>27</text:p>
          </table:table-cell>
          <table:table-cell table:formula="of:=IF(MOD(([.B63]+[.C63])-([.$G$4]+1);[.$D$4])=0;[.$D$4];MOD(([.B63]+[.C63])-([.$G$4]+1);[.$D$4]))" office:value-type="float" office:value="30" calcext:value-type="float">
            <text:p>30</text:p>
          </table:table-cell>
          <table:table-cell table:formula="of:=IF([.D63]=0;MID([.$D$58];[.$D$4];1);IF([.D63]=[.$D$4];MID([.$D$58];[.$D$4];1);MID([.$D$58];[.D63];1)))" office:value-type="string" office:string-value="j" calcext:value-type="string">
            <text:p>j</text:p>
          </table:table-cell>
          <table:table-cell table:number-columns-repeated="5"/>
          <table:table-cell table:formula="of:=REPLACE([.K61];FIND(&quot; &quot;;[.K61];1);1;&quot;&quot;)" office:value-type="string" office:string-value="Kvxyz{|}~!#'()*+,-P$E5B DCjg./012\LMws34678urQ9:&lt;&amp;&quot;]=?@F HI NORSTUVWXYZ[^_`abcdefhA&gt;iklmnopqt" calcext:value-type="string">
            <text:p>Kvxyz{|}~!#'()*+,-P$E5B DCjg./012\LMws34678urQ9:&lt;&amp;"]=?@F HI NORSTUVWXYZ[^_`abcdefhA&gt;iklmnopqt</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37" calcext:value-type="float">
            <text:p>37</text:p>
          </table:table-cell>
          <table:table-cell table:formula="of:=FIND(MID([.A53];LEN([.$A$4])+4;1);[.$D$58];1)" office:value-type="float" office:value="81" calcext:value-type="float">
            <text:p>81</text:p>
          </table:table-cell>
          <table:table-cell table:formula="of:=IF(MOD(([.B64]+[.C64])-([.$G$4]+1);[.$D$4])=0;[.$D$4];MOD(([.B64]+[.C64])-([.$G$4]+1);[.$D$4]))" office:value-type="float" office:value="57" calcext:value-type="float">
            <text:p>57</text:p>
          </table:table-cell>
          <table:table-cell table:formula="of:=IF([.D64]=0;MID([.$D$58];[.$D$4];1);IF([.D64]=[.$D$4];MID([.$D$58];[.$D$4];1);MID([.$D$58];[.D64];1)))" office:value-type="string" office:string-value="?" calcext:value-type="string">
            <text:p>?</text:p>
          </table:table-cell>
          <table:table-cell table:number-columns-repeated="5"/>
          <table:table-cell table:formula="of:=REPLACE([.K63];FIND(&quot; &quot;;[.K63];1);1;&quot;&quot;)" office:value-type="string" office:string-value="Kvxyz{|}~!#'()*+,-P$E5BDCjg./012\LMws34678urQ9:&lt;&amp;&quot;]=?@F HI NORSTUVWXYZ[^_`abcdefhA&gt;iklmnopqt" calcext:value-type="string">
            <text:p>Kvxyz{|}~!#'()*+,-P$E5BDCjg./012\LMws34678urQ9:&lt;&amp;"]=?@F HI NORSTUVWXYZ[^_`abcdefhA&gt;iklmnopqt</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t" calcext:value-type="string">
            <text:p>t</text:p>
          </table:table-cell>
          <table:table-cell table:formula="of:=FIND([.A65];[.$D$58];1)" office:value-type="float" office:value="94" calcext:value-type="float">
            <text:p>94</text:p>
          </table:table-cell>
          <table:table-cell table:formula="of:=FIND(MID([.A53];LEN([.$A$4])+5;1);[.$D$58];1)" office:value-type="float" office:value="77" calcext:value-type="float">
            <text:p>77</text:p>
          </table:table-cell>
          <table:table-cell table:formula="of:=IF(MOD(([.B65]+[.C65])-([.$G$4]+1);[.$D$4])=0;[.$D$4];MOD(([.B65]+[.C65])-([.$G$4]+1);[.$D$4]))" office:value-type="float" office:value="16" calcext:value-type="float">
            <text:p>16</text:p>
          </table:table-cell>
          <table:table-cell table:formula="of:=IF([.D65]=0;MID([.$D$58];[.$D$4];1);IF([.D65]=[.$D$4];MID([.$D$58];[.$D$4];1);MID([.$D$58];[.D65];1)))" office:value-type="string" office:string-value="'" calcext:value-type="string">
            <text:p>'</text:p>
          </table:table-cell>
          <table:table-cell table:number-columns-repeated="5"/>
          <table:table-cell table:formula="of:=REPLACE([.K64];FIND(&quot; &quot;;[.K64];1);1;&quot;&quot;)" office:value-type="string" office:string-value="Kvxyz{|}~!#'()*+,-P$E5BDCjg./012\LMws34678urQ9:&lt;&amp;&quot;]=?@FHI NORSTUVWXYZ[^_`abcdefhA&gt;iklmnopqt" calcext:value-type="string">
            <text:p>Kvxyz{|}~!#'()*+,-P$E5BDCjg./012\LMws34678urQ9:&lt;&amp;"]=?@FHI NORSTUVWXYZ[^_`abcdefhA&gt;iklmnopqt</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K" calcext:value-type="string">
            <text:p>K</text:p>
          </table:table-cell>
          <table:table-cell table:formula="of:=FIND([.A66];[.$D$58];1)" office:value-type="float" office:value="5" calcext:value-type="float">
            <text:p>5</text:p>
          </table:table-cell>
          <table:table-cell table:formula="of:=FIND(MID([.A53];LEN([.$A$4])+6;1);[.$D$58];1)" office:value-type="float" office:value="47" calcext:value-type="float">
            <text:p>47</text:p>
          </table:table-cell>
          <table:table-cell table:formula="of:=IF(MOD(([.B66]+[.C66])-([.$G$4]+1);[.$D$4])=0;[.$D$4];MOD(([.B66]+[.C66])-([.$G$4]+1);[.$D$4]))" office:value-type="float" office:value="85" calcext:value-type="float">
            <text:p>85</text:p>
          </table:table-cell>
          <table:table-cell table:formula="of:=IF([.D66]=0;MID([.$D$58];[.$D$4];1);IF([.D66]=[.$D$4];MID([.$D$58];[.$D$4];1);MID([.$D$58];[.D66];1)))" office:value-type="string" office:string-value="&gt;" calcext:value-type="string">
            <text:p>&gt;</text:p>
          </table:table-cell>
          <table:table-cell table:number-columns-repeated="5"/>
          <table:table-cell table:formula="of:=REPLACE([.K65];FIND(&quot; &quot;;[.K65];1);1;&quot;&quot;)" office:value-type="string" office:string-value="Kvxyz{|}~!#'()*+,-P$E5BDCjg./012\LMws34678urQ9:&lt;&amp;&quot;]=?@FHINORSTUVWXYZ[^_`abcdefhA&gt;iklmnopqt" calcext:value-type="string">
            <text:p>Kvxyz{|}~!#'()*+,-P$E5BDCjg./012\LMws34678urQ9:&lt;&amp;"]=?@FHINORSTUVWXYZ[^_`abcdefhA&gt;iklmnopqt</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e" calcext:value-type="string">
            <text:p>e</text:p>
          </table:table-cell>
          <table:table-cell table:formula="of:=FIND([.A67];[.$D$58];1)" office:value-type="float" office:value="81" calcext:value-type="float">
            <text:p>81</text:p>
          </table:table-cell>
          <table:table-cell table:formula="of:=FIND(MID([.A53];LEN([.$A$4])+7;1);[.$D$58];1)" office:value-type="float" office:value="94" calcext:value-type="float">
            <text:p>94</text:p>
          </table:table-cell>
          <table:table-cell table:formula="of:=IF(MOD(([.B67]+[.C67])-([.$G$4]+1);[.$D$4])=0;[.$D$4];MOD(([.B67]+[.C67])-([.$G$4]+1);[.$D$4]))" office:value-type="float" office:value="20" calcext:value-type="float">
            <text:p>20</text:p>
          </table:table-cell>
          <table:table-cell table:formula="of:=IF([.D67]=0;MID([.$D$58];[.$D$4];1);IF([.D67]=[.$D$4];MID([.$D$58];[.$D$4];1);MID([.$D$58];[.D67];1)))" office:value-type="string" office:string-value="+" calcext:value-type="string">
            <text:p>+</text:p>
          </table:table-cell>
          <table:table-cell table:number-columns-repeated="1019"/>
        </table:table-row>
        <table:table-row table:style-name="ro1">
          <table:table-cell table:formula="of:=MID([.A60];8;1)" office:value-type="string" office:string-value="A" calcext:value-type="string">
            <text:p>A</text:p>
          </table:table-cell>
          <table:table-cell table:formula="of:=FIND([.A68];[.$D$58];1)" office:value-type="float" office:value="84" calcext:value-type="float">
            <text:p>84</text:p>
          </table:table-cell>
          <table:table-cell table:formula="of:=FIND(MID([.A53];LEN([.$A$4])+8;1);[.$D$58];1)" office:value-type="float" office:value="86" calcext:value-type="float">
            <text:p>86</text:p>
          </table:table-cell>
          <table:table-cell table:formula="of:=IF(MOD(([.B68]+[.C68])-([.$G$4]+1);[.$D$4])=0;[.$D$4];MOD(([.B68]+[.C68])-([.$G$4]+1);[.$D$4]))" office:value-type="float" office:value="15" calcext:value-type="float">
            <text:p>15</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formula="of:=MID([.A60];9;1)" office:value-type="string" office:string-value="3" calcext:value-type="string">
            <text:p>3</text:p>
          </table:table-cell>
          <table:table-cell table:formula="of:=FIND([.A69];[.$D$58];1)" office:value-type="float" office:value="42" calcext:value-type="float">
            <text:p>42</text:p>
          </table:table-cell>
          <table:table-cell table:formula="of:=FIND(MID([.A53];LEN([.$A$4])+9;1);[.$D$58];1)" office:value-type="float" office:value="82" calcext:value-type="float">
            <text:p>82</text:p>
          </table:table-cell>
          <table:table-cell table:formula="of:=IF(MOD(([.B69]+[.C69])-([.$G$4]+1);[.$D$4])=0;[.$D$4];MOD(([.B69]+[.C69])-([.$G$4]+1);[.$D$4]))" office:value-type="float" office:value="63" calcext:value-type="float">
            <text:p>63</text:p>
          </table:table-cell>
          <table:table-cell table:formula="of:=IF([.D69]=0;MID([.$D$58];[.$D$4];1);IF([.D69]=[.$D$4];MID([.$D$58];[.$D$4];1);MID([.$D$58];[.D69];1)))" office:value-type="string" office:string-value="O" calcext:value-type="string">
            <text:p>O</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K" calcext:value-type="string">
            <text:p>K</text:p>
          </table:table-cell>
          <table:table-cell table:formula="of:=FIND([.A70];[.$D$58];1)" office:value-type="float" office:value="5" calcext:value-type="float">
            <text:p>5</text:p>
          </table:table-cell>
          <table:table-cell table:formula="of:=FIND(MID([.A53];LEN([.$A$4])+10;1);[.$D$58];1)" office:value-type="float" office:value="47" calcext:value-type="float">
            <text:p>47</text:p>
          </table:table-cell>
          <table:table-cell table:formula="of:=IF(MOD(([.B70]+[.C70])-([.$G$4]+1);[.$D$4])=0;[.$D$4];MOD(([.B70]+[.C70])-([.$G$4]+1);[.$D$4]))" office:value-type="float" office:value="85" calcext:value-type="float">
            <text:p>85</text:p>
          </table:table-cell>
          <table:table-cell table:formula="of:=IF([.D70]=0;MID([.$D$58];[.$D$4];1);IF([.D70]=[.$D$4];MID([.$D$58];[.$D$4];1);MID([.$D$58];[.D70];1)))" office:value-type="string" office:string-value="&gt;" calcext:value-type="string">
            <text:p>&gt;</text:p>
          </table:table-cell>
          <table:table-cell table:number-columns-repeated="1019"/>
        </table:table-row>
        <table:table-row table:style-name="ro1">
          <table:table-cell table:formula="of:=MID([.A60];11;1)" office:value-type="string" office:string-value="a" calcext:value-type="string">
            <text:p>a</text:p>
          </table:table-cell>
          <table:table-cell table:formula="of:=FIND([.A71];[.$D$58];1)" office:value-type="float" office:value="77" calcext:value-type="float">
            <text:p>77</text:p>
          </table:table-cell>
          <table:table-cell table:formula="of:=FIND(MID([.A53];LEN([.$A$4])+11;1);[.$D$58];1)" office:value-type="float" office:value="88" calcext:value-type="float">
            <text:p>88</text:p>
          </table:table-cell>
          <table:table-cell table:formula="of:=IF(MOD(([.B71]+[.C71])-([.$G$4]+1);[.$D$4])=0;[.$D$4];MOD(([.B71]+[.C71])-([.$G$4]+1);[.$D$4]))" office:value-type="float" office:value="10" calcext:value-type="float">
            <text:p>10</text:p>
          </table:table-cell>
          <table:table-cell table:formula="of:=IF([.D71]=0;MID([.$D$58];[.$D$4];1);IF([.D71]=[.$D$4];MID([.$D$58];[.$D$4];1);MID([.$D$58];[.D71];1)))" office:value-type="string" office:string-value="{" calcext:value-type="string">
            <text:p>{</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8" calcext:value-type="string">
            <text:p>8</text:p>
          </table:table-cell>
          <table:table-cell table:formula="of:=FIND([.A72];[.$D$58];1)" office:value-type="float" office:value="46" calcext:value-type="float">
            <text:p>46</text:p>
          </table:table-cell>
          <table:table-cell table:formula="of:=FIND(MID([.A53];LEN([.$A$4])+12;1);[.$D$58];1)" office:value-type="float" office:value="15" calcext:value-type="float">
            <text:p>15</text:p>
          </table:table-cell>
          <table:table-cell table:formula="of:=IF(MOD(([.B72]+[.C72])-([.$G$4]+1);[.$D$4])=0;[.$D$4];MOD(([.B72]+[.C72])-([.$G$4]+1);[.$D$4]))" office:value-type="float" office:value="94" calcext:value-type="float">
            <text:p>94</text:p>
          </table:table-cell>
          <table:table-cell table:formula="of:=IF([.D72]=0;MID([.$D$58];[.$D$4];1);IF([.D72]=[.$D$4];MID([.$D$58];[.$D$4];1);MID([.$D$58];[.D72];1)))" office:value-type="string" office:string-value="t" calcext:value-type="string">
            <text:p>t</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 calcext:value-type="string">
            <text:p>=</text:p>
          </table:table-cell>
          <table:table-cell table:formula="of:=FIND([.A73];[.$D$58];1)" office:value-type="float" office:value="56" calcext:value-type="float">
            <text:p>56</text:p>
          </table:table-cell>
          <table:table-cell table:formula="of:=FIND(MID([.A53];LEN([.$A$4])+13;1);[.$D$58];1)" office:value-type="float" office:value="39" calcext:value-type="float">
            <text:p>39</text:p>
          </table:table-cell>
          <table:table-cell table:formula="of:=IF(MOD(([.B73]+[.C73])-([.$G$4]+1);[.$D$4])=0;[.$D$4];MOD(([.B73]+[.C73])-([.$G$4]+1);[.$D$4]))" office:value-type="float" office:value="34" calcext:value-type="float">
            <text:p>34</text:p>
          </table:table-cell>
          <table:table-cell table:formula="of:=IF([.D73]=0;MID([.$D$58];[.$D$4];1);IF([.D73]=[.$D$4];MID([.$D$58];[.$D$4];1);MID([.$D$58];[.D73];1)))" office:value-type="string" office:string-value="0" calcext:value-type="string">
            <text:p>0</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A" calcext:value-type="string">
            <text:p>A</text:p>
          </table:table-cell>
          <table:table-cell table:formula="of:=FIND([.A74];[.$D$58];1)" office:value-type="float" office:value="84" calcext:value-type="float">
            <text:p>84</text:p>
          </table:table-cell>
          <table:table-cell table:formula="of:=FIND(MID([.A53];LEN([.$A$4])+14;1);[.$D$58];1)" office:value-type="float" office:value="86" calcext:value-type="float">
            <text:p>86</text:p>
          </table:table-cell>
          <table:table-cell table:formula="of:=IF(MOD(([.B74]+[.C74])-([.$G$4]+1);[.$D$4])=0;[.$D$4];MOD(([.B74]+[.C74])-([.$G$4]+1);[.$D$4]))" office:value-type="float" office:value="15" calcext:value-type="float">
            <text:p>15</text:p>
          </table:table-cell>
          <table:table-cell table:formula="of:=IF([.D74]=0;MID([.$D$58];[.$D$4];1);IF([.D74]=[.$D$4];MID([.$D$58];[.$D$4];1);MID([.$D$58];[.D74];1)))" office:value-type="string" office:string-value="#" calcext:value-type="string">
            <text:p>#</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lt;" calcext:value-type="string">
            <text:p>&lt;</text:p>
          </table:table-cell>
          <table:table-cell table:formula="of:=FIND([.A75];[.$D$58];1)" office:value-type="float" office:value="52" calcext:value-type="float">
            <text:p>52</text:p>
          </table:table-cell>
          <table:table-cell table:formula="of:=FIND(MID([.A53];LEN([.$A$4])+15;1);[.$D$58];1)" office:value-type="float" office:value="90" calcext:value-type="float">
            <text:p>90</text:p>
          </table:table-cell>
          <table:table-cell table:formula="of:=IF(MOD(([.B75]+[.C75])-([.$G$4]+1);[.$D$4])=0;[.$D$4];MOD(([.B75]+[.C75])-([.$G$4]+1);[.$D$4]))" office:value-type="float" office:value="81" calcext:value-type="float">
            <text:p>81</text:p>
          </table:table-cell>
          <table:table-cell table:formula="of:=IF([.D75]=0;MID([.$D$58];[.$D$4];1);IF([.D75]=[.$D$4];MID([.$D$58];[.$D$4];1);MID([.$D$58];[.D75];1)))" office:value-type="string" office:string-value="e" calcext:value-type="string">
            <text:p>e</text:p>
          </table:table-cell>
          <table:table-cell table:number-columns-repeated="1019"/>
        </table:table-row>
        <table:table-row table:style-name="ro1">
          <table:table-cell table:formula="of:=MID([.A60];16;1)" office:value-type="string" office:string-value="l" calcext:value-type="string">
            <text:p>l</text:p>
          </table:table-cell>
          <table:table-cell table:formula="of:=FIND([.A76];[.$D$58];1)" office:value-type="float" office:value="88" calcext:value-type="float">
            <text:p>88</text:p>
          </table:table-cell>
          <table:table-cell table:formula="of:=FIND(MID([.A53];LEN([.$A$4])+16;1);[.$D$58];1)" office:value-type="float" office:value="80" calcext:value-type="float">
            <text:p>80</text:p>
          </table:table-cell>
          <table:table-cell table:formula="of:=IF(MOD(([.B76]+[.C76])-([.$G$4]+1);[.$D$4])=0;[.$D$4];MOD(([.B76]+[.C76])-([.$G$4]+1);[.$D$4]))" office:value-type="float" office:value="13" calcext:value-type="float">
            <text:p>13</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tj?'&gt;+#O&gt;{t0#e~" calcext:value-type="string">
            <text:p>]tj?'&gt;+#O&gt;{t0#e~</text:p>
          </table:table-cell>
          <table:table-cell table:number-columns-repeated="3"/>
          <table:table-cell table:style-name="Default"/>
          <table:table-cell table:number-columns-repeated="1019"/>
        </table:table-row>
        <table:table-row table:style-name="ro1">
          <table:table-cell table:style-name="ce26" table:formula="of:=[.A53]" office:value-type="string" office:string-value="A#Beautiful#MindA#Beautiful#MindA#Beautiful#Mind" calcext:value-type="string">
            <text:p>A#Beautiful#MindA#Beautiful#MindA#Beautiful#Mind</text:p>
          </table:table-cell>
          <table:table-cell table:style-name="ce27" table:formula="of:=COM.MICROSOFT.CONCAT( &quot;  OTP SIZE=  &quot;;LEN([.A78]))"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LMws34678urQ9:&lt;&amp;&quot;]=?@FHINORSTUVWXYZ[^_`abcdefhA&gt;iklmnopqt" calcext:value-type="string">
            <text:p>LMws34678urQ9:&lt;&amp;"]=?@FHINORSTUVWXYZ[^_`abcdefhA&gt;iklmnopqt</text:p>
          </table:table-cell>
          <table:table-cell table:style-name="ce28" table:formula="of:=IF([.$H$3]=0;RIGHT([.$D$58];LEN([.$D$58])-[.$H$4]);LEFT([.$D$58];LEN([.$D$58])-[.$H$4]))" office:value-type="string" office:string-value=" %JGKvxyz{|}~!#'()*+,-P$E5BDCjg./012\" calcext:value-type="string">
            <text:p><text:s/>%JGKvxyz{|}~!#'()*+,-P$E5BDCjg./012\</text:p>
          </table:table-cell>
          <table:table-cell table:style-name="ce28" table:formula="of:=IF([.$H$3]=0;COM.MICROSOFT.CONCAT([.C80];[.B80]);COM.MICROSOFT.CONCAT([.C81];[.B81]))" office:value-type="string" office:string-value="LMws34678urQ9:&lt;&amp;&quot;]=?@FHINORSTUVWXYZ[^_`abcdefhA&gt;iklmnopqt %JGKvxyz{|}~!#'()*+,-P$E5BDCjg./012\" calcext:value-type="string">
            <text:p>LMws34678urQ9:&lt;&amp;"]=?@FHINORSTUVWXYZ[^_`abcdefhA&gt;iklmnopqt %JGKvxyz{|}~!#'()*+,-P$E5BDCjg./012\</text:p>
          </table:table-cell>
          <table:table-cell table:style-name="Default"/>
          <table:table-cell table:number-columns-repeated="1019"/>
        </table:table-row>
        <table:table-row table:style-name="ro1">
          <table:table-cell/>
          <table:table-cell table:style-name="ce28" table:formula="of:=LEFT([.$D$58];LEN([.$D$58])-[.$H$4])" office:value-type="string" office:string-value=" %JGKvxyz{|}~!#'()*+,-P$E5BDCjg./012\" calcext:value-type="string">
            <text:p><text:s/>%JGKvxyz{|}~!#'()*+,-P$E5BDCjg./012\</text:p>
          </table:table-cell>
          <table:table-cell table:style-name="ce28" table:formula="of:=RIGHT([.$D$58];[.$H$4])" office:value-type="string" office:string-value="LMws34678urQ9:&lt;&amp;&quot;]=?@FHINORSTUVWXYZ[^_`abcdefhA&gt;iklmnopqt" calcext:value-type="string">
            <text:p>LMws34678urQ9:&lt;&amp;"]=?@FHINORSTUVWXYZ[^_`abcdefhA&gt;iklmnopqt</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 calcext:value-type="string">
            <text:p><text:s/></text:p>
          </table:table-cell>
          <table:table-cell/>
          <table:table-cell table:style-name="ce28" table:formula="of:=IF([.$H$3]=0;COM.MICROSOFT.CONCAT([.B82];REPLACE([.D80];([.$H$4]+1);1;&quot;&quot;));COM.MICROSOFT.CONCAT(REPLACE([.D80];([.$H$4]+1);1;&quot;&quot;);[.B82]))" office:value-type="string" office:string-value="LMws34678urQ9:&lt;&amp;&quot;]=?@FHINORSTUVWXYZ[^_`abcdefhA&gt;iklmnopqt%JGKvxyz{|}~!#'()*+,-P$E5BDCjg./012\ " calcext:value-type="string">
            <text:p>LMws34678urQ9:&lt;&amp;"]=?@FHINORSTUVWXYZ[^_`abcdefhA&gt;iklmnopqt%JGKvxyz{|}~!#'()*+,-P$E5BDCjg./012\ </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NQK%" calcext:value-type="string">
            <text:p>NQK%</text:p>
          </table:table-cell>
          <table:table-cell table:style-name="ce28" table:formula="of:=IF([.$F$4]&lt;[.$E$4];REPLACE([.D82];[.$E$4]+1;1;&quot;&quot;);REPLACE([.D82];[.$F$4]+1;1;&quot;&quot;))" office:value-type="string" office:string-value="LMws34678urQ9:&lt;&amp;&quot;]=?@FHIORSTUVWXYZ[^_`abcdefhA&gt;iklmnopqt%JGKvxyz{|}~!#'()*+,-P$E5BDCjg./012\ " calcext:value-type="string">
            <text:p>LMws34678urQ9:&lt;&amp;"]=?@FHIORSTUVWXYZ[^_`abcdefhA&gt;iklmnopqt%JGKvxyz{|}~!#'()*+,-P$E5BDCjg./012\ </text:p>
          </table:table-cell>
          <table:table-cell table:formula="of:=COM.MICROSOFT.CONCAT([.B83];[.K91])" office:value-type="string" office:string-value="NQK%LMws34678ur9:&lt;&amp;&quot;]=?@FHIORSTUVWXYZ[^_`abcdefhA&gt;iklmnopqtJGvxyz{|}~!#'()*+,-P$E5BDCjg./012\ " calcext:value-type="string">
            <text:p>NQK%LMws34678ur9:&lt;&amp;"]=?@FHIORSTUVWXYZ[^_`abcdefhA&gt;iklmnopqtJGvxyz{|}~!#'()*+,-P$E5BDCjg./012\ </text:p>
          </table:table-cell>
          <table:table-cell table:style-name="Default"/>
          <table:table-cell table:number-columns-repeated="4"/>
          <table:table-cell table:style-name="ce28" table:formula="of:=MID([.$D$82];[.$E$4]+1;1)" office:value-type="string" office:string-value="N" calcext:value-type="string">
            <text:p>N</text:p>
          </table:table-cell>
          <table:table-cell table:style-name="ce28" table:formula="of:=REPLACE([.$D$82];[.$E$4]+1;1;&quot; &quot;)" office:value-type="string" office:string-value="LMws34678urQ9:&lt;&amp;&quot;]=?@FHI ORSTUVWXYZ[^_`abcdefhA&gt;iklmnopqt%JGKvxyz{|}~!#'()*+,-P$E5BDCjg./012\ " calcext:value-type="string">
            <text:p>LMws34678urQ9:&lt;&amp;"]=?@FHI ORSTUVWXYZ[^_`abcdefhA&gt;iklmnopqt%JGKvxyz{|}~!#'()*+,-P$E5BDCjg./012\ </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K" calcext:value-type="string">
            <text:p>K</text:p>
          </table:table-cell>
          <table:table-cell table:style-name="ce28" table:formula="of:=IF([.$F$4]&lt;[.$E$4];REPLACE([.C83];[.$F$4]+1;1;&quot;&quot;);REPLACE([.C83];[.$E$4]+1;1;&quot;&quot;))" office:value-type="string" office:string-value="LMws34678ur9:&lt;&amp;&quot;]=?@FHIORSTUVWXYZ[^_`abcdefhA&gt;iklmnopqt%JGKvxyz{|}~!#'()*+,-P$E5BDCjg./012\ " calcext:value-type="string">
            <text:p>LMws34678ur9:&lt;&amp;"]=?@FHIORSTUVWXYZ[^_`abcdefhA&gt;iklmnopqt%JGKvxyz{|}~!#'()*+,-P$E5BDCjg./012\ </text:p>
          </table:table-cell>
          <table:table-cell/>
          <table:table-cell table:style-name="Default"/>
          <table:table-cell table:number-columns-repeated="4"/>
          <table:table-cell table:formula="of:=COM.MICROSOFT.CONCAT([.J83];MID([.K83];[.$F$4]+1;1))" office:value-type="string" office:string-value="NQ" calcext:value-type="string">
            <text:p>NQ</text:p>
          </table:table-cell>
          <table:table-cell table:style-name="ce28" table:formula="of:=REPLACE([.$K83];[.$F$4]+1;1;&quot; &quot;)" office:value-type="string" office:string-value="LMws34678ur 9:&lt;&amp;&quot;]=?@FHI ORSTUVWXYZ[^_`abcdefhA&gt;iklmnopqt%JGKvxyz{|}~!#'()*+,-P$E5BDCjg./012\ " calcext:value-type="string">
            <text:p>LMws34678ur 9:&lt;&amp;"]=?@FHI ORSTUVWXYZ[^_`abcdefhA&gt;iklmnopqt%JGKvxyz{|}~!#'()*+,-P$E5BDCjg./012\ </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tj?'&gt;+#O&gt;{t0#e~" calcext:value-type="string">
            <text:p>]tj?'&gt;+#O&gt;{t0#e~</text:p>
          </table:table-cell>
          <table:table-cell table:formula="of:=COM.MICROSOFT.CONCAT(&quot;'&quot;;[.A85];&quot;'&quot;;&quot; A23 char positions in D21&quot;)" office:value-type="string" office:string-value="']tj?'&gt;+#O&gt;{t0#e~' A23 char positions in D21" calcext:value-type="string">
            <text:p>']tj?'&gt;+#O&gt;{t0#e~'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NQK" calcext:value-type="string">
            <text:p>NQK</text:p>
          </table:table-cell>
          <table:table-cell table:style-name="ce28" table:formula="of:=REPLACE([.$K84];[.$G$4]+1;1;&quot; &quot;)" office:value-type="string" office:string-value="LMws34678ur 9:&lt;&amp;&quot;]=?@FHI ORSTUVWXYZ[^_`abcdefhA&gt;iklmnopqt%JG vxyz{|}~!#'()*+,-P$E5BDCjg./012\ " calcext:value-type="string">
            <text:p>LMws34678ur 9:&lt;&amp;"]=?@FHI ORSTUVWXYZ[^_`abcdefhA&gt;iklmnopqt%JG vxyz{|}~!#'()*+,-P$E5BDCjg./012\ </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21" calcext:value-type="float">
            <text:p>21</text:p>
          </table:table-cell>
          <table:table-cell table:formula="of:=FIND(MID([.A78];LEN([.$A$4])+1;1);[.$D$83];1)" office:value-type="float" office:value="49" calcext:value-type="float">
            <text:p>49</text:p>
          </table:table-cell>
          <table:table-cell table:formula="of:=IF(MOD(([.B86]+[.C86])-([.$H$4]+1);[.$D$4])=0;[.$D$4];MOD(([.B86]+[.C86])-([.$H$4]+1);[.$D$4]))" office:value-type="float" office:value="12" calcext:value-type="float">
            <text:p>12</text:p>
          </table:table-cell>
          <table:table-cell table:formula="of:=IF([.D86]=0;MID([.$D$83];[.$D$4];1);IF([.D86]=[.$D$4];MID([.$D$83];[.$D$4];1);MID([.$D$83];[.D86];1)))" office:value-type="string" office:string-value="7" calcext:value-type="string">
            <text:p>7</text:p>
          </table:table-cell>
          <table:table-cell table:number-columns-repeated="4"/>
          <table:table-cell table:formula="of:=COM.MICROSOFT.CONCAT([.J85];MID([.$K85];[.$H$4]+1;1))" office:value-type="string" office:string-value="NQK%" calcext:value-type="string">
            <text:p>NQK%</text:p>
          </table:table-cell>
          <table:table-cell table:style-name="ce28" table:formula="of:=REPLACE([.$K85];[.$H$4]+1;1;&quot; &quot;)" office:value-type="string" office:string-value="LMws34678ur 9:&lt;&amp;&quot;]=?@FHI ORSTUVWXYZ[^_`abcdefhA&gt;iklmnopqt JG vxyz{|}~!#'()*+,-P$E5BDCjg./012\ " calcext:value-type="string">
            <text:p>LMws34678ur 9:&lt;&amp;"]=?@FHI ORSTUVWXYZ[^_`abcdefhA&gt;iklmnopqt JG vxyz{|}~!#'()*+,-P$E5BDCjg./012\ </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t" calcext:value-type="string">
            <text:p>t</text:p>
          </table:table-cell>
          <table:table-cell table:formula="of:=FIND([.A87];[.$D$83];1)" office:value-type="float" office:value="59" calcext:value-type="float">
            <text:p>59</text:p>
          </table:table-cell>
          <table:table-cell table:formula="of:=FIND(MID([.A78];LEN([.$A$4])+2;1);[.$D$83];1)" office:value-type="float" office:value="71" calcext:value-type="float">
            <text:p>71</text:p>
          </table:table-cell>
          <table:table-cell table:formula="of:=IF(MOD(([.B87]+[.C87])-([.$H$4]+1);[.$D$4])=0;[.$D$4];MOD(([.B87]+[.C87])-([.$H$4]+1);[.$D$4]))" office:value-type="float" office:value="72" calcext:value-type="float">
            <text:p>72</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formula="of:=MID([.A85];3;1)" office:value-type="string" office:string-value="j" calcext:value-type="string">
            <text:p>j</text:p>
          </table:table-cell>
          <table:table-cell table:formula="of:=FIND([.A88];[.$D$83];1)" office:value-type="float" office:value="86" calcext:value-type="float">
            <text:p>86</text:p>
          </table:table-cell>
          <table:table-cell table:formula="of:=FIND(MID([.A78];LEN([.$A$4])+3;1);[.$D$83];1)" office:value-type="float" office:value="83" calcext:value-type="float">
            <text:p>83</text:p>
          </table:table-cell>
          <table:table-cell table:formula="of:=IF(MOD(([.B88]+[.C88])-([.$H$4]+1);[.$D$4])=0;[.$D$4];MOD(([.B88]+[.C88])-([.$H$4]+1);[.$D$4]))" office:value-type="float" office:value="17" calcext:value-type="float">
            <text:p>17</text:p>
          </table:table-cell>
          <table:table-cell table:formula="of:=IF([.D88]=0;MID([.$D$83];[.$D$4];1);IF([.D88]=[.$D$4];MID([.$D$83];[.$D$4];1);MID([.$D$83];[.D88];1)))" office:value-type="string" office:string-value=":" calcext:value-type="string">
            <text:p>:</text:p>
          </table:table-cell>
          <table:table-cell table:number-columns-repeated="5"/>
          <table:table-cell table:formula="of:=REPLACE([.K86];FIND(&quot; &quot;;[.K86];1);1;&quot;&quot;)" office:value-type="string" office:string-value="LMws34678ur9:&lt;&amp;&quot;]=?@FHI ORSTUVWXYZ[^_`abcdefhA&gt;iklmnopqt JG vxyz{|}~!#'()*+,-P$E5BDCjg./012\ " calcext:value-type="string">
            <text:p>LMws34678ur9:&lt;&amp;"]=?@FHI ORSTUVWXYZ[^_`abcdefhA&gt;iklmnopqt JG vxyz{|}~!#'()*+,-P$E5BDCjg./012\ </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 calcext:value-type="string">
            <text:p>?</text:p>
          </table:table-cell>
          <table:table-cell table:formula="of:=FIND([.A89];[.$D$83];1)" office:value-type="float" office:value="23" calcext:value-type="float">
            <text:p>23</text:p>
          </table:table-cell>
          <table:table-cell table:formula="of:=FIND(MID([.A78];LEN([.$A$4])+4;1);[.$D$83];1)" office:value-type="float" office:value="46" calcext:value-type="float">
            <text:p>46</text:p>
          </table:table-cell>
          <table:table-cell table:formula="of:=IF(MOD(([.B89]+[.C89])-([.$H$4]+1);[.$D$4])=0;[.$D$4];MOD(([.B89]+[.C89])-([.$H$4]+1);[.$D$4]))" office:value-type="float" office:value="11" calcext:value-type="float">
            <text:p>11</text:p>
          </table:table-cell>
          <table:table-cell table:formula="of:=IF([.D89]=0;MID([.$D$83];[.$D$4];1);IF([.D89]=[.$D$4];MID([.$D$83];[.$D$4];1);MID([.$D$83];[.D89];1)))" office:value-type="string" office:string-value="6" calcext:value-type="string">
            <text:p>6</text:p>
          </table:table-cell>
          <table:table-cell table:number-columns-repeated="5"/>
          <table:table-cell table:formula="of:=REPLACE([.K88];FIND(&quot; &quot;;[.K88];1);1;&quot;&quot;)" office:value-type="string" office:string-value="LMws34678ur9:&lt;&amp;&quot;]=?@FHIORSTUVWXYZ[^_`abcdefhA&gt;iklmnopqt JG vxyz{|}~!#'()*+,-P$E5BDCjg./012\ " calcext:value-type="string">
            <text:p>LMws34678ur9:&lt;&amp;"]=?@FHIORSTUVWXYZ[^_`abcdefhA&gt;iklmnopqt JG vxyz{|}~!#'()*+,-P$E5BDCjg./012\ </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 calcext:value-type="string">
            <text:p>'</text:p>
          </table:table-cell>
          <table:table-cell table:formula="of:=FIND([.A90];[.$D$83];1)" office:value-type="float" office:value="72" calcext:value-type="float">
            <text:p>72</text:p>
          </table:table-cell>
          <table:table-cell table:formula="of:=FIND(MID([.A78];LEN([.$A$4])+5;1);[.$D$83];1)" office:value-type="float" office:value="42" calcext:value-type="float">
            <text:p>42</text:p>
          </table:table-cell>
          <table:table-cell table:formula="of:=IF(MOD(([.B90]+[.C90])-([.$H$4]+1);[.$D$4])=0;[.$D$4];MOD(([.B90]+[.C90])-([.$H$4]+1);[.$D$4]))" office:value-type="float" office:value="56" calcext:value-type="float">
            <text:p>56</text:p>
          </table:table-cell>
          <table:table-cell table:formula="of:=IF([.D90]=0;MID([.$D$83];[.$D$4];1);IF([.D90]=[.$D$4];MID([.$D$83];[.$D$4];1);MID([.$D$83];[.D90];1)))" office:value-type="string" office:string-value="o" calcext:value-type="string">
            <text:p>o</text:p>
          </table:table-cell>
          <table:table-cell table:number-columns-repeated="5"/>
          <table:table-cell table:formula="of:=REPLACE([.K89];FIND(&quot; &quot;;[.K89];1);1;&quot;&quot;)" office:value-type="string" office:string-value="LMws34678ur9:&lt;&amp;&quot;]=?@FHIORSTUVWXYZ[^_`abcdefhA&gt;iklmnopqtJG vxyz{|}~!#'()*+,-P$E5BDCjg./012\ " calcext:value-type="string">
            <text:p>LMws34678ur9:&lt;&amp;"]=?@FHIORSTUVWXYZ[^_`abcdefhA&gt;iklmnopqtJG vxyz{|}~!#'()*+,-P$E5BDCjg./012\ </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gt;" calcext:value-type="string">
            <text:p>&gt;</text:p>
          </table:table-cell>
          <table:table-cell table:formula="of:=FIND([.A91];[.$D$83];1)" office:value-type="float" office:value="50" calcext:value-type="float">
            <text:p>50</text:p>
          </table:table-cell>
          <table:table-cell table:formula="of:=FIND(MID([.A78];LEN([.$A$4])+6;1);[.$D$83];1)" office:value-type="float" office:value="14" calcext:value-type="float">
            <text:p>14</text:p>
          </table:table-cell>
          <table:table-cell table:formula="of:=IF(MOD(([.B91]+[.C91])-([.$H$4]+1);[.$D$4])=0;[.$D$4];MOD(([.B91]+[.C91])-([.$H$4]+1);[.$D$4]))" office:value-type="float" office:value="6" calcext:value-type="float">
            <text:p>6</text:p>
          </table:table-cell>
          <table:table-cell table:formula="of:=IF([.D91]=0;MID([.$D$83];[.$D$4];1);IF([.D91]=[.$D$4];MID([.$D$83];[.$D$4];1);MID([.$D$83];[.D91];1)))" office:value-type="string" office:string-value="M" calcext:value-type="string">
            <text:p>M</text:p>
          </table:table-cell>
          <table:table-cell table:number-columns-repeated="5"/>
          <table:table-cell table:formula="of:=REPLACE([.K90];FIND(&quot; &quot;;[.K90];1);1;&quot;&quot;)" office:value-type="string" office:string-value="LMws34678ur9:&lt;&amp;&quot;]=?@FHIORSTUVWXYZ[^_`abcdefhA&gt;iklmnopqtJGvxyz{|}~!#'()*+,-P$E5BDCjg./012\ " calcext:value-type="string">
            <text:p>LMws34678ur9:&lt;&amp;"]=?@FHIORSTUVWXYZ[^_`abcdefhA&gt;iklmnopqtJGvxyz{|}~!#'()*+,-P$E5BDCjg./012\ </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 calcext:value-type="string">
            <text:p>+</text:p>
          </table:table-cell>
          <table:table-cell table:formula="of:=FIND([.A92];[.$D$83];1)" office:value-type="float" office:value="76" calcext:value-type="float">
            <text:p>76</text:p>
          </table:table-cell>
          <table:table-cell table:formula="of:=FIND(MID([.A78];LEN([.$A$4])+7;1);[.$D$83];1)" office:value-type="float" office:value="59" calcext:value-type="float">
            <text:p>59</text:p>
          </table:table-cell>
          <table:table-cell table:formula="of:=IF(MOD(([.B92]+[.C92])-([.$H$4]+1);[.$D$4])=0;[.$D$4];MOD(([.B92]+[.C92])-([.$H$4]+1);[.$D$4]))" office:value-type="float" office:value="77" calcext:value-type="float">
            <text:p>77</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formula="of:=MID([.A85];8;1)" office:value-type="string" office:string-value="#" calcext:value-type="string">
            <text:p>#</text:p>
          </table:table-cell>
          <table:table-cell table:formula="of:=FIND([.A93];[.$D$83];1)" office:value-type="float" office:value="71" calcext:value-type="float">
            <text:p>71</text:p>
          </table:table-cell>
          <table:table-cell table:formula="of:=FIND(MID([.A78];LEN([.$A$4])+8;1);[.$D$83];1)" office:value-type="float" office:value="51" calcext:value-type="float">
            <text:p>51</text:p>
          </table:table-cell>
          <table:table-cell table:formula="of:=IF(MOD(([.B93]+[.C93])-([.$H$4]+1);[.$D$4])=0;[.$D$4];MOD(([.B93]+[.C93])-([.$H$4]+1);[.$D$4]))" office:value-type="float" office:value="64" calcext:value-type="float">
            <text:p>64</text:p>
          </table:table-cell>
          <table:table-cell table:formula="of:=IF([.D93]=0;MID([.$D$83];[.$D$4];1);IF([.D93]=[.$D$4];MID([.$D$83];[.$D$4];1);MID([.$D$83];[.D93];1)))" office:value-type="string" office:string-value="y" calcext:value-type="string">
            <text:p>y</text:p>
          </table:table-cell>
          <table:table-cell table:number-columns-repeated="1019"/>
        </table:table-row>
        <table:table-row table:style-name="ro1">
          <table:table-cell table:formula="of:=MID([.A85];9;1)" office:value-type="string" office:string-value="O" calcext:value-type="string">
            <text:p>O</text:p>
          </table:table-cell>
          <table:table-cell table:formula="of:=FIND([.A94];[.$D$83];1)" office:value-type="float" office:value="28" calcext:value-type="float">
            <text:p>28</text:p>
          </table:table-cell>
          <table:table-cell table:formula="of:=FIND(MID([.A78];LEN([.$A$4])+9;1);[.$D$83];1)" office:value-type="float" office:value="47" calcext:value-type="float">
            <text:p>47</text:p>
          </table:table-cell>
          <table:table-cell table:formula="of:=IF(MOD(([.B94]+[.C94])-([.$H$4]+1);[.$D$4])=0;[.$D$4];MOD(([.B94]+[.C94])-([.$H$4]+1);[.$D$4]))" office:value-type="float" office:value="17" calcext:value-type="float">
            <text:p>17</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gt;" calcext:value-type="string">
            <text:p>&gt;</text:p>
          </table:table-cell>
          <table:table-cell table:formula="of:=FIND([.A95];[.$D$83];1)" office:value-type="float" office:value="50" calcext:value-type="float">
            <text:p>50</text:p>
          </table:table-cell>
          <table:table-cell table:formula="of:=FIND(MID([.A78];LEN([.$A$4])+10;1);[.$D$83];1)" office:value-type="float" office:value="14" calcext:value-type="float">
            <text:p>14</text:p>
          </table:table-cell>
          <table:table-cell table:formula="of:=IF(MOD(([.B95]+[.C95])-([.$H$4]+1);[.$D$4])=0;[.$D$4];MOD(([.B95]+[.C95])-([.$H$4]+1);[.$D$4]))" office:value-type="float" office:value="6" calcext:value-type="float">
            <text:p>6</text:p>
          </table:table-cell>
          <table:table-cell table:formula="of:=IF([.D95]=0;MID([.$D$83];[.$D$4];1);IF([.D95]=[.$D$4];MID([.$D$83];[.$D$4];1);MID([.$D$83];[.D95];1)))" office:value-type="string" office:string-value="M" calcext:value-type="string">
            <text:p>M</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66" calcext:value-type="float">
            <text:p>66</text:p>
          </table:table-cell>
          <table:table-cell table:formula="of:=FIND(MID([.A78];LEN([.$A$4])+11;1);[.$D$83];1)" office:value-type="float" office:value="53" calcext:value-type="float">
            <text:p>53</text:p>
          </table:table-cell>
          <table:table-cell table:formula="of:=IF(MOD(([.B96]+[.C96])-([.$H$4]+1);[.$D$4])=0;[.$D$4];MOD(([.B96]+[.C96])-([.$H$4]+1);[.$D$4]))" office:value-type="float" office:value="61" calcext:value-type="float">
            <text:p>61</text:p>
          </table:table-cell>
          <table:table-cell table:formula="of:=IF([.D96]=0;MID([.$D$83];[.$D$4];1);IF([.D96]=[.$D$4];MID([.$D$83];[.$D$4];1);MID([.$D$83];[.D96];1)))" office:value-type="string" office:string-value="G" calcext:value-type="string">
            <text:p>G</text:p>
          </table:table-cell>
          <table:table-cell table:number-columns-repeated="1019"/>
        </table:table-row>
        <table:table-row table:style-name="ro1">
          <table:table-cell table:formula="of:=MID([.A85];12;1)" office:value-type="string" office:string-value="t" calcext:value-type="string">
            <text:p>t</text:p>
          </table:table-cell>
          <table:table-cell table:formula="of:=FIND([.A97];[.$D$83];1)" office:value-type="float" office:value="59" calcext:value-type="float">
            <text:p>59</text:p>
          </table:table-cell>
          <table:table-cell table:formula="of:=FIND(MID([.A78];LEN([.$A$4])+12;1);[.$D$83];1)" office:value-type="float" office:value="71" calcext:value-type="float">
            <text:p>71</text:p>
          </table:table-cell>
          <table:table-cell table:formula="of:=IF(MOD(([.B97]+[.C97])-([.$H$4]+1);[.$D$4])=0;[.$D$4];MOD(([.B97]+[.C97])-([.$H$4]+1);[.$D$4]))" office:value-type="float" office:value="72" calcext:value-type="float">
            <text:p>72</text:p>
          </table:table-cell>
          <table:table-cell table:formula="of:=IF([.D97]=0;MID([.$D$83];[.$D$4];1);IF([.D97]=[.$D$4];MID([.$D$83];[.$D$4];1);MID([.$D$83];[.D97];1)))" office:value-type="string" office:string-value="'" calcext:value-type="string">
            <text:p>'</text:p>
          </table:table-cell>
          <table:table-cell table:number-columns-repeated="1019"/>
        </table:table-row>
        <table:table-row table:style-name="ro1">
          <table:table-cell table:formula="of:=MID([.A85];13;1)" office:value-type="string" office:string-value="0" calcext:value-type="string">
            <text:p>0</text:p>
          </table:table-cell>
          <table:table-cell table:formula="of:=FIND([.A98];[.$D$83];1)" office:value-type="float" office:value="90" calcext:value-type="float">
            <text:p>90</text:p>
          </table:table-cell>
          <table:table-cell table:formula="of:=FIND(MID([.A78];LEN([.$A$4])+13;1);[.$D$83];1)" office:value-type="float" office:value="6" calcext:value-type="float">
            <text:p>6</text:p>
          </table:table-cell>
          <table:table-cell table:formula="of:=IF(MOD(([.B98]+[.C98])-([.$H$4]+1);[.$D$4])=0;[.$D$4];MOD(([.B98]+[.C98])-([.$H$4]+1);[.$D$4]))" office:value-type="float" office:value="38" calcext:value-type="float">
            <text:p>38</text:p>
          </table:table-cell>
          <table:table-cell table:formula="of:=IF([.D98]=0;MID([.$D$83];[.$D$4];1);IF([.D98]=[.$D$4];MID([.$D$83];[.$D$4];1);MID([.$D$83];[.D98];1)))" office:value-type="string" office:string-value="[" calcext:value-type="string">
            <text:p>[</text:p>
          </table:table-cell>
          <table:table-cell table:number-columns-repeated="1019"/>
        </table:table-row>
        <table:table-row table:style-name="ro1">
          <table:table-cell table:formula="of:=MID([.A85];14;1)" office:value-type="string" office:string-value="#" calcext:value-type="string">
            <text:p>#</text:p>
          </table:table-cell>
          <table:table-cell table:formula="of:=FIND([.A99];[.$D$83];1)" office:value-type="float" office:value="71" calcext:value-type="float">
            <text:p>71</text:p>
          </table:table-cell>
          <table:table-cell table:formula="of:=FIND(MID([.A78];LEN([.$A$4])+14;1);[.$D$83];1)" office:value-type="float" office:value="51" calcext:value-type="float">
            <text:p>51</text:p>
          </table:table-cell>
          <table:table-cell table:formula="of:=IF(MOD(([.B99]+[.C99])-([.$H$4]+1);[.$D$4])=0;[.$D$4];MOD(([.B99]+[.C99])-([.$H$4]+1);[.$D$4]))" office:value-type="float" office:value="64" calcext:value-type="float">
            <text:p>64</text:p>
          </table:table-cell>
          <table:table-cell table:formula="of:=IF([.D99]=0;MID([.$D$83];[.$D$4];1);IF([.D99]=[.$D$4];MID([.$D$83];[.$D$4];1);MID([.$D$83];[.D99];1)))" office:value-type="string" office:string-value="y" calcext:value-type="string">
            <text:p>y</text:p>
          </table:table-cell>
          <table:table-cell table:number-columns-repeated="1019"/>
        </table:table-row>
        <table:table-row table:style-name="ro1">
          <table:table-cell table:formula="of:=MID([.A85];15;1)" office:value-type="string" office:string-value="e" calcext:value-type="string">
            <text:p>e</text:p>
          </table:table-cell>
          <table:table-cell table:formula="of:=FIND([.A100];[.$D$83];1)" office:value-type="float" office:value="46" calcext:value-type="float">
            <text:p>46</text:p>
          </table:table-cell>
          <table:table-cell table:formula="of:=FIND(MID([.A78];LEN([.$A$4])+15;1);[.$D$83];1)" office:value-type="float" office:value="55" calcext:value-type="float">
            <text:p>55</text:p>
          </table:table-cell>
          <table:table-cell table:formula="of:=IF(MOD(([.B100]+[.C100])-([.$H$4]+1);[.$D$4])=0;[.$D$4];MOD(([.B100]+[.C100])-([.$H$4]+1);[.$D$4]))" office:value-type="float" office:value="43" calcext:value-type="float">
            <text:p>43</text:p>
          </table:table-cell>
          <table:table-cell table:formula="of:=IF([.D100]=0;MID([.$D$83];[.$D$4];1);IF([.D100]=[.$D$4];MID([.$D$83];[.$D$4];1);MID([.$D$83];[.D100];1)))" office:value-type="string" office:string-value="b" calcext:value-type="string">
            <text:p>b</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69" calcext:value-type="float">
            <text:p>69</text:p>
          </table:table-cell>
          <table:table-cell table:formula="of:=FIND(MID([.A78];LEN([.$A$4])+16;1);[.$D$83];1)" office:value-type="float" office:value="45" calcext:value-type="float">
            <text:p>45</text:p>
          </table:table-cell>
          <table:table-cell table:formula="of:=IF(MOD(([.B101]+[.C101])-([.$H$4]+1);[.$D$4])=0;[.$D$4];MOD(([.B101]+[.C101])-([.$H$4]+1);[.$D$4]))" office:value-type="float" office:value="56" calcext:value-type="float">
            <text:p>56</text:p>
          </table:table-cell>
          <table:table-cell table:formula="of:=IF([.D101]=0;MID([.$D$83];[.$D$4];1);IF([.D101]=[.$D$4];MID([.$D$83];[.$D$4];1);MID([.$D$83];[.D101];1)))" office:value-type="string" office:string-value="o" calcext:value-type="string">
            <text:p>o</text:p>
          </table:table-cell>
          <table:table-cell table:number-columns-repeated="1019"/>
        </table:table-row>
        <table:table-row table:style-name="ro1">
          <table:table-cell table:style-name="ce28" table:formula="of:=COM.MICROSOFT.CONCAT([.$E$86];[.$E$87];[.$E$88];[.$E$89];[.$E$90];[.$E$91];[.$E$92];[.$E$93];[.$E$94];[.$E$95];[.$E$96];[.$E$97];[.$E$98];[.$E$99];[.$E$100];[.$E$101])" office:value-type="string" office:string-value="7':6oM,y:MG'[ybo" calcext:value-type="string">
            <text:p>7':6oM,y:MG'[ybo</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7':6oM,y:MG'[ybobC/fUU?}&gt;U,CU}7(A#Beautiful#MindA#Beautiful#MindA#Beautiful#Mind" calcext:value-type="string">
            <text:p>7':6oM,y:MG'[ybobC/fUU?}&gt;U,CU}7(A#Beautiful#MindA#Beautiful#MindA#Beautiful#Mind</text:p>
          </table:table-cell>
          <table:table-cell table:style-name="ce27" table:formula="of:=COM.MICROSOFT.CONCAT( &quot;  OTP SIZE=  &quot;;LEN([.A10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
      <table:table table:name="Sheet3"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2.$D$83]" office:value-type="string" office:string-value="NQK%LMws34678ur9:&lt;&amp;&quot;]=?@FHIORSTUVWXYZ[^_`abcdefhA&gt;iklmnopqtJGvxyz{|}~!#'()*+,-P$E5BDCjg./012\ " calcext:value-type="string">
            <text:p>NQK%LMws34678ur9:&lt;&amp;"]=?@FHIORSTUVWXYZ[^_`abcdefhA&gt;iklmnopqtJGvxyz{|}~!#'()*+,-P$E5BDCjg./012\ </text:p>
          </table:table-cell>
          <table:table-cell table:style-name="ce23" table:formula="of:=[Sheet2.A102]" office:value-type="string" office:string-value="7':6oM,y:MG'[ybo" calcext:value-type="string">
            <text:p>7':6oM,y:MG'[ybo</text:p>
          </table:table-cell>
          <table:table-cell table:style-name="ce28"/>
          <table:table-cell/>
          <table:table-cell table:style-name="ce6" table:formula="of:=[Sheet2.E2]" office:value-type="float" office:value="24" calcext:value-type="float">
            <text:p>24</text:p>
          </table:table-cell>
          <table:table-cell table:style-name="ce6" table:formula="of:=[Sheet2.F2]" office:value-type="float" office:value="11" calcext:value-type="float">
            <text:p>11</text:p>
          </table:table-cell>
          <table:table-cell table:style-name="ce6" table:formula="of:=[Sheet2.G2]" office:value-type="float" office:value="60" calcext:value-type="float">
            <text:p>60</text:p>
          </table:table-cell>
          <table:table-cell table:style-name="ce6" table:formula="of:=[Sheet2.H2]" office:value-type="float" office:value="57" calcext:value-type="float">
            <text:p>57</text:p>
          </table:table-cell>
          <table:table-cell table:style-name="ce6" table:formula="of:=[Sheet2.I2]" office:value-type="float" office:value="0" calcext:value-type="float">
            <text:p>0</text:p>
          </table:table-cell>
          <table:table-cell table:number-columns-repeated="1015"/>
        </table:table-row>
        <table:table-row table:style-name="ro1">
          <table:table-cell table:style-name="ce27" table:formula="of:=[Sheet2.A103]" office:value-type="string" office:string-value="7':6oM,y:MG'[ybobC/fUU?}&gt;U,CU}7(A#Beautiful#MindA#Beautiful#MindA#Beautiful#Mind" calcext:value-type="string">
            <text:p>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7':6oM,y:MG'[ybo" calcext:value-type="string">
            <text:p>7':6oM,y:MG'[ybo</text:p>
          </table:table-cell>
          <table:table-cell table:style-name="ce17" table:formula="of:=[Sheet2.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NQK%LMws34678ur9:&lt;&amp;&quot;]=?@" calcext:value-type="string">
            <text:p>NQK%LMws34678ur9:&lt;&amp;"]=?@</text:p>
          </table:table-cell>
          <table:table-cell table:formula="of:=IF([.$E$3]=0;RIGHT([.$A$2];[.$D$4]-[.$E$4]);LEFT([.$A$2];[.$D$4]-[.$E$4]))" office:value-type="string" office:string-value="FHIORSTUVWXYZ[^_`abcdefhA&gt;iklmnopqtJGvxyz{|}~!#'()*+,-P$E5BDCjg./012\ " calcext:value-type="string">
            <text:p>FHIORSTUVWXYZ[^_`abcdefhA&gt;iklmnopqtJGvxyz{|}~!#'()*+,-P$E5BDCjg./012\ </text:p>
          </table:table-cell>
          <table:table-cell table:style-name="ce28" table:formula="of:=IF([.$E$3]=0;COM.MICROSOFT.CONCAT([.C5];[.B5]);COM.MICROSOFT.CONCAT([.C6];[.B6]))" office:value-type="string" office:string-value="FHIORSTUVWXYZ[^_`abcdefhA&gt;iklmnopqtJGvxyz{|}~!#'()*+,-P$E5BDCjg./012\ NQK%LMws34678ur9:&lt;&amp;&quot;]=?@" calcext:value-type="string">
            <text:p>FHIORSTUVWXYZ[^_`abcdefhA&gt;iklmnopqtJGvxyz{|}~!#'()*+,-P$E5BDCjg./012\ NQK%LMws34678ur9:&lt;&amp;"]=?@</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NQK%LMws34678ur9:&lt;&amp;&quot;]=?@FHIORSTUVWXYZ[^_`abcdefhA&gt;iklmnopqtJGvxyz{|}~!" calcext:value-type="string">
            <text:p>NQK%LMws34678ur9:&lt;&amp;"]=?@FHIORSTUVWXYZ[^_`abcdefhA&gt;iklmnopqtJGvxyz{|}~!</text:p>
          </table:table-cell>
          <table:table-cell table:formula="of:=RIGHT([.$A$2];[.$E$4])" office:value-type="string" office:string-value="#'()*+,-P$E5BDCjg./012\ " calcext:value-type="string">
            <text:p>#'()*+,-P$E5BDCjg./012\ </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A" calcext:value-type="string">
            <text:p>A</text:p>
          </table:table-cell>
          <table:table-cell/>
          <table:table-cell table:style-name="ce28" table:formula="of:=IF([.$E$3]=0;COM.MICROSOFT.CONCAT([.B7];REPLACE([.D5];([.$E$4]+1);1;&quot;&quot;));COM.MICROSOFT.CONCAT(REPLACE([.D5];([.$E$4]+1);1;&quot;&quot;);[.B7]))" office:value-type="string" office:string-value="AFHIORSTUVWXYZ[^_`abcdefh&gt;iklmnopqtJGvxyz{|}~!#'()*+,-P$E5BDCjg./012\ NQK%LMws34678ur9:&lt;&amp;&quot;]=?@" calcext:value-type="string">
            <text:p>AFHIORSTUVWXYZ[^_`abcdefh&gt;iklmnopqtJGvxyz{|}~!#'()*+,-P$E5BDCjg./012\ NQK%LMws34678ur9:&lt;&amp;"]=?@</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hXC5" calcext:value-type="string">
            <text:p>hXC5</text:p>
          </table:table-cell>
          <table:table-cell table:formula="of:=IF([.$E$4]&lt;[.$F$4];REPLACE([.D7];[.$F$4]+1;1;&quot;&quot;);REPLACE([.D7];[.$E$4]+1;1;&quot;&quot;))" office:value-type="string" office:string-value="AFHIORSTUVWXYZ[^_`abcdef&gt;iklmnopqtJGvxyz{|}~!#'()*+,-P$E5BDCjg./012\ NQK%LMws34678ur9:&lt;&amp;&quot;]=?@" calcext:value-type="string">
            <text:p>AFHIORSTUVWXYZ[^_`abcdef&gt;iklmnopqtJGvxyz{|}~!#'()*+,-P$E5BDCjg./012\ NQK%LMws34678ur9:&lt;&amp;"]=?@</text:p>
          </table:table-cell>
          <table:table-cell table:formula="of:=COM.MICROSOFT.CONCAT([.B8];[.K16])" office:value-type="string" office:string-value="hXC5AFHIORSTUVWYZ[^_`abcdef&gt;iklmnopqtJGvxyz{|}~!#'()*+,-P$EBDjg./012\ NQK%LMws34678ur9:&lt;&amp;&quot;]=?@" calcext:value-type="string">
            <text:p>hXC5AFHIORSTUVWYZ[^_`abcdef&gt;iklmnopqtJGvxyz{|}~!#'()*+,-P$EBDjg./012\ NQK%LMws34678ur9:&lt;&amp;"]=?@</text:p>
          </table:table-cell>
          <table:table-cell table:style-name="Default" office:value-type="string" calcext:value-type="string">
            <text:p><text:s/></text:p>
          </table:table-cell>
          <table:table-cell table:number-columns-repeated="4"/>
          <table:table-cell table:style-name="ce28" table:formula="of:=MID([.$D$7];[.$E$4]+1;1)" office:value-type="string" office:string-value="h" calcext:value-type="string">
            <text:p>h</text:p>
          </table:table-cell>
          <table:table-cell table:style-name="ce28" table:formula="of:=REPLACE([.$D$7];[.$E$4]+1;1;&quot; &quot;)" office:value-type="string" office:string-value="AFHIORSTUVWXYZ[^_`abcdef &gt;iklmnopqtJGvxyz{|}~!#'()*+,-P$E5BDCjg./012\ NQK%LMws34678ur9:&lt;&amp;&quot;]=?@" calcext:value-type="string">
            <text:p>AFHIORSTUVWXYZ[^_`abcdef &gt;iklmnopqtJGvxyz{|}~!#'()*+,-P$E5BDCjg./012\ NQK%LMws34678ur9:&lt;&amp;"]=?@</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7':6oM,y:MG'[ybo" calcext:value-type="string">
            <text:p>7':6oM,y:MG'[ybo</text:p>
          </table:table-cell>
          <table:table-cell table:formula="of:=MID([.D7];[.$E$4]+1;1)" office:value-type="string" office:string-value="h" calcext:value-type="string">
            <text:p>h</text:p>
          </table:table-cell>
          <table:table-cell table:formula="of:=IF([.$E$4]&lt;[.$F$4];REPLACE([.C8];[.$E$4]+1;1;&quot;&quot;);REPLACE([.C8];[.$F$4]+1;1;&quot;&quot;))" office:value-type="string" office:string-value="AFHIORSTUVWYZ[^_`abcdef&gt;iklmnopqtJGvxyz{|}~!#'()*+,-P$E5BDCjg./012\ NQK%LMws34678ur9:&lt;&amp;&quot;]=?@" calcext:value-type="string">
            <text:p>AFHIORSTUVWYZ[^_`abcdef&gt;iklmnopqtJGvxyz{|}~!#'()*+,-P$E5BDCjg./012\ NQK%LMws34678ur9:&lt;&amp;"]=?@</text:p>
          </table:table-cell>
          <table:table-cell/>
          <table:table-cell table:style-name="Default"/>
          <table:table-cell table:number-columns-repeated="4"/>
          <table:table-cell table:formula="of:=COM.MICROSOFT.CONCAT([.J8];MID([.D7];[.$F$4]+1;1))" office:value-type="string" office:string-value="hX" calcext:value-type="string">
            <text:p>hX</text:p>
          </table:table-cell>
          <table:table-cell table:style-name="ce28" table:formula="of:=REPLACE([.$K8];[.$F$4]+1;1;&quot; &quot;)" office:value-type="string" office:string-value="AFHIORSTUVW YZ[^_`abcdef &gt;iklmnopqtJGvxyz{|}~!#'()*+,-P$E5BDCjg./012\ NQK%LMws34678ur9:&lt;&amp;&quot;]=?@" calcext:value-type="string">
            <text:p>AFHIORSTUVW YZ[^_`abcdef &gt;iklmnopqtJGvxyz{|}~!#'()*+,-P$E5BDCjg./012\ NQK%LMws34678ur9:&lt;&amp;"]=?@</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7':6oM,y:MG'[ybo' A9 OTP char positions in D8" calcext:value-type="string">
            <text:p>'7':6oM,y:MG'[ybo' A9 OTP char positions in D8</text:p>
          </table:table-cell>
          <table:table-cell/>
          <table:table-cell table:style-name="Default"/>
          <table:table-cell table:number-columns-repeated="4"/>
          <table:table-cell table:formula="of:=COM.MICROSOFT.CONCAT([.J9];MID([.$D7];[.$G$4]+1;1))" office:value-type="string" office:string-value="hXC" calcext:value-type="string">
            <text:p>hXC</text:p>
          </table:table-cell>
          <table:table-cell table:style-name="ce28" table:formula="of:=REPLACE([.$K9];[.$G$4]+1;1;&quot; &quot;)" office:value-type="string" office:string-value="AFHIORSTUVW YZ[^_`abcdef &gt;iklmnopqtJGvxyz{|}~!#'()*+,-P$E5BD jg./012\ NQK%LMws34678ur9:&lt;&amp;&quot;]=?@" calcext:value-type="string">
            <text:p>AFHIORSTUVW YZ[^_`abcdef &gt;iklmnopqtJGvxyz{|}~!#'()*+,-P$E5BD jg./012\ NQK%LMws34678ur9:&lt;&amp;"]=?@</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7" calcext:value-type="string">
            <text:p>7</text:p>
          </table:table-cell>
          <table:table-cell table:formula="of:=FIND([.A11];[.$D$8];1)" office:value-type="float" office:value="82" calcext:value-type="float">
            <text:p>82</text:p>
          </table:table-cell>
          <table:table-cell table:formula="of:=FIND(MID([.$A$3];1;1);[.$D$8];1)" office:value-type="float" office:value="82" calcext:value-type="float">
            <text:p>82</text:p>
          </table:table-cell>
          <table:table-cell table:formula="of:=IF(MOD(([.B11]+[.C11])-([.$E$4]+1);[.$D$4])=0;[.$D$4];MOD(([.B11]+[.C11])-([.$E$4]+1);[.$D$4]))" office:value-type="float" office:value="45" calcext:value-type="float">
            <text:p>45</text:p>
          </table:table-cell>
          <table:table-cell table:formula="of:=IF([.D11]=0;MID([.$D$8];[.$D$4];1);IF([.D11]=[.$D$4];MID([.$D$8];[.$D$4];1);MID([.$D$8];[.D11];1)))" office:value-type="string" office:string-value="|" calcext:value-type="string">
            <text:p>|</text:p>
          </table:table-cell>
          <table:table-cell table:number-columns-repeated="4"/>
          <table:table-cell table:formula="of:=COM.MICROSOFT.CONCAT([.J10];MID([.$D7];[.$H$4]+1;1))" office:value-type="string" office:string-value="hXC5" calcext:value-type="string">
            <text:p>hXC5</text:p>
          </table:table-cell>
          <table:table-cell table:style-name="ce28" table:formula="of:=REPLACE([.$K10];[.$H$4]+1;1;&quot; &quot;)" office:value-type="string" office:string-value="AFHIORSTUVW YZ[^_`abcdef &gt;iklmnopqtJGvxyz{|}~!#'()*+,-P$E BD jg./012\ NQK%LMws34678ur9:&lt;&amp;&quot;]=?@" calcext:value-type="string">
            <text:p>AFHIORSTUVW YZ[^_`abcdef &gt;iklmnopqtJGvxyz{|}~!#'()*+,-P$E BD jg./012\ NQK%LMws34678ur9:&lt;&amp;"]=?@</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50" calcext:value-type="float">
            <text:p>50</text:p>
          </table:table-cell>
          <table:table-cell table:formula="of:=FIND(MID([.$A$3];2;1);[.$D$8];1)" office:value-type="float" office:value="50" calcext:value-type="float">
            <text:p>50</text:p>
          </table:table-cell>
          <table:table-cell table:formula="of:=IF(MOD(([.B12]+[.C12])-([.$E$4]+1);[.$D$4])=0;[.$D$4];MOD(([.B12]+[.C12])-([.$E$4]+1);[.$D$4]))" office:value-type="float" office:value="75" calcext:value-type="float">
            <text:p>75</text:p>
          </table:table-cell>
          <table:table-cell table:formula="of:=IF([.D12]=0;MID([.$D$8];[.$D$4];1);IF([.D12]=[.$D$4];MID([.$D$8];[.$D$4];1);MID([.$D$8];[.D12];1)))" office:value-type="string" office:string-value="L" calcext:value-type="string">
            <text:p>L</text:p>
          </table:table-cell>
          <table:table-cell table:number-columns-repeated="1019"/>
        </table:table-row>
        <table:table-row table:style-name="ro1">
          <table:table-cell table:formula="of:=MID([.$A$4];3;1)" office:value-type="string" office:string-value=":" calcext:value-type="string">
            <text:p>:</text:p>
          </table:table-cell>
          <table:table-cell table:formula="of:=FIND([.A13];[.$D$8];1)" office:value-type="float" office:value="87" calcext:value-type="float">
            <text:p>87</text:p>
          </table:table-cell>
          <table:table-cell table:formula="of:=FIND(MID([.$A$3];3;1);[.$D$8];1)" office:value-type="float" office:value="87" calcext:value-type="float">
            <text:p>87</text:p>
          </table:table-cell>
          <table:table-cell table:formula="of:=IF(MOD(([.B13]+[.C13])-([.$E$4]+1);[.$D$4])=0;[.$D$4];MOD(([.B13]+[.C13])-([.$E$4]+1);[.$D$4]))" office:value-type="float" office:value="55" calcext:value-type="float">
            <text:p>55</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AFHIORSTUVWYZ[^_`abcdef &gt;iklmnopqtJGvxyz{|}~!#'()*+,-P$E BD jg./012\ NQK%LMws34678ur9:&lt;&amp;&quot;]=?@" calcext:value-type="string">
            <text:p>AFHIORSTUVWYZ[^_`abcdef &gt;iklmnopqtJGvxyz{|}~!#'()*+,-P$E BD jg./012\ NQK%LMws34678ur9:&lt;&amp;"]=?@</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6" calcext:value-type="string">
            <text:p>6</text:p>
          </table:table-cell>
          <table:table-cell table:formula="of:=FIND([.A14];[.$D$8];1)" office:value-type="float" office:value="81" calcext:value-type="float">
            <text:p>81</text:p>
          </table:table-cell>
          <table:table-cell table:formula="of:=FIND(MID([.$A$3];4;1);[.$D$8];1)" office:value-type="float" office:value="81" calcext:value-type="float">
            <text:p>81</text:p>
          </table:table-cell>
          <table:table-cell table:formula="of:=IF(MOD(([.B14]+[.C14])-([.$E$4]+1);[.$D$4])=0;[.$D$4];MOD(([.B14]+[.C14])-([.$E$4]+1);[.$D$4]))" office:value-type="float" office:value="43" calcext:value-type="float">
            <text:p>43</text:p>
          </table:table-cell>
          <table:table-cell table:formula="of:=IF([.D14]=0;MID([.$D$8];[.$D$4];1);IF([.D14]=[.$D$4];MID([.$D$8];[.$D$4];1);MID([.$D$8];[.D14];1)))" office:value-type="string" office:string-value="z" calcext:value-type="string">
            <text:p>z</text:p>
          </table:table-cell>
          <table:table-cell table:number-columns-repeated="5"/>
          <table:table-cell table:formula="of:=REPLACE([.K13];FIND(&quot; &quot;;[.K13];1);1;&quot;&quot;)" office:value-type="string" office:string-value="AFHIORSTUVWYZ[^_`abcdef&gt;iklmnopqtJGvxyz{|}~!#'()*+,-P$E BD jg./012\ NQK%LMws34678ur9:&lt;&amp;&quot;]=?@" calcext:value-type="string">
            <text:p>AFHIORSTUVWYZ[^_`abcdef&gt;iklmnopqtJGvxyz{|}~!#'()*+,-P$E BD jg./012\ NQK%LMws34678ur9:&lt;&amp;"]=?@</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o" calcext:value-type="string">
            <text:p>o</text:p>
          </table:table-cell>
          <table:table-cell table:formula="of:=FIND([.A15];[.$D$8];1)" office:value-type="float" office:value="34" calcext:value-type="float">
            <text:p>34</text:p>
          </table:table-cell>
          <table:table-cell table:formula="of:=FIND(MID([.$A$3];5;1);[.$D$8];1)" office:value-type="float" office:value="34" calcext:value-type="float">
            <text:p>34</text:p>
          </table:table-cell>
          <table:table-cell table:formula="of:=IF(MOD(([.B15]+[.C15])-([.$E$4]+1);[.$D$4])=0;[.$D$4];MOD(([.B15]+[.C15])-([.$E$4]+1);[.$D$4]))" office:value-type="float" office:value="43" calcext:value-type="float">
            <text:p>43</text:p>
          </table:table-cell>
          <table:table-cell table:formula="of:=IF([.D15]=0;MID([.$D$8];[.$D$4];1);IF([.D15]=[.$D$4];MID([.$D$8];[.$D$4];1);MID([.$D$8];[.D15];1)))" office:value-type="string" office:string-value="z" calcext:value-type="string">
            <text:p>z</text:p>
          </table:table-cell>
          <table:table-cell table:number-columns-repeated="5"/>
          <table:table-cell table:formula="of:=REPLACE([.K14];FIND(&quot; &quot;;[.K14];1);1;&quot;&quot;)" office:value-type="string" office:string-value="AFHIORSTUVWYZ[^_`abcdef&gt;iklmnopqtJGvxyz{|}~!#'()*+,-P$EBD jg./012\ NQK%LMws34678ur9:&lt;&amp;&quot;]=?@" calcext:value-type="string">
            <text:p>AFHIORSTUVWYZ[^_`abcdef&gt;iklmnopqtJGvxyz{|}~!#'()*+,-P$EBD jg./012\ NQK%LMws34678ur9:&lt;&amp;"]=?@</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M" calcext:value-type="string">
            <text:p>M</text:p>
          </table:table-cell>
          <table:table-cell table:formula="of:=FIND([.A16];[.$D$8];1)" office:value-type="float" office:value="76" calcext:value-type="float">
            <text:p>76</text:p>
          </table:table-cell>
          <table:table-cell table:formula="of:=FIND(MID([.$A$3];6;1);[.$D$8];1)" office:value-type="float" office:value="76" calcext:value-type="float">
            <text:p>76</text:p>
          </table:table-cell>
          <table:table-cell table:formula="of:=IF(MOD(([.B16]+[.C16])-([.$E$4]+1);[.$D$4])=0;[.$D$4];MOD(([.B16]+[.C16])-([.$E$4]+1);[.$D$4]))" office:value-type="float" office:value="33" calcext:value-type="float">
            <text:p>33</text:p>
          </table:table-cell>
          <table:table-cell table:formula="of:=IF([.D16]=0;MID([.$D$8];[.$D$4];1);IF([.D16]=[.$D$4];MID([.$D$8];[.$D$4];1);MID([.$D$8];[.D16];1)))" office:value-type="string" office:string-value="n" calcext:value-type="string">
            <text:p>n</text:p>
          </table:table-cell>
          <table:table-cell table:number-columns-repeated="5"/>
          <table:table-cell table:formula="of:=REPLACE([.K15];FIND(&quot; &quot;;[.K15];1);1;&quot;&quot;)" office:value-type="string" office:string-value="AFHIORSTUVWYZ[^_`abcdef&gt;iklmnopqtJGvxyz{|}~!#'()*+,-P$EBDjg./012\ NQK%LMws34678ur9:&lt;&amp;&quot;]=?@" calcext:value-type="string">
            <text:p>AFHIORSTUVWYZ[^_`abcdef&gt;iklmnopqtJGvxyz{|}~!#'()*+,-P$EBDjg./012\ NQK%LMws34678ur9:&lt;&amp;"]=?@</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55" calcext:value-type="float">
            <text:p>55</text:p>
          </table:table-cell>
          <table:table-cell table:formula="of:=FIND(MID([.$A$3];7;1);[.$D$8];1)" office:value-type="float" office:value="55" calcext:value-type="float">
            <text:p>55</text:p>
          </table:table-cell>
          <table:table-cell table:formula="of:=IF(MOD(([.B17]+[.C17])-([.$E$4]+1);[.$D$4])=0;[.$D$4];MOD(([.B17]+[.C17])-([.$E$4]+1);[.$D$4]))" office:value-type="float" office:value="85" calcext:value-type="float">
            <text:p>85</text:p>
          </table:table-cell>
          <table:table-cell table:formula="of:=IF([.D17]=0;MID([.$D$8];[.$D$4];1);IF([.D17]=[.$D$4];MID([.$D$8];[.$D$4];1);MID([.$D$8];[.D17];1)))" office:value-type="string" office:string-value="r" calcext:value-type="string">
            <text:p>r</text:p>
          </table:table-cell>
          <table:table-cell table:number-columns-repeated="1019"/>
        </table:table-row>
        <table:table-row table:style-name="ro1">
          <table:table-cell table:formula="of:=MID([.$A$4];8;1)" office:value-type="string" office:string-value="y" calcext:value-type="string">
            <text:p>y</text:p>
          </table:table-cell>
          <table:table-cell table:formula="of:=FIND([.A18];[.$D$8];1)" office:value-type="float" office:value="42" calcext:value-type="float">
            <text:p>42</text:p>
          </table:table-cell>
          <table:table-cell table:formula="of:=FIND(MID([.$A$3];8;1);[.$D$8];1)" office:value-type="float" office:value="42" calcext:value-type="float">
            <text:p>42</text:p>
          </table:table-cell>
          <table:table-cell table:formula="of:=IF(MOD(([.B18]+[.C18])-([.$E$4]+1);[.$D$4])=0;[.$D$4];MOD(([.B18]+[.C18])-([.$E$4]+1);[.$D$4]))" office:value-type="float" office:value="59" calcext:value-type="float">
            <text:p>59</text:p>
          </table:table-cell>
          <table:table-cell table:formula="of:=IF([.D18]=0;MID([.$D$8];[.$D$4];1);IF([.D18]=[.$D$4];MID([.$D$8];[.$D$4];1);MID([.$D$8];[.D18];1)))" office:value-type="string" office:string-value="E" calcext:value-type="string">
            <text:p>E</text:p>
          </table:table-cell>
          <table:table-cell table:number-columns-repeated="1019"/>
        </table:table-row>
        <table:table-row table:style-name="ro1">
          <table:table-cell table:formula="of:=MID([.$A$4];9;1)" office:value-type="string" office:string-value=":" calcext:value-type="string">
            <text:p>:</text:p>
          </table:table-cell>
          <table:table-cell table:formula="of:=FIND([.A19];[.$D$8];1)" office:value-type="float" office:value="87" calcext:value-type="float">
            <text:p>87</text:p>
          </table:table-cell>
          <table:table-cell table:formula="of:=FIND(MID([.$A$3];9;1);[.$D$8];1)" office:value-type="float" office:value="87" calcext:value-type="float">
            <text:p>87</text:p>
          </table:table-cell>
          <table:table-cell table:formula="of:=IF(MOD(([.B19]+[.C19])-([.$E$4]+1);[.$D$4])=0;[.$D$4];MOD(([.B19]+[.C19])-([.$E$4]+1);[.$D$4]))" office:value-type="float" office:value="55" calcext:value-type="float">
            <text:p>55</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M" calcext:value-type="string">
            <text:p>M</text:p>
          </table:table-cell>
          <table:table-cell table:formula="of:=FIND([.A20];[.$D$8];1)" office:value-type="float" office:value="76" calcext:value-type="float">
            <text:p>76</text:p>
          </table:table-cell>
          <table:table-cell table:formula="of:=FIND(MID([.$A$3];10;1);[.$D$8];1)" office:value-type="float" office:value="76" calcext:value-type="float">
            <text:p>76</text:p>
          </table:table-cell>
          <table:table-cell table:formula="of:=IF(MOD(([.B20]+[.C20])-([.$E$4]+1);[.$D$4])=0;[.$D$4];MOD(([.B20]+[.C20])-([.$E$4]+1);[.$D$4]))" office:value-type="float" office:value="33" calcext:value-type="float">
            <text:p>33</text:p>
          </table:table-cell>
          <table:table-cell table:formula="of:=IF([.D20]=0;MID([.$D$8];[.$D$4];1);IF([.D20]=[.$D$4];MID([.$D$8];[.$D$4];1);MID([.$D$8];[.D20];1)))" office:value-type="string" office:string-value="n" calcext:value-type="string">
            <text:p>n</text:p>
          </table:table-cell>
          <table:table-cell table:number-columns-repeated="1019"/>
        </table:table-row>
        <table:table-row table:style-name="ro1">
          <table:table-cell table:formula="of:=MID([.$A$4];11;1)" office:value-type="string" office:string-value="G" calcext:value-type="string">
            <text:p>G</text:p>
          </table:table-cell>
          <table:table-cell table:formula="of:=FIND([.A21];[.$D$8];1)" office:value-type="float" office:value="39" calcext:value-type="float">
            <text:p>39</text:p>
          </table:table-cell>
          <table:table-cell table:formula="of:=FIND(MID([.$A$3];11;1);[.$D$8];1)" office:value-type="float" office:value="39" calcext:value-type="float">
            <text:p>39</text:p>
          </table:table-cell>
          <table:table-cell table:formula="of:=IF(MOD(([.B21]+[.C21])-([.$E$4]+1);[.$D$4])=0;[.$D$4];MOD(([.B21]+[.C21])-([.$E$4]+1);[.$D$4]))" office:value-type="float" office:value="53" calcext:value-type="float">
            <text:p>53</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50" calcext:value-type="float">
            <text:p>50</text:p>
          </table:table-cell>
          <table:table-cell table:formula="of:=FIND(MID([.$A$3];12;1);[.$D$8];1)" office:value-type="float" office:value="50" calcext:value-type="float">
            <text:p>50</text:p>
          </table:table-cell>
          <table:table-cell table:formula="of:=IF(MOD(([.B22]+[.C22])-([.$E$4]+1);[.$D$4])=0;[.$D$4];MOD(([.B22]+[.C22])-([.$E$4]+1);[.$D$4]))" office:value-type="float" office:value="75" calcext:value-type="float">
            <text:p>75</text:p>
          </table:table-cell>
          <table:table-cell table:formula="of:=IF([.D22]=0;MID([.$D$8];[.$D$4];1);IF([.D22]=[.$D$4];MID([.$D$8];[.$D$4];1);MID([.$D$8];[.D22];1)))" office:value-type="string" office:string-value="L" calcext:value-type="string">
            <text:p>L</text:p>
          </table:table-cell>
          <table:table-cell table:number-columns-repeated="1019"/>
        </table:table-row>
        <table:table-row table:style-name="ro1">
          <table:table-cell table:formula="of:=MID([.$A$4];13;1)" office:value-type="string" office:string-value="[" calcext:value-type="string">
            <text:p>[</text:p>
          </table:table-cell>
          <table:table-cell table:formula="of:=FIND([.A23];[.$D$8];1)" office:value-type="float" office:value="18" calcext:value-type="float">
            <text:p>18</text:p>
          </table:table-cell>
          <table:table-cell table:formula="of:=FIND(MID([.$A$3];13;1);[.$D$8];1)" office:value-type="float" office:value="18" calcext:value-type="float">
            <text:p>18</text:p>
          </table:table-cell>
          <table:table-cell table:formula="of:=IF(MOD(([.B23]+[.C23])-([.$E$4]+1);[.$D$4])=0;[.$D$4];MOD(([.B23]+[.C23])-([.$E$4]+1);[.$D$4]))" office:value-type="float" office:value="11" calcext:value-type="float">
            <text:p>11</text:p>
          </table:table-cell>
          <table:table-cell table:formula="of:=IF([.D23]=0;MID([.$D$8];[.$D$4];1);IF([.D23]=[.$D$4];MID([.$D$8];[.$D$4];1);MID([.$D$8];[.D23];1)))" office:value-type="string" office:string-value="S" calcext:value-type="string">
            <text:p>S</text:p>
          </table:table-cell>
          <table:table-cell table:number-columns-repeated="1019"/>
        </table:table-row>
        <table:table-row table:style-name="ro1">
          <table:table-cell table:formula="of:=MID([.$A$4];14;1)" office:value-type="string" office:string-value="y" calcext:value-type="string">
            <text:p>y</text:p>
          </table:table-cell>
          <table:table-cell table:formula="of:=FIND([.A24];[.$D$8];1)" office:value-type="float" office:value="42" calcext:value-type="float">
            <text:p>42</text:p>
          </table:table-cell>
          <table:table-cell table:formula="of:=FIND(MID([.$A$3];14;1);[.$D$8];1)" office:value-type="float" office:value="42" calcext:value-type="float">
            <text:p>42</text:p>
          </table:table-cell>
          <table:table-cell table:formula="of:=IF(MOD(([.B24]+[.C24])-([.$E$4]+1);[.$D$4])=0;[.$D$4];MOD(([.B24]+[.C24])-([.$E$4]+1);[.$D$4]))" office:value-type="float" office:value="59" calcext:value-type="float">
            <text:p>59</text:p>
          </table:table-cell>
          <table:table-cell table:formula="of:=IF([.D24]=0;MID([.$D$8];[.$D$4];1);IF([.D24]=[.$D$4];MID([.$D$8];[.$D$4];1);MID([.$D$8];[.D24];1)))" office:value-type="string" office:string-value="E" calcext:value-type="string">
            <text:p>E</text:p>
          </table:table-cell>
          <table:table-cell table:number-columns-repeated="1019"/>
        </table:table-row>
        <table:table-row table:style-name="ro1">
          <table:table-cell table:formula="of:=MID([.$A$4];15;1)" office:value-type="string" office:string-value="b" calcext:value-type="string">
            <text:p>b</text:p>
          </table:table-cell>
          <table:table-cell table:formula="of:=FIND([.A25];[.$D$8];1)" office:value-type="float" office:value="23" calcext:value-type="float">
            <text:p>23</text:p>
          </table:table-cell>
          <table:table-cell table:formula="of:=FIND(MID([.$A$3];15;1);[.$D$8];1)" office:value-type="float" office:value="23" calcext:value-type="float">
            <text:p>23</text:p>
          </table:table-cell>
          <table:table-cell table:formula="of:=IF(MOD(([.B25]+[.C25])-([.$E$4]+1);[.$D$4])=0;[.$D$4];MOD(([.B25]+[.C25])-([.$E$4]+1);[.$D$4]))" office:value-type="float" office:value="21" calcext:value-type="float">
            <text:p>21</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o" calcext:value-type="string">
            <text:p>o</text:p>
          </table:table-cell>
          <table:table-cell table:formula="of:=FIND([.A26];[.$D$8];1)" office:value-type="float" office:value="34" calcext:value-type="float">
            <text:p>34</text:p>
          </table:table-cell>
          <table:table-cell table:formula="of:=FIND(MID([.$A$3];16;1);[.$D$8];1)" office:value-type="float" office:value="34" calcext:value-type="float">
            <text:p>34</text:p>
          </table:table-cell>
          <table:table-cell table:formula="of:=IF(MOD(([.B26]+[.C26])-([.$E$4]+1);[.$D$4])=0;[.$D$4];MOD(([.B26]+[.C26])-([.$E$4]+1);[.$D$4]))" office:value-type="float" office:value="43" calcext:value-type="float">
            <text:p>43</text:p>
          </table:table-cell>
          <table:table-cell table:formula="of:=IF([.D26]=0;MID([.$D$8];[.$D$4];1);IF([.D26]=[.$D$4];MID([.$D$8];[.$D$4];1);MID([.$D$8];[.D26];1)))" office:value-type="string" office:string-value="z" calcext:value-type="string">
            <text:p>z</text:p>
          </table:table-cell>
          <table:table-cell table:number-columns-repeated="1019"/>
        </table:table-row>
        <table:table-row table:style-name="ro1">
          <table:table-cell table:style-name="ce28" table:formula="of:=COM.MICROSOFT.CONCAT([.$E$11];[.$E$12];[.$E$13];[.$E$14];[.$E$15];[.$E$16];[.$E$17];[.$E$18];[.$E$19];[.$E$20];[.$E$21];[.$E$22];[.$E$23];[.$E$24];[.$E$25];[.$E$26])" office:value-type="string" office:string-value="|L,zznrE,n*LSE`z" calcext:value-type="string">
            <text:p>|L,zznrE,n*LSE`z</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7':6oM,y:MG'[ybobC/fUU?}&gt;U,CU}7(A#Beautiful#MindA#Beautiful#MindA#Beautiful#Mind" calcext:value-type="string">
            <text:p>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ur9:&lt;&amp;&quot;]=?@" calcext:value-type="string">
            <text:p>ur9:&lt;&amp;"]=?@</text:p>
          </table:table-cell>
          <table:table-cell table:formula="of:=IF([.$F$3]=0;RIGHT([.$D$8];LEN([.$D$8])-[.$F$4]);LEFT([.$D$8];LEN([.$D$8])-[.$F$4]))" office:value-type="string" office:string-value="hXC5AFHIORSTUVWYZ[^_`abcdef&gt;iklmnopqtJGvxyz{|}~!#'()*+,-P$EBDjg./012\ NQK%LMws34678" calcext:value-type="string">
            <text:p>hXC5AFHIORSTUVWYZ[^_`abcdef&gt;iklmnopqtJGvxyz{|}~!#'()*+,-P$EBDjg./012\ NQK%LMws34678</text:p>
          </table:table-cell>
          <table:table-cell table:style-name="ce28" table:formula="of:=IF([.$F$3]=0;COM.MICROSOFT.CONCAT([.C30];[.B30]);COM.MICROSOFT.CONCAT([.C31];[.B31]))" office:value-type="string" office:string-value="ur9:&lt;&amp;&quot;]=?@hXC5AFHIORSTUVWYZ[^_`abcdef&gt;iklmnopqtJGvxyz{|}~!#'()*+,-P$EBDjg./012\ NQK%LMws34678" calcext:value-type="string">
            <text:p>ur9:&lt;&amp;"]=?@hXC5AFHIORSTUVWYZ[^_`abcdef&gt;iklmnopqtJGvxyz{|}~!#'()*+,-P$EBDjg./012\ NQK%LMws34678</text:p>
          </table:table-cell>
          <table:table-cell table:style-name="Default"/>
          <table:table-cell table:number-columns-repeated="1019"/>
        </table:table-row>
        <table:table-row table:style-name="ro1">
          <table:table-cell/>
          <table:table-cell table:formula="of:=LEFT([.$D$8];LEN([.$D$8])-[.$F$4])" office:value-type="string" office:string-value="hXC5AFHIORSTUVWYZ[^_`abcdef&gt;iklmnopqtJGvxyz{|}~!#'()*+,-P$EBDjg./012\ NQK%LMws34678" calcext:value-type="string">
            <text:p>hXC5AFHIORSTUVWYZ[^_`abcdef&gt;iklmnopqtJGvxyz{|}~!#'()*+,-P$EBDjg./012\ NQK%LMws34678</text:p>
          </table:table-cell>
          <table:table-cell table:formula="of:=RIGHT([.$D$8];[.$F$4])" office:value-type="string" office:string-value="ur9:&lt;&amp;&quot;]=?@" calcext:value-type="string">
            <text:p>ur9:&lt;&amp;"]=?@</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h" calcext:value-type="string">
            <text:p>h</text:p>
          </table:table-cell>
          <table:table-cell/>
          <table:table-cell table:style-name="ce28" table:formula="of:=IF([.$F$3]=0;COM.MICROSOFT.CONCAT([.B32];REPLACE([.D30];([.$F$4]+1);1;&quot;&quot;));COM.MICROSOFT.CONCAT(REPLACE([.D30];([.$F$4]+1);1;&quot;&quot;);[.B32]))" office:value-type="string" office:string-value="ur9:&lt;&amp;&quot;]=?@XC5AFHIORSTUVWYZ[^_`abcdef&gt;iklmnopqtJGvxyz{|}~!#'()*+,-P$EBDjg./012\ NQK%LMws34678h" calcext:value-type="string">
            <text:p>ur9:&lt;&amp;"]=?@XC5AFHIORSTUVWYZ[^_`abcdef&gt;iklmnopqtJGvxyz{|}~!#'()*+,-P$EBDjg./012\ NQK%LMws34678h</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WX(!" calcext:value-type="string">
            <text:p>WX(!</text:p>
          </table:table-cell>
          <table:table-cell table:style-name="ce28" table:formula="of:=IF([.$F$4]&lt;[.$E$4];REPLACE([.D32];[.$E$4]+1;1;&quot;&quot;);REPLACE([.D32];[.$F$4]+1;1;&quot;&quot;))" office:value-type="string" office:string-value="ur9:&lt;&amp;&quot;]=?@XC5AFHIORSTUVYZ[^_`abcdef&gt;iklmnopqtJGvxyz{|}~!#'()*+,-P$EBDjg./012\ NQK%LMws34678h" calcext:value-type="string">
            <text:p>ur9:&lt;&amp;"]=?@XC5AFHIORSTUVYZ[^_`abcdef&gt;iklmnopqtJGvxyz{|}~!#'()*+,-P$EBDjg./012\ NQK%LMws34678h</text:p>
          </table:table-cell>
          <table:table-cell table:formula="of:=COM.MICROSOFT.CONCAT([.B33];[.K41])" office:value-type="string" office:string-value="WX(!ur9:&lt;&amp;&quot;]=?@C5AFHIORSTUVYZ[^_`abcdef&gt;iklmnopqtJGvxyz{|}~#')*+,-P$EBDjg./012\ NQK%LMws34678h" calcext:value-type="string">
            <text:p>WX(!ur9:&lt;&amp;"]=?@C5AFHIORSTUVYZ[^_`abcdef&gt;iklmnopqtJGvxyz{|}~#')*+,-P$EBDjg./012\ NQK%LMws34678h</text:p>
          </table:table-cell>
          <table:table-cell table:style-name="Default"/>
          <table:table-cell table:number-columns-repeated="4"/>
          <table:table-cell table:style-name="ce28" table:formula="of:=MID([.$D$32];[.$E$4]+1;1)" office:value-type="string" office:string-value="W" calcext:value-type="string">
            <text:p>W</text:p>
          </table:table-cell>
          <table:table-cell table:style-name="ce28" table:formula="of:=REPLACE([.$D$32];[.$E$4]+1;1;&quot; &quot;)" office:value-type="string" office:string-value="ur9:&lt;&amp;&quot;]=?@XC5AFHIORSTUV YZ[^_`abcdef&gt;iklmnopqtJGvxyz{|}~!#'()*+,-P$EBDjg./012\ NQK%LMws34678h" calcext:value-type="string">
            <text:p>ur9:&lt;&amp;"]=?@XC5AFHIORSTUV YZ[^_`abcdef&gt;iklmnopqtJGvxyz{|}~!#'()*+,-P$EBDjg./012\ NQK%LMws34678h</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X" calcext:value-type="string">
            <text:p>X</text:p>
          </table:table-cell>
          <table:table-cell table:style-name="ce28" table:formula="of:=IF([.$F$4]&lt;[.$E$4];REPLACE([.C33];[.$F$4]+1;1;&quot;&quot;);REPLACE([.C33];[.$E$4]+1;1;&quot;&quot;))" office:value-type="string" office:string-value="ur9:&lt;&amp;&quot;]=?@C5AFHIORSTUVYZ[^_`abcdef&gt;iklmnopqtJGvxyz{|}~!#'()*+,-P$EBDjg./012\ NQK%LMws34678h" calcext:value-type="string">
            <text:p>ur9:&lt;&amp;"]=?@C5AFHIORSTUVYZ[^_`abcdef&gt;iklmnopqtJGvxyz{|}~!#'()*+,-P$EBDjg./012\ NQK%LMws34678h</text:p>
          </table:table-cell>
          <table:table-cell/>
          <table:table-cell table:style-name="Default"/>
          <table:table-cell table:number-columns-repeated="4"/>
          <table:table-cell table:formula="of:=COM.MICROSOFT.CONCAT([.J33];MID([.K33];[.$F$4]+1;1))" office:value-type="string" office:string-value="WX" calcext:value-type="string">
            <text:p>WX</text:p>
          </table:table-cell>
          <table:table-cell table:style-name="ce28" table:formula="of:=REPLACE([.$K33];[.$F$4]+1;1;&quot; &quot;)" office:value-type="string" office:string-value="ur9:&lt;&amp;&quot;]=?@ C5AFHIORSTUV YZ[^_`abcdef&gt;iklmnopqtJGvxyz{|}~!#'()*+,-P$EBDjg./012\ NQK%LMws34678h" calcext:value-type="string">
            <text:p>ur9:&lt;&amp;"]=?@ C5AFHIORSTUV YZ[^_`abcdef&gt;iklmnopqtJGvxyz{|}~!#'()*+,-P$EBDjg./012\ NQK%LMws34678h</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L,zznrE,n*LSE`z" calcext:value-type="string">
            <text:p>|L,zznrE,n*LSE`z</text:p>
          </table:table-cell>
          <table:table-cell table:formula="of:=COM.MICROSOFT.CONCAT(&quot;'&quot;;[.A35];&quot;'&quot;;&quot; A23 char positions in D21&quot;)" office:value-type="string" office:string-value="'|L,zznrE,n*LSE`z' A23 char positions in D21" calcext:value-type="string">
            <text:p>'|L,zznrE,n*LSE`z' A23 char positions in D21</text:p>
          </table:table-cell>
          <table:table-cell table:formula="of:=COM.MICROSOFT.CONCAT(&quot;'&quot;;MID([.A28];LEN([.$A$4])+1;LEN([.A4]));&quot;'&quot;;&quot; A20 OTP char positions in D25&quot;)" office:value-type="string" office:string-value="'bC/fUU?}&gt;U,CU}7(' A20 OTP char positions in D25" calcext:value-type="string">
            <text:p>'bC/fUU?}&gt;U,CU}7(' A20 OTP char positions in D25</text:p>
          </table:table-cell>
          <table:table-cell/>
          <table:table-cell table:style-name="Default"/>
          <table:table-cell table:number-columns-repeated="4"/>
          <table:table-cell table:formula="of:=COM.MICROSOFT.CONCAT([.J34];MID([.$K34];[.$G$4]+1;1))" office:value-type="string" office:string-value="WX(" calcext:value-type="string">
            <text:p>WX(</text:p>
          </table:table-cell>
          <table:table-cell table:style-name="ce28" table:formula="of:=REPLACE([.$K34];[.$G$4]+1;1;&quot; &quot;)" office:value-type="string" office:string-value="ur9:&lt;&amp;&quot;]=?@ C5AFHIORSTUV YZ[^_`abcdef&gt;iklmnopqtJGvxyz{|}~!#' )*+,-P$EBDjg./012\ NQK%LMws34678h" calcext:value-type="string">
            <text:p>ur9:&lt;&amp;"]=?@ C5AFHIORSTUV YZ[^_`abcdef&gt;iklmnopqtJGvxyz{|}~!#' )*+,-P$EBDjg./012\ NQK%LMws34678h</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 calcext:value-type="string">
            <text:p>|</text:p>
          </table:table-cell>
          <table:table-cell table:formula="of:=FIND([.A36];[.$D$33];1)" office:value-type="float" office:value="57" calcext:value-type="float">
            <text:p>57</text:p>
          </table:table-cell>
          <table:table-cell table:formula="of:=FIND(MID([.$A$28];LEN([.$A$4])+1;1);[.$D$33];1)" office:value-type="float" office:value="35" calcext:value-type="float">
            <text:p>35</text:p>
          </table:table-cell>
          <table:table-cell table:formula="of:=IF(MOD(([.B36]+[.C36])-([.$F$4]+1);[.$D$4])=0;[.$D$4];MOD(([.B36]+[.C36])-([.$F$4]+1);[.$D$4]))" office:value-type="float" office:value="80" calcext:value-type="float">
            <text:p>80</text:p>
          </table:table-cell>
          <table:table-cell table:formula="of:=IF([.D36]=0;MID([.$D$33];[.$D$4];1);IF([.D36]=[.$D$4];MID([.$D$33];[.$D$4];1);MID([.$D$33];[.D36];1)))" office:value-type="string" office:string-value=" " calcext:value-type="string">
            <text:p><text:s/></text:p>
          </table:table-cell>
          <table:table-cell table:number-columns-repeated="4"/>
          <table:table-cell table:formula="of:=COM.MICROSOFT.CONCAT([.J35];MID([.$K35];[.$H$4]+1;1))" office:value-type="string" office:string-value="WX(!" calcext:value-type="string">
            <text:p>WX(!</text:p>
          </table:table-cell>
          <table:table-cell table:style-name="ce28" table:formula="of:=REPLACE([.$K35];[.$H$4]+1;1;&quot; &quot;)" office:value-type="string" office:string-value="ur9:&lt;&amp;&quot;]=?@ C5AFHIORSTUV YZ[^_`abcdef&gt;iklmnopqtJGvxyz{|}~ #' )*+,-P$EBDjg./012\ NQK%LMws34678h" calcext:value-type="string">
            <text:p>ur9:&lt;&amp;"]=?@ C5AFHIORSTUV YZ[^_`abcdef&gt;iklmnopqtJGvxyz{|}~ #' )*+,-P$EBDjg./012\ NQK%LMws34678h</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L" calcext:value-type="string">
            <text:p>L</text:p>
          </table:table-cell>
          <table:table-cell table:formula="of:=FIND([.A37];[.$D$33];1)" office:value-type="float" office:value="85" calcext:value-type="float">
            <text:p>85</text:p>
          </table:table-cell>
          <table:table-cell table:formula="of:=FIND(MID([.$A$28];LEN([.$A$4])+2;1);[.$D$33];1)" office:value-type="float" office:value="16" calcext:value-type="float">
            <text:p>16</text:p>
          </table:table-cell>
          <table:table-cell table:formula="of:=IF(MOD(([.B37]+[.C37])-([.$F$4]+1);[.$D$4])=0;[.$D$4];MOD(([.B37]+[.C37])-([.$F$4]+1);[.$D$4]))" office:value-type="float" office:value="89" calcext:value-type="float">
            <text:p>89</text:p>
          </table:table-cell>
          <table:table-cell table:formula="of:=IF([.D37]=0;MID([.$D$33];[.$D$4];1);IF([.D37]=[.$D$4];MID([.$D$33];[.$D$4];1);MID([.$D$33];[.D37];1)))" office:value-type="string" office:string-value="3" calcext:value-type="string">
            <text:p>3</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65" calcext:value-type="float">
            <text:p>65</text:p>
          </table:table-cell>
          <table:table-cell table:formula="of:=FIND(MID([.$A$28];LEN([.$A$4])+3;1);[.$D$33];1)" office:value-type="float" office:value="75" calcext:value-type="float">
            <text:p>75</text:p>
          </table:table-cell>
          <table:table-cell table:formula="of:=IF(MOD(([.B38]+[.C38])-([.$F$4]+1);[.$D$4])=0;[.$D$4];MOD(([.B38]+[.C38])-([.$F$4]+1);[.$D$4]))" office:value-type="float" office:value="34" calcext:value-type="float">
            <text:p>34</text:p>
          </table:table-cell>
          <table:table-cell table:formula="of:=IF([.D38]=0;MID([.$D$33];[.$D$4];1);IF([.D38]=[.$D$4];MID([.$D$33];[.$D$4];1);MID([.$D$33];[.D38];1)))" office:value-type="string" office:string-value="a" calcext:value-type="string">
            <text:p>a</text:p>
          </table:table-cell>
          <table:table-cell table:number-columns-repeated="5"/>
          <table:table-cell table:formula="of:=REPLACE([.K36];FIND(&quot; &quot;;[.K36];1);1;&quot;&quot;)" office:value-type="string" office:string-value="ur9:&lt;&amp;&quot;]=?@C5AFHIORSTUV YZ[^_`abcdef&gt;iklmnopqtJGvxyz{|}~ #' )*+,-P$EBDjg./012\ NQK%LMws34678h" calcext:value-type="string">
            <text:p>ur9:&lt;&amp;"]=?@C5AFHIORSTUV YZ[^_`abcdef&gt;iklmnopqtJGvxyz{|}~ #' )*+,-P$EBDjg./012\ NQK%LMws34678h</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z" calcext:value-type="string">
            <text:p>z</text:p>
          </table:table-cell>
          <table:table-cell table:formula="of:=FIND([.A39];[.$D$33];1)" office:value-type="float" office:value="55" calcext:value-type="float">
            <text:p>55</text:p>
          </table:table-cell>
          <table:table-cell table:formula="of:=FIND(MID([.$A$28];LEN([.$A$4])+4;1);[.$D$33];1)" office:value-type="float" office:value="39" calcext:value-type="float">
            <text:p>39</text:p>
          </table:table-cell>
          <table:table-cell table:formula="of:=IF(MOD(([.B39]+[.C39])-([.$F$4]+1);[.$D$4])=0;[.$D$4];MOD(([.B39]+[.C39])-([.$F$4]+1);[.$D$4]))" office:value-type="float" office:value="82" calcext:value-type="float">
            <text:p>82</text:p>
          </table:table-cell>
          <table:table-cell table:formula="of:=IF([.D39]=0;MID([.$D$33];[.$D$4];1);IF([.D39]=[.$D$4];MID([.$D$33];[.$D$4];1);MID([.$D$33];[.D39];1)))" office:value-type="string" office:string-value="Q" calcext:value-type="string">
            <text:p>Q</text:p>
          </table:table-cell>
          <table:table-cell table:number-columns-repeated="5"/>
          <table:table-cell table:formula="of:=REPLACE([.K38];FIND(&quot; &quot;;[.K38];1);1;&quot;&quot;)" office:value-type="string" office:string-value="ur9:&lt;&amp;&quot;]=?@C5AFHIORSTUVYZ[^_`abcdef&gt;iklmnopqtJGvxyz{|}~ #' )*+,-P$EBDjg./012\ NQK%LMws34678h" calcext:value-type="string">
            <text:p>ur9:&lt;&amp;"]=?@C5AFHIORSTUVYZ[^_`abcdef&gt;iklmnopqtJGvxyz{|}~ #' )*+,-P$EBDjg./012\ NQK%LMws34678h</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z" calcext:value-type="string">
            <text:p>z</text:p>
          </table:table-cell>
          <table:table-cell table:formula="of:=FIND([.A40];[.$D$33];1)" office:value-type="float" office:value="55" calcext:value-type="float">
            <text:p>55</text:p>
          </table:table-cell>
          <table:table-cell table:formula="of:=FIND(MID([.$A$28];LEN([.$A$4])+5;1);[.$D$33];1)" office:value-type="float" office:value="26" calcext:value-type="float">
            <text:p>26</text:p>
          </table:table-cell>
          <table:table-cell table:formula="of:=IF(MOD(([.B40]+[.C40])-([.$F$4]+1);[.$D$4])=0;[.$D$4];MOD(([.B40]+[.C40])-([.$F$4]+1);[.$D$4]))" office:value-type="float" office:value="69" calcext:value-type="float">
            <text:p>69</text:p>
          </table:table-cell>
          <table:table-cell table:formula="of:=IF([.D40]=0;MID([.$D$33];[.$D$4];1);IF([.D40]=[.$D$4];MID([.$D$33];[.$D$4];1);MID([.$D$33];[.D40];1)))" office:value-type="string" office:string-value="E" calcext:value-type="string">
            <text:p>E</text:p>
          </table:table-cell>
          <table:table-cell table:number-columns-repeated="5"/>
          <table:table-cell table:formula="of:=REPLACE([.K39];FIND(&quot; &quot;;[.K39];1);1;&quot;&quot;)" office:value-type="string" office:string-value="ur9:&lt;&amp;&quot;]=?@C5AFHIORSTUVYZ[^_`abcdef&gt;iklmnopqtJGvxyz{|}~#' )*+,-P$EBDjg./012\ NQK%LMws34678h" calcext:value-type="string">
            <text:p>ur9:&lt;&amp;"]=?@C5AFHIORSTUVYZ[^_`abcdef&gt;iklmnopqtJGvxyz{|}~#' )*+,-P$EBDjg./012\ NQK%LMws34678h</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n" calcext:value-type="string">
            <text:p>n</text:p>
          </table:table-cell>
          <table:table-cell table:formula="of:=FIND([.A41];[.$D$33];1)" office:value-type="float" office:value="45" calcext:value-type="float">
            <text:p>45</text:p>
          </table:table-cell>
          <table:table-cell table:formula="of:=FIND(MID([.$A$28];LEN([.$A$4])+6;1);[.$D$33];1)" office:value-type="float" office:value="26" calcext:value-type="float">
            <text:p>26</text:p>
          </table:table-cell>
          <table:table-cell table:formula="of:=IF(MOD(([.B41]+[.C41])-([.$F$4]+1);[.$D$4])=0;[.$D$4];MOD(([.B41]+[.C41])-([.$F$4]+1);[.$D$4]))" office:value-type="float" office:value="59" calcext:value-type="float">
            <text:p>59</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ur9:&lt;&amp;&quot;]=?@C5AFHIORSTUVYZ[^_`abcdef&gt;iklmnopqtJGvxyz{|}~#')*+,-P$EBDjg./012\ NQK%LMws34678h" calcext:value-type="string">
            <text:p>ur9:&lt;&amp;"]=?@C5AFHIORSTUVYZ[^_`abcdef&gt;iklmnopqtJGvxyz{|}~#')*+,-P$EBDjg./012\ NQK%LMws34678h</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r" calcext:value-type="string">
            <text:p>r</text:p>
          </table:table-cell>
          <table:table-cell table:formula="of:=FIND([.A42];[.$D$33];1)" office:value-type="float" office:value="6" calcext:value-type="float">
            <text:p>6</text:p>
          </table:table-cell>
          <table:table-cell table:formula="of:=FIND(MID([.$A$28];LEN([.$A$4])+7;1);[.$D$33];1)" office:value-type="float" office:value="14" calcext:value-type="float">
            <text:p>14</text:p>
          </table:table-cell>
          <table:table-cell table:formula="of:=IF(MOD(([.B42]+[.C42])-([.$F$4]+1);[.$D$4])=0;[.$D$4];MOD(([.B42]+[.C42])-([.$F$4]+1);[.$D$4]))" office:value-type="float" office:value="8" calcext:value-type="float">
            <text:p>8</text:p>
          </table:table-cell>
          <table:table-cell table:formula="of:=IF([.D42]=0;MID([.$D$33];[.$D$4];1);IF([.D42]=[.$D$4];MID([.$D$33];[.$D$4];1);MID([.$D$33];[.D42];1)))" office:value-type="string" office:string-value=":" calcext:value-type="string">
            <text:p>:</text:p>
          </table:table-cell>
          <table:table-cell table:number-columns-repeated="1019"/>
        </table:table-row>
        <table:table-row table:style-name="ro1">
          <table:table-cell table:formula="of:=MID([.$A$35];8;1)" office:value-type="string" office:string-value="E" calcext:value-type="string">
            <text:p>E</text:p>
          </table:table-cell>
          <table:table-cell table:formula="of:=FIND([.A43];[.$D$33];1)" office:value-type="float" office:value="69" calcext:value-type="float">
            <text:p>69</text:p>
          </table:table-cell>
          <table:table-cell table:formula="of:=FIND(MID([.$A$28];LEN([.$A$4])+8;1);[.$D$33];1)" office:value-type="float" office:value="58" calcext:value-type="float">
            <text:p>58</text:p>
          </table:table-cell>
          <table:table-cell table:formula="of:=IF(MOD(([.B43]+[.C43])-([.$F$4]+1);[.$D$4])=0;[.$D$4];MOD(([.B43]+[.C43])-([.$F$4]+1);[.$D$4]))" office:value-type="float" office:value="21" calcext:value-type="float">
            <text:p>21</text:p>
          </table:table-cell>
          <table:table-cell table:formula="of:=IF([.D43]=0;MID([.$D$33];[.$D$4];1);IF([.D43]=[.$D$4];MID([.$D$33];[.$D$4];1);MID([.$D$33];[.D43];1)))" office:value-type="string" office:string-value="I" calcext:value-type="string">
            <text:p>I</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65" calcext:value-type="float">
            <text:p>65</text:p>
          </table:table-cell>
          <table:table-cell table:formula="of:=FIND(MID([.$A$28];LEN([.$A$4])+9;1);[.$D$33];1)" office:value-type="float" office:value="40" calcext:value-type="float">
            <text:p>40</text:p>
          </table:table-cell>
          <table:table-cell table:formula="of:=IF(MOD(([.B44]+[.C44])-([.$F$4]+1);[.$D$4])=0;[.$D$4];MOD(([.B44]+[.C44])-([.$F$4]+1);[.$D$4]))" office:value-type="float" office:value="93" calcext:value-type="float">
            <text:p>93</text:p>
          </table:table-cell>
          <table:table-cell table:formula="of:=IF([.D44]=0;MID([.$D$33];[.$D$4];1);IF([.D44]=[.$D$4];MID([.$D$33];[.$D$4];1);MID([.$D$33];[.D44];1)))" office:value-type="string" office:string-value="8" calcext:value-type="string">
            <text:p>8</text:p>
          </table:table-cell>
          <table:table-cell table:number-columns-repeated="1019"/>
        </table:table-row>
        <table:table-row table:style-name="ro1">
          <table:table-cell table:formula="of:=MID([.$A$35];10;1)" office:value-type="string" office:string-value="n" calcext:value-type="string">
            <text:p>n</text:p>
          </table:table-cell>
          <table:table-cell table:formula="of:=FIND([.A45];[.$D$33];1)" office:value-type="float" office:value="45" calcext:value-type="float">
            <text:p>45</text:p>
          </table:table-cell>
          <table:table-cell table:formula="of:=FIND(MID([.$A$28];LEN([.$A$4])+10;1);[.$D$33];1)" office:value-type="float" office:value="26" calcext:value-type="float">
            <text:p>26</text:p>
          </table:table-cell>
          <table:table-cell table:formula="of:=IF(MOD(([.B45]+[.C45])-([.$F$4]+1);[.$D$4])=0;[.$D$4];MOD(([.B45]+[.C45])-([.$F$4]+1);[.$D$4]))" office:value-type="float" office:value="59" calcext:value-type="float">
            <text:p>59</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63" calcext:value-type="float">
            <text:p>63</text:p>
          </table:table-cell>
          <table:table-cell table:formula="of:=FIND(MID([.$A$28];LEN([.$A$4])+11;1);[.$D$33];1)" office:value-type="float" office:value="65" calcext:value-type="float">
            <text:p>65</text:p>
          </table:table-cell>
          <table:table-cell table:formula="of:=IF(MOD(([.B46]+[.C46])-([.$F$4]+1);[.$D$4])=0;[.$D$4];MOD(([.B46]+[.C46])-([.$F$4]+1);[.$D$4]))" office:value-type="float" office:value="22" calcext:value-type="float">
            <text:p>22</text:p>
          </table:table-cell>
          <table:table-cell table:formula="of:=IF([.D46]=0;MID([.$D$33];[.$D$4];1);IF([.D46]=[.$D$4];MID([.$D$33];[.$D$4];1);MID([.$D$33];[.D46];1)))" office:value-type="string" office:string-value="O" calcext:value-type="string">
            <text:p>O</text:p>
          </table:table-cell>
          <table:table-cell table:number-columns-repeated="1019"/>
        </table:table-row>
        <table:table-row table:style-name="ro1">
          <table:table-cell table:formula="of:=MID([.$A$35];12;1)" office:value-type="string" office:string-value="L" calcext:value-type="string">
            <text:p>L</text:p>
          </table:table-cell>
          <table:table-cell table:formula="of:=FIND([.A47];[.$D$33];1)" office:value-type="float" office:value="85" calcext:value-type="float">
            <text:p>85</text:p>
          </table:table-cell>
          <table:table-cell table:formula="of:=FIND(MID([.$A$28];LEN([.$A$4])+12;1);[.$D$33];1)" office:value-type="float" office:value="16" calcext:value-type="float">
            <text:p>16</text:p>
          </table:table-cell>
          <table:table-cell table:formula="of:=IF(MOD(([.B47]+[.C47])-([.$F$4]+1);[.$D$4])=0;[.$D$4];MOD(([.B47]+[.C47])-([.$F$4]+1);[.$D$4]))" office:value-type="float" office:value="89" calcext:value-type="float">
            <text:p>89</text:p>
          </table:table-cell>
          <table:table-cell table:formula="of:=IF([.D47]=0;MID([.$D$33];[.$D$4];1);IF([.D47]=[.$D$4];MID([.$D$33];[.$D$4];1);MID([.$D$33];[.D47];1)))" office:value-type="string" office:string-value="3" calcext:value-type="string">
            <text:p>3</text:p>
          </table:table-cell>
          <table:table-cell table:number-columns-repeated="1019"/>
        </table:table-row>
        <table:table-row table:style-name="ro1">
          <table:table-cell table:formula="of:=MID([.$A$35];13;1)" office:value-type="string" office:string-value="S" calcext:value-type="string">
            <text:p>S</text:p>
          </table:table-cell>
          <table:table-cell table:formula="of:=FIND([.A48];[.$D$33];1)" office:value-type="float" office:value="24" calcext:value-type="float">
            <text:p>24</text:p>
          </table:table-cell>
          <table:table-cell table:formula="of:=FIND(MID([.$A$28];LEN([.$A$4])+13;1);[.$D$33];1)" office:value-type="float" office:value="26" calcext:value-type="float">
            <text:p>26</text:p>
          </table:table-cell>
          <table:table-cell table:formula="of:=IF(MOD(([.B48]+[.C48])-([.$F$4]+1);[.$D$4])=0;[.$D$4];MOD(([.B48]+[.C48])-([.$F$4]+1);[.$D$4]))" office:value-type="float" office:value="38" calcext:value-type="float">
            <text:p>38</text:p>
          </table:table-cell>
          <table:table-cell table:formula="of:=IF([.D48]=0;MID([.$D$33];[.$D$4];1);IF([.D48]=[.$D$4];MID([.$D$33];[.$D$4];1);MID([.$D$33];[.D48];1)))" office:value-type="string" office:string-value="e" calcext:value-type="string">
            <text:p>e</text:p>
          </table:table-cell>
          <table:table-cell table:number-columns-repeated="1019"/>
        </table:table-row>
        <table:table-row table:style-name="ro1">
          <table:table-cell table:formula="of:=MID([.$A$35];14;1)" office:value-type="string" office:string-value="E" calcext:value-type="string">
            <text:p>E</text:p>
          </table:table-cell>
          <table:table-cell table:formula="of:=FIND([.A49];[.$D$33];1)" office:value-type="float" office:value="69" calcext:value-type="float">
            <text:p>69</text:p>
          </table:table-cell>
          <table:table-cell table:formula="of:=FIND(MID([.$A$28];LEN([.$A$4])+14;1);[.$D$33];1)" office:value-type="float" office:value="58" calcext:value-type="float">
            <text:p>58</text:p>
          </table:table-cell>
          <table:table-cell table:formula="of:=IF(MOD(([.B49]+[.C49])-([.$F$4]+1);[.$D$4])=0;[.$D$4];MOD(([.B49]+[.C49])-([.$F$4]+1);[.$D$4]))" office:value-type="float" office:value="21" calcext:value-type="float">
            <text:p>21</text:p>
          </table:table-cell>
          <table:table-cell table:formula="of:=IF([.D49]=0;MID([.$D$33];[.$D$4];1);IF([.D49]=[.$D$4];MID([.$D$33];[.$D$4];1);MID([.$D$33];[.D49];1)))" office:value-type="string" office:string-value="I" calcext:value-type="string">
            <text:p>I</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33" calcext:value-type="float">
            <text:p>33</text:p>
          </table:table-cell>
          <table:table-cell table:formula="of:=FIND(MID([.$A$28];LEN([.$A$4])+15;1);[.$D$33];1)" office:value-type="float" office:value="92" calcext:value-type="float">
            <text:p>92</text:p>
          </table:table-cell>
          <table:table-cell table:formula="of:=IF(MOD(([.B50]+[.C50])-([.$F$4]+1);[.$D$4])=0;[.$D$4];MOD(([.B50]+[.C50])-([.$F$4]+1);[.$D$4]))" office:value-type="float" office:value="19" calcext:value-type="float">
            <text:p>19</text:p>
          </table:table-cell>
          <table:table-cell table:formula="of:=IF([.D50]=0;MID([.$D$33];[.$D$4];1);IF([.D50]=[.$D$4];MID([.$D$33];[.$D$4];1);MID([.$D$33];[.D50];1)))" office:value-type="string" office:string-value="F" calcext:value-type="string">
            <text:p>F</text:p>
          </table:table-cell>
          <table:table-cell table:number-columns-repeated="1019"/>
        </table:table-row>
        <table:table-row table:style-name="ro1">
          <table:table-cell table:formula="of:=MID([.$A$35];16;1)" office:value-type="string" office:string-value="z" calcext:value-type="string">
            <text:p>z</text:p>
          </table:table-cell>
          <table:table-cell table:formula="of:=FIND([.A51];[.$D$33];1)" office:value-type="float" office:value="55" calcext:value-type="float">
            <text:p>55</text:p>
          </table:table-cell>
          <table:table-cell table:formula="of:=FIND(MID([.$A$28];LEN([.$A$4])+16;1);[.$D$33];1)" office:value-type="float" office:value="3" calcext:value-type="float">
            <text:p>3</text:p>
          </table:table-cell>
          <table:table-cell table:formula="of:=IF(MOD(([.B51]+[.C51])-([.$F$4]+1);[.$D$4])=0;[.$D$4];MOD(([.B51]+[.C51])-([.$F$4]+1);[.$D$4]))" office:value-type="float" office:value="46" calcext:value-type="float">
            <text:p>46</text:p>
          </table:table-cell>
          <table:table-cell table:formula="of:=IF([.D51]=0;MID([.$D$33];[.$D$4];1);IF([.D51]=[.$D$4];MID([.$D$33];[.$D$4];1);MID([.$D$33];[.D51];1)))" office:value-type="string" office:string-value="o" calcext:value-type="string">
            <text:p>o</text:p>
          </table:table-cell>
          <table:table-cell table:number-columns-repeated="1019"/>
        </table:table-row>
        <table:table-row table:style-name="ro1">
          <table:table-cell table:style-name="ce28" table:formula="of:=COM.MICROSOFT.CONCAT([.$E$36];[.$E$37];[.$E$38];[.$E$39];[.$E$40];[.$E$41];[.$E$42];[.$E$43];[.$E$44];[.$E$45];[.$E$46];[.$E$47];[.$E$48];[.$E$49];[.$E$50];[.$E$51])" office:value-type="string" office:string-value=" 3aQE~:I8~O3eIFo" calcext:value-type="string">
            <text:p><text:s/>3aQE~:I8~O3eIFo</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5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WX(!ur9:&lt;&amp;&quot;]=?@C5AFHIORSTUVYZ[^_`abcdef&gt;iklmnopqtJGvxyz{|}~#" calcext:value-type="string">
            <text:p>WX(!ur9:&lt;&amp;"]=?@C5AFHIORSTUVYZ[^_`abcdef&gt;iklmnopqtJGvxyz{|}~#</text:p>
          </table:table-cell>
          <table:table-cell table:style-name="ce28" table:formula="of:=IF([.$G$3]=0;RIGHT([.$D$33];LEN([.$D$33])-[.$G$4]);LEFT([.$D$33];LEN([.$D$33])-[.$G$4]))" office:value-type="string" office:string-value="')*+,-P$EBDjg./012\ NQK%LMws34678h" calcext:value-type="string">
            <text:p>')*+,-P$EBDjg./012\ NQK%LMws34678h</text:p>
          </table:table-cell>
          <table:table-cell table:style-name="ce28" table:formula="of:=IF([.$G$3]=0;COM.MICROSOFT.CONCAT([.C55];[.B55]);COM.MICROSOFT.CONCAT([.C56];[.B56]))" office:value-type="string" office:string-value="')*+,-P$EBDjg./012\ NQK%LMws34678hWX(!ur9:&lt;&amp;&quot;]=?@C5AFHIORSTUVYZ[^_`abcdef&gt;iklmnopqtJGvxyz{|}~#" calcext:value-type="string">
            <text:p>')*+,-P$EBDjg./012\ NQK%LMws34678hWX(!ur9:&lt;&amp;"]=?@C5AFHIORSTUVYZ[^_`abcdef&gt;iklmnopqtJGvxyz{|}~#</text:p>
          </table:table-cell>
          <table:table-cell table:style-name="Default"/>
          <table:table-cell table:number-columns-repeated="1019"/>
        </table:table-row>
        <table:table-row table:style-name="ro1">
          <table:table-cell/>
          <table:table-cell table:style-name="ce28" table:formula="of:=LEFT([.$D$33];LEN([.$D$33])-[.$G$4])" office:value-type="string" office:string-value="WX(!ur9:&lt;&amp;&quot;]=?@C5AFHIORSTUVYZ[^_`a" calcext:value-type="string">
            <text:p>WX(!ur9:&lt;&amp;"]=?@C5AFHIORSTUVYZ[^_`a</text:p>
          </table:table-cell>
          <table:table-cell table:style-name="ce28" table:formula="of:=RIGHT([.$D$33];[.$G$4])" office:value-type="string" office:string-value="bcdef&gt;iklmnopqtJGvxyz{|}~#')*+,-P$EBDjg./012\ NQK%LMws34678h" calcext:value-type="string">
            <text:p>bcdef&gt;iklmnopqtJGvxyz{|}~#')*+,-P$EBDjg./012\ NQK%LMws34678h</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V" calcext:value-type="string">
            <text:p>V</text:p>
          </table:table-cell>
          <table:table-cell/>
          <table:table-cell table:style-name="ce28" table:formula="of:=IF([.$G$3]=0;COM.MICROSOFT.CONCAT([.B57];REPLACE([.D55];([.$G$4]+1);1;&quot;&quot;));COM.MICROSOFT.CONCAT(REPLACE([.D55];([.$G$4]+1);1;&quot;&quot;);[.B57]))" office:value-type="string" office:string-value="V')*+,-P$EBDjg./012\ NQK%LMws34678hWX(!ur9:&lt;&amp;&quot;]=?@C5AFHIORSTUYZ[^_`abcdef&gt;iklmnopqtJGvxyz{|}~#" calcext:value-type="string">
            <text:p>V')*+,-P$EBDjg./012\ NQK%LMws34678hWX(!ur9:&lt;&amp;"]=?@C5AFHIORSTUYZ[^_`abcdef&gt;iklmnopqtJGvxyz{|}~#</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DUR" calcext:value-type="string">
            <text:p>%DUR</text:p>
          </table:table-cell>
          <table:table-cell table:style-name="ce28" table:formula="of:=IF([.$F$4]&lt;[.$E$4];REPLACE([.D57];[.$E$4]+1;1;&quot;&quot;);REPLACE([.D57];[.$F$4]+1;1;&quot;&quot;))" office:value-type="string" office:string-value="V')*+,-P$EBDjg./012\ NQKLMws34678hWX(!ur9:&lt;&amp;&quot;]=?@C5AFHIORSTUYZ[^_`abcdef&gt;iklmnopqtJGvxyz{|}~#" calcext:value-type="string">
            <text:p>V')*+,-P$EBDjg./012\ NQKLMws34678hWX(!ur9:&lt;&amp;"]=?@C5AFHIORSTUYZ[^_`abcdef&gt;iklmnopqtJGvxyz{|}~#</text:p>
          </table:table-cell>
          <table:table-cell table:formula="of:=COM.MICROSOFT.CONCAT([.B58];[.K66])" office:value-type="string" office:string-value="%DURV')*+,-P$EBjg./012\NQKLMws34678hWX(!ur9:&lt;&amp;&quot;]=?@C5AFHIOST YZ[^_`abcdef&gt;iklmnopqtJGvxyz{|}~#" calcext:value-type="string">
            <text:p>%DURV')*+,-P$EBjg./012\NQKLMws34678hWX(!ur9:&lt;&amp;"]=?@C5AFHIOST YZ[^_`abcdef&gt;iklmnopqtJGvxyz{|}~#</text:p>
          </table:table-cell>
          <table:table-cell table:style-name="Default"/>
          <table:table-cell table:number-columns-repeated="4"/>
          <table:table-cell table:style-name="ce28" table:formula="of:=MID([.$D$57];[.$E$4]+1;1)" office:value-type="string" office:string-value="%" calcext:value-type="string">
            <text:p>%</text:p>
          </table:table-cell>
          <table:table-cell table:style-name="ce28" table:formula="of:=REPLACE([.$D$57];[.$E$4]+1;1;&quot; &quot;)" office:value-type="string" office:string-value="V')*+,-P$EBDjg./012\ NQK LMws34678hWX(!ur9:&lt;&amp;&quot;]=?@C5AFHIORSTUYZ[^_`abcdef&gt;iklmnopqtJGvxyz{|}~#" calcext:value-type="string">
            <text:p>V')*+,-P$EBDjg./012\ NQK LMws34678hWX(!ur9:&lt;&amp;"]=?@C5AFHIORSTUYZ[^_`abcdef&gt;iklmnopqtJGvxyz{|}~#</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U" calcext:value-type="string">
            <text:p>U</text:p>
          </table:table-cell>
          <table:table-cell table:style-name="ce28" table:formula="of:=IF([.$F$4]&lt;[.$E$4];REPLACE([.C58];[.$F$4]+1;1;&quot;&quot;);REPLACE([.C58];[.$E$4]+1;1;&quot;&quot;))" office:value-type="string" office:string-value="V')*+,-P$EBjg./012\ NQKLMws34678hWX(!ur9:&lt;&amp;&quot;]=?@C5AFHIORSTUYZ[^_`abcdef&gt;iklmnopqtJGvxyz{|}~#" calcext:value-type="string">
            <text:p>V')*+,-P$EBjg./012\ NQKLMws34678hWX(!ur9:&lt;&amp;"]=?@C5AFHIORSTUYZ[^_`abcdef&gt;iklmnopqtJGvxyz{|}~#</text:p>
          </table:table-cell>
          <table:table-cell/>
          <table:table-cell table:style-name="Default"/>
          <table:table-cell table:number-columns-repeated="4"/>
          <table:table-cell table:formula="of:=COM.MICROSOFT.CONCAT([.J58];MID([.K58];[.$F$4]+1;1))" office:value-type="string" office:string-value="%D" calcext:value-type="string">
            <text:p>%D</text:p>
          </table:table-cell>
          <table:table-cell table:style-name="ce28" table:formula="of:=REPLACE([.$K58];[.$F$4]+1;1;&quot; &quot;)" office:value-type="string" office:string-value="V')*+,-P$EB jg./012\ NQK LMws34678hWX(!ur9:&lt;&amp;&quot;]=?@C5AFHIORSTUYZ[^_`abcdef&gt;iklmnopqtJGvxyz{|}~#" calcext:value-type="string">
            <text:p>V')*+,-P$EB jg./012\ NQK LMws34678hWX(!ur9:&lt;&amp;"]=?@C5AFHIORSTUYZ[^_`abcdef&gt;iklmnopqtJGvxyz{|}~#</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 3aQE~:I8~O3eIFo" calcext:value-type="string">
            <text:p><text:s/>3aQE~:I8~O3eIFo</text:p>
          </table:table-cell>
          <table:table-cell table:formula="of:=COM.MICROSOFT.CONCAT(&quot;'&quot;;[.A60];&quot;'&quot;;&quot; A23 char positions in D21&quot;)" office:value-type="string" office:string-value="' 3aQE~:I8~O3eIFo' A23 char positions in D21" calcext:value-type="string">
            <text:p>' 3aQE~:I8~O3eIFo'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DU" calcext:value-type="string">
            <text:p>%DU</text:p>
          </table:table-cell>
          <table:table-cell table:style-name="ce28" table:formula="of:=REPLACE([.$K59];[.$G$4]+1;1;&quot; &quot;)" office:value-type="string" office:string-value="V')*+,-P$EB jg./012\ NQK LMws34678hWX(!ur9:&lt;&amp;&quot;]=?@C5AFHIORST YZ[^_`abcdef&gt;iklmnopqtJGvxyz{|}~#" calcext:value-type="string">
            <text:p>V')*+,-P$EB jg./012\ NQK LMws34678hWX(!ur9:&lt;&amp;"]=?@C5AFHIORST YZ[^_`abcdef&gt;iklmnopqtJGvxyz{|}~#</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 " calcext:value-type="string">
            <text:p><text:s/></text:p>
          </table:table-cell>
          <table:table-cell table:formula="of:=FIND([.A61];[.$D$58];1)" office:value-type="float" office:value="61" calcext:value-type="float">
            <text:p>61</text:p>
          </table:table-cell>
          <table:table-cell table:formula="of:=FIND(MID([.A53];LEN([.$A$4])+1;1);[.$D$58];1)" office:value-type="float" office:value="54" calcext:value-type="float">
            <text:p>54</text:p>
          </table:table-cell>
          <table:table-cell table:formula="of:=IF(MOD(([.B61]+[.C61])-([.$G$4]+1);[.$D$4])=0;[.$D$4];MOD(([.B61]+[.C61])-([.$G$4]+1);[.$D$4]))" office:value-type="float" office:value="54" calcext:value-type="float">
            <text:p>54</text:p>
          </table:table-cell>
          <table:table-cell table:formula="of:=IF([.D61]=0;MID([.$D$58];[.$D$4];1);IF([.D61]=[.$D$4];MID([.$D$58];[.$D$4];1);MID([.$D$58];[.D61];1)))" office:value-type="string" office:string-value="A" calcext:value-type="string">
            <text:p>A</text:p>
          </table:table-cell>
          <table:table-cell table:number-columns-repeated="4"/>
          <table:table-cell table:formula="of:=COM.MICROSOFT.CONCAT([.J60];MID([.$K60];[.$H$4]+1;1))" office:value-type="string" office:string-value="%DUR" calcext:value-type="string">
            <text:p>%DUR</text:p>
          </table:table-cell>
          <table:table-cell table:style-name="ce28" table:formula="of:=REPLACE([.$K60];[.$H$4]+1;1;&quot; &quot;)" office:value-type="string" office:string-value="V')*+,-P$EB jg./012\ NQK LMws34678hWX(!ur9:&lt;&amp;&quot;]=?@C5AFHIO ST YZ[^_`abcdef&gt;iklmnopqtJGvxyz{|}~#" calcext:value-type="string">
            <text:p>V')*+,-P$EB jg./012\ NQK LMws34678hWX(!ur9:&lt;&amp;"]=?@C5AFHIO ST YZ[^_`abcdef&gt;iklmnopqtJGvxyz{|}~#</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3" calcext:value-type="string">
            <text:p>3</text:p>
          </table:table-cell>
          <table:table-cell table:formula="of:=FIND([.A62];[.$D$58];1)" office:value-type="float" office:value="31" calcext:value-type="float">
            <text:p>31</text:p>
          </table:table-cell>
          <table:table-cell table:formula="of:=FIND(MID([.A53];LEN([.$A$4])+2;1);[.$D$58];1)" office:value-type="float" office:value="94" calcext:value-type="float">
            <text:p>94</text:p>
          </table:table-cell>
          <table:table-cell table:formula="of:=IF(MOD(([.B62]+[.C62])-([.$G$4]+1);[.$D$4])=0;[.$D$4];MOD(([.B62]+[.C62])-([.$G$4]+1);[.$D$4]))" office:value-type="float" office:value="64" calcext:value-type="float">
            <text:p>64</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a" calcext:value-type="string">
            <text:p>a</text:p>
          </table:table-cell>
          <table:table-cell table:formula="of:=FIND([.A63];[.$D$58];1)" office:value-type="float" office:value="68" calcext:value-type="float">
            <text:p>68</text:p>
          </table:table-cell>
          <table:table-cell table:formula="of:=FIND(MID([.A53];LEN([.$A$4])+3;1);[.$D$58];1)" office:value-type="float" office:value="15" calcext:value-type="float">
            <text:p>15</text:p>
          </table:table-cell>
          <table:table-cell table:formula="of:=IF(MOD(([.B63]+[.C63])-([.$G$4]+1);[.$D$4])=0;[.$D$4];MOD(([.B63]+[.C63])-([.$G$4]+1);[.$D$4]))" office:value-type="float" office:value="22" calcext:value-type="float">
            <text:p>22</text:p>
          </table:table-cell>
          <table:table-cell table:formula="of:=IF([.D63]=0;MID([.$D$58];[.$D$4];1);IF([.D63]=[.$D$4];MID([.$D$58];[.$D$4];1);MID([.$D$58];[.D63];1)))" office:value-type="string" office:string-value="2" calcext:value-type="string">
            <text:p>2</text:p>
          </table:table-cell>
          <table:table-cell table:number-columns-repeated="5"/>
          <table:table-cell table:formula="of:=REPLACE([.K61];FIND(&quot; &quot;;[.K61];1);1;&quot;&quot;)" office:value-type="string" office:string-value="V')*+,-P$EBjg./012\ NQK LMws34678hWX(!ur9:&lt;&amp;&quot;]=?@C5AFHIO ST YZ[^_`abcdef&gt;iklmnopqtJGvxyz{|}~#" calcext:value-type="string">
            <text:p>V')*+,-P$EBjg./012\ NQK LMws34678hWX(!ur9:&lt;&amp;"]=?@C5AFHIO ST YZ[^_`abcdef&gt;iklmnopqtJGvxyz{|}~#</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Q" calcext:value-type="string">
            <text:p>Q</text:p>
          </table:table-cell>
          <table:table-cell table:formula="of:=FIND([.A64];[.$D$58];1)" office:value-type="float" office:value="25" calcext:value-type="float">
            <text:p>25</text:p>
          </table:table-cell>
          <table:table-cell table:formula="of:=FIND(MID([.A53];LEN([.$A$4])+4;1);[.$D$58];1)" office:value-type="float" office:value="72" calcext:value-type="float">
            <text:p>72</text:p>
          </table:table-cell>
          <table:table-cell table:formula="of:=IF(MOD(([.B64]+[.C64])-([.$G$4]+1);[.$D$4])=0;[.$D$4];MOD(([.B64]+[.C64])-([.$G$4]+1);[.$D$4]))" office:value-type="float" office:value="36" calcext:value-type="float">
            <text:p>36</text:p>
          </table:table-cell>
          <table:table-cell table:formula="of:=IF([.D64]=0;MID([.$D$58];[.$D$4];1);IF([.D64]=[.$D$4];MID([.$D$58];[.$D$4];1);MID([.$D$58];[.D64];1)))" office:value-type="string" office:string-value="h" calcext:value-type="string">
            <text:p>h</text:p>
          </table:table-cell>
          <table:table-cell table:number-columns-repeated="5"/>
          <table:table-cell table:formula="of:=REPLACE([.K63];FIND(&quot; &quot;;[.K63];1);1;&quot;&quot;)" office:value-type="string" office:string-value="V')*+,-P$EBjg./012\NQK LMws34678hWX(!ur9:&lt;&amp;&quot;]=?@C5AFHIO ST YZ[^_`abcdef&gt;iklmnopqtJGvxyz{|}~#" calcext:value-type="string">
            <text:p>V')*+,-P$EBjg./012\NQK LMws34678hWX(!ur9:&lt;&amp;"]=?@C5AFHIO ST YZ[^_`abcdef&gt;iklmnopqtJGvxyz{|}~#</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E" calcext:value-type="string">
            <text:p>E</text:p>
          </table:table-cell>
          <table:table-cell table:formula="of:=FIND([.A65];[.$D$58];1)" office:value-type="float" office:value="14" calcext:value-type="float">
            <text:p>14</text:p>
          </table:table-cell>
          <table:table-cell table:formula="of:=FIND(MID([.A53];LEN([.$A$4])+5;1);[.$D$58];1)" office:value-type="float" office:value="68" calcext:value-type="float">
            <text:p>68</text:p>
          </table:table-cell>
          <table:table-cell table:formula="of:=IF(MOD(([.B65]+[.C65])-([.$G$4]+1);[.$D$4])=0;[.$D$4];MOD(([.B65]+[.C65])-([.$G$4]+1);[.$D$4]))" office:value-type="float" office:value="21" calcext:value-type="float">
            <text:p>21</text:p>
          </table:table-cell>
          <table:table-cell table:formula="of:=IF([.D65]=0;MID([.$D$58];[.$D$4];1);IF([.D65]=[.$D$4];MID([.$D$58];[.$D$4];1);MID([.$D$58];[.D65];1)))" office:value-type="string" office:string-value="1" calcext:value-type="string">
            <text:p>1</text:p>
          </table:table-cell>
          <table:table-cell table:number-columns-repeated="5"/>
          <table:table-cell table:formula="of:=REPLACE([.K64];FIND(&quot; &quot;;[.K64];1);1;&quot;&quot;)" office:value-type="string" office:string-value="V')*+,-P$EBjg./012\NQKLMws34678hWX(!ur9:&lt;&amp;&quot;]=?@C5AFHIO ST YZ[^_`abcdef&gt;iklmnopqtJGvxyz{|}~#" calcext:value-type="string">
            <text:p>V')*+,-P$EBjg./012\NQKLMws34678hWX(!ur9:&lt;&amp;"]=?@C5AFHIO ST YZ[^_`abcdef&gt;iklmnopqtJGvxyz{|}~#</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93" calcext:value-type="float">
            <text:p>93</text:p>
          </table:table-cell>
          <table:table-cell table:formula="of:=FIND(MID([.A53];LEN([.$A$4])+6;1);[.$D$58];1)" office:value-type="float" office:value="41" calcext:value-type="float">
            <text:p>41</text:p>
          </table:table-cell>
          <table:table-cell table:formula="of:=IF(MOD(([.B66]+[.C66])-([.$G$4]+1);[.$D$4])=0;[.$D$4];MOD(([.B66]+[.C66])-([.$G$4]+1);[.$D$4]))" office:value-type="float" office:value="73" calcext:value-type="float">
            <text:p>73</text:p>
          </table:table-cell>
          <table:table-cell table:formula="of:=IF([.D66]=0;MID([.$D$58];[.$D$4];1);IF([.D66]=[.$D$4];MID([.$D$58];[.$D$4];1);MID([.$D$58];[.D66];1)))" office:value-type="string" office:string-value="f" calcext:value-type="string">
            <text:p>f</text:p>
          </table:table-cell>
          <table:table-cell table:number-columns-repeated="5"/>
          <table:table-cell table:formula="of:=REPLACE([.K65];FIND(&quot; &quot;;[.K65];1);1;&quot;&quot;)" office:value-type="string" office:string-value="V')*+,-P$EBjg./012\NQKLMws34678hWX(!ur9:&lt;&amp;&quot;]=?@C5AFHIOST YZ[^_`abcdef&gt;iklmnopqtJGvxyz{|}~#" calcext:value-type="string">
            <text:p>V')*+,-P$EBjg./012\NQKLMws34678hWX(!ur9:&lt;&amp;"]=?@C5AFHIOST YZ[^_`abcdef&gt;iklmnopqtJGvxyz{|}~#</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 calcext:value-type="string">
            <text:p>:</text:p>
          </table:table-cell>
          <table:table-cell table:formula="of:=FIND([.A67];[.$D$58];1)" office:value-type="float" office:value="44" calcext:value-type="float">
            <text:p>44</text:p>
          </table:table-cell>
          <table:table-cell table:formula="of:=FIND(MID([.A53];LEN([.$A$4])+7;1);[.$D$58];1)" office:value-type="float" office:value="83" calcext:value-type="float">
            <text:p>83</text:p>
          </table:table-cell>
          <table:table-cell table:formula="of:=IF(MOD(([.B67]+[.C67])-([.$G$4]+1);[.$D$4])=0;[.$D$4];MOD(([.B67]+[.C67])-([.$G$4]+1);[.$D$4]))" office:value-type="float" office:value="66" calcext:value-type="float">
            <text:p>66</text:p>
          </table:table-cell>
          <table:table-cell table:formula="of:=IF([.D67]=0;MID([.$D$58];[.$D$4];1);IF([.D67]=[.$D$4];MID([.$D$58];[.$D$4];1);MID([.$D$58];[.D67];1)))" office:value-type="string" office:string-value="_" calcext:value-type="string">
            <text:p>_</text:p>
          </table:table-cell>
          <table:table-cell table:number-columns-repeated="1019"/>
        </table:table-row>
        <table:table-row table:style-name="ro1">
          <table:table-cell table:formula="of:=MID([.A60];8;1)" office:value-type="string" office:string-value="I" calcext:value-type="string">
            <text:p>I</text:p>
          </table:table-cell>
          <table:table-cell table:formula="of:=FIND([.A68];[.$D$58];1)" office:value-type="float" office:value="57" calcext:value-type="float">
            <text:p>57</text:p>
          </table:table-cell>
          <table:table-cell table:formula="of:=FIND(MID([.A53];LEN([.$A$4])+8;1);[.$D$58];1)" office:value-type="float" office:value="75" calcext:value-type="float">
            <text:p>75</text:p>
          </table:table-cell>
          <table:table-cell table:formula="of:=IF(MOD(([.B68]+[.C68])-([.$G$4]+1);[.$D$4])=0;[.$D$4];MOD(([.B68]+[.C68])-([.$G$4]+1);[.$D$4]))" office:value-type="float" office:value="71" calcext:value-type="float">
            <text:p>71</text:p>
          </table:table-cell>
          <table:table-cell table:formula="of:=IF([.D68]=0;MID([.$D$58];[.$D$4];1);IF([.D68]=[.$D$4];MID([.$D$58];[.$D$4];1);MID([.$D$58];[.D68];1)))" office:value-type="string" office:string-value="d" calcext:value-type="string">
            <text:p>d</text:p>
          </table:table-cell>
          <table:table-cell table:number-columns-repeated="1019"/>
        </table:table-row>
        <table:table-row table:style-name="ro1">
          <table:table-cell table:formula="of:=MID([.A60];9;1)" office:value-type="string" office:string-value="8" calcext:value-type="string">
            <text:p>8</text:p>
          </table:table-cell>
          <table:table-cell table:formula="of:=FIND([.A69];[.$D$58];1)" office:value-type="float" office:value="35" calcext:value-type="float">
            <text:p>35</text:p>
          </table:table-cell>
          <table:table-cell table:formula="of:=FIND(MID([.A53];LEN([.$A$4])+9;1);[.$D$58];1)" office:value-type="float" office:value="73" calcext:value-type="float">
            <text:p>73</text:p>
          </table:table-cell>
          <table:table-cell table:formula="of:=IF(MOD(([.B69]+[.C69])-([.$G$4]+1);[.$D$4])=0;[.$D$4];MOD(([.B69]+[.C69])-([.$G$4]+1);[.$D$4]))" office:value-type="float" office:value="47" calcext:value-type="float">
            <text:p>47</text:p>
          </table:table-cell>
          <table:table-cell table:formula="of:=IF([.D69]=0;MID([.$D$58];[.$D$4];1);IF([.D69]=[.$D$4];MID([.$D$58];[.$D$4];1);MID([.$D$58];[.D69];1)))" office:value-type="string" office:string-value="&quot;"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93" calcext:value-type="float">
            <text:p>93</text:p>
          </table:table-cell>
          <table:table-cell table:formula="of:=FIND(MID([.A53];LEN([.$A$4])+10;1);[.$D$58];1)" office:value-type="float" office:value="41" calcext:value-type="float">
            <text:p>41</text:p>
          </table:table-cell>
          <table:table-cell table:formula="of:=IF(MOD(([.B70]+[.C70])-([.$G$4]+1);[.$D$4])=0;[.$D$4];MOD(([.B70]+[.C70])-([.$G$4]+1);[.$D$4]))" office:value-type="float" office:value="73" calcext:value-type="float">
            <text:p>73</text:p>
          </table:table-cell>
          <table:table-cell table:formula="of:=IF([.D70]=0;MID([.$D$58];[.$D$4];1);IF([.D70]=[.$D$4];MID([.$D$58];[.$D$4];1);MID([.$D$58];[.D70];1)))" office:value-type="string" office:string-value="f" calcext:value-type="string">
            <text:p>f</text:p>
          </table:table-cell>
          <table:table-cell table:number-columns-repeated="1019"/>
        </table:table-row>
        <table:table-row table:style-name="ro1">
          <table:table-cell table:formula="of:=MID([.A60];11;1)" office:value-type="string" office:string-value="O" calcext:value-type="string">
            <text:p>O</text:p>
          </table:table-cell>
          <table:table-cell table:formula="of:=FIND([.A71];[.$D$58];1)" office:value-type="float" office:value="58" calcext:value-type="float">
            <text:p>58</text:p>
          </table:table-cell>
          <table:table-cell table:formula="of:=FIND(MID([.A53];LEN([.$A$4])+11;1);[.$D$58];1)" office:value-type="float" office:value="77" calcext:value-type="float">
            <text:p>77</text:p>
          </table:table-cell>
          <table:table-cell table:formula="of:=IF(MOD(([.B71]+[.C71])-([.$G$4]+1);[.$D$4])=0;[.$D$4];MOD(([.B71]+[.C71])-([.$G$4]+1);[.$D$4]))" office:value-type="float" office:value="74" calcext:value-type="float">
            <text:p>74</text:p>
          </table:table-cell>
          <table:table-cell table:formula="of:=IF([.D71]=0;MID([.$D$58];[.$D$4];1);IF([.D71]=[.$D$4];MID([.$D$58];[.$D$4];1);MID([.$D$58];[.D71];1)))" office:value-type="string" office:string-value="&gt;" calcext:value-type="string">
            <text:p>&gt;</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3" calcext:value-type="string">
            <text:p>3</text:p>
          </table:table-cell>
          <table:table-cell table:formula="of:=FIND([.A72];[.$D$58];1)" office:value-type="float" office:value="31" calcext:value-type="float">
            <text:p>31</text:p>
          </table:table-cell>
          <table:table-cell table:formula="of:=FIND(MID([.A53];LEN([.$A$4])+12;1);[.$D$58];1)" office:value-type="float" office:value="94" calcext:value-type="float">
            <text:p>94</text:p>
          </table:table-cell>
          <table:table-cell table:formula="of:=IF(MOD(([.B72]+[.C72])-([.$G$4]+1);[.$D$4])=0;[.$D$4];MOD(([.B72]+[.C72])-([.$G$4]+1);[.$D$4]))" office:value-type="float" office:value="64" calcext:value-type="float">
            <text:p>64</text:p>
          </table:table-cell>
          <table:table-cell table:formula="of:=IF([.D72]=0;MID([.$D$58];[.$D$4];1);IF([.D72]=[.$D$4];MID([.$D$58];[.$D$4];1);MID([.$D$58];[.D72];1)))" office:value-type="string" office:string-value="[" calcext:value-type="string">
            <text:p>[</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e" calcext:value-type="string">
            <text:p>e</text:p>
          </table:table-cell>
          <table:table-cell table:formula="of:=FIND([.A73];[.$D$58];1)" office:value-type="float" office:value="72" calcext:value-type="float">
            <text:p>72</text:p>
          </table:table-cell>
          <table:table-cell table:formula="of:=FIND(MID([.A53];LEN([.$A$4])+13;1);[.$D$58];1)" office:value-type="float" office:value="28" calcext:value-type="float">
            <text:p>28</text:p>
          </table:table-cell>
          <table:table-cell table:formula="of:=IF(MOD(([.B73]+[.C73])-([.$G$4]+1);[.$D$4])=0;[.$D$4];MOD(([.B73]+[.C73])-([.$G$4]+1);[.$D$4]))" office:value-type="float" office:value="39" calcext:value-type="float">
            <text:p>39</text:p>
          </table:table-cell>
          <table:table-cell table:formula="of:=IF([.D73]=0;MID([.$D$58];[.$D$4];1);IF([.D73]=[.$D$4];MID([.$D$58];[.$D$4];1);MID([.$D$58];[.D73];1)))" office:value-type="string" office:string-value="(" calcext:value-type="string">
            <text:p>(</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I" calcext:value-type="string">
            <text:p>I</text:p>
          </table:table-cell>
          <table:table-cell table:formula="of:=FIND([.A74];[.$D$58];1)" office:value-type="float" office:value="57" calcext:value-type="float">
            <text:p>57</text:p>
          </table:table-cell>
          <table:table-cell table:formula="of:=FIND(MID([.A53];LEN([.$A$4])+14;1);[.$D$58];1)" office:value-type="float" office:value="75" calcext:value-type="float">
            <text:p>75</text:p>
          </table:table-cell>
          <table:table-cell table:formula="of:=IF(MOD(([.B74]+[.C74])-([.$G$4]+1);[.$D$4])=0;[.$D$4];MOD(([.B74]+[.C74])-([.$G$4]+1);[.$D$4]))" office:value-type="float" office:value="71" calcext:value-type="float">
            <text:p>71</text:p>
          </table:table-cell>
          <table:table-cell table:formula="of:=IF([.D74]=0;MID([.$D$58];[.$D$4];1);IF([.D74]=[.$D$4];MID([.$D$58];[.$D$4];1);MID([.$D$58];[.D74];1)))" office:value-type="string" office:string-value="d" calcext:value-type="string">
            <text:p>d</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F" calcext:value-type="string">
            <text:p>F</text:p>
          </table:table-cell>
          <table:table-cell table:formula="of:=FIND([.A75];[.$D$58];1)" office:value-type="float" office:value="55" calcext:value-type="float">
            <text:p>55</text:p>
          </table:table-cell>
          <table:table-cell table:formula="of:=FIND(MID([.A53];LEN([.$A$4])+15;1);[.$D$58];1)" office:value-type="float" office:value="79" calcext:value-type="float">
            <text:p>79</text:p>
          </table:table-cell>
          <table:table-cell table:formula="of:=IF(MOD(([.B75]+[.C75])-([.$G$4]+1);[.$D$4])=0;[.$D$4];MOD(([.B75]+[.C75])-([.$G$4]+1);[.$D$4]))" office:value-type="float" office:value="73" calcext:value-type="float">
            <text:p>73</text:p>
          </table:table-cell>
          <table:table-cell table:formula="of:=IF([.D75]=0;MID([.$D$58];[.$D$4];1);IF([.D75]=[.$D$4];MID([.$D$58];[.$D$4];1);MID([.$D$58];[.D75];1)))" office:value-type="string" office:string-value="f" calcext:value-type="string">
            <text:p>f</text:p>
          </table:table-cell>
          <table:table-cell table:number-columns-repeated="1019"/>
        </table:table-row>
        <table:table-row table:style-name="ro1">
          <table:table-cell table:formula="of:=MID([.A60];16;1)" office:value-type="string" office:string-value="o" calcext:value-type="string">
            <text:p>o</text:p>
          </table:table-cell>
          <table:table-cell table:formula="of:=FIND([.A76];[.$D$58];1)" office:value-type="float" office:value="80" calcext:value-type="float">
            <text:p>80</text:p>
          </table:table-cell>
          <table:table-cell table:formula="of:=FIND(MID([.A53];LEN([.$A$4])+16;1);[.$D$58];1)" office:value-type="float" office:value="71" calcext:value-type="float">
            <text:p>71</text:p>
          </table:table-cell>
          <table:table-cell table:formula="of:=IF(MOD(([.B76]+[.C76])-([.$G$4]+1);[.$D$4])=0;[.$D$4];MOD(([.B76]+[.C76])-([.$G$4]+1);[.$D$4]))" office:value-type="float" office:value="90" calcext:value-type="float">
            <text:p>90</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A[2h1f_d&quot;f&gt;[(df{" calcext:value-type="string">
            <text:p>A[2h1f_d"f&gt;[(df{</text:p>
          </table:table-cell>
          <table:table-cell table:number-columns-repeated="3"/>
          <table:table-cell table:style-name="Default"/>
          <table:table-cell table:number-columns-repeated="1019"/>
        </table:table-row>
        <table:table-row table:style-name="ro1">
          <table:table-cell table:style-name="ce26" table:formula="of:=[.A53]"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78]))"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X(!ur9:&lt;&amp;&quot;]=?@C5AFHIOST YZ[^_`abcdef&gt;iklmnopqtJGvxyz{|}~#" calcext:value-type="string">
            <text:p>X(!ur9:&lt;&amp;"]=?@C5AFHIOST YZ[^_`abcdef&gt;iklmnopqtJGvxyz{|}~#</text:p>
          </table:table-cell>
          <table:table-cell table:style-name="ce28" table:formula="of:=IF([.$H$3]=0;RIGHT([.$D$58];LEN([.$D$58])-[.$H$4]);LEFT([.$D$58];LEN([.$D$58])-[.$H$4]))" office:value-type="string" office:string-value="%DURV')*+,-P$EBjg./012\NQKLMws34678hW" calcext:value-type="string">
            <text:p>%DURV')*+,-P$EBjg./012\NQKLMws34678hW</text:p>
          </table:table-cell>
          <table:table-cell table:style-name="ce28" table:formula="of:=IF([.$H$3]=0;COM.MICROSOFT.CONCAT([.C80];[.B80]);COM.MICROSOFT.CONCAT([.C81];[.B81]))" office:value-type="string" office:string-value="X(!ur9:&lt;&amp;&quot;]=?@C5AFHIOST YZ[^_`abcdef&gt;iklmnopqtJGvxyz{|}~#%DURV')*+,-P$EBjg./012\NQKLMws34678hW" calcext:value-type="string">
            <text:p>X(!ur9:&lt;&amp;"]=?@C5AFHIOST YZ[^_`abcdef&gt;iklmnopqtJGvxyz{|}~#%DURV')*+,-P$EBjg./012\NQKLMws34678hW</text:p>
          </table:table-cell>
          <table:table-cell table:style-name="Default"/>
          <table:table-cell table:number-columns-repeated="1019"/>
        </table:table-row>
        <table:table-row table:style-name="ro1">
          <table:table-cell/>
          <table:table-cell table:style-name="ce28" table:formula="of:=LEFT([.$D$58];LEN([.$D$58])-[.$H$4])" office:value-type="string" office:string-value="%DURV')*+,-P$EBjg./012\NQKLMws34678hW" calcext:value-type="string">
            <text:p>%DURV')*+,-P$EBjg./012\NQKLMws34678hW</text:p>
          </table:table-cell>
          <table:table-cell table:style-name="ce28" table:formula="of:=RIGHT([.$D$58];[.$H$4])" office:value-type="string" office:string-value="X(!ur9:&lt;&amp;&quot;]=?@C5AFHIOST YZ[^_`abcdef&gt;iklmnopqtJGvxyz{|}~#" calcext:value-type="string">
            <text:p>X(!ur9:&lt;&amp;"]=?@C5AFHIOST YZ[^_`abcdef&gt;iklmnopqtJGvxyz{|}~#</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X(!ur9:&lt;&amp;&quot;]=?@C5AFHIOST YZ[^_`abcdef&gt;iklmnopqtJGvxyz{|}~#DURV')*+,-P$EBjg./012\NQKLMws34678hW%" calcext:value-type="string">
            <text:p>X(!ur9:&lt;&amp;"]=?@C5AFHIOST YZ[^_`abcdef&gt;iklmnopqtJGvxyz{|}~#DURV')*+,-P$EBjg./012\NQKLMws34678hW%</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Y=VD" calcext:value-type="string">
            <text:p>Y=VD</text:p>
          </table:table-cell>
          <table:table-cell table:style-name="ce28" table:formula="of:=IF([.$F$4]&lt;[.$E$4];REPLACE([.D82];[.$E$4]+1;1;&quot;&quot;);REPLACE([.D82];[.$F$4]+1;1;&quot;&quot;))" office:value-type="string" office:string-value="X(!ur9:&lt;&amp;&quot;]=?@C5AFHIOST Z[^_`abcdef&gt;iklmnopqtJGvxyz{|}~#DURV')*+,-P$EBjg./012\NQKLMws34678hW%" calcext:value-type="string">
            <text:p>X(!ur9:&lt;&amp;"]=?@C5AFHIOST Z[^_`abcdef&gt;iklmnopqtJGvxyz{|}~#DURV')*+,-P$EBjg./012\NQKLMws34678hW%</text:p>
          </table:table-cell>
          <table:table-cell table:formula="of:=COM.MICROSOFT.CONCAT([.B83];[.K91])" office:value-type="string" office:string-value="Y=VDX(!ur9:&lt;&amp;&quot;]?@C5AFHIOSTZ[^_`abcdef&gt;iklmnopqtJGvxyz{|}~#UR ')*+,-P$EBjg./012\NQKLMws34678hW%" calcext:value-type="string">
            <text:p>Y=VDX(!ur9:&lt;&amp;"]?@C5AFHIOSTZ[^_`abcdef&gt;iklmnopqtJGvxyz{|}~#UR ')*+,-P$EBjg./012\NQKLMws34678hW%</text:p>
          </table:table-cell>
          <table:table-cell table:style-name="Default"/>
          <table:table-cell table:number-columns-repeated="4"/>
          <table:table-cell table:style-name="ce28" table:formula="of:=MID([.$D$82];[.$E$4]+1;1)" office:value-type="string" office:string-value="Y" calcext:value-type="string">
            <text:p>Y</text:p>
          </table:table-cell>
          <table:table-cell table:style-name="ce28" table:formula="of:=REPLACE([.$D$82];[.$E$4]+1;1;&quot; &quot;)" office:value-type="string" office:string-value="X(!ur9:&lt;&amp;&quot;]=?@C5AFHIOST  Z[^_`abcdef&gt;iklmnopqtJGvxyz{|}~#DURV')*+,-P$EBjg./012\NQKLMws34678hW%" calcext:value-type="string">
            <text:p>X(!ur9:&lt;&amp;"]=?@C5AFHIOST <text:s/>Z[^_`abcdef&gt;iklmnopqtJGvxyz{|}~#DURV')*+,-P$EBjg./012\NQKLMws34678hW%</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V" calcext:value-type="string">
            <text:p>V</text:p>
          </table:table-cell>
          <table:table-cell table:style-name="ce28" table:formula="of:=IF([.$F$4]&lt;[.$E$4];REPLACE([.C83];[.$F$4]+1;1;&quot;&quot;);REPLACE([.C83];[.$E$4]+1;1;&quot;&quot;))" office:value-type="string" office:string-value="X(!ur9:&lt;&amp;&quot;]?@C5AFHIOST Z[^_`abcdef&gt;iklmnopqtJGvxyz{|}~#DURV')*+,-P$EBjg./012\NQKLMws34678hW%" calcext:value-type="string">
            <text:p>X(!ur9:&lt;&amp;"]?@C5AFHIOST Z[^_`abcdef&gt;iklmnopqtJGvxyz{|}~#DURV')*+,-P$EBjg./012\NQKLMws34678hW%</text:p>
          </table:table-cell>
          <table:table-cell/>
          <table:table-cell table:style-name="Default"/>
          <table:table-cell table:number-columns-repeated="4"/>
          <table:table-cell table:formula="of:=COM.MICROSOFT.CONCAT([.J83];MID([.K83];[.$F$4]+1;1))" office:value-type="string" office:string-value="Y=" calcext:value-type="string">
            <text:p>Y=</text:p>
          </table:table-cell>
          <table:table-cell table:style-name="ce28" table:formula="of:=REPLACE([.$K83];[.$F$4]+1;1;&quot; &quot;)" office:value-type="string" office:string-value="X(!ur9:&lt;&amp;&quot;] ?@C5AFHIOST  Z[^_`abcdef&gt;iklmnopqtJGvxyz{|}~#DURV')*+,-P$EBjg./012\NQKLMws34678hW%" calcext:value-type="string">
            <text:p>X(!ur9:&lt;&amp;"] ?@C5AFHIOST <text:s/>Z[^_`abcdef&gt;iklmnopqtJGvxyz{|}~#DURV')*+,-P$EBjg./012\NQKLMws34678hW%</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A[2h1f_d&quot;f&gt;[(df{" calcext:value-type="string">
            <text:p>A[2h1f_d"f&gt;[(df{</text:p>
          </table:table-cell>
          <table:table-cell table:formula="of:=COM.MICROSOFT.CONCAT(&quot;'&quot;;[.A85];&quot;'&quot;;&quot; A23 char positions in D21&quot;)" office:value-type="string" office:string-value="'A[2h1f_d&quot;f&gt;[(df{' A23 char positions in D21" calcext:value-type="string">
            <text:p>'A[2h1f_d"f&gt;[(df{'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Y=V" calcext:value-type="string">
            <text:p>Y=V</text:p>
          </table:table-cell>
          <table:table-cell table:style-name="ce28" table:formula="of:=REPLACE([.$K84];[.$G$4]+1;1;&quot; &quot;)" office:value-type="string" office:string-value="X(!ur9:&lt;&amp;&quot;] ?@C5AFHIOST  Z[^_`abcdef&gt;iklmnopqtJGvxyz{|}~#DUR ')*+,-P$EBjg./012\NQKLMws34678hW%" calcext:value-type="string">
            <text:p>X(!ur9:&lt;&amp;"] ?@C5AFHIOST <text:s/>Z[^_`abcdef&gt;iklmnopqtJGvxyz{|}~#DUR ')*+,-P$EBjg./012\NQKLMws34678hW%</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A" calcext:value-type="string">
            <text:p>A</text:p>
          </table:table-cell>
          <table:table-cell table:formula="of:=FIND([.A86];[.$D$83];1)" office:value-type="float" office:value="20" calcext:value-type="float">
            <text:p>20</text:p>
          </table:table-cell>
          <table:table-cell table:formula="of:=FIND(MID([.A78];LEN([.$A$4])+1;1);[.$D$83];1)" office:value-type="float" office:value="20" calcext:value-type="float">
            <text:p>20</text:p>
          </table:table-cell>
          <table:table-cell table:formula="of:=IF(MOD(([.B86]+[.C86])-([.$G$4]+1);[.$D$4])=0;[.$D$4];MOD(([.B86]+[.C86])-([.$H$4]+1);[.$D$4]))" office:value-type="float" office:value="76" calcext:value-type="float">
            <text:p>76</text:p>
          </table:table-cell>
          <table:table-cell table:formula="of:=IF([.D86]=0;MID([.$D$83];[.$D$4];1);IF([.D86]=[.$D$4];MID([.$D$83];[.$D$4];1);MID([.$D$83];[.D86];1)))" office:value-type="string" office:string-value="0" calcext:value-type="string">
            <text:p>0</text:p>
          </table:table-cell>
          <table:table-cell table:number-columns-repeated="4"/>
          <table:table-cell table:formula="of:=COM.MICROSOFT.CONCAT([.J85];MID([.$K85];[.$H$4]+1;1))" office:value-type="string" office:string-value="Y=VD" calcext:value-type="string">
            <text:p>Y=VD</text:p>
          </table:table-cell>
          <table:table-cell table:style-name="ce28" table:formula="of:=REPLACE([.$K85];[.$H$4]+1;1;&quot; &quot;)" office:value-type="string" office:string-value="X(!ur9:&lt;&amp;&quot;] ?@C5AFHIOST  Z[^_`abcdef&gt;iklmnopqtJGvxyz{|}~# UR ')*+,-P$EBjg./012\NQKLMws34678hW%" calcext:value-type="string">
            <text:p>X(!ur9:&lt;&amp;"] ?@C5AFHIOST <text:s/>Z[^_`abcdef&gt;iklmnopqtJGvxyz{|}~# UR ')*+,-P$EBjg./012\NQKLMws34678hW%</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28" calcext:value-type="float">
            <text:p>28</text:p>
          </table:table-cell>
          <table:table-cell table:formula="of:=FIND(MID([.A78];LEN([.$A$4])+2;1);[.$D$83];1)" office:value-type="float" office:value="58" calcext:value-type="float">
            <text:p>58</text:p>
          </table:table-cell>
          <table:table-cell table:formula="of:=IF(MOD(([.B87]+[.C87])-([.$G$4]+1);[.$D$4])=0;[.$D$4];MOD(([.B87]+[.C87])-([.$H$4]+1);[.$D$4]))" office:value-type="float" office:value="28" calcext:value-type="float">
            <text:p>28</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formula="of:=MID([.A85];3;1)" office:value-type="string" office:string-value="2" calcext:value-type="string">
            <text:p>2</text:p>
          </table:table-cell>
          <table:table-cell table:formula="of:=FIND([.A88];[.$D$83];1)" office:value-type="float" office:value="78" calcext:value-type="float">
            <text:p>78</text:p>
          </table:table-cell>
          <table:table-cell table:formula="of:=FIND(MID([.A78];LEN([.$A$4])+3;1);[.$D$83];1)" office:value-type="float" office:value="71" calcext:value-type="float">
            <text:p>71</text:p>
          </table:table-cell>
          <table:table-cell table:formula="of:=IF(MOD(([.B88]+[.C88])-([.$G$4]+1);[.$D$4])=0;[.$D$4];MOD(([.B88]+[.C88])-([.$H$4]+1);[.$D$4]))" office:value-type="float" office:value="91" calcext:value-type="float">
            <text:p>91</text:p>
          </table:table-cell>
          <table:table-cell table:formula="of:=IF([.D88]=0;MID([.$D$83];[.$D$4];1);IF([.D88]=[.$D$4];MID([.$D$83];[.$D$4];1);MID([.$D$83];[.D88];1)))" office:value-type="string" office:string-value="8" calcext:value-type="string">
            <text:p>8</text:p>
          </table:table-cell>
          <table:table-cell table:number-columns-repeated="5"/>
          <table:table-cell table:formula="of:=REPLACE([.K86];FIND(&quot; &quot;;[.K86];1);1;&quot;&quot;)" office:value-type="string" office:string-value="X(!ur9:&lt;&amp;&quot;]?@C5AFHIOST  Z[^_`abcdef&gt;iklmnopqtJGvxyz{|}~# UR ')*+,-P$EBjg./012\NQKLMws34678hW%" calcext:value-type="string">
            <text:p>X(!ur9:&lt;&amp;"]?@C5AFHIOST <text:s/>Z[^_`abcdef&gt;iklmnopqtJGvxyz{|}~# UR ')*+,-P$EBjg./012\NQKLMws34678hW%</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h" calcext:value-type="string">
            <text:p>h</text:p>
          </table:table-cell>
          <table:table-cell table:formula="of:=FIND([.A89];[.$D$83];1)" office:value-type="float" office:value="92" calcext:value-type="float">
            <text:p>92</text:p>
          </table:table-cell>
          <table:table-cell table:formula="of:=FIND(MID([.A78];LEN([.$A$4])+4;1);[.$D$83];1)" office:value-type="float" office:value="36" calcext:value-type="float">
            <text:p>36</text:p>
          </table:table-cell>
          <table:table-cell table:formula="of:=IF(MOD(([.B89]+[.C89])-([.$G$4]+1);[.$D$4])=0;[.$D$4];MOD(([.B89]+[.C89])-([.$H$4]+1);[.$D$4]))" office:value-type="float" office:value="70" calcext:value-type="float">
            <text:p>70</text:p>
          </table:table-cell>
          <table:table-cell table:formula="of:=IF([.D89]=0;MID([.$D$83];[.$D$4];1);IF([.D89]=[.$D$4];MID([.$D$83];[.$D$4];1);MID([.$D$83];[.D89];1)))" office:value-type="string" office:string-value="E" calcext:value-type="string">
            <text:p>E</text:p>
          </table:table-cell>
          <table:table-cell table:number-columns-repeated="5"/>
          <table:table-cell table:formula="of:=REPLACE([.K88];FIND(&quot; &quot;;[.K88];1);1;&quot;&quot;)" office:value-type="string" office:string-value="X(!ur9:&lt;&amp;&quot;]?@C5AFHIOST Z[^_`abcdef&gt;iklmnopqtJGvxyz{|}~# UR ')*+,-P$EBjg./012\NQKLMws34678hW%" calcext:value-type="string">
            <text:p>X(!ur9:&lt;&amp;"]?@C5AFHIOST Z[^_`abcdef&gt;iklmnopqtJGvxyz{|}~# UR ')*+,-P$EBjg./012\NQKLMws34678hW%</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1" calcext:value-type="string">
            <text:p>1</text:p>
          </table:table-cell>
          <table:table-cell table:formula="of:=FIND([.A90];[.$D$83];1)" office:value-type="float" office:value="77" calcext:value-type="float">
            <text:p>77</text:p>
          </table:table-cell>
          <table:table-cell table:formula="of:=FIND(MID([.A78];LEN([.$A$4])+5;1);[.$D$83];1)" office:value-type="float" office:value="32" calcext:value-type="float">
            <text:p>32</text:p>
          </table:table-cell>
          <table:table-cell table:formula="of:=IF(MOD(([.B90]+[.C90])-([.$G$4]+1);[.$D$4])=0;[.$D$4];MOD(([.B90]+[.C90])-([.$H$4]+1);[.$D$4]))" office:value-type="float" office:value="51" calcext:value-type="float">
            <text:p>51</text:p>
          </table:table-cell>
          <table:table-cell table:formula="of:=IF([.D90]=0;MID([.$D$83];[.$D$4];1);IF([.D90]=[.$D$4];MID([.$D$83];[.$D$4];1);MID([.$D$83];[.D90];1)))" office:value-type="string" office:string-value="x" calcext:value-type="string">
            <text:p>x</text:p>
          </table:table-cell>
          <table:table-cell table:number-columns-repeated="5"/>
          <table:table-cell table:formula="of:=REPLACE([.K89];FIND(&quot; &quot;;[.K89];1);1;&quot;&quot;)" office:value-type="string" office:string-value="X(!ur9:&lt;&amp;&quot;]?@C5AFHIOSTZ[^_`abcdef&gt;iklmnopqtJGvxyz{|}~# UR ')*+,-P$EBjg./012\NQKLMws34678hW%" calcext:value-type="string">
            <text:p>X(!ur9:&lt;&amp;"]?@C5AFHIOSTZ[^_`abcdef&gt;iklmnopqtJGvxyz{|}~# UR ')*+,-P$EBjg./012\NQKLMws34678hW%</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f" calcext:value-type="string">
            <text:p>f</text:p>
          </table:table-cell>
          <table:table-cell table:formula="of:=FIND([.A91];[.$D$83];1)" office:value-type="float" office:value="37" calcext:value-type="float">
            <text:p>37</text:p>
          </table:table-cell>
          <table:table-cell table:formula="of:=FIND(MID([.A78];LEN([.$A$4])+6;1);[.$D$83];1)" office:value-type="float" office:value="8" calcext:value-type="float">
            <text:p>8</text:p>
          </table:table-cell>
          <table:table-cell table:formula="of:=IF(MOD(([.B91]+[.C91])-([.$G$4]+1);[.$D$4])=0;[.$D$4];MOD(([.B91]+[.C91])-([.$H$4]+1);[.$D$4]))" office:value-type="float" office:value="81" calcext:value-type="float">
            <text:p>81</text:p>
          </table:table-cell>
          <table:table-cell table:formula="of:=IF([.D91]=0;MID([.$D$83];[.$D$4];1);IF([.D91]=[.$D$4];MID([.$D$83];[.$D$4];1);MID([.$D$83];[.D91];1)))" office:value-type="string" office:string-value="Q" calcext:value-type="string">
            <text:p>Q</text:p>
          </table:table-cell>
          <table:table-cell table:number-columns-repeated="5"/>
          <table:table-cell table:formula="of:=REPLACE([.K90];FIND(&quot; &quot;;[.K90];1);1;&quot;&quot;)" office:value-type="string" office:string-value="X(!ur9:&lt;&amp;&quot;]?@C5AFHIOSTZ[^_`abcdef&gt;iklmnopqtJGvxyz{|}~#UR ')*+,-P$EBjg./012\NQKLMws34678hW%" calcext:value-type="string">
            <text:p>X(!ur9:&lt;&amp;"]?@C5AFHIOSTZ[^_`abcdef&gt;iklmnopqtJGvxyz{|}~#UR ')*+,-P$EBjg./012\NQKLMws34678hW%</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_" calcext:value-type="string">
            <text:p>_</text:p>
          </table:table-cell>
          <table:table-cell table:formula="of:=FIND([.A92];[.$D$83];1)" office:value-type="float" office:value="30" calcext:value-type="float">
            <text:p>30</text:p>
          </table:table-cell>
          <table:table-cell table:formula="of:=FIND(MID([.A78];LEN([.$A$4])+7;1);[.$D$83];1)" office:value-type="float" office:value="47" calcext:value-type="float">
            <text:p>47</text:p>
          </table:table-cell>
          <table:table-cell table:formula="of:=IF(MOD(([.B92]+[.C92])-([.$G$4]+1);[.$D$4])=0;[.$D$4];MOD(([.B92]+[.C92])-([.$H$4]+1);[.$D$4]))" office:value-type="float" office:value="19" calcext:value-type="float">
            <text:p>19</text:p>
          </table:table-cell>
          <table:table-cell table:formula="of:=IF([.D92]=0;MID([.$D$83];[.$D$4];1);IF([.D92]=[.$D$4];MID([.$D$83];[.$D$4];1);MID([.$D$83];[.D92];1)))" office:value-type="string" office:string-value="5" calcext:value-type="string">
            <text:p>5</text:p>
          </table:table-cell>
          <table:table-cell table:number-columns-repeated="1019"/>
        </table:table-row>
        <table:table-row table:style-name="ro1">
          <table:table-cell table:formula="of:=MID([.A85];8;1)" office:value-type="string" office:string-value="d" calcext:value-type="string">
            <text:p>d</text:p>
          </table:table-cell>
          <table:table-cell table:formula="of:=FIND([.A93];[.$D$83];1)" office:value-type="float" office:value="35" calcext:value-type="float">
            <text:p>35</text:p>
          </table:table-cell>
          <table:table-cell table:formula="of:=FIND(MID([.A78];LEN([.$A$4])+8;1);[.$D$83];1)" office:value-type="float" office:value="39" calcext:value-type="float">
            <text:p>39</text:p>
          </table:table-cell>
          <table:table-cell table:formula="of:=IF(MOD(([.B93]+[.C93])-([.$G$4]+1);[.$D$4])=0;[.$D$4];MOD(([.B93]+[.C93])-([.$H$4]+1);[.$D$4]))" office:value-type="float" office:value="16" calcext:value-type="float">
            <text:p>16</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quot;" calcext:value-type="string">
            <text:p>"</text:p>
          </table:table-cell>
          <table:table-cell table:formula="of:=FIND([.A94];[.$D$83];1)" office:value-type="float" office:value="14" calcext:value-type="float">
            <text:p>14</text:p>
          </table:table-cell>
          <table:table-cell table:formula="of:=FIND(MID([.A78];LEN([.$A$4])+9;1);[.$D$83];1)" office:value-type="float" office:value="37" calcext:value-type="float">
            <text:p>37</text:p>
          </table:table-cell>
          <table:table-cell table:formula="of:=IF(MOD(([.B94]+[.C94])-([.$G$4]+1);[.$D$4])=0;[.$D$4];MOD(([.B94]+[.C94])-([.$H$4]+1);[.$D$4]))" office:value-type="float" office:value="87" calcext:value-type="float">
            <text:p>87</text:p>
          </table:table-cell>
          <table:table-cell table:formula="of:=IF([.D94]=0;MID([.$D$83];[.$D$4];1);IF([.D94]=[.$D$4];MID([.$D$83];[.$D$4];1);MID([.$D$83];[.D94];1)))" office:value-type="string" office:string-value="3" calcext:value-type="string">
            <text:p>3</text:p>
          </table:table-cell>
          <table:table-cell table:number-columns-repeated="1019"/>
        </table:table-row>
        <table:table-row table:style-name="ro1">
          <table:table-cell table:formula="of:=MID([.A85];10;1)" office:value-type="string" office:string-value="f" calcext:value-type="string">
            <text:p>f</text:p>
          </table:table-cell>
          <table:table-cell table:formula="of:=FIND([.A95];[.$D$83];1)" office:value-type="float" office:value="37" calcext:value-type="float">
            <text:p>37</text:p>
          </table:table-cell>
          <table:table-cell table:formula="of:=FIND(MID([.A78];LEN([.$A$4])+10;1);[.$D$83];1)" office:value-type="float" office:value="8" calcext:value-type="float">
            <text:p>8</text:p>
          </table:table-cell>
          <table:table-cell table:formula="of:=IF(MOD(([.B95]+[.C95])-([.$G$4]+1);[.$D$4])=0;[.$D$4];MOD(([.B95]+[.C95])-([.$H$4]+1);[.$D$4]))" office:value-type="float" office:value="81" calcext:value-type="float">
            <text:p>81</text:p>
          </table:table-cell>
          <table:table-cell table:formula="of:=IF([.D95]=0;MID([.$D$83];[.$D$4];1);IF([.D95]=[.$D$4];MID([.$D$83];[.$D$4];1);MID([.$D$83];[.D95];1)))" office:value-type="string" office:string-value="Q" calcext:value-type="string">
            <text:p>Q</text:p>
          </table:table-cell>
          <table:table-cell table:number-columns-repeated="1019"/>
        </table:table-row>
        <table:table-row table:style-name="ro1">
          <table:table-cell table:formula="of:=MID([.A85];11;1)" office:value-type="string" office:string-value="&gt;" calcext:value-type="string">
            <text:p>&gt;</text:p>
          </table:table-cell>
          <table:table-cell table:formula="of:=FIND([.A96];[.$D$83];1)" office:value-type="float" office:value="38" calcext:value-type="float">
            <text:p>38</text:p>
          </table:table-cell>
          <table:table-cell table:formula="of:=FIND(MID([.A78];LEN([.$A$4])+11;1);[.$D$83];1)" office:value-type="float" office:value="41" calcext:value-type="float">
            <text:p>41</text:p>
          </table:table-cell>
          <table:table-cell table:formula="of:=IF(MOD(([.B96]+[.C96])-([.$G$4]+1);[.$D$4])=0;[.$D$4];MOD(([.B96]+[.C96])-([.$H$4]+1);[.$D$4]))" office:value-type="float" office:value="21" calcext:value-type="float">
            <text:p>21</text:p>
          </table:table-cell>
          <table:table-cell table:formula="of:=IF([.D96]=0;MID([.$D$83];[.$D$4];1);IF([.D96]=[.$D$4];MID([.$D$83];[.$D$4];1);MID([.$D$83];[.D96];1)))" office:value-type="string" office:string-value="F" calcext:value-type="string">
            <text:p>F</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28" calcext:value-type="float">
            <text:p>28</text:p>
          </table:table-cell>
          <table:table-cell table:formula="of:=FIND(MID([.A78];LEN([.$A$4])+12;1);[.$D$83];1)" office:value-type="float" office:value="58" calcext:value-type="float">
            <text:p>58</text:p>
          </table:table-cell>
          <table:table-cell table:formula="of:=IF(MOD(([.B97]+[.C97])-([.$G$4]+1);[.$D$4])=0;[.$D$4];MOD(([.B97]+[.C97])-([.$H$4]+1);[.$D$4]))" office:value-type="float" office:value="28" calcext:value-type="float">
            <text:p>28</text:p>
          </table:table-cell>
          <table:table-cell table:formula="of:=IF([.D97]=0;MID([.$D$83];[.$D$4];1);IF([.D97]=[.$D$4];MID([.$D$83];[.$D$4];1);MID([.$D$83];[.D97];1)))" office:value-type="string" office:string-value="[" calcext:value-type="string">
            <text:p>[</text:p>
          </table:table-cell>
          <table:table-cell table:number-columns-repeated="1019"/>
        </table:table-row>
        <table:table-row table:style-name="ro1">
          <table:table-cell table:formula="of:=MID([.A85];13;1)" office:value-type="string" office:string-value="(" calcext:value-type="string">
            <text:p>(</text:p>
          </table:table-cell>
          <table:table-cell table:formula="of:=FIND([.A98];[.$D$83];1)" office:value-type="float" office:value="6" calcext:value-type="float">
            <text:p>6</text:p>
          </table:table-cell>
          <table:table-cell table:formula="of:=FIND(MID([.A78];LEN([.$A$4])+13;1);[.$D$83];1)" office:value-type="float" office:value="84" calcext:value-type="float">
            <text:p>84</text:p>
          </table:table-cell>
          <table:table-cell table:formula="of:=IF(MOD(([.B98]+[.C98])-([.$G$4]+1);[.$D$4])=0;[.$D$4];MOD(([.B98]+[.C98])-([.$H$4]+1);[.$D$4]))" office:value-type="float" office:value="32" calcext:value-type="float">
            <text:p>32</text:p>
          </table:table-cell>
          <table:table-cell table:formula="of:=IF([.D98]=0;MID([.$D$83];[.$D$4];1);IF([.D98]=[.$D$4];MID([.$D$83];[.$D$4];1);MID([.$D$83];[.D98];1)))" office:value-type="string" office:string-value="a" calcext:value-type="string">
            <text:p>a</text:p>
          </table:table-cell>
          <table:table-cell table:number-columns-repeated="1019"/>
        </table:table-row>
        <table:table-row table:style-name="ro1">
          <table:table-cell table:formula="of:=MID([.A85];14;1)" office:value-type="string" office:string-value="d" calcext:value-type="string">
            <text:p>d</text:p>
          </table:table-cell>
          <table:table-cell table:formula="of:=FIND([.A99];[.$D$83];1)" office:value-type="float" office:value="35" calcext:value-type="float">
            <text:p>35</text:p>
          </table:table-cell>
          <table:table-cell table:formula="of:=FIND(MID([.A78];LEN([.$A$4])+14;1);[.$D$83];1)" office:value-type="float" office:value="39" calcext:value-type="float">
            <text:p>39</text:p>
          </table:table-cell>
          <table:table-cell table:formula="of:=IF(MOD(([.B99]+[.C99])-([.$G$4]+1);[.$D$4])=0;[.$D$4];MOD(([.B99]+[.C99])-([.$H$4]+1);[.$D$4]))" office:value-type="float" office:value="16" calcext:value-type="float">
            <text:p>16</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f" calcext:value-type="string">
            <text:p>f</text:p>
          </table:table-cell>
          <table:table-cell table:formula="of:=FIND([.A100];[.$D$83];1)" office:value-type="float" office:value="37" calcext:value-type="float">
            <text:p>37</text:p>
          </table:table-cell>
          <table:table-cell table:formula="of:=FIND(MID([.A78];LEN([.$A$4])+15;1);[.$D$83];1)" office:value-type="float" office:value="43" calcext:value-type="float">
            <text:p>43</text:p>
          </table:table-cell>
          <table:table-cell table:formula="of:=IF(MOD(([.B100]+[.C100])-([.$G$4]+1);[.$D$4])=0;[.$D$4];MOD(([.B100]+[.C100])-([.$H$4]+1);[.$D$4]))" office:value-type="float" office:value="22" calcext:value-type="float">
            <text:p>22</text:p>
          </table:table-cell>
          <table:table-cell table:formula="of:=IF([.D100]=0;MID([.$D$83];[.$D$4];1);IF([.D100]=[.$D$4];MID([.$D$83];[.$D$4];1);MID([.$D$83];[.D100];1)))" office:value-type="string" office:string-value="H" calcext:value-type="string">
            <text:p>H</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54" calcext:value-type="float">
            <text:p>54</text:p>
          </table:table-cell>
          <table:table-cell table:formula="of:=FIND(MID([.A78];LEN([.$A$4])+16;1);[.$D$83];1)" office:value-type="float" office:value="35" calcext:value-type="float">
            <text:p>35</text:p>
          </table:table-cell>
          <table:table-cell table:formula="of:=IF(MOD(([.B101]+[.C101])-([.$G$4]+1);[.$D$4])=0;[.$D$4];MOD(([.B101]+[.C101])-([.$H$4]+1);[.$D$4]))" office:value-type="float" office:value="31" calcext:value-type="float">
            <text:p>31</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0[8ExQ5?3QF[a?H`" calcext:value-type="string">
            <text:p>0[8ExQ5?3QF[a?H`</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0[8ExQ5?3QF[a?H`7':6oM,y:MG'[ybobC/fUU?}&gt;U,CU}7(A#Beautiful#MindA#Beautiful#MindA#Beautiful#Mind" calcext:value-type="string">
            <text:p>0[8ExQ5?3QF[a?H`7':6oM,y:MG'[ybobC/fUU?}&gt;U,CU}7(A#Beautiful#MindA#Beautiful#MindA#Beautiful#Mind</text:p>
          </table:table-cell>
          <table:table-cell table:style-name="ce27" table:formula="of:=COM.MICROSOFT.CONCAT( &quot;  OTP SIZE=  &quot;;LEN([.A10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
      <table:table table:name="Sheet4"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3.$D$83]" office:value-type="string" office:string-value="Y=VDX(!ur9:&lt;&amp;&quot;]?@C5AFHIOSTZ[^_`abcdef&gt;iklmnopqtJGvxyz{|}~#UR ')*+,-P$EBjg./012\NQKLMws34678hW%" calcext:value-type="string">
            <text:p>Y=VDX(!ur9:&lt;&amp;"]?@C5AFHIOSTZ[^_`abcdef&gt;iklmnopqtJGvxyz{|}~#UR ')*+,-P$EBjg./012\NQKLMws34678hW%</text:p>
          </table:table-cell>
          <table:table-cell table:style-name="ce23" table:formula="of:=[Sheet3.A102]" office:value-type="string" office:string-value="0[8ExQ5?3QF[a?H`" calcext:value-type="string">
            <text:p>0[8ExQ5?3QF[a?H`</text:p>
          </table:table-cell>
          <table:table-cell table:style-name="ce28"/>
          <table:table-cell/>
          <table:table-cell table:style-name="ce6" table:formula="of:=[Sheet3.E2]" office:value-type="float" office:value="24" calcext:value-type="float">
            <text:p>24</text:p>
          </table:table-cell>
          <table:table-cell table:style-name="ce6" table:formula="of:=[Sheet3.F2]" office:value-type="float" office:value="11" calcext:value-type="float">
            <text:p>11</text:p>
          </table:table-cell>
          <table:table-cell table:style-name="ce6" table:formula="of:=[Sheet3.G2]" office:value-type="float" office:value="60" calcext:value-type="float">
            <text:p>60</text:p>
          </table:table-cell>
          <table:table-cell table:style-name="ce6" table:formula="of:=[Sheet3.H2]" office:value-type="float" office:value="57" calcext:value-type="float">
            <text:p>57</text:p>
          </table:table-cell>
          <table:table-cell table:style-name="ce6" table:formula="of:=[Sheet3.I2]" office:value-type="float" office:value="0" calcext:value-type="float">
            <text:p>0</text:p>
          </table:table-cell>
          <table:table-cell table:number-columns-repeated="1015"/>
        </table:table-row>
        <table:table-row table:style-name="ro1">
          <table:table-cell table:style-name="ce27" table:formula="of:=[Sheet3.A103]" office:value-type="string" office:string-value="0[8ExQ5?3QF[a?H`7':6oM,y:MG'[ybobC/fUU?}&gt;U,CU}7(A#Beautiful#MindA#Beautiful#MindA#Beautiful#Mind" calcext:value-type="string">
            <text:p>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0[8ExQ5?3QF[a?H`" calcext:value-type="string">
            <text:p>0[8ExQ5?3QF[a?H`</text:p>
          </table:table-cell>
          <table:table-cell table:style-name="ce17" table:formula="of:=[Sheet3.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Y=VDX(!ur9:&lt;&amp;&quot;]?@C5AFHIO" calcext:value-type="string">
            <text:p>Y=VDX(!ur9:&lt;&amp;"]?@C5AFHIO</text:p>
          </table:table-cell>
          <table:table-cell table:formula="of:=IF([.$E$3]=0;RIGHT([.$A$2];[.$D$4]-[.$E$4]);LEFT([.$A$2];[.$D$4]-[.$E$4]))" office:value-type="string" office:string-value="STZ[^_`abcdef&gt;iklmnopqtJGvxyz{|}~#UR ')*+,-P$EBjg./012\NQKLMws34678hW%" calcext:value-type="string">
            <text:p>STZ[^_`abcdef&gt;iklmnopqtJGvxyz{|}~#UR ')*+,-P$EBjg./012\NQKLMws34678hW%</text:p>
          </table:table-cell>
          <table:table-cell table:style-name="ce28" table:formula="of:=IF([.$E$3]=0;COM.MICROSOFT.CONCAT([.C5];[.B5]);COM.MICROSOFT.CONCAT([.C6];[.B6]))" office:value-type="string" office:string-value="STZ[^_`abcdef&gt;iklmnopqtJGvxyz{|}~#UR ')*+,-P$EBjg./012\NQKLMws34678hW%Y=VDX(!ur9:&lt;&amp;&quot;]?@C5AFHIO" calcext:value-type="string">
            <text:p>STZ[^_`abcdef&gt;iklmnopqtJGvxyz{|}~#UR ')*+,-P$EBjg./012\NQKLMws34678hW%Y=VDX(!ur9:&lt;&amp;"]?@C5AFHIO</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Y=VDX(!ur9:&lt;&amp;&quot;]?@C5AFHIOSTZ[^_`abcdef&gt;iklmnopqtJGvxyz{|}~#UR ')*+,-P$E" calcext:value-type="string">
            <text:p>Y=VDX(!ur9:&lt;&amp;"]?@C5AFHIOSTZ[^_`abcdef&gt;iklmnopqtJGvxyz{|}~#UR ')*+,-P$E</text:p>
          </table:table-cell>
          <table:table-cell table:formula="of:=RIGHT([.$A$2];[.$E$4])" office:value-type="string" office:string-value="Bjg./012\NQKLMws34678hW%" calcext:value-type="string">
            <text:p>Bjg./012\NQKLMws34678hW%</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G" calcext:value-type="string">
            <text:p>G</text:p>
          </table:table-cell>
          <table:table-cell/>
          <table:table-cell table:style-name="ce28" table:formula="of:=IF([.$E$3]=0;COM.MICROSOFT.CONCAT([.B7];REPLACE([.D5];([.$E$4]+1);1;&quot;&quot;));COM.MICROSOFT.CONCAT(REPLACE([.D5];([.$E$4]+1);1;&quot;&quot;);[.B7]))" office:value-type="string" office:string-value="GSTZ[^_`abcdef&gt;iklmnopqtJvxyz{|}~#UR ')*+,-P$EBjg./012\NQKLMws34678hW%Y=VDX(!ur9:&lt;&amp;&quot;]?@C5AFHIO" calcext:value-type="string">
            <text:p>GSTZ[^_`abcdef&gt;iklmnopqtJvxyz{|}~#UR ')*+,-P$EBjg./012\NQKLMws34678hW%Y=VDX(!ur9:&lt;&amp;"]?@C5AFHIO</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JdwK" calcext:value-type="string">
            <text:p>JdwK</text:p>
          </table:table-cell>
          <table:table-cell table:formula="of:=IF([.$E$4]&lt;[.$F$4];REPLACE([.D7];[.$F$4]+1;1;&quot;&quot;);REPLACE([.D7];[.$E$4]+1;1;&quot;&quot;))" office:value-type="string" office:string-value="GSTZ[^_`abcdef&gt;iklmnopqtvxyz{|}~#UR ')*+,-P$EBjg./012\NQKLMws34678hW%Y=VDX(!ur9:&lt;&amp;&quot;]?@C5AFHIO" calcext:value-type="string">
            <text:p>GSTZ[^_`abcdef&gt;iklmnopqtvxyz{|}~#UR ')*+,-P$EBjg./012\NQKLMws34678hW%Y=VDX(!ur9:&lt;&amp;"]?@C5AFHIO</text:p>
          </table:table-cell>
          <table:table-cell table:formula="of:=COM.MICROSOFT.CONCAT([.B8];[.K16])" office:value-type="string" office:string-value="JdwKGSTZ[^_`abcef&gt;iklmnopqtvxyz{|}~#UR')*+,-P$EBjg./012\NQLM s34678hW%Y=VDX(!ur9:&lt;&amp;&quot;]?@C5AFHIO" calcext:value-type="string">
            <text:p>JdwKGSTZ[^_`abcef&gt;iklmnopqtvxyz{|}~#UR')*+,-P$EBjg./012\NQLM s34678hW%Y=VDX(!ur9:&lt;&amp;"]?@C5AFHIO</text:p>
          </table:table-cell>
          <table:table-cell table:style-name="Default" office:value-type="string" calcext:value-type="string">
            <text:p><text:s/></text:p>
          </table:table-cell>
          <table:table-cell table:number-columns-repeated="4"/>
          <table:table-cell table:style-name="ce28" table:formula="of:=MID([.$D$7];[.$E$4]+1;1)" office:value-type="string" office:string-value="J" calcext:value-type="string">
            <text:p>J</text:p>
          </table:table-cell>
          <table:table-cell table:style-name="ce28" table:formula="of:=REPLACE([.$D$7];[.$E$4]+1;1;&quot; &quot;)" office:value-type="string" office:string-value="GSTZ[^_`abcdef&gt;iklmnopqt vxyz{|}~#UR ')*+,-P$EBjg./012\NQKLMws34678hW%Y=VDX(!ur9:&lt;&amp;&quot;]?@C5AFHIO" calcext:value-type="string">
            <text:p>GSTZ[^_`abcdef&gt;iklmnopqt vxyz{|}~#UR ')*+,-P$EBjg./012\NQKLMws34678hW%Y=VDX(!ur9:&lt;&amp;"]?@C5AFHIO</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0[8ExQ5?3QF[a?H`" calcext:value-type="string">
            <text:p>0[8ExQ5?3QF[a?H`</text:p>
          </table:table-cell>
          <table:table-cell table:formula="of:=MID([.D7];[.$E$4]+1;1)" office:value-type="string" office:string-value="J" calcext:value-type="string">
            <text:p>J</text:p>
          </table:table-cell>
          <table:table-cell table:formula="of:=IF([.$E$4]&lt;[.$F$4];REPLACE([.C8];[.$E$4]+1;1;&quot;&quot;);REPLACE([.C8];[.$F$4]+1;1;&quot;&quot;))" office:value-type="string" office:string-value="GSTZ[^_`abcef&gt;iklmnopqtvxyz{|}~#UR ')*+,-P$EBjg./012\NQKLMws34678hW%Y=VDX(!ur9:&lt;&amp;&quot;]?@C5AFHIO" calcext:value-type="string">
            <text:p>GSTZ[^_`abcef&gt;iklmnopqtvxyz{|}~#UR ')*+,-P$EBjg./012\NQKLMws34678hW%Y=VDX(!ur9:&lt;&amp;"]?@C5AFHIO</text:p>
          </table:table-cell>
          <table:table-cell/>
          <table:table-cell table:style-name="Default"/>
          <table:table-cell table:number-columns-repeated="4"/>
          <table:table-cell table:formula="of:=COM.MICROSOFT.CONCAT([.J8];MID([.D7];[.$F$4]+1;1))" office:value-type="string" office:string-value="Jd" calcext:value-type="string">
            <text:p>Jd</text:p>
          </table:table-cell>
          <table:table-cell table:style-name="ce28" table:formula="of:=REPLACE([.$K8];[.$F$4]+1;1;&quot; &quot;)" office:value-type="string" office:string-value="GSTZ[^_`abc ef&gt;iklmnopqt vxyz{|}~#UR ')*+,-P$EBjg./012\NQKLMws34678hW%Y=VDX(!ur9:&lt;&amp;&quot;]?@C5AFHIO" calcext:value-type="string">
            <text:p>GSTZ[^_`abc ef&gt;iklmnopqt vxyz{|}~#UR ')*+,-P$EBjg./012\NQKLMws34678hW%Y=VDX(!ur9:&lt;&amp;"]?@C5AFHIO</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0[8ExQ5?3QF[a?H`' A9 OTP char positions in D8" calcext:value-type="string">
            <text:p>'0[8ExQ5?3QF[a?H`' A9 OTP char positions in D8</text:p>
          </table:table-cell>
          <table:table-cell/>
          <table:table-cell table:style-name="Default"/>
          <table:table-cell table:number-columns-repeated="4"/>
          <table:table-cell table:formula="of:=COM.MICROSOFT.CONCAT([.J9];MID([.$D7];[.$G$4]+1;1))" office:value-type="string" office:string-value="Jdw" calcext:value-type="string">
            <text:p>Jdw</text:p>
          </table:table-cell>
          <table:table-cell table:style-name="ce28" table:formula="of:=REPLACE([.$K9];[.$G$4]+1;1;&quot; &quot;)" office:value-type="string" office:string-value="GSTZ[^_`abc ef&gt;iklmnopqt vxyz{|}~#UR ')*+,-P$EBjg./012\NQKLM s34678hW%Y=VDX(!ur9:&lt;&amp;&quot;]?@C5AFHIO" calcext:value-type="string">
            <text:p>GSTZ[^_`abc ef&gt;iklmnopqt vxyz{|}~#UR ')*+,-P$EBjg./012\NQKLM s34678hW%Y=VDX(!ur9:&lt;&amp;"]?@C5AFHIO</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0" calcext:value-type="string">
            <text:p>0</text:p>
          </table:table-cell>
          <table:table-cell table:formula="of:=FIND([.A11];[.$D$8];1)" office:value-type="float" office:value="53" calcext:value-type="float">
            <text:p>53</text:p>
          </table:table-cell>
          <table:table-cell table:formula="of:=FIND(MID([.$A$3];1;1);[.$D$8];1)" office:value-type="float" office:value="53" calcext:value-type="float">
            <text:p>53</text:p>
          </table:table-cell>
          <table:table-cell table:formula="of:=IF(MOD(([.B11]+[.C11])-([.$E$4]+1);[.$D$4])=0;[.$D$4];MOD(([.B11]+[.C11])-([.$E$4]+1);[.$D$4]))" office:value-type="float" office:value="81" calcext:value-type="float">
            <text:p>81</text:p>
          </table:table-cell>
          <table:table-cell table:formula="of:=IF([.D11]=0;MID([.$D$8];[.$D$4];1);IF([.D11]=[.$D$4];MID([.$D$8];[.$D$4];1);MID([.$D$8];[.D11];1)))" office:value-type="string" office:string-value=":" calcext:value-type="string">
            <text:p>:</text:p>
          </table:table-cell>
          <table:table-cell table:number-columns-repeated="4"/>
          <table:table-cell table:formula="of:=COM.MICROSOFT.CONCAT([.J10];MID([.$D7];[.$H$4]+1;1))" office:value-type="string" office:string-value="JdwK" calcext:value-type="string">
            <text:p>JdwK</text:p>
          </table:table-cell>
          <table:table-cell table:style-name="ce28" table:formula="of:=REPLACE([.$K10];[.$H$4]+1;1;&quot; &quot;)" office:value-type="string" office:string-value="GSTZ[^_`abc ef&gt;iklmnopqt vxyz{|}~#UR ')*+,-P$EBjg./012\NQ LM s34678hW%Y=VDX(!ur9:&lt;&amp;&quot;]?@C5AFHIO" calcext:value-type="string">
            <text:p>GSTZ[^_`abc ef&gt;iklmnopqt vxyz{|}~#UR ')*+,-P$EBjg./012\NQ LM s34678hW%Y=VDX(!ur9:&lt;&amp;"]?@C5AFHIO</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9" calcext:value-type="float">
            <text:p>9</text:p>
          </table:table-cell>
          <table:table-cell table:formula="of:=FIND(MID([.$A$3];2;1);[.$D$8];1)" office:value-type="float" office:value="9" calcext:value-type="float">
            <text:p>9</text:p>
          </table:table-cell>
          <table:table-cell table:formula="of:=IF(MOD(([.B12]+[.C12])-([.$E$4]+1);[.$D$4])=0;[.$D$4];MOD(([.B12]+[.C12])-([.$E$4]+1);[.$D$4]))" office:value-type="float" office:value="87" calcext:value-type="float">
            <text:p>87</text:p>
          </table:table-cell>
          <table:table-cell table:formula="of:=IF([.D12]=0;MID([.$D$8];[.$D$4];1);IF([.D12]=[.$D$4];MID([.$D$8];[.$D$4];1);MID([.$D$8];[.D12];1)))" office:value-type="string" office:string-value="@" calcext:value-type="string">
            <text:p>@</text:p>
          </table:table-cell>
          <table:table-cell table:number-columns-repeated="1019"/>
        </table:table-row>
        <table:table-row table:style-name="ro1">
          <table:table-cell table:formula="of:=MID([.$A$4];3;1)" office:value-type="string" office:string-value="8" calcext:value-type="string">
            <text:p>8</text:p>
          </table:table-cell>
          <table:table-cell table:formula="of:=FIND([.A13];[.$D$8];1)" office:value-type="float" office:value="67" calcext:value-type="float">
            <text:p>67</text:p>
          </table:table-cell>
          <table:table-cell table:formula="of:=FIND(MID([.$A$3];3;1);[.$D$8];1)" office:value-type="float" office:value="67" calcext:value-type="float">
            <text:p>67</text:p>
          </table:table-cell>
          <table:table-cell table:formula="of:=IF(MOD(([.B13]+[.C13])-([.$E$4]+1);[.$D$4])=0;[.$D$4];MOD(([.B13]+[.C13])-([.$E$4]+1);[.$D$4]))" office:value-type="float" office:value="15" calcext:value-type="float">
            <text:p>15</text:p>
          </table:table-cell>
          <table:table-cell table:formula="of:=IF([.D13]=0;MID([.$D$8];[.$D$4];1);IF([.D13]=[.$D$4];MID([.$D$8];[.$D$4];1);MID([.$D$8];[.D13];1)))" office:value-type="string" office:string-value="c" calcext:value-type="string">
            <text:p>c</text:p>
          </table:table-cell>
          <table:table-cell table:number-columns-repeated="5"/>
          <table:table-cell table:formula="of:=REPLACE([.K11];FIND(&quot; &quot;;[.K11];1);1;&quot;&quot;)" office:value-type="string" office:string-value="GSTZ[^_`abcef&gt;iklmnopqt vxyz{|}~#UR ')*+,-P$EBjg./012\NQ LM s34678hW%Y=VDX(!ur9:&lt;&amp;&quot;]?@C5AFHIO" calcext:value-type="string">
            <text:p>GSTZ[^_`abcef&gt;iklmnopqt vxyz{|}~#UR ')*+,-P$EBjg./012\NQ LM s34678hW%Y=VDX(!ur9:&lt;&amp;"]?@C5AFHIO</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47" calcext:value-type="float">
            <text:p>47</text:p>
          </table:table-cell>
          <table:table-cell table:formula="of:=FIND(MID([.$A$3];4;1);[.$D$8];1)" office:value-type="float" office:value="47" calcext:value-type="float">
            <text:p>47</text:p>
          </table:table-cell>
          <table:table-cell table:formula="of:=IF(MOD(([.B14]+[.C14])-([.$E$4]+1);[.$D$4])=0;[.$D$4];MOD(([.B14]+[.C14])-([.$E$4]+1);[.$D$4]))" office:value-type="float" office:value="69" calcext:value-type="float">
            <text:p>69</text:p>
          </table:table-cell>
          <table:table-cell table:formula="of:=IF([.D14]=0;MID([.$D$8];[.$D$4];1);IF([.D14]=[.$D$4];MID([.$D$8];[.$D$4];1);MID([.$D$8];[.D14];1)))" office:value-type="string" office:string-value="W" calcext:value-type="string">
            <text:p>W</text:p>
          </table:table-cell>
          <table:table-cell table:number-columns-repeated="5"/>
          <table:table-cell table:formula="of:=REPLACE([.K13];FIND(&quot; &quot;;[.K13];1);1;&quot;&quot;)" office:value-type="string" office:string-value="GSTZ[^_`abcef&gt;iklmnopqtvxyz{|}~#UR ')*+,-P$EBjg./012\NQ LM s34678hW%Y=VDX(!ur9:&lt;&amp;&quot;]?@C5AFHIO" calcext:value-type="string">
            <text:p>GSTZ[^_`abcef&gt;iklmnopqtvxyz{|}~#UR ')*+,-P$EBjg./012\NQ LM s34678hW%Y=VDX(!ur9:&lt;&amp;"]?@C5AFHIO</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x" calcext:value-type="string">
            <text:p>x</text:p>
          </table:table-cell>
          <table:table-cell table:formula="of:=FIND([.A15];[.$D$8];1)" office:value-type="float" office:value="29" calcext:value-type="float">
            <text:p>29</text:p>
          </table:table-cell>
          <table:table-cell table:formula="of:=FIND(MID([.$A$3];5;1);[.$D$8];1)" office:value-type="float" office:value="29" calcext:value-type="float">
            <text:p>29</text:p>
          </table:table-cell>
          <table:table-cell table:formula="of:=IF(MOD(([.B15]+[.C15])-([.$E$4]+1);[.$D$4])=0;[.$D$4];MOD(([.B15]+[.C15])-([.$E$4]+1);[.$D$4]))" office:value-type="float" office:value="33" calcext:value-type="float">
            <text:p>33</text:p>
          </table:table-cell>
          <table:table-cell table:formula="of:=IF([.D15]=0;MID([.$D$8];[.$D$4];1);IF([.D15]=[.$D$4];MID([.$D$8];[.$D$4];1);MID([.$D$8];[.D15];1)))" office:value-type="string" office:string-value="|" calcext:value-type="string">
            <text:p>|</text:p>
          </table:table-cell>
          <table:table-cell table:number-columns-repeated="5"/>
          <table:table-cell table:formula="of:=REPLACE([.K14];FIND(&quot; &quot;;[.K14];1);1;&quot;&quot;)" office:value-type="string" office:string-value="GSTZ[^_`abcef&gt;iklmnopqtvxyz{|}~#UR')*+,-P$EBjg./012\NQ LM s34678hW%Y=VDX(!ur9:&lt;&amp;&quot;]?@C5AFHIO" calcext:value-type="string">
            <text:p>GSTZ[^_`abcef&gt;iklmnopqtvxyz{|}~#UR')*+,-P$EBjg./012\NQ LM s34678hW%Y=VDX(!ur9:&lt;&amp;"]?@C5AFHIO</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Q" calcext:value-type="string">
            <text:p>Q</text:p>
          </table:table-cell>
          <table:table-cell table:formula="of:=FIND([.A16];[.$D$8];1)" office:value-type="float" office:value="58" calcext:value-type="float">
            <text:p>58</text:p>
          </table:table-cell>
          <table:table-cell table:formula="of:=FIND(MID([.$A$3];6;1);[.$D$8];1)" office:value-type="float" office:value="58" calcext:value-type="float">
            <text:p>58</text:p>
          </table:table-cell>
          <table:table-cell table:formula="of:=IF(MOD(([.B16]+[.C16])-([.$E$4]+1);[.$D$4])=0;[.$D$4];MOD(([.B16]+[.C16])-([.$E$4]+1);[.$D$4]))" office:value-type="float" office:value="91" calcext:value-type="float">
            <text:p>91</text:p>
          </table:table-cell>
          <table:table-cell table:formula="of:=IF([.D16]=0;MID([.$D$8];[.$D$4];1);IF([.D16]=[.$D$4];MID([.$D$8];[.$D$4];1);MID([.$D$8];[.D16];1)))" office:value-type="string" office:string-value="F" calcext:value-type="string">
            <text:p>F</text:p>
          </table:table-cell>
          <table:table-cell table:number-columns-repeated="5"/>
          <table:table-cell table:formula="of:=REPLACE([.K15];FIND(&quot; &quot;;[.K15];1);1;&quot;&quot;)" office:value-type="string" office:string-value="GSTZ[^_`abcef&gt;iklmnopqtvxyz{|}~#UR')*+,-P$EBjg./012\NQLM s34678hW%Y=VDX(!ur9:&lt;&amp;&quot;]?@C5AFHIO" calcext:value-type="string">
            <text:p>GSTZ[^_`abcef&gt;iklmnopqtvxyz{|}~#UR')*+,-P$EBjg./012\NQLM s34678hW%Y=VDX(!ur9:&lt;&amp;"]?@C5AFHIO</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5" calcext:value-type="string">
            <text:p>5</text:p>
          </table:table-cell>
          <table:table-cell table:formula="of:=FIND([.A17];[.$D$8];1)" office:value-type="float" office:value="89" calcext:value-type="float">
            <text:p>89</text:p>
          </table:table-cell>
          <table:table-cell table:formula="of:=FIND(MID([.$A$3];7;1);[.$D$8];1)" office:value-type="float" office:value="89" calcext:value-type="float">
            <text:p>89</text:p>
          </table:table-cell>
          <table:table-cell table:formula="of:=IF(MOD(([.B17]+[.C17])-([.$E$4]+1);[.$D$4])=0;[.$D$4];MOD(([.B17]+[.C17])-([.$E$4]+1);[.$D$4]))" office:value-type="float" office:value="59" calcext:value-type="float">
            <text:p>59</text:p>
          </table:table-cell>
          <table:table-cell table:formula="of:=IF([.D17]=0;MID([.$D$8];[.$D$4];1);IF([.D17]=[.$D$4];MID([.$D$8];[.$D$4];1);MID([.$D$8];[.D17];1)))" office:value-type="string" office:string-value="L" calcext:value-type="string">
            <text:p>L</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86" calcext:value-type="float">
            <text:p>86</text:p>
          </table:table-cell>
          <table:table-cell table:formula="of:=FIND(MID([.$A$3];8;1);[.$D$8];1)" office:value-type="float" office:value="86" calcext:value-type="float">
            <text:p>86</text:p>
          </table:table-cell>
          <table:table-cell table:formula="of:=IF(MOD(([.B18]+[.C18])-([.$E$4]+1);[.$D$4])=0;[.$D$4];MOD(([.B18]+[.C18])-([.$E$4]+1);[.$D$4]))" office:value-type="float" office:value="53" calcext:value-type="float">
            <text:p>53</text:p>
          </table:table-cell>
          <table:table-cell table:formula="of:=IF([.D18]=0;MID([.$D$8];[.$D$4];1);IF([.D18]=[.$D$4];MID([.$D$8];[.$D$4];1);MID([.$D$8];[.D18];1)))" office:value-type="string" office:string-value="0" calcext:value-type="string">
            <text:p>0</text:p>
          </table:table-cell>
          <table:table-cell table:number-columns-repeated="1019"/>
        </table:table-row>
        <table:table-row table:style-name="ro1">
          <table:table-cell table:formula="of:=MID([.$A$4];9;1)" office:value-type="string" office:string-value="3" calcext:value-type="string">
            <text:p>3</text:p>
          </table:table-cell>
          <table:table-cell table:formula="of:=FIND([.A19];[.$D$8];1)" office:value-type="float" office:value="63" calcext:value-type="float">
            <text:p>63</text:p>
          </table:table-cell>
          <table:table-cell table:formula="of:=FIND(MID([.$A$3];9;1);[.$D$8];1)" office:value-type="float" office:value="63" calcext:value-type="float">
            <text:p>63</text:p>
          </table:table-cell>
          <table:table-cell table:formula="of:=IF(MOD(([.B19]+[.C19])-([.$E$4]+1);[.$D$4])=0;[.$D$4];MOD(([.B19]+[.C19])-([.$E$4]+1);[.$D$4]))" office:value-type="float" office:value="7" calcext:value-type="float">
            <text:p>7</text:p>
          </table:table-cell>
          <table:table-cell table:formula="of:=IF([.D19]=0;MID([.$D$8];[.$D$4];1);IF([.D19]=[.$D$4];MID([.$D$8];[.$D$4];1);MID([.$D$8];[.D19];1)))" office:value-type="string" office:string-value="T" calcext:value-type="string">
            <text:p>T</text:p>
          </table:table-cell>
          <table:table-cell table:number-columns-repeated="1019"/>
        </table:table-row>
        <table:table-row table:style-name="ro1">
          <table:table-cell table:formula="of:=MID([.$A$4];10;1)" office:value-type="string" office:string-value="Q" calcext:value-type="string">
            <text:p>Q</text:p>
          </table:table-cell>
          <table:table-cell table:formula="of:=FIND([.A20];[.$D$8];1)" office:value-type="float" office:value="58" calcext:value-type="float">
            <text:p>58</text:p>
          </table:table-cell>
          <table:table-cell table:formula="of:=FIND(MID([.$A$3];10;1);[.$D$8];1)" office:value-type="float" office:value="58" calcext:value-type="float">
            <text:p>58</text:p>
          </table:table-cell>
          <table:table-cell table:formula="of:=IF(MOD(([.B20]+[.C20])-([.$E$4]+1);[.$D$4])=0;[.$D$4];MOD(([.B20]+[.C20])-([.$E$4]+1);[.$D$4]))" office:value-type="float" office:value="91" calcext:value-type="float">
            <text:p>91</text:p>
          </table:table-cell>
          <table:table-cell table:formula="of:=IF([.D20]=0;MID([.$D$8];[.$D$4];1);IF([.D20]=[.$D$4];MID([.$D$8];[.$D$4];1);MID([.$D$8];[.D20];1)))" office:value-type="string" office:string-value="F" calcext:value-type="string">
            <text:p>F</text:p>
          </table:table-cell>
          <table:table-cell table:number-columns-repeated="1019"/>
        </table:table-row>
        <table:table-row table:style-name="ro1">
          <table:table-cell table:formula="of:=MID([.$A$4];11;1)" office:value-type="string" office:string-value="F" calcext:value-type="string">
            <text:p>F</text:p>
          </table:table-cell>
          <table:table-cell table:formula="of:=FIND([.A21];[.$D$8];1)" office:value-type="float" office:value="91" calcext:value-type="float">
            <text:p>91</text:p>
          </table:table-cell>
          <table:table-cell table:formula="of:=FIND(MID([.$A$3];11;1);[.$D$8];1)" office:value-type="float" office:value="91" calcext:value-type="float">
            <text:p>91</text:p>
          </table:table-cell>
          <table:table-cell table:formula="of:=IF(MOD(([.B21]+[.C21])-([.$E$4]+1);[.$D$4])=0;[.$D$4];MOD(([.B21]+[.C21])-([.$E$4]+1);[.$D$4]))" office:value-type="float" office:value="63" calcext:value-type="float">
            <text:p>63</text:p>
          </table:table-cell>
          <table:table-cell table:formula="of:=IF([.D21]=0;MID([.$D$8];[.$D$4];1);IF([.D21]=[.$D$4];MID([.$D$8];[.$D$4];1);MID([.$D$8];[.D21];1)))" office:value-type="string" office:string-value="3" calcext:value-type="string">
            <text:p>3</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9" calcext:value-type="float">
            <text:p>9</text:p>
          </table:table-cell>
          <table:table-cell table:formula="of:=FIND(MID([.$A$3];12;1);[.$D$8];1)" office:value-type="float" office:value="9" calcext:value-type="float">
            <text:p>9</text:p>
          </table:table-cell>
          <table:table-cell table:formula="of:=IF(MOD(([.B22]+[.C22])-([.$E$4]+1);[.$D$4])=0;[.$D$4];MOD(([.B22]+[.C22])-([.$E$4]+1);[.$D$4]))" office:value-type="float" office:value="87" calcext:value-type="float">
            <text:p>87</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a" calcext:value-type="string">
            <text:p>a</text:p>
          </table:table-cell>
          <table:table-cell table:formula="of:=FIND([.A23];[.$D$8];1)" office:value-type="float" office:value="13" calcext:value-type="float">
            <text:p>13</text:p>
          </table:table-cell>
          <table:table-cell table:formula="of:=FIND(MID([.$A$3];13;1);[.$D$8];1)" office:value-type="float" office:value="13" calcext:value-type="float">
            <text:p>13</text:p>
          </table:table-cell>
          <table:table-cell table:formula="of:=IF(MOD(([.B23]+[.C23])-([.$E$4]+1);[.$D$4])=0;[.$D$4];MOD(([.B23]+[.C23])-([.$E$4]+1);[.$D$4]))" office:value-type="float" office:value="1" calcext:value-type="float">
            <text:p>1</text:p>
          </table:table-cell>
          <table:table-cell table:formula="of:=IF([.D23]=0;MID([.$D$8];[.$D$4];1);IF([.D23]=[.$D$4];MID([.$D$8];[.$D$4];1);MID([.$D$8];[.D23];1)))" office:value-type="string" office:string-value="J" calcext:value-type="string">
            <text:p>J</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86" calcext:value-type="float">
            <text:p>86</text:p>
          </table:table-cell>
          <table:table-cell table:formula="of:=FIND(MID([.$A$3];14;1);[.$D$8];1)" office:value-type="float" office:value="86" calcext:value-type="float">
            <text:p>86</text:p>
          </table:table-cell>
          <table:table-cell table:formula="of:=IF(MOD(([.B24]+[.C24])-([.$E$4]+1);[.$D$4])=0;[.$D$4];MOD(([.B24]+[.C24])-([.$E$4]+1);[.$D$4]))" office:value-type="float" office:value="53" calcext:value-type="float">
            <text:p>53</text:p>
          </table:table-cell>
          <table:table-cell table:formula="of:=IF([.D24]=0;MID([.$D$8];[.$D$4];1);IF([.D24]=[.$D$4];MID([.$D$8];[.$D$4];1);MID([.$D$8];[.D24];1)))" office:value-type="string" office:string-value="0" calcext:value-type="string">
            <text:p>0</text:p>
          </table:table-cell>
          <table:table-cell table:number-columns-repeated="1019"/>
        </table:table-row>
        <table:table-row table:style-name="ro1">
          <table:table-cell table:formula="of:=MID([.$A$4];15;1)" office:value-type="string" office:string-value="H" calcext:value-type="string">
            <text:p>H</text:p>
          </table:table-cell>
          <table:table-cell table:formula="of:=FIND([.A25];[.$D$8];1)" office:value-type="float" office:value="92" calcext:value-type="float">
            <text:p>92</text:p>
          </table:table-cell>
          <table:table-cell table:formula="of:=FIND(MID([.$A$3];15;1);[.$D$8];1)" office:value-type="float" office:value="92" calcext:value-type="float">
            <text:p>92</text:p>
          </table:table-cell>
          <table:table-cell table:formula="of:=IF(MOD(([.B25]+[.C25])-([.$E$4]+1);[.$D$4])=0;[.$D$4];MOD(([.B25]+[.C25])-([.$E$4]+1);[.$D$4]))" office:value-type="float" office:value="65" calcext:value-type="float">
            <text:p>65</text:p>
          </table:table-cell>
          <table:table-cell table:formula="of:=IF([.D25]=0;MID([.$D$8];[.$D$4];1);IF([.D25]=[.$D$4];MID([.$D$8];[.$D$4];1);MID([.$D$8];[.D25];1)))" office:value-type="string" office:string-value="6" calcext:value-type="string">
            <text:p>6</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12" calcext:value-type="float">
            <text:p>12</text:p>
          </table:table-cell>
          <table:table-cell table:formula="of:=FIND(MID([.$A$3];16;1);[.$D$8];1)" office:value-type="float" office:value="12" calcext:value-type="float">
            <text:p>12</text:p>
          </table:table-cell>
          <table:table-cell table:formula="of:=IF(MOD(([.B26]+[.C26])-([.$E$4]+1);[.$D$4])=0;[.$D$4];MOD(([.B26]+[.C26])-([.$E$4]+1);[.$D$4]))" office:value-type="float" office:value="93" calcext:value-type="float">
            <text:p>93</text:p>
          </table:table-cell>
          <table:table-cell table:formula="of:=IF([.D26]=0;MID([.$D$8];[.$D$4];1);IF([.D26]=[.$D$4];MID([.$D$8];[.$D$4];1);MID([.$D$8];[.D26];1)))" office:value-type="string" office:string-value="I" calcext:value-type="string">
            <text:p>I</text:p>
          </table:table-cell>
          <table:table-cell table:number-columns-repeated="1019"/>
        </table:table-row>
        <table:table-row table:style-name="ro1">
          <table:table-cell table:style-name="ce28" table:formula="of:=COM.MICROSOFT.CONCAT([.$E$11];[.$E$12];[.$E$13];[.$E$14];[.$E$15];[.$E$16];[.$E$17];[.$E$18];[.$E$19];[.$E$20];[.$E$21];[.$E$22];[.$E$23];[.$E$24];[.$E$25];[.$E$26])" office:value-type="string" office:string-value=":@cW|FL0TF3@J06I" calcext:value-type="string">
            <text:p>:@cW|FL0TF3@J06I</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0[8ExQ5?3QF[a?H`7':6oM,y:MG'[ybobC/fUU?}&gt;U,CU}7(A#Beautiful#MindA#Beautiful#MindA#Beautiful#Mind" calcext:value-type="string">
            <text:p>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quot;]?@C5AFHIO" calcext:value-type="string">
            <text:p>"]?@C5AFHIO</text:p>
          </table:table-cell>
          <table:table-cell table:formula="of:=IF([.$F$3]=0;RIGHT([.$D$8];LEN([.$D$8])-[.$F$4]);LEFT([.$D$8];LEN([.$D$8])-[.$F$4]))" office:value-type="string" office:string-value="JdwKGSTZ[^_`abcef&gt;iklmnopqtvxyz{|}~#UR')*+,-P$EBjg./012\NQLM s34678hW%Y=VDX(!ur9:&lt;&amp;" calcext:value-type="string">
            <text:p>JdwKGSTZ[^_`abcef&gt;iklmnopqtvxyz{|}~#UR')*+,-P$EBjg./012\NQLM s34678hW%Y=VDX(!ur9:&lt;&amp;</text:p>
          </table:table-cell>
          <table:table-cell table:style-name="ce28" table:formula="of:=IF([.$F$3]=0;COM.MICROSOFT.CONCAT([.C30];[.B30]);COM.MICROSOFT.CONCAT([.C31];[.B31]))" office:value-type="string" office:string-value="&quot;]?@C5AFHIOJdwKGSTZ[^_`abcef&gt;iklmnopqtvxyz{|}~#UR')*+,-P$EBjg./012\NQLM s34678hW%Y=VDX(!ur9:&lt;&amp;" calcext:value-type="string">
            <text:p>"]?@C5AFHIOJdwKGSTZ[^_`abcef&gt;iklmnopqtvxyz{|}~#UR')*+,-P$EBjg./012\NQLM s34678hW%Y=VDX(!ur9:&lt;&amp;</text:p>
          </table:table-cell>
          <table:table-cell table:style-name="Default"/>
          <table:table-cell table:number-columns-repeated="1019"/>
        </table:table-row>
        <table:table-row table:style-name="ro1">
          <table:table-cell/>
          <table:table-cell table:formula="of:=LEFT([.$D$8];LEN([.$D$8])-[.$F$4])" office:value-type="string" office:string-value="JdwKGSTZ[^_`abcef&gt;iklmnopqtvxyz{|}~#UR')*+,-P$EBjg./012\NQLM s34678hW%Y=VDX(!ur9:&lt;&amp;" calcext:value-type="string">
            <text:p>JdwKGSTZ[^_`abcef&gt;iklmnopqtvxyz{|}~#UR')*+,-P$EBjg./012\NQLM s34678hW%Y=VDX(!ur9:&lt;&amp;</text:p>
          </table:table-cell>
          <table:table-cell table:formula="of:=RIGHT([.$D$8];[.$F$4])" office:value-type="string" office:string-value="&quot;]?@C5AFHIO" calcext:value-type="string">
            <text:p>"]?@C5AFHIO</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J" calcext:value-type="string">
            <text:p>J</text:p>
          </table:table-cell>
          <table:table-cell/>
          <table:table-cell table:style-name="ce28" table:formula="of:=IF([.$F$3]=0;COM.MICROSOFT.CONCAT([.B32];REPLACE([.D30];([.$F$4]+1);1;&quot;&quot;));COM.MICROSOFT.CONCAT(REPLACE([.D30];([.$F$4]+1);1;&quot;&quot;);[.B32]))" office:value-type="string" office:string-value="&quot;]?@C5AFHIOdwKGSTZ[^_`abcef&gt;iklmnopqtvxyz{|}~#UR')*+,-P$EBjg./012\NQLM s34678hW%Y=VDX(!ur9:&lt;&amp;J" calcext:value-type="string">
            <text:p>"]?@C5AFHIOdwKGSTZ[^_`abcef&gt;iklmnopqtvxyz{|}~#UR')*+,-P$EBjg./012\NQLM s34678hW%Y=VDX(!ur9:&lt;&amp;J</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cd.B" calcext:value-type="string">
            <text:p>cd.B</text:p>
          </table:table-cell>
          <table:table-cell table:style-name="ce28" table:formula="of:=IF([.$F$4]&lt;[.$E$4];REPLACE([.D32];[.$E$4]+1;1;&quot;&quot;);REPLACE([.D32];[.$F$4]+1;1;&quot;&quot;))" office:value-type="string" office:string-value="&quot;]?@C5AFHIOdwKGSTZ[^_`abef&gt;iklmnopqtvxyz{|}~#UR')*+,-P$EBjg./012\NQLM s34678hW%Y=VDX(!ur9:&lt;&amp;J" calcext:value-type="string">
            <text:p>"]?@C5AFHIOdwKGSTZ[^_`abef&gt;iklmnopqtvxyz{|}~#UR')*+,-P$EBjg./012\NQLM s34678hW%Y=VDX(!ur9:&lt;&amp;J</text:p>
          </table:table-cell>
          <table:table-cell table:formula="of:=COM.MICROSOFT.CONCAT([.B33];[.K41])" office:value-type="string" office:string-value="cd.B&quot;]?@C5AFHIOwKGSTZ[^_`abef&gt;iklmnopqtvxyz{|}~#UR')*+,-P$Ejg/012\NQLM s34678hW%Y=VDX(!ur9:&lt;&amp;J" calcext:value-type="string">
            <text:p>cd.B"]?@C5AFHIOwKGSTZ[^_`abef&gt;iklmnopqtvxyz{|}~#UR')*+,-P$Ejg/012\NQLM s34678hW%Y=VDX(!ur9:&lt;&amp;J</text:p>
          </table:table-cell>
          <table:table-cell table:style-name="Default"/>
          <table:table-cell table:number-columns-repeated="4"/>
          <table:table-cell table:style-name="ce28" table:formula="of:=MID([.$D$32];[.$E$4]+1;1)" office:value-type="string" office:string-value="c" calcext:value-type="string">
            <text:p>c</text:p>
          </table:table-cell>
          <table:table-cell table:style-name="ce28" table:formula="of:=REPLACE([.$D$32];[.$E$4]+1;1;&quot; &quot;)" office:value-type="string" office:string-value="&quot;]?@C5AFHIOdwKGSTZ[^_`ab ef&gt;iklmnopqtvxyz{|}~#UR')*+,-P$EBjg./012\NQLM s34678hW%Y=VDX(!ur9:&lt;&amp;J" calcext:value-type="string">
            <text:p>"]?@C5AFHIOdwKGSTZ[^_`ab ef&gt;iklmnopqtvxyz{|}~#UR')*+,-P$EBjg./012\NQLM s34678hW%Y=VDX(!ur9:&lt;&amp;J</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d" calcext:value-type="string">
            <text:p>d</text:p>
          </table:table-cell>
          <table:table-cell table:style-name="ce28" table:formula="of:=IF([.$F$4]&lt;[.$E$4];REPLACE([.C33];[.$F$4]+1;1;&quot;&quot;);REPLACE([.C33];[.$E$4]+1;1;&quot;&quot;))" office:value-type="string" office:string-value="&quot;]?@C5AFHIOwKGSTZ[^_`abef&gt;iklmnopqtvxyz{|}~#UR')*+,-P$EBjg./012\NQLM s34678hW%Y=VDX(!ur9:&lt;&amp;J" calcext:value-type="string">
            <text:p>"]?@C5AFHIOwKGSTZ[^_`abef&gt;iklmnopqtvxyz{|}~#UR')*+,-P$EBjg./012\NQLM s34678hW%Y=VDX(!ur9:&lt;&amp;J</text:p>
          </table:table-cell>
          <table:table-cell/>
          <table:table-cell table:style-name="Default"/>
          <table:table-cell table:number-columns-repeated="4"/>
          <table:table-cell table:formula="of:=COM.MICROSOFT.CONCAT([.J33];MID([.K33];[.$F$4]+1;1))" office:value-type="string" office:string-value="cd" calcext:value-type="string">
            <text:p>cd</text:p>
          </table:table-cell>
          <table:table-cell table:style-name="ce28" table:formula="of:=REPLACE([.$K33];[.$F$4]+1;1;&quot; &quot;)" office:value-type="string" office:string-value="&quot;]?@C5AFHIO wKGSTZ[^_`ab ef&gt;iklmnopqtvxyz{|}~#UR')*+,-P$EBjg./012\NQLM s34678hW%Y=VDX(!ur9:&lt;&amp;J" calcext:value-type="string">
            <text:p>"]?@C5AFHIO wKGSTZ[^_`ab ef&gt;iklmnopqtvxyz{|}~#UR')*+,-P$EBjg./012\NQLM s34678hW%Y=VDX(!ur9:&lt;&amp;J</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cW|FL0TF3@J06I" calcext:value-type="string">
            <text:p>:@cW|FL0TF3@J06I</text:p>
          </table:table-cell>
          <table:table-cell table:formula="of:=COM.MICROSOFT.CONCAT(&quot;'&quot;;[.A35];&quot;'&quot;;&quot; A23 char positions in D21&quot;)" office:value-type="string" office:string-value="':@cW|FL0TF3@J06I' A23 char positions in D21" calcext:value-type="string">
            <text:p>':@cW|FL0TF3@J06I' A23 char positions in D21</text:p>
          </table:table-cell>
          <table:table-cell table:formula="of:=COM.MICROSOFT.CONCAT(&quot;'&quot;;MID([.A28];LEN([.$A$4])+1;LEN([.A4]));&quot;'&quot;;&quot; A20 OTP char positions in D25&quot;)" office:value-type="string" office:string-value="'7':6oM,y:MG'[ybo' A20 OTP char positions in D25" calcext:value-type="string">
            <text:p>'7':6oM,y:MG'[ybo' A20 OTP char positions in D25</text:p>
          </table:table-cell>
          <table:table-cell/>
          <table:table-cell table:style-name="Default"/>
          <table:table-cell table:number-columns-repeated="4"/>
          <table:table-cell table:formula="of:=COM.MICROSOFT.CONCAT([.J34];MID([.$K34];[.$G$4]+1;1))" office:value-type="string" office:string-value="cd." calcext:value-type="string">
            <text:p>cd.</text:p>
          </table:table-cell>
          <table:table-cell table:style-name="ce28" table:formula="of:=REPLACE([.$K34];[.$G$4]+1;1;&quot; &quot;)" office:value-type="string" office:string-value="&quot;]?@C5AFHIO wKGSTZ[^_`ab ef&gt;iklmnopqtvxyz{|}~#UR')*+,-P$EBjg /012\NQLM s34678hW%Y=VDX(!ur9:&lt;&amp;J" calcext:value-type="string">
            <text:p>"]?@C5AFHIO wKGSTZ[^_`ab ef&gt;iklmnopqtvxyz{|}~#UR')*+,-P$EBjg /012\NQLM s34678hW%Y=VDX(!ur9:&lt;&amp;J</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 calcext:value-type="string">
            <text:p>:</text:p>
          </table:table-cell>
          <table:table-cell table:formula="of:=FIND([.A36];[.$D$33];1)" office:value-type="float" office:value="91" calcext:value-type="float">
            <text:p>91</text:p>
          </table:table-cell>
          <table:table-cell table:formula="of:=FIND(MID([.$A$28];LEN([.$A$4])+1;1);[.$D$33];1)" office:value-type="float" office:value="76" calcext:value-type="float">
            <text:p>76</text:p>
          </table:table-cell>
          <table:table-cell table:formula="of:=IF(MOD(([.B36]+[.C36])-([.$F$4]+1);[.$D$4])=0;[.$D$4];MOD(([.B36]+[.C36])-([.$F$4]+1);[.$D$4]))" office:value-type="float" office:value="61" calcext:value-type="float">
            <text:p>61</text:p>
          </table:table-cell>
          <table:table-cell table:formula="of:=IF([.D36]=0;MID([.$D$33];[.$D$4];1);IF([.D36]=[.$D$4];MID([.$D$33];[.$D$4];1);MID([.$D$33];[.D36];1)))" office:value-type="string" office:string-value="g" calcext:value-type="string">
            <text:p>g</text:p>
          </table:table-cell>
          <table:table-cell table:number-columns-repeated="4"/>
          <table:table-cell table:formula="of:=COM.MICROSOFT.CONCAT([.J35];MID([.$K35];[.$H$4]+1;1))" office:value-type="string" office:string-value="cd.B" calcext:value-type="string">
            <text:p>cd.B</text:p>
          </table:table-cell>
          <table:table-cell table:style-name="ce28" table:formula="of:=REPLACE([.$K35];[.$H$4]+1;1;&quot; &quot;)" office:value-type="string" office:string-value="&quot;]?@C5AFHIO wKGSTZ[^_`ab ef&gt;iklmnopqtvxyz{|}~#UR')*+,-P$E jg /012\NQLM s34678hW%Y=VDX(!ur9:&lt;&amp;J" calcext:value-type="string">
            <text:p>"]?@C5AFHIO wKGSTZ[^_`ab ef&gt;iklmnopqtvxyz{|}~#UR')*+,-P$E jg /012\NQLM s34678hW%Y=VDX(!ur9:&lt;&amp;J</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 calcext:value-type="string">
            <text:p>@</text:p>
          </table:table-cell>
          <table:table-cell table:formula="of:=FIND([.A37];[.$D$33];1)" office:value-type="float" office:value="8" calcext:value-type="float">
            <text:p>8</text:p>
          </table:table-cell>
          <table:table-cell table:formula="of:=FIND(MID([.$A$28];LEN([.$A$4])+2;1);[.$D$33];1)" office:value-type="float" office:value="51" calcext:value-type="float">
            <text:p>51</text:p>
          </table:table-cell>
          <table:table-cell table:formula="of:=IF(MOD(([.B37]+[.C37])-([.$F$4]+1);[.$D$4])=0;[.$D$4];MOD(([.B37]+[.C37])-([.$F$4]+1);[.$D$4]))" office:value-type="float" office:value="47" calcext:value-type="float">
            <text:p>47</text:p>
          </table:table-cell>
          <table:table-cell table:formula="of:=IF([.D37]=0;MID([.$D$33];[.$D$4];1);IF([.D37]=[.$D$4];MID([.$D$33];[.$D$4];1);MID([.$D$33];[.D37];1)))" office:value-type="string" office:string-value="~" calcext:value-type="string">
            <text:p>~</text:p>
          </table:table-cell>
          <table:table-cell table:number-columns-repeated="1019"/>
        </table:table-row>
        <table:table-row table:style-name="ro1">
          <table:table-cell table:formula="of:=MID([.$A$35];3;1)" office:value-type="string" office:string-value="c" calcext:value-type="string">
            <text:p>c</text:p>
          </table:table-cell>
          <table:table-cell table:formula="of:=FIND([.A38];[.$D$33];1)" office:value-type="float" office:value="1" calcext:value-type="float">
            <text:p>1</text:p>
          </table:table-cell>
          <table:table-cell table:formula="of:=FIND(MID([.$A$28];LEN([.$A$4])+3;1);[.$D$33];1)" office:value-type="float" office:value="91" calcext:value-type="float">
            <text:p>91</text:p>
          </table:table-cell>
          <table:table-cell table:formula="of:=IF(MOD(([.B38]+[.C38])-([.$F$4]+1);[.$D$4])=0;[.$D$4];MOD(([.B38]+[.C38])-([.$F$4]+1);[.$D$4]))" office:value-type="float" office:value="80" calcext:value-type="float">
            <text:p>80</text:p>
          </table:table-cell>
          <table:table-cell table:formula="of:=IF([.D38]=0;MID([.$D$33];[.$D$4];1);IF([.D38]=[.$D$4];MID([.$D$33];[.$D$4];1);MID([.$D$33];[.D38];1)))" office:value-type="string" office:string-value="%" calcext:value-type="string">
            <text:p>%</text:p>
          </table:table-cell>
          <table:table-cell table:number-columns-repeated="5"/>
          <table:table-cell table:formula="of:=REPLACE([.K36];FIND(&quot; &quot;;[.K36];1);1;&quot;&quot;)" office:value-type="string" office:string-value="&quot;]?@C5AFHIOwKGSTZ[^_`ab ef&gt;iklmnopqtvxyz{|}~#UR')*+,-P$E jg /012\NQLM s34678hW%Y=VDX(!ur9:&lt;&amp;J" calcext:value-type="string">
            <text:p>"]?@C5AFHIOwKGSTZ[^_`ab ef&gt;iklmnopqtvxyz{|}~#UR')*+,-P$E jg /012\NQLM s34678hW%Y=VDX(!ur9:&lt;&amp;J</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W" calcext:value-type="string">
            <text:p>W</text:p>
          </table:table-cell>
          <table:table-cell table:formula="of:=FIND([.A39];[.$D$33];1)" office:value-type="float" office:value="79" calcext:value-type="float">
            <text:p>79</text:p>
          </table:table-cell>
          <table:table-cell table:formula="of:=FIND(MID([.$A$28];LEN([.$A$4])+4;1);[.$D$33];1)" office:value-type="float" office:value="75" calcext:value-type="float">
            <text:p>75</text:p>
          </table:table-cell>
          <table:table-cell table:formula="of:=IF(MOD(([.B39]+[.C39])-([.$F$4]+1);[.$D$4])=0;[.$D$4];MOD(([.B39]+[.C39])-([.$F$4]+1);[.$D$4]))" office:value-type="float" office:value="48" calcext:value-type="float">
            <text:p>48</text:p>
          </table:table-cell>
          <table:table-cell table:formula="of:=IF([.D39]=0;MID([.$D$33];[.$D$4];1);IF([.D39]=[.$D$4];MID([.$D$33];[.$D$4];1);MID([.$D$33];[.D39];1)))" office:value-type="string" office:string-value="#" calcext:value-type="string">
            <text:p>#</text:p>
          </table:table-cell>
          <table:table-cell table:number-columns-repeated="5"/>
          <table:table-cell table:formula="of:=REPLACE([.K38];FIND(&quot; &quot;;[.K38];1);1;&quot;&quot;)" office:value-type="string" office:string-value="&quot;]?@C5AFHIOwKGSTZ[^_`abef&gt;iklmnopqtvxyz{|}~#UR')*+,-P$E jg /012\NQLM s34678hW%Y=VDX(!ur9:&lt;&amp;J" calcext:value-type="string">
            <text:p>"]?@C5AFHIOwKGSTZ[^_`abef&gt;iklmnopqtvxyz{|}~#UR')*+,-P$E jg /012\NQLM s34678hW%Y=VDX(!ur9:&lt;&amp;J</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 calcext:value-type="string">
            <text:p>|</text:p>
          </table:table-cell>
          <table:table-cell table:formula="of:=FIND([.A40];[.$D$33];1)" office:value-type="float" office:value="45" calcext:value-type="float">
            <text:p>45</text:p>
          </table:table-cell>
          <table:table-cell table:formula="of:=FIND(MID([.$A$28];LEN([.$A$4])+5;1);[.$D$33];1)" office:value-type="float" office:value="36" calcext:value-type="float">
            <text:p>36</text:p>
          </table:table-cell>
          <table:table-cell table:formula="of:=IF(MOD(([.B40]+[.C40])-([.$F$4]+1);[.$D$4])=0;[.$D$4];MOD(([.B40]+[.C40])-([.$F$4]+1);[.$D$4]))" office:value-type="float" office:value="69" calcext:value-type="float">
            <text:p>69</text:p>
          </table:table-cell>
          <table:table-cell table:formula="of:=IF([.D40]=0;MID([.$D$33];[.$D$4];1);IF([.D40]=[.$D$4];MID([.$D$33];[.$D$4];1);MID([.$D$33];[.D40];1)))" office:value-type="string" office:string-value="L" calcext:value-type="string">
            <text:p>L</text:p>
          </table:table-cell>
          <table:table-cell table:number-columns-repeated="5"/>
          <table:table-cell table:formula="of:=REPLACE([.K39];FIND(&quot; &quot;;[.K39];1);1;&quot;&quot;)" office:value-type="string" office:string-value="&quot;]?@C5AFHIOwKGSTZ[^_`abef&gt;iklmnopqtvxyz{|}~#UR')*+,-P$Ejg /012\NQLM s34678hW%Y=VDX(!ur9:&lt;&amp;J" calcext:value-type="string">
            <text:p>"]?@C5AFHIOwKGSTZ[^_`abef&gt;iklmnopqtvxyz{|}~#UR')*+,-P$Ejg /012\NQLM s34678hW%Y=VDX(!ur9:&lt;&amp;J</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F" calcext:value-type="string">
            <text:p>F</text:p>
          </table:table-cell>
          <table:table-cell table:formula="of:=FIND([.A41];[.$D$33];1)" office:value-type="float" office:value="12" calcext:value-type="float">
            <text:p>12</text:p>
          </table:table-cell>
          <table:table-cell table:formula="of:=FIND(MID([.$A$28];LEN([.$A$4])+6;1);[.$D$33];1)" office:value-type="float" office:value="70" calcext:value-type="float">
            <text:p>70</text:p>
          </table:table-cell>
          <table:table-cell table:formula="of:=IF(MOD(([.B41]+[.C41])-([.$F$4]+1);[.$D$4])=0;[.$D$4];MOD(([.B41]+[.C41])-([.$F$4]+1);[.$D$4]))" office:value-type="float" office:value="70" calcext:value-type="float">
            <text:p>70</text:p>
          </table:table-cell>
          <table:table-cell table:formula="of:=IF([.D41]=0;MID([.$D$33];[.$D$4];1);IF([.D41]=[.$D$4];MID([.$D$33];[.$D$4];1);MID([.$D$33];[.D41];1)))" office:value-type="string" office:string-value="M" calcext:value-type="string">
            <text:p>M</text:p>
          </table:table-cell>
          <table:table-cell table:number-columns-repeated="5"/>
          <table:table-cell table:formula="of:=REPLACE([.K40];FIND(&quot; &quot;;[.K40];1);1;&quot;&quot;)" office:value-type="string" office:string-value="&quot;]?@C5AFHIOwKGSTZ[^_`abef&gt;iklmnopqtvxyz{|}~#UR')*+,-P$Ejg/012\NQLM s34678hW%Y=VDX(!ur9:&lt;&amp;J" calcext:value-type="string">
            <text:p>"]?@C5AFHIOwKGSTZ[^_`abef&gt;iklmnopqtvxyz{|}~#UR')*+,-P$Ejg/012\NQLM s34678hW%Y=VDX(!ur9:&lt;&amp;J</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L" calcext:value-type="string">
            <text:p>L</text:p>
          </table:table-cell>
          <table:table-cell table:formula="of:=FIND([.A42];[.$D$33];1)" office:value-type="float" office:value="69" calcext:value-type="float">
            <text:p>69</text:p>
          </table:table-cell>
          <table:table-cell table:formula="of:=FIND(MID([.$A$28];LEN([.$A$4])+7;1);[.$D$33];1)" office:value-type="float" office:value="55" calcext:value-type="float">
            <text:p>55</text:p>
          </table:table-cell>
          <table:table-cell table:formula="of:=IF(MOD(([.B42]+[.C42])-([.$F$4]+1);[.$D$4])=0;[.$D$4];MOD(([.B42]+[.C42])-([.$F$4]+1);[.$D$4]))" office:value-type="float" office:value="18" calcext:value-type="float">
            <text:p>18</text:p>
          </table:table-cell>
          <table:table-cell table:formula="of:=IF([.D42]=0;MID([.$D$33];[.$D$4];1);IF([.D42]=[.$D$4];MID([.$D$33];[.$D$4];1);MID([.$D$33];[.D42];1)))" office:value-type="string" office:string-value="G" calcext:value-type="string">
            <text:p>G</text:p>
          </table:table-cell>
          <table:table-cell table:number-columns-repeated="1019"/>
        </table:table-row>
        <table:table-row table:style-name="ro1">
          <table:table-cell table:formula="of:=MID([.$A$35];8;1)" office:value-type="string" office:string-value="0" calcext:value-type="string">
            <text:p>0</text:p>
          </table:table-cell>
          <table:table-cell table:formula="of:=FIND([.A43];[.$D$33];1)" office:value-type="float" office:value="63" calcext:value-type="float">
            <text:p>63</text:p>
          </table:table-cell>
          <table:table-cell table:formula="of:=FIND(MID([.$A$28];LEN([.$A$4])+8;1);[.$D$33];1)" office:value-type="float" office:value="42" calcext:value-type="float">
            <text:p>42</text:p>
          </table:table-cell>
          <table:table-cell table:formula="of:=IF(MOD(([.B43]+[.C43])-([.$F$4]+1);[.$D$4])=0;[.$D$4];MOD(([.B43]+[.C43])-([.$F$4]+1);[.$D$4]))" office:value-type="float" office:value="93" calcext:value-type="float">
            <text:p>93</text:p>
          </table:table-cell>
          <table:table-cell table:formula="of:=IF([.D43]=0;MID([.$D$33];[.$D$4];1);IF([.D43]=[.$D$4];MID([.$D$33];[.$D$4];1);MID([.$D$33];[.D43];1)))" office:value-type="string" office:string-value="&amp;" calcext:value-type="string">
            <text:p>&amp;</text:p>
          </table:table-cell>
          <table:table-cell table:number-columns-repeated="1019"/>
        </table:table-row>
        <table:table-row table:style-name="ro1">
          <table:table-cell table:formula="of:=MID([.$A$35];9;1)" office:value-type="string" office:string-value="T" calcext:value-type="string">
            <text:p>T</text:p>
          </table:table-cell>
          <table:table-cell table:formula="of:=FIND([.A44];[.$D$33];1)" office:value-type="float" office:value="20" calcext:value-type="float">
            <text:p>20</text:p>
          </table:table-cell>
          <table:table-cell table:formula="of:=FIND(MID([.$A$28];LEN([.$A$4])+9;1);[.$D$33];1)" office:value-type="float" office:value="91" calcext:value-type="float">
            <text:p>91</text:p>
          </table:table-cell>
          <table:table-cell table:formula="of:=IF(MOD(([.B44]+[.C44])-([.$F$4]+1);[.$D$4])=0;[.$D$4];MOD(([.B44]+[.C44])-([.$F$4]+1);[.$D$4]))" office:value-type="float" office:value="5" calcext:value-type="float">
            <text:p>5</text:p>
          </table:table-cell>
          <table:table-cell table:formula="of:=IF([.D44]=0;MID([.$D$33];[.$D$4];1);IF([.D44]=[.$D$4];MID([.$D$33];[.$D$4];1);MID([.$D$33];[.D44];1)))" office:value-type="string" office:string-value="&quot;" calcext:value-type="string">
            <text:p>"</text:p>
          </table:table-cell>
          <table:table-cell table:number-columns-repeated="1019"/>
        </table:table-row>
        <table:table-row table:style-name="ro1">
          <table:table-cell table:formula="of:=MID([.$A$35];10;1)" office:value-type="string" office:string-value="F" calcext:value-type="string">
            <text:p>F</text:p>
          </table:table-cell>
          <table:table-cell table:formula="of:=FIND([.A45];[.$D$33];1)" office:value-type="float" office:value="12" calcext:value-type="float">
            <text:p>12</text:p>
          </table:table-cell>
          <table:table-cell table:formula="of:=FIND(MID([.$A$28];LEN([.$A$4])+10;1);[.$D$33];1)" office:value-type="float" office:value="70" calcext:value-type="float">
            <text:p>70</text:p>
          </table:table-cell>
          <table:table-cell table:formula="of:=IF(MOD(([.B45]+[.C45])-([.$F$4]+1);[.$D$4])=0;[.$D$4];MOD(([.B45]+[.C45])-([.$F$4]+1);[.$D$4]))" office:value-type="float" office:value="70" calcext:value-type="float">
            <text:p>70</text:p>
          </table:table-cell>
          <table:table-cell table:formula="of:=IF([.D45]=0;MID([.$D$33];[.$D$4];1);IF([.D45]=[.$D$4];MID([.$D$33];[.$D$4];1);MID([.$D$33];[.D45];1)))" office:value-type="string" office:string-value="M" calcext:value-type="string">
            <text:p>M</text:p>
          </table:table-cell>
          <table:table-cell table:number-columns-repeated="1019"/>
        </table:table-row>
        <table:table-row table:style-name="ro1">
          <table:table-cell table:formula="of:=MID([.$A$35];11;1)" office:value-type="string" office:string-value="3" calcext:value-type="string">
            <text:p>3</text:p>
          </table:table-cell>
          <table:table-cell table:formula="of:=FIND([.A46];[.$D$33];1)" office:value-type="float" office:value="73" calcext:value-type="float">
            <text:p>73</text:p>
          </table:table-cell>
          <table:table-cell table:formula="of:=FIND(MID([.$A$28];LEN([.$A$4])+11;1);[.$D$33];1)" office:value-type="float" office:value="18" calcext:value-type="float">
            <text:p>18</text:p>
          </table:table-cell>
          <table:table-cell table:formula="of:=IF(MOD(([.B46]+[.C46])-([.$F$4]+1);[.$D$4])=0;[.$D$4];MOD(([.B46]+[.C46])-([.$F$4]+1);[.$D$4]))" office:value-type="float" office:value="79" calcext:value-type="float">
            <text:p>79</text:p>
          </table:table-cell>
          <table:table-cell table:formula="of:=IF([.D46]=0;MID([.$D$33];[.$D$4];1);IF([.D46]=[.$D$4];MID([.$D$33];[.$D$4];1);MID([.$D$33];[.D46];1)))" office:value-type="string" office:string-value="W" calcext:value-type="string">
            <text:p>W</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8" calcext:value-type="float">
            <text:p>8</text:p>
          </table:table-cell>
          <table:table-cell table:formula="of:=FIND(MID([.$A$28];LEN([.$A$4])+12;1);[.$D$33];1)" office:value-type="float" office:value="51" calcext:value-type="float">
            <text:p>51</text:p>
          </table:table-cell>
          <table:table-cell table:formula="of:=IF(MOD(([.B47]+[.C47])-([.$F$4]+1);[.$D$4])=0;[.$D$4];MOD(([.B47]+[.C47])-([.$F$4]+1);[.$D$4]))" office:value-type="float" office:value="47" calcext:value-type="float">
            <text:p>47</text:p>
          </table:table-cell>
          <table:table-cell table:formula="of:=IF([.D47]=0;MID([.$D$33];[.$D$4];1);IF([.D47]=[.$D$4];MID([.$D$33];[.$D$4];1);MID([.$D$33];[.D47];1)))" office:value-type="string" office:string-value="~" calcext:value-type="string">
            <text:p>~</text:p>
          </table:table-cell>
          <table:table-cell table:number-columns-repeated="1019"/>
        </table:table-row>
        <table:table-row table:style-name="ro1">
          <table:table-cell table:formula="of:=MID([.$A$35];13;1)" office:value-type="string" office:string-value="J" calcext:value-type="string">
            <text:p>J</text:p>
          </table:table-cell>
          <table:table-cell table:formula="of:=FIND([.A48];[.$D$33];1)" office:value-type="float" office:value="94" calcext:value-type="float">
            <text:p>94</text:p>
          </table:table-cell>
          <table:table-cell table:formula="of:=FIND(MID([.$A$28];LEN([.$A$4])+13;1);[.$D$33];1)" office:value-type="float" office:value="22" calcext:value-type="float">
            <text:p>22</text:p>
          </table:table-cell>
          <table:table-cell table:formula="of:=IF(MOD(([.B48]+[.C48])-([.$F$4]+1);[.$D$4])=0;[.$D$4];MOD(([.B48]+[.C48])-([.$F$4]+1);[.$D$4]))" office:value-type="float" office:value="10" calcext:value-type="float">
            <text:p>10</text:p>
          </table:table-cell>
          <table:table-cell table:formula="of:=IF([.D48]=0;MID([.$D$33];[.$D$4];1);IF([.D48]=[.$D$4];MID([.$D$33];[.$D$4];1);MID([.$D$33];[.D48];1)))" office:value-type="string" office:string-value="5" calcext:value-type="string">
            <text:p>5</text:p>
          </table:table-cell>
          <table:table-cell table:number-columns-repeated="1019"/>
        </table:table-row>
        <table:table-row table:style-name="ro1">
          <table:table-cell table:formula="of:=MID([.$A$35];14;1)" office:value-type="string" office:string-value="0" calcext:value-type="string">
            <text:p>0</text:p>
          </table:table-cell>
          <table:table-cell table:formula="of:=FIND([.A49];[.$D$33];1)" office:value-type="float" office:value="63" calcext:value-type="float">
            <text:p>63</text:p>
          </table:table-cell>
          <table:table-cell table:formula="of:=FIND(MID([.$A$28];LEN([.$A$4])+14;1);[.$D$33];1)" office:value-type="float" office:value="42" calcext:value-type="float">
            <text:p>42</text:p>
          </table:table-cell>
          <table:table-cell table:formula="of:=IF(MOD(([.B49]+[.C49])-([.$F$4]+1);[.$D$4])=0;[.$D$4];MOD(([.B49]+[.C49])-([.$F$4]+1);[.$D$4]))" office:value-type="float" office:value="93" calcext:value-type="float">
            <text:p>93</text:p>
          </table:table-cell>
          <table:table-cell table:formula="of:=IF([.D49]=0;MID([.$D$33];[.$D$4];1);IF([.D49]=[.$D$4];MID([.$D$33];[.$D$4];1);MID([.$D$33];[.D49];1)))" office:value-type="string" office:string-value="&amp;" calcext:value-type="string">
            <text:p>&amp;</text:p>
          </table:table-cell>
          <table:table-cell table:number-columns-repeated="1019"/>
        </table:table-row>
        <table:table-row table:style-name="ro1">
          <table:table-cell table:formula="of:=MID([.$A$35];15;1)" office:value-type="string" office:string-value="6" calcext:value-type="string">
            <text:p>6</text:p>
          </table:table-cell>
          <table:table-cell table:formula="of:=FIND([.A50];[.$D$33];1)" office:value-type="float" office:value="75" calcext:value-type="float">
            <text:p>75</text:p>
          </table:table-cell>
          <table:table-cell table:formula="of:=FIND(MID([.$A$28];LEN([.$A$4])+15;1);[.$D$33];1)" office:value-type="float" office:value="27" calcext:value-type="float">
            <text:p>27</text:p>
          </table:table-cell>
          <table:table-cell table:formula="of:=IF(MOD(([.B50]+[.C50])-([.$F$4]+1);[.$D$4])=0;[.$D$4];MOD(([.B50]+[.C50])-([.$F$4]+1);[.$D$4]))" office:value-type="float" office:value="90" calcext:value-type="float">
            <text:p>90</text:p>
          </table:table-cell>
          <table:table-cell table:formula="of:=IF([.D50]=0;MID([.$D$33];[.$D$4];1);IF([.D50]=[.$D$4];MID([.$D$33];[.$D$4];1);MID([.$D$33];[.D50];1)))" office:value-type="string" office:string-value="9" calcext:value-type="string">
            <text:p>9</text:p>
          </table:table-cell>
          <table:table-cell table:number-columns-repeated="1019"/>
        </table:table-row>
        <table:table-row table:style-name="ro1">
          <table:table-cell table:formula="of:=MID([.$A$35];16;1)" office:value-type="string" office:string-value="I" calcext:value-type="string">
            <text:p>I</text:p>
          </table:table-cell>
          <table:table-cell table:formula="of:=FIND([.A51];[.$D$33];1)" office:value-type="float" office:value="14" calcext:value-type="float">
            <text:p>14</text:p>
          </table:table-cell>
          <table:table-cell table:formula="of:=FIND(MID([.$A$28];LEN([.$A$4])+16;1);[.$D$33];1)" office:value-type="float" office:value="36" calcext:value-type="float">
            <text:p>36</text:p>
          </table:table-cell>
          <table:table-cell table:formula="of:=IF(MOD(([.B51]+[.C51])-([.$F$4]+1);[.$D$4])=0;[.$D$4];MOD(([.B51]+[.C51])-([.$F$4]+1);[.$D$4]))" office:value-type="float" office:value="38" calcext:value-type="float">
            <text:p>38</text:p>
          </table:table-cell>
          <table:table-cell table:formula="of:=IF([.D51]=0;MID([.$D$33];[.$D$4];1);IF([.D51]=[.$D$4];MID([.$D$33];[.$D$4];1);MID([.$D$33];[.D51];1)))" office:value-type="string" office:string-value="q" calcext:value-type="string">
            <text:p>q</text:p>
          </table:table-cell>
          <table:table-cell table:number-columns-repeated="1019"/>
        </table:table-row>
        <table:table-row table:style-name="ro1">
          <table:table-cell table:style-name="ce28" table:formula="of:=COM.MICROSOFT.CONCAT([.$E$36];[.$E$37];[.$E$38];[.$E$39];[.$E$40];[.$E$41];[.$E$42];[.$E$43];[.$E$44];[.$E$45];[.$E$46];[.$E$47];[.$E$48];[.$E$49];[.$E$50];[.$E$51])" office:value-type="string" office:string-value="g~%#LMG&amp;&quot;MW~5&amp;9q" calcext:value-type="string">
            <text:p>g~%#LMG&amp;"MW~5&amp;9q</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7':6oM,y:MG'[ybobC/fUU?}&gt;U,CU}7(A#Beautiful#MindA#Beautiful#MindA#Beautiful#Mind" calcext:value-type="string">
            <text:p>7':6oM,y:MG'[ybobC/fUU?}&gt;U,CU}7(A#Beautiful#MindA#Beautiful#MindA#Beautiful#Mind</text:p>
          </table:table-cell>
          <table:table-cell table:style-name="ce27" table:formula="of:=COM.MICROSOFT.CONCAT( &quot;  OTP SIZE=  &quot;;LEN([.A5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cd.B&quot;]?@C5AFHIOwKGSTZ[^_`abef&gt;iklmnopqtvxyz{|}~#UR')*+,-P$Ej" calcext:value-type="string">
            <text:p>cd.B"]?@C5AFHIOwKGSTZ[^_`abef&gt;iklmnopqtvxyz{|}~#UR')*+,-P$Ej</text:p>
          </table:table-cell>
          <table:table-cell table:style-name="ce28" table:formula="of:=IF([.$G$3]=0;RIGHT([.$D$33];LEN([.$D$33])-[.$G$4]);LEFT([.$D$33];LEN([.$D$33])-[.$G$4]))" office:value-type="string" office:string-value="g/012\NQLM s34678hW%Y=VDX(!ur9:&lt;&amp;J" calcext:value-type="string">
            <text:p>g/012\NQLM s34678hW%Y=VDX(!ur9:&lt;&amp;J</text:p>
          </table:table-cell>
          <table:table-cell table:style-name="ce28" table:formula="of:=IF([.$G$3]=0;COM.MICROSOFT.CONCAT([.C55];[.B55]);COM.MICROSOFT.CONCAT([.C56];[.B56]))" office:value-type="string" office:string-value="g/012\NQLM s34678hW%Y=VDX(!ur9:&lt;&amp;Jcd.B&quot;]?@C5AFHIOwKGSTZ[^_`abef&gt;iklmnopqtvxyz{|}~#UR')*+,-P$Ej" calcext:value-type="string">
            <text:p>g/012\NQLM s34678hW%Y=VDX(!ur9:&lt;&amp;Jcd.B"]?@C5AFHIOwKGSTZ[^_`abef&gt;iklmnopqtvxyz{|}~#UR')*+,-P$Ej</text:p>
          </table:table-cell>
          <table:table-cell table:style-name="Default"/>
          <table:table-cell table:number-columns-repeated="1019"/>
        </table:table-row>
        <table:table-row table:style-name="ro1">
          <table:table-cell/>
          <table:table-cell table:style-name="ce28" table:formula="of:=LEFT([.$D$33];LEN([.$D$33])-[.$G$4])" office:value-type="string" office:string-value="cd.B&quot;]?@C5AFHIOwKGSTZ[^_`abef&gt;iklm" calcext:value-type="string">
            <text:p>cd.B"]?@C5AFHIOwKGSTZ[^_`abef&gt;iklm</text:p>
          </table:table-cell>
          <table:table-cell table:style-name="ce28" table:formula="of:=RIGHT([.$D$33];[.$G$4])" office:value-type="string" office:string-value="nopqtvxyz{|}~#UR')*+,-P$Ejg/012\NQLM s34678hW%Y=VDX(!ur9:&lt;&amp;J" calcext:value-type="string">
            <text:p>nopqtvxyz{|}~#UR')*+,-P$Ejg/012\NQLM s34678hW%Y=VDX(!ur9:&lt;&amp;J</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b" calcext:value-type="string">
            <text:p>b</text:p>
          </table:table-cell>
          <table:table-cell/>
          <table:table-cell table:style-name="ce28" table:formula="of:=IF([.$G$3]=0;COM.MICROSOFT.CONCAT([.B57];REPLACE([.D55];([.$G$4]+1);1;&quot;&quot;));COM.MICROSOFT.CONCAT(REPLACE([.D55];([.$G$4]+1);1;&quot;&quot;);[.B57]))" office:value-type="string" office:string-value="bg/012\NQLM s34678hW%Y=VDX(!ur9:&lt;&amp;Jcd.B&quot;]?@C5AFHIOwKGSTZ[^_`aef&gt;iklmnopqtvxyz{|}~#UR')*+,-P$Ej" calcext:value-type="string">
            <text:p>bg/012\NQLM s34678hW%Y=VDX(!ur9:&lt;&amp;Jcd.B"]?@C5AFHIOwKGSTZ[^_`aef&gt;iklmnopqtvxyz{|}~#UR')*+,-P$Ej</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D a^" calcext:value-type="string">
            <text:p>D a^</text:p>
          </table:table-cell>
          <table:table-cell table:style-name="ce28" table:formula="of:=IF([.$F$4]&lt;[.$E$4];REPLACE([.D57];[.$E$4]+1;1;&quot;&quot;);REPLACE([.D57];[.$F$4]+1;1;&quot;&quot;))" office:value-type="string" office:string-value="bg/012\NQLM s34678hW%Y=VX(!ur9:&lt;&amp;Jcd.B&quot;]?@C5AFHIOwKGSTZ[^_`aef&gt;iklmnopqtvxyz{|}~#UR')*+,-P$Ej" calcext:value-type="string">
            <text:p>bg/012\NQLM s34678hW%Y=VX(!ur9:&lt;&amp;Jcd.B"]?@C5AFHIOwKGSTZ[^_`aef&gt;iklmnopqtvxyz{|}~#UR')*+,-P$Ej</text:p>
          </table:table-cell>
          <table:table-cell table:formula="of:=COM.MICROSOFT.CONCAT([.B58];[.K66])" office:value-type="string" office:string-value="D a^bg/012\NQLMs34678hW%Y=VX(!ur9:&lt;&amp;Jcd.B&quot;]?@C5AFHIOwKGSTZ[_`ef&gt;iklmnopqtvxyz{|}~#UR')*+,-P$Ej" calcext:value-type="string">
            <text:p>D a^bg/012\NQLMs34678hW%Y=VX(!ur9:&lt;&amp;Jcd.B"]?@C5AFHIOwKGSTZ[_`ef&gt;iklmnopqtvxyz{|}~#UR')*+,-P$Ej</text:p>
          </table:table-cell>
          <table:table-cell table:style-name="Default"/>
          <table:table-cell table:number-columns-repeated="4"/>
          <table:table-cell table:style-name="ce28" table:formula="of:=MID([.$D$57];[.$E$4]+1;1)" office:value-type="string" office:string-value="D" calcext:value-type="string">
            <text:p>D</text:p>
          </table:table-cell>
          <table:table-cell table:style-name="ce28" table:formula="of:=REPLACE([.$D$57];[.$E$4]+1;1;&quot; &quot;)" office:value-type="string" office:string-value="bg/012\NQLM s34678hW%Y=V X(!ur9:&lt;&amp;Jcd.B&quot;]?@C5AFHIOwKGSTZ[^_`aef&gt;iklmnopqtvxyz{|}~#UR')*+,-P$Ej" calcext:value-type="string">
            <text:p>bg/012\NQLM s34678hW%Y=V X(!ur9:&lt;&amp;Jcd.B"]?@C5AFHIOwKGSTZ[^_`aef&gt;iklmnopqtvxyz{|}~#UR')*+,-P$Ej</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a" calcext:value-type="string">
            <text:p>a</text:p>
          </table:table-cell>
          <table:table-cell table:style-name="ce28" table:formula="of:=IF([.$F$4]&lt;[.$E$4];REPLACE([.C58];[.$F$4]+1;1;&quot;&quot;);REPLACE([.C58];[.$E$4]+1;1;&quot;&quot;))" office:value-type="string" office:string-value="bg/012\NQLMs34678hW%Y=VX(!ur9:&lt;&amp;Jcd.B&quot;]?@C5AFHIOwKGSTZ[^_`aef&gt;iklmnopqtvxyz{|}~#UR')*+,-P$Ej" calcext:value-type="string">
            <text:p>bg/012\NQLMs34678hW%Y=VX(!ur9:&lt;&amp;Jcd.B"]?@C5AFHIOwKGSTZ[^_`aef&gt;iklmnopqtvxyz{|}~#UR')*+,-P$Ej</text:p>
          </table:table-cell>
          <table:table-cell/>
          <table:table-cell table:style-name="Default"/>
          <table:table-cell table:number-columns-repeated="4"/>
          <table:table-cell table:formula="of:=COM.MICROSOFT.CONCAT([.J58];MID([.K58];[.$F$4]+1;1))" office:value-type="string" office:string-value="D " calcext:value-type="string">
            <text:p>D </text:p>
          </table:table-cell>
          <table:table-cell table:style-name="ce28" table:formula="of:=REPLACE([.$K58];[.$F$4]+1;1;&quot; &quot;)" office:value-type="string" office:string-value="bg/012\NQLM s34678hW%Y=V X(!ur9:&lt;&amp;Jcd.B&quot;]?@C5AFHIOwKGSTZ[^_`aef&gt;iklmnopqtvxyz{|}~#UR')*+,-P$Ej" calcext:value-type="string">
            <text:p>bg/012\NQLM s34678hW%Y=V X(!ur9:&lt;&amp;Jcd.B"]?@C5AFHIOwKGSTZ[^_`aef&gt;iklmnopqtvxyz{|}~#UR')*+,-P$Ej</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g~%#LMG&amp;&quot;MW~5&amp;9q" calcext:value-type="string">
            <text:p>g~%#LMG&amp;"MW~5&amp;9q</text:p>
          </table:table-cell>
          <table:table-cell table:formula="of:=COM.MICROSOFT.CONCAT(&quot;'&quot;;[.A60];&quot;'&quot;;&quot; A23 char positions in D21&quot;)" office:value-type="string" office:string-value="'g~%#LMG&amp;&quot;MW~5&amp;9q' A23 char positions in D21" calcext:value-type="string">
            <text:p>'g~%#LMG&amp;"MW~5&amp;9q'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D a" calcext:value-type="string">
            <text:p>D a</text:p>
          </table:table-cell>
          <table:table-cell table:style-name="ce28" table:formula="of:=REPLACE([.$K59];[.$G$4]+1;1;&quot; &quot;)" office:value-type="string" office:string-value="bg/012\NQLM s34678hW%Y=V X(!ur9:&lt;&amp;Jcd.B&quot;]?@C5AFHIOwKGSTZ[^_` ef&gt;iklmnopqtvxyz{|}~#UR')*+,-P$Ej" calcext:value-type="string">
            <text:p>bg/012\NQLM s34678hW%Y=V X(!ur9:&lt;&amp;Jcd.B"]?@C5AFHIOwKGSTZ[^_` ef&gt;iklmnopqtvxyz{|}~#UR')*+,-P$Ej</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g" calcext:value-type="string">
            <text:p>g</text:p>
          </table:table-cell>
          <table:table-cell table:formula="of:=FIND([.A61];[.$D$58];1)" office:value-type="float" office:value="6" calcext:value-type="float">
            <text:p>6</text:p>
          </table:table-cell>
          <table:table-cell table:formula="of:=FIND(MID([.A53];LEN([.$A$4])+1;1);[.$D$58];1)" office:value-type="float" office:value="5" calcext:value-type="float">
            <text:p>5</text:p>
          </table:table-cell>
          <table:table-cell table:formula="of:=IF(MOD(([.B61]+[.C61])-([.$G$4]+1);[.$D$4])=0;[.$D$4];MOD(([.B61]+[.C61])-([.$G$4]+1);[.$D$4]))" office:value-type="float" office:value="44" calcext:value-type="float">
            <text:p>44</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D a^" calcext:value-type="string">
            <text:p>D a^</text:p>
          </table:table-cell>
          <table:table-cell table:style-name="ce28" table:formula="of:=REPLACE([.$K60];[.$H$4]+1;1;&quot; &quot;)" office:value-type="string" office:string-value="bg/012\NQLM s34678hW%Y=V X(!ur9:&lt;&amp;Jcd.B&quot;]?@C5AFHIOwKGSTZ[ _` ef&gt;iklmnopqtvxyz{|}~#UR')*+,-P$Ej" calcext:value-type="string">
            <text:p>bg/012\NQLM s34678hW%Y=V X(!ur9:&lt;&amp;Jcd.B"]?@C5AFHIOwKGSTZ[ _` ef&gt;iklmnopqtvxyz{|}~#UR')*+,-P$Ej</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 calcext:value-type="string">
            <text:p>~</text:p>
          </table:table-cell>
          <table:table-cell table:formula="of:=FIND([.A62];[.$D$58];1)" office:value-type="float" office:value="81" calcext:value-type="float">
            <text:p>81</text:p>
          </table:table-cell>
          <table:table-cell table:formula="of:=FIND(MID([.A53];LEN([.$A$4])+2;1);[.$D$58];1)" office:value-type="float" office:value="46" calcext:value-type="float">
            <text:p>46</text:p>
          </table:table-cell>
          <table:table-cell table:formula="of:=IF(MOD(([.B62]+[.C62])-([.$G$4]+1);[.$D$4])=0;[.$D$4];MOD(([.B62]+[.C62])-([.$G$4]+1);[.$D$4]))" office:value-type="float" office:value="66" calcext:value-type="float">
            <text:p>66</text:p>
          </table:table-cell>
          <table:table-cell table:formula="of:=IF([.D62]=0;MID([.$D$58];[.$D$4];1);IF([.D62]=[.$D$4];MID([.$D$58];[.$D$4];1);MID([.$D$58];[.D62];1)))" office:value-type="string" office:string-value="k" calcext:value-type="string">
            <text:p>k</text:p>
          </table:table-cell>
          <table:table-cell table:number-columns-repeated="1019"/>
        </table:table-row>
        <table:table-row table:style-name="ro1">
          <table:table-cell table:formula="of:=MID([.A60];3;1)" office:value-type="string" office:string-value="%" calcext:value-type="string">
            <text:p>%</text:p>
          </table:table-cell>
          <table:table-cell table:formula="of:=FIND([.A63];[.$D$58];1)" office:value-type="float" office:value="24" calcext:value-type="float">
            <text:p>24</text:p>
          </table:table-cell>
          <table:table-cell table:formula="of:=FIND(MID([.A53];LEN([.$A$4])+3;1);[.$D$58];1)" office:value-type="float" office:value="7" calcext:value-type="float">
            <text:p>7</text:p>
          </table:table-cell>
          <table:table-cell table:formula="of:=IF(MOD(([.B63]+[.C63])-([.$G$4]+1);[.$D$4])=0;[.$D$4];MOD(([.B63]+[.C63])-([.$G$4]+1);[.$D$4]))" office:value-type="float" office:value="64" calcext:value-type="float">
            <text:p>64</text:p>
          </table:table-cell>
          <table:table-cell table:formula="of:=IF([.D63]=0;MID([.$D$58];[.$D$4];1);IF([.D63]=[.$D$4];MID([.$D$58];[.$D$4];1);MID([.$D$58];[.D63];1)))" office:value-type="string" office:string-value="&gt;" calcext:value-type="string">
            <text:p>&gt;</text:p>
          </table:table-cell>
          <table:table-cell table:number-columns-repeated="5"/>
          <table:table-cell table:formula="of:=REPLACE([.K61];FIND(&quot; &quot;;[.K61];1);1;&quot;&quot;)" office:value-type="string" office:string-value="bg/012\NQLMs34678hW%Y=V X(!ur9:&lt;&amp;Jcd.B&quot;]?@C5AFHIOwKGSTZ[ _` ef&gt;iklmnopqtvxyz{|}~#UR')*+,-P$Ej" calcext:value-type="string">
            <text:p>bg/012\NQLMs34678hW%Y=V X(!ur9:&lt;&amp;Jcd.B"]?@C5AFHIOwKGSTZ[ _` ef&gt;iklmnopqtvxyz{|}~#UR')*+,-P$Ej</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82" calcext:value-type="float">
            <text:p>82</text:p>
          </table:table-cell>
          <table:table-cell table:formula="of:=FIND(MID([.A53];LEN([.$A$4])+4;1);[.$D$58];1)" office:value-type="float" office:value="63" calcext:value-type="float">
            <text:p>63</text:p>
          </table:table-cell>
          <table:table-cell table:formula="of:=IF(MOD(([.B64]+[.C64])-([.$G$4]+1);[.$D$4])=0;[.$D$4];MOD(([.B64]+[.C64])-([.$G$4]+1);[.$D$4]))" office:value-type="float" office:value="84" calcext:value-type="float">
            <text:p>84</text:p>
          </table:table-cell>
          <table:table-cell table:formula="of:=IF([.D64]=0;MID([.$D$58];[.$D$4];1);IF([.D64]=[.$D$4];MID([.$D$58];[.$D$4];1);MID([.$D$58];[.D64];1)))" office:value-type="string" office:string-value="R" calcext:value-type="string">
            <text:p>R</text:p>
          </table:table-cell>
          <table:table-cell table:number-columns-repeated="5"/>
          <table:table-cell table:formula="of:=REPLACE([.K63];FIND(&quot; &quot;;[.K63];1);1;&quot;&quot;)" office:value-type="string" office:string-value="bg/012\NQLMs34678hW%Y=VX(!ur9:&lt;&amp;Jcd.B&quot;]?@C5AFHIOwKGSTZ[ _` ef&gt;iklmnopqtvxyz{|}~#UR')*+,-P$Ej" calcext:value-type="string">
            <text:p>bg/012\NQLMs34678hW%Y=VX(!ur9:&lt;&amp;Jcd.B"]?@C5AFHIOwKGSTZ[ _` ef&gt;iklmnopqtvxyz{|}~#UR')*+,-P$Ej</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L" calcext:value-type="string">
            <text:p>L</text:p>
          </table:table-cell>
          <table:table-cell table:formula="of:=FIND([.A65];[.$D$58];1)" office:value-type="float" office:value="14" calcext:value-type="float">
            <text:p>14</text:p>
          </table:table-cell>
          <table:table-cell table:formula="of:=FIND(MID([.A53];LEN([.$A$4])+5;1);[.$D$58];1)" office:value-type="float" office:value="83" calcext:value-type="float">
            <text:p>83</text:p>
          </table:table-cell>
          <table:table-cell table:formula="of:=IF(MOD(([.B65]+[.C65])-([.$G$4]+1);[.$D$4])=0;[.$D$4];MOD(([.B65]+[.C65])-([.$G$4]+1);[.$D$4]))" office:value-type="float" office:value="36" calcext:value-type="float">
            <text:p>36</text:p>
          </table:table-cell>
          <table:table-cell table:formula="of:=IF([.D65]=0;MID([.$D$58];[.$D$4];1);IF([.D65]=[.$D$4];MID([.$D$58];[.$D$4];1);MID([.$D$58];[.D65];1)))" office:value-type="string" office:string-value="&amp;" calcext:value-type="string">
            <text:p>&amp;</text:p>
          </table:table-cell>
          <table:table-cell table:number-columns-repeated="5"/>
          <table:table-cell table:formula="of:=REPLACE([.K64];FIND(&quot; &quot;;[.K64];1);1;&quot;&quot;)" office:value-type="string" office:string-value="bg/012\NQLMs34678hW%Y=VX(!ur9:&lt;&amp;Jcd.B&quot;]?@C5AFHIOwKGSTZ[_` ef&gt;iklmnopqtvxyz{|}~#UR')*+,-P$Ej" calcext:value-type="string">
            <text:p>bg/012\NQLMs34678hW%Y=VX(!ur9:&lt;&amp;Jcd.B"]?@C5AFHIOwKGSTZ[_` ef&gt;iklmnopqtvxyz{|}~#UR')*+,-P$Ej</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M" calcext:value-type="string">
            <text:p>M</text:p>
          </table:table-cell>
          <table:table-cell table:formula="of:=FIND([.A66];[.$D$58];1)" office:value-type="float" office:value="15" calcext:value-type="float">
            <text:p>15</text:p>
          </table:table-cell>
          <table:table-cell table:formula="of:=FIND(MID([.A53];LEN([.$A$4])+6;1);[.$D$58];1)" office:value-type="float" office:value="83" calcext:value-type="float">
            <text:p>83</text:p>
          </table:table-cell>
          <table:table-cell table:formula="of:=IF(MOD(([.B66]+[.C66])-([.$G$4]+1);[.$D$4])=0;[.$D$4];MOD(([.B66]+[.C66])-([.$G$4]+1);[.$D$4]))" office:value-type="float" office:value="37" calcext:value-type="float">
            <text:p>37</text:p>
          </table:table-cell>
          <table:table-cell table:formula="of:=IF([.D66]=0;MID([.$D$58];[.$D$4];1);IF([.D66]=[.$D$4];MID([.$D$58];[.$D$4];1);MID([.$D$58];[.D66];1)))" office:value-type="string" office:string-value="J" calcext:value-type="string">
            <text:p>J</text:p>
          </table:table-cell>
          <table:table-cell table:number-columns-repeated="5"/>
          <table:table-cell table:formula="of:=REPLACE([.K65];FIND(&quot; &quot;;[.K65];1);1;&quot;&quot;)" office:value-type="string" office:string-value="bg/012\NQLMs34678hW%Y=VX(!ur9:&lt;&amp;Jcd.B&quot;]?@C5AFHIOwKGSTZ[_`ef&gt;iklmnopqtvxyz{|}~#UR')*+,-P$Ej" calcext:value-type="string">
            <text:p>bg/012\NQLMs34678hW%Y=VX(!ur9:&lt;&amp;Jcd.B"]?@C5AFHIOwKGSTZ[_`ef&gt;iklmnopqtvxyz{|}~#UR')*+,-P$Ej</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G" calcext:value-type="string">
            <text:p>G</text:p>
          </table:table-cell>
          <table:table-cell table:formula="of:=FIND([.A67];[.$D$58];1)" office:value-type="float" office:value="55" calcext:value-type="float">
            <text:p>55</text:p>
          </table:table-cell>
          <table:table-cell table:formula="of:=FIND(MID([.A53];LEN([.$A$4])+7;1);[.$D$58];1)" office:value-type="float" office:value="44" calcext:value-type="float">
            <text:p>44</text:p>
          </table:table-cell>
          <table:table-cell table:formula="of:=IF(MOD(([.B67]+[.C67])-([.$G$4]+1);[.$D$4])=0;[.$D$4];MOD(([.B67]+[.C67])-([.$G$4]+1);[.$D$4]))" office:value-type="float" office:value="38" calcext:value-type="float">
            <text:p>38</text:p>
          </table:table-cell>
          <table:table-cell table:formula="of:=IF([.D67]=0;MID([.$D$58];[.$D$4];1);IF([.D67]=[.$D$4];MID([.$D$58];[.$D$4];1);MID([.$D$58];[.D67];1)))" office:value-type="string" office:string-value="c" calcext:value-type="string">
            <text:p>c</text:p>
          </table:table-cell>
          <table:table-cell table:number-columns-repeated="1019"/>
        </table:table-row>
        <table:table-row table:style-name="ro1">
          <table:table-cell table:formula="of:=MID([.A60];8;1)" office:value-type="string" office:string-value="&amp;" calcext:value-type="string">
            <text:p>&amp;</text:p>
          </table:table-cell>
          <table:table-cell table:formula="of:=FIND([.A68];[.$D$58];1)" office:value-type="float" office:value="36" calcext:value-type="float">
            <text:p>36</text:p>
          </table:table-cell>
          <table:table-cell table:formula="of:=FIND(MID([.A53];LEN([.$A$4])+8;1);[.$D$58];1)" office:value-type="float" office:value="80" calcext:value-type="float">
            <text:p>80</text:p>
          </table:table-cell>
          <table:table-cell table:formula="of:=IF(MOD(([.B68]+[.C68])-([.$G$4]+1);[.$D$4])=0;[.$D$4];MOD(([.B68]+[.C68])-([.$G$4]+1);[.$D$4]))" office:value-type="float" office:value="55" calcext:value-type="float">
            <text:p>55</text:p>
          </table:table-cell>
          <table:table-cell table:formula="of:=IF([.D68]=0;MID([.$D$58];[.$D$4];1);IF([.D68]=[.$D$4];MID([.$D$58];[.$D$4];1);MID([.$D$58];[.D68];1)))" office:value-type="string" office:string-value="G" calcext:value-type="string">
            <text:p>G</text:p>
          </table:table-cell>
          <table:table-cell table:number-columns-repeated="1019"/>
        </table:table-row>
        <table:table-row table:style-name="ro1">
          <table:table-cell table:formula="of:=MID([.A60];9;1)" office:value-type="string" office:string-value="&quot;" calcext:value-type="string">
            <text:p>"</text:p>
          </table:table-cell>
          <table:table-cell table:formula="of:=FIND([.A69];[.$D$58];1)" office:value-type="float" office:value="42" calcext:value-type="float">
            <text:p>42</text:p>
          </table:table-cell>
          <table:table-cell table:formula="of:=FIND(MID([.A53];LEN([.$A$4])+9;1);[.$D$58];1)" office:value-type="float" office:value="64" calcext:value-type="float">
            <text:p>64</text:p>
          </table:table-cell>
          <table:table-cell table:formula="of:=IF(MOD(([.B69]+[.C69])-([.$G$4]+1);[.$D$4])=0;[.$D$4];MOD(([.B69]+[.C69])-([.$G$4]+1);[.$D$4]))" office:value-type="float" office:value="45" calcext:value-type="float">
            <text:p>45</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M" calcext:value-type="string">
            <text:p>M</text:p>
          </table:table-cell>
          <table:table-cell table:formula="of:=FIND([.A70];[.$D$58];1)" office:value-type="float" office:value="15" calcext:value-type="float">
            <text:p>15</text:p>
          </table:table-cell>
          <table:table-cell table:formula="of:=FIND(MID([.A53];LEN([.$A$4])+10;1);[.$D$58];1)" office:value-type="float" office:value="83" calcext:value-type="float">
            <text:p>83</text:p>
          </table:table-cell>
          <table:table-cell table:formula="of:=IF(MOD(([.B70]+[.C70])-([.$G$4]+1);[.$D$4])=0;[.$D$4];MOD(([.B70]+[.C70])-([.$G$4]+1);[.$D$4]))" office:value-type="float" office:value="37" calcext:value-type="float">
            <text:p>37</text:p>
          </table:table-cell>
          <table:table-cell table:formula="of:=IF([.D70]=0;MID([.$D$58];[.$D$4];1);IF([.D70]=[.$D$4];MID([.$D$58];[.$D$4];1);MID([.$D$58];[.D70];1)))" office:value-type="string" office:string-value="J" calcext:value-type="string">
            <text:p>J</text:p>
          </table:table-cell>
          <table:table-cell table:number-columns-repeated="1019"/>
        </table:table-row>
        <table:table-row table:style-name="ro1">
          <table:table-cell table:formula="of:=MID([.A60];11;1)" office:value-type="string" office:string-value="W" calcext:value-type="string">
            <text:p>W</text:p>
          </table:table-cell>
          <table:table-cell table:formula="of:=FIND([.A71];[.$D$58];1)" office:value-type="float" office:value="23" calcext:value-type="float">
            <text:p>23</text:p>
          </table:table-cell>
          <table:table-cell table:formula="of:=FIND(MID([.A53];LEN([.$A$4])+11;1);[.$D$58];1)" office:value-type="float" office:value="89" calcext:value-type="float">
            <text:p>89</text:p>
          </table:table-cell>
          <table:table-cell table:formula="of:=IF(MOD(([.B71]+[.C71])-([.$G$4]+1);[.$D$4])=0;[.$D$4];MOD(([.B71]+[.C71])-([.$G$4]+1);[.$D$4]))" office:value-type="float" office:value="51" calcext:value-type="float">
            <text:p>51</text:p>
          </table:table-cell>
          <table:table-cell table:formula="of:=IF([.D71]=0;MID([.$D$58];[.$D$4];1);IF([.D71]=[.$D$4];MID([.$D$58];[.$D$4];1);MID([.$D$58];[.D71];1)))" office:value-type="string" office:string-value="I" calcext:value-type="string">
            <text:p>I</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 calcext:value-type="string">
            <text:p>~</text:p>
          </table:table-cell>
          <table:table-cell table:formula="of:=FIND([.A72];[.$D$58];1)" office:value-type="float" office:value="81" calcext:value-type="float">
            <text:p>81</text:p>
          </table:table-cell>
          <table:table-cell table:formula="of:=FIND(MID([.A53];LEN([.$A$4])+12;1);[.$D$58];1)" office:value-type="float" office:value="46" calcext:value-type="float">
            <text:p>46</text:p>
          </table:table-cell>
          <table:table-cell table:formula="of:=IF(MOD(([.B72]+[.C72])-([.$G$4]+1);[.$D$4])=0;[.$D$4];MOD(([.B72]+[.C72])-([.$G$4]+1);[.$D$4]))" office:value-type="float" office:value="66" calcext:value-type="float">
            <text:p>66</text:p>
          </table:table-cell>
          <table:table-cell table:formula="of:=IF([.D72]=0;MID([.$D$58];[.$D$4];1);IF([.D72]=[.$D$4];MID([.$D$58];[.$D$4];1);MID([.$D$58];[.D72];1)))" office:value-type="string" office:string-value="k" calcext:value-type="string">
            <text:p>k</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5" calcext:value-type="string">
            <text:p>5</text:p>
          </table:table-cell>
          <table:table-cell table:formula="of:=FIND([.A73];[.$D$58];1)" office:value-type="float" office:value="47" calcext:value-type="float">
            <text:p>47</text:p>
          </table:table-cell>
          <table:table-cell table:formula="of:=FIND(MID([.A53];LEN([.$A$4])+13;1);[.$D$58];1)" office:value-type="float" office:value="83" calcext:value-type="float">
            <text:p>83</text:p>
          </table:table-cell>
          <table:table-cell table:formula="of:=IF(MOD(([.B73]+[.C73])-([.$G$4]+1);[.$D$4])=0;[.$D$4];MOD(([.B73]+[.C73])-([.$G$4]+1);[.$D$4]))" office:value-type="float" office:value="69" calcext:value-type="float">
            <text:p>69</text:p>
          </table:table-cell>
          <table:table-cell table:formula="of:=IF([.D73]=0;MID([.$D$58];[.$D$4];1);IF([.D73]=[.$D$4];MID([.$D$58];[.$D$4];1);MID([.$D$58];[.D73];1)))" office:value-type="string" office:string-value="n" calcext:value-type="string">
            <text:p>n</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amp;" calcext:value-type="string">
            <text:p>&amp;</text:p>
          </table:table-cell>
          <table:table-cell table:formula="of:=FIND([.A74];[.$D$58];1)" office:value-type="float" office:value="36" calcext:value-type="float">
            <text:p>36</text:p>
          </table:table-cell>
          <table:table-cell table:formula="of:=FIND(MID([.A53];LEN([.$A$4])+14;1);[.$D$58];1)" office:value-type="float" office:value="80" calcext:value-type="float">
            <text:p>80</text:p>
          </table:table-cell>
          <table:table-cell table:formula="of:=IF(MOD(([.B74]+[.C74])-([.$G$4]+1);[.$D$4])=0;[.$D$4];MOD(([.B74]+[.C74])-([.$G$4]+1);[.$D$4]))" office:value-type="float" office:value="55" calcext:value-type="float">
            <text:p>55</text:p>
          </table:table-cell>
          <table:table-cell table:formula="of:=IF([.D74]=0;MID([.$D$58];[.$D$4];1);IF([.D74]=[.$D$4];MID([.$D$58];[.$D$4];1);MID([.$D$58];[.D74];1)))" office:value-type="string" office:string-value="G" calcext:value-type="string">
            <text:p>G</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9" calcext:value-type="string">
            <text:p>9</text:p>
          </table:table-cell>
          <table:table-cell table:formula="of:=FIND([.A75];[.$D$58];1)" office:value-type="float" office:value="33" calcext:value-type="float">
            <text:p>33</text:p>
          </table:table-cell>
          <table:table-cell table:formula="of:=FIND(MID([.A53];LEN([.$A$4])+15;1);[.$D$58];1)" office:value-type="float" office:value="20" calcext:value-type="float">
            <text:p>20</text:p>
          </table:table-cell>
          <table:table-cell table:formula="of:=IF(MOD(([.B75]+[.C75])-([.$G$4]+1);[.$D$4])=0;[.$D$4];MOD(([.B75]+[.C75])-([.$G$4]+1);[.$D$4]))" office:value-type="float" office:value="86" calcext:value-type="float">
            <text:p>86</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q" calcext:value-type="string">
            <text:p>q</text:p>
          </table:table-cell>
          <table:table-cell table:formula="of:=FIND([.A76];[.$D$58];1)" office:value-type="float" office:value="72" calcext:value-type="float">
            <text:p>72</text:p>
          </table:table-cell>
          <table:table-cell table:formula="of:=FIND(MID([.A53];LEN([.$A$4])+16;1);[.$D$58];1)" office:value-type="float" office:value="29" calcext:value-type="float">
            <text:p>29</text:p>
          </table:table-cell>
          <table:table-cell table:formula="of:=IF(MOD(([.B76]+[.C76])-([.$G$4]+1);[.$D$4])=0;[.$D$4];MOD(([.B76]+[.C76])-([.$G$4]+1);[.$D$4]))" office:value-type="float" office:value="40" calcext:value-type="float">
            <text:p>40</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k&gt;R&amp;JcG@JIknG)." calcext:value-type="string">
            <text:p>?k&gt;R&amp;JcG@JIknG).</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bC/fUU?}&gt;U,CU}7(A#Beautiful#MindA#Beautiful#MindA#Beautiful#Mind" calcext:value-type="string">
            <text:p>bC/fUU?}&gt;U,CU}7(A#Beautiful#MindA#Beautiful#MindA#Beautiful#Mind</text:p>
          </table:table-cell>
          <table:table-cell table:style-name="ce27" table:formula="of:=COM.MICROSOFT.CONCAT( &quot;  OTP SIZE=  &quot;;LEN([.A78]))"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cd.B&quot;]?@C5AFHIOwKGSTZ[_`ef&gt;iklmnopqtvxyz{|}~#UR')*+,-P$Ej" calcext:value-type="string">
            <text:p>cd.B"]?@C5AFHIOwKGSTZ[_`ef&gt;iklmnopqtvxyz{|}~#UR')*+,-P$Ej</text:p>
          </table:table-cell>
          <table:table-cell table:style-name="ce28" table:formula="of:=IF([.$H$3]=0;RIGHT([.$D$58];LEN([.$D$58])-[.$H$4]);LEFT([.$D$58];LEN([.$D$58])-[.$H$4]))" office:value-type="string" office:string-value="D a^bg/012\NQLMs34678hW%Y=VX(!ur9:&lt;&amp;J" calcext:value-type="string">
            <text:p>D a^bg/012\NQLMs34678hW%Y=VX(!ur9:&lt;&amp;J</text:p>
          </table:table-cell>
          <table:table-cell table:style-name="ce28" table:formula="of:=IF([.$H$3]=0;COM.MICROSOFT.CONCAT([.C80];[.B80]);COM.MICROSOFT.CONCAT([.C81];[.B81]))" office:value-type="string" office:string-value="cd.B&quot;]?@C5AFHIOwKGSTZ[_`ef&gt;iklmnopqtvxyz{|}~#UR')*+,-P$EjD a^bg/012\NQLMs34678hW%Y=VX(!ur9:&lt;&amp;J" calcext:value-type="string">
            <text:p>cd.B"]?@C5AFHIOwKGSTZ[_`ef&gt;iklmnopqtvxyz{|}~#UR')*+,-P$EjD a^bg/012\NQLMs34678hW%Y=VX(!ur9:&lt;&amp;J</text:p>
          </table:table-cell>
          <table:table-cell table:style-name="Default"/>
          <table:table-cell table:number-columns-repeated="1019"/>
        </table:table-row>
        <table:table-row table:style-name="ro1">
          <table:table-cell/>
          <table:table-cell table:style-name="ce28" table:formula="of:=LEFT([.$D$58];LEN([.$D$58])-[.$H$4])" office:value-type="string" office:string-value="D a^bg/012\NQLMs34678hW%Y=VX(!ur9:&lt;&amp;J" calcext:value-type="string">
            <text:p>D a^bg/012\NQLMs34678hW%Y=VX(!ur9:&lt;&amp;J</text:p>
          </table:table-cell>
          <table:table-cell table:style-name="ce28" table:formula="of:=RIGHT([.$D$58];[.$H$4])" office:value-type="string" office:string-value="cd.B&quot;]?@C5AFHIOwKGSTZ[_`ef&gt;iklmnopqtvxyz{|}~#UR')*+,-P$Ej" calcext:value-type="string">
            <text:p>cd.B"]?@C5AFHIOwKGSTZ[_`ef&gt;iklmnopqtvxyz{|}~#UR')*+,-P$Ej</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D" calcext:value-type="string">
            <text:p>D</text:p>
          </table:table-cell>
          <table:table-cell/>
          <table:table-cell table:style-name="ce28" table:formula="of:=IF([.$H$3]=0;COM.MICROSOFT.CONCAT([.B82];REPLACE([.D80];([.$H$4]+1);1;&quot;&quot;));COM.MICROSOFT.CONCAT(REPLACE([.D80];([.$H$4]+1);1;&quot;&quot;);[.B82]))" office:value-type="string" office:string-value="cd.B&quot;]?@C5AFHIOwKGSTZ[_`ef&gt;iklmnopqtvxyz{|}~#UR')*+,-P$Ej a^bg/012\NQLMs34678hW%Y=VX(!ur9:&lt;&amp;JD" calcext:value-type="string">
            <text:p>cd.B"]?@C5AFHIOwKGSTZ[_`ef&gt;iklmnopqtvxyz{|}~#UR')*+,-P$Ej a^bg/012\NQLMs34678hW%Y=VX(!ur9:&lt;&amp;JD</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eFb " calcext:value-type="string">
            <text:p>eFb </text:p>
          </table:table-cell>
          <table:table-cell table:style-name="ce28" table:formula="of:=IF([.$F$4]&lt;[.$E$4];REPLACE([.D82];[.$E$4]+1;1;&quot;&quot;);REPLACE([.D82];[.$F$4]+1;1;&quot;&quot;))" office:value-type="string" office:string-value="cd.B&quot;]?@C5AFHIOwKGSTZ[_`f&gt;iklmnopqtvxyz{|}~#UR')*+,-P$Ej a^bg/012\NQLMs34678hW%Y=VX(!ur9:&lt;&amp;JD" calcext:value-type="string">
            <text:p>cd.B"]?@C5AFHIOwKGSTZ[_`f&gt;iklmnopqtvxyz{|}~#UR')*+,-P$Ej a^bg/012\NQLMs34678hW%Y=VX(!ur9:&lt;&amp;JD</text:p>
          </table:table-cell>
          <table:table-cell table:formula="of:=COM.MICROSOFT.CONCAT([.B83];[.K91])" office:value-type="string" office:string-value="eFb cd.B&quot;]?@C5AHIOwKGSTZ[_`f&gt;iklmnopqtvxyz{|}~#UR')*+,-P$Eja^g/012\NQLMs34678hW%Y=VX(!ur9:&lt;&amp;JD" calcext:value-type="string">
            <text:p>eFb cd.B"]?@C5AHIOwKGSTZ[_`f&gt;iklmnopqtvxyz{|}~#UR')*+,-P$Eja^g/012\NQLMs34678hW%Y=VX(!ur9:&lt;&amp;JD</text:p>
          </table:table-cell>
          <table:table-cell table:style-name="Default"/>
          <table:table-cell table:number-columns-repeated="4"/>
          <table:table-cell table:style-name="ce28" table:formula="of:=MID([.$D$82];[.$E$4]+1;1)" office:value-type="string" office:string-value="e" calcext:value-type="string">
            <text:p>e</text:p>
          </table:table-cell>
          <table:table-cell table:style-name="ce28" table:formula="of:=REPLACE([.$D$82];[.$E$4]+1;1;&quot; &quot;)" office:value-type="string" office:string-value="cd.B&quot;]?@C5AFHIOwKGSTZ[_` f&gt;iklmnopqtvxyz{|}~#UR')*+,-P$Ej a^bg/012\NQLMs34678hW%Y=VX(!ur9:&lt;&amp;JD" calcext:value-type="string">
            <text:p>cd.B"]?@C5AFHIOwKGSTZ[_` f&gt;iklmnopqtvxyz{|}~#UR')*+,-P$Ej a^bg/012\NQLMs34678hW%Y=VX(!ur9:&lt;&amp;JD</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b" calcext:value-type="string">
            <text:p>b</text:p>
          </table:table-cell>
          <table:table-cell table:style-name="ce28" table:formula="of:=IF([.$F$4]&lt;[.$E$4];REPLACE([.C83];[.$F$4]+1;1;&quot;&quot;);REPLACE([.C83];[.$E$4]+1;1;&quot;&quot;))" office:value-type="string" office:string-value="cd.B&quot;]?@C5AHIOwKGSTZ[_`f&gt;iklmnopqtvxyz{|}~#UR')*+,-P$Ej a^bg/012\NQLMs34678hW%Y=VX(!ur9:&lt;&amp;JD" calcext:value-type="string">
            <text:p>cd.B"]?@C5AHIOwKGSTZ[_`f&gt;iklmnopqtvxyz{|}~#UR')*+,-P$Ej a^bg/012\NQLMs34678hW%Y=VX(!ur9:&lt;&amp;JD</text:p>
          </table:table-cell>
          <table:table-cell/>
          <table:table-cell table:style-name="Default"/>
          <table:table-cell table:number-columns-repeated="4"/>
          <table:table-cell table:formula="of:=COM.MICROSOFT.CONCAT([.J83];MID([.K83];[.$F$4]+1;1))" office:value-type="string" office:string-value="eF" calcext:value-type="string">
            <text:p>eF</text:p>
          </table:table-cell>
          <table:table-cell table:style-name="ce28" table:formula="of:=REPLACE([.$K83];[.$F$4]+1;1;&quot; &quot;)" office:value-type="string" office:string-value="cd.B&quot;]?@C5A HIOwKGSTZ[_` f&gt;iklmnopqtvxyz{|}~#UR')*+,-P$Ej a^bg/012\NQLMs34678hW%Y=VX(!ur9:&lt;&amp;JD" calcext:value-type="string">
            <text:p>cd.B"]?@C5A HIOwKGSTZ[_` f&gt;iklmnopqtvxyz{|}~#UR')*+,-P$Ej a^bg/012\NQLMs34678hW%Y=VX(!ur9:&lt;&amp;JD</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k&gt;R&amp;JcG@JIknG)." calcext:value-type="string">
            <text:p>?k&gt;R&amp;JcG@JIknG).</text:p>
          </table:table-cell>
          <table:table-cell table:formula="of:=COM.MICROSOFT.CONCAT(&quot;'&quot;;[.A85];&quot;'&quot;;&quot; A23 char positions in D21&quot;)" office:value-type="string" office:string-value="'?k&gt;R&amp;JcG@JIknG).' A23 char positions in D21" calcext:value-type="string">
            <text:p>'?k&gt;R&amp;JcG@JIknG).' A23 char positions in D21</text:p>
          </table:table-cell>
          <table:table-cell table:style-name="ce28" table:formula="of:=COM.MICROSOFT.CONCAT(&quot;'&quot;;MID([.A78];LEN([.$A$4])+1;LEN([.A77]));&quot;'&quot;;&quot; A78 OTP char positions in D83&quot;)" office:value-type="string" office:string-value="'A#Beautiful#Mind' A78 OTP char positions in D83" calcext:value-type="string">
            <text:p>'A#Beautiful#Mind' A78 OTP char positions in D83</text:p>
          </table:table-cell>
          <table:table-cell/>
          <table:table-cell table:style-name="Default"/>
          <table:table-cell table:number-columns-repeated="4"/>
          <table:table-cell table:formula="of:=COM.MICROSOFT.CONCAT([.J84];MID([.$K84];[.$G$4]+1;1))" office:value-type="string" office:string-value="eFb" calcext:value-type="string">
            <text:p>eFb</text:p>
          </table:table-cell>
          <table:table-cell table:style-name="ce28" table:formula="of:=REPLACE([.$K84];[.$G$4]+1;1;&quot; &quot;)" office:value-type="string" office:string-value="cd.B&quot;]?@C5A HIOwKGSTZ[_` f&gt;iklmnopqtvxyz{|}~#UR')*+,-P$Ej a^ g/012\NQLMs34678hW%Y=VX(!ur9:&lt;&amp;JD" calcext:value-type="string">
            <text:p>cd.B"]?@C5A HIOwKGSTZ[_` f&gt;iklmnopqtvxyz{|}~#UR')*+,-P$Ej a^ g/012\NQLMs34678hW%Y=VX(!ur9:&lt;&amp;JD</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11" calcext:value-type="float">
            <text:p>11</text:p>
          </table:table-cell>
          <table:table-cell table:formula="of:=FIND(MID([.A78];LEN([.$A$4])+1;1);[.$D$83];1)" office:value-type="float" office:value="15" calcext:value-type="float">
            <text:p>15</text:p>
          </table:table-cell>
          <table:table-cell table:formula="of:=IF(MOD(([.B86]+[.C86])-([.$G$4]+1);[.$D$4])=0;[.$D$4];MOD(([.B86]+[.C86])-([.$H$4]+1);[.$D$4]))" office:value-type="float" office:value="62" calcext:value-type="float">
            <text:p>62</text:p>
          </table:table-cell>
          <table:table-cell table:formula="of:=IF([.D86]=0;MID([.$D$83];[.$D$4];1);IF([.D86]=[.$D$4];MID([.$D$83];[.$D$4];1);MID([.$D$83];[.D86];1)))" office:value-type="string" office:string-value="g" calcext:value-type="string">
            <text:p>g</text:p>
          </table:table-cell>
          <table:table-cell table:number-columns-repeated="4"/>
          <table:table-cell table:formula="of:=COM.MICROSOFT.CONCAT([.J85];MID([.$K85];[.$H$4]+1;1))" office:value-type="string" office:string-value="eFb " calcext:value-type="string">
            <text:p>eFb </text:p>
          </table:table-cell>
          <table:table-cell table:style-name="ce28" table:formula="of:=REPLACE([.$K85];[.$H$4]+1;1;&quot; &quot;)" office:value-type="string" office:string-value="cd.B&quot;]?@C5A HIOwKGSTZ[_` f&gt;iklmnopqtvxyz{|}~#UR')*+,-P$Ej a^ g/012\NQLMs34678hW%Y=VX(!ur9:&lt;&amp;JD" calcext:value-type="string">
            <text:p>cd.B"]?@C5A HIOwKGSTZ[_` f&gt;iklmnopqtvxyz{|}~#UR')*+,-P$Ej a^ g/012\NQLMs34678hW%Y=VX(!ur9:&lt;&amp;JD</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k" calcext:value-type="string">
            <text:p>k</text:p>
          </table:table-cell>
          <table:table-cell table:formula="of:=FIND([.A87];[.$D$83];1)" office:value-type="float" office:value="31" calcext:value-type="float">
            <text:p>31</text:p>
          </table:table-cell>
          <table:table-cell table:formula="of:=FIND(MID([.A78];LEN([.$A$4])+2;1);[.$D$83];1)" office:value-type="float" office:value="47" calcext:value-type="float">
            <text:p>47</text:p>
          </table:table-cell>
          <table:table-cell table:formula="of:=IF(MOD(([.B87]+[.C87])-([.$G$4]+1);[.$D$4])=0;[.$D$4];MOD(([.B87]+[.C87])-([.$H$4]+1);[.$D$4]))" office:value-type="float" office:value="20" calcext:value-type="float">
            <text:p>20</text:p>
          </table:table-cell>
          <table:table-cell table:formula="of:=IF([.D87]=0;MID([.$D$83];[.$D$4];1);IF([.D87]=[.$D$4];MID([.$D$83];[.$D$4];1);MID([.$D$83];[.D87];1)))" office:value-type="string" office:string-value="K" calcext:value-type="string">
            <text:p>K</text:p>
          </table:table-cell>
          <table:table-cell table:number-columns-repeated="1019"/>
        </table:table-row>
        <table:table-row table:style-name="ro1">
          <table:table-cell table:formula="of:=MID([.A85];3;1)" office:value-type="string" office:string-value="&gt;" calcext:value-type="string">
            <text:p>&gt;</text:p>
          </table:table-cell>
          <table:table-cell table:formula="of:=FIND([.A88];[.$D$83];1)" office:value-type="float" office:value="29" calcext:value-type="float">
            <text:p>29</text:p>
          </table:table-cell>
          <table:table-cell table:formula="of:=FIND(MID([.A78];LEN([.$A$4])+3;1);[.$D$83];1)" office:value-type="float" office:value="8" calcext:value-type="float">
            <text:p>8</text:p>
          </table:table-cell>
          <table:table-cell table:formula="of:=IF(MOD(([.B88]+[.C88])-([.$G$4]+1);[.$D$4])=0;[.$D$4];MOD(([.B88]+[.C88])-([.$H$4]+1);[.$D$4]))" office:value-type="float" office:value="73" calcext:value-type="float">
            <text:p>73</text:p>
          </table:table-cell>
          <table:table-cell table:formula="of:=IF([.D88]=0;MID([.$D$83];[.$D$4];1);IF([.D88]=[.$D$4];MID([.$D$83];[.$D$4];1);MID([.$D$83];[.D88];1)))" office:value-type="string" office:string-value="3" calcext:value-type="string">
            <text:p>3</text:p>
          </table:table-cell>
          <table:table-cell table:number-columns-repeated="5"/>
          <table:table-cell table:formula="of:=REPLACE([.K86];FIND(&quot; &quot;;[.K86];1);1;&quot;&quot;)" office:value-type="string" office:string-value="cd.B&quot;]?@C5AHIOwKGSTZ[_` f&gt;iklmnopqtvxyz{|}~#UR')*+,-P$Ej a^ g/012\NQLMs34678hW%Y=VX(!ur9:&lt;&amp;JD" calcext:value-type="string">
            <text:p>cd.B"]?@C5AHIOwKGSTZ[_` f&gt;iklmnopqtvxyz{|}~#UR')*+,-P$Ej a^ g/012\NQLMs34678hW%Y=VX(!ur9:&lt;&amp;JD</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R" calcext:value-type="string">
            <text:p>R</text:p>
          </table:table-cell>
          <table:table-cell table:formula="of:=FIND([.A89];[.$D$83];1)" office:value-type="float" office:value="49" calcext:value-type="float">
            <text:p>49</text:p>
          </table:table-cell>
          <table:table-cell table:formula="of:=FIND(MID([.A78];LEN([.$A$4])+4;1);[.$D$83];1)" office:value-type="float" office:value="1" calcext:value-type="float">
            <text:p>1</text:p>
          </table:table-cell>
          <table:table-cell table:formula="of:=IF(MOD(([.B89]+[.C89])-([.$G$4]+1);[.$D$4])=0;[.$D$4];MOD(([.B89]+[.C89])-([.$H$4]+1);[.$D$4]))" office:value-type="float" office:value="86" calcext:value-type="float">
            <text:p>86</text:p>
          </table:table-cell>
          <table:table-cell table:formula="of:=IF([.D89]=0;MID([.$D$83];[.$D$4];1);IF([.D89]=[.$D$4];MID([.$D$83];[.$D$4];1);MID([.$D$83];[.D89];1)))" office:value-type="string" office:string-value="!" calcext:value-type="string">
            <text:p>!</text:p>
          </table:table-cell>
          <table:table-cell table:number-columns-repeated="5"/>
          <table:table-cell table:formula="of:=REPLACE([.K88];FIND(&quot; &quot;;[.K88];1);1;&quot;&quot;)" office:value-type="string" office:string-value="cd.B&quot;]?@C5AHIOwKGSTZ[_`f&gt;iklmnopqtvxyz{|}~#UR')*+,-P$Ej a^ g/012\NQLMs34678hW%Y=VX(!ur9:&lt;&amp;JD" calcext:value-type="string">
            <text:p>cd.B"]?@C5AHIOwKGSTZ[_`f&gt;iklmnopqtvxyz{|}~#UR')*+,-P$Ej a^ g/012\NQLMs34678hW%Y=VX(!ur9:&lt;&amp;JD</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amp;" calcext:value-type="string">
            <text:p>&amp;</text:p>
          </table:table-cell>
          <table:table-cell table:formula="of:=FIND([.A90];[.$D$83];1)" office:value-type="float" office:value="92" calcext:value-type="float">
            <text:p>92</text:p>
          </table:table-cell>
          <table:table-cell table:formula="of:=FIND(MID([.A78];LEN([.$A$4])+5;1);[.$D$83];1)" office:value-type="float" office:value="60" calcext:value-type="float">
            <text:p>60</text:p>
          </table:table-cell>
          <table:table-cell table:formula="of:=IF(MOD(([.B90]+[.C90])-([.$G$4]+1);[.$D$4])=0;[.$D$4];MOD(([.B90]+[.C90])-([.$H$4]+1);[.$D$4]))" office:value-type="float" office:value="0" calcext:value-type="float">
            <text:p>0</text:p>
          </table:table-cell>
          <table:table-cell table:formula="of:=IF([.D90]=0;MID([.$D$83];[.$D$4];1);IF([.D90]=[.$D$4];MID([.$D$83];[.$D$4];1);MID([.$D$83];[.D90];1)))" office:value-type="string" office:string-value="D" calcext:value-type="string">
            <text:p>D</text:p>
          </table:table-cell>
          <table:table-cell table:number-columns-repeated="5"/>
          <table:table-cell table:formula="of:=REPLACE([.K89];FIND(&quot; &quot;;[.K89];1);1;&quot;&quot;)" office:value-type="string" office:string-value="cd.B&quot;]?@C5AHIOwKGSTZ[_`f&gt;iklmnopqtvxyz{|}~#UR')*+,-P$Eja^ g/012\NQLMs34678hW%Y=VX(!ur9:&lt;&amp;JD" calcext:value-type="string">
            <text:p>cd.B"]?@C5AHIOwKGSTZ[_`f&gt;iklmnopqtvxyz{|}~#UR')*+,-P$Eja^ g/012\NQLMs34678hW%Y=VX(!ur9:&lt;&amp;JD</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J" calcext:value-type="string">
            <text:p>J</text:p>
          </table:table-cell>
          <table:table-cell table:formula="of:=FIND([.A91];[.$D$83];1)" office:value-type="float" office:value="93" calcext:value-type="float">
            <text:p>93</text:p>
          </table:table-cell>
          <table:table-cell table:formula="of:=FIND(MID([.A78];LEN([.$A$4])+6;1);[.$D$83];1)" office:value-type="float" office:value="87" calcext:value-type="float">
            <text:p>87</text:p>
          </table:table-cell>
          <table:table-cell table:formula="of:=IF(MOD(([.B91]+[.C91])-([.$G$4]+1);[.$D$4])=0;[.$D$4];MOD(([.B91]+[.C91])-([.$H$4]+1);[.$D$4]))" office:value-type="float" office:value="28" calcext:value-type="float">
            <text:p>28</text:p>
          </table:table-cell>
          <table:table-cell table:formula="of:=IF([.D91]=0;MID([.$D$83];[.$D$4];1);IF([.D91]=[.$D$4];MID([.$D$83];[.$D$4];1);MID([.$D$83];[.D91];1)))" office:value-type="string" office:string-value="f" calcext:value-type="string">
            <text:p>f</text:p>
          </table:table-cell>
          <table:table-cell table:number-columns-repeated="5"/>
          <table:table-cell table:formula="of:=REPLACE([.K90];FIND(&quot; &quot;;[.K90];1);1;&quot;&quot;)" office:value-type="string" office:string-value="cd.B&quot;]?@C5AHIOwKGSTZ[_`f&gt;iklmnopqtvxyz{|}~#UR')*+,-P$Eja^g/012\NQLMs34678hW%Y=VX(!ur9:&lt;&amp;JD" calcext:value-type="string">
            <text:p>cd.B"]?@C5AHIOwKGSTZ[_`f&gt;iklmnopqtvxyz{|}~#UR')*+,-P$Eja^g/012\NQLMs34678hW%Y=VX(!ur9:&lt;&amp;JD</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c" calcext:value-type="string">
            <text:p>c</text:p>
          </table:table-cell>
          <table:table-cell table:formula="of:=FIND([.A92];[.$D$83];1)" office:value-type="float" office:value="5" calcext:value-type="float">
            <text:p>5</text:p>
          </table:table-cell>
          <table:table-cell table:formula="of:=FIND(MID([.A78];LEN([.$A$4])+7;1);[.$D$83];1)" office:value-type="float" office:value="38" calcext:value-type="float">
            <text:p>38</text:p>
          </table:table-cell>
          <table:table-cell table:formula="of:=IF(MOD(([.B92]+[.C92])-([.$G$4]+1);[.$D$4])=0;[.$D$4];MOD(([.B92]+[.C92])-([.$H$4]+1);[.$D$4]))" office:value-type="float" office:value="79" calcext:value-type="float">
            <text:p>79</text:p>
          </table:table-cell>
          <table:table-cell table:formula="of:=IF([.D92]=0;MID([.$D$83];[.$D$4];1);IF([.D92]=[.$D$4];MID([.$D$83];[.$D$4];1);MID([.$D$83];[.D92];1)))" office:value-type="string" office:string-value="W" calcext:value-type="string">
            <text:p>W</text:p>
          </table:table-cell>
          <table:table-cell table:number-columns-repeated="1019"/>
        </table:table-row>
        <table:table-row table:style-name="ro1">
          <table:table-cell table:formula="of:=MID([.A85];8;1)" office:value-type="string" office:string-value="G" calcext:value-type="string">
            <text:p>G</text:p>
          </table:table-cell>
          <table:table-cell table:formula="of:=FIND([.A93];[.$D$83];1)" office:value-type="float" office:value="21" calcext:value-type="float">
            <text:p>21</text:p>
          </table:table-cell>
          <table:table-cell table:formula="of:=FIND(MID([.A78];LEN([.$A$4])+8;1);[.$D$83];1)" office:value-type="float" office:value="30" calcext:value-type="float">
            <text:p>30</text:p>
          </table:table-cell>
          <table:table-cell table:formula="of:=IF(MOD(([.B93]+[.C93])-([.$G$4]+1);[.$D$4])=0;[.$D$4];MOD(([.B93]+[.C93])-([.$H$4]+1);[.$D$4]))" office:value-type="float" office:value="87" calcext:value-type="float">
            <text:p>87</text:p>
          </table:table-cell>
          <table:table-cell table:formula="of:=IF([.D93]=0;MID([.$D$83];[.$D$4];1);IF([.D93]=[.$D$4];MID([.$D$83];[.$D$4];1);MID([.$D$83];[.D93];1)))" office:value-type="string" office:string-value="u" calcext:value-type="string">
            <text:p>u</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12" calcext:value-type="float">
            <text:p>12</text:p>
          </table:table-cell>
          <table:table-cell table:formula="of:=FIND(MID([.A78];LEN([.$A$4])+9;1);[.$D$83];1)" office:value-type="float" office:value="28" calcext:value-type="float">
            <text:p>28</text:p>
          </table:table-cell>
          <table:table-cell table:formula="of:=IF(MOD(([.B94]+[.C94])-([.$G$4]+1);[.$D$4])=0;[.$D$4];MOD(([.B94]+[.C94])-([.$H$4]+1);[.$D$4]))" office:value-type="float" office:value="76" calcext:value-type="float">
            <text:p>76</text:p>
          </table:table-cell>
          <table:table-cell table:formula="of:=IF([.D94]=0;MID([.$D$83];[.$D$4];1);IF([.D94]=[.$D$4];MID([.$D$83];[.$D$4];1);MID([.$D$83];[.D94];1)))" office:value-type="string" office:string-value="7" calcext:value-type="string">
            <text:p>7</text:p>
          </table:table-cell>
          <table:table-cell table:number-columns-repeated="1019"/>
        </table:table-row>
        <table:table-row table:style-name="ro1">
          <table:table-cell table:formula="of:=MID([.A85];10;1)" office:value-type="string" office:string-value="J" calcext:value-type="string">
            <text:p>J</text:p>
          </table:table-cell>
          <table:table-cell table:formula="of:=FIND([.A95];[.$D$83];1)" office:value-type="float" office:value="93" calcext:value-type="float">
            <text:p>93</text:p>
          </table:table-cell>
          <table:table-cell table:formula="of:=FIND(MID([.A78];LEN([.$A$4])+10;1);[.$D$83];1)" office:value-type="float" office:value="87" calcext:value-type="float">
            <text:p>87</text:p>
          </table:table-cell>
          <table:table-cell table:formula="of:=IF(MOD(([.B95]+[.C95])-([.$G$4]+1);[.$D$4])=0;[.$D$4];MOD(([.B95]+[.C95])-([.$H$4]+1);[.$D$4]))" office:value-type="float" office:value="28" calcext:value-type="float">
            <text:p>28</text:p>
          </table:table-cell>
          <table:table-cell table:formula="of:=IF([.D95]=0;MID([.$D$83];[.$D$4];1);IF([.D95]=[.$D$4];MID([.$D$83];[.$D$4];1);MID([.$D$83];[.D95];1)))" office:value-type="string" office:string-value="f" calcext:value-type="string">
            <text:p>f</text:p>
          </table:table-cell>
          <table:table-cell table:number-columns-repeated="1019"/>
        </table:table-row>
        <table:table-row table:style-name="ro1">
          <table:table-cell table:formula="of:=MID([.A85];11;1)" office:value-type="string" office:string-value="I" calcext:value-type="string">
            <text:p>I</text:p>
          </table:table-cell>
          <table:table-cell table:formula="of:=FIND([.A96];[.$D$83];1)" office:value-type="float" office:value="17" calcext:value-type="float">
            <text:p>17</text:p>
          </table:table-cell>
          <table:table-cell table:formula="of:=FIND(MID([.A78];LEN([.$A$4])+11;1);[.$D$83];1)" office:value-type="float" office:value="32" calcext:value-type="float">
            <text:p>32</text:p>
          </table:table-cell>
          <table:table-cell table:formula="of:=IF(MOD(([.B96]+[.C96])-([.$G$4]+1);[.$D$4])=0;[.$D$4];MOD(([.B96]+[.C96])-([.$H$4]+1);[.$D$4]))" office:value-type="float" office:value="85" calcext:value-type="float">
            <text:p>85</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k" calcext:value-type="string">
            <text:p>k</text:p>
          </table:table-cell>
          <table:table-cell table:formula="of:=FIND([.A97];[.$D$83];1)" office:value-type="float" office:value="31" calcext:value-type="float">
            <text:p>31</text:p>
          </table:table-cell>
          <table:table-cell table:formula="of:=FIND(MID([.A78];LEN([.$A$4])+12;1);[.$D$83];1)" office:value-type="float" office:value="47" calcext:value-type="float">
            <text:p>47</text:p>
          </table:table-cell>
          <table:table-cell table:formula="of:=IF(MOD(([.B97]+[.C97])-([.$G$4]+1);[.$D$4])=0;[.$D$4];MOD(([.B97]+[.C97])-([.$H$4]+1);[.$D$4]))" office:value-type="float" office:value="20" calcext:value-type="float">
            <text:p>20</text:p>
          </table:table-cell>
          <table:table-cell table:formula="of:=IF([.D97]=0;MID([.$D$83];[.$D$4];1);IF([.D97]=[.$D$4];MID([.$D$83];[.$D$4];1);MID([.$D$83];[.D97];1)))" office:value-type="string" office:string-value="K" calcext:value-type="string">
            <text:p>K</text:p>
          </table:table-cell>
          <table:table-cell table:number-columns-repeated="1019"/>
        </table:table-row>
        <table:table-row table:style-name="ro1">
          <table:table-cell table:formula="of:=MID([.A85];13;1)" office:value-type="string" office:string-value="n" calcext:value-type="string">
            <text:p>n</text:p>
          </table:table-cell>
          <table:table-cell table:formula="of:=FIND([.A98];[.$D$83];1)" office:value-type="float" office:value="34" calcext:value-type="float">
            <text:p>34</text:p>
          </table:table-cell>
          <table:table-cell table:formula="of:=FIND(MID([.A78];LEN([.$A$4])+13;1);[.$D$83];1)" office:value-type="float" office:value="71" calcext:value-type="float">
            <text:p>71</text:p>
          </table:table-cell>
          <table:table-cell table:formula="of:=IF(MOD(([.B98]+[.C98])-([.$G$4]+1);[.$D$4])=0;[.$D$4];MOD(([.B98]+[.C98])-([.$H$4]+1);[.$D$4]))" office:value-type="float" office:value="47" calcext:value-type="float">
            <text:p>47</text:p>
          </table:table-cell>
          <table:table-cell table:formula="of:=IF([.D98]=0;MID([.$D$83];[.$D$4];1);IF([.D98]=[.$D$4];MID([.$D$83];[.$D$4];1);MID([.$D$83];[.D98];1)))" office:value-type="string" office:string-value="#" calcext:value-type="string">
            <text:p>#</text:p>
          </table:table-cell>
          <table:table-cell table:number-columns-repeated="1019"/>
        </table:table-row>
        <table:table-row table:style-name="ro1">
          <table:table-cell table:formula="of:=MID([.A85];14;1)" office:value-type="string" office:string-value="G" calcext:value-type="string">
            <text:p>G</text:p>
          </table:table-cell>
          <table:table-cell table:formula="of:=FIND([.A99];[.$D$83];1)" office:value-type="float" office:value="21" calcext:value-type="float">
            <text:p>21</text:p>
          </table:table-cell>
          <table:table-cell table:formula="of:=FIND(MID([.A78];LEN([.$A$4])+14;1);[.$D$83];1)" office:value-type="float" office:value="30" calcext:value-type="float">
            <text:p>30</text:p>
          </table:table-cell>
          <table:table-cell table:formula="of:=IF(MOD(([.B99]+[.C99])-([.$G$4]+1);[.$D$4])=0;[.$D$4];MOD(([.B99]+[.C99])-([.$H$4]+1);[.$D$4]))" office:value-type="float" office:value="87" calcext:value-type="float">
            <text:p>87</text:p>
          </table:table-cell>
          <table:table-cell table:formula="of:=IF([.D99]=0;MID([.$D$83];[.$D$4];1);IF([.D99]=[.$D$4];MID([.$D$83];[.$D$4];1);MID([.$D$83];[.D99];1)))" office:value-type="string" office:string-value="u" calcext:value-type="string">
            <text:p>u</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51" calcext:value-type="float">
            <text:p>51</text:p>
          </table:table-cell>
          <table:table-cell table:formula="of:=FIND(MID([.A78];LEN([.$A$4])+15;1);[.$D$83];1)" office:value-type="float" office:value="34" calcext:value-type="float">
            <text:p>34</text:p>
          </table:table-cell>
          <table:table-cell table:formula="of:=IF(MOD(([.B100]+[.C100])-([.$G$4]+1);[.$D$4])=0;[.$D$4];MOD(([.B100]+[.C100])-([.$H$4]+1);[.$D$4]))" office:value-type="float" office:value="27" calcext:value-type="float">
            <text:p>27</text:p>
          </table:table-cell>
          <table:table-cell table:formula="of:=IF([.D100]=0;MID([.$D$83];[.$D$4];1);IF([.D100]=[.$D$4];MID([.$D$83];[.$D$4];1);MID([.$D$83];[.D100];1)))" office:value-type="string" office:string-value="`" calcext:value-type="string">
            <text:p>`</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7" calcext:value-type="float">
            <text:p>7</text:p>
          </table:table-cell>
          <table:table-cell table:formula="of:=FIND(MID([.A78];LEN([.$A$4])+16;1);[.$D$83];1)" office:value-type="float" office:value="6" calcext:value-type="float">
            <text:p>6</text:p>
          </table:table-cell>
          <table:table-cell table:formula="of:=IF(MOD(([.B101]+[.C101])-([.$G$4]+1);[.$D$4])=0;[.$D$4];MOD(([.B101]+[.C101])-([.$H$4]+1);[.$D$4]))" office:value-type="float" office:value="49" calcext:value-type="float">
            <text:p>49</text:p>
          </table:table-cell>
          <table:table-cell table:formula="of:=IF([.D101]=0;MID([.$D$83];[.$D$4];1);IF([.D101]=[.$D$4];MID([.$D$83];[.$D$4];1);MID([.$D$83];[.D101];1)))" office:value-type="string" office:string-value="R" calcext:value-type="string">
            <text:p>R</text:p>
          </table:table-cell>
          <table:table-cell table:number-columns-repeated="1019"/>
        </table:table-row>
        <table:table-row table:style-name="ro1">
          <table:table-cell table:style-name="ce28" table:formula="of:=COM.MICROSOFT.CONCAT([.$E$86];[.$E$87];[.$E$88];[.$E$89];[.$E$90];[.$E$91];[.$E$92];[.$E$93];[.$E$94];[.$E$95];[.$E$96];[.$E$97];[.$E$98];[.$E$99];[.$E$100];[.$E$101])" office:value-type="string" office:string-value="gK3!DfWu7f(K#u`R" calcext:value-type="string">
            <text:p>gK3!DfWu7f(K#u`R</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style-name="ce27" table:formula="of:=COM.MICROSOFT.CONCAT( &quot;  OTP SIZE=  &quot;;LEN([.A10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
      <table:table table:name="Sheet5" table:style-name="ta1">
        <table:table-column table:style-name="co17"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4.$D$83]" office:value-type="string" office:string-value="eFb cd.B&quot;]?@C5AHIOwKGSTZ[_`f&gt;iklmnopqtvxyz{|}~#UR')*+,-P$Eja^g/012\NQLMs34678hW%Y=VX(!ur9:&lt;&amp;JD" calcext:value-type="string">
            <text:p>eFb cd.B"]?@C5AHIOwKGSTZ[_`f&gt;iklmnopqtvxyz{|}~#UR')*+,-P$Eja^g/012\NQLMs34678hW%Y=VX(!ur9:&lt;&amp;JD</text:p>
          </table:table-cell>
          <table:table-cell table:style-name="ce23" table:formula="of:=[Sheet4.A102]" office:value-type="string" office:string-value="gK3!DfWu7f(K#u`R" calcext:value-type="string">
            <text:p>gK3!DfWu7f(K#u`R</text:p>
          </table:table-cell>
          <table:table-cell table:style-name="ce28"/>
          <table:table-cell/>
          <table:table-cell table:style-name="ce6" table:formula="of:=[Sheet4.E2]" office:value-type="float" office:value="24" calcext:value-type="float">
            <text:p>24</text:p>
          </table:table-cell>
          <table:table-cell table:style-name="ce6" table:formula="of:=[Sheet4.F2]" office:value-type="float" office:value="11" calcext:value-type="float">
            <text:p>11</text:p>
          </table:table-cell>
          <table:table-cell table:style-name="ce6" table:formula="of:=[Sheet4.G2]" office:value-type="float" office:value="60" calcext:value-type="float">
            <text:p>60</text:p>
          </table:table-cell>
          <table:table-cell table:style-name="ce6" table:formula="of:=[Sheet4.H2]" office:value-type="float" office:value="57" calcext:value-type="float">
            <text:p>57</text:p>
          </table:table-cell>
          <table:table-cell table:style-name="ce6" table:formula="of:=[Sheet4.I2]" office:value-type="float" office:value="0" calcext:value-type="float">
            <text:p>0</text:p>
          </table:table-cell>
          <table:table-cell table:number-columns-repeated="1015"/>
        </table:table-row>
        <table:table-row table:style-name="ro1">
          <table:table-cell table:style-name="ce27" table:formula="of:=[Sheet4.A103]"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gK3!DfWu7f(K#u`R" calcext:value-type="string">
            <text:p>gK3!DfWu7f(K#u`R</text:p>
          </table:table-cell>
          <table:table-cell table:style-name="ce17" table:formula="of:=[Sheet4.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eFb cd.B&quot;]?@C5AHIOwKGSTZ" calcext:value-type="string">
            <text:p>eFb cd.B"]?@C5AHIOwKGSTZ</text:p>
          </table:table-cell>
          <table:table-cell table:formula="of:=IF([.$E$3]=0;RIGHT([.$A$2];[.$D$4]-[.$E$4]);LEFT([.$A$2];[.$D$4]-[.$E$4]))" office:value-type="string" office:string-value="[_`f&gt;iklmnopqtvxyz{|}~#UR')*+,-P$Eja^g/012\NQLMs34678hW%Y=VX(!ur9:&lt;&amp;JD" calcext:value-type="string">
            <text:p>[_`f&gt;iklmnopqtvxyz{|}~#UR')*+,-P$Eja^g/012\NQLMs34678hW%Y=VX(!ur9:&lt;&amp;JD</text:p>
          </table:table-cell>
          <table:table-cell table:style-name="ce28" table:formula="of:=IF([.$E$3]=0;COM.MICROSOFT.CONCAT([.C5];[.B5]);COM.MICROSOFT.CONCAT([.C6];[.B6]))" office:value-type="string" office:string-value="[_`f&gt;iklmnopqtvxyz{|}~#UR')*+,-P$Eja^g/012\NQLMs34678hW%Y=VX(!ur9:&lt;&amp;JDeFb cd.B&quot;]?@C5AHIOwKGSTZ" calcext:value-type="string">
            <text:p>[_`f&gt;iklmnopqtvxyz{|}~#UR')*+,-P$Eja^g/012\NQLMs34678hW%Y=VX(!ur9:&lt;&amp;JDeFb cd.B"]?@C5AHIOwKGSTZ</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eFb cd.B&quot;]?@C5AHIOwKGSTZ[_`f&gt;iklmnopqtvxyz{|}~#UR')*+,-P$Eja^g/012\NQL" calcext:value-type="string">
            <text:p>eFb cd.B"]?@C5AHIOwKGSTZ[_`f&gt;iklmnopqtvxyz{|}~#UR')*+,-P$Eja^g/012\NQL</text:p>
          </table:table-cell>
          <table:table-cell table:formula="of:=RIGHT([.$A$2];[.$E$4])" office:value-type="string" office:string-value="Ms34678hW%Y=VX(!ur9:&lt;&amp;JD" calcext:value-type="string">
            <text:p>Ms34678hW%Y=VX(!ur9:&lt;&amp;JD</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R" calcext:value-type="string">
            <text:p>R</text:p>
          </table:table-cell>
          <table:table-cell/>
          <table:table-cell table:style-name="ce28" table:formula="of:=IF([.$E$3]=0;COM.MICROSOFT.CONCAT([.B7];REPLACE([.D5];([.$E$4]+1);1;&quot;&quot;));COM.MICROSOFT.CONCAT(REPLACE([.D5];([.$E$4]+1);1;&quot;&quot;);[.B7]))" office:value-type="string" office:string-value="R[_`f&gt;iklmnopqtvxyz{|}~#U')*+,-P$Eja^g/012\NQLMs34678hW%Y=VX(!ur9:&lt;&amp;JDeFb cd.B&quot;]?@C5AHIOwKGSTZ" calcext:value-type="string">
            <text:p>R[_`f&gt;iklmnopqtvxyz{|}~#U')*+,-P$Eja^g/012\NQLMs34678hW%Y=VX(!ur9:&lt;&amp;JDeFb cd.B"]?@C5AHIOwKGSTZ</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Uo(=" calcext:value-type="string">
            <text:p>Uo(=</text:p>
          </table:table-cell>
          <table:table-cell table:formula="of:=IF([.$E$4]&lt;[.$F$4];REPLACE([.D7];[.$F$4]+1;1;&quot;&quot;);REPLACE([.D7];[.$E$4]+1;1;&quot;&quot;))" office:value-type="string" office:string-value="R[_`f&gt;iklmnopqtvxyz{|}~#')*+,-P$Eja^g/012\NQLMs34678hW%Y=VX(!ur9:&lt;&amp;JDeFb cd.B&quot;]?@C5AHIOwKGSTZ" calcext:value-type="string">
            <text:p>R[_`f&gt;iklmnopqtvxyz{|}~#')*+,-P$Eja^g/012\NQLMs34678hW%Y=VX(!ur9:&lt;&amp;JDeFb cd.B"]?@C5AHIOwKGSTZ</text:p>
          </table:table-cell>
          <table:table-cell table:formula="of:=COM.MICROSOFT.CONCAT([.B8];[.K16])" office:value-type="string" office:string-value="Uo(=R[_`f&gt;iklmnpqtvxyz{|}~#')*+,-P$Eja^g/012\NQLMs34678hW%YVX!ur9:&lt;&amp;JDeFb cd.B&quot;]?@C5AHIOwKGSTZ" calcext:value-type="string">
            <text:p>Uo(=R[_`f&gt;iklmnpqtvxyz{|}~#')*+,-P$Eja^g/012\NQLMs34678hW%YVX!ur9:&lt;&amp;JDeFb cd.B"]?@C5AHIOwKGSTZ</text:p>
          </table:table-cell>
          <table:table-cell table:style-name="Default" office:value-type="string" calcext:value-type="string">
            <text:p><text:s/></text:p>
          </table:table-cell>
          <table:table-cell table:number-columns-repeated="4"/>
          <table:table-cell table:style-name="ce28" table:formula="of:=MID([.$D$7];[.$E$4]+1;1)" office:value-type="string" office:string-value="U" calcext:value-type="string">
            <text:p>U</text:p>
          </table:table-cell>
          <table:table-cell table:style-name="ce28" table:formula="of:=REPLACE([.$D$7];[.$E$4]+1;1;&quot; &quot;)" office:value-type="string" office:string-value="R[_`f&gt;iklmnopqtvxyz{|}~# ')*+,-P$Eja^g/012\NQLMs34678hW%Y=VX(!ur9:&lt;&amp;JDeFb cd.B&quot;]?@C5AHIOwKGSTZ" calcext:value-type="string">
            <text:p>R[_`f&gt;iklmnopqtvxyz{|}~# ')*+,-P$Eja^g/012\NQLMs34678hW%Y=VX(!ur9:&lt;&amp;JDeFb cd.B"]?@C5AHIOwKGSTZ</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gK3!DfWu7f(K#u`R" calcext:value-type="string">
            <text:p>gK3!DfWu7f(K#u`R</text:p>
          </table:table-cell>
          <table:table-cell table:formula="of:=MID([.D7];[.$E$4]+1;1)" office:value-type="string" office:string-value="U" calcext:value-type="string">
            <text:p>U</text:p>
          </table:table-cell>
          <table:table-cell table:formula="of:=IF([.$E$4]&lt;[.$F$4];REPLACE([.C8];[.$E$4]+1;1;&quot;&quot;);REPLACE([.C8];[.$F$4]+1;1;&quot;&quot;))" office:value-type="string" office:string-value="R[_`f&gt;iklmnpqtvxyz{|}~#')*+,-P$Eja^g/012\NQLMs34678hW%Y=VX(!ur9:&lt;&amp;JDeFb cd.B&quot;]?@C5AHIOwKGSTZ" calcext:value-type="string">
            <text:p>R[_`f&gt;iklmnpqtvxyz{|}~#')*+,-P$Eja^g/012\NQLMs34678hW%Y=VX(!ur9:&lt;&amp;JDeFb cd.B"]?@C5AHIOwKGSTZ</text:p>
          </table:table-cell>
          <table:table-cell/>
          <table:table-cell table:style-name="Default"/>
          <table:table-cell table:number-columns-repeated="4"/>
          <table:table-cell table:formula="of:=COM.MICROSOFT.CONCAT([.J8];MID([.D7];[.$F$4]+1;1))" office:value-type="string" office:string-value="Uo" calcext:value-type="string">
            <text:p>Uo</text:p>
          </table:table-cell>
          <table:table-cell table:style-name="ce28" table:formula="of:=REPLACE([.$K8];[.$F$4]+1;1;&quot; &quot;)" office:value-type="string" office:string-value="R[_`f&gt;iklmn pqtvxyz{|}~# ')*+,-P$Eja^g/012\NQLMs34678hW%Y=VX(!ur9:&lt;&amp;JDeFb cd.B&quot;]?@C5AHIOwKGSTZ" calcext:value-type="string">
            <text:p>R[_`f&gt;iklmn pqtvxyz{|}~# ')*+,-P$Eja^g/012\NQLMs34678hW%Y=VX(!ur9:&lt;&amp;JDeFb cd.B"]?@C5AHIOwKGSTZ</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gK3!DfWu7f(K#u`R' A9 OTP char positions in D8" calcext:value-type="string">
            <text:p>'gK3!DfWu7f(K#u`R' A9 OTP char positions in D8</text:p>
          </table:table-cell>
          <table:table-cell/>
          <table:table-cell table:style-name="Default"/>
          <table:table-cell table:number-columns-repeated="4"/>
          <table:table-cell table:formula="of:=COM.MICROSOFT.CONCAT([.J9];MID([.$D7];[.$G$4]+1;1))" office:value-type="string" office:string-value="Uo(" calcext:value-type="string">
            <text:p>Uo(</text:p>
          </table:table-cell>
          <table:table-cell table:style-name="ce28" table:formula="of:=REPLACE([.$K9];[.$G$4]+1;1;&quot; &quot;)" office:value-type="string" office:string-value="R[_`f&gt;iklmn pqtvxyz{|}~# ')*+,-P$Eja^g/012\NQLMs34678hW%Y=VX !ur9:&lt;&amp;JDeFb cd.B&quot;]?@C5AHIOwKGSTZ" calcext:value-type="string">
            <text:p>R[_`f&gt;iklmn pqtvxyz{|}~# ')*+,-P$Eja^g/012\NQLMs34678hW%Y=VX !ur9:&lt;&amp;JDeFb cd.B"]?@C5AHIOwKGSTZ</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g" calcext:value-type="string">
            <text:p>g</text:p>
          </table:table-cell>
          <table:table-cell table:formula="of:=FIND([.A11];[.$D$8];1)" office:value-type="float" office:value="40" calcext:value-type="float">
            <text:p>40</text:p>
          </table:table-cell>
          <table:table-cell table:formula="of:=FIND(MID([.$A$3];1;1);[.$D$8];1)" office:value-type="float" office:value="40" calcext:value-type="float">
            <text:p>40</text:p>
          </table:table-cell>
          <table:table-cell table:formula="of:=IF(MOD(([.B11]+[.C11])-([.$E$4]+1);[.$D$4])=0;[.$D$4];MOD(([.B11]+[.C11])-([.$E$4]+1);[.$D$4]))" office:value-type="float" office:value="55" calcext:value-type="float">
            <text:p>55</text:p>
          </table:table-cell>
          <table:table-cell table:formula="of:=IF([.D11]=0;MID([.$D$8];[.$D$4];1);IF([.D11]=[.$D$4];MID([.$D$8];[.$D$4];1);MID([.$D$8];[.D11];1)))" office:value-type="string" office:string-value="8" calcext:value-type="string">
            <text:p>8</text:p>
          </table:table-cell>
          <table:table-cell table:number-columns-repeated="4"/>
          <table:table-cell table:formula="of:=COM.MICROSOFT.CONCAT([.J10];MID([.$D7];[.$H$4]+1;1))" office:value-type="string" office:string-value="Uo(=" calcext:value-type="string">
            <text:p>Uo(=</text:p>
          </table:table-cell>
          <table:table-cell table:style-name="ce28" table:formula="of:=REPLACE([.$K10];[.$H$4]+1;1;&quot; &quot;)" office:value-type="string" office:string-value="R[_`f&gt;iklmn pqtvxyz{|}~# ')*+,-P$Eja^g/012\NQLMs34678hW%Y VX !ur9:&lt;&amp;JDeFb cd.B&quot;]?@C5AHIOwKGSTZ" calcext:value-type="string">
            <text:p>R[_`f&gt;iklmn pqtvxyz{|}~# ')*+,-P$Eja^g/012\NQLMs34678hW%Y VX !ur9:&lt;&amp;JDeFb cd.B"]?@C5AHIOwKGSTZ</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K" calcext:value-type="string">
            <text:p>K</text:p>
          </table:table-cell>
          <table:table-cell table:formula="of:=FIND([.A12];[.$D$8];1)" office:value-type="float" office:value="90" calcext:value-type="float">
            <text:p>90</text:p>
          </table:table-cell>
          <table:table-cell table:formula="of:=FIND(MID([.$A$3];2;1);[.$D$8];1)" office:value-type="float" office:value="90" calcext:value-type="float">
            <text:p>90</text:p>
          </table:table-cell>
          <table:table-cell table:formula="of:=IF(MOD(([.B12]+[.C12])-([.$E$4]+1);[.$D$4])=0;[.$D$4];MOD(([.B12]+[.C12])-([.$E$4]+1);[.$D$4]))" office:value-type="float" office:value="61" calcext:value-type="float">
            <text:p>61</text:p>
          </table:table-cell>
          <table:table-cell table:formula="of:=IF([.D12]=0;MID([.$D$8];[.$D$4];1);IF([.D12]=[.$D$4];MID([.$D$8];[.$D$4];1);MID([.$D$8];[.D12];1)))" office:value-type="string" office:string-value="X" calcext:value-type="string">
            <text:p>X</text:p>
          </table:table-cell>
          <table:table-cell table:number-columns-repeated="1019"/>
        </table:table-row>
        <table:table-row table:style-name="ro1">
          <table:table-cell table:formula="of:=MID([.$A$4];3;1)" office:value-type="string" office:string-value="3" calcext:value-type="string">
            <text:p>3</text:p>
          </table:table-cell>
          <table:table-cell table:formula="of:=FIND([.A13];[.$D$8];1)" office:value-type="float" office:value="51" calcext:value-type="float">
            <text:p>51</text:p>
          </table:table-cell>
          <table:table-cell table:formula="of:=FIND(MID([.$A$3];3;1);[.$D$8];1)" office:value-type="float" office:value="51" calcext:value-type="float">
            <text:p>51</text:p>
          </table:table-cell>
          <table:table-cell table:formula="of:=IF(MOD(([.B13]+[.C13])-([.$E$4]+1);[.$D$4])=0;[.$D$4];MOD(([.B13]+[.C13])-([.$E$4]+1);[.$D$4]))" office:value-type="float" office:value="77" calcext:value-type="float">
            <text:p>77</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R[_`f&gt;iklmnpqtvxyz{|}~# ')*+,-P$Eja^g/012\NQLMs34678hW%Y VX !ur9:&lt;&amp;JDeFb cd.B&quot;]?@C5AHIOwKGSTZ" calcext:value-type="string">
            <text:p>R[_`f&gt;iklmnpqtvxyz{|}~# ')*+,-P$Eja^g/012\NQLMs34678hW%Y VX !ur9:&lt;&amp;JDeFb cd.B"]?@C5AHIOwKGSTZ</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 calcext:value-type="string">
            <text:p>!</text:p>
          </table:table-cell>
          <table:table-cell table:formula="of:=FIND([.A14];[.$D$8];1)" office:value-type="float" office:value="62" calcext:value-type="float">
            <text:p>62</text:p>
          </table:table-cell>
          <table:table-cell table:formula="of:=FIND(MID([.$A$3];4;1);[.$D$8];1)" office:value-type="float" office:value="62" calcext:value-type="float">
            <text:p>62</text:p>
          </table:table-cell>
          <table:table-cell table:formula="of:=IF(MOD(([.B14]+[.C14])-([.$E$4]+1);[.$D$4])=0;[.$D$4];MOD(([.B14]+[.C14])-([.$E$4]+1);[.$D$4]))" office:value-type="float" office:value="5" calcext:value-type="float">
            <text:p>5</text:p>
          </table:table-cell>
          <table:table-cell table:formula="of:=IF([.D14]=0;MID([.$D$8];[.$D$4];1);IF([.D14]=[.$D$4];MID([.$D$8];[.$D$4];1);MID([.$D$8];[.D14];1)))" office:value-type="string" office:string-value="R" calcext:value-type="string">
            <text:p>R</text:p>
          </table:table-cell>
          <table:table-cell table:number-columns-repeated="5"/>
          <table:table-cell table:formula="of:=REPLACE([.K13];FIND(&quot; &quot;;[.K13];1);1;&quot;&quot;)" office:value-type="string" office:string-value="R[_`f&gt;iklmnpqtvxyz{|}~#')*+,-P$Eja^g/012\NQLMs34678hW%Y VX !ur9:&lt;&amp;JDeFb cd.B&quot;]?@C5AHIOwKGSTZ" calcext:value-type="string">
            <text:p>R[_`f&gt;iklmnpqtvxyz{|}~#')*+,-P$Eja^g/012\NQLMs34678hW%Y VX !ur9:&lt;&amp;JDeFb cd.B"]?@C5AHIOwKGSTZ</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D" calcext:value-type="string">
            <text:p>D</text:p>
          </table:table-cell>
          <table:table-cell table:formula="of:=FIND([.A15];[.$D$8];1)" office:value-type="float" office:value="70" calcext:value-type="float">
            <text:p>70</text:p>
          </table:table-cell>
          <table:table-cell table:formula="of:=FIND(MID([.$A$3];5;1);[.$D$8];1)" office:value-type="float" office:value="70" calcext:value-type="float">
            <text:p>70</text:p>
          </table:table-cell>
          <table:table-cell table:formula="of:=IF(MOD(([.B15]+[.C15])-([.$E$4]+1);[.$D$4])=0;[.$D$4];MOD(([.B15]+[.C15])-([.$E$4]+1);[.$D$4]))" office:value-type="float" office:value="21" calcext:value-type="float">
            <text:p>21</text:p>
          </table:table-cell>
          <table:table-cell table:formula="of:=IF([.D15]=0;MID([.$D$8];[.$D$4];1);IF([.D15]=[.$D$4];MID([.$D$8];[.$D$4];1);MID([.$D$8];[.D15];1)))" office:value-type="string" office:string-value="y" calcext:value-type="string">
            <text:p>y</text:p>
          </table:table-cell>
          <table:table-cell table:number-columns-repeated="5"/>
          <table:table-cell table:formula="of:=REPLACE([.K14];FIND(&quot; &quot;;[.K14];1);1;&quot;&quot;)" office:value-type="string" office:string-value="R[_`f&gt;iklmnpqtvxyz{|}~#')*+,-P$Eja^g/012\NQLMs34678hW%YVX !ur9:&lt;&amp;JDeFb cd.B&quot;]?@C5AHIOwKGSTZ" calcext:value-type="string">
            <text:p>R[_`f&gt;iklmnpqtvxyz{|}~#')*+,-P$Eja^g/012\NQLMs34678hW%YVX !ur9:&lt;&amp;JDeFb cd.B"]?@C5AHIOwKGSTZ</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f" calcext:value-type="string">
            <text:p>f</text:p>
          </table:table-cell>
          <table:table-cell table:formula="of:=FIND([.A16];[.$D$8];1)" office:value-type="float" office:value="9" calcext:value-type="float">
            <text:p>9</text:p>
          </table:table-cell>
          <table:table-cell table:formula="of:=FIND(MID([.$A$3];6;1);[.$D$8];1)" office:value-type="float" office:value="9" calcext:value-type="float">
            <text:p>9</text:p>
          </table:table-cell>
          <table:table-cell table:formula="of:=IF(MOD(([.B16]+[.C16])-([.$E$4]+1);[.$D$4])=0;[.$D$4];MOD(([.B16]+[.C16])-([.$E$4]+1);[.$D$4]))" office:value-type="float" office:value="87" calcext:value-type="float">
            <text:p>87</text:p>
          </table:table-cell>
          <table:table-cell table:formula="of:=IF([.D16]=0;MID([.$D$8];[.$D$4];1);IF([.D16]=[.$D$4];MID([.$D$8];[.$D$4];1);MID([.$D$8];[.D16];1)))" office:value-type="string" office:string-value="I" calcext:value-type="string">
            <text:p>I</text:p>
          </table:table-cell>
          <table:table-cell table:number-columns-repeated="5"/>
          <table:table-cell table:formula="of:=REPLACE([.K15];FIND(&quot; &quot;;[.K15];1);1;&quot;&quot;)" office:value-type="string" office:string-value="R[_`f&gt;iklmnpqtvxyz{|}~#')*+,-P$Eja^g/012\NQLMs34678hW%YVX!ur9:&lt;&amp;JDeFb cd.B&quot;]?@C5AHIOwKGSTZ" calcext:value-type="string">
            <text:p>R[_`f&gt;iklmnpqtvxyz{|}~#')*+,-P$Eja^g/012\NQLMs34678hW%YVX!ur9:&lt;&amp;JDeFb cd.B"]?@C5AHIOwKGSTZ</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W" calcext:value-type="string">
            <text:p>W</text:p>
          </table:table-cell>
          <table:table-cell table:formula="of:=FIND([.A17];[.$D$8];1)" office:value-type="float" office:value="57" calcext:value-type="float">
            <text:p>57</text:p>
          </table:table-cell>
          <table:table-cell table:formula="of:=FIND(MID([.$A$3];7;1);[.$D$8];1)" office:value-type="float" office:value="57" calcext:value-type="float">
            <text:p>57</text:p>
          </table:table-cell>
          <table:table-cell table:formula="of:=IF(MOD(([.B17]+[.C17])-([.$E$4]+1);[.$D$4])=0;[.$D$4];MOD(([.B17]+[.C17])-([.$E$4]+1);[.$D$4]))" office:value-type="float" office:value="89" calcext:value-type="float">
            <text:p>89</text:p>
          </table:table-cell>
          <table:table-cell table:formula="of:=IF([.D17]=0;MID([.$D$8];[.$D$4];1);IF([.D17]=[.$D$4];MID([.$D$8];[.$D$4];1);MID([.$D$8];[.D17];1)))" office:value-type="string" office:string-value="w" calcext:value-type="string">
            <text:p>w</text:p>
          </table:table-cell>
          <table:table-cell table:number-columns-repeated="1019"/>
        </table:table-row>
        <table:table-row table:style-name="ro1">
          <table:table-cell table:formula="of:=MID([.$A$4];8;1)" office:value-type="string" office:string-value="u" calcext:value-type="string">
            <text:p>u</text:p>
          </table:table-cell>
          <table:table-cell table:formula="of:=FIND([.A18];[.$D$8];1)" office:value-type="float" office:value="63" calcext:value-type="float">
            <text:p>63</text:p>
          </table:table-cell>
          <table:table-cell table:formula="of:=FIND(MID([.$A$3];8;1);[.$D$8];1)" office:value-type="float" office:value="63" calcext:value-type="float">
            <text:p>63</text:p>
          </table:table-cell>
          <table:table-cell table:formula="of:=IF(MOD(([.B18]+[.C18])-([.$E$4]+1);[.$D$4])=0;[.$D$4];MOD(([.B18]+[.C18])-([.$E$4]+1);[.$D$4]))" office:value-type="float" office:value="7" calcext:value-type="float">
            <text:p>7</text:p>
          </table:table-cell>
          <table:table-cell table:formula="of:=IF([.D18]=0;MID([.$D$8];[.$D$4];1);IF([.D18]=[.$D$4];MID([.$D$8];[.$D$4];1);MID([.$D$8];[.D18];1)))" office:value-type="string" office:string-value="_" calcext:value-type="string">
            <text:p>_</text:p>
          </table:table-cell>
          <table:table-cell table:number-columns-repeated="1019"/>
        </table:table-row>
        <table:table-row table:style-name="ro1">
          <table:table-cell table:formula="of:=MID([.$A$4];9;1)" office:value-type="string" office:string-value="7" calcext:value-type="string">
            <text:p>7</text:p>
          </table:table-cell>
          <table:table-cell table:formula="of:=FIND([.A19];[.$D$8];1)" office:value-type="float" office:value="54" calcext:value-type="float">
            <text:p>54</text:p>
          </table:table-cell>
          <table:table-cell table:formula="of:=FIND(MID([.$A$3];9;1);[.$D$8];1)" office:value-type="float" office:value="54" calcext:value-type="float">
            <text:p>54</text:p>
          </table:table-cell>
          <table:table-cell table:formula="of:=IF(MOD(([.B19]+[.C19])-([.$E$4]+1);[.$D$4])=0;[.$D$4];MOD(([.B19]+[.C19])-([.$E$4]+1);[.$D$4]))" office:value-type="float" office:value="83" calcext:value-type="float">
            <text:p>83</text:p>
          </table:table-cell>
          <table:table-cell table:formula="of:=IF([.D19]=0;MID([.$D$8];[.$D$4];1);IF([.D19]=[.$D$4];MID([.$D$8];[.$D$4];1);MID([.$D$8];[.D19];1)))" office:value-type="string" office:string-value="C" calcext:value-type="string">
            <text:p>C</text:p>
          </table:table-cell>
          <table:table-cell table:number-columns-repeated="1019"/>
        </table:table-row>
        <table:table-row table:style-name="ro1">
          <table:table-cell table:formula="of:=MID([.$A$4];10;1)" office:value-type="string" office:string-value="f" calcext:value-type="string">
            <text:p>f</text:p>
          </table:table-cell>
          <table:table-cell table:formula="of:=FIND([.A20];[.$D$8];1)" office:value-type="float" office:value="9" calcext:value-type="float">
            <text:p>9</text:p>
          </table:table-cell>
          <table:table-cell table:formula="of:=FIND(MID([.$A$3];10;1);[.$D$8];1)" office:value-type="float" office:value="9" calcext:value-type="float">
            <text:p>9</text:p>
          </table:table-cell>
          <table:table-cell table:formula="of:=IF(MOD(([.B20]+[.C20])-([.$E$4]+1);[.$D$4])=0;[.$D$4];MOD(([.B20]+[.C20])-([.$E$4]+1);[.$D$4]))" office:value-type="float" office:value="87" calcext:value-type="float">
            <text:p>87</text:p>
          </table:table-cell>
          <table:table-cell table:formula="of:=IF([.D20]=0;MID([.$D$8];[.$D$4];1);IF([.D20]=[.$D$4];MID([.$D$8];[.$D$4];1);MID([.$D$8];[.D20];1)))" office:value-type="string" office:string-value="I" calcext:value-type="string">
            <text:p>I</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3" calcext:value-type="float">
            <text:p>3</text:p>
          </table:table-cell>
          <table:table-cell table:formula="of:=FIND(MID([.$A$3];11;1);[.$D$8];1)" office:value-type="float" office:value="3" calcext:value-type="float">
            <text:p>3</text:p>
          </table:table-cell>
          <table:table-cell table:formula="of:=IF(MOD(([.B21]+[.C21])-([.$E$4]+1);[.$D$4])=0;[.$D$4];MOD(([.B21]+[.C21])-([.$E$4]+1);[.$D$4]))" office:value-type="float" office:value="75" calcext:value-type="float">
            <text:p>75</text:p>
          </table:table-cell>
          <table:table-cell table:formula="of:=IF([.D21]=0;MID([.$D$8];[.$D$4];1);IF([.D21]=[.$D$4];MID([.$D$8];[.$D$4];1);MID([.$D$8];[.D21];1)))" office:value-type="string" office:string-value="c" calcext:value-type="string">
            <text:p>c</text:p>
          </table:table-cell>
          <table:table-cell table:number-columns-repeated="1019"/>
        </table:table-row>
        <table:table-row table:style-name="ro1">
          <table:table-cell table:formula="of:=MID([.$A$4];12;1)" office:value-type="string" office:string-value="K" calcext:value-type="string">
            <text:p>K</text:p>
          </table:table-cell>
          <table:table-cell table:formula="of:=FIND([.A22];[.$D$8];1)" office:value-type="float" office:value="90" calcext:value-type="float">
            <text:p>90</text:p>
          </table:table-cell>
          <table:table-cell table:formula="of:=FIND(MID([.$A$3];12;1);[.$D$8];1)" office:value-type="float" office:value="90" calcext:value-type="float">
            <text:p>90</text:p>
          </table:table-cell>
          <table:table-cell table:formula="of:=IF(MOD(([.B22]+[.C22])-([.$E$4]+1);[.$D$4])=0;[.$D$4];MOD(([.B22]+[.C22])-([.$E$4]+1);[.$D$4]))" office:value-type="float" office:value="61" calcext:value-type="float">
            <text:p>61</text:p>
          </table:table-cell>
          <table:table-cell table:formula="of:=IF([.D22]=0;MID([.$D$8];[.$D$4];1);IF([.D22]=[.$D$4];MID([.$D$8];[.$D$4];1);MID([.$D$8];[.D22];1)))" office:value-type="string" office:string-value="X" calcext:value-type="string">
            <text:p>X</text:p>
          </table:table-cell>
          <table:table-cell table:number-columns-repeated="1019"/>
        </table:table-row>
        <table:table-row table:style-name="ro1">
          <table:table-cell table:formula="of:=MID([.$A$4];13;1)" office:value-type="string" office:string-value="#" calcext:value-type="string">
            <text:p>#</text:p>
          </table:table-cell>
          <table:table-cell table:formula="of:=FIND([.A23];[.$D$8];1)" office:value-type="float" office:value="27" calcext:value-type="float">
            <text:p>27</text:p>
          </table:table-cell>
          <table:table-cell table:formula="of:=FIND(MID([.$A$3];13;1);[.$D$8];1)" office:value-type="float" office:value="27" calcext:value-type="float">
            <text:p>27</text:p>
          </table:table-cell>
          <table:table-cell table:formula="of:=IF(MOD(([.B23]+[.C23])-([.$E$4]+1);[.$D$4])=0;[.$D$4];MOD(([.B23]+[.C23])-([.$E$4]+1);[.$D$4]))" office:value-type="float" office:value="29" calcext:value-type="float">
            <text:p>29</text:p>
          </table:table-cell>
          <table:table-cell table:formula="of:=IF([.D23]=0;MID([.$D$8];[.$D$4];1);IF([.D23]=[.$D$4];MID([.$D$8];[.$D$4];1);MID([.$D$8];[.D23];1)))" office:value-type="string" office:string-value=")" calcext:value-type="string">
            <text:p>)</text:p>
          </table:table-cell>
          <table:table-cell table:number-columns-repeated="1019"/>
        </table:table-row>
        <table:table-row table:style-name="ro1">
          <table:table-cell table:formula="of:=MID([.$A$4];14;1)" office:value-type="string" office:string-value="u" calcext:value-type="string">
            <text:p>u</text:p>
          </table:table-cell>
          <table:table-cell table:formula="of:=FIND([.A24];[.$D$8];1)" office:value-type="float" office:value="63" calcext:value-type="float">
            <text:p>63</text:p>
          </table:table-cell>
          <table:table-cell table:formula="of:=FIND(MID([.$A$3];14;1);[.$D$8];1)" office:value-type="float" office:value="63" calcext:value-type="float">
            <text:p>63</text:p>
          </table:table-cell>
          <table:table-cell table:formula="of:=IF(MOD(([.B24]+[.C24])-([.$E$4]+1);[.$D$4])=0;[.$D$4];MOD(([.B24]+[.C24])-([.$E$4]+1);[.$D$4]))" office:value-type="float" office:value="7" calcext:value-type="float">
            <text:p>7</text:p>
          </table:table-cell>
          <table:table-cell table:formula="of:=IF([.D24]=0;MID([.$D$8];[.$D$4];1);IF([.D24]=[.$D$4];MID([.$D$8];[.$D$4];1);MID([.$D$8];[.D24];1)))" office:value-type="string" office:string-value="_" calcext:value-type="string">
            <text:p>_</text:p>
          </table:table-cell>
          <table:table-cell table:number-columns-repeated="1019"/>
        </table:table-row>
        <table:table-row table:style-name="ro1">
          <table:table-cell table:formula="of:=MID([.$A$4];15;1)" office:value-type="string" office:string-value="`" calcext:value-type="string">
            <text:p>`</text:p>
          </table:table-cell>
          <table:table-cell table:formula="of:=FIND([.A25];[.$D$8];1)" office:value-type="float" office:value="8" calcext:value-type="float">
            <text:p>8</text:p>
          </table:table-cell>
          <table:table-cell table:formula="of:=FIND(MID([.$A$3];15;1);[.$D$8];1)" office:value-type="float" office:value="8" calcext:value-type="float">
            <text:p>8</text:p>
          </table:table-cell>
          <table:table-cell table:formula="of:=IF(MOD(([.B25]+[.C25])-([.$E$4]+1);[.$D$4])=0;[.$D$4];MOD(([.B25]+[.C25])-([.$E$4]+1);[.$D$4]))" office:value-type="float" office:value="85" calcext:value-type="float">
            <text:p>85</text:p>
          </table:table-cell>
          <table:table-cell table:formula="of:=IF([.D25]=0;MID([.$D$8];[.$D$4];1);IF([.D25]=[.$D$4];MID([.$D$8];[.$D$4];1);MID([.$D$8];[.D25];1)))" office:value-type="string" office:string-value="A" calcext:value-type="string">
            <text:p>A</text:p>
          </table:table-cell>
          <table:table-cell table:number-columns-repeated="1019"/>
        </table:table-row>
        <table:table-row table:style-name="ro1">
          <table:table-cell table:formula="of:=MID([.$A$4];16;1)" office:value-type="string" office:string-value="R" calcext:value-type="string">
            <text:p>R</text:p>
          </table:table-cell>
          <table:table-cell table:formula="of:=FIND([.A26];[.$D$8];1)" office:value-type="float" office:value="5" calcext:value-type="float">
            <text:p>5</text:p>
          </table:table-cell>
          <table:table-cell table:formula="of:=FIND(MID([.$A$3];16;1);[.$D$8];1)" office:value-type="float" office:value="5" calcext:value-type="float">
            <text:p>5</text:p>
          </table:table-cell>
          <table:table-cell table:formula="of:=IF(MOD(([.B26]+[.C26])-([.$E$4]+1);[.$D$4])=0;[.$D$4];MOD(([.B26]+[.C26])-([.$E$4]+1);[.$D$4]))" office:value-type="float" office:value="79" calcext:value-type="float">
            <text:p>79</text:p>
          </table:table-cell>
          <table:table-cell table:formula="of:=IF([.D26]=0;MID([.$D$8];[.$D$4];1);IF([.D26]=[.$D$4];MID([.$D$8];[.$D$4];1);MID([.$D$8];[.D26];1)))" office:value-type="string" office:string-value="&quot;" calcext:value-type="string">
            <text:p>"</text:p>
          </table:table-cell>
          <table:table-cell table:number-columns-repeated="1019"/>
        </table:table-row>
        <table:table-row table:style-name="ro1">
          <table:table-cell table:style-name="ce28" table:formula="of:=COM.MICROSOFT.CONCAT([.$E$11];[.$E$12];[.$E$13];[.$E$14];[.$E$15];[.$E$16];[.$E$17];[.$E$18];[.$E$19];[.$E$20];[.$E$21];[.$E$22];[.$E$23];[.$E$24];[.$E$25];[.$E$26])" office:value-type="string" office:string-value="8X.RyIw_CIcX)_A&quot;" calcext:value-type="string">
            <text:p>8X.RyIw_CIcX)_A"</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5AHIOwKGSTZ" calcext:value-type="string">
            <text:p>5AHIOwKGSTZ</text:p>
          </table:table-cell>
          <table:table-cell table:formula="of:=IF([.$F$3]=0;RIGHT([.$D$8];LEN([.$D$8])-[.$F$4]);LEFT([.$D$8];LEN([.$D$8])-[.$F$4]))" office:value-type="string" office:string-value="Uo(=R[_`f&gt;iklmnpqtvxyz{|}~#')*+,-P$Eja^g/012\NQLMs34678hW%YVX!ur9:&lt;&amp;JDeFb cd.B&quot;]?@C" calcext:value-type="string">
            <text:p>Uo(=R[_`f&gt;iklmnpqtvxyz{|}~#')*+,-P$Eja^g/012\NQLMs34678hW%YVX!ur9:&lt;&amp;JDeFb cd.B"]?@C</text:p>
          </table:table-cell>
          <table:table-cell table:style-name="ce28" table:formula="of:=IF([.$F$3]=0;COM.MICROSOFT.CONCAT([.C30];[.B30]);COM.MICROSOFT.CONCAT([.C31];[.B31]))" office:value-type="string" office:string-value="5AHIOwKGSTZUo(=R[_`f&gt;iklmnpqtvxyz{|}~#')*+,-P$Eja^g/012\NQLMs34678hW%YVX!ur9:&lt;&amp;JDeFb cd.B&quot;]?@C" calcext:value-type="string">
            <text:p>5AHIOwKGSTZUo(=R[_`f&gt;iklmnpqtvxyz{|}~#')*+,-P$Eja^g/012\NQLMs34678hW%YVX!ur9:&lt;&amp;JDeFb cd.B"]?@C</text:p>
          </table:table-cell>
          <table:table-cell table:style-name="Default"/>
          <table:table-cell table:number-columns-repeated="1019"/>
        </table:table-row>
        <table:table-row table:style-name="ro1">
          <table:table-cell/>
          <table:table-cell table:formula="of:=LEFT([.$D$8];LEN([.$D$8])-[.$F$4])" office:value-type="string" office:string-value="Uo(=R[_`f&gt;iklmnpqtvxyz{|}~#')*+,-P$Eja^g/012\NQLMs34678hW%YVX!ur9:&lt;&amp;JDeFb cd.B&quot;]?@C" calcext:value-type="string">
            <text:p>Uo(=R[_`f&gt;iklmnpqtvxyz{|}~#')*+,-P$Eja^g/012\NQLMs34678hW%YVX!ur9:&lt;&amp;JDeFb cd.B"]?@C</text:p>
          </table:table-cell>
          <table:table-cell table:formula="of:=RIGHT([.$D$8];[.$F$4])" office:value-type="string" office:string-value="5AHIOwKGSTZ" calcext:value-type="string">
            <text:p>5AHIOwKGSTZ</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U" calcext:value-type="string">
            <text:p>U</text:p>
          </table:table-cell>
          <table:table-cell/>
          <table:table-cell table:style-name="ce28" table:formula="of:=IF([.$F$3]=0;COM.MICROSOFT.CONCAT([.B32];REPLACE([.D30];([.$F$4]+1);1;&quot;&quot;));COM.MICROSOFT.CONCAT(REPLACE([.D30];([.$F$4]+1);1;&quot;&quot;);[.B32]))" office:value-type="string" office:string-value="5AHIOwKGSTZo(=R[_`f&gt;iklmnpqtvxyz{|}~#')*+,-P$Eja^g/012\NQLMs34678hW%YVX!ur9:&lt;&amp;JDeFb cd.B&quot;]?@CU" calcext:value-type="string">
            <text:p>5AHIOwKGSTZo(=R[_`f&gt;iklmnpqtvxyz{|}~#')*+,-P$Eja^g/012\NQLMs34678hW%YVX!ur9:&lt;&amp;JDeFb cd.B"]?@CU</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no3L" calcext:value-type="string">
            <text:p>no3L</text:p>
          </table:table-cell>
          <table:table-cell table:style-name="ce28" table:formula="of:=IF([.$F$4]&lt;[.$E$4];REPLACE([.D32];[.$E$4]+1;1;&quot;&quot;);REPLACE([.D32];[.$F$4]+1;1;&quot;&quot;))" office:value-type="string" office:string-value="5AHIOwKGSTZo(=R[_`f&gt;iklmpqtvxyz{|}~#')*+,-P$Eja^g/012\NQLMs34678hW%YVX!ur9:&lt;&amp;JDeFb cd.B&quot;]?@CU" calcext:value-type="string">
            <text:p>5AHIOwKGSTZo(=R[_`f&gt;iklmpqtvxyz{|}~#')*+,-P$Eja^g/012\NQLMs34678hW%YVX!ur9:&lt;&amp;JDeFb cd.B"]?@CU</text:p>
          </table:table-cell>
          <table:table-cell table:formula="of:=COM.MICROSOFT.CONCAT([.B33];[.K41])" office:value-type="string" office:string-value="no3L5AHIOwKGSTZ(=R[_`f&gt;iklmpqtvxyz{|}~#')*+,-P$Eja^g/012\NQMs4678hW%YVX!ur9:&lt;&amp;JDeFb cd.B&quot;]?@CU" calcext:value-type="string">
            <text:p>no3L5AHIOwKGSTZ(=R[_`f&gt;iklmpqtvxyz{|}~#')*+,-P$Eja^g/012\NQMs4678hW%YVX!ur9:&lt;&amp;JDeFb cd.B"]?@CU</text:p>
          </table:table-cell>
          <table:table-cell table:style-name="Default"/>
          <table:table-cell table:number-columns-repeated="4"/>
          <table:table-cell table:style-name="ce28" table:formula="of:=MID([.$D$32];[.$E$4]+1;1)" office:value-type="string" office:string-value="n" calcext:value-type="string">
            <text:p>n</text:p>
          </table:table-cell>
          <table:table-cell table:style-name="ce28" table:formula="of:=REPLACE([.$D$32];[.$E$4]+1;1;&quot; &quot;)" office:value-type="string" office:string-value="5AHIOwKGSTZo(=R[_`f&gt;iklm pqtvxyz{|}~#')*+,-P$Eja^g/012\NQLMs34678hW%YVX!ur9:&lt;&amp;JDeFb cd.B&quot;]?@CU" calcext:value-type="string">
            <text:p>5AHIOwKGSTZo(=R[_`f&gt;iklm pqtvxyz{|}~#')*+,-P$Eja^g/012\NQLMs34678hW%YVX!ur9:&lt;&amp;JDeFb cd.B"]?@CU</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o" calcext:value-type="string">
            <text:p>o</text:p>
          </table:table-cell>
          <table:table-cell table:style-name="ce28" table:formula="of:=IF([.$F$4]&lt;[.$E$4];REPLACE([.C33];[.$F$4]+1;1;&quot;&quot;);REPLACE([.C33];[.$E$4]+1;1;&quot;&quot;))" office:value-type="string" office:string-value="5AHIOwKGSTZ(=R[_`f&gt;iklmpqtvxyz{|}~#')*+,-P$Eja^g/012\NQLMs34678hW%YVX!ur9:&lt;&amp;JDeFb cd.B&quot;]?@CU" calcext:value-type="string">
            <text:p>5AHIOwKGSTZ(=R[_`f&gt;iklmpqtvxyz{|}~#')*+,-P$Eja^g/012\NQLMs34678hW%YVX!ur9:&lt;&amp;JDeFb cd.B"]?@CU</text:p>
          </table:table-cell>
          <table:table-cell/>
          <table:table-cell table:style-name="Default"/>
          <table:table-cell table:number-columns-repeated="4"/>
          <table:table-cell table:formula="of:=COM.MICROSOFT.CONCAT([.J33];MID([.K33];[.$F$4]+1;1))" office:value-type="string" office:string-value="no" calcext:value-type="string">
            <text:p>no</text:p>
          </table:table-cell>
          <table:table-cell table:style-name="ce28" table:formula="of:=REPLACE([.$K33];[.$F$4]+1;1;&quot; &quot;)" office:value-type="string" office:string-value="5AHIOwKGSTZ (=R[_`f&gt;iklm pqtvxyz{|}~#')*+,-P$Eja^g/012\NQLMs34678hW%YVX!ur9:&lt;&amp;JDeFb cd.B&quot;]?@CU" calcext:value-type="string">
            <text:p>5AHIOwKGSTZ (=R[_`f&gt;iklm pqtvxyz{|}~#')*+,-P$Eja^g/012\NQLMs34678hW%YVX!ur9:&lt;&amp;JDeFb cd.B"]?@CU</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8X.RyIw_CIcX)_A&quot;" calcext:value-type="string">
            <text:p>8X.RyIw_CIcX)_A"</text:p>
          </table:table-cell>
          <table:table-cell table:formula="of:=COM.MICROSOFT.CONCAT(&quot;'&quot;;[.A35];&quot;'&quot;;&quot; A23 char positions in D21&quot;)" office:value-type="string" office:string-value="'8X.RyIw_CIcX)_A&quot;' A23 char positions in D21" calcext:value-type="string">
            <text:p>'8X.RyIw_CIcX)_A"' A23 char positions in D21</text:p>
          </table:table-cell>
          <table:table-cell table:formula="of:=COM.MICROSOFT.CONCAT(&quot;'&quot;;MID([.A28];LEN([.$A$4])+1;LEN([.A4]));&quot;'&quot;;&quot; A20 OTP char positions in D25&quot;)" office:value-type="string" office:string-value="'0[8ExQ5?3QF[a?H`' A20 OTP char positions in D25" calcext:value-type="string">
            <text:p>'0[8ExQ5?3QF[a?H`' A20 OTP char positions in D25</text:p>
          </table:table-cell>
          <table:table-cell/>
          <table:table-cell table:style-name="Default"/>
          <table:table-cell table:number-columns-repeated="4"/>
          <table:table-cell table:formula="of:=COM.MICROSOFT.CONCAT([.J34];MID([.$K34];[.$G$4]+1;1))" office:value-type="string" office:string-value="no3" calcext:value-type="string">
            <text:p>no3</text:p>
          </table:table-cell>
          <table:table-cell table:style-name="ce28" table:formula="of:=REPLACE([.$K34];[.$G$4]+1;1;&quot; &quot;)" office:value-type="string" office:string-value="5AHIOwKGSTZ (=R[_`f&gt;iklm pqtvxyz{|}~#')*+,-P$Eja^g/012\NQLMs 4678hW%YVX!ur9:&lt;&amp;JDeFb cd.B&quot;]?@CU" calcext:value-type="string">
            <text:p>5AHIOwKGSTZ (=R[_`f&gt;iklm pqtvxyz{|}~#')*+,-P$Eja^g/012\NQLMs 4678hW%YVX!ur9:&lt;&amp;JDeFb cd.B"]?@CU</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8" calcext:value-type="string">
            <text:p>8</text:p>
          </table:table-cell>
          <table:table-cell table:formula="of:=FIND([.A36];[.$D$33];1)" office:value-type="float" office:value="65" calcext:value-type="float">
            <text:p>65</text:p>
          </table:table-cell>
          <table:table-cell table:formula="of:=FIND(MID([.$A$28];LEN([.$A$4])+1;1);[.$D$33];1)" office:value-type="float" office:value="54" calcext:value-type="float">
            <text:p>54</text:p>
          </table:table-cell>
          <table:table-cell table:formula="of:=IF(MOD(([.B36]+[.C36])-([.$F$4]+1);[.$D$4])=0;[.$D$4];MOD(([.B36]+[.C36])-([.$F$4]+1);[.$D$4]))" office:value-type="float" office:value="13" calcext:value-type="float">
            <text:p>13</text:p>
          </table:table-cell>
          <table:table-cell table:formula="of:=IF([.D36]=0;MID([.$D$33];[.$D$4];1);IF([.D36]=[.$D$4];MID([.$D$33];[.$D$4];1);MID([.$D$33];[.D36];1)))" office:value-type="string" office:string-value="S" calcext:value-type="string">
            <text:p>S</text:p>
          </table:table-cell>
          <table:table-cell table:number-columns-repeated="4"/>
          <table:table-cell table:formula="of:=COM.MICROSOFT.CONCAT([.J35];MID([.$K35];[.$H$4]+1;1))" office:value-type="string" office:string-value="no3L" calcext:value-type="string">
            <text:p>no3L</text:p>
          </table:table-cell>
          <table:table-cell table:style-name="ce28" table:formula="of:=REPLACE([.$K35];[.$H$4]+1;1;&quot; &quot;)" office:value-type="string" office:string-value="5AHIOwKGSTZ (=R[_`f&gt;iklm pqtvxyz{|}~#')*+,-P$Eja^g/012\NQ Ms 4678hW%YVX!ur9:&lt;&amp;JDeFb cd.B&quot;]?@CU" calcext:value-type="string">
            <text:p>5AHIOwKGSTZ (=R[_`f&gt;iklm pqtvxyz{|}~#')*+,-P$Eja^g/012\NQ Ms 4678hW%YVX!ur9:&lt;&amp;JDeFb cd.B"]?@CU</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X" calcext:value-type="string">
            <text:p>X</text:p>
          </table:table-cell>
          <table:table-cell table:formula="of:=FIND([.A37];[.$D$33];1)" office:value-type="float" office:value="71" calcext:value-type="float">
            <text:p>71</text:p>
          </table:table-cell>
          <table:table-cell table:formula="of:=FIND(MID([.$A$28];LEN([.$A$4])+2;1);[.$D$33];1)" office:value-type="float" office:value="19" calcext:value-type="float">
            <text:p>19</text:p>
          </table:table-cell>
          <table:table-cell table:formula="of:=IF(MOD(([.B37]+[.C37])-([.$F$4]+1);[.$D$4])=0;[.$D$4];MOD(([.B37]+[.C37])-([.$F$4]+1);[.$D$4]))" office:value-type="float" office:value="78" calcext:value-type="float">
            <text:p>78</text:p>
          </table:table-cell>
          <table:table-cell table:formula="of:=IF([.D37]=0;MID([.$D$33];[.$D$4];1);IF([.D37]=[.$D$4];MID([.$D$33];[.$D$4];1);MID([.$D$33];[.D37];1)))" office:value-type="string" office:string-value="&amp;" calcext:value-type="string">
            <text:p>&amp;</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87" calcext:value-type="float">
            <text:p>87</text:p>
          </table:table-cell>
          <table:table-cell table:formula="of:=FIND(MID([.$A$28];LEN([.$A$4])+3;1);[.$D$33];1)" office:value-type="float" office:value="65" calcext:value-type="float">
            <text:p>65</text:p>
          </table:table-cell>
          <table:table-cell table:formula="of:=IF(MOD(([.B38]+[.C38])-([.$F$4]+1);[.$D$4])=0;[.$D$4];MOD(([.B38]+[.C38])-([.$F$4]+1);[.$D$4]))" office:value-type="float" office:value="46" calcext:value-type="float">
            <text:p>46</text:p>
          </table:table-cell>
          <table:table-cell table:formula="of:=IF([.D38]=0;MID([.$D$33];[.$D$4];1);IF([.D38]=[.$D$4];MID([.$D$33];[.$D$4];1);MID([.$D$33];[.D38];1)))" office:value-type="string" office:string-value="P" calcext:value-type="string">
            <text:p>P</text:p>
          </table:table-cell>
          <table:table-cell table:number-columns-repeated="5"/>
          <table:table-cell table:formula="of:=REPLACE([.K36];FIND(&quot; &quot;;[.K36];1);1;&quot;&quot;)" office:value-type="string" office:string-value="5AHIOwKGSTZ(=R[_`f&gt;iklm pqtvxyz{|}~#')*+,-P$Eja^g/012\NQ Ms 4678hW%YVX!ur9:&lt;&amp;JDeFb cd.B&quot;]?@CU" calcext:value-type="string">
            <text:p>5AHIOwKGSTZ(=R[_`f&gt;iklm pqtvxyz{|}~#')*+,-P$Eja^g/012\NQ Ms 4678hW%YVX!ur9:&lt;&amp;JDeFb cd.B"]?@CU</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R" calcext:value-type="string">
            <text:p>R</text:p>
          </table:table-cell>
          <table:table-cell table:formula="of:=FIND([.A39];[.$D$33];1)" office:value-type="float" office:value="18" calcext:value-type="float">
            <text:p>18</text:p>
          </table:table-cell>
          <table:table-cell table:formula="of:=FIND(MID([.$A$28];LEN([.$A$4])+4;1);[.$D$33];1)" office:value-type="float" office:value="48" calcext:value-type="float">
            <text:p>48</text:p>
          </table:table-cell>
          <table:table-cell table:formula="of:=IF(MOD(([.B39]+[.C39])-([.$F$4]+1);[.$D$4])=0;[.$D$4];MOD(([.B39]+[.C39])-([.$F$4]+1);[.$D$4]))" office:value-type="float" office:value="54" calcext:value-type="float">
            <text:p>54</text:p>
          </table:table-cell>
          <table:table-cell table:formula="of:=IF([.D39]=0;MID([.$D$33];[.$D$4];1);IF([.D39]=[.$D$4];MID([.$D$33];[.$D$4];1);MID([.$D$33];[.D39];1)))" office:value-type="string" office:string-value="0" calcext:value-type="string">
            <text:p>0</text:p>
          </table:table-cell>
          <table:table-cell table:number-columns-repeated="5"/>
          <table:table-cell table:formula="of:=REPLACE([.K38];FIND(&quot; &quot;;[.K38];1);1;&quot;&quot;)" office:value-type="string" office:string-value="5AHIOwKGSTZ(=R[_`f&gt;iklmpqtvxyz{|}~#')*+,-P$Eja^g/012\NQ Ms 4678hW%YVX!ur9:&lt;&amp;JDeFb cd.B&quot;]?@CU" calcext:value-type="string">
            <text:p>5AHIOwKGSTZ(=R[_`f&gt;iklmpqtvxyz{|}~#')*+,-P$Eja^g/012\NQ Ms 4678hW%YVX!ur9:&lt;&amp;JDeFb cd.B"]?@CU</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y" calcext:value-type="string">
            <text:p>y</text:p>
          </table:table-cell>
          <table:table-cell table:formula="of:=FIND([.A40];[.$D$33];1)" office:value-type="float" office:value="33" calcext:value-type="float">
            <text:p>33</text:p>
          </table:table-cell>
          <table:table-cell table:formula="of:=FIND(MID([.$A$28];LEN([.$A$4])+5;1);[.$D$33];1)" office:value-type="float" office:value="32" calcext:value-type="float">
            <text:p>32</text:p>
          </table:table-cell>
          <table:table-cell table:formula="of:=IF(MOD(([.B40]+[.C40])-([.$F$4]+1);[.$D$4])=0;[.$D$4];MOD(([.B40]+[.C40])-([.$F$4]+1);[.$D$4]))" office:value-type="float" office:value="53" calcext:value-type="float">
            <text:p>53</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5AHIOwKGSTZ(=R[_`f&gt;iklmpqtvxyz{|}~#')*+,-P$Eja^g/012\NQMs 4678hW%YVX!ur9:&lt;&amp;JDeFb cd.B&quot;]?@CU" calcext:value-type="string">
            <text:p>5AHIOwKGSTZ(=R[_`f&gt;iklmpqtvxyz{|}~#')*+,-P$Eja^g/012\NQMs 4678hW%YVX!ur9:&lt;&amp;JDeFb cd.B"]?@CU</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I" calcext:value-type="string">
            <text:p>I</text:p>
          </table:table-cell>
          <table:table-cell table:formula="of:=FIND([.A41];[.$D$33];1)" office:value-type="float" office:value="8" calcext:value-type="float">
            <text:p>8</text:p>
          </table:table-cell>
          <table:table-cell table:formula="of:=FIND(MID([.$A$28];LEN([.$A$4])+6;1);[.$D$33];1)" office:value-type="float" office:value="59" calcext:value-type="float">
            <text:p>59</text:p>
          </table:table-cell>
          <table:table-cell table:formula="of:=IF(MOD(([.B41]+[.C41])-([.$F$4]+1);[.$D$4])=0;[.$D$4];MOD(([.B41]+[.C41])-([.$F$4]+1);[.$D$4]))" office:value-type="float" office:value="55" calcext:value-type="float">
            <text:p>55</text:p>
          </table:table-cell>
          <table:table-cell table:formula="of:=IF([.D41]=0;MID([.$D$33];[.$D$4];1);IF([.D41]=[.$D$4];MID([.$D$33];[.$D$4];1);MID([.$D$33];[.D41];1)))" office:value-type="string" office:string-value="1" calcext:value-type="string">
            <text:p>1</text:p>
          </table:table-cell>
          <table:table-cell table:number-columns-repeated="5"/>
          <table:table-cell table:formula="of:=REPLACE([.K40];FIND(&quot; &quot;;[.K40];1);1;&quot;&quot;)" office:value-type="string" office:string-value="5AHIOwKGSTZ(=R[_`f&gt;iklmpqtvxyz{|}~#')*+,-P$Eja^g/012\NQMs4678hW%YVX!ur9:&lt;&amp;JDeFb cd.B&quot;]?@CU" calcext:value-type="string">
            <text:p>5AHIOwKGSTZ(=R[_`f&gt;iklmpqtvxyz{|}~#')*+,-P$Eja^g/012\NQMs4678hW%YVX!ur9:&lt;&amp;JDeFb cd.B"]?@CU</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w" calcext:value-type="string">
            <text:p>w</text:p>
          </table:table-cell>
          <table:table-cell table:formula="of:=FIND([.A42];[.$D$33];1)" office:value-type="float" office:value="10" calcext:value-type="float">
            <text:p>10</text:p>
          </table:table-cell>
          <table:table-cell table:formula="of:=FIND(MID([.$A$28];LEN([.$A$4])+7;1);[.$D$33];1)" office:value-type="float" office:value="5" calcext:value-type="float">
            <text:p>5</text:p>
          </table:table-cell>
          <table:table-cell table:formula="of:=IF(MOD(([.B42]+[.C42])-([.$F$4]+1);[.$D$4])=0;[.$D$4];MOD(([.B42]+[.C42])-([.$F$4]+1);[.$D$4]))" office:value-type="float" office:value="3" calcext:value-type="float">
            <text:p>3</text:p>
          </table:table-cell>
          <table:table-cell table:formula="of:=IF([.D42]=0;MID([.$D$33];[.$D$4];1);IF([.D42]=[.$D$4];MID([.$D$33];[.$D$4];1);MID([.$D$33];[.D42];1)))" office:value-type="string" office:string-value="3" calcext:value-type="string">
            <text:p>3</text:p>
          </table:table-cell>
          <table:table-cell table:number-columns-repeated="1019"/>
        </table:table-row>
        <table:table-row table:style-name="ro1">
          <table:table-cell table:formula="of:=MID([.$A$35];8;1)" office:value-type="string" office:string-value="_" calcext:value-type="string">
            <text:p>_</text:p>
          </table:table-cell>
          <table:table-cell table:formula="of:=FIND([.A43];[.$D$33];1)" office:value-type="float" office:value="20" calcext:value-type="float">
            <text:p>20</text:p>
          </table:table-cell>
          <table:table-cell table:formula="of:=FIND(MID([.$A$28];LEN([.$A$4])+8;1);[.$D$33];1)" office:value-type="float" office:value="91" calcext:value-type="float">
            <text:p>91</text:p>
          </table:table-cell>
          <table:table-cell table:formula="of:=IF(MOD(([.B43]+[.C43])-([.$F$4]+1);[.$D$4])=0;[.$D$4];MOD(([.B43]+[.C43])-([.$F$4]+1);[.$D$4]))" office:value-type="float" office:value="5" calcext:value-type="float">
            <text:p>5</text:p>
          </table:table-cell>
          <table:table-cell table:formula="of:=IF([.D43]=0;MID([.$D$33];[.$D$4];1);IF([.D43]=[.$D$4];MID([.$D$33];[.$D$4];1);MID([.$D$33];[.D43];1)))" office:value-type="string" office:string-value="5" calcext:value-type="string">
            <text:p>5</text:p>
          </table:table-cell>
          <table:table-cell table:number-columns-repeated="1019"/>
        </table:table-row>
        <table:table-row table:style-name="ro1">
          <table:table-cell table:formula="of:=MID([.$A$35];9;1)" office:value-type="string" office:string-value="C" calcext:value-type="string">
            <text:p>C</text:p>
          </table:table-cell>
          <table:table-cell table:formula="of:=FIND([.A44];[.$D$33];1)" office:value-type="float" office:value="93" calcext:value-type="float">
            <text:p>93</text:p>
          </table:table-cell>
          <table:table-cell table:formula="of:=FIND(MID([.$A$28];LEN([.$A$4])+9;1);[.$D$33];1)" office:value-type="float" office:value="3" calcext:value-type="float">
            <text:p>3</text:p>
          </table:table-cell>
          <table:table-cell table:formula="of:=IF(MOD(([.B44]+[.C44])-([.$F$4]+1);[.$D$4])=0;[.$D$4];MOD(([.B44]+[.C44])-([.$F$4]+1);[.$D$4]))" office:value-type="float" office:value="84" calcext:value-type="float">
            <text:p>84</text:p>
          </table:table-cell>
          <table:table-cell table:formula="of:=IF([.D44]=0;MID([.$D$33];[.$D$4];1);IF([.D44]=[.$D$4];MID([.$D$33];[.$D$4];1);MID([.$D$33];[.D44];1)))" office:value-type="string" office:string-value=" " calcext:value-type="string">
            <text:p><text:s/></text:p>
          </table:table-cell>
          <table:table-cell table:number-columns-repeated="1019"/>
        </table:table-row>
        <table:table-row table:style-name="ro1">
          <table:table-cell table:formula="of:=MID([.$A$35];10;1)" office:value-type="string" office:string-value="I" calcext:value-type="string">
            <text:p>I</text:p>
          </table:table-cell>
          <table:table-cell table:formula="of:=FIND([.A45];[.$D$33];1)" office:value-type="float" office:value="8" calcext:value-type="float">
            <text:p>8</text:p>
          </table:table-cell>
          <table:table-cell table:formula="of:=FIND(MID([.$A$28];LEN([.$A$4])+10;1);[.$D$33];1)" office:value-type="float" office:value="59" calcext:value-type="float">
            <text:p>59</text:p>
          </table:table-cell>
          <table:table-cell table:formula="of:=IF(MOD(([.B45]+[.C45])-([.$F$4]+1);[.$D$4])=0;[.$D$4];MOD(([.B45]+[.C45])-([.$F$4]+1);[.$D$4]))" office:value-type="float" office:value="55" calcext:value-type="float">
            <text:p>55</text:p>
          </table:table-cell>
          <table:table-cell table:formula="of:=IF([.D45]=0;MID([.$D$33];[.$D$4];1);IF([.D45]=[.$D$4];MID([.$D$33];[.$D$4];1);MID([.$D$33];[.D45];1)))" office:value-type="string" office:string-value="1" calcext:value-type="string">
            <text:p>1</text:p>
          </table:table-cell>
          <table:table-cell table:number-columns-repeated="1019"/>
        </table:table-row>
        <table:table-row table:style-name="ro1">
          <table:table-cell table:formula="of:=MID([.$A$35];11;1)" office:value-type="string" office:string-value="c" calcext:value-type="string">
            <text:p>c</text:p>
          </table:table-cell>
          <table:table-cell table:formula="of:=FIND([.A46];[.$D$33];1)" office:value-type="float" office:value="85" calcext:value-type="float">
            <text:p>85</text:p>
          </table:table-cell>
          <table:table-cell table:formula="of:=FIND(MID([.$A$28];LEN([.$A$4])+11;1);[.$D$33];1)" office:value-type="float" office:value="82" calcext:value-type="float">
            <text:p>82</text:p>
          </table:table-cell>
          <table:table-cell table:formula="of:=IF(MOD(([.B46]+[.C46])-([.$F$4]+1);[.$D$4])=0;[.$D$4];MOD(([.B46]+[.C46])-([.$F$4]+1);[.$D$4]))" office:value-type="float" office:value="61" calcext:value-type="float">
            <text:p>61</text:p>
          </table:table-cell>
          <table:table-cell table:formula="of:=IF([.D46]=0;MID([.$D$33];[.$D$4];1);IF([.D46]=[.$D$4];MID([.$D$33];[.$D$4];1);MID([.$D$33];[.D46];1)))" office:value-type="string" office:string-value="s" calcext:value-type="string">
            <text:p>s</text:p>
          </table:table-cell>
          <table:table-cell table:number-columns-repeated="1019"/>
        </table:table-row>
        <table:table-row table:style-name="ro1">
          <table:table-cell table:formula="of:=MID([.$A$35];12;1)" office:value-type="string" office:string-value="X" calcext:value-type="string">
            <text:p>X</text:p>
          </table:table-cell>
          <table:table-cell table:formula="of:=FIND([.A47];[.$D$33];1)" office:value-type="float" office:value="71" calcext:value-type="float">
            <text:p>71</text:p>
          </table:table-cell>
          <table:table-cell table:formula="of:=FIND(MID([.$A$28];LEN([.$A$4])+12;1);[.$D$33];1)" office:value-type="float" office:value="19" calcext:value-type="float">
            <text:p>19</text:p>
          </table:table-cell>
          <table:table-cell table:formula="of:=IF(MOD(([.B47]+[.C47])-([.$F$4]+1);[.$D$4])=0;[.$D$4];MOD(([.B47]+[.C47])-([.$F$4]+1);[.$D$4]))" office:value-type="float" office:value="78" calcext:value-type="float">
            <text:p>78</text:p>
          </table:table-cell>
          <table:table-cell table:formula="of:=IF([.D47]=0;MID([.$D$33];[.$D$4];1);IF([.D47]=[.$D$4];MID([.$D$33];[.$D$4];1);MID([.$D$33];[.D47];1)))" office:value-type="string" office:string-value="&amp;" calcext:value-type="string">
            <text:p>&amp;</text:p>
          </table:table-cell>
          <table:table-cell table:number-columns-repeated="1019"/>
        </table:table-row>
        <table:table-row table:style-name="ro1">
          <table:table-cell table:formula="of:=MID([.$A$35];13;1)" office:value-type="string" office:string-value=")" calcext:value-type="string">
            <text:p>)</text:p>
          </table:table-cell>
          <table:table-cell table:formula="of:=FIND([.A48];[.$D$33];1)" office:value-type="float" office:value="41" calcext:value-type="float">
            <text:p>41</text:p>
          </table:table-cell>
          <table:table-cell table:formula="of:=FIND(MID([.$A$28];LEN([.$A$4])+13;1);[.$D$33];1)" office:value-type="float" office:value="50" calcext:value-type="float">
            <text:p>50</text:p>
          </table:table-cell>
          <table:table-cell table:formula="of:=IF(MOD(([.B48]+[.C48])-([.$F$4]+1);[.$D$4])=0;[.$D$4];MOD(([.B48]+[.C48])-([.$F$4]+1);[.$D$4]))" office:value-type="float" office:value="79" calcext:value-type="float">
            <text:p>79</text:p>
          </table:table-cell>
          <table:table-cell table:formula="of:=IF([.D48]=0;MID([.$D$33];[.$D$4];1);IF([.D48]=[.$D$4];MID([.$D$33];[.$D$4];1);MID([.$D$33];[.D48];1)))" office:value-type="string" office:string-value="J" calcext:value-type="string">
            <text:p>J</text:p>
          </table:table-cell>
          <table:table-cell table:number-columns-repeated="1019"/>
        </table:table-row>
        <table:table-row table:style-name="ro1">
          <table:table-cell table:formula="of:=MID([.$A$35];14;1)" office:value-type="string" office:string-value="_" calcext:value-type="string">
            <text:p>_</text:p>
          </table:table-cell>
          <table:table-cell table:formula="of:=FIND([.A49];[.$D$33];1)" office:value-type="float" office:value="20" calcext:value-type="float">
            <text:p>20</text:p>
          </table:table-cell>
          <table:table-cell table:formula="of:=FIND(MID([.$A$28];LEN([.$A$4])+14;1);[.$D$33];1)" office:value-type="float" office:value="91" calcext:value-type="float">
            <text:p>91</text:p>
          </table:table-cell>
          <table:table-cell table:formula="of:=IF(MOD(([.B49]+[.C49])-([.$F$4]+1);[.$D$4])=0;[.$D$4];MOD(([.B49]+[.C49])-([.$F$4]+1);[.$D$4]))" office:value-type="float" office:value="5" calcext:value-type="float">
            <text:p>5</text:p>
          </table:table-cell>
          <table:table-cell table:formula="of:=IF([.D49]=0;MID([.$D$33];[.$D$4];1);IF([.D49]=[.$D$4];MID([.$D$33];[.$D$4];1);MID([.$D$33];[.D49];1)))" office:value-type="string" office:string-value="5" calcext:value-type="string">
            <text:p>5</text:p>
          </table:table-cell>
          <table:table-cell table:number-columns-repeated="1019"/>
        </table:table-row>
        <table:table-row table:style-name="ro1">
          <table:table-cell table:formula="of:=MID([.$A$35];15;1)" office:value-type="string" office:string-value="A" calcext:value-type="string">
            <text:p>A</text:p>
          </table:table-cell>
          <table:table-cell table:formula="of:=FIND([.A50];[.$D$33];1)" office:value-type="float" office:value="6" calcext:value-type="float">
            <text:p>6</text:p>
          </table:table-cell>
          <table:table-cell table:formula="of:=FIND(MID([.$A$28];LEN([.$A$4])+15;1);[.$D$33];1)" office:value-type="float" office:value="7" calcext:value-type="float">
            <text:p>7</text:p>
          </table:table-cell>
          <table:table-cell table:formula="of:=IF(MOD(([.B50]+[.C50])-([.$F$4]+1);[.$D$4])=0;[.$D$4];MOD(([.B50]+[.C50])-([.$F$4]+1);[.$D$4]))" office:value-type="float" office:value="1" calcext:value-type="float">
            <text:p>1</text:p>
          </table:table-cell>
          <table:table-cell table:formula="of:=IF([.D50]=0;MID([.$D$33];[.$D$4];1);IF([.D50]=[.$D$4];MID([.$D$33];[.$D$4];1);MID([.$D$33];[.D50];1)))" office:value-type="string" office:string-value="n" calcext:value-type="string">
            <text:p>n</text:p>
          </table:table-cell>
          <table:table-cell table:number-columns-repeated="1019"/>
        </table:table-row>
        <table:table-row table:style-name="ro1">
          <table:table-cell table:formula="of:=MID([.$A$35];16;1)" office:value-type="string" office:string-value="&quot;" calcext:value-type="string">
            <text:p>"</text:p>
          </table:table-cell>
          <table:table-cell table:formula="of:=FIND([.A51];[.$D$33];1)" office:value-type="float" office:value="89" calcext:value-type="float">
            <text:p>89</text:p>
          </table:table-cell>
          <table:table-cell table:formula="of:=FIND(MID([.$A$28];LEN([.$A$4])+16;1);[.$D$33];1)" office:value-type="float" office:value="21" calcext:value-type="float">
            <text:p>21</text:p>
          </table:table-cell>
          <table:table-cell table:formula="of:=IF(MOD(([.B51]+[.C51])-([.$F$4]+1);[.$D$4])=0;[.$D$4];MOD(([.B51]+[.C51])-([.$F$4]+1);[.$D$4]))" office:value-type="float" office:value="4" calcext:value-type="float">
            <text:p>4</text:p>
          </table:table-cell>
          <table:table-cell table:formula="of:=IF([.D51]=0;MID([.$D$33];[.$D$4];1);IF([.D51]=[.$D$4];MID([.$D$33];[.$D$4];1);MID([.$D$33];[.D51];1)))" office:value-type="string" office:string-value="L" calcext:value-type="string">
            <text:p>L</text:p>
          </table:table-cell>
          <table:table-cell table:number-columns-repeated="1019"/>
        </table:table-row>
        <table:table-row table:style-name="ro1">
          <table:table-cell table:style-name="ce28" table:formula="of:=COM.MICROSOFT.CONCAT([.$E$36];[.$E$37];[.$E$38];[.$E$39];[.$E$40];[.$E$41];[.$E$42];[.$E$43];[.$E$44];[.$E$45];[.$E$46];[.$E$47];[.$E$48];[.$E$49];[.$E$50];[.$E$51])" office:value-type="string" office:string-value="S&amp;P0/135 1s&amp;J5nL" calcext:value-type="string">
            <text:p>S&amp;P0/135 1s&amp;J5nL</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0[8ExQ5?3QF[a?H`7':6oM,y:MG'[ybobC/fUU?}&gt;U,CU}7(A#Beautiful#MindA#Beautiful#MindA#Beautiful#Mind" calcext:value-type="string">
            <text:p>0[8ExQ5?3QF[a?H`7':6oM,y:MG'[ybobC/fUU?}&gt;U,CU}7(A#Beautiful#MindA#Beautiful#MindA#Beautiful#Mind</text:p>
          </table:table-cell>
          <table:table-cell table:style-name="ce27" table:formula="of:=COM.MICROSOFT.CONCAT( &quot;  OTP SIZE=  &quot;;LEN([.A5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no3L5AHIOwKGSTZ(=R[_`f&gt;iklmpqtvxyz{|}~#')*+,-P$Eja^g/012\NQM" calcext:value-type="string">
            <text:p>no3L5AHIOwKGSTZ(=R[_`f&gt;iklmpqtvxyz{|}~#')*+,-P$Eja^g/012\NQM</text:p>
          </table:table-cell>
          <table:table-cell table:style-name="ce28" table:formula="of:=IF([.$G$3]=0;RIGHT([.$D$33];LEN([.$D$33])-[.$G$4]);LEFT([.$D$33];LEN([.$D$33])-[.$G$4]))" office:value-type="string" office:string-value="s4678hW%YVX!ur9:&lt;&amp;JDeFb cd.B&quot;]?@CU" calcext:value-type="string">
            <text:p>s4678hW%YVX!ur9:&lt;&amp;JDeFb cd.B"]?@CU</text:p>
          </table:table-cell>
          <table:table-cell table:style-name="ce28" table:formula="of:=IF([.$G$3]=0;COM.MICROSOFT.CONCAT([.C55];[.B55]);COM.MICROSOFT.CONCAT([.C56];[.B56]))" office:value-type="string" office:string-value="s4678hW%YVX!ur9:&lt;&amp;JDeFb cd.B&quot;]?@CUno3L5AHIOwKGSTZ(=R[_`f&gt;iklmpqtvxyz{|}~#')*+,-P$Eja^g/012\NQM" calcext:value-type="string">
            <text:p>s4678hW%YVX!ur9:&lt;&amp;JDeFb cd.B"]?@CUno3L5AHIOwKGSTZ(=R[_`f&gt;iklmpqtvxyz{|}~#')*+,-P$Eja^g/012\NQM</text:p>
          </table:table-cell>
          <table:table-cell table:style-name="Default"/>
          <table:table-cell table:number-columns-repeated="1019"/>
        </table:table-row>
        <table:table-row table:style-name="ro1">
          <table:table-cell/>
          <table:table-cell table:style-name="ce28" table:formula="of:=LEFT([.$D$33];LEN([.$D$33])-[.$G$4])" office:value-type="string" office:string-value="no3L5AHIOwKGSTZ(=R[_`f&gt;iklmpqtvxyz" calcext:value-type="string">
            <text:p>no3L5AHIOwKGSTZ(=R[_`f&gt;iklmpqtvxyz</text:p>
          </table:table-cell>
          <table:table-cell table:style-name="ce28" table:formula="of:=RIGHT([.$D$33];[.$G$4])" office:value-type="string" office:string-value="{|}~#')*+,-P$Eja^g/012\NQMs4678hW%YVX!ur9:&lt;&amp;JDeFb cd.B&quot;]?@CU" calcext:value-type="string">
            <text:p>{|}~#')*+,-P$Eja^g/012\NQMs4678hW%YVX!ur9:&lt;&amp;JDeFb cd.B"]?@CU</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m" calcext:value-type="string">
            <text:p>m</text:p>
          </table:table-cell>
          <table:table-cell/>
          <table:table-cell table:style-name="ce28" table:formula="of:=IF([.$G$3]=0;COM.MICROSOFT.CONCAT([.B57];REPLACE([.D55];([.$G$4]+1);1;&quot;&quot;));COM.MICROSOFT.CONCAT(REPLACE([.D55];([.$G$4]+1);1;&quot;&quot;);[.B57]))" office:value-type="string" office:string-value="ms4678hW%YVX!ur9:&lt;&amp;JDeFb cd.B&quot;]?@CUno3L5AHIOwKGSTZ(=R[_`f&gt;iklpqtvxyz{|}~#')*+,-P$Eja^g/012\NQM" calcext:value-type="string">
            <text:p>ms4678hW%YVX!ur9:&lt;&amp;JDeFb cd.B"]?@CUno3L5AHIOwKGSTZ(=R[_`f&gt;iklpqtvxyz{|}~#')*+,-P$Eja^g/012\NQM</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 Xl&gt;" calcext:value-type="string">
            <text:p><text:s/>Xl&gt;</text:p>
          </table:table-cell>
          <table:table-cell table:style-name="ce28" table:formula="of:=IF([.$F$4]&lt;[.$E$4];REPLACE([.D57];[.$E$4]+1;1;&quot;&quot;);REPLACE([.D57];[.$F$4]+1;1;&quot;&quot;))" office:value-type="string" office:string-value="ms4678hW%YVX!ur9:&lt;&amp;JDeFbcd.B&quot;]?@CUno3L5AHIOwKGSTZ(=R[_`f&gt;iklpqtvxyz{|}~#')*+,-P$Eja^g/012\NQM" calcext:value-type="string">
            <text:p>ms4678hW%YVX!ur9:&lt;&amp;JDeFbcd.B"]?@CUno3L5AHIOwKGSTZ(=R[_`f&gt;iklpqtvxyz{|}~#')*+,-P$Eja^g/012\NQM</text:p>
          </table:table-cell>
          <table:table-cell table:formula="of:=COM.MICROSOFT.CONCAT([.B58];[.K66])" office:value-type="string" office:string-value=" Xl&gt;ms4678hW%YV!ur9:&lt;&amp;JDeFbcd.B&quot;]?@CUno3L5AHIOwKGSTZ(=R[_`fikpqtvxyz{|}~#')*+,-P$Eja^g/012\NQM" calcext:value-type="string">
            <text:p><text:s/>Xl&gt;ms4678hW%YV!ur9:&lt;&amp;JDeFbcd.B"]?@CUno3L5AHIOwKGSTZ(=R[_`fikpqtvxyz{|}~#')*+,-P$Eja^g/012\NQM</text:p>
          </table:table-cell>
          <table:table-cell table:style-name="Default"/>
          <table:table-cell table:number-columns-repeated="4"/>
          <table:table-cell table:style-name="ce28" table:formula="of:=MID([.$D$57];[.$E$4]+1;1)" office:value-type="string" office:string-value=" " calcext:value-type="string">
            <text:p><text:s/></text:p>
          </table:table-cell>
          <table:table-cell table:style-name="ce28" table:formula="of:=REPLACE([.$D$57];[.$E$4]+1;1;&quot; &quot;)" office:value-type="string" office:string-value="ms4678hW%YVX!ur9:&lt;&amp;JDeFb cd.B&quot;]?@CUno3L5AHIOwKGSTZ(=R[_`f&gt;iklpqtvxyz{|}~#')*+,-P$Eja^g/012\NQM" calcext:value-type="string">
            <text:p>ms4678hW%YVX!ur9:&lt;&amp;JDeFb cd.B"]?@CUno3L5AHIOwKGSTZ(=R[_`f&gt;iklpqtvxyz{|}~#')*+,-P$Eja^g/012\NQM</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l" calcext:value-type="string">
            <text:p>l</text:p>
          </table:table-cell>
          <table:table-cell table:style-name="ce28" table:formula="of:=IF([.$F$4]&lt;[.$E$4];REPLACE([.C58];[.$F$4]+1;1;&quot;&quot;);REPLACE([.C58];[.$E$4]+1;1;&quot;&quot;))" office:value-type="string" office:string-value="ms4678hW%YV!ur9:&lt;&amp;JDeFbcd.B&quot;]?@CUno3L5AHIOwKGSTZ(=R[_`f&gt;iklpqtvxyz{|}~#')*+,-P$Eja^g/012\NQM" calcext:value-type="string">
            <text:p>ms4678hW%YV!ur9:&lt;&amp;JDeFbcd.B"]?@CUno3L5AHIOwKGSTZ(=R[_`f&gt;iklpqtvxyz{|}~#')*+,-P$Eja^g/012\NQM</text:p>
          </table:table-cell>
          <table:table-cell/>
          <table:table-cell table:style-name="Default"/>
          <table:table-cell table:number-columns-repeated="4"/>
          <table:table-cell table:formula="of:=COM.MICROSOFT.CONCAT([.J58];MID([.K58];[.$F$4]+1;1))" office:value-type="string" office:string-value=" X" calcext:value-type="string">
            <text:p><text:s/>X</text:p>
          </table:table-cell>
          <table:table-cell table:style-name="ce28" table:formula="of:=REPLACE([.$K58];[.$F$4]+1;1;&quot; &quot;)" office:value-type="string" office:string-value="ms4678hW%YV !ur9:&lt;&amp;JDeFb cd.B&quot;]?@CUno3L5AHIOwKGSTZ(=R[_`f&gt;iklpqtvxyz{|}~#')*+,-P$Eja^g/012\NQM" calcext:value-type="string">
            <text:p>ms4678hW%YV !ur9:&lt;&amp;JDeFb cd.B"]?@CUno3L5AHIOwKGSTZ(=R[_`f&gt;iklpqtvxyz{|}~#')*+,-P$Eja^g/012\NQM</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S&amp;P0/135 1s&amp;J5nL" calcext:value-type="string">
            <text:p>S&amp;P0/135 1s&amp;J5nL</text:p>
          </table:table-cell>
          <table:table-cell table:formula="of:=COM.MICROSOFT.CONCAT(&quot;'&quot;;[.A60];&quot;'&quot;;&quot; A23 char positions in D21&quot;)" office:value-type="string" office:string-value="'S&amp;P0/135 1s&amp;J5nL' A23 char positions in D21" calcext:value-type="string">
            <text:p>'S&amp;P0/135 1s&amp;J5nL'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 Xl" calcext:value-type="string">
            <text:p><text:s/>Xl</text:p>
          </table:table-cell>
          <table:table-cell table:style-name="ce28" table:formula="of:=REPLACE([.$K59];[.$G$4]+1;1;&quot; &quot;)" office:value-type="string" office:string-value="ms4678hW%YV !ur9:&lt;&amp;JDeFb cd.B&quot;]?@CUno3L5AHIOwKGSTZ(=R[_`f&gt;ik pqtvxyz{|}~#')*+,-P$Eja^g/012\NQM" calcext:value-type="string">
            <text:p>ms4678hW%YV !ur9:&lt;&amp;JDeFb cd.B"]?@CUno3L5AHIOwKGSTZ(=R[_`f&gt;ik pqtvxyz{|}~#')*+,-P$Eja^g/012\NQM</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S" calcext:value-type="string">
            <text:p>S</text:p>
          </table:table-cell>
          <table:table-cell table:formula="of:=FIND([.A61];[.$D$58];1)" office:value-type="float" office:value="50" calcext:value-type="float">
            <text:p>50</text:p>
          </table:table-cell>
          <table:table-cell table:formula="of:=FIND(MID([.A53];LEN([.$A$4])+1;1);[.$D$58];1)" office:value-type="float" office:value="9" calcext:value-type="float">
            <text:p>9</text:p>
          </table:table-cell>
          <table:table-cell table:formula="of:=IF(MOD(([.B61]+[.C61])-([.$G$4]+1);[.$D$4])=0;[.$D$4];MOD(([.B61]+[.C61])-([.$G$4]+1);[.$D$4]))" office:value-type="float" office:value="92" calcext:value-type="float">
            <text:p>92</text:p>
          </table:table-cell>
          <table:table-cell table:formula="of:=IF([.D61]=0;MID([.$D$58];[.$D$4];1);IF([.D61]=[.$D$4];MID([.$D$58];[.$D$4];1);MID([.$D$58];[.D61];1)))" office:value-type="string" office:string-value="N" calcext:value-type="string">
            <text:p>N</text:p>
          </table:table-cell>
          <table:table-cell table:number-columns-repeated="4"/>
          <table:table-cell table:formula="of:=COM.MICROSOFT.CONCAT([.J60];MID([.$K60];[.$H$4]+1;1))" office:value-type="string" office:string-value=" Xl&gt;" calcext:value-type="string">
            <text:p><text:s/>Xl&gt;</text:p>
          </table:table-cell>
          <table:table-cell table:style-name="ce28" table:formula="of:=REPLACE([.$K60];[.$H$4]+1;1;&quot; &quot;)" office:value-type="string" office:string-value="ms4678hW%YV !ur9:&lt;&amp;JDeFb cd.B&quot;]?@CUno3L5AHIOwKGSTZ(=R[_`f ik pqtvxyz{|}~#')*+,-P$Eja^g/012\NQM" calcext:value-type="string">
            <text:p>ms4678hW%YV !ur9:&lt;&amp;JDeFb cd.B"]?@CUno3L5AHIOwKGSTZ(=R[_`f ik pqtvxyz{|}~#')*+,-P$Eja^g/012\NQM</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amp;" calcext:value-type="string">
            <text:p>&amp;</text:p>
          </table:table-cell>
          <table:table-cell table:formula="of:=FIND([.A62];[.$D$58];1)" office:value-type="float" office:value="22" calcext:value-type="float">
            <text:p>22</text:p>
          </table:table-cell>
          <table:table-cell table:formula="of:=FIND(MID([.A53];LEN([.$A$4])+2;1);[.$D$58];1)" office:value-type="float" office:value="74" calcext:value-type="float">
            <text:p>74</text:p>
          </table:table-cell>
          <table:table-cell table:formula="of:=IF(MOD(([.B62]+[.C62])-([.$G$4]+1);[.$D$4])=0;[.$D$4];MOD(([.B62]+[.C62])-([.$G$4]+1);[.$D$4]))" office:value-type="float" office:value="35" calcext:value-type="float">
            <text:p>35</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P" calcext:value-type="string">
            <text:p>P</text:p>
          </table:table-cell>
          <table:table-cell table:formula="of:=FIND([.A63];[.$D$58];1)" office:value-type="float" office:value="80" calcext:value-type="float">
            <text:p>80</text:p>
          </table:table-cell>
          <table:table-cell table:formula="of:=FIND(MID([.A53];LEN([.$A$4])+3;1);[.$D$58];1)" office:value-type="float" office:value="20" calcext:value-type="float">
            <text:p>20</text:p>
          </table:table-cell>
          <table:table-cell table:formula="of:=IF(MOD(([.B63]+[.C63])-([.$G$4]+1);[.$D$4])=0;[.$D$4];MOD(([.B63]+[.C63])-([.$G$4]+1);[.$D$4]))" office:value-type="float" office:value="39" calcext:value-type="float">
            <text:p>39</text:p>
          </table:table-cell>
          <table:table-cell table:formula="of:=IF([.D63]=0;MID([.$D$58];[.$D$4];1);IF([.D63]=[.$D$4];MID([.$D$58];[.$D$4];1);MID([.$D$58];[.D63];1)))" office:value-type="string" office:string-value="o" calcext:value-type="string">
            <text:p>o</text:p>
          </table:table-cell>
          <table:table-cell table:number-columns-repeated="5"/>
          <table:table-cell table:formula="of:=REPLACE([.K61];FIND(&quot; &quot;;[.K61];1);1;&quot;&quot;)" office:value-type="string" office:string-value="ms4678hW%YV!ur9:&lt;&amp;JDeFb cd.B&quot;]?@CUno3L5AHIOwKGSTZ(=R[_`f ik pqtvxyz{|}~#')*+,-P$Eja^g/012\NQM" calcext:value-type="string">
            <text:p>ms4678hW%YV!ur9:&lt;&amp;JDeFb cd.B"]?@CUno3L5AHIOwKGSTZ(=R[_`f ik pqtvxyz{|}~#')*+,-P$Eja^g/012\NQM</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0" calcext:value-type="string">
            <text:p>0</text:p>
          </table:table-cell>
          <table:table-cell table:formula="of:=FIND([.A64];[.$D$58];1)" office:value-type="float" office:value="88" calcext:value-type="float">
            <text:p>88</text:p>
          </table:table-cell>
          <table:table-cell table:formula="of:=FIND(MID([.A53];LEN([.$A$4])+4;1);[.$D$58];1)" office:value-type="float" office:value="8" calcext:value-type="float">
            <text:p>8</text:p>
          </table:table-cell>
          <table:table-cell table:formula="of:=IF(MOD(([.B64]+[.C64])-([.$G$4]+1);[.$D$4])=0;[.$D$4];MOD(([.B64]+[.C64])-([.$G$4]+1);[.$D$4]))" office:value-type="float" office:value="35" calcext:value-type="float">
            <text:p>35</text:p>
          </table:table-cell>
          <table:table-cell table:formula="of:=IF([.D64]=0;MID([.$D$58];[.$D$4];1);IF([.D64]=[.$D$4];MID([.$D$58];[.$D$4];1);MID([.$D$58];[.D64];1)))" office:value-type="string" office:string-value="@" calcext:value-type="string">
            <text:p>@</text:p>
          </table:table-cell>
          <table:table-cell table:number-columns-repeated="5"/>
          <table:table-cell table:formula="of:=REPLACE([.K63];FIND(&quot; &quot;;[.K63];1);1;&quot;&quot;)" office:value-type="string" office:string-value="ms4678hW%YV!ur9:&lt;&amp;JDeFbcd.B&quot;]?@CUno3L5AHIOwKGSTZ(=R[_`f ik pqtvxyz{|}~#')*+,-P$Eja^g/012\NQM" calcext:value-type="string">
            <text:p>ms4678hW%YV!ur9:&lt;&amp;JDeFbcd.B"]?@CUno3L5AHIOwKGSTZ(=R[_`f ik pqtvxyz{|}~#')*+,-P$Eja^g/012\NQM</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87" calcext:value-type="float">
            <text:p>87</text:p>
          </table:table-cell>
          <table:table-cell table:formula="of:=FIND(MID([.A53];LEN([.$A$4])+5;1);[.$D$58];1)" office:value-type="float" office:value="39" calcext:value-type="float">
            <text:p>39</text:p>
          </table:table-cell>
          <table:table-cell table:formula="of:=IF(MOD(([.B65]+[.C65])-([.$G$4]+1);[.$D$4])=0;[.$D$4];MOD(([.B65]+[.C65])-([.$G$4]+1);[.$D$4]))" office:value-type="float" office:value="65" calcext:value-type="float">
            <text:p>65</text:p>
          </table:table-cell>
          <table:table-cell table:formula="of:=IF([.D65]=0;MID([.$D$58];[.$D$4];1);IF([.D65]=[.$D$4];MID([.$D$58];[.$D$4];1);MID([.$D$58];[.D65];1)))" office:value-type="string" office:string-value="v" calcext:value-type="string">
            <text:p>v</text:p>
          </table:table-cell>
          <table:table-cell table:number-columns-repeated="5"/>
          <table:table-cell table:formula="of:=REPLACE([.K64];FIND(&quot; &quot;;[.K64];1);1;&quot;&quot;)" office:value-type="string" office:string-value="ms4678hW%YV!ur9:&lt;&amp;JDeFbcd.B&quot;]?@CUno3L5AHIOwKGSTZ(=R[_`fik pqtvxyz{|}~#')*+,-P$Eja^g/012\NQM" calcext:value-type="string">
            <text:p>ms4678hW%YV!ur9:&lt;&amp;JDeFbcd.B"]?@CUno3L5AHIOwKGSTZ(=R[_`fik pqtvxyz{|}~#')*+,-P$Eja^g/012\NQM</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1" calcext:value-type="string">
            <text:p>1</text:p>
          </table:table-cell>
          <table:table-cell table:formula="of:=FIND([.A66];[.$D$58];1)" office:value-type="float" office:value="89" calcext:value-type="float">
            <text:p>89</text:p>
          </table:table-cell>
          <table:table-cell table:formula="of:=FIND(MID([.A53];LEN([.$A$4])+6;1);[.$D$58];1)" office:value-type="float" office:value="94" calcext:value-type="float">
            <text:p>94</text:p>
          </table:table-cell>
          <table:table-cell table:formula="of:=IF(MOD(([.B66]+[.C66])-([.$G$4]+1);[.$D$4])=0;[.$D$4];MOD(([.B66]+[.C66])-([.$G$4]+1);[.$D$4]))" office:value-type="float" office:value="28" calcext:value-type="float">
            <text:p>28</text:p>
          </table:table-cell>
          <table:table-cell table:formula="of:=IF([.D66]=0;MID([.$D$58];[.$D$4];1);IF([.D66]=[.$D$4];MID([.$D$58];[.$D$4];1);MID([.$D$58];[.D66];1)))" office:value-type="string" office:string-value="c" calcext:value-type="string">
            <text:p>c</text:p>
          </table:table-cell>
          <table:table-cell table:number-columns-repeated="5"/>
          <table:table-cell table:formula="of:=REPLACE([.K65];FIND(&quot; &quot;;[.K65];1);1;&quot;&quot;)" office:value-type="string" office:string-value="ms4678hW%YV!ur9:&lt;&amp;JDeFbcd.B&quot;]?@CUno3L5AHIOwKGSTZ(=R[_`fikpqtvxyz{|}~#')*+,-P$Eja^g/012\NQM" calcext:value-type="string">
            <text:p>ms4678hW%YV!ur9:&lt;&amp;JDeFbcd.B"]?@CUno3L5AHIOwKGSTZ(=R[_`fikpqtvxyz{|}~#')*+,-P$Eja^g/012\NQM</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3" calcext:value-type="string">
            <text:p>3</text:p>
          </table:table-cell>
          <table:table-cell table:formula="of:=FIND([.A67];[.$D$58];1)" office:value-type="float" office:value="40" calcext:value-type="float">
            <text:p>40</text:p>
          </table:table-cell>
          <table:table-cell table:formula="of:=FIND(MID([.A53];LEN([.$A$4])+7;1);[.$D$58];1)" office:value-type="float" office:value="78" calcext:value-type="float">
            <text:p>78</text:p>
          </table:table-cell>
          <table:table-cell table:formula="of:=IF(MOD(([.B67]+[.C67])-([.$G$4]+1);[.$D$4])=0;[.$D$4];MOD(([.B67]+[.C67])-([.$G$4]+1);[.$D$4]))" office:value-type="float" office:value="57" calcext:value-type="float">
            <text:p>57</text:p>
          </table:table-cell>
          <table:table-cell table:formula="of:=IF([.D67]=0;MID([.$D$58];[.$D$4];1);IF([.D67]=[.$D$4];MID([.$D$58];[.$D$4];1);MID([.$D$58];[.D67];1)))" office:value-type="string" office:string-value="_" calcext:value-type="string">
            <text:p>_</text:p>
          </table:table-cell>
          <table:table-cell table:number-columns-repeated="1019"/>
        </table:table-row>
        <table:table-row table:style-name="ro1">
          <table:table-cell table:formula="of:=MID([.A60];8;1)" office:value-type="string" office:string-value="5" calcext:value-type="string">
            <text:p>5</text:p>
          </table:table-cell>
          <table:table-cell table:formula="of:=FIND([.A68];[.$D$58];1)" office:value-type="float" office:value="42" calcext:value-type="float">
            <text:p>42</text:p>
          </table:table-cell>
          <table:table-cell table:formula="of:=FIND(MID([.A53];LEN([.$A$4])+8;1);[.$D$58];1)" office:value-type="float" office:value="67" calcext:value-type="float">
            <text:p>67</text:p>
          </table:table-cell>
          <table:table-cell table:formula="of:=IF(MOD(([.B68]+[.C68])-([.$G$4]+1);[.$D$4])=0;[.$D$4];MOD(([.B68]+[.C68])-([.$G$4]+1);[.$D$4]))" office:value-type="float" office:value="48" calcext:value-type="float">
            <text:p>48</text:p>
          </table:table-cell>
          <table:table-cell table:formula="of:=IF([.D68]=0;MID([.$D$58];[.$D$4];1);IF([.D68]=[.$D$4];MID([.$D$58];[.$D$4];1);MID([.$D$58];[.D68];1)))" office:value-type="string" office:string-value="K" calcext:value-type="string">
            <text:p>K</text:p>
          </table:table-cell>
          <table:table-cell table:number-columns-repeated="1019"/>
        </table:table-row>
        <table:table-row table:style-name="ro1">
          <table:table-cell table:formula="of:=MID([.A60];9;1)" office:value-type="string" office:string-value=" " calcext:value-type="string">
            <text:p><text:s/></text:p>
          </table:table-cell>
          <table:table-cell table:formula="of:=FIND([.A69];[.$D$58];1)" office:value-type="float" office:value="1" calcext:value-type="float">
            <text:p>1</text:p>
          </table:table-cell>
          <table:table-cell table:formula="of:=FIND(MID([.A53];LEN([.$A$4])+9;1);[.$D$58];1)" office:value-type="float" office:value="20" calcext:value-type="float">
            <text:p>20</text:p>
          </table:table-cell>
          <table:table-cell table:formula="of:=IF(MOD(([.B69]+[.C69])-([.$G$4]+1);[.$D$4])=0;[.$D$4];MOD(([.B69]+[.C69])-([.$G$4]+1);[.$D$4]))" office:value-type="float" office:value="54" calcext:value-type="float">
            <text:p>54</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1" calcext:value-type="string">
            <text:p>1</text:p>
          </table:table-cell>
          <table:table-cell table:formula="of:=FIND([.A70];[.$D$58];1)" office:value-type="float" office:value="89" calcext:value-type="float">
            <text:p>89</text:p>
          </table:table-cell>
          <table:table-cell table:formula="of:=FIND(MID([.A53];LEN([.$A$4])+10;1);[.$D$58];1)" office:value-type="float" office:value="94" calcext:value-type="float">
            <text:p>94</text:p>
          </table:table-cell>
          <table:table-cell table:formula="of:=IF(MOD(([.B70]+[.C70])-([.$G$4]+1);[.$D$4])=0;[.$D$4];MOD(([.B70]+[.C70])-([.$G$4]+1);[.$D$4]))" office:value-type="float" office:value="28" calcext:value-type="float">
            <text:p>28</text:p>
          </table:table-cell>
          <table:table-cell table:formula="of:=IF([.D70]=0;MID([.$D$58];[.$D$4];1);IF([.D70]=[.$D$4];MID([.$D$58];[.$D$4];1);MID([.$D$58];[.D70];1)))" office:value-type="string" office:string-value="c" calcext:value-type="string">
            <text:p>c</text:p>
          </table:table-cell>
          <table:table-cell table:number-columns-repeated="1019"/>
        </table:table-row>
        <table:table-row table:style-name="ro1">
          <table:table-cell table:formula="of:=MID([.A60];11;1)" office:value-type="string" office:string-value="s" calcext:value-type="string">
            <text:p>s</text:p>
          </table:table-cell>
          <table:table-cell table:formula="of:=FIND([.A71];[.$D$58];1)" office:value-type="float" office:value="6" calcext:value-type="float">
            <text:p>6</text:p>
          </table:table-cell>
          <table:table-cell table:formula="of:=FIND(MID([.A53];LEN([.$A$4])+11;1);[.$D$58];1)" office:value-type="float" office:value="49" calcext:value-type="float">
            <text:p>49</text:p>
          </table:table-cell>
          <table:table-cell table:formula="of:=IF(MOD(([.B71]+[.C71])-([.$G$4]+1);[.$D$4])=0;[.$D$4];MOD(([.B71]+[.C71])-([.$G$4]+1);[.$D$4]))" office:value-type="float" office:value="88" calcext:value-type="float">
            <text:p>88</text:p>
          </table:table-cell>
          <table:table-cell table:formula="of:=IF([.D71]=0;MID([.$D$58];[.$D$4];1);IF([.D71]=[.$D$4];MID([.$D$58];[.$D$4];1);MID([.$D$58];[.D71];1)))" office:value-type="string" office:string-value="0" calcext:value-type="string">
            <text:p>0</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amp;" calcext:value-type="string">
            <text:p>&amp;</text:p>
          </table:table-cell>
          <table:table-cell table:formula="of:=FIND([.A72];[.$D$58];1)" office:value-type="float" office:value="22" calcext:value-type="float">
            <text:p>22</text:p>
          </table:table-cell>
          <table:table-cell table:formula="of:=FIND(MID([.A53];LEN([.$A$4])+12;1);[.$D$58];1)" office:value-type="float" office:value="74" calcext:value-type="float">
            <text:p>74</text:p>
          </table:table-cell>
          <table:table-cell table:formula="of:=IF(MOD(([.B72]+[.C72])-([.$G$4]+1);[.$D$4])=0;[.$D$4];MOD(([.B72]+[.C72])-([.$G$4]+1);[.$D$4]))" office:value-type="float" office:value="35" calcext:value-type="float">
            <text:p>35</text:p>
          </table:table-cell>
          <table:table-cell table:formula="of:=IF([.D72]=0;MID([.$D$58];[.$D$4];1);IF([.D72]=[.$D$4];MID([.$D$58];[.$D$4];1);MID([.$D$58];[.D72];1)))" office:value-type="string" office:string-value="@" calcext:value-type="string">
            <text:p>@</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J" calcext:value-type="string">
            <text:p>J</text:p>
          </table:table-cell>
          <table:table-cell table:formula="of:=FIND([.A73];[.$D$58];1)" office:value-type="float" office:value="23" calcext:value-type="float">
            <text:p>23</text:p>
          </table:table-cell>
          <table:table-cell table:formula="of:=FIND(MID([.A53];LEN([.$A$4])+13;1);[.$D$58];1)" office:value-type="float" office:value="56" calcext:value-type="float">
            <text:p>56</text:p>
          </table:table-cell>
          <table:table-cell table:formula="of:=IF(MOD(([.B73]+[.C73])-([.$G$4]+1);[.$D$4])=0;[.$D$4];MOD(([.B73]+[.C73])-([.$G$4]+1);[.$D$4]))" office:value-type="float" office:value="18" calcext:value-type="float">
            <text:p>18</text:p>
          </table:table-cell>
          <table:table-cell table:formula="of:=IF([.D73]=0;MID([.$D$58];[.$D$4];1);IF([.D73]=[.$D$4];MID([.$D$58];[.$D$4];1);MID([.$D$58];[.D73];1)))" office:value-type="string" office:string-value="r" calcext:value-type="string">
            <text:p>r</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5" calcext:value-type="string">
            <text:p>5</text:p>
          </table:table-cell>
          <table:table-cell table:formula="of:=FIND([.A74];[.$D$58];1)" office:value-type="float" office:value="42" calcext:value-type="float">
            <text:p>42</text:p>
          </table:table-cell>
          <table:table-cell table:formula="of:=FIND(MID([.A53];LEN([.$A$4])+14;1);[.$D$58];1)" office:value-type="float" office:value="67" calcext:value-type="float">
            <text:p>67</text:p>
          </table:table-cell>
          <table:table-cell table:formula="of:=IF(MOD(([.B74]+[.C74])-([.$G$4]+1);[.$D$4])=0;[.$D$4];MOD(([.B74]+[.C74])-([.$G$4]+1);[.$D$4]))" office:value-type="float" office:value="48" calcext:value-type="float">
            <text:p>48</text:p>
          </table:table-cell>
          <table:table-cell table:formula="of:=IF([.D74]=0;MID([.$D$58];[.$D$4];1);IF([.D74]=[.$D$4];MID([.$D$58];[.$D$4];1);MID([.$D$58];[.D74];1)))" office:value-type="string" office:string-value="K" calcext:value-type="string">
            <text:p>K</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n" calcext:value-type="string">
            <text:p>n</text:p>
          </table:table-cell>
          <table:table-cell table:formula="of:=FIND([.A75];[.$D$58];1)" office:value-type="float" office:value="38" calcext:value-type="float">
            <text:p>38</text:p>
          </table:table-cell>
          <table:table-cell table:formula="of:=FIND(MID([.A53];LEN([.$A$4])+15;1);[.$D$58];1)" office:value-type="float" office:value="27" calcext:value-type="float">
            <text:p>27</text:p>
          </table:table-cell>
          <table:table-cell table:formula="of:=IF(MOD(([.B75]+[.C75])-([.$G$4]+1);[.$D$4])=0;[.$D$4];MOD(([.B75]+[.C75])-([.$G$4]+1);[.$D$4]))" office:value-type="float" office:value="4" calcext:value-type="float">
            <text:p>4</text:p>
          </table:table-cell>
          <table:table-cell table:formula="of:=IF([.D75]=0;MID([.$D$58];[.$D$4];1);IF([.D75]=[.$D$4];MID([.$D$58];[.$D$4];1);MID([.$D$58];[.D75];1)))" office:value-type="string" office:string-value="&gt;" calcext:value-type="string">
            <text:p>&gt;</text:p>
          </table:table-cell>
          <table:table-cell table:number-columns-repeated="1019"/>
        </table:table-row>
        <table:table-row table:style-name="ro1">
          <table:table-cell table:formula="of:=MID([.A60];16;1)" office:value-type="string" office:string-value="L" calcext:value-type="string">
            <text:p>L</text:p>
          </table:table-cell>
          <table:table-cell table:formula="of:=FIND([.A76];[.$D$58];1)" office:value-type="float" office:value="41" calcext:value-type="float">
            <text:p>41</text:p>
          </table:table-cell>
          <table:table-cell table:formula="of:=FIND(MID([.A53];LEN([.$A$4])+16;1);[.$D$58];1)" office:value-type="float" office:value="39" calcext:value-type="float">
            <text:p>39</text:p>
          </table:table-cell>
          <table:table-cell table:formula="of:=IF(MOD(([.B76]+[.C76])-([.$G$4]+1);[.$D$4])=0;[.$D$4];MOD(([.B76]+[.C76])-([.$G$4]+1);[.$D$4]))" office:value-type="float" office:value="19" calcext:value-type="float">
            <text:p>19</text:p>
          </table:table-cell>
          <table:table-cell table:formula="of:=IF([.D76]=0;MID([.$D$58];[.$D$4];1);IF([.D76]=[.$D$4];MID([.$D$58];[.$D$4];1);MID([.$D$58];[.D76];1)))" office:value-type="string" office:string-value="9" calcext:value-type="string">
            <text:p>9</text:p>
          </table:table-cell>
          <table:table-cell table:number-columns-repeated="1019"/>
        </table:table-row>
        <table:table-row table:style-name="ro1">
          <table:table-cell table:style-name="ce28" table:formula="of:=COM.MICROSOFT.CONCAT([.$E$61];[.$E$62];[.$E$63];[.$E$64];[.$E$65];[.$E$66];[.$E$67];[.$E$68];[.$E$69];[.$E$70];[.$E$71];[.$E$72];[.$E$73];[.$E$74];[.$E$75];[.$E$76])" office:value-type="string" office:string-value="N@o@vc_K=c0@rK&gt;9" calcext:value-type="string">
            <text:p>N@o@vc_K=c0@rK&gt;9</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7':6oM,y:MG'[ybobC/fUU?}&gt;U,CU}7(A#Beautiful#MindA#Beautiful#MindA#Beautiful#Mind" calcext:value-type="string">
            <text:p>7':6oM,y:MG'[ybobC/fUU?}&gt;U,CU}7(A#Beautiful#MindA#Beautiful#MindA#Beautiful#Mind</text:p>
          </table:table-cell>
          <table:table-cell table:style-name="ce27" table:formula="of:=COM.MICROSOFT.CONCAT( &quot;  OTP SIZE=  &quot;;LEN([.A78]))"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no3L5AHIOwKGSTZ(=R[_`fikpqtvxyz{|}~#')*+,-P$Eja^g/012\NQM" calcext:value-type="string">
            <text:p>no3L5AHIOwKGSTZ(=R[_`fikpqtvxyz{|}~#')*+,-P$Eja^g/012\NQM</text:p>
          </table:table-cell>
          <table:table-cell table:style-name="ce28" table:formula="of:=IF([.$H$3]=0;RIGHT([.$D$58];LEN([.$D$58])-[.$H$4]);LEFT([.$D$58];LEN([.$D$58])-[.$H$4]))" office:value-type="string" office:string-value=" Xl&gt;ms4678hW%YV!ur9:&lt;&amp;JDeFbcd.B&quot;]?@CU" calcext:value-type="string">
            <text:p><text:s/>Xl&gt;ms4678hW%YV!ur9:&lt;&amp;JDeFbcd.B"]?@CU</text:p>
          </table:table-cell>
          <table:table-cell table:style-name="ce28" table:formula="of:=IF([.$H$3]=0;COM.MICROSOFT.CONCAT([.C80];[.B80]);COM.MICROSOFT.CONCAT([.C81];[.B81]))" office:value-type="string" office:string-value="no3L5AHIOwKGSTZ(=R[_`fikpqtvxyz{|}~#')*+,-P$Eja^g/012\NQM Xl&gt;ms4678hW%YV!ur9:&lt;&amp;JDeFbcd.B&quot;]?@CU" calcext:value-type="string">
            <text:p>no3L5AHIOwKGSTZ(=R[_`fikpqtvxyz{|}~#')*+,-P$Eja^g/012\NQM Xl&gt;ms4678hW%YV!ur9:&lt;&amp;JDeFbcd.B"]?@CU</text:p>
          </table:table-cell>
          <table:table-cell table:style-name="Default"/>
          <table:table-cell table:number-columns-repeated="1019"/>
        </table:table-row>
        <table:table-row table:style-name="ro1">
          <table:table-cell/>
          <table:table-cell table:style-name="ce28" table:formula="of:=LEFT([.$D$58];LEN([.$D$58])-[.$H$4])" office:value-type="string" office:string-value=" Xl&gt;ms4678hW%YV!ur9:&lt;&amp;JDeFbcd.B&quot;]?@CU" calcext:value-type="string">
            <text:p><text:s/>Xl&gt;ms4678hW%YV!ur9:&lt;&amp;JDeFbcd.B"]?@CU</text:p>
          </table:table-cell>
          <table:table-cell table:style-name="ce28" table:formula="of:=RIGHT([.$D$58];[.$H$4])" office:value-type="string" office:string-value="no3L5AHIOwKGSTZ(=R[_`fikpqtvxyz{|}~#')*+,-P$Eja^g/012\NQM" calcext:value-type="string">
            <text:p>no3L5AHIOwKGSTZ(=R[_`fikpqtvxyz{|}~#')*+,-P$Eja^g/012\NQM</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 calcext:value-type="string">
            <text:p><text:s/></text:p>
          </table:table-cell>
          <table:table-cell/>
          <table:table-cell table:style-name="ce28" table:formula="of:=IF([.$H$3]=0;COM.MICROSOFT.CONCAT([.B82];REPLACE([.D80];([.$H$4]+1);1;&quot;&quot;));COM.MICROSOFT.CONCAT(REPLACE([.D80];([.$H$4]+1);1;&quot;&quot;);[.B82]))" office:value-type="string" office:string-value="no3L5AHIOwKGSTZ(=R[_`fikpqtvxyz{|}~#')*+,-P$Eja^g/012\NQMXl&gt;ms4678hW%YV!ur9:&lt;&amp;JDeFbcd.B&quot;]?@CU " calcext:value-type="string">
            <text:p>no3L5AHIOwKGSTZ(=R[_`fikpqtvxyz{|}~#')*+,-P$Eja^g/012\NQMXl&gt;ms4678hW%YV!ur9:&lt;&amp;JDeFbcd.B"]?@CU </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pGmX" calcext:value-type="string">
            <text:p>pGmX</text:p>
          </table:table-cell>
          <table:table-cell table:style-name="ce28" table:formula="of:=IF([.$F$4]&lt;[.$E$4];REPLACE([.D82];[.$E$4]+1;1;&quot;&quot;);REPLACE([.D82];[.$F$4]+1;1;&quot;&quot;))" office:value-type="string" office:string-value="no3L5AHIOwKGSTZ(=R[_`fikqtvxyz{|}~#')*+,-P$Eja^g/012\NQMXl&gt;ms4678hW%YV!ur9:&lt;&amp;JDeFbcd.B&quot;]?@CU " calcext:value-type="string">
            <text:p>no3L5AHIOwKGSTZ(=R[_`fikqtvxyz{|}~#')*+,-P$Eja^g/012\NQMXl&gt;ms4678hW%YV!ur9:&lt;&amp;JDeFbcd.B"]?@CU </text:p>
          </table:table-cell>
          <table:table-cell table:formula="of:=COM.MICROSOFT.CONCAT([.B83];[.K91])" office:value-type="string" office:string-value="pGmXno3L5AHIOwKSTZ(=R[_`fikqtvxyz{|}~#')*+,-P$Eja^g/012\NQMl&gt;s4678hW%YV!ur9:&lt;&amp;JDeFbcd.B&quot;]?@CU " calcext:value-type="string">
            <text:p>pGmXno3L5AHIOwKSTZ(=R[_`fikqtvxyz{|}~#')*+,-P$Eja^g/012\NQMl&gt;s4678hW%YV!ur9:&lt;&amp;JDeFbcd.B"]?@CU </text:p>
          </table:table-cell>
          <table:table-cell table:style-name="Default"/>
          <table:table-cell table:number-columns-repeated="4"/>
          <table:table-cell table:style-name="ce28" table:formula="of:=MID([.$D$82];[.$E$4]+1;1)" office:value-type="string" office:string-value="p" calcext:value-type="string">
            <text:p>p</text:p>
          </table:table-cell>
          <table:table-cell table:style-name="ce28" table:formula="of:=REPLACE([.$D$82];[.$E$4]+1;1;&quot; &quot;)" office:value-type="string" office:string-value="no3L5AHIOwKGSTZ(=R[_`fik qtvxyz{|}~#')*+,-P$Eja^g/012\NQMXl&gt;ms4678hW%YV!ur9:&lt;&amp;JDeFbcd.B&quot;]?@CU " calcext:value-type="string">
            <text:p>no3L5AHIOwKGSTZ(=R[_`fik qtvxyz{|}~#')*+,-P$Eja^g/012\NQMXl&gt;ms4678hW%YV!ur9:&lt;&amp;JDeFbcd.B"]?@CU </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m" calcext:value-type="string">
            <text:p>m</text:p>
          </table:table-cell>
          <table:table-cell table:style-name="ce28" table:formula="of:=IF([.$F$4]&lt;[.$E$4];REPLACE([.C83];[.$F$4]+1;1;&quot;&quot;);REPLACE([.C83];[.$E$4]+1;1;&quot;&quot;))" office:value-type="string" office:string-value="no3L5AHIOwKSTZ(=R[_`fikqtvxyz{|}~#')*+,-P$Eja^g/012\NQMXl&gt;ms4678hW%YV!ur9:&lt;&amp;JDeFbcd.B&quot;]?@CU " calcext:value-type="string">
            <text:p>no3L5AHIOwKSTZ(=R[_`fikqtvxyz{|}~#')*+,-P$Eja^g/012\NQMXl&gt;ms4678hW%YV!ur9:&lt;&amp;JDeFbcd.B"]?@CU </text:p>
          </table:table-cell>
          <table:table-cell/>
          <table:table-cell table:style-name="Default"/>
          <table:table-cell table:number-columns-repeated="4"/>
          <table:table-cell table:formula="of:=COM.MICROSOFT.CONCAT([.J83];MID([.K83];[.$F$4]+1;1))" office:value-type="string" office:string-value="pG" calcext:value-type="string">
            <text:p>pG</text:p>
          </table:table-cell>
          <table:table-cell table:style-name="ce28" table:formula="of:=REPLACE([.$K83];[.$F$4]+1;1;&quot; &quot;)" office:value-type="string" office:string-value="no3L5AHIOwK STZ(=R[_`fik qtvxyz{|}~#')*+,-P$Eja^g/012\NQMXl&gt;ms4678hW%YV!ur9:&lt;&amp;JDeFbcd.B&quot;]?@CU " calcext:value-type="string">
            <text:p>no3L5AHIOwK STZ(=R[_`fik qtvxyz{|}~#')*+,-P$Eja^g/012\NQMXl&gt;ms4678hW%YV!ur9:&lt;&amp;JDeFbcd.B"]?@CU </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N@o@vc_K=c0@rK&gt;9" calcext:value-type="string">
            <text:p>N@o@vc_K=c0@rK&gt;9</text:p>
          </table:table-cell>
          <table:table-cell table:formula="of:=COM.MICROSOFT.CONCAT(&quot;'&quot;;[.A85];&quot;'&quot;;&quot; A23 char positions in D21&quot;)" office:value-type="string" office:string-value="'N@o@vc_K=c0@rK&gt;9' A23 char positions in D21" calcext:value-type="string">
            <text:p>'N@o@vc_K=c0@rK&gt;9'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pGm" calcext:value-type="string">
            <text:p>pGm</text:p>
          </table:table-cell>
          <table:table-cell table:style-name="ce28" table:formula="of:=REPLACE([.$K84];[.$G$4]+1;1;&quot; &quot;)" office:value-type="string" office:string-value="no3L5AHIOwK STZ(=R[_`fik qtvxyz{|}~#')*+,-P$Eja^g/012\NQMXl&gt; s4678hW%YV!ur9:&lt;&amp;JDeFbcd.B&quot;]?@CU " calcext:value-type="string">
            <text:p>no3L5AHIOwK STZ(=R[_`fik qtvxyz{|}~#')*+,-P$Eja^g/012\NQMXl&gt; s4678hW%YV!ur9:&lt;&amp;JDeFbcd.B"]?@CU </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N" calcext:value-type="string">
            <text:p>N</text:p>
          </table:table-cell>
          <table:table-cell table:formula="of:=FIND([.A86];[.$D$83];1)" office:value-type="float" office:value="57" calcext:value-type="float">
            <text:p>57</text:p>
          </table:table-cell>
          <table:table-cell table:formula="of:=FIND(MID([.A78];LEN([.$A$4])+1;1);[.$D$83];1)" office:value-type="float" office:value="83" calcext:value-type="float">
            <text:p>83</text:p>
          </table:table-cell>
          <table:table-cell table:formula="of:=IF(MOD(([.B86]+[.C86])-([.$H$4]+1);[.$D$4])=0;[.$D$4];MOD(([.B86]+[.C86])-([.$H$4]+1);[.$D$4]))" office:value-type="float" office:value="82" calcext:value-type="float">
            <text:p>82</text:p>
          </table:table-cell>
          <table:table-cell table:formula="of:=IF([.D86]=0;MID([.$D$83];[.$D$4];1);IF([.D86]=[.$D$4];MID([.$D$83];[.$D$4];1);MID([.$D$83];[.D86];1)))" office:value-type="string" office:string-value="F" calcext:value-type="string">
            <text:p>F</text:p>
          </table:table-cell>
          <table:table-cell table:number-columns-repeated="4"/>
          <table:table-cell table:formula="of:=COM.MICROSOFT.CONCAT([.J85];MID([.$K85];[.$H$4]+1;1))" office:value-type="string" office:string-value="pGmX" calcext:value-type="string">
            <text:p>pGmX</text:p>
          </table:table-cell>
          <table:table-cell table:style-name="ce28" table:formula="of:=REPLACE([.$K85];[.$H$4]+1;1;&quot; &quot;)" office:value-type="string" office:string-value="no3L5AHIOwK STZ(=R[_`fik qtvxyz{|}~#')*+,-P$Eja^g/012\NQM l&gt; s4678hW%YV!ur9:&lt;&amp;JDeFbcd.B&quot;]?@CU " calcext:value-type="string">
            <text:p>no3L5AHIOwK STZ(=R[_`fik qtvxyz{|}~#')*+,-P$Eja^g/012\NQM l&gt; s4678hW%YV!ur9:&lt;&amp;JDeFbcd.B"]?@CU </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91" calcext:value-type="float">
            <text:p>91</text:p>
          </table:table-cell>
          <table:table-cell table:formula="of:=FIND(MID([.A78];LEN([.$A$4])+2;1);[.$D$83];1)" office:value-type="float" office:value="92" calcext:value-type="float">
            <text:p>92</text:p>
          </table:table-cell>
          <table:table-cell table:formula="of:=IF(MOD(([.B87]+[.C87])-([.$H$4]+1);[.$D$4])=0;[.$D$4];MOD(([.B87]+[.C87])-([.$H$4]+1);[.$D$4]))" office:value-type="float" office:value="31" calcext:value-type="float">
            <text:p>31</text:p>
          </table:table-cell>
          <table:table-cell table:formula="of:=IF([.D87]=0;MID([.$D$83];[.$D$4];1);IF([.D87]=[.$D$4];MID([.$D$83];[.$D$4];1);MID([.$D$83];[.D87];1)))" office:value-type="string" office:string-value="x" calcext:value-type="string">
            <text:p>x</text:p>
          </table:table-cell>
          <table:table-cell table:number-columns-repeated="1019"/>
        </table:table-row>
        <table:table-row table:style-name="ro1">
          <table:table-cell table:formula="of:=MID([.A85];3;1)" office:value-type="string" office:string-value="o" calcext:value-type="string">
            <text:p>o</text:p>
          </table:table-cell>
          <table:table-cell table:formula="of:=FIND([.A88];[.$D$83];1)" office:value-type="float" office:value="6" calcext:value-type="float">
            <text:p>6</text:p>
          </table:table-cell>
          <table:table-cell table:formula="of:=FIND(MID([.A78];LEN([.$A$4])+3;1);[.$D$83];1)" office:value-type="float" office:value="52" calcext:value-type="float">
            <text:p>52</text:p>
          </table:table-cell>
          <table:table-cell table:formula="of:=IF(MOD(([.B88]+[.C88])-([.$H$4]+1);[.$D$4])=0;[.$D$4];MOD(([.B88]+[.C88])-([.$H$4]+1);[.$D$4]))" office:value-type="float" office:value="94" calcext:value-type="float">
            <text:p>94</text:p>
          </table:table-cell>
          <table:table-cell table:formula="of:=IF([.D88]=0;MID([.$D$83];[.$D$4];1);IF([.D88]=[.$D$4];MID([.$D$83];[.$D$4];1);MID([.$D$83];[.D88];1)))" office:value-type="string" office:string-value=" " calcext:value-type="string">
            <text:p><text:s/></text:p>
          </table:table-cell>
          <table:table-cell table:number-columns-repeated="5"/>
          <table:table-cell table:formula="of:=REPLACE([.K86];FIND(&quot; &quot;;[.K86];1);1;&quot;&quot;)" office:value-type="string" office:string-value="no3L5AHIOwKSTZ(=R[_`fik qtvxyz{|}~#')*+,-P$Eja^g/012\NQM l&gt; s4678hW%YV!ur9:&lt;&amp;JDeFbcd.B&quot;]?@CU " calcext:value-type="string">
            <text:p>no3L5AHIOwKSTZ(=R[_`fik qtvxyz{|}~#')*+,-P$Eja^g/012\NQM l&gt; s4678hW%YV!ur9:&lt;&amp;JDeFbcd.B"]?@CU </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 calcext:value-type="string">
            <text:p>@</text:p>
          </table:table-cell>
          <table:table-cell table:formula="of:=FIND([.A89];[.$D$83];1)" office:value-type="float" office:value="91" calcext:value-type="float">
            <text:p>91</text:p>
          </table:table-cell>
          <table:table-cell table:formula="of:=FIND(MID([.A78];LEN([.$A$4])+4;1);[.$D$83];1)" office:value-type="float" office:value="25" calcext:value-type="float">
            <text:p>25</text:p>
          </table:table-cell>
          <table:table-cell table:formula="of:=IF(MOD(([.B89]+[.C89])-([.$H$4]+1);[.$D$4])=0;[.$D$4];MOD(([.B89]+[.C89])-([.$H$4]+1);[.$D$4]))" office:value-type="float" office:value="58" calcext:value-type="float">
            <text:p>58</text:p>
          </table:table-cell>
          <table:table-cell table:formula="of:=IF([.D89]=0;MID([.$D$83];[.$D$4];1);IF([.D89]=[.$D$4];MID([.$D$83];[.$D$4];1);MID([.$D$83];[.D89];1)))" office:value-type="string" office:string-value="Q" calcext:value-type="string">
            <text:p>Q</text:p>
          </table:table-cell>
          <table:table-cell table:number-columns-repeated="5"/>
          <table:table-cell table:formula="of:=REPLACE([.K88];FIND(&quot; &quot;;[.K88];1);1;&quot;&quot;)" office:value-type="string" office:string-value="no3L5AHIOwKSTZ(=R[_`fikqtvxyz{|}~#')*+,-P$Eja^g/012\NQM l&gt; s4678hW%YV!ur9:&lt;&amp;JDeFbcd.B&quot;]?@CU " calcext:value-type="string">
            <text:p>no3L5AHIOwKSTZ(=R[_`fikqtvxyz{|}~#')*+,-P$Eja^g/012\NQM l&gt; s4678hW%YV!ur9:&lt;&amp;JDeFbcd.B"]?@CU </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v" calcext:value-type="string">
            <text:p>v</text:p>
          </table:table-cell>
          <table:table-cell table:formula="of:=FIND([.A90];[.$D$83];1)" office:value-type="float" office:value="30" calcext:value-type="float">
            <text:p>30</text:p>
          </table:table-cell>
          <table:table-cell table:formula="of:=FIND(MID([.A78];LEN([.$A$4])+5;1);[.$D$83];1)" office:value-type="float" office:value="93" calcext:value-type="float">
            <text:p>93</text:p>
          </table:table-cell>
          <table:table-cell table:formula="of:=IF(MOD(([.B90]+[.C90])-([.$H$4]+1);[.$D$4])=0;[.$D$4];MOD(([.B90]+[.C90])-([.$H$4]+1);[.$D$4]))" office:value-type="float" office:value="65" calcext:value-type="float">
            <text:p>65</text:p>
          </table:table-cell>
          <table:table-cell table:formula="of:=IF([.D90]=0;MID([.$D$83];[.$D$4];1);IF([.D90]=[.$D$4];MID([.$D$83];[.$D$4];1);MID([.$D$83];[.D90];1)))" office:value-type="string" office:string-value="7" calcext:value-type="string">
            <text:p>7</text:p>
          </table:table-cell>
          <table:table-cell table:number-columns-repeated="5"/>
          <table:table-cell table:formula="of:=REPLACE([.K89];FIND(&quot; &quot;;[.K89];1);1;&quot;&quot;)" office:value-type="string" office:string-value="no3L5AHIOwKSTZ(=R[_`fikqtvxyz{|}~#')*+,-P$Eja^g/012\NQMl&gt; s4678hW%YV!ur9:&lt;&amp;JDeFbcd.B&quot;]?@CU " calcext:value-type="string">
            <text:p>no3L5AHIOwKSTZ(=R[_`fikqtvxyz{|}~#')*+,-P$Eja^g/012\NQMl&gt; s4678hW%YV!ur9:&lt;&amp;JDeFbcd.B"]?@CU </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c" calcext:value-type="string">
            <text:p>c</text:p>
          </table:table-cell>
          <table:table-cell table:formula="of:=FIND([.A91];[.$D$83];1)" office:value-type="float" office:value="84" calcext:value-type="float">
            <text:p>84</text:p>
          </table:table-cell>
          <table:table-cell table:formula="of:=FIND(MID([.A78];LEN([.$A$4])+6;1);[.$D$83];1)" office:value-type="float" office:value="93" calcext:value-type="float">
            <text:p>93</text:p>
          </table:table-cell>
          <table:table-cell table:formula="of:=IF(MOD(([.B91]+[.C91])-([.$H$4]+1);[.$D$4])=0;[.$D$4];MOD(([.B91]+[.C91])-([.$H$4]+1);[.$D$4]))" office:value-type="float" office:value="25" calcext:value-type="float">
            <text:p>25</text:p>
          </table:table-cell>
          <table:table-cell table:formula="of:=IF([.D91]=0;MID([.$D$83];[.$D$4];1);IF([.D91]=[.$D$4];MID([.$D$83];[.$D$4];1);MID([.$D$83];[.D91];1)))" office:value-type="string" office:string-value="f" calcext:value-type="string">
            <text:p>f</text:p>
          </table:table-cell>
          <table:table-cell table:number-columns-repeated="5"/>
          <table:table-cell table:formula="of:=REPLACE([.K90];FIND(&quot; &quot;;[.K90];1);1;&quot;&quot;)" office:value-type="string" office:string-value="no3L5AHIOwKSTZ(=R[_`fikqtvxyz{|}~#')*+,-P$Eja^g/012\NQMl&gt;s4678hW%YV!ur9:&lt;&amp;JDeFbcd.B&quot;]?@CU " calcext:value-type="string">
            <text:p>no3L5AHIOwKSTZ(=R[_`fikqtvxyz{|}~#')*+,-P$Eja^g/012\NQMl&gt;s4678hW%YV!ur9:&lt;&amp;JDeFbcd.B"]?@CU </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_" calcext:value-type="string">
            <text:p>_</text:p>
          </table:table-cell>
          <table:table-cell table:formula="of:=FIND([.A92];[.$D$83];1)" office:value-type="float" office:value="23" calcext:value-type="float">
            <text:p>23</text:p>
          </table:table-cell>
          <table:table-cell table:formula="of:=FIND(MID([.A78];LEN([.$A$4])+7;1);[.$D$83];1)" office:value-type="float" office:value="90" calcext:value-type="float">
            <text:p>90</text:p>
          </table:table-cell>
          <table:table-cell table:formula="of:=IF(MOD(([.B92]+[.C92])-([.$H$4]+1);[.$D$4])=0;[.$D$4];MOD(([.B92]+[.C92])-([.$H$4]+1);[.$D$4]))" office:value-type="float" office:value="55" calcext:value-type="float">
            <text:p>55</text:p>
          </table:table-cell>
          <table:table-cell table:formula="of:=IF([.D92]=0;MID([.$D$83];[.$D$4];1);IF([.D92]=[.$D$4];MID([.$D$83];[.$D$4];1);MID([.$D$83];[.D92];1)))" office:value-type="string" office:string-value="2" calcext:value-type="string">
            <text:p>2</text:p>
          </table:table-cell>
          <table:table-cell table:number-columns-repeated="1019"/>
        </table:table-row>
        <table:table-row table:style-name="ro1">
          <table:table-cell table:formula="of:=MID([.A85];8;1)" office:value-type="string" office:string-value="K" calcext:value-type="string">
            <text:p>K</text:p>
          </table:table-cell>
          <table:table-cell table:formula="of:=FIND([.A93];[.$D$83];1)" office:value-type="float" office:value="15" calcext:value-type="float">
            <text:p>15</text:p>
          </table:table-cell>
          <table:table-cell table:formula="of:=FIND(MID([.A78];LEN([.$A$4])+8;1);[.$D$83];1)" office:value-type="float" office:value="36" calcext:value-type="float">
            <text:p>36</text:p>
          </table:table-cell>
          <table:table-cell table:formula="of:=IF(MOD(([.B93]+[.C93])-([.$H$4]+1);[.$D$4])=0;[.$D$4];MOD(([.B93]+[.C93])-([.$H$4]+1);[.$D$4]))" office:value-type="float" office:value="87" calcext:value-type="float">
            <text:p>87</text:p>
          </table:table-cell>
          <table:table-cell table:formula="of:=IF([.D93]=0;MID([.$D$83];[.$D$4];1);IF([.D93]=[.$D$4];MID([.$D$83];[.$D$4];1);MID([.$D$83];[.D93];1)))" office:value-type="string" office:string-value="B" calcext:value-type="string">
            <text:p>B</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20" calcext:value-type="float">
            <text:p>20</text:p>
          </table:table-cell>
          <table:table-cell table:formula="of:=FIND(MID([.A78];LEN([.$A$4])+9;1);[.$D$83];1)" office:value-type="float" office:value="61" calcext:value-type="float">
            <text:p>61</text:p>
          </table:table-cell>
          <table:table-cell table:formula="of:=IF(MOD(([.B94]+[.C94])-([.$H$4]+1);[.$D$4])=0;[.$D$4];MOD(([.B94]+[.C94])-([.$H$4]+1);[.$D$4]))" office:value-type="float" office:value="23" calcext:value-type="float">
            <text:p>23</text:p>
          </table:table-cell>
          <table:table-cell table:formula="of:=IF([.D94]=0;MID([.$D$83];[.$D$4];1);IF([.D94]=[.$D$4];MID([.$D$83];[.$D$4];1);MID([.$D$83];[.D94];1)))" office:value-type="string" office:string-value="_" calcext:value-type="string">
            <text:p>_</text:p>
          </table:table-cell>
          <table:table-cell table:number-columns-repeated="1019"/>
        </table:table-row>
        <table:table-row table:style-name="ro1">
          <table:table-cell table:formula="of:=MID([.A85];10;1)" office:value-type="string" office:string-value="c" calcext:value-type="string">
            <text:p>c</text:p>
          </table:table-cell>
          <table:table-cell table:formula="of:=FIND([.A95];[.$D$83];1)" office:value-type="float" office:value="84" calcext:value-type="float">
            <text:p>84</text:p>
          </table:table-cell>
          <table:table-cell table:formula="of:=FIND(MID([.A78];LEN([.$A$4])+10;1);[.$D$83];1)" office:value-type="float" office:value="93" calcext:value-type="float">
            <text:p>93</text:p>
          </table:table-cell>
          <table:table-cell table:formula="of:=IF(MOD(([.B95]+[.C95])-([.$H$4]+1);[.$D$4])=0;[.$D$4];MOD(([.B95]+[.C95])-([.$H$4]+1);[.$D$4]))" office:value-type="float" office:value="25" calcext:value-type="float">
            <text:p>25</text:p>
          </table:table-cell>
          <table:table-cell table:formula="of:=IF([.D95]=0;MID([.$D$83];[.$D$4];1);IF([.D95]=[.$D$4];MID([.$D$83];[.$D$4];1);MID([.$D$83];[.D95];1)))" office:value-type="string" office:string-value="f" calcext:value-type="string">
            <text:p>f</text:p>
          </table:table-cell>
          <table:table-cell table:number-columns-repeated="1019"/>
        </table:table-row>
        <table:table-row table:style-name="ro1">
          <table:table-cell table:formula="of:=MID([.A85];11;1)" office:value-type="string" office:string-value="0" calcext:value-type="string">
            <text:p>0</text:p>
          </table:table-cell>
          <table:table-cell table:formula="of:=FIND([.A96];[.$D$83];1)" office:value-type="float" office:value="53" calcext:value-type="float">
            <text:p>53</text:p>
          </table:table-cell>
          <table:table-cell table:formula="of:=FIND(MID([.A78];LEN([.$A$4])+11;1);[.$D$83];1)" office:value-type="float" office:value="43" calcext:value-type="float">
            <text:p>43</text:p>
          </table:table-cell>
          <table:table-cell table:formula="of:=IF(MOD(([.B96]+[.C96])-([.$H$4]+1);[.$D$4])=0;[.$D$4];MOD(([.B96]+[.C96])-([.$H$4]+1);[.$D$4]))" office:value-type="float" office:value="38" calcext:value-type="float">
            <text:p>38</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91" calcext:value-type="float">
            <text:p>91</text:p>
          </table:table-cell>
          <table:table-cell table:formula="of:=FIND(MID([.A78];LEN([.$A$4])+12;1);[.$D$83];1)" office:value-type="float" office:value="92" calcext:value-type="float">
            <text:p>92</text:p>
          </table:table-cell>
          <table:table-cell table:formula="of:=IF(MOD(([.B97]+[.C97])-([.$H$4]+1);[.$D$4])=0;[.$D$4];MOD(([.B97]+[.C97])-([.$H$4]+1);[.$D$4]))" office:value-type="float" office:value="31" calcext:value-type="float">
            <text:p>31</text:p>
          </table:table-cell>
          <table:table-cell table:formula="of:=IF([.D97]=0;MID([.$D$83];[.$D$4];1);IF([.D97]=[.$D$4];MID([.$D$83];[.$D$4];1);MID([.$D$83];[.D97];1)))" office:value-type="string" office:string-value="x" calcext:value-type="string">
            <text:p>x</text:p>
          </table:table-cell>
          <table:table-cell table:number-columns-repeated="1019"/>
        </table:table-row>
        <table:table-row table:style-name="ro1">
          <table:table-cell table:formula="of:=MID([.A85];13;1)" office:value-type="string" office:string-value="r" calcext:value-type="string">
            <text:p>r</text:p>
          </table:table-cell>
          <table:table-cell table:formula="of:=FIND([.A98];[.$D$83];1)" office:value-type="float" office:value="74" calcext:value-type="float">
            <text:p>74</text:p>
          </table:table-cell>
          <table:table-cell table:formula="of:=FIND(MID([.A78];LEN([.$A$4])+13;1);[.$D$83];1)" office:value-type="float" office:value="93" calcext:value-type="float">
            <text:p>93</text:p>
          </table:table-cell>
          <table:table-cell table:formula="of:=IF(MOD(([.B98]+[.C98])-([.$H$4]+1);[.$D$4])=0;[.$D$4];MOD(([.B98]+[.C98])-([.$H$4]+1);[.$D$4]))" office:value-type="float" office:value="15" calcext:value-type="float">
            <text:p>15</text:p>
          </table:table-cell>
          <table:table-cell table:formula="of:=IF([.D98]=0;MID([.$D$83];[.$D$4];1);IF([.D98]=[.$D$4];MID([.$D$83];[.$D$4];1);MID([.$D$83];[.D98];1)))" office:value-type="string" office:string-value="K" calcext:value-type="string">
            <text:p>K</text:p>
          </table:table-cell>
          <table:table-cell table:number-columns-repeated="1019"/>
        </table:table-row>
        <table:table-row table:style-name="ro1">
          <table:table-cell table:formula="of:=MID([.A85];14;1)" office:value-type="string" office:string-value="K" calcext:value-type="string">
            <text:p>K</text:p>
          </table:table-cell>
          <table:table-cell table:formula="of:=FIND([.A99];[.$D$83];1)" office:value-type="float" office:value="15" calcext:value-type="float">
            <text:p>15</text:p>
          </table:table-cell>
          <table:table-cell table:formula="of:=FIND(MID([.A78];LEN([.$A$4])+14;1);[.$D$83];1)" office:value-type="float" office:value="36" calcext:value-type="float">
            <text:p>36</text:p>
          </table:table-cell>
          <table:table-cell table:formula="of:=IF(MOD(([.B99]+[.C99])-([.$H$4]+1);[.$D$4])=0;[.$D$4];MOD(([.B99]+[.C99])-([.$H$4]+1);[.$D$4]))" office:value-type="float" office:value="87" calcext:value-type="float">
            <text:p>87</text:p>
          </table:table-cell>
          <table:table-cell table:formula="of:=IF([.D99]=0;MID([.$D$83];[.$D$4];1);IF([.D99]=[.$D$4];MID([.$D$83];[.$D$4];1);MID([.$D$83];[.D99];1)))" office:value-type="string" office:string-value="B" calcext:value-type="string">
            <text:p>B</text:p>
          </table:table-cell>
          <table:table-cell table:number-columns-repeated="1019"/>
        </table:table-row>
        <table:table-row table:style-name="ro1">
          <table:table-cell table:formula="of:=MID([.A85];15;1)" office:value-type="string" office:string-value="&gt;" calcext:value-type="string">
            <text:p>&gt;</text:p>
          </table:table-cell>
          <table:table-cell table:formula="of:=FIND([.A100];[.$D$83];1)" office:value-type="float" office:value="61" calcext:value-type="float">
            <text:p>61</text:p>
          </table:table-cell>
          <table:table-cell table:formula="of:=FIND(MID([.A78];LEN([.$A$4])+15;1);[.$D$83];1)" office:value-type="float" office:value="65" calcext:value-type="float">
            <text:p>65</text:p>
          </table:table-cell>
          <table:table-cell table:formula="of:=IF(MOD(([.B100]+[.C100])-([.$H$4]+1);[.$D$4])=0;[.$D$4];MOD(([.B100]+[.C100])-([.$H$4]+1);[.$D$4]))" office:value-type="float" office:value="68" calcext:value-type="float">
            <text:p>68</text:p>
          </table:table-cell>
          <table:table-cell table:formula="of:=IF([.D100]=0;MID([.$D$83];[.$D$4];1);IF([.D100]=[.$D$4];MID([.$D$83];[.$D$4];1);MID([.$D$83];[.D100];1)))" office:value-type="string" office:string-value="W" calcext:value-type="string">
            <text:p>W</text:p>
          </table:table-cell>
          <table:table-cell table:number-columns-repeated="1019"/>
        </table:table-row>
        <table:table-row table:style-name="ro1">
          <table:table-cell table:formula="of:=MID([.A85];16;1)" office:value-type="string" office:string-value="9" calcext:value-type="string">
            <text:p>9</text:p>
          </table:table-cell>
          <table:table-cell table:formula="of:=FIND([.A101];[.$D$83];1)" office:value-type="float" office:value="75" calcext:value-type="float">
            <text:p>75</text:p>
          </table:table-cell>
          <table:table-cell table:formula="of:=FIND(MID([.A78];LEN([.$A$4])+16;1);[.$D$83];1)" office:value-type="float" office:value="19" calcext:value-type="float">
            <text:p>19</text:p>
          </table:table-cell>
          <table:table-cell table:formula="of:=IF(MOD(([.B101]+[.C101])-([.$H$4]+1);[.$D$4])=0;[.$D$4];MOD(([.B101]+[.C101])-([.$H$4]+1);[.$D$4]))" office:value-type="float" office:value="36" calcext:value-type="float">
            <text:p>36</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Fx Q7f2B_f#xKBW}" calcext:value-type="string">
            <text:p>Fx Q7f2B_f#xKBW}</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style-name="ce27" table:formula="of:=COM.MICROSOFT.CONCAT( &quot;  OTP SIZE=  &quot;;LEN([.A10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
      <table:table table:name="Sheet6"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5.$D$83]" office:value-type="string" office:string-value="pGmXno3L5AHIOwKSTZ(=R[_`fikqtvxyz{|}~#')*+,-P$Eja^g/012\NQMl&gt;s4678hW%YV!ur9:&lt;&amp;JDeFbcd.B&quot;]?@CU " calcext:value-type="string">
            <text:p>pGmXno3L5AHIOwKSTZ(=R[_`fikqtvxyz{|}~#')*+,-P$Eja^g/012\NQMl&gt;s4678hW%YV!ur9:&lt;&amp;JDeFbcd.B"]?@CU </text:p>
          </table:table-cell>
          <table:table-cell table:style-name="ce23" table:formula="of:=[Sheet5.A102]" office:value-type="string" office:string-value="Fx Q7f2B_f#xKBW}" calcext:value-type="string">
            <text:p>Fx Q7f2B_f#xKBW}</text:p>
          </table:table-cell>
          <table:table-cell table:style-name="ce28"/>
          <table:table-cell/>
          <table:table-cell table:style-name="ce6" table:formula="of:=[Sheet5.E2]" office:value-type="float" office:value="24" calcext:value-type="float">
            <text:p>24</text:p>
          </table:table-cell>
          <table:table-cell table:style-name="ce6" table:formula="of:=[Sheet5.F2]" office:value-type="float" office:value="11" calcext:value-type="float">
            <text:p>11</text:p>
          </table:table-cell>
          <table:table-cell table:style-name="ce6" table:formula="of:=[Sheet5.G2]" office:value-type="float" office:value="60" calcext:value-type="float">
            <text:p>60</text:p>
          </table:table-cell>
          <table:table-cell table:style-name="ce6" table:formula="of:=[Sheet5.H2]" office:value-type="float" office:value="57" calcext:value-type="float">
            <text:p>57</text:p>
          </table:table-cell>
          <table:table-cell table:style-name="ce6" table:formula="of:=[Sheet5.I2]" office:value-type="float" office:value="0" calcext:value-type="float">
            <text:p>0</text:p>
          </table:table-cell>
          <table:table-cell table:number-columns-repeated="1015"/>
        </table:table-row>
        <table:table-row table:style-name="ro1">
          <table:table-cell table:style-name="ce27" table:formula="of:=[Sheet5.A10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Fx Q7f2B_f#xKBW}" calcext:value-type="string">
            <text:p>Fx Q7f2B_f#xKBW}</text:p>
          </table:table-cell>
          <table:table-cell table:style-name="ce17" table:formula="of:=[Sheet5.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pGmXno3L5AHIOwKSTZ(=R[_`" calcext:value-type="string">
            <text:p>pGmXno3L5AHIOwKSTZ(=R[_`</text:p>
          </table:table-cell>
          <table:table-cell table:formula="of:=IF([.$E$3]=0;RIGHT([.$A$2];[.$D$4]-[.$E$4]);LEFT([.$A$2];[.$D$4]-[.$E$4]))" office:value-type="string" office:string-value="fikqtvxyz{|}~#')*+,-P$Eja^g/012\NQMl&gt;s4678hW%YV!ur9:&lt;&amp;JDeFbcd.B&quot;]?@CU " calcext:value-type="string">
            <text:p>fikqtvxyz{|}~#')*+,-P$Eja^g/012\NQMl&gt;s4678hW%YV!ur9:&lt;&amp;JDeFbcd.B"]?@CU </text:p>
          </table:table-cell>
          <table:table-cell table:style-name="ce28" table:formula="of:=IF([.$E$3]=0;COM.MICROSOFT.CONCAT([.C5];[.B5]);COM.MICROSOFT.CONCAT([.C6];[.B6]))" office:value-type="string" office:string-value="fikqtvxyz{|}~#')*+,-P$Eja^g/012\NQMl&gt;s4678hW%YV!ur9:&lt;&amp;JDeFbcd.B&quot;]?@CU pGmXno3L5AHIOwKSTZ(=R[_`" calcext:value-type="string">
            <text:p>fikqtvxyz{|}~#')*+,-P$Eja^g/012\NQMl&gt;s4678hW%YV!ur9:&lt;&amp;JDeFbcd.B"]?@CU pGmXno3L5AHIOwKSTZ(=R[_`</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pGmXno3L5AHIOwKSTZ(=R[_`fikqtvxyz{|}~#')*+,-P$Eja^g/012\NQMl&gt;s4678hW%Y" calcext:value-type="string">
            <text:p>pGmXno3L5AHIOwKSTZ(=R[_`fikqtvxyz{|}~#')*+,-P$Eja^g/012\NQMl&gt;s4678hW%Y</text:p>
          </table:table-cell>
          <table:table-cell table:formula="of:=RIGHT([.$A$2];[.$E$4])" office:value-type="string" office:string-value="V!ur9:&lt;&amp;JDeFbcd.B&quot;]?@CU " calcext:value-type="string">
            <text:p>V!ur9:&lt;&amp;JDeFbcd.B"]?@CU </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a" calcext:value-type="string">
            <text:p>a</text:p>
          </table:table-cell>
          <table:table-cell/>
          <table:table-cell table:style-name="ce28" table:formula="of:=IF([.$E$3]=0;COM.MICROSOFT.CONCAT([.B7];REPLACE([.D5];([.$E$4]+1);1;&quot;&quot;));COM.MICROSOFT.CONCAT(REPLACE([.D5];([.$E$4]+1);1;&quot;&quot;);[.B7]))" office:value-type="string" office:string-value="afikqtvxyz{|}~#')*+,-P$Ej^g/012\NQMl&gt;s4678hW%YV!ur9:&lt;&amp;JDeFbcd.B&quot;]?@CU pGmXno3L5AHIOwKSTZ(=R[_`" calcext:value-type="string">
            <text:p>afikqtvxyz{|}~#')*+,-P$Ej^g/012\NQMl&gt;s4678hW%YV!ur9:&lt;&amp;JDeFbcd.B"]?@CU pGmXno3L5AHIOwKSTZ(=R[_`</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j|dF" calcext:value-type="string">
            <text:p>j|dF</text:p>
          </table:table-cell>
          <table:table-cell table:formula="of:=IF([.$E$4]&lt;[.$F$4];REPLACE([.D7];[.$F$4]+1;1;&quot;&quot;);REPLACE([.D7];[.$E$4]+1;1;&quot;&quot;))" office:value-type="string" office:string-value="afikqtvxyz{|}~#')*+,-P$E^g/012\NQMl&gt;s4678hW%YV!ur9:&lt;&amp;JDeFbcd.B&quot;]?@CU pGmXno3L5AHIOwKSTZ(=R[_`" calcext:value-type="string">
            <text:p>afikqtvxyz{|}~#')*+,-P$E^g/012\NQMl&gt;s4678hW%YV!ur9:&lt;&amp;JDeFbcd.B"]?@CU pGmXno3L5AHIOwKSTZ(=R[_`</text:p>
          </table:table-cell>
          <table:table-cell table:formula="of:=COM.MICROSOFT.CONCAT([.B8];[.K16])" office:value-type="string" office:string-value="j|dFafikqtvxyz{}~#')*+,-P$E^g/012\NQMl&gt;s4678hW%YV!ur9:&lt;&amp;JDebc.B&quot;]?@CU pGmXno3L5AHIOwKSTZ(=R[_`" calcext:value-type="string">
            <text:p>j|dFafikqtvxyz{}~#')*+,-P$E^g/012\NQMl&gt;s4678hW%YV!ur9:&lt;&amp;JDebc.B"]?@CU pGmXno3L5AHIOwKSTZ(=R[_`</text:p>
          </table:table-cell>
          <table:table-cell table:style-name="Default" office:value-type="string" calcext:value-type="string">
            <text:p><text:s/></text:p>
          </table:table-cell>
          <table:table-cell table:number-columns-repeated="4"/>
          <table:table-cell table:style-name="ce28" table:formula="of:=MID([.$D$7];[.$E$4]+1;1)" office:value-type="string" office:string-value="j" calcext:value-type="string">
            <text:p>j</text:p>
          </table:table-cell>
          <table:table-cell table:style-name="ce28" table:formula="of:=REPLACE([.$D$7];[.$E$4]+1;1;&quot; &quot;)" office:value-type="string" office:string-value="afikqtvxyz{|}~#')*+,-P$E ^g/012\NQMl&gt;s4678hW%YV!ur9:&lt;&amp;JDeFbcd.B&quot;]?@CU pGmXno3L5AHIOwKSTZ(=R[_`" calcext:value-type="string">
            <text:p>afikqtvxyz{|}~#')*+,-P$E ^g/012\NQMl&gt;s4678hW%YV!ur9:&lt;&amp;JDeFbcd.B"]?@CU pGmXno3L5AHIOwKSTZ(=R[_`</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Fx Q7f2B_f#xKBW}" calcext:value-type="string">
            <text:p>Fx Q7f2B_f#xKBW}</text:p>
          </table:table-cell>
          <table:table-cell table:formula="of:=MID([.D7];[.$E$4]+1;1)" office:value-type="string" office:string-value="j" calcext:value-type="string">
            <text:p>j</text:p>
          </table:table-cell>
          <table:table-cell table:formula="of:=IF([.$E$4]&lt;[.$F$4];REPLACE([.C8];[.$E$4]+1;1;&quot;&quot;);REPLACE([.C8];[.$F$4]+1;1;&quot;&quot;))" office:value-type="string" office:string-value="afikqtvxyz{}~#')*+,-P$E^g/012\NQMl&gt;s4678hW%YV!ur9:&lt;&amp;JDeFbcd.B&quot;]?@CU pGmXno3L5AHIOwKSTZ(=R[_`" calcext:value-type="string">
            <text:p>afikqtvxyz{}~#')*+,-P$E^g/012\NQMl&gt;s4678hW%YV!ur9:&lt;&amp;JDeFbcd.B"]?@CU pGmXno3L5AHIOwKSTZ(=R[_`</text:p>
          </table:table-cell>
          <table:table-cell/>
          <table:table-cell table:style-name="Default"/>
          <table:table-cell table:number-columns-repeated="4"/>
          <table:table-cell table:formula="of:=COM.MICROSOFT.CONCAT([.J8];MID([.D7];[.$F$4]+1;1))" office:value-type="string" office:string-value="j|" calcext:value-type="string">
            <text:p>j|</text:p>
          </table:table-cell>
          <table:table-cell table:style-name="ce28" table:formula="of:=REPLACE([.$K8];[.$F$4]+1;1;&quot; &quot;)" office:value-type="string" office:string-value="afikqtvxyz{ }~#')*+,-P$E ^g/012\NQMl&gt;s4678hW%YV!ur9:&lt;&amp;JDeFbcd.B&quot;]?@CU pGmXno3L5AHIOwKSTZ(=R[_`" calcext:value-type="string">
            <text:p>afikqtvxyz{ }~#')*+,-P$E ^g/012\NQMl&gt;s4678hW%YV!ur9:&lt;&amp;JDeFbcd.B"]?@CU pGmXno3L5AHIOwKSTZ(=R[_`</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Fx Q7f2B_f#xKBW}' A9 OTP char positions in D8" calcext:value-type="string">
            <text:p>'Fx Q7f2B_f#xKBW}' A9 OTP char positions in D8</text:p>
          </table:table-cell>
          <table:table-cell/>
          <table:table-cell table:style-name="Default"/>
          <table:table-cell table:number-columns-repeated="4"/>
          <table:table-cell table:formula="of:=COM.MICROSOFT.CONCAT([.J9];MID([.$D7];[.$G$4]+1;1))" office:value-type="string" office:string-value="j|d" calcext:value-type="string">
            <text:p>j|d</text:p>
          </table:table-cell>
          <table:table-cell table:style-name="ce28" table:formula="of:=REPLACE([.$K9];[.$G$4]+1;1;&quot; &quot;)" office:value-type="string" office:string-value="afikqtvxyz{ }~#')*+,-P$E ^g/012\NQMl&gt;s4678hW%YV!ur9:&lt;&amp;JDeFbc .B&quot;]?@CU pGmXno3L5AHIOwKSTZ(=R[_`" calcext:value-type="string">
            <text:p>afikqtvxyz{ }~#')*+,-P$E ^g/012\NQMl&gt;s4678hW%YV!ur9:&lt;&amp;JDeFbc .B"]?@CU pGmXno3L5AHIOwKSTZ(=R[_`</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F" calcext:value-type="string">
            <text:p>F</text:p>
          </table:table-cell>
          <table:table-cell table:formula="of:=FIND([.A11];[.$D$8];1)" office:value-type="float" office:value="4" calcext:value-type="float">
            <text:p>4</text:p>
          </table:table-cell>
          <table:table-cell table:formula="of:=FIND(MID([.$A$3];1;1);[.$D$8];1)" office:value-type="float" office:value="4" calcext:value-type="float">
            <text:p>4</text:p>
          </table:table-cell>
          <table:table-cell table:formula="of:=IF(MOD(([.B11]+[.C11])-([.$E$4]+1);[.$D$4])=0;[.$D$4];MOD(([.B11]+[.C11])-([.$E$4]+1);[.$D$4]))" office:value-type="float" office:value="77" calcext:value-type="float">
            <text:p>77</text:p>
          </table:table-cell>
          <table:table-cell table:formula="of:=IF([.D11]=0;MID([.$D$8];[.$D$4];1);IF([.D11]=[.$D$4];MID([.$D$8];[.$D$4];1);MID([.$D$8];[.D11];1)))" office:value-type="string" office:string-value="3" calcext:value-type="string">
            <text:p>3</text:p>
          </table:table-cell>
          <table:table-cell table:number-columns-repeated="4"/>
          <table:table-cell table:formula="of:=COM.MICROSOFT.CONCAT([.J10];MID([.$D7];[.$H$4]+1;1))" office:value-type="string" office:string-value="j|dF" calcext:value-type="string">
            <text:p>j|dF</text:p>
          </table:table-cell>
          <table:table-cell table:style-name="ce28" table:formula="of:=REPLACE([.$K10];[.$H$4]+1;1;&quot; &quot;)" office:value-type="string" office:string-value="afikqtvxyz{ }~#')*+,-P$E ^g/012\NQMl&gt;s4678hW%YV!ur9:&lt;&amp;JDe bc .B&quot;]?@CU pGmXno3L5AHIOwKSTZ(=R[_`" calcext:value-type="string">
            <text:p>afikqtvxyz{ }~#')*+,-P$E ^g/012\NQMl&gt;s4678hW%YV!ur9:&lt;&amp;JDe bc .B"]?@CU pGmXno3L5AHIOwKSTZ(=R[_`</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x" calcext:value-type="string">
            <text:p>x</text:p>
          </table:table-cell>
          <table:table-cell table:formula="of:=FIND([.A12];[.$D$8];1)" office:value-type="float" office:value="12" calcext:value-type="float">
            <text:p>12</text:p>
          </table:table-cell>
          <table:table-cell table:formula="of:=FIND(MID([.$A$3];2;1);[.$D$8];1)" office:value-type="float" office:value="12" calcext:value-type="float">
            <text:p>12</text:p>
          </table:table-cell>
          <table:table-cell table:formula="of:=IF(MOD(([.B12]+[.C12])-([.$E$4]+1);[.$D$4])=0;[.$D$4];MOD(([.B12]+[.C12])-([.$E$4]+1);[.$D$4]))" office:value-type="float" office:value="93" calcext:value-type="float">
            <text:p>93</text:p>
          </table:table-cell>
          <table:table-cell table:formula="of:=IF([.D12]=0;MID([.$D$8];[.$D$4];1);IF([.D12]=[.$D$4];MID([.$D$8];[.$D$4];1);MID([.$D$8];[.D12];1)))" office:value-type="string" office:string-value="_" calcext:value-type="string">
            <text:p>_</text:p>
          </table:table-cell>
          <table:table-cell table:number-columns-repeated="1019"/>
        </table:table-row>
        <table:table-row table:style-name="ro1">
          <table:table-cell table:formula="of:=MID([.$A$4];3;1)" office:value-type="string" office:string-value=" " calcext:value-type="string">
            <text:p><text:s/></text:p>
          </table:table-cell>
          <table:table-cell table:formula="of:=FIND([.A13];[.$D$8];1)" office:value-type="float" office:value="70" calcext:value-type="float">
            <text:p>70</text:p>
          </table:table-cell>
          <table:table-cell table:formula="of:=FIND(MID([.$A$3];3;1);[.$D$8];1)" office:value-type="float" office:value="70" calcext:value-type="float">
            <text:p>70</text:p>
          </table:table-cell>
          <table:table-cell table:formula="of:=IF(MOD(([.B13]+[.C13])-([.$E$4]+1);[.$D$4])=0;[.$D$4];MOD(([.B13]+[.C13])-([.$E$4]+1);[.$D$4]))" office:value-type="float" office:value="21" calcext:value-type="float">
            <text:p>21</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afikqtvxyz{}~#')*+,-P$E ^g/012\NQMl&gt;s4678hW%YV!ur9:&lt;&amp;JDe bc .B&quot;]?@CU pGmXno3L5AHIOwKSTZ(=R[_`" calcext:value-type="string">
            <text:p>afikqtvxyz{}~#')*+,-P$E ^g/012\NQMl&gt;s4678hW%YV!ur9:&lt;&amp;JDe bc .B"]?@CU pGmXno3L5AHIOwKSTZ(=R[_`</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Q" calcext:value-type="string">
            <text:p>Q</text:p>
          </table:table-cell>
          <table:table-cell table:formula="of:=FIND([.A14];[.$D$8];1)" office:value-type="float" office:value="36" calcext:value-type="float">
            <text:p>36</text:p>
          </table:table-cell>
          <table:table-cell table:formula="of:=FIND(MID([.$A$3];4;1);[.$D$8];1)" office:value-type="float" office:value="36" calcext:value-type="float">
            <text:p>36</text:p>
          </table:table-cell>
          <table:table-cell table:formula="of:=IF(MOD(([.B14]+[.C14])-([.$E$4]+1);[.$D$4])=0;[.$D$4];MOD(([.B14]+[.C14])-([.$E$4]+1);[.$D$4]))" office:value-type="float" office:value="47" calcext:value-type="float">
            <text:p>4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afikqtvxyz{}~#')*+,-P$E^g/012\NQMl&gt;s4678hW%YV!ur9:&lt;&amp;JDe bc .B&quot;]?@CU pGmXno3L5AHIOwKSTZ(=R[_`" calcext:value-type="string">
            <text:p>afikqtvxyz{}~#')*+,-P$E^g/012\NQMl&gt;s4678hW%YV!ur9:&lt;&amp;JDe bc .B"]?@CU pGmXno3L5AHIOwKSTZ(=R[_`</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7" calcext:value-type="string">
            <text:p>7</text:p>
          </table:table-cell>
          <table:table-cell table:formula="of:=FIND([.A15];[.$D$8];1)" office:value-type="float" office:value="43" calcext:value-type="float">
            <text:p>43</text:p>
          </table:table-cell>
          <table:table-cell table:formula="of:=FIND(MID([.$A$3];5;1);[.$D$8];1)" office:value-type="float" office:value="43" calcext:value-type="float">
            <text:p>43</text:p>
          </table:table-cell>
          <table:table-cell table:formula="of:=IF(MOD(([.B15]+[.C15])-([.$E$4]+1);[.$D$4])=0;[.$D$4];MOD(([.B15]+[.C15])-([.$E$4]+1);[.$D$4]))" office:value-type="float" office:value="61" calcext:value-type="float">
            <text:p>61</text:p>
          </table:table-cell>
          <table:table-cell table:formula="of:=IF([.D15]=0;MID([.$D$8];[.$D$4];1);IF([.D15]=[.$D$4];MID([.$D$8];[.$D$4];1);MID([.$D$8];[.D15];1)))" office:value-type="string" office:string-value="c" calcext:value-type="string">
            <text:p>c</text:p>
          </table:table-cell>
          <table:table-cell table:number-columns-repeated="5"/>
          <table:table-cell table:formula="of:=REPLACE([.K14];FIND(&quot; &quot;;[.K14];1);1;&quot;&quot;)" office:value-type="string" office:string-value="afikqtvxyz{}~#')*+,-P$E^g/012\NQMl&gt;s4678hW%YV!ur9:&lt;&amp;JDebc .B&quot;]?@CU pGmXno3L5AHIOwKSTZ(=R[_`" calcext:value-type="string">
            <text:p>afikqtvxyz{}~#')*+,-P$E^g/012\NQMl&gt;s4678hW%YV!ur9:&lt;&amp;JDebc .B"]?@CU pGmXno3L5AHIOwKSTZ(=R[_`</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f" calcext:value-type="string">
            <text:p>f</text:p>
          </table:table-cell>
          <table:table-cell table:formula="of:=FIND([.A16];[.$D$8];1)" office:value-type="float" office:value="6" calcext:value-type="float">
            <text:p>6</text:p>
          </table:table-cell>
          <table:table-cell table:formula="of:=FIND(MID([.$A$3];6;1);[.$D$8];1)" office:value-type="float" office:value="6" calcext:value-type="float">
            <text:p>6</text:p>
          </table:table-cell>
          <table:table-cell table:formula="of:=IF(MOD(([.B16]+[.C16])-([.$E$4]+1);[.$D$4])=0;[.$D$4];MOD(([.B16]+[.C16])-([.$E$4]+1);[.$D$4]))" office:value-type="float" office:value="81" calcext:value-type="float">
            <text:p>81</text:p>
          </table:table-cell>
          <table:table-cell table:formula="of:=IF([.D16]=0;MID([.$D$8];[.$D$4];1);IF([.D16]=[.$D$4];MID([.$D$8];[.$D$4];1);MID([.$D$8];[.D16];1)))" office:value-type="string" office:string-value="H" calcext:value-type="string">
            <text:p>H</text:p>
          </table:table-cell>
          <table:table-cell table:number-columns-repeated="5"/>
          <table:table-cell table:formula="of:=REPLACE([.K15];FIND(&quot; &quot;;[.K15];1);1;&quot;&quot;)" office:value-type="string" office:string-value="afikqtvxyz{}~#')*+,-P$E^g/012\NQMl&gt;s4678hW%YV!ur9:&lt;&amp;JDebc.B&quot;]?@CU pGmXno3L5AHIOwKSTZ(=R[_`" calcext:value-type="string">
            <text:p>afikqtvxyz{}~#')*+,-P$E^g/012\NQMl&gt;s4678hW%YV!ur9:&lt;&amp;JDebc.B"]?@CU pGmXno3L5AHIOwKSTZ(=R[_`</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2" calcext:value-type="string">
            <text:p>2</text:p>
          </table:table-cell>
          <table:table-cell table:formula="of:=FIND([.A17];[.$D$8];1)" office:value-type="float" office:value="33" calcext:value-type="float">
            <text:p>33</text:p>
          </table:table-cell>
          <table:table-cell table:formula="of:=FIND(MID([.$A$3];7;1);[.$D$8];1)" office:value-type="float" office:value="33" calcext:value-type="float">
            <text:p>33</text:p>
          </table:table-cell>
          <table:table-cell table:formula="of:=IF(MOD(([.B17]+[.C17])-([.$E$4]+1);[.$D$4])=0;[.$D$4];MOD(([.B17]+[.C17])-([.$E$4]+1);[.$D$4]))" office:value-type="float" office:value="41" calcext:value-type="float">
            <text:p>41</text:p>
          </table:table-cell>
          <table:table-cell table:formula="of:=IF([.D17]=0;MID([.$D$8];[.$D$4];1);IF([.D17]=[.$D$4];MID([.$D$8];[.$D$4];1);MID([.$D$8];[.D17];1)))" office:value-type="string" office:string-value="4" calcext:value-type="string">
            <text:p>4</text:p>
          </table:table-cell>
          <table:table-cell table:number-columns-repeated="1019"/>
        </table:table-row>
        <table:table-row table:style-name="ro1">
          <table:table-cell table:formula="of:=MID([.$A$4];8;1)" office:value-type="string" office:string-value="B" calcext:value-type="string">
            <text:p>B</text:p>
          </table:table-cell>
          <table:table-cell table:formula="of:=FIND([.A18];[.$D$8];1)" office:value-type="float" office:value="63" calcext:value-type="float">
            <text:p>63</text:p>
          </table:table-cell>
          <table:table-cell table:formula="of:=FIND(MID([.$A$3];8;1);[.$D$8];1)" office:value-type="float" office:value="63" calcext:value-type="float">
            <text:p>63</text:p>
          </table:table-cell>
          <table:table-cell table:formula="of:=IF(MOD(([.B18]+[.C18])-([.$E$4]+1);[.$D$4])=0;[.$D$4];MOD(([.B18]+[.C18])-([.$E$4]+1);[.$D$4]))" office:value-type="float" office:value="7" calcext:value-type="float">
            <text:p>7</text:p>
          </table:table-cell>
          <table:table-cell table:formula="of:=IF([.D18]=0;MID([.$D$8];[.$D$4];1);IF([.D18]=[.$D$4];MID([.$D$8];[.$D$4];1);MID([.$D$8];[.D18];1)))" office:value-type="string" office:string-value="i" calcext:value-type="string">
            <text:p>i</text:p>
          </table:table-cell>
          <table:table-cell table:number-columns-repeated="1019"/>
        </table:table-row>
        <table:table-row table:style-name="ro1">
          <table:table-cell table:formula="of:=MID([.$A$4];9;1)" office:value-type="string" office:string-value="_" calcext:value-type="string">
            <text:p>_</text:p>
          </table:table-cell>
          <table:table-cell table:formula="of:=FIND([.A19];[.$D$8];1)" office:value-type="float" office:value="93" calcext:value-type="float">
            <text:p>93</text:p>
          </table:table-cell>
          <table:table-cell table:formula="of:=FIND(MID([.$A$3];9;1);[.$D$8];1)" office:value-type="float" office:value="93" calcext:value-type="float">
            <text:p>93</text:p>
          </table:table-cell>
          <table:table-cell table:formula="of:=IF(MOD(([.B19]+[.C19])-([.$E$4]+1);[.$D$4])=0;[.$D$4];MOD(([.B19]+[.C19])-([.$E$4]+1);[.$D$4]))" office:value-type="float" office:value="67" calcext:value-type="float">
            <text:p>67</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f" calcext:value-type="string">
            <text:p>f</text:p>
          </table:table-cell>
          <table:table-cell table:formula="of:=FIND([.A20];[.$D$8];1)" office:value-type="float" office:value="6" calcext:value-type="float">
            <text:p>6</text:p>
          </table:table-cell>
          <table:table-cell table:formula="of:=FIND(MID([.$A$3];10;1);[.$D$8];1)" office:value-type="float" office:value="6" calcext:value-type="float">
            <text:p>6</text:p>
          </table:table-cell>
          <table:table-cell table:formula="of:=IF(MOD(([.B20]+[.C20])-([.$E$4]+1);[.$D$4])=0;[.$D$4];MOD(([.B20]+[.C20])-([.$E$4]+1);[.$D$4]))" office:value-type="float" office:value="81" calcext:value-type="float">
            <text:p>81</text:p>
          </table:table-cell>
          <table:table-cell table:formula="of:=IF([.D20]=0;MID([.$D$8];[.$D$4];1);IF([.D20]=[.$D$4];MID([.$D$8];[.$D$4];1);MID([.$D$8];[.D20];1)))" office:value-type="string" office:string-value="H" calcext:value-type="string">
            <text:p>H</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18" calcext:value-type="float">
            <text:p>18</text:p>
          </table:table-cell>
          <table:table-cell table:formula="of:=FIND(MID([.$A$3];11;1);[.$D$8];1)" office:value-type="float" office:value="18" calcext:value-type="float">
            <text:p>18</text:p>
          </table:table-cell>
          <table:table-cell table:formula="of:=IF(MOD(([.B21]+[.C21])-([.$E$4]+1);[.$D$4])=0;[.$D$4];MOD(([.B21]+[.C21])-([.$E$4]+1);[.$D$4]))" office:value-type="float" office:value="11" calcext:value-type="float">
            <text:p>11</text:p>
          </table:table-cell>
          <table:table-cell table:formula="of:=IF([.D21]=0;MID([.$D$8];[.$D$4];1);IF([.D21]=[.$D$4];MID([.$D$8];[.$D$4];1);MID([.$D$8];[.D21];1)))" office:value-type="string" office:string-value="v" calcext:value-type="string">
            <text:p>v</text:p>
          </table:table-cell>
          <table:table-cell table:number-columns-repeated="1019"/>
        </table:table-row>
        <table:table-row table:style-name="ro1">
          <table:table-cell table:formula="of:=MID([.$A$4];12;1)" office:value-type="string" office:string-value="x" calcext:value-type="string">
            <text:p>x</text:p>
          </table:table-cell>
          <table:table-cell table:formula="of:=FIND([.A22];[.$D$8];1)" office:value-type="float" office:value="12" calcext:value-type="float">
            <text:p>12</text:p>
          </table:table-cell>
          <table:table-cell table:formula="of:=FIND(MID([.$A$3];12;1);[.$D$8];1)" office:value-type="float" office:value="12" calcext:value-type="float">
            <text:p>12</text:p>
          </table:table-cell>
          <table:table-cell table:formula="of:=IF(MOD(([.B22]+[.C22])-([.$E$4]+1);[.$D$4])=0;[.$D$4];MOD(([.B22]+[.C22])-([.$E$4]+1);[.$D$4]))" office:value-type="float" office:value="93" calcext:value-type="float">
            <text:p>93</text:p>
          </table:table-cell>
          <table:table-cell table:formula="of:=IF([.D22]=0;MID([.$D$8];[.$D$4];1);IF([.D22]=[.$D$4];MID([.$D$8];[.$D$4];1);MID([.$D$8];[.D22];1)))" office:value-type="string" office:string-value="_" calcext:value-type="string">
            <text:p>_</text:p>
          </table:table-cell>
          <table:table-cell table:number-columns-repeated="1019"/>
        </table:table-row>
        <table:table-row table:style-name="ro1">
          <table:table-cell table:formula="of:=MID([.$A$4];13;1)" office:value-type="string" office:string-value="K" calcext:value-type="string">
            <text:p>K</text:p>
          </table:table-cell>
          <table:table-cell table:formula="of:=FIND([.A23];[.$D$8];1)" office:value-type="float" office:value="85" calcext:value-type="float">
            <text:p>85</text:p>
          </table:table-cell>
          <table:table-cell table:formula="of:=FIND(MID([.$A$3];13;1);[.$D$8];1)" office:value-type="float" office:value="85" calcext:value-type="float">
            <text:p>85</text:p>
          </table:table-cell>
          <table:table-cell table:formula="of:=IF(MOD(([.B23]+[.C23])-([.$E$4]+1);[.$D$4])=0;[.$D$4];MOD(([.B23]+[.C23])-([.$E$4]+1);[.$D$4]))" office:value-type="float" office:value="51" calcext:value-type="float">
            <text:p>51</text:p>
          </table:table-cell>
          <table:table-cell table:formula="of:=IF([.D23]=0;MID([.$D$8];[.$D$4];1);IF([.D23]=[.$D$4];MID([.$D$8];[.$D$4];1);MID([.$D$8];[.D23];1)))" office:value-type="string" office:string-value="u" calcext:value-type="string">
            <text:p>u</text:p>
          </table:table-cell>
          <table:table-cell table:number-columns-repeated="1019"/>
        </table:table-row>
        <table:table-row table:style-name="ro1">
          <table:table-cell table:formula="of:=MID([.$A$4];14;1)" office:value-type="string" office:string-value="B" calcext:value-type="string">
            <text:p>B</text:p>
          </table:table-cell>
          <table:table-cell table:formula="of:=FIND([.A24];[.$D$8];1)" office:value-type="float" office:value="63" calcext:value-type="float">
            <text:p>63</text:p>
          </table:table-cell>
          <table:table-cell table:formula="of:=FIND(MID([.$A$3];14;1);[.$D$8];1)" office:value-type="float" office:value="63" calcext:value-type="float">
            <text:p>63</text:p>
          </table:table-cell>
          <table:table-cell table:formula="of:=IF(MOD(([.B24]+[.C24])-([.$E$4]+1);[.$D$4])=0;[.$D$4];MOD(([.B24]+[.C24])-([.$E$4]+1);[.$D$4]))" office:value-type="float" office:value="7" calcext:value-type="float">
            <text:p>7</text:p>
          </table:table-cell>
          <table:table-cell table:formula="of:=IF([.D24]=0;MID([.$D$8];[.$D$4];1);IF([.D24]=[.$D$4];MID([.$D$8];[.$D$4];1);MID([.$D$8];[.D24];1)))" office:value-type="string" office:string-value="i" calcext:value-type="string">
            <text:p>i</text:p>
          </table:table-cell>
          <table:table-cell table:number-columns-repeated="1019"/>
        </table:table-row>
        <table:table-row table:style-name="ro1">
          <table:table-cell table:formula="of:=MID([.$A$4];15;1)" office:value-type="string" office:string-value="W" calcext:value-type="string">
            <text:p>W</text:p>
          </table:table-cell>
          <table:table-cell table:formula="of:=FIND([.A25];[.$D$8];1)" office:value-type="float" office:value="46" calcext:value-type="float">
            <text:p>46</text:p>
          </table:table-cell>
          <table:table-cell table:formula="of:=FIND(MID([.$A$3];15;1);[.$D$8];1)" office:value-type="float" office:value="46" calcext:value-type="float">
            <text:p>46</text:p>
          </table:table-cell>
          <table:table-cell table:formula="of:=IF(MOD(([.B25]+[.C25])-([.$E$4]+1);[.$D$4])=0;[.$D$4];MOD(([.B25]+[.C25])-([.$E$4]+1);[.$D$4]))" office:value-type="float" office:value="67" calcext:value-type="float">
            <text:p>67</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16" calcext:value-type="float">
            <text:p>16</text:p>
          </table:table-cell>
          <table:table-cell table:formula="of:=FIND(MID([.$A$3];16;1);[.$D$8];1)" office:value-type="float" office:value="16" calcext:value-type="float">
            <text:p>16</text:p>
          </table:table-cell>
          <table:table-cell table:formula="of:=IF(MOD(([.B26]+[.C26])-([.$E$4]+1);[.$D$4])=0;[.$D$4];MOD(([.B26]+[.C26])-([.$E$4]+1);[.$D$4]))" office:value-type="float" office:value="7" calcext:value-type="float">
            <text:p>7</text:p>
          </table:table-cell>
          <table:table-cell table:formula="of:=IF([.D26]=0;MID([.$D$8];[.$D$4];1);IF([.D26]=[.$D$4];MID([.$D$8];[.$D$4];1);MID([.$D$8];[.D26];1)))" office:value-type="string" office:string-value="i" calcext:value-type="string">
            <text:p>i</text:p>
          </table:table-cell>
          <table:table-cell table:number-columns-repeated="1019"/>
        </table:table-row>
        <table:table-row table:style-name="ro1">
          <table:table-cell table:style-name="ce28" table:formula="of:=COM.MICROSOFT.CONCAT([.$E$11];[.$E$12];[.$E$13];[.$E$14];[.$E$15];[.$E$16];[.$E$17];[.$E$18];[.$E$19];[.$E$20];[.$E$21];[.$E$22];[.$E$23];[.$E$24];[.$E$25];[.$E$26])" office:value-type="string" office:string-value="3_*%cH4i@Hv_ui@i" calcext:value-type="string">
            <text:p>3_*%cH4i@Hv_ui@i</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wKSTZ(=R[_`" calcext:value-type="string">
            <text:p>wKSTZ(=R[_`</text:p>
          </table:table-cell>
          <table:table-cell table:formula="of:=IF([.$F$3]=0;RIGHT([.$D$8];LEN([.$D$8])-[.$F$4]);LEFT([.$D$8];LEN([.$D$8])-[.$F$4]))" office:value-type="string" office:string-value="j|dFafikqtvxyz{}~#')*+,-P$E^g/012\NQMl&gt;s4678hW%YV!ur9:&lt;&amp;JDebc.B&quot;]?@CU pGmXno3L5AHIO" calcext:value-type="string">
            <text:p>j|dFafikqtvxyz{}~#')*+,-P$E^g/012\NQMl&gt;s4678hW%YV!ur9:&lt;&amp;JDebc.B"]?@CU pGmXno3L5AHIO</text:p>
          </table:table-cell>
          <table:table-cell table:style-name="ce28" table:formula="of:=IF([.$F$3]=0;COM.MICROSOFT.CONCAT([.C30];[.B30]);COM.MICROSOFT.CONCAT([.C31];[.B31]))" office:value-type="string" office:string-value="wKSTZ(=R[_`j|dFafikqtvxyz{}~#')*+,-P$E^g/012\NQMl&gt;s4678hW%YV!ur9:&lt;&amp;JDebc.B&quot;]?@CU pGmXno3L5AHIO" calcext:value-type="string">
            <text:p>wKSTZ(=R[_`j|dFafikqtvxyz{}~#')*+,-P$E^g/012\NQMl&gt;s4678hW%YV!ur9:&lt;&amp;JDebc.B"]?@CU pGmXno3L5AHIO</text:p>
          </table:table-cell>
          <table:table-cell table:style-name="Default"/>
          <table:table-cell table:number-columns-repeated="1019"/>
        </table:table-row>
        <table:table-row table:style-name="ro1">
          <table:table-cell/>
          <table:table-cell table:formula="of:=LEFT([.$D$8];LEN([.$D$8])-[.$F$4])" office:value-type="string" office:string-value="j|dFafikqtvxyz{}~#')*+,-P$E^g/012\NQMl&gt;s4678hW%YV!ur9:&lt;&amp;JDebc.B&quot;]?@CU pGmXno3L5AHIO" calcext:value-type="string">
            <text:p>j|dFafikqtvxyz{}~#')*+,-P$E^g/012\NQMl&gt;s4678hW%YV!ur9:&lt;&amp;JDebc.B"]?@CU pGmXno3L5AHIO</text:p>
          </table:table-cell>
          <table:table-cell table:formula="of:=RIGHT([.$D$8];[.$F$4])" office:value-type="string" office:string-value="wKSTZ(=R[_`" calcext:value-type="string">
            <text:p>wKSTZ(=R[_`</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j" calcext:value-type="string">
            <text:p>j</text:p>
          </table:table-cell>
          <table:table-cell/>
          <table:table-cell table:style-name="ce28" table:formula="of:=IF([.$F$3]=0;COM.MICROSOFT.CONCAT([.B32];REPLACE([.D30];([.$F$4]+1);1;&quot;&quot;));COM.MICROSOFT.CONCAT(REPLACE([.D30];([.$F$4]+1);1;&quot;&quot;);[.B32]))" office:value-type="string" office:string-value="wKSTZ(=R[_`|dFafikqtvxyz{}~#')*+,-P$E^g/012\NQMl&gt;s4678hW%YV!ur9:&lt;&amp;JDebc.B&quot;]?@CU pGmXno3L5AHIOj" calcext:value-type="string">
            <text:p>wKSTZ(=R[_`|dFafikqtvxyz{}~#')*+,-P$E^g/012\NQMl&gt;s4678hW%YV!ur9:&lt;&amp;JDebc.B"]?@CU pGmXno3L5AHIOj</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uY" calcext:value-type="string">
            <text:p>{|uY</text:p>
          </table:table-cell>
          <table:table-cell table:style-name="ce28" table:formula="of:=IF([.$F$4]&lt;[.$E$4];REPLACE([.D32];[.$E$4]+1;1;&quot;&quot;);REPLACE([.D32];[.$F$4]+1;1;&quot;&quot;))" office:value-type="string" office:string-value="wKSTZ(=R[_`|dFafikqtvxyz}~#')*+,-P$E^g/012\NQMl&gt;s4678hW%YV!ur9:&lt;&amp;JDebc.B&quot;]?@CU pGmXno3L5AHIOj" calcext:value-type="string">
            <text:p>wKSTZ(=R[_`|dFafikqtvxyz}~#')*+,-P$E^g/012\NQMl&gt;s4678hW%YV!ur9:&lt;&amp;JDebc.B"]?@CU pGmXno3L5AHIOj</text:p>
          </table:table-cell>
          <table:table-cell table:formula="of:=COM.MICROSOFT.CONCAT([.B33];[.K41])" office:value-type="string" office:string-value="{|uYwKSTZ(=R[_`dFafikqtvxyz}~#')*+,-P$E^g/012\NQMl&gt;s4678hW%V!r9:&lt;&amp;JDebc.B&quot;]?@CU pGmXno3L5AHIOj" calcext:value-type="string">
            <text:p>{|uYwKSTZ(=R[_`dFafikqtvxyz}~#')*+,-P$E^g/012\NQMl&gt;s4678hW%V!r9:&lt;&amp;JDebc.B"]?@CU pGmXno3L5AHIOj</text:p>
          </table:table-cell>
          <table:table-cell table:style-name="Default"/>
          <table:table-cell table:number-columns-repeated="4"/>
          <table:table-cell table:style-name="ce28" table:formula="of:=MID([.$D$32];[.$E$4]+1;1)" office:value-type="string" office:string-value="{" calcext:value-type="string">
            <text:p>{</text:p>
          </table:table-cell>
          <table:table-cell table:style-name="ce28" table:formula="of:=REPLACE([.$D$32];[.$E$4]+1;1;&quot; &quot;)" office:value-type="string" office:string-value="wKSTZ(=R[_`|dFafikqtvxyz }~#')*+,-P$E^g/012\NQMl&gt;s4678hW%YV!ur9:&lt;&amp;JDebc.B&quot;]?@CU pGmXno3L5AHIOj" calcext:value-type="string">
            <text:p>wKSTZ(=R[_`|dFafikqtvxyz }~#')*+,-P$E^g/012\NQMl&gt;s4678hW%YV!ur9:&lt;&amp;JDebc.B"]?@CU pGmXno3L5AHIOj</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 calcext:value-type="string">
            <text:p>|</text:p>
          </table:table-cell>
          <table:table-cell table:style-name="ce28" table:formula="of:=IF([.$F$4]&lt;[.$E$4];REPLACE([.C33];[.$F$4]+1;1;&quot;&quot;);REPLACE([.C33];[.$E$4]+1;1;&quot;&quot;))" office:value-type="string" office:string-value="wKSTZ(=R[_`dFafikqtvxyz}~#')*+,-P$E^g/012\NQMl&gt;s4678hW%YV!ur9:&lt;&amp;JDebc.B&quot;]?@CU pGmXno3L5AHIOj" calcext:value-type="string">
            <text:p>wKSTZ(=R[_`dFafikqtvxyz}~#')*+,-P$E^g/012\NQMl&gt;s4678hW%YV!ur9:&lt;&amp;JDebc.B"]?@CU pGmXno3L5AHIOj</text:p>
          </table:table-cell>
          <table:table-cell/>
          <table:table-cell table:style-name="Default"/>
          <table:table-cell table:number-columns-repeated="4"/>
          <table:table-cell table:formula="of:=COM.MICROSOFT.CONCAT([.J33];MID([.K33];[.$F$4]+1;1))" office:value-type="string" office:string-value="{|" calcext:value-type="string">
            <text:p>{|</text:p>
          </table:table-cell>
          <table:table-cell table:style-name="ce28" table:formula="of:=REPLACE([.$K33];[.$F$4]+1;1;&quot; &quot;)" office:value-type="string" office:string-value="wKSTZ(=R[_` dFafikqtvxyz }~#')*+,-P$E^g/012\NQMl&gt;s4678hW%YV!ur9:&lt;&amp;JDebc.B&quot;]?@CU pGmXno3L5AHIOj" calcext:value-type="string">
            <text:p>wKSTZ(=R[_` dFafikqtvxyz }~#')*+,-P$E^g/012\NQMl&gt;s4678hW%YV!ur9:&lt;&amp;JDebc.B"]?@CU pGmXno3L5AHIOj</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3_*%cH4i@Hv_ui@i" calcext:value-type="string">
            <text:p>3_*%cH4i@Hv_ui@i</text:p>
          </table:table-cell>
          <table:table-cell table:formula="of:=COM.MICROSOFT.CONCAT(&quot;'&quot;;[.A35];&quot;'&quot;;&quot; A23 char positions in D21&quot;)" office:value-type="string" office:string-value="'3_*%cH4i@Hv_ui@i' A23 char positions in D21" calcext:value-type="string">
            <text:p>'3_*%cH4i@Hv_ui@i' A23 char positions in D21</text:p>
          </table:table-cell>
          <table:table-cell table:formula="of:=COM.MICROSOFT.CONCAT(&quot;'&quot;;MID([.A28];LEN([.$A$4])+1;LEN([.A4]));&quot;'&quot;;&quot; A20 OTP char positions in D25&quot;)" office:value-type="string" office:string-value="'gK3!DfWu7f(K#u`R' A20 OTP char positions in D25" calcext:value-type="string">
            <text:p>'gK3!DfWu7f(K#u`R' A20 OTP char positions in D25</text:p>
          </table:table-cell>
          <table:table-cell/>
          <table:table-cell table:style-name="Default"/>
          <table:table-cell table:number-columns-repeated="4"/>
          <table:table-cell table:formula="of:=COM.MICROSOFT.CONCAT([.J34];MID([.$K34];[.$G$4]+1;1))" office:value-type="string" office:string-value="{|u" calcext:value-type="string">
            <text:p>{|u</text:p>
          </table:table-cell>
          <table:table-cell table:style-name="ce28" table:formula="of:=REPLACE([.$K34];[.$G$4]+1;1;&quot; &quot;)" office:value-type="string" office:string-value="wKSTZ(=R[_` dFafikqtvxyz }~#')*+,-P$E^g/012\NQMl&gt;s4678hW%YV! r9:&lt;&amp;JDebc.B&quot;]?@CU pGmXno3L5AHIOj" calcext:value-type="string">
            <text:p>wKSTZ(=R[_` dFafikqtvxyz }~#')*+,-P$E^g/012\NQMl&gt;s4678hW%YV! r9:&lt;&amp;JDebc.B"]?@CU pGmXno3L5AHIOj</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3" calcext:value-type="string">
            <text:p>3</text:p>
          </table:table-cell>
          <table:table-cell table:formula="of:=FIND([.A36];[.$D$33];1)" office:value-type="float" office:value="87" calcext:value-type="float">
            <text:p>87</text:p>
          </table:table-cell>
          <table:table-cell table:formula="of:=FIND(MID([.$A$28];LEN([.$A$4])+1;1);[.$D$33];1)" office:value-type="float" office:value="41" calcext:value-type="float">
            <text:p>41</text:p>
          </table:table-cell>
          <table:table-cell table:formula="of:=IF(MOD(([.B36]+[.C36])-([.$F$4]+1);[.$D$4])=0;[.$D$4];MOD(([.B36]+[.C36])-([.$F$4]+1);[.$D$4]))" office:value-type="float" office:value="22" calcext:value-type="float">
            <text:p>22</text:p>
          </table:table-cell>
          <table:table-cell table:formula="of:=IF([.D36]=0;MID([.$D$33];[.$D$4];1);IF([.D36]=[.$D$4];MID([.$D$33];[.$D$4];1);MID([.$D$33];[.D36];1)))" office:value-type="string" office:string-value="q" calcext:value-type="string">
            <text:p>q</text:p>
          </table:table-cell>
          <table:table-cell table:number-columns-repeated="4"/>
          <table:table-cell table:formula="of:=COM.MICROSOFT.CONCAT([.J35];MID([.$K35];[.$H$4]+1;1))" office:value-type="string" office:string-value="{|uY" calcext:value-type="string">
            <text:p>{|uY</text:p>
          </table:table-cell>
          <table:table-cell table:style-name="ce28" table:formula="of:=REPLACE([.$K35];[.$H$4]+1;1;&quot; &quot;)" office:value-type="string" office:string-value="wKSTZ(=R[_` dFafikqtvxyz }~#')*+,-P$E^g/012\NQMl&gt;s4678hW% V! r9:&lt;&amp;JDebc.B&quot;]?@CU pGmXno3L5AHIOj" calcext:value-type="string">
            <text:p>wKSTZ(=R[_` dFafikqtvxyz }~#')*+,-P$E^g/012\NQMl&gt;s4678hW% V! r9:&lt;&amp;JDebc.B"]?@CU pGmXno3L5AHIOj</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_" calcext:value-type="string">
            <text:p>_</text:p>
          </table:table-cell>
          <table:table-cell table:formula="of:=FIND([.A37];[.$D$33];1)" office:value-type="float" office:value="14" calcext:value-type="float">
            <text:p>14</text:p>
          </table:table-cell>
          <table:table-cell table:formula="of:=FIND(MID([.$A$28];LEN([.$A$4])+2;1);[.$D$33];1)" office:value-type="float" office:value="6" calcext:value-type="float">
            <text:p>6</text:p>
          </table:table-cell>
          <table:table-cell table:formula="of:=IF(MOD(([.B37]+[.C37])-([.$F$4]+1);[.$D$4])=0;[.$D$4];MOD(([.B37]+[.C37])-([.$F$4]+1);[.$D$4]))" office:value-type="float" office:value="8" calcext:value-type="float">
            <text:p>8</text:p>
          </table:table-cell>
          <table:table-cell table:formula="of:=IF([.D37]=0;MID([.$D$33];[.$D$4];1);IF([.D37]=[.$D$4];MID([.$D$33];[.$D$4];1);MID([.$D$33];[.D37];1)))" office:value-type="string" office:string-value="T" calcext:value-type="string">
            <text:p>T</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33" calcext:value-type="float">
            <text:p>33</text:p>
          </table:table-cell>
          <table:table-cell table:formula="of:=FIND(MID([.$A$28];LEN([.$A$4])+3;1);[.$D$33];1)" office:value-type="float" office:value="87" calcext:value-type="float">
            <text:p>87</text:p>
          </table:table-cell>
          <table:table-cell table:formula="of:=IF(MOD(([.B38]+[.C38])-([.$F$4]+1);[.$D$4])=0;[.$D$4];MOD(([.B38]+[.C38])-([.$F$4]+1);[.$D$4]))" office:value-type="float" office:value="14" calcext:value-type="float">
            <text:p>14</text:p>
          </table:table-cell>
          <table:table-cell table:formula="of:=IF([.D38]=0;MID([.$D$33];[.$D$4];1);IF([.D38]=[.$D$4];MID([.$D$33];[.$D$4];1);MID([.$D$33];[.D38];1)))" office:value-type="string" office:string-value="_" calcext:value-type="string">
            <text:p>_</text:p>
          </table:table-cell>
          <table:table-cell table:number-columns-repeated="5"/>
          <table:table-cell table:formula="of:=REPLACE([.K36];FIND(&quot; &quot;;[.K36];1);1;&quot;&quot;)" office:value-type="string" office:string-value="wKSTZ(=R[_`dFafikqtvxyz }~#')*+,-P$E^g/012\NQMl&gt;s4678hW% V! r9:&lt;&amp;JDebc.B&quot;]?@CU pGmXno3L5AHIOj" calcext:value-type="string">
            <text:p>wKSTZ(=R[_`dFafikqtvxyz }~#')*+,-P$E^g/012\NQMl&gt;s4678hW% V! r9:&lt;&amp;JDebc.B"]?@CU pGmXno3L5AHIOj</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59" calcext:value-type="float">
            <text:p>59</text:p>
          </table:table-cell>
          <table:table-cell table:formula="of:=FIND(MID([.$A$28];LEN([.$A$4])+4;1);[.$D$33];1)" office:value-type="float" office:value="61" calcext:value-type="float">
            <text:p>61</text:p>
          </table:table-cell>
          <table:table-cell table:formula="of:=IF(MOD(([.B39]+[.C39])-([.$F$4]+1);[.$D$4])=0;[.$D$4];MOD(([.B39]+[.C39])-([.$F$4]+1);[.$D$4]))" office:value-type="float" office:value="14" calcext:value-type="float">
            <text:p>14</text:p>
          </table:table-cell>
          <table:table-cell table:formula="of:=IF([.D39]=0;MID([.$D$33];[.$D$4];1);IF([.D39]=[.$D$4];MID([.$D$33];[.$D$4];1);MID([.$D$33];[.D39];1)))" office:value-type="string" office:string-value="_" calcext:value-type="string">
            <text:p>_</text:p>
          </table:table-cell>
          <table:table-cell table:number-columns-repeated="5"/>
          <table:table-cell table:formula="of:=REPLACE([.K38];FIND(&quot; &quot;;[.K38];1);1;&quot;&quot;)" office:value-type="string" office:string-value="wKSTZ(=R[_`dFafikqtvxyz}~#')*+,-P$E^g/012\NQMl&gt;s4678hW% V! r9:&lt;&amp;JDebc.B&quot;]?@CU pGmXno3L5AHIOj" calcext:value-type="string">
            <text:p>wKSTZ(=R[_`dFafikqtvxyz}~#')*+,-P$E^g/012\NQMl&gt;s4678hW% V! r9:&lt;&amp;JDebc.B"]?@CU pGmXno3L5AHIOj</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c" calcext:value-type="string">
            <text:p>c</text:p>
          </table:table-cell>
          <table:table-cell table:formula="of:=FIND([.A40];[.$D$33];1)" office:value-type="float" office:value="71" calcext:value-type="float">
            <text:p>71</text:p>
          </table:table-cell>
          <table:table-cell table:formula="of:=FIND(MID([.$A$28];LEN([.$A$4])+5;1);[.$D$33];1)" office:value-type="float" office:value="68" calcext:value-type="float">
            <text:p>68</text:p>
          </table:table-cell>
          <table:table-cell table:formula="of:=IF(MOD(([.B40]+[.C40])-([.$F$4]+1);[.$D$4])=0;[.$D$4];MOD(([.B40]+[.C40])-([.$F$4]+1);[.$D$4]))" office:value-type="float" office:value="33" calcext:value-type="float">
            <text:p>33</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wKSTZ(=R[_`dFafikqtvxyz}~#')*+,-P$E^g/012\NQMl&gt;s4678hW%V! r9:&lt;&amp;JDebc.B&quot;]?@CU pGmXno3L5AHIOj" calcext:value-type="string">
            <text:p>wKSTZ(=R[_`dFafikqtvxyz}~#')*+,-P$E^g/012\NQMl&gt;s4678hW%V! r9:&lt;&amp;JDebc.B"]?@CU pGmXno3L5AHIOj</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H" calcext:value-type="string">
            <text:p>H</text:p>
          </table:table-cell>
          <table:table-cell table:formula="of:=FIND([.A41];[.$D$33];1)" office:value-type="float" office:value="91" calcext:value-type="float">
            <text:p>91</text:p>
          </table:table-cell>
          <table:table-cell table:formula="of:=FIND(MID([.$A$28];LEN([.$A$4])+6;1);[.$D$33];1)" office:value-type="float" office:value="19" calcext:value-type="float">
            <text:p>19</text:p>
          </table:table-cell>
          <table:table-cell table:formula="of:=IF(MOD(([.B41]+[.C41])-([.$F$4]+1);[.$D$4])=0;[.$D$4];MOD(([.B41]+[.C41])-([.$F$4]+1);[.$D$4]))" office:value-type="float" office:value="4" calcext:value-type="float">
            <text:p>4</text:p>
          </table:table-cell>
          <table:table-cell table:formula="of:=IF([.D41]=0;MID([.$D$33];[.$D$4];1);IF([.D41]=[.$D$4];MID([.$D$33];[.$D$4];1);MID([.$D$33];[.D41];1)))" office:value-type="string" office:string-value="Y" calcext:value-type="string">
            <text:p>Y</text:p>
          </table:table-cell>
          <table:table-cell table:number-columns-repeated="5"/>
          <table:table-cell table:formula="of:=REPLACE([.K40];FIND(&quot; &quot;;[.K40];1);1;&quot;&quot;)" office:value-type="string" office:string-value="wKSTZ(=R[_`dFafikqtvxyz}~#')*+,-P$E^g/012\NQMl&gt;s4678hW%V!r9:&lt;&amp;JDebc.B&quot;]?@CU pGmXno3L5AHIOj" calcext:value-type="string">
            <text:p>wKSTZ(=R[_`dFafikqtvxyz}~#')*+,-P$E^g/012\NQMl&gt;s4678hW%V!r9:&lt;&amp;JDebc.B"]?@CU pGmXno3L5AHIOj</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4" calcext:value-type="string">
            <text:p>4</text:p>
          </table:table-cell>
          <table:table-cell table:formula="of:=FIND([.A42];[.$D$33];1)" office:value-type="float" office:value="53" calcext:value-type="float">
            <text:p>53</text:p>
          </table:table-cell>
          <table:table-cell table:formula="of:=FIND(MID([.$A$28];LEN([.$A$4])+7;1);[.$D$33];1)" office:value-type="float" office:value="58" calcext:value-type="float">
            <text:p>58</text:p>
          </table:table-cell>
          <table:table-cell table:formula="of:=IF(MOD(([.B42]+[.C42])-([.$F$4]+1);[.$D$4])=0;[.$D$4];MOD(([.B42]+[.C42])-([.$F$4]+1);[.$D$4]))" office:value-type="float" office:value="5" calcext:value-type="float">
            <text:p>5</text:p>
          </table:table-cell>
          <table:table-cell table:formula="of:=IF([.D42]=0;MID([.$D$33];[.$D$4];1);IF([.D42]=[.$D$4];MID([.$D$33];[.$D$4];1);MID([.$D$33];[.D42];1)))" office:value-type="string" office:string-value="w" calcext:value-type="string">
            <text:p>w</text:p>
          </table:table-cell>
          <table:table-cell table:number-columns-repeated="1019"/>
        </table:table-row>
        <table:table-row table:style-name="ro1">
          <table:table-cell table:formula="of:=MID([.$A$35];8;1)" office:value-type="string" office:string-value="i" calcext:value-type="string">
            <text:p>i</text:p>
          </table:table-cell>
          <table:table-cell table:formula="of:=FIND([.A43];[.$D$33];1)" office:value-type="float" office:value="20" calcext:value-type="float">
            <text:p>20</text:p>
          </table:table-cell>
          <table:table-cell table:formula="of:=FIND(MID([.$A$28];LEN([.$A$4])+8;1);[.$D$33];1)" office:value-type="float" office:value="3" calcext:value-type="float">
            <text:p>3</text:p>
          </table:table-cell>
          <table:table-cell table:formula="of:=IF(MOD(([.B43]+[.C43])-([.$F$4]+1);[.$D$4])=0;[.$D$4];MOD(([.B43]+[.C43])-([.$F$4]+1);[.$D$4]))" office:value-type="float" office:value="11" calcext:value-type="float">
            <text:p>11</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77" calcext:value-type="float">
            <text:p>77</text:p>
          </table:table-cell>
          <table:table-cell table:formula="of:=FIND(MID([.$A$28];LEN([.$A$4])+9;1);[.$D$33];1)" office:value-type="float" office:value="55" calcext:value-type="float">
            <text:p>55</text:p>
          </table:table-cell>
          <table:table-cell table:formula="of:=IF(MOD(([.B44]+[.C44])-([.$F$4]+1);[.$D$4])=0;[.$D$4];MOD(([.B44]+[.C44])-([.$F$4]+1);[.$D$4]))" office:value-type="float" office:value="26" calcext:value-type="float">
            <text:p>26</text:p>
          </table:table-cell>
          <table:table-cell table:formula="of:=IF([.D44]=0;MID([.$D$33];[.$D$4];1);IF([.D44]=[.$D$4];MID([.$D$33];[.$D$4];1);MID([.$D$33];[.D44];1)))" office:value-type="string" office:string-value="y" calcext:value-type="string">
            <text:p>y</text:p>
          </table:table-cell>
          <table:table-cell table:number-columns-repeated="1019"/>
        </table:table-row>
        <table:table-row table:style-name="ro1">
          <table:table-cell table:formula="of:=MID([.$A$35];10;1)" office:value-type="string" office:string-value="H" calcext:value-type="string">
            <text:p>H</text:p>
          </table:table-cell>
          <table:table-cell table:formula="of:=FIND([.A45];[.$D$33];1)" office:value-type="float" office:value="91" calcext:value-type="float">
            <text:p>91</text:p>
          </table:table-cell>
          <table:table-cell table:formula="of:=FIND(MID([.$A$28];LEN([.$A$4])+10;1);[.$D$33];1)" office:value-type="float" office:value="19" calcext:value-type="float">
            <text:p>19</text:p>
          </table:table-cell>
          <table:table-cell table:formula="of:=IF(MOD(([.B45]+[.C45])-([.$F$4]+1);[.$D$4])=0;[.$D$4];MOD(([.B45]+[.C45])-([.$F$4]+1);[.$D$4]))" office:value-type="float" office:value="4" calcext:value-type="float">
            <text:p>4</text:p>
          </table:table-cell>
          <table:table-cell table:formula="of:=IF([.D45]=0;MID([.$D$33];[.$D$4];1);IF([.D45]=[.$D$4];MID([.$D$33];[.$D$4];1);MID([.$D$33];[.D45];1)))" office:value-type="string" office:string-value="Y" calcext:value-type="string">
            <text:p>Y</text:p>
          </table:table-cell>
          <table:table-cell table:number-columns-repeated="1019"/>
        </table:table-row>
        <table:table-row table:style-name="ro1">
          <table:table-cell table:formula="of:=MID([.$A$35];11;1)" office:value-type="string" office:string-value="v" calcext:value-type="string">
            <text:p>v</text:p>
          </table:table-cell>
          <table:table-cell table:formula="of:=FIND([.A46];[.$D$33];1)" office:value-type="float" office:value="24" calcext:value-type="float">
            <text:p>24</text:p>
          </table:table-cell>
          <table:table-cell table:formula="of:=FIND(MID([.$A$28];LEN([.$A$4])+11;1);[.$D$33];1)" office:value-type="float" office:value="10" calcext:value-type="float">
            <text:p>10</text:p>
          </table:table-cell>
          <table:table-cell table:formula="of:=IF(MOD(([.B46]+[.C46])-([.$F$4]+1);[.$D$4])=0;[.$D$4];MOD(([.B46]+[.C46])-([.$F$4]+1);[.$D$4]))" office:value-type="float" office:value="22" calcext:value-type="float">
            <text:p>22</text:p>
          </table:table-cell>
          <table:table-cell table:formula="of:=IF([.D46]=0;MID([.$D$33];[.$D$4];1);IF([.D46]=[.$D$4];MID([.$D$33];[.$D$4];1);MID([.$D$33];[.D46];1)))" office:value-type="string" office:string-value="q" calcext:value-type="string">
            <text:p>q</text:p>
          </table:table-cell>
          <table:table-cell table:number-columns-repeated="1019"/>
        </table:table-row>
        <table:table-row table:style-name="ro1">
          <table:table-cell table:formula="of:=MID([.$A$35];12;1)" office:value-type="string" office:string-value="_" calcext:value-type="string">
            <text:p>_</text:p>
          </table:table-cell>
          <table:table-cell table:formula="of:=FIND([.A47];[.$D$33];1)" office:value-type="float" office:value="14" calcext:value-type="float">
            <text:p>14</text:p>
          </table:table-cell>
          <table:table-cell table:formula="of:=FIND(MID([.$A$28];LEN([.$A$4])+12;1);[.$D$33];1)" office:value-type="float" office:value="6" calcext:value-type="float">
            <text:p>6</text:p>
          </table:table-cell>
          <table:table-cell table:formula="of:=IF(MOD(([.B47]+[.C47])-([.$F$4]+1);[.$D$4])=0;[.$D$4];MOD(([.B47]+[.C47])-([.$F$4]+1);[.$D$4]))" office:value-type="float" office:value="8" calcext:value-type="float">
            <text:p>8</text:p>
          </table:table-cell>
          <table:table-cell table:formula="of:=IF([.D47]=0;MID([.$D$33];[.$D$4];1);IF([.D47]=[.$D$4];MID([.$D$33];[.$D$4];1);MID([.$D$33];[.D47];1)))" office:value-type="string" office:string-value="T" calcext:value-type="string">
            <text:p>T</text:p>
          </table:table-cell>
          <table:table-cell table:number-columns-repeated="1019"/>
        </table:table-row>
        <table:table-row table:style-name="ro1">
          <table:table-cell table:formula="of:=MID([.$A$35];13;1)" office:value-type="string" office:string-value="u" calcext:value-type="string">
            <text:p>u</text:p>
          </table:table-cell>
          <table:table-cell table:formula="of:=FIND([.A48];[.$D$33];1)" office:value-type="float" office:value="3" calcext:value-type="float">
            <text:p>3</text:p>
          </table:table-cell>
          <table:table-cell table:formula="of:=FIND(MID([.$A$28];LEN([.$A$4])+13;1);[.$D$33];1)" office:value-type="float" office:value="30" calcext:value-type="float">
            <text:p>30</text:p>
          </table:table-cell>
          <table:table-cell table:formula="of:=IF(MOD(([.B48]+[.C48])-([.$F$4]+1);[.$D$4])=0;[.$D$4];MOD(([.B48]+[.C48])-([.$F$4]+1);[.$D$4]))" office:value-type="float" office:value="21" calcext:value-type="float">
            <text:p>21</text:p>
          </table:table-cell>
          <table:table-cell table:formula="of:=IF([.D48]=0;MID([.$D$33];[.$D$4];1);IF([.D48]=[.$D$4];MID([.$D$33];[.$D$4];1);MID([.$D$33];[.D48];1)))" office:value-type="string" office:string-value="k" calcext:value-type="string">
            <text:p>k</text:p>
          </table:table-cell>
          <table:table-cell table:number-columns-repeated="1019"/>
        </table:table-row>
        <table:table-row table:style-name="ro1">
          <table:table-cell table:formula="of:=MID([.$A$35];14;1)" office:value-type="string" office:string-value="i" calcext:value-type="string">
            <text:p>i</text:p>
          </table:table-cell>
          <table:table-cell table:formula="of:=FIND([.A49];[.$D$33];1)" office:value-type="float" office:value="20" calcext:value-type="float">
            <text:p>20</text:p>
          </table:table-cell>
          <table:table-cell table:formula="of:=FIND(MID([.$A$28];LEN([.$A$4])+14;1);[.$D$33];1)" office:value-type="float" office:value="3" calcext:value-type="float">
            <text:p>3</text:p>
          </table:table-cell>
          <table:table-cell table:formula="of:=IF(MOD(([.B49]+[.C49])-([.$F$4]+1);[.$D$4])=0;[.$D$4];MOD(([.B49]+[.C49])-([.$F$4]+1);[.$D$4]))" office:value-type="float" office:value="11" calcext:value-type="float">
            <text:p>11</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77" calcext:value-type="float">
            <text:p>77</text:p>
          </table:table-cell>
          <table:table-cell table:formula="of:=FIND(MID([.$A$28];LEN([.$A$4])+15;1);[.$D$33];1)" office:value-type="float" office:value="15" calcext:value-type="float">
            <text:p>15</text:p>
          </table:table-cell>
          <table:table-cell table:formula="of:=IF(MOD(([.B50]+[.C50])-([.$F$4]+1);[.$D$4])=0;[.$D$4];MOD(([.B50]+[.C50])-([.$F$4]+1);[.$D$4]))" office:value-type="float" office:value="80" calcext:value-type="float">
            <text:p>80</text:p>
          </table:table-cell>
          <table:table-cell table:formula="of:=IF([.D50]=0;MID([.$D$33];[.$D$4];1);IF([.D50]=[.$D$4];MID([.$D$33];[.$D$4];1);MID([.$D$33];[.D50];1)))" office:value-type="string" office:string-value=" " calcext:value-type="string">
            <text:p><text:s/></text:p>
          </table:table-cell>
          <table:table-cell table:number-columns-repeated="1019"/>
        </table:table-row>
        <table:table-row table:style-name="ro1">
          <table:table-cell table:formula="of:=MID([.$A$35];16;1)" office:value-type="string" office:string-value="i" calcext:value-type="string">
            <text:p>i</text:p>
          </table:table-cell>
          <table:table-cell table:formula="of:=FIND([.A51];[.$D$33];1)" office:value-type="float" office:value="20" calcext:value-type="float">
            <text:p>20</text:p>
          </table:table-cell>
          <table:table-cell table:formula="of:=FIND(MID([.$A$28];LEN([.$A$4])+16;1);[.$D$33];1)" office:value-type="float" office:value="12" calcext:value-type="float">
            <text:p>12</text:p>
          </table:table-cell>
          <table:table-cell table:formula="of:=IF(MOD(([.B51]+[.C51])-([.$F$4]+1);[.$D$4])=0;[.$D$4];MOD(([.B51]+[.C51])-([.$F$4]+1);[.$D$4]))" office:value-type="float" office:value="20" calcext:value-type="float">
            <text:p>20</text:p>
          </table:table-cell>
          <table:table-cell table:formula="of:=IF([.D51]=0;MID([.$D$33];[.$D$4];1);IF([.D51]=[.$D$4];MID([.$D$33];[.$D$4];1);MID([.$D$33];[.D51];1)))" office:value-type="string" office:string-value="i" calcext:value-type="string">
            <text:p>i</text:p>
          </table:table-cell>
          <table:table-cell table:number-columns-repeated="1019"/>
        </table:table-row>
        <table:table-row table:style-name="ro1">
          <table:table-cell table:style-name="ce28" table:formula="of:=COM.MICROSOFT.CONCAT([.$E$36];[.$E$37];[.$E$38];[.$E$39];[.$E$40];[.$E$41];[.$E$42];[.$E$43];[.$E$44];[.$E$45];[.$E$46];[.$E$47];[.$E$48];[.$E$49];[.$E$50];[.$E$51])" office:value-type="string" office:string-value="qT__*Yw=yYqTk= i" calcext:value-type="string">
            <text:p>qT__*Yw=yYqTk= i</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style-name="ce27" table:formula="of:=COM.MICROSOFT.CONCAT( &quot;  OTP SIZE=  &quot;;LEN([.A5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uYwKSTZ(=R[_`dFafikqtvxyz}~#')*+,-P$E^g/012\NQMl&gt;s4678hW%V" calcext:value-type="string">
            <text:p>{|uYwKSTZ(=R[_`dFafikqtvxyz}~#')*+,-P$E^g/012\NQMl&gt;s4678hW%V</text:p>
          </table:table-cell>
          <table:table-cell table:style-name="ce28" table:formula="of:=IF([.$G$3]=0;RIGHT([.$D$33];LEN([.$D$33])-[.$G$4]);LEFT([.$D$33];LEN([.$D$33])-[.$G$4]))" office:value-type="string" office:string-value="!r9:&lt;&amp;JDebc.B&quot;]?@CU pGmXno3L5AHIOj" calcext:value-type="string">
            <text:p>!r9:&lt;&amp;JDebc.B"]?@CU pGmXno3L5AHIOj</text:p>
          </table:table-cell>
          <table:table-cell table:style-name="ce28" table:formula="of:=IF([.$G$3]=0;COM.MICROSOFT.CONCAT([.C55];[.B55]);COM.MICROSOFT.CONCAT([.C56];[.B56]))" office:value-type="string" office:string-value="!r9:&lt;&amp;JDebc.B&quot;]?@CU pGmXno3L5AHIOj{|uYwKSTZ(=R[_`dFafikqtvxyz}~#')*+,-P$E^g/012\NQMl&gt;s4678hW%V" calcext:value-type="string">
            <text:p>!r9:&lt;&amp;JDebc.B"]?@CU pGmXno3L5AHIOj{|uYwKSTZ(=R[_`dFafikqtvxyz}~#')*+,-P$E^g/012\NQMl&gt;s4678hW%V</text:p>
          </table:table-cell>
          <table:table-cell table:style-name="Default"/>
          <table:table-cell table:number-columns-repeated="1019"/>
        </table:table-row>
        <table:table-row table:style-name="ro1">
          <table:table-cell/>
          <table:table-cell table:style-name="ce28" table:formula="of:=LEFT([.$D$33];LEN([.$D$33])-[.$G$4])" office:value-type="string" office:string-value="{|uYwKSTZ(=R[_`dFafikqtvxyz}~#')*+" calcext:value-type="string">
            <text:p>{|uYwKSTZ(=R[_`dFafikqtvxyz}~#')*+</text:p>
          </table:table-cell>
          <table:table-cell table:style-name="ce28" table:formula="of:=RIGHT([.$D$33];[.$G$4])" office:value-type="string" office:string-value=",-P$E^g/012\NQMl&gt;s4678hW%V!r9:&lt;&amp;JDebc.B&quot;]?@CU pGmXno3L5AHIOj" calcext:value-type="string">
            <text:p>,-P$E^g/012\NQMl&gt;s4678hW%V!r9:&lt;&amp;JDebc.B"]?@CU pGmXno3L5AHIOj</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z" calcext:value-type="string">
            <text:p>z</text:p>
          </table:table-cell>
          <table:table-cell/>
          <table:table-cell table:style-name="ce28" table:formula="of:=IF([.$G$3]=0;COM.MICROSOFT.CONCAT([.B57];REPLACE([.D55];([.$G$4]+1);1;&quot;&quot;));COM.MICROSOFT.CONCAT(REPLACE([.D55];([.$G$4]+1);1;&quot;&quot;);[.B57]))" office:value-type="string" office:string-value="z!r9:&lt;&amp;JDebc.B&quot;]?@CU pGmXno3L5AHIOj{|uYwKSTZ(=R[_`dFafikqtvxy}~#')*+,-P$E^g/012\NQMl&gt;s4678hW%V" calcext:value-type="string">
            <text:p>z!r9:&lt;&amp;JDebc.B"]?@CU pGmXno3L5AHIOj{|uYwKSTZ(=R[_`dFafikqtvxy}~#')*+,-P$E^g/012\NQMl&gt;s4678hW%V</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Xcyt" calcext:value-type="string">
            <text:p>Xcyt</text:p>
          </table:table-cell>
          <table:table-cell table:style-name="ce28" table:formula="of:=IF([.$F$4]&lt;[.$E$4];REPLACE([.D57];[.$E$4]+1;1;&quot;&quot;);REPLACE([.D57];[.$F$4]+1;1;&quot;&quot;))" office:value-type="string" office:string-value="z!r9:&lt;&amp;JDebc.B&quot;]?@CU pGmno3L5AHIOj{|uYwKSTZ(=R[_`dFafikqtvxy}~#')*+,-P$E^g/012\NQMl&gt;s4678hW%V" calcext:value-type="string">
            <text:p>z!r9:&lt;&amp;JDebc.B"]?@CU pGmno3L5AHIOj{|uYwKSTZ(=R[_`dFafikqtvxy}~#')*+,-P$E^g/012\NQMl&gt;s4678hW%V</text:p>
          </table:table-cell>
          <table:table-cell table:formula="of:=COM.MICROSOFT.CONCAT([.B58];[.K66])" office:value-type="string" office:string-value="Xcytz!r9:&lt;&amp;JDeb.B&quot;]?@CUpGmno3L5AHIOj{|uYwKSTZ(=R[_`dFafikqvx }~#')*+,-P$E^g/012\NQMl&gt;s4678hW%V" calcext:value-type="string">
            <text:p>Xcytz!r9:&lt;&amp;JDeb.B"]?@CUpGmno3L5AHIOj{|uYwKSTZ(=R[_`dFafikqvx }~#')*+,-P$E^g/012\NQMl&gt;s4678hW%V</text:p>
          </table:table-cell>
          <table:table-cell table:style-name="Default"/>
          <table:table-cell table:number-columns-repeated="4"/>
          <table:table-cell table:style-name="ce28" table:formula="of:=MID([.$D$57];[.$E$4]+1;1)" office:value-type="string" office:string-value="X" calcext:value-type="string">
            <text:p>X</text:p>
          </table:table-cell>
          <table:table-cell table:style-name="ce28" table:formula="of:=REPLACE([.$D$57];[.$E$4]+1;1;&quot; &quot;)" office:value-type="string" office:string-value="z!r9:&lt;&amp;JDebc.B&quot;]?@CU pGm no3L5AHIOj{|uYwKSTZ(=R[_`dFafikqtvxy}~#')*+,-P$E^g/012\NQMl&gt;s4678hW%V" calcext:value-type="string">
            <text:p>z!r9:&lt;&amp;JDebc.B"]?@CU pGm no3L5AHIOj{|uYwKSTZ(=R[_`dFafikqtvxy}~#')*+,-P$E^g/012\NQMl&gt;s4678hW%V</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y" calcext:value-type="string">
            <text:p>y</text:p>
          </table:table-cell>
          <table:table-cell table:style-name="ce28" table:formula="of:=IF([.$F$4]&lt;[.$E$4];REPLACE([.C58];[.$F$4]+1;1;&quot;&quot;);REPLACE([.C58];[.$E$4]+1;1;&quot;&quot;))" office:value-type="string" office:string-value="z!r9:&lt;&amp;JDeb.B&quot;]?@CU pGmno3L5AHIOj{|uYwKSTZ(=R[_`dFafikqtvxy}~#')*+,-P$E^g/012\NQMl&gt;s4678hW%V" calcext:value-type="string">
            <text:p>z!r9:&lt;&amp;JDeb.B"]?@CU pGmno3L5AHIOj{|uYwKSTZ(=R[_`dFafikqtvxy}~#')*+,-P$E^g/012\NQMl&gt;s4678hW%V</text:p>
          </table:table-cell>
          <table:table-cell/>
          <table:table-cell table:style-name="Default"/>
          <table:table-cell table:number-columns-repeated="4"/>
          <table:table-cell table:formula="of:=COM.MICROSOFT.CONCAT([.J58];MID([.K58];[.$F$4]+1;1))" office:value-type="string" office:string-value="Xc" calcext:value-type="string">
            <text:p>Xc</text:p>
          </table:table-cell>
          <table:table-cell table:style-name="ce28" table:formula="of:=REPLACE([.$K58];[.$F$4]+1;1;&quot; &quot;)" office:value-type="string" office:string-value="z!r9:&lt;&amp;JDeb .B&quot;]?@CU pGm no3L5AHIOj{|uYwKSTZ(=R[_`dFafikqtvxy}~#')*+,-P$E^g/012\NQMl&gt;s4678hW%V" calcext:value-type="string">
            <text:p>z!r9:&lt;&amp;JDeb .B"]?@CU pGm no3L5AHIOj{|uYwKSTZ(=R[_`dFafikqtvxy}~#')*+,-P$E^g/012\NQMl&gt;s4678hW%V</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qT__*Yw=yYqTk= i" calcext:value-type="string">
            <text:p>qT__*Yw=yYqTk= i</text:p>
          </table:table-cell>
          <table:table-cell table:formula="of:=COM.MICROSOFT.CONCAT(&quot;'&quot;;[.A60];&quot;'&quot;;&quot; A23 char positions in D21&quot;)" office:value-type="string" office:string-value="'qT__*Yw=yYqTk= i' A23 char positions in D21" calcext:value-type="string">
            <text:p>'qT__*Yw=yYqTk= i'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Xcy" calcext:value-type="string">
            <text:p>Xcy</text:p>
          </table:table-cell>
          <table:table-cell table:style-name="ce28" table:formula="of:=REPLACE([.$K59];[.$G$4]+1;1;&quot; &quot;)" office:value-type="string" office:string-value="z!r9:&lt;&amp;JDeb .B&quot;]?@CU pGm no3L5AHIOj{|uYwKSTZ(=R[_`dFafikqtvx }~#')*+,-P$E^g/012\NQMl&gt;s4678hW%V" calcext:value-type="string">
            <text:p>z!r9:&lt;&amp;JDeb .B"]?@CU pGm no3L5AHIOj{|uYwKSTZ(=R[_`dFafikqtvx }~#')*+,-P$E^g/012\NQMl&gt;s4678hW%V</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q" calcext:value-type="string">
            <text:p>q</text:p>
          </table:table-cell>
          <table:table-cell table:formula="of:=FIND([.A61];[.$D$58];1)" office:value-type="float" office:value="58" calcext:value-type="float">
            <text:p>58</text:p>
          </table:table-cell>
          <table:table-cell table:formula="of:=FIND(MID([.A53];LEN([.$A$4])+1;1);[.$D$58];1)" office:value-type="float" office:value="77" calcext:value-type="float">
            <text:p>77</text:p>
          </table:table-cell>
          <table:table-cell table:formula="of:=IF(MOD(([.B61]+[.C61])-([.$G$4]+1);[.$D$4])=0;[.$D$4];MOD(([.B61]+[.C61])-([.$G$4]+1);[.$D$4]))" office:value-type="float" office:value="74" calcext:value-type="float">
            <text:p>74</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Xcyt" calcext:value-type="string">
            <text:p>Xcyt</text:p>
          </table:table-cell>
          <table:table-cell table:style-name="ce28" table:formula="of:=REPLACE([.$K60];[.$H$4]+1;1;&quot; &quot;)" office:value-type="string" office:string-value="z!r9:&lt;&amp;JDeb .B&quot;]?@CU pGm no3L5AHIOj{|uYwKSTZ(=R[_`dFafikq vx }~#')*+,-P$E^g/012\NQMl&gt;s4678hW%V" calcext:value-type="string">
            <text:p>z!r9:&lt;&amp;JDeb .B"]?@CU pGm no3L5AHIOj{|uYwKSTZ(=R[_`dFafikq vx }~#')*+,-P$E^g/012\NQMl&gt;s4678hW%V</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T" calcext:value-type="string">
            <text:p>T</text:p>
          </table:table-cell>
          <table:table-cell table:formula="of:=FIND([.A62];[.$D$58];1)" office:value-type="float" office:value="44" calcext:value-type="float">
            <text:p>44</text:p>
          </table:table-cell>
          <table:table-cell table:formula="of:=FIND(MID([.A53];LEN([.$A$4])+2;1);[.$D$58];1)" office:value-type="float" office:value="49" calcext:value-type="float">
            <text:p>49</text:p>
          </table:table-cell>
          <table:table-cell table:formula="of:=IF(MOD(([.B62]+[.C62])-([.$G$4]+1);[.$D$4])=0;[.$D$4];MOD(([.B62]+[.C62])-([.$G$4]+1);[.$D$4]))" office:value-type="float" office:value="32" calcext:value-type="float">
            <text:p>32</text:p>
          </table:table-cell>
          <table:table-cell table:formula="of:=IF([.D62]=0;MID([.$D$58];[.$D$4];1);IF([.D62]=[.$D$4];MID([.$D$58];[.$D$4];1);MID([.$D$58];[.D62];1)))" office:value-type="string" office:string-value="A" calcext:value-type="string">
            <text:p>A</text:p>
          </table:table-cell>
          <table:table-cell table:number-columns-repeated="1019"/>
        </table:table-row>
        <table:table-row table:style-name="ro1">
          <table:table-cell table:formula="of:=MID([.A60];3;1)" office:value-type="string" office:string-value="_" calcext:value-type="string">
            <text:p>_</text:p>
          </table:table-cell>
          <table:table-cell table:formula="of:=FIND([.A63];[.$D$58];1)" office:value-type="float" office:value="50" calcext:value-type="float">
            <text:p>50</text:p>
          </table:table-cell>
          <table:table-cell table:formula="of:=FIND(MID([.A53];LEN([.$A$4])+3;1);[.$D$58];1)" office:value-type="float" office:value="90" calcext:value-type="float">
            <text:p>90</text:p>
          </table:table-cell>
          <table:table-cell table:formula="of:=IF(MOD(([.B63]+[.C63])-([.$G$4]+1);[.$D$4])=0;[.$D$4];MOD(([.B63]+[.C63])-([.$G$4]+1);[.$D$4]))" office:value-type="float" office:value="79" calcext:value-type="float">
            <text:p>79</text:p>
          </table:table-cell>
          <table:table-cell table:formula="of:=IF([.D63]=0;MID([.$D$58];[.$D$4];1);IF([.D63]=[.$D$4];MID([.$D$58];[.$D$4];1);MID([.$D$58];[.D63];1)))" office:value-type="string" office:string-value="2" calcext:value-type="string">
            <text:p>2</text:p>
          </table:table-cell>
          <table:table-cell table:number-columns-repeated="5"/>
          <table:table-cell table:formula="of:=REPLACE([.K61];FIND(&quot; &quot;;[.K61];1);1;&quot;&quot;)" office:value-type="string" office:string-value="z!r9:&lt;&amp;JDeb.B&quot;]?@CU pGm no3L5AHIOj{|uYwKSTZ(=R[_`dFafikq vx }~#')*+,-P$E^g/012\NQMl&gt;s4678hW%V" calcext:value-type="string">
            <text:p>z!r9:&lt;&amp;JDeb.B"]?@CU pGm no3L5AHIOj{|uYwKSTZ(=R[_`dFafikq vx }~#')*+,-P$E^g/012\NQMl&gt;s4678hW%V</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_" calcext:value-type="string">
            <text:p>_</text:p>
          </table:table-cell>
          <table:table-cell table:formula="of:=FIND([.A64];[.$D$58];1)" office:value-type="float" office:value="50" calcext:value-type="float">
            <text:p>50</text:p>
          </table:table-cell>
          <table:table-cell table:formula="of:=FIND(MID([.A53];LEN([.$A$4])+4;1);[.$D$58];1)" office:value-type="float" office:value="73" calcext:value-type="float">
            <text:p>73</text:p>
          </table:table-cell>
          <table:table-cell table:formula="of:=IF(MOD(([.B64]+[.C64])-([.$G$4]+1);[.$D$4])=0;[.$D$4];MOD(([.B64]+[.C64])-([.$G$4]+1);[.$D$4]))" office:value-type="float" office:value="62" calcext:value-type="float">
            <text:p>62</text:p>
          </table:table-cell>
          <table:table-cell table:formula="of:=IF([.D64]=0;MID([.$D$58];[.$D$4];1);IF([.D64]=[.$D$4];MID([.$D$58];[.$D$4];1);MID([.$D$58];[.D64];1)))" office:value-type="string" office:string-value="}" calcext:value-type="string">
            <text:p>}</text:p>
          </table:table-cell>
          <table:table-cell table:number-columns-repeated="5"/>
          <table:table-cell table:formula="of:=REPLACE([.K63];FIND(&quot; &quot;;[.K63];1);1;&quot;&quot;)" office:value-type="string" office:string-value="z!r9:&lt;&amp;JDeb.B&quot;]?@CUpGm no3L5AHIOj{|uYwKSTZ(=R[_`dFafikq vx }~#')*+,-P$E^g/012\NQMl&gt;s4678hW%V" calcext:value-type="string">
            <text:p>z!r9:&lt;&amp;JDeb.B"]?@CUpGm no3L5AHIOj{|uYwKSTZ(=R[_`dFafikq vx }~#')*+,-P$E^g/012\NQMl&gt;s4678hW%V</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67" calcext:value-type="float">
            <text:p>67</text:p>
          </table:table-cell>
          <table:table-cell table:formula="of:=FIND(MID([.A53];LEN([.$A$4])+5;1);[.$D$58];1)" office:value-type="float" office:value="60" calcext:value-type="float">
            <text:p>60</text:p>
          </table:table-cell>
          <table:table-cell table:formula="of:=IF(MOD(([.B65]+[.C65])-([.$G$4]+1);[.$D$4])=0;[.$D$4];MOD(([.B65]+[.C65])-([.$G$4]+1);[.$D$4]))" office:value-type="float" office:value="66" calcext:value-type="float">
            <text:p>66</text:p>
          </table:table-cell>
          <table:table-cell table:formula="of:=IF([.D65]=0;MID([.$D$58];[.$D$4];1);IF([.D65]=[.$D$4];MID([.$D$58];[.$D$4];1);MID([.$D$58];[.D65];1)))" office:value-type="string" office:string-value=")" calcext:value-type="string">
            <text:p>)</text:p>
          </table:table-cell>
          <table:table-cell table:number-columns-repeated="5"/>
          <table:table-cell table:formula="of:=REPLACE([.K64];FIND(&quot; &quot;;[.K64];1);1;&quot;&quot;)" office:value-type="string" office:string-value="z!r9:&lt;&amp;JDeb.B&quot;]?@CUpGmno3L5AHIOj{|uYwKSTZ(=R[_`dFafikq vx }~#')*+,-P$E^g/012\NQMl&gt;s4678hW%V" calcext:value-type="string">
            <text:p>z!r9:&lt;&amp;JDeb.B"]?@CUpGmno3L5AHIOj{|uYwKSTZ(=R[_`dFafikq vx }~#')*+,-P$E^g/012\NQMl&gt;s4678hW%V</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Y" calcext:value-type="string">
            <text:p>Y</text:p>
          </table:table-cell>
          <table:table-cell table:formula="of:=FIND([.A66];[.$D$58];1)" office:value-type="float" office:value="40" calcext:value-type="float">
            <text:p>40</text:p>
          </table:table-cell>
          <table:table-cell table:formula="of:=FIND(MID([.A53];LEN([.$A$4])+6;1);[.$D$58];1)" office:value-type="float" office:value="82" calcext:value-type="float">
            <text:p>82</text:p>
          </table:table-cell>
          <table:table-cell table:formula="of:=IF(MOD(([.B66]+[.C66])-([.$G$4]+1);[.$D$4])=0;[.$D$4];MOD(([.B66]+[.C66])-([.$G$4]+1);[.$D$4]))" office:value-type="float" office:value="61" calcext:value-type="float">
            <text:p>61</text:p>
          </table:table-cell>
          <table:table-cell table:formula="of:=IF([.D66]=0;MID([.$D$58];[.$D$4];1);IF([.D66]=[.$D$4];MID([.$D$58];[.$D$4];1);MID([.$D$58];[.D66];1)))" office:value-type="string" office:string-value=" " calcext:value-type="string">
            <text:p><text:s/></text:p>
          </table:table-cell>
          <table:table-cell table:number-columns-repeated="5"/>
          <table:table-cell table:formula="of:=REPLACE([.K65];FIND(&quot; &quot;;[.K65];1);1;&quot;&quot;)" office:value-type="string" office:string-value="z!r9:&lt;&amp;JDeb.B&quot;]?@CUpGmno3L5AHIOj{|uYwKSTZ(=R[_`dFafikqvx }~#')*+,-P$E^g/012\NQMl&gt;s4678hW%V" calcext:value-type="string">
            <text:p>z!r9:&lt;&amp;JDeb.B"]?@CUpGmno3L5AHIOj{|uYwKSTZ(=R[_`dFafikqvx }~#')*+,-P$E^g/012\NQMl&gt;s4678hW%V</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w" calcext:value-type="string">
            <text:p>w</text:p>
          </table:table-cell>
          <table:table-cell table:formula="of:=FIND([.A67];[.$D$58];1)" office:value-type="float" office:value="41" calcext:value-type="float">
            <text:p>41</text:p>
          </table:table-cell>
          <table:table-cell table:formula="of:=FIND(MID([.A53];LEN([.$A$4])+7;1);[.$D$58];1)" office:value-type="float" office:value="31" calcext:value-type="float">
            <text:p>31</text:p>
          </table:table-cell>
          <table:table-cell table:formula="of:=IF(MOD(([.B67]+[.C67])-([.$G$4]+1);[.$D$4])=0;[.$D$4];MOD(([.B67]+[.C67])-([.$G$4]+1);[.$D$4]))" office:value-type="float" office:value="11" calcext:value-type="float">
            <text:p>11</text:p>
          </table:table-cell>
          <table:table-cell table:formula="of:=IF([.D67]=0;MID([.$D$58];[.$D$4];1);IF([.D67]=[.$D$4];MID([.$D$58];[.$D$4];1);MID([.$D$58];[.D67];1)))" office:value-type="string" office:string-value="&amp;" calcext:value-type="string">
            <text:p>&amp;</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47" calcext:value-type="float">
            <text:p>47</text:p>
          </table:table-cell>
          <table:table-cell table:formula="of:=FIND(MID([.A53];LEN([.$A$4])+8;1);[.$D$58];1)" office:value-type="float" office:value="20" calcext:value-type="float">
            <text:p>20</text:p>
          </table:table-cell>
          <table:table-cell table:formula="of:=IF(MOD(([.B68]+[.C68])-([.$G$4]+1);[.$D$4])=0;[.$D$4];MOD(([.B68]+[.C68])-([.$G$4]+1);[.$D$4]))" office:value-type="float" office:value="6" calcext:value-type="float">
            <text:p>6</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formula="of:=MID([.A60];9;1)" office:value-type="string" office:string-value="y" calcext:value-type="string">
            <text:p>y</text:p>
          </table:table-cell>
          <table:table-cell table:formula="of:=FIND([.A69];[.$D$58];1)" office:value-type="float" office:value="3" calcext:value-type="float">
            <text:p>3</text:p>
          </table:table-cell>
          <table:table-cell table:formula="of:=FIND(MID([.A53];LEN([.$A$4])+9;1);[.$D$58];1)" office:value-type="float" office:value="29" calcext:value-type="float">
            <text:p>29</text:p>
          </table:table-cell>
          <table:table-cell table:formula="of:=IF(MOD(([.B69]+[.C69])-([.$G$4]+1);[.$D$4])=0;[.$D$4];MOD(([.B69]+[.C69])-([.$G$4]+1);[.$D$4]))" office:value-type="float" office:value="65" calcext:value-type="float">
            <text:p>65</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Y" calcext:value-type="string">
            <text:p>Y</text:p>
          </table:table-cell>
          <table:table-cell table:formula="of:=FIND([.A70];[.$D$58];1)" office:value-type="float" office:value="40" calcext:value-type="float">
            <text:p>40</text:p>
          </table:table-cell>
          <table:table-cell table:formula="of:=FIND(MID([.A53];LEN([.$A$4])+10;1);[.$D$58];1)" office:value-type="float" office:value="82" calcext:value-type="float">
            <text:p>82</text:p>
          </table:table-cell>
          <table:table-cell table:formula="of:=IF(MOD(([.B70]+[.C70])-([.$G$4]+1);[.$D$4])=0;[.$D$4];MOD(([.B70]+[.C70])-([.$G$4]+1);[.$D$4]))" office:value-type="float" office:value="61" calcext:value-type="float">
            <text:p>61</text:p>
          </table:table-cell>
          <table:table-cell table:formula="of:=IF([.D70]=0;MID([.$D$58];[.$D$4];1);IF([.D70]=[.$D$4];MID([.$D$58];[.$D$4];1);MID([.$D$58];[.D70];1)))" office:value-type="string" office:string-value=" " calcext:value-type="string">
            <text:p><text:s/></text:p>
          </table:table-cell>
          <table:table-cell table:number-columns-repeated="1019"/>
        </table:table-row>
        <table:table-row table:style-name="ro1">
          <table:table-cell table:formula="of:=MID([.A60];11;1)" office:value-type="string" office:string-value="q" calcext:value-type="string">
            <text:p>q</text:p>
          </table:table-cell>
          <table:table-cell table:formula="of:=FIND([.A71];[.$D$58];1)" office:value-type="float" office:value="58" calcext:value-type="float">
            <text:p>58</text:p>
          </table:table-cell>
          <table:table-cell table:formula="of:=FIND(MID([.A53];LEN([.$A$4])+11;1);[.$D$58];1)" office:value-type="float" office:value="53" calcext:value-type="float">
            <text:p>53</text:p>
          </table:table-cell>
          <table:table-cell table:formula="of:=IF(MOD(([.B71]+[.C71])-([.$G$4]+1);[.$D$4])=0;[.$D$4];MOD(([.B71]+[.C71])-([.$G$4]+1);[.$D$4]))" office:value-type="float" office:value="50" calcext:value-type="float">
            <text:p>50</text:p>
          </table:table-cell>
          <table:table-cell table:formula="of:=IF([.D71]=0;MID([.$D$58];[.$D$4];1);IF([.D71]=[.$D$4];MID([.$D$58];[.$D$4];1);MID([.$D$58];[.D71];1)))" office:value-type="string" office:string-value="_" calcext:value-type="string">
            <text:p>_</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T" calcext:value-type="string">
            <text:p>T</text:p>
          </table:table-cell>
          <table:table-cell table:formula="of:=FIND([.A72];[.$D$58];1)" office:value-type="float" office:value="44" calcext:value-type="float">
            <text:p>44</text:p>
          </table:table-cell>
          <table:table-cell table:formula="of:=FIND(MID([.A53];LEN([.$A$4])+12;1);[.$D$58];1)" office:value-type="float" office:value="49" calcext:value-type="float">
            <text:p>49</text:p>
          </table:table-cell>
          <table:table-cell table:formula="of:=IF(MOD(([.B72]+[.C72])-([.$G$4]+1);[.$D$4])=0;[.$D$4];MOD(([.B72]+[.C72])-([.$G$4]+1);[.$D$4]))" office:value-type="float" office:value="32" calcext:value-type="float">
            <text:p>32</text:p>
          </table:table-cell>
          <table:table-cell table:formula="of:=IF([.D72]=0;MID([.$D$58];[.$D$4];1);IF([.D72]=[.$D$4];MID([.$D$58];[.$D$4];1);MID([.$D$58];[.D72];1)))" office:value-type="string" office:string-value="A" calcext:value-type="string">
            <text:p>A</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k" calcext:value-type="string">
            <text:p>k</text:p>
          </table:table-cell>
          <table:table-cell table:formula="of:=FIND([.A73];[.$D$58];1)" office:value-type="float" office:value="57" calcext:value-type="float">
            <text:p>57</text:p>
          </table:table-cell>
          <table:table-cell table:formula="of:=FIND(MID([.A53];LEN([.$A$4])+13;1);[.$D$58];1)" office:value-type="float" office:value="54" calcext:value-type="float">
            <text:p>54</text:p>
          </table:table-cell>
          <table:table-cell table:formula="of:=IF(MOD(([.B73]+[.C73])-([.$G$4]+1);[.$D$4])=0;[.$D$4];MOD(([.B73]+[.C73])-([.$G$4]+1);[.$D$4]))" office:value-type="float" office:value="50" calcext:value-type="float">
            <text:p>50</text:p>
          </table:table-cell>
          <table:table-cell table:formula="of:=IF([.D73]=0;MID([.$D$58];[.$D$4];1);IF([.D73]=[.$D$4];MID([.$D$58];[.$D$4];1);MID([.$D$58];[.D73];1)))" office:value-type="string" office:string-value="_" calcext:value-type="string">
            <text:p>_</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47" calcext:value-type="float">
            <text:p>47</text:p>
          </table:table-cell>
          <table:table-cell table:formula="of:=FIND(MID([.A53];LEN([.$A$4])+14;1);[.$D$58];1)" office:value-type="float" office:value="20" calcext:value-type="float">
            <text:p>20</text:p>
          </table:table-cell>
          <table:table-cell table:formula="of:=IF(MOD(([.B74]+[.C74])-([.$G$4]+1);[.$D$4])=0;[.$D$4];MOD(([.B74]+[.C74])-([.$G$4]+1);[.$D$4]))" office:value-type="float" office:value="6" calcext:value-type="float">
            <text:p>6</text:p>
          </table:table-cell>
          <table:table-cell table:formula="of:=IF([.D74]=0;MID([.$D$58];[.$D$4];1);IF([.D74]=[.$D$4];MID([.$D$58];[.$D$4];1);MID([.$D$58];[.D74];1)))" office:value-type="string" office:string-value="!" calcext:value-type="string">
            <text:p>!</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 " calcext:value-type="string">
            <text:p><text:s/></text:p>
          </table:table-cell>
          <table:table-cell table:formula="of:=FIND([.A75];[.$D$58];1)" office:value-type="float" office:value="61" calcext:value-type="float">
            <text:p>61</text:p>
          </table:table-cell>
          <table:table-cell table:formula="of:=FIND(MID([.A53];LEN([.$A$4])+15;1);[.$D$58];1)" office:value-type="float" office:value="33" calcext:value-type="float">
            <text:p>33</text:p>
          </table:table-cell>
          <table:table-cell table:formula="of:=IF(MOD(([.B75]+[.C75])-([.$G$4]+1);[.$D$4])=0;[.$D$4];MOD(([.B75]+[.C75])-([.$G$4]+1);[.$D$4]))" office:value-type="float" office:value="33" calcext:value-type="float">
            <text:p>33</text:p>
          </table:table-cell>
          <table:table-cell table:formula="of:=IF([.D75]=0;MID([.$D$58];[.$D$4];1);IF([.D75]=[.$D$4];MID([.$D$58];[.$D$4];1);MID([.$D$58];[.D75];1)))" office:value-type="string" office:string-value="H" calcext:value-type="string">
            <text:p>H</text:p>
          </table:table-cell>
          <table:table-cell table:number-columns-repeated="1019"/>
        </table:table-row>
        <table:table-row table:style-name="ro1">
          <table:table-cell table:formula="of:=MID([.A60];16;1)" office:value-type="string" office:string-value="i" calcext:value-type="string">
            <text:p>i</text:p>
          </table:table-cell>
          <table:table-cell table:formula="of:=FIND([.A76];[.$D$58];1)" office:value-type="float" office:value="56" calcext:value-type="float">
            <text:p>56</text:p>
          </table:table-cell>
          <table:table-cell table:formula="of:=FIND(MID([.A53];LEN([.$A$4])+16;1);[.$D$58];1)" office:value-type="float" office:value="51" calcext:value-type="float">
            <text:p>51</text:p>
          </table:table-cell>
          <table:table-cell table:formula="of:=IF(MOD(([.B76]+[.C76])-([.$G$4]+1);[.$D$4])=0;[.$D$4];MOD(([.B76]+[.C76])-([.$G$4]+1);[.$D$4]))" office:value-type="float" office:value="46" calcext:value-type="float">
            <text:p>46</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62];[.$E$63];[.$E$64];[.$E$65];[.$E$66];[.$E$67];[.$E$68];[.$E$69];[.$E$70];[.$E$71];[.$E$72];[.$E$73];[.$E$74];[.$E$75];[.$E$76])" office:value-type="string" office:string-value="^A2}) &amp;!' _A_!H(" calcext:value-type="string">
            <text:p>^A2}) &amp;!' _A_!H(</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0[8ExQ5?3QF[a?H`7':6oM,y:MG'[ybobC/fUU?}&gt;U,CU}7(A#Beautiful#MindA#Beautiful#MindA#Beautiful#Mind" calcext:value-type="string">
            <text:p>0[8ExQ5?3QF[a?H`7':6oM,y:MG'[ybobC/fUU?}&gt;U,CU}7(A#Beautiful#MindA#Beautiful#MindA#Beautiful#Mind</text:p>
          </table:table-cell>
          <table:table-cell table:style-name="ce27" table:formula="of:=COM.MICROSOFT.CONCAT( &quot;  OTP SIZE=  &quot;;LEN([.A78]))"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uYwKSTZ(=R[_`dFafikqvx }~#')*+,-P$E^g/012\NQMl&gt;s4678hW%V" calcext:value-type="string">
            <text:p>|uYwKSTZ(=R[_`dFafikqvx }~#')*+,-P$E^g/012\NQMl&gt;s4678hW%V</text:p>
          </table:table-cell>
          <table:table-cell table:style-name="ce28" table:formula="of:=IF([.$H$3]=0;RIGHT([.$D$58];LEN([.$D$58])-[.$H$4]);LEFT([.$D$58];LEN([.$D$58])-[.$H$4]))" office:value-type="string" office:string-value="Xcytz!r9:&lt;&amp;JDeb.B&quot;]?@CUpGmno3L5AHIOj{" calcext:value-type="string">
            <text:p>Xcytz!r9:&lt;&amp;JDeb.B"]?@CUpGmno3L5AHIOj{</text:p>
          </table:table-cell>
          <table:table-cell table:style-name="ce28" table:formula="of:=IF([.$H$3]=0;COM.MICROSOFT.CONCAT([.C80];[.B80]);COM.MICROSOFT.CONCAT([.C81];[.B81]))" office:value-type="string" office:string-value="|uYwKSTZ(=R[_`dFafikqvx }~#')*+,-P$E^g/012\NQMl&gt;s4678hW%VXcytz!r9:&lt;&amp;JDeb.B&quot;]?@CUpGmno3L5AHIOj{" calcext:value-type="string">
            <text:p>|uYwKSTZ(=R[_`dFafikqvx }~#')*+,-P$E^g/012\NQMl&gt;s4678hW%VXcytz!r9:&lt;&amp;JDeb.B"]?@CUpGmno3L5AHIOj{</text:p>
          </table:table-cell>
          <table:table-cell table:style-name="Default"/>
          <table:table-cell table:number-columns-repeated="1019"/>
        </table:table-row>
        <table:table-row table:style-name="ro1">
          <table:table-cell/>
          <table:table-cell table:style-name="ce28" table:formula="of:=LEFT([.$D$58];LEN([.$D$58])-[.$H$4])" office:value-type="string" office:string-value="Xcytz!r9:&lt;&amp;JDeb.B&quot;]?@CUpGmno3L5AHIOj{" calcext:value-type="string">
            <text:p>Xcytz!r9:&lt;&amp;JDeb.B"]?@CUpGmno3L5AHIOj{</text:p>
          </table:table-cell>
          <table:table-cell table:style-name="ce28" table:formula="of:=RIGHT([.$D$58];[.$H$4])" office:value-type="string" office:string-value="|uYwKSTZ(=R[_`dFafikqvx }~#')*+,-P$E^g/012\NQMl&gt;s4678hW%V" calcext:value-type="string">
            <text:p>|uYwKSTZ(=R[_`dFafikqvx }~#')*+,-P$E^g/012\NQMl&gt;s4678hW%V</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X" calcext:value-type="string">
            <text:p>X</text:p>
          </table:table-cell>
          <table:table-cell/>
          <table:table-cell table:style-name="ce28" table:formula="of:=IF([.$H$3]=0;COM.MICROSOFT.CONCAT([.B82];REPLACE([.D80];([.$H$4]+1);1;&quot;&quot;));COM.MICROSOFT.CONCAT(REPLACE([.D80];([.$H$4]+1);1;&quot;&quot;);[.B82]))" office:value-type="string" office:string-value="|uYwKSTZ(=R[_`dFafikqvx }~#')*+,-P$E^g/012\NQMl&gt;s4678hW%Vcytz!r9:&lt;&amp;JDeb.B&quot;]?@CUpGmno3L5AHIOj{X" calcext:value-type="string">
            <text:p>|uYwKSTZ(=R[_`dFafikqvx }~#')*+,-P$E^g/012\NQMl&gt;s4678hW%Vcytz!r9:&lt;&amp;JDeb.B"]?@CUpGmno3L5AHIOj{X</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zc" calcext:value-type="string">
            <text:p>}[zc</text:p>
          </table:table-cell>
          <table:table-cell table:style-name="ce28" table:formula="of:=IF([.$F$4]&lt;[.$E$4];REPLACE([.D82];[.$E$4]+1;1;&quot;&quot;);REPLACE([.D82];[.$F$4]+1;1;&quot;&quot;))" office:value-type="string" office:string-value="|uYwKSTZ(=R[_`dFafikqvx ~#')*+,-P$E^g/012\NQMl&gt;s4678hW%Vcytz!r9:&lt;&amp;JDeb.B&quot;]?@CUpGmno3L5AHIOj{X" calcext:value-type="string">
            <text:p>|uYwKSTZ(=R[_`dFafikqvx ~#')*+,-P$E^g/012\NQMl&gt;s4678hW%Vcytz!r9:&lt;&amp;JDeb.B"]?@CUpGmno3L5AHIOj{X</text:p>
          </table:table-cell>
          <table:table-cell table:formula="of:=COM.MICROSOFT.CONCAT([.B83];[.K91])" office:value-type="string" office:string-value="}[zc|uYwKSTZ(=R_`dFafikqvx~#')*+,-P$E^g/012\NQMl&gt;s4678hW%Vyt !r9:&lt;&amp;JDeb.B&quot;]?@CUpGmno3L5AHIOj{X" calcext:value-type="string">
            <text:p>}[zc|uYwKSTZ(=R_`dFafikqvx~#')*+,-P$E^g/012\NQMl&gt;s4678hW%Vyt !r9:&lt;&amp;JDeb.B"]?@CUpGmno3L5AHIOj{X</text:p>
          </table:table-cell>
          <table:table-cell table:style-name="Default"/>
          <table:table-cell table:number-columns-repeated="4"/>
          <table:table-cell table:style-name="ce28" table:formula="of:=MID([.$D$82];[.$E$4]+1;1)" office:value-type="string" office:string-value="}" calcext:value-type="string">
            <text:p>}</text:p>
          </table:table-cell>
          <table:table-cell table:style-name="ce28" table:formula="of:=REPLACE([.$D$82];[.$E$4]+1;1;&quot; &quot;)" office:value-type="string" office:string-value="|uYwKSTZ(=R[_`dFafikqvx  ~#')*+,-P$E^g/012\NQMl&gt;s4678hW%Vcytz!r9:&lt;&amp;JDeb.B&quot;]?@CUpGmno3L5AHIOj{X" calcext:value-type="string">
            <text:p>|uYwKSTZ(=R[_`dFafikqvx <text:s/>~#')*+,-P$E^g/012\NQMl&gt;s4678hW%Vcytz!r9:&lt;&amp;JDeb.B"]?@CUpGmno3L5AHIOj{X</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z" calcext:value-type="string">
            <text:p>z</text:p>
          </table:table-cell>
          <table:table-cell table:style-name="ce28" table:formula="of:=IF([.$F$4]&lt;[.$E$4];REPLACE([.C83];[.$F$4]+1;1;&quot;&quot;);REPLACE([.C83];[.$E$4]+1;1;&quot;&quot;))" office:value-type="string" office:string-value="|uYwKSTZ(=R_`dFafikqvx ~#')*+,-P$E^g/012\NQMl&gt;s4678hW%Vcytz!r9:&lt;&amp;JDeb.B&quot;]?@CUpGmno3L5AHIOj{X" calcext:value-type="string">
            <text:p>|uYwKSTZ(=R_`dFafikqvx ~#')*+,-P$E^g/012\NQMl&gt;s4678hW%Vcytz!r9:&lt;&amp;JDeb.B"]?@CUpGmno3L5AHIOj{X</text:p>
          </table:table-cell>
          <table:table-cell/>
          <table:table-cell table:style-name="Default"/>
          <table:table-cell table:number-columns-repeated="4"/>
          <table:table-cell table:formula="of:=COM.MICROSOFT.CONCAT([.J83];MID([.K83];[.$F$4]+1;1))" office:value-type="string" office:string-value="}[" calcext:value-type="string">
            <text:p>}[</text:p>
          </table:table-cell>
          <table:table-cell table:style-name="ce28" table:formula="of:=REPLACE([.$K83];[.$F$4]+1;1;&quot; &quot;)" office:value-type="string" office:string-value="|uYwKSTZ(=R _`dFafikqvx  ~#')*+,-P$E^g/012\NQMl&gt;s4678hW%Vcytz!r9:&lt;&amp;JDeb.B&quot;]?@CUpGmno3L5AHIOj{X" calcext:value-type="string">
            <text:p>|uYwKSTZ(=R _`dFafikqvx <text:s/>~#')*+,-P$E^g/012\NQMl&gt;s4678hW%Vcytz!r9:&lt;&amp;JDeb.B"]?@CUpGmno3L5AHIOj{X</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A2}) &amp;!' _A_!H(" calcext:value-type="string">
            <text:p>^A2}) &amp;!' _A_!H(</text:p>
          </table:table-cell>
          <table:table-cell table:formula="of:=COM.MICROSOFT.CONCAT(&quot;'&quot;;[.A85];&quot;'&quot;;&quot; A23 char positions in D21&quot;)" office:value-type="string" office:string-value="'^A2}) &amp;!' _A_!H(' A23 char positions in D21" calcext:value-type="string">
            <text:p>'^A2}) &amp;!' _A_!H('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z" calcext:value-type="string">
            <text:p>}[z</text:p>
          </table:table-cell>
          <table:table-cell table:style-name="ce28" table:formula="of:=REPLACE([.$K84];[.$G$4]+1;1;&quot; &quot;)" office:value-type="string" office:string-value="|uYwKSTZ(=R _`dFafikqvx  ~#')*+,-P$E^g/012\NQMl&gt;s4678hW%Vcyt !r9:&lt;&amp;JDeb.B&quot;]?@CUpGmno3L5AHIOj{X" calcext:value-type="string">
            <text:p>|uYwKSTZ(=R _`dFafikqvx <text:s/>~#')*+,-P$E^g/012\NQMl&gt;s4678hW%Vcyt !r9:&lt;&amp;JDeb.B"]?@CUpGmno3L5AHIOj{X</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38" calcext:value-type="float">
            <text:p>38</text:p>
          </table:table-cell>
          <table:table-cell table:formula="of:=FIND(MID([.A78];LEN([.$A$4])+1;1);[.$D$83];1)" office:value-type="float" office:value="53" calcext:value-type="float">
            <text:p>53</text:p>
          </table:table-cell>
          <table:table-cell table:formula="of:=IF(MOD(([.B86]+[.C86])-([.$H$4]+1);[.$D$4])=0;[.$D$4];MOD(([.B86]+[.C86])-([.$H$4]+1);[.$D$4]))" office:value-type="float" office:value="33" calcext:value-type="float">
            <text:p>33</text:p>
          </table:table-cell>
          <table:table-cell table:formula="of:=IF([.D86]=0;MID([.$D$83];[.$D$4];1);IF([.D86]=[.$D$4];MID([.$D$83];[.$D$4];1);MID([.$D$83];[.D86];1)))" office:value-type="string" office:string-value="," calcext:value-type="string">
            <text:p>,</text:p>
          </table:table-cell>
          <table:table-cell table:number-columns-repeated="4"/>
          <table:table-cell table:formula="of:=COM.MICROSOFT.CONCAT([.J85];MID([.$K85];[.$H$4]+1;1))" office:value-type="string" office:string-value="}[zc" calcext:value-type="string">
            <text:p>}[zc</text:p>
          </table:table-cell>
          <table:table-cell table:style-name="ce28" table:formula="of:=REPLACE([.$K85];[.$H$4]+1;1;&quot; &quot;)" office:value-type="string" office:string-value="|uYwKSTZ(=R _`dFafikqvx  ~#')*+,-P$E^g/012\NQMl&gt;s4678hW%V yt !r9:&lt;&amp;JDeb.B&quot;]?@CUpGmno3L5AHIOj{X" calcext:value-type="string">
            <text:p>|uYwKSTZ(=R _`dFafikqvx <text:s/>~#')*+,-P$E^g/012\NQMl&gt;s4678hW%V yt !r9:&lt;&amp;JDeb.B"]?@CUpGmno3L5AHIOj{X</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A" calcext:value-type="string">
            <text:p>A</text:p>
          </table:table-cell>
          <table:table-cell table:formula="of:=FIND([.A87];[.$D$83];1)" office:value-type="float" office:value="88" calcext:value-type="float">
            <text:p>88</text:p>
          </table:table-cell>
          <table:table-cell table:formula="of:=FIND(MID([.A78];LEN([.$A$4])+2;1);[.$D$83];1)" office:value-type="float" office:value="29" calcext:value-type="float">
            <text:p>29</text:p>
          </table:table-cell>
          <table:table-cell table:formula="of:=IF(MOD(([.B87]+[.C87])-([.$H$4]+1);[.$D$4])=0;[.$D$4];MOD(([.B87]+[.C87])-([.$H$4]+1);[.$D$4]))" office:value-type="float" office:value="59" calcext:value-type="float">
            <text:p>59</text:p>
          </table:table-cell>
          <table:table-cell table:formula="of:=IF([.D87]=0;MID([.$D$83];[.$D$4];1);IF([.D87]=[.$D$4];MID([.$D$83];[.$D$4];1);MID([.$D$83];[.D87];1)))" office:value-type="string" office:string-value="y" calcext:value-type="string">
            <text:p>y</text:p>
          </table:table-cell>
          <table:table-cell table:number-columns-repeated="1019"/>
        </table:table-row>
        <table:table-row table:style-name="ro1">
          <table:table-cell table:formula="of:=MID([.A85];3;1)" office:value-type="string" office:string-value="2" calcext:value-type="string">
            <text:p>2</text:p>
          </table:table-cell>
          <table:table-cell table:formula="of:=FIND([.A88];[.$D$83];1)" office:value-type="float" office:value="43" calcext:value-type="float">
            <text:p>43</text:p>
          </table:table-cell>
          <table:table-cell table:formula="of:=FIND(MID([.A78];LEN([.$A$4])+3;1);[.$D$83];1)" office:value-type="float" office:value="65" calcext:value-type="float">
            <text:p>65</text:p>
          </table:table-cell>
          <table:table-cell table:formula="of:=IF(MOD(([.B88]+[.C88])-([.$H$4]+1);[.$D$4])=0;[.$D$4];MOD(([.B88]+[.C88])-([.$H$4]+1);[.$D$4]))" office:value-type="float" office:value="50" calcext:value-type="float">
            <text:p>50</text:p>
          </table:table-cell>
          <table:table-cell table:formula="of:=IF([.D88]=0;MID([.$D$83];[.$D$4];1);IF([.D88]=[.$D$4];MID([.$D$83];[.$D$4];1);MID([.$D$83];[.D88];1)))" office:value-type="string" office:string-value="s" calcext:value-type="string">
            <text:p>s</text:p>
          </table:table-cell>
          <table:table-cell table:number-columns-repeated="5"/>
          <table:table-cell table:formula="of:=REPLACE([.K86];FIND(&quot; &quot;;[.K86];1);1;&quot;&quot;)" office:value-type="string" office:string-value="|uYwKSTZ(=R_`dFafikqvx  ~#')*+,-P$E^g/012\NQMl&gt;s4678hW%V yt !r9:&lt;&amp;JDeb.B&quot;]?@CUpGmno3L5AHIOj{X" calcext:value-type="string">
            <text:p>|uYwKSTZ(=R_`dFafikqvx <text:s/>~#')*+,-P$E^g/012\NQMl&gt;s4678hW%V yt !r9:&lt;&amp;JDeb.B"]?@CUpGmno3L5AHIOj{X</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 calcext:value-type="string">
            <text:p>}</text:p>
          </table:table-cell>
          <table:table-cell table:formula="of:=FIND([.A89];[.$D$83];1)" office:value-type="float" office:value="1" calcext:value-type="float">
            <text:p>1</text:p>
          </table:table-cell>
          <table:table-cell table:formula="of:=FIND(MID([.A78];LEN([.$A$4])+4;1);[.$D$83];1)" office:value-type="float" office:value="52" calcext:value-type="float">
            <text:p>52</text:p>
          </table:table-cell>
          <table:table-cell table:formula="of:=IF(MOD(([.B89]+[.C89])-([.$H$4]+1);[.$D$4])=0;[.$D$4];MOD(([.B89]+[.C89])-([.$H$4]+1);[.$D$4]))" office:value-type="float" office:value="89" calcext:value-type="float">
            <text:p>89</text:p>
          </table:table-cell>
          <table:table-cell table:formula="of:=IF([.D89]=0;MID([.$D$83];[.$D$4];1);IF([.D89]=[.$D$4];MID([.$D$83];[.$D$4];1);MID([.$D$83];[.D89];1)))" office:value-type="string" office:string-value="H" calcext:value-type="string">
            <text:p>H</text:p>
          </table:table-cell>
          <table:table-cell table:number-columns-repeated="5"/>
          <table:table-cell table:formula="of:=REPLACE([.K88];FIND(&quot; &quot;;[.K88];1);1;&quot;&quot;)" office:value-type="string" office:string-value="|uYwKSTZ(=R_`dFafikqvx ~#')*+,-P$E^g/012\NQMl&gt;s4678hW%V yt !r9:&lt;&amp;JDeb.B&quot;]?@CUpGmno3L5AHIOj{X" calcext:value-type="string">
            <text:p>|uYwKSTZ(=R_`dFafikqvx ~#')*+,-P$E^g/012\NQMl&gt;s4678hW%V yt !r9:&lt;&amp;JDeb.B"]?@CUpGmno3L5AHIOj{X</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 calcext:value-type="string">
            <text:p>)</text:p>
          </table:table-cell>
          <table:table-cell table:formula="of:=FIND([.A90];[.$D$83];1)" office:value-type="float" office:value="30" calcext:value-type="float">
            <text:p>30</text:p>
          </table:table-cell>
          <table:table-cell table:formula="of:=FIND(MID([.A78];LEN([.$A$4])+5;1);[.$D$83];1)" office:value-type="float" office:value="84" calcext:value-type="float">
            <text:p>84</text:p>
          </table:table-cell>
          <table:table-cell table:formula="of:=IF(MOD(([.B90]+[.C90])-([.$H$4]+1);[.$D$4])=0;[.$D$4];MOD(([.B90]+[.C90])-([.$H$4]+1);[.$D$4]))" office:value-type="float" office:value="56" calcext:value-type="float">
            <text:p>56</text:p>
          </table:table-cell>
          <table:table-cell table:formula="of:=IF([.D90]=0;MID([.$D$83];[.$D$4];1);IF([.D90]=[.$D$4];MID([.$D$83];[.$D$4];1);MID([.$D$83];[.D90];1)))" office:value-type="string" office:string-value="W" calcext:value-type="string">
            <text:p>W</text:p>
          </table:table-cell>
          <table:table-cell table:number-columns-repeated="5"/>
          <table:table-cell table:formula="of:=REPLACE([.K89];FIND(&quot; &quot;;[.K89];1);1;&quot;&quot;)" office:value-type="string" office:string-value="|uYwKSTZ(=R_`dFafikqvx~#')*+,-P$E^g/012\NQMl&gt;s4678hW%V yt !r9:&lt;&amp;JDeb.B&quot;]?@CUpGmno3L5AHIOj{X" calcext:value-type="string">
            <text:p>|uYwKSTZ(=R_`dFafikqvx~#')*+,-P$E^g/012\NQMl&gt;s4678hW%V yt !r9:&lt;&amp;JDeb.B"]?@CUpGmno3L5AHIOj{X</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 " calcext:value-type="string">
            <text:p><text:s/></text:p>
          </table:table-cell>
          <table:table-cell table:formula="of:=FIND([.A91];[.$D$83];1)" office:value-type="float" office:value="61" calcext:value-type="float">
            <text:p>61</text:p>
          </table:table-cell>
          <table:table-cell table:formula="of:=FIND(MID([.A78];LEN([.$A$4])+6;1);[.$D$83];1)" office:value-type="float" office:value="47" calcext:value-type="float">
            <text:p>47</text:p>
          </table:table-cell>
          <table:table-cell table:formula="of:=IF(MOD(([.B91]+[.C91])-([.$H$4]+1);[.$D$4])=0;[.$D$4];MOD(([.B91]+[.C91])-([.$H$4]+1);[.$D$4]))" office:value-type="float" office:value="50" calcext:value-type="float">
            <text:p>50</text:p>
          </table:table-cell>
          <table:table-cell table:formula="of:=IF([.D91]=0;MID([.$D$83];[.$D$4];1);IF([.D91]=[.$D$4];MID([.$D$83];[.$D$4];1);MID([.$D$83];[.D91];1)))" office:value-type="string" office:string-value="s" calcext:value-type="string">
            <text:p>s</text:p>
          </table:table-cell>
          <table:table-cell table:number-columns-repeated="5"/>
          <table:table-cell table:formula="of:=REPLACE([.K90];FIND(&quot; &quot;;[.K90];1);1;&quot;&quot;)" office:value-type="string" office:string-value="|uYwKSTZ(=R_`dFafikqvx~#')*+,-P$E^g/012\NQMl&gt;s4678hW%Vyt !r9:&lt;&amp;JDeb.B&quot;]?@CUpGmno3L5AHIOj{X" calcext:value-type="string">
            <text:p>|uYwKSTZ(=R_`dFafikqvx~#')*+,-P$E^g/012\NQMl&gt;s4678hW%Vyt !r9:&lt;&amp;JDeb.B"]?@CUpGmno3L5AHIOj{X</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amp;" calcext:value-type="string">
            <text:p>&amp;</text:p>
          </table:table-cell>
          <table:table-cell table:formula="of:=FIND([.A92];[.$D$83];1)" office:value-type="float" office:value="67" calcext:value-type="float">
            <text:p>67</text:p>
          </table:table-cell>
          <table:table-cell table:formula="of:=FIND(MID([.A78];LEN([.$A$4])+7;1);[.$D$83];1)" office:value-type="float" office:value="33" calcext:value-type="float">
            <text:p>33</text:p>
          </table:table-cell>
          <table:table-cell table:formula="of:=IF(MOD(([.B92]+[.C92])-([.$H$4]+1);[.$D$4])=0;[.$D$4];MOD(([.B92]+[.C92])-([.$H$4]+1);[.$D$4]))" office:value-type="float" office:value="42" calcext:value-type="float">
            <text:p>42</text:p>
          </table:table-cell>
          <table:table-cell table:formula="of:=IF([.D92]=0;MID([.$D$83];[.$D$4];1);IF([.D92]=[.$D$4];MID([.$D$83];[.$D$4];1);MID([.$D$83];[.D92];1)))" office:value-type="string" office:string-value="1" calcext:value-type="string">
            <text:p>1</text:p>
          </table:table-cell>
          <table:table-cell table:number-columns-repeated="1019"/>
        </table:table-row>
        <table:table-row table:style-name="ro1">
          <table:table-cell table:formula="of:=MID([.A85];8;1)" office:value-type="string" office:string-value="!" calcext:value-type="string">
            <text:p>!</text:p>
          </table:table-cell>
          <table:table-cell table:formula="of:=FIND([.A93];[.$D$83];1)" office:value-type="float" office:value="62" calcext:value-type="float">
            <text:p>62</text:p>
          </table:table-cell>
          <table:table-cell table:formula="of:=FIND(MID([.A78];LEN([.$A$4])+8;1);[.$D$83];1)" office:value-type="float" office:value="59" calcext:value-type="float">
            <text:p>59</text:p>
          </table:table-cell>
          <table:table-cell table:formula="of:=IF(MOD(([.B93]+[.C93])-([.$H$4]+1);[.$D$4])=0;[.$D$4];MOD(([.B93]+[.C93])-([.$H$4]+1);[.$D$4]))" office:value-type="float" office:value="63" calcext:value-type="float">
            <text:p>63</text:p>
          </table:table-cell>
          <table:table-cell table:formula="of:=IF([.D93]=0;MID([.$D$83];[.$D$4];1);IF([.D93]=[.$D$4];MID([.$D$83];[.$D$4];1);MID([.$D$83];[.D93];1)))" office:value-type="string" office:string-value="r" calcext:value-type="string">
            <text:p>r</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29" calcext:value-type="float">
            <text:p>29</text:p>
          </table:table-cell>
          <table:table-cell table:formula="of:=FIND(MID([.A78];LEN([.$A$4])+9;1);[.$D$83];1)" office:value-type="float" office:value="65" calcext:value-type="float">
            <text:p>65</text:p>
          </table:table-cell>
          <table:table-cell table:formula="of:=IF(MOD(([.B94]+[.C94])-([.$H$4]+1);[.$D$4])=0;[.$D$4];MOD(([.B94]+[.C94])-([.$H$4]+1);[.$D$4]))" office:value-type="float" office:value="36" calcext:value-type="float">
            <text:p>36</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 " calcext:value-type="string">
            <text:p><text:s/></text:p>
          </table:table-cell>
          <table:table-cell table:formula="of:=FIND([.A95];[.$D$83];1)" office:value-type="float" office:value="61" calcext:value-type="float">
            <text:p>61</text:p>
          </table:table-cell>
          <table:table-cell table:formula="of:=FIND(MID([.A78];LEN([.$A$4])+10;1);[.$D$83];1)" office:value-type="float" office:value="47" calcext:value-type="float">
            <text:p>47</text:p>
          </table:table-cell>
          <table:table-cell table:formula="of:=IF(MOD(([.B95]+[.C95])-([.$H$4]+1);[.$D$4])=0;[.$D$4];MOD(([.B95]+[.C95])-([.$H$4]+1);[.$D$4]))" office:value-type="float" office:value="50" calcext:value-type="float">
            <text:p>50</text:p>
          </table:table-cell>
          <table:table-cell table:formula="of:=IF([.D95]=0;MID([.$D$83];[.$D$4];1);IF([.D95]=[.$D$4];MID([.$D$83];[.$D$4];1);MID([.$D$83];[.D95];1)))" office:value-type="string" office:string-value="s" calcext:value-type="string">
            <text:p>s</text:p>
          </table:table-cell>
          <table:table-cell table:number-columns-repeated="1019"/>
        </table:table-row>
        <table:table-row table:style-name="ro1">
          <table:table-cell table:formula="of:=MID([.A85];11;1)" office:value-type="string" office:string-value="_" calcext:value-type="string">
            <text:p>_</text:p>
          </table:table-cell>
          <table:table-cell table:formula="of:=FIND([.A96];[.$D$83];1)" office:value-type="float" office:value="16" calcext:value-type="float">
            <text:p>16</text:p>
          </table:table-cell>
          <table:table-cell table:formula="of:=FIND(MID([.A78];LEN([.$A$4])+11;1);[.$D$83];1)" office:value-type="float" office:value="81" calcext:value-type="float">
            <text:p>81</text:p>
          </table:table-cell>
          <table:table-cell table:formula="of:=IF(MOD(([.B96]+[.C96])-([.$H$4]+1);[.$D$4])=0;[.$D$4];MOD(([.B96]+[.C96])-([.$H$4]+1);[.$D$4]))" office:value-type="float" office:value="39" calcext:value-type="float">
            <text:p>39</text:p>
          </table:table-cell>
          <table:table-cell table:formula="of:=IF([.D96]=0;MID([.$D$83];[.$D$4];1);IF([.D96]=[.$D$4];MID([.$D$83];[.$D$4];1);MID([.$D$83];[.D96];1)))" office:value-type="string" office:string-value="g" calcext:value-type="string">
            <text:p>g</text:p>
          </table:table-cell>
          <table:table-cell table:number-columns-repeated="1019"/>
        </table:table-row>
        <table:table-row table:style-name="ro1">
          <table:table-cell table:formula="of:=MID([.A85];12;1)" office:value-type="string" office:string-value="A" calcext:value-type="string">
            <text:p>A</text:p>
          </table:table-cell>
          <table:table-cell table:formula="of:=FIND([.A97];[.$D$83];1)" office:value-type="float" office:value="88" calcext:value-type="float">
            <text:p>88</text:p>
          </table:table-cell>
          <table:table-cell table:formula="of:=FIND(MID([.A78];LEN([.$A$4])+12;1);[.$D$83];1)" office:value-type="float" office:value="29" calcext:value-type="float">
            <text:p>29</text:p>
          </table:table-cell>
          <table:table-cell table:formula="of:=IF(MOD(([.B97]+[.C97])-([.$H$4]+1);[.$D$4])=0;[.$D$4];MOD(([.B97]+[.C97])-([.$H$4]+1);[.$D$4]))" office:value-type="float" office:value="59" calcext:value-type="float">
            <text:p>59</text:p>
          </table:table-cell>
          <table:table-cell table:formula="of:=IF([.D97]=0;MID([.$D$83];[.$D$4];1);IF([.D97]=[.$D$4];MID([.$D$83];[.$D$4];1);MID([.$D$83];[.D97];1)))" office:value-type="string" office:string-value="y" calcext:value-type="string">
            <text:p>y</text:p>
          </table:table-cell>
          <table:table-cell table:number-columns-repeated="1019"/>
        </table:table-row>
        <table:table-row table:style-name="ro1">
          <table:table-cell table:formula="of:=MID([.A85];13;1)" office:value-type="string" office:string-value="_" calcext:value-type="string">
            <text:p>_</text:p>
          </table:table-cell>
          <table:table-cell table:formula="of:=FIND([.A98];[.$D$83];1)" office:value-type="float" office:value="16" calcext:value-type="float">
            <text:p>16</text:p>
          </table:table-cell>
          <table:table-cell table:formula="of:=FIND(MID([.A78];LEN([.$A$4])+13;1);[.$D$83];1)" office:value-type="float" office:value="2" calcext:value-type="float">
            <text:p>2</text:p>
          </table:table-cell>
          <table:table-cell table:formula="of:=IF(MOD(([.B98]+[.C98])-([.$H$4]+1);[.$D$4])=0;[.$D$4];MOD(([.B98]+[.C98])-([.$H$4]+1);[.$D$4]))" office:value-type="float" office:value="54" calcext:value-type="float">
            <text:p>54</text:p>
          </table:table-cell>
          <table:table-cell table:formula="of:=IF([.D98]=0;MID([.$D$83];[.$D$4];1);IF([.D98]=[.$D$4];MID([.$D$83];[.$D$4];1);MID([.$D$83];[.D98];1)))" office:value-type="string" office:string-value="8" calcext:value-type="string">
            <text:p>8</text:p>
          </table:table-cell>
          <table:table-cell table:number-columns-repeated="1019"/>
        </table:table-row>
        <table:table-row table:style-name="ro1">
          <table:table-cell table:formula="of:=MID([.A85];14;1)" office:value-type="string" office:string-value="!" calcext:value-type="string">
            <text:p>!</text:p>
          </table:table-cell>
          <table:table-cell table:formula="of:=FIND([.A99];[.$D$83];1)" office:value-type="float" office:value="62" calcext:value-type="float">
            <text:p>62</text:p>
          </table:table-cell>
          <table:table-cell table:formula="of:=FIND(MID([.A78];LEN([.$A$4])+14;1);[.$D$83];1)" office:value-type="float" office:value="59" calcext:value-type="float">
            <text:p>59</text:p>
          </table:table-cell>
          <table:table-cell table:formula="of:=IF(MOD(([.B99]+[.C99])-([.$H$4]+1);[.$D$4])=0;[.$D$4];MOD(([.B99]+[.C99])-([.$H$4]+1);[.$D$4]))" office:value-type="float" office:value="63" calcext:value-type="float">
            <text:p>63</text:p>
          </table:table-cell>
          <table:table-cell table:formula="of:=IF([.D99]=0;MID([.$D$83];[.$D$4];1);IF([.D99]=[.$D$4];MID([.$D$83];[.$D$4];1);MID([.$D$83];[.D99];1)))" office:value-type="string" office:string-value="r" calcext:value-type="string">
            <text:p>r</text:p>
          </table:table-cell>
          <table:table-cell table:number-columns-repeated="1019"/>
        </table:table-row>
        <table:table-row table:style-name="ro1">
          <table:table-cell table:formula="of:=MID([.A85];15;1)" office:value-type="string" office:string-value="H" calcext:value-type="string">
            <text:p>H</text:p>
          </table:table-cell>
          <table:table-cell table:formula="of:=FIND([.A100];[.$D$83];1)" office:value-type="float" office:value="89" calcext:value-type="float">
            <text:p>89</text:p>
          </table:table-cell>
          <table:table-cell table:formula="of:=FIND(MID([.A78];LEN([.$A$4])+15;1);[.$D$83];1)" office:value-type="float" office:value="71" calcext:value-type="float">
            <text:p>71</text:p>
          </table:table-cell>
          <table:table-cell table:formula="of:=IF(MOD(([.B100]+[.C100])-([.$H$4]+1);[.$D$4])=0;[.$D$4];MOD(([.B100]+[.C100])-([.$H$4]+1);[.$D$4]))" office:value-type="float" office:value="8" calcext:value-type="float">
            <text:p>8</text:p>
          </table:table-cell>
          <table:table-cell table:formula="of:=IF([.D100]=0;MID([.$D$83];[.$D$4];1);IF([.D100]=[.$D$4];MID([.$D$83];[.$D$4];1);MID([.$D$83];[.D100];1)))" office:value-type="string" office:string-value="w" calcext:value-type="string">
            <text:p>w</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13" calcext:value-type="float">
            <text:p>13</text:p>
          </table:table-cell>
          <table:table-cell table:formula="of:=FIND(MID([.A78];LEN([.$A$4])+16;1);[.$D$83];1)" office:value-type="float" office:value="84" calcext:value-type="float">
            <text:p>84</text:p>
          </table:table-cell>
          <table:table-cell table:formula="of:=IF(MOD(([.B101]+[.C101])-([.$H$4]+1);[.$D$4])=0;[.$D$4];MOD(([.B101]+[.C101])-([.$H$4]+1);[.$D$4]))" office:value-type="float" office:value="39" calcext:value-type="float">
            <text:p>39</text:p>
          </table:table-cell>
          <table:table-cell table:formula="of:=IF([.D101]=0;MID([.$D$83];[.$D$4];1);IF([.D101]=[.$D$4];MID([.$D$83];[.$D$4];1);MID([.$D$83];[.D101];1)))" office:value-type="string" office:string-value="g" calcext:value-type="string">
            <text:p>g</text:p>
          </table:table-cell>
          <table:table-cell table:number-columns-repeated="1019"/>
        </table:table-row>
        <table:table-row table:style-name="ro1">
          <table:table-cell table:style-name="ce28" table:formula="of:=COM.MICROSOFT.CONCAT([.$E$86];[.$E$87];[.$E$88];[.$E$89];[.$E$90];[.$E$91];[.$E$92];[.$E$93];[.$E$94];[.$E$95];[.$E$96];[.$E$97];[.$E$98];[.$E$99];[.$E$100];[.$E$101])" office:value-type="string" office:string-value=",ysHWs1r$sgy8rwg" calcext:value-type="string">
            <text:p>,ysHWs1r$sgy8rwg</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style-name="ce27" table:formula="of:=COM.MICROSOFT.CONCAT( &quot;  OTP SIZE=  &quot;;LEN([.A103]))" office:value-type="string" office:string-value="  OTP SIZE=  144" calcext:value-type="string">
            <text:p><text:s text:c="2"/>OTP SIZE= <text:s/>144</text:p>
          </table:table-cell>
          <table:table-cell table:number-columns-repeated="2"/>
          <table:table-cell table:style-name="Default"/>
          <table:table-cell table:number-columns-repeated="1019"/>
        </table:table-row>
      </table:table>
      <table:table table:name="Encrypt" table:style-name="ta1">
        <table:table-column table:style-name="co18" table:default-cell-style-name="Default"/>
        <table:table-column table:style-name="co19" table:default-cell-style-name="Default"/>
        <table:table-column table:style-name="co1" table:default-cell-style-name="Default"/>
        <table:table-column table:style-name="co3" table:default-cell-style-name="Default"/>
        <table:table-column table:style-name="co5" table:default-cell-style-name="ce28"/>
        <table:table-column table:style-name="co8" table:default-cell-style-name="Default"/>
        <table:table-column table:style-name="co20" table:default-cell-style-name="Default"/>
        <table:table-column table:style-name="co21" table:number-columns-repeated="2" table:default-cell-style-name="Default"/>
        <table:table-column table:style-name="co11" table:number-columns-repeated="1015" table:default-cell-style-name="Default"/>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zc|uYwKSTZ(=R_`dFafikqvx~#')*+,-P$E^g/012\NQMl&gt;s4678hW%Vyt !r9:&lt;&amp;JDeb.B&quot;]?@CUpGmno3L5AHIOj{X" calcext:value-type="string">
            <text:p>}[zc|uYwKSTZ(=R_`dFafikqvx~#')*+,-P$E^g/012\NQMl&gt;s4678hW%Vyt !r9:&lt;&amp;JDeb.B"]?@CUpGmno3L5AHIOj{X</text:p>
          </table:table-cell>
          <table:table-cell table:style-name="ce8" office:value-type="string" calcext:value-type="string">
            <text:p>a#test#message</text:p>
          </table:table-cell>
          <table:table-cell table:style-name="ce33" table:formula="of:=[.A102]" office:value-type="string" office:string-value="?Ql*X3aD&amp;=Gm5MZ-" calcext:value-type="string">
            <text:p>?Ql*X3aD&amp;=Gm5MZ-</text:p>
          </table:table-cell>
          <table:table-cell table:style-name="ce33" table:formula="of:=[Decrypt.A102]" office:value-type="string" office:string-value="a#test#message__" calcext:value-type="string">
            <text:p>a#test#message__</text:p>
          </table:table-cell>
          <table:table-cell table:style-name="ce6" table:formula="of:=[Sheet6.E2]" office:value-type="float" office:value="24" calcext:value-type="float">
            <text:p>24</text:p>
          </table:table-cell>
          <table:table-cell table:style-name="ce6" table:formula="of:=[Sheet6.F2]" office:value-type="float" office:value="11" calcext:value-type="float">
            <text:p>11</text:p>
          </table:table-cell>
          <table:table-cell table:style-name="ce6" table:formula="of:=[Sheet6.G2]" office:value-type="float" office:value="60" calcext:value-type="float">
            <text:p>60</text:p>
          </table:table-cell>
          <table:table-cell table:style-name="ce6" table:formula="of:=[Sheet6.H2]" office:value-type="float" office:value="57" calcext:value-type="float">
            <text:p>57</text:p>
          </table:table-cell>
          <table:table-cell table:style-name="ce6" table:formula="of:=[Sheet6.I2]" office:value-type="float" office:value="0" calcext:value-type="float">
            <text:p>0</text:p>
          </table:table-cell>
          <table:table-cell table:number-columns-repeated="1015"/>
        </table:table-row>
        <table:table-row table:style-name="ro1">
          <table:table-cell table:style-name="ce27" table:formula="of:=[Sheet6.A10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H$4];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a#test#message__" calcext:value-type="string">
            <text:p>a#test#message__</text:p>
          </table:table-cell>
          <table:table-cell table:style-name="ce16" table:formula="of:=COM.MICROSOFT.CONCAT(&quot;__&quot;;LEFT([.$A$2];LEN([.$B$2])))" office:value-type="string" office:string-value="__}[zc|uYwKSTZ(=" calcext:value-type="string">
            <text:p>__}[zc|uYwKSTZ(=</text:p>
          </table:table-cell>
          <table:table-cell table:style-name="ce32" office:value-type="string" calcext:value-type="string">
            <text:p>LENGTH CHARACTER SET <text:s/>A2 IS -– &gt;&gt;</text:p>
          </table:table-cell>
          <table:table-cell table:style-name="ce32"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1 <text:s/>into D5</text:p>
          </table:table-cell>
          <table:table-cell table:style-name="ce30" table:formula="of:=IF([.$E$3]=0;LEFT([.$A$2];[.$E$4]);RIGHT([.$A$2];[.$E$4]))" office:value-type="string" office:string-value="}[zc|uYwKSTZ(=R_`dFafikq" calcext:value-type="string">
            <text:p>}[zc|uYwKSTZ(=R_`dFafikq</text:p>
          </table:table-cell>
          <table:table-cell table:formula="of:=IF([.$E$3]=0;RIGHT([.$A$2];[.$D$4]-[.$E$4]);LEFT([.$A$2];[.$D$4]-[.$E$4]))" office:value-type="string" office:string-value="vx~#')*+,-P$E^g/012\NQMl&gt;s4678hW%Vyt !r9:&lt;&amp;JDeb.B&quot;]?@CUpGmno3L5AHIOj{X" calcext:value-type="string">
            <text:p>vx~#')*+,-P$E^g/012\NQMl&gt;s4678hW%Vyt !r9:&lt;&amp;JDeb.B"]?@CUpGmno3L5AHIOj{X</text:p>
          </table:table-cell>
          <table:table-cell table:style-name="ce28" table:formula="of:=IF([.$E$3]=0;COM.MICROSOFT.CONCAT([.C5];[.B5]);COM.MICROSOFT.CONCAT([.C6];[.B6]))" office:value-type="string" office:string-value="vx~#')*+,-P$E^g/012\NQMl&gt;s4678hW%Vyt !r9:&lt;&amp;JDeb.B&quot;]?@CUpGmno3L5AHIOj{X}[zc|uYwKSTZ(=R_`dFafikq" calcext:value-type="string">
            <text:p>vx~#')*+,-P$E^g/012\NQMl&gt;s4678hW%Vyt !r9:&lt;&amp;JDeb.B"]?@CUpGmno3L5AHIOj{X}[zc|uYwKSTZ(=R_`dFafikq</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table-cell table:formula="of:=LEFT([.$A$2];[.$D$4]-[.$E$4])" office:value-type="string" office:string-value="}[zc|uYwKSTZ(=R_`dFafikqvx~#')*+,-P$E^g/012\NQMl&gt;s4678hW%Vyt !r9:&lt;&amp;JDe" calcext:value-type="string">
            <text:p>}[zc|uYwKSTZ(=R_`dFafikqvx~#')*+,-P$E^g/012\NQMl&gt;s4678hW%Vyt !r9:&lt;&amp;JDe</text:p>
          </table:table-cell>
          <table:table-cell table:formula="of:=RIGHT([.$A$2];[.$E$4])" office:value-type="string" office:string-value="b.B&quot;]?@CUpGmno3L5AHIOj{X" calcext:value-type="string">
            <text:p>b.B"]?@CUpGmno3L5AHIOj{X</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gt;" calcext:value-type="string">
            <text:p>&gt;</text:p>
          </table:table-cell>
          <table:table-cell/>
          <table:table-cell table:style-name="ce28" table:formula="of:=IF([.$E$3]=0;COM.MICROSOFT.CONCAT([.B7];REPLACE([.D5];([.$E$4]+1);1;&quot;&quot;));COM.MICROSOFT.CONCAT(REPLACE([.D5];([.$E$4]+1);1;&quot;&quot;);[.B7]))" office:value-type="string" office:string-value="&gt;vx~#')*+,-P$E^g/012\NQMls4678hW%Vyt !r9:&lt;&amp;JDeb.B&quot;]?@CUpGmno3L5AHIOj{X}[zc|uYwKSTZ(=R_`dFafikq" calcext:value-type="string">
            <text:p>&gt;vx~#')*+,-P$E^g/012\NQMls4678hW%Vyt !r9:&lt;&amp;JDeb.B"]?@CUpGmno3L5AHIOj{X}[zc|uYwKSTZ(=R_`dFafikq</text:p>
          </table:table-cell>
          <table:table-cell table:style-name="Default" office:value-type="string" calcext:value-type="string">
            <text:p><text:s/></text:p>
          </table:table-cell>
          <table:table-cell table:number-columns-repeated="5"/>
          <table:table-cell table:formula="of:=LEN([.K8])" office:value-type="float" office:value="94" calcext:value-type="float">
            <text:p>94</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lP3m" calcext:value-type="string">
            <text:p>lP3m</text:p>
          </table:table-cell>
          <table:table-cell table:formula="of:=IF([.$E$4]&lt;[.$F$4];REPLACE([.D7];[.$F$4]+1;1;&quot;&quot;);REPLACE([.D7];[.$E$4]+1;1;&quot;&quot;))" office:value-type="string" office:string-value="&gt;vx~#')*+,-P$E^g/012\NQMs4678hW%Vyt !r9:&lt;&amp;JDeb.B&quot;]?@CUpGmno3L5AHIOj{X}[zc|uYwKSTZ(=R_`dFafikq" calcext:value-type="string">
            <text:p>&gt;vx~#')*+,-P$E^g/012\NQMs4678hW%Vyt !r9:&lt;&amp;JDeb.B"]?@CUpGmno3L5AHIOj{X}[zc|uYwKSTZ(=R_`dFafikq</text:p>
          </table:table-cell>
          <table:table-cell table:formula="of:=COM.MICROSOFT.CONCAT([.B8];[.K16])" office:value-type="string" office:string-value="lP3m&gt;vx~#')*+,-$E^g/012\NQMs4678hW%Vyt!r9:&lt;&amp;JDeb.B&quot;]?@CUpGno L5AHIOj{X}[zc|uYwKSTZ(=R_`dFafikq" calcext:value-type="string">
            <text:p>lP3m&gt;vx~#')*+,-$E^g/012\NQMs4678hW%Vyt!r9:&lt;&amp;JDeb.B"]?@CUpGno L5AHIOj{X}[zc|uYwKSTZ(=R_`dFafikq</text:p>
          </table:table-cell>
          <table:table-cell table:style-name="Default" office:value-type="string" calcext:value-type="string">
            <text:p><text:s/></text:p>
          </table:table-cell>
          <table:table-cell table:number-columns-repeated="4"/>
          <table:table-cell table:style-name="ce28" table:formula="of:=MID([.$D$7];[.$E$4]+1;1)" office:value-type="string" office:string-value="l" calcext:value-type="string">
            <text:p>l</text:p>
          </table:table-cell>
          <table:table-cell table:style-name="ce28" table:formula="of:=REPLACE([.$D$7];[.$E$4]+1;1;&quot; &quot;)" office:value-type="string" office:string-value="&gt;vx~#')*+,-P$E^g/012\NQM s4678hW%Vyt !r9:&lt;&amp;JDeb.B&quot;]?@CUpGmno3L5AHIOj{X}[zc|uYwKSTZ(=R_`dFafikq" calcext:value-type="string">
            <text:p>&gt;vx~#')*+,-P$E^g/012\NQM s4678hW%Vyt !r9:&lt;&amp;JDeb.B"]?@CUpGmno3L5AHIOj{X}[zc|uYwKSTZ(=R_`dFafikq</text:p>
          </table:table-cell>
          <table:table-cell table:number-columns-repeated="2"/>
          <table:table-cell table:formula="of:=LEN([.K8])" office:value-type="float" office:value="94" calcext:value-type="float">
            <text:p>94</text:p>
          </table:table-cell>
          <table:table-cell table:number-columns-repeated="1010"/>
        </table:table-row>
        <table:table-row table:style-name="ro1">
          <table:table-cell table:style-name="ce27" table:formula="of:=MID([.$A$3];1;16)" office:value-type="string" office:string-value=",ysHWs1r$sgy8rwg" calcext:value-type="string">
            <text:p>,ysHWs1r$sgy8rwg</text:p>
          </table:table-cell>
          <table:table-cell table:formula="of:=MID([.D7];[.$E$4]+1;1)" office:value-type="string" office:string-value="l" calcext:value-type="string">
            <text:p>l</text:p>
          </table:table-cell>
          <table:table-cell table:formula="of:=IF([.$E$4]&lt;[.$F$4];REPLACE([.C8];[.$E$4]+1;1;&quot;&quot;);REPLACE([.C8];[.$F$4]+1;1;&quot;&quot;))" office:value-type="string" office:string-value="&gt;vx~#')*+,-$E^g/012\NQMs4678hW%Vyt !r9:&lt;&amp;JDeb.B&quot;]?@CUpGmno3L5AHIOj{X}[zc|uYwKSTZ(=R_`dFafikq" calcext:value-type="string">
            <text:p>&gt;vx~#')*+,-$E^g/012\NQMs4678hW%Vyt !r9:&lt;&amp;JDeb.B"]?@CUpGmno3L5AHIOj{X}[zc|uYwKSTZ(=R_`dFafikq</text:p>
          </table:table-cell>
          <table:table-cell/>
          <table:table-cell table:style-name="Default"/>
          <table:table-cell table:number-columns-repeated="4"/>
          <table:table-cell table:formula="of:=COM.MICROSOFT.CONCAT([.J8];MID([.D7];[.$F$4]+1;1))" office:value-type="string" office:string-value="lP" calcext:value-type="string">
            <text:p>lP</text:p>
          </table:table-cell>
          <table:table-cell table:style-name="ce28" table:formula="of:=REPLACE([.$K8];[.$F$4]+1;1;&quot; &quot;)" office:value-type="string" office:string-value="&gt;vx~#')*+,- $E^g/012\NQM s4678hW%Vyt !r9:&lt;&amp;JDeb.B&quot;]?@CUpGmno3L5AHIOj{X}[zc|uYwKSTZ(=R_`dFafikq" calcext:value-type="string">
            <text:p>&gt;vx~#')*+,- $E^g/012\NQM s4678hW%Vyt !r9:&lt;&amp;JDeb.B"]?@CUpGmno3L5AHIOj{X}[zc|uYwKSTZ(=R_`dFafikq</text:p>
          </table:table-cell>
          <table:table-cell table:number-columns-repeated="2"/>
          <table:table-cell table:formula="of:=LEN([.K9])" office:value-type="float" office:value="94" calcext:value-type="float">
            <text:p>94</text:p>
          </table:table-cell>
          <table:table-cell table:number-columns-repeated="1010"/>
        </table:table-row>
        <table:table-row table:style-name="ro1">
          <table:table-cell/>
          <table:table-cell office:value-type="string" calcext:value-type="string">
            <text:p>Message B2 char positions in D8</text:p>
          </table:table-cell>
          <table:table-cell table:formula="of:=COM.MICROSOFT.CONCAT(&quot;'&quot;;MID([.$A$3];1;16);&quot;'&quot;;&quot; A9 OTP char positions in D8&quot;)" office:value-type="string" office:string-value="',ysHWs1r$sgy8rwg' A9 OTP char positions in D8" calcext:value-type="string">
            <text:p>',ysHWs1r$sgy8rwg' A9 OTP char positions in D8</text:p>
          </table:table-cell>
          <table:table-cell/>
          <table:table-cell table:style-name="Default"/>
          <table:table-cell table:number-columns-repeated="4"/>
          <table:table-cell table:formula="of:=COM.MICROSOFT.CONCAT([.J9];MID([.$D7];[.$G$4]+1;1))" office:value-type="string" office:string-value="lP3" calcext:value-type="string">
            <text:p>lP3</text:p>
          </table:table-cell>
          <table:table-cell table:style-name="ce28" table:formula="of:=REPLACE([.$K9];[.$G$4]+1;1;&quot; &quot;)" office:value-type="string" office:string-value="&gt;vx~#')*+,- $E^g/012\NQM s4678hW%Vyt !r9:&lt;&amp;JDeb.B&quot;]?@CUpGmno L5AHIOj{X}[zc|uYwKSTZ(=R_`dFafikq" calcext:value-type="string">
            <text:p>&gt;vx~#')*+,- $E^g/012\NQM s4678hW%Vyt !r9:&lt;&amp;JDeb.B"]?@CUpGmno L5AHIOj{X}[zc|uYwKSTZ(=R_`dFafikq</text:p>
          </table:table-cell>
          <table:table-cell table:number-columns-repeated="2"/>
          <table:table-cell table:formula="of:=LEN([.K10])" office:value-type="float" office:value="94" calcext:value-type="float">
            <text:p>94</text:p>
          </table:table-cell>
          <table:table-cell table:number-columns-repeated="1010"/>
        </table:table-row>
        <table:table-row table:style-name="ro1">
          <table:table-cell table:formula="of:=MID([.$A$4];1;1)" office:value-type="string" office:string-value="a" calcext:value-type="string">
            <text:p>a</text:p>
          </table:table-cell>
          <table:table-cell table:formula="of:=FIND([.A11];[.$D$8];1)" office:value-type="float" office:value="90" calcext:value-type="float">
            <text:p>90</text:p>
          </table:table-cell>
          <table:table-cell table:formula="of:=FIND(MID([.$A$3];1;1);[.$D$8];1)" office:value-type="float" office:value="14" calcext:value-type="float">
            <text:p>14</text:p>
          </table:table-cell>
          <table:table-cell table:formula="of:=IF(MOD(([.B11]+[.C11])-([.$E$4]+1);[.$D$4])=0;[.$D$4];MOD(([.B11]+[.C11])-([.$E$4]+1);[.$D$4]))" office:value-type="float" office:value="79" calcext:value-type="float">
            <text:p>79</text:p>
          </table:table-cell>
          <table:table-cell table:formula="of:=IF([.D11]=0;MID([.$D$8];[.$D$4];1);IF([.D11]=[.$D$4];MID([.$D$8];[.$D$4];1);MID([.$D$8];[.D11];1)))" office:value-type="string" office:string-value="K" calcext:value-type="string">
            <text:p>K</text:p>
          </table:table-cell>
          <table:table-cell table:number-columns-repeated="4"/>
          <table:table-cell table:formula="of:=COM.MICROSOFT.CONCAT([.J10];MID([.$D7];[.$H$4]+1;1))" office:value-type="string" office:string-value="lP3m" calcext:value-type="string">
            <text:p>lP3m</text:p>
          </table:table-cell>
          <table:table-cell table:style-name="ce28" table:formula="of:=REPLACE([.$K10];[.$H$4]+1;1;&quot; &quot;)" office:value-type="string" office:string-value="&gt;vx~#')*+,- $E^g/012\NQM s4678hW%Vyt !r9:&lt;&amp;JDeb.B&quot;]?@CUpG no L5AHIOj{X}[zc|uYwKSTZ(=R_`dFafikq" calcext:value-type="string">
            <text:p>&gt;vx~#')*+,- $E^g/012\NQM s4678hW%Vyt !r9:&lt;&amp;JDeb.B"]?@CUpG no L5AHIOj{X}[zc|uYwKSTZ(=R_`dFafikq</text:p>
          </table:table-cell>
          <table:table-cell table:number-columns-repeated="2"/>
          <table:table-cell table:formula="of:=LEN([.K11])" office:value-type="float" office:value="94" calcext:value-type="float">
            <text:p>94</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9" calcext:value-type="float">
            <text:p>9</text:p>
          </table:table-cell>
          <table:table-cell table:formula="of:=FIND(MID([.$A$3];2;1);[.$D$8];1)" office:value-type="float" office:value="37" calcext:value-type="float">
            <text:p>37</text:p>
          </table:table-cell>
          <table:table-cell table:formula="of:=IF(MOD(([.B12]+[.C12])-([.$E$4]+1);[.$D$4])=0;[.$D$4];MOD(([.B12]+[.C12])-([.$E$4]+1);[.$D$4]))" office:value-type="float" office:value="21" calcext:value-type="float">
            <text:p>21</text:p>
          </table:table-cell>
          <table:table-cell table:formula="of:=IF([.D12]=0;MID([.$D$8];[.$D$4];1);IF([.D12]=[.$D$4];MID([.$D$8];[.$D$4];1);MID([.$D$8];[.D12];1)))" office:value-type="string" office:string-value="0" calcext:value-type="string">
            <text:p>0</text:p>
          </table:table-cell>
          <table:table-cell table:number-columns-repeated="1019"/>
        </table:table-row>
        <table:table-row table:style-name="ro1">
          <table:table-cell table:formula="of:=MID([.$A$4];3;1)" office:value-type="string" office:string-value="t" calcext:value-type="string">
            <text:p>t</text:p>
          </table:table-cell>
          <table:table-cell table:formula="of:=FIND([.A13];[.$D$8];1)" office:value-type="float" office:value="38" calcext:value-type="float">
            <text:p>38</text:p>
          </table:table-cell>
          <table:table-cell table:formula="of:=FIND(MID([.$A$3];3;1);[.$D$8];1)" office:value-type="float" office:value="28" calcext:value-type="float">
            <text:p>28</text:p>
          </table:table-cell>
          <table:table-cell table:formula="of:=IF(MOD(([.B13]+[.C13])-([.$E$4]+1);[.$D$4])=0;[.$D$4];MOD(([.B13]+[.C13])-([.$E$4]+1);[.$D$4]))" office:value-type="float" office:value="41" calcext:value-type="float">
            <text:p>41</text:p>
          </table:table-cell>
          <table:table-cell table:formula="of:=IF([.D13]=0;MID([.$D$8];[.$D$4];1);IF([.D13]=[.$D$4];MID([.$D$8];[.$D$4];1);MID([.$D$8];[.D13];1)))" office:value-type="string" office:string-value="9" calcext:value-type="string">
            <text:p>9</text:p>
          </table:table-cell>
          <table:table-cell table:number-columns-repeated="5"/>
          <table:table-cell table:formula="of:=REPLACE([.K11];FIND(&quot; &quot;;[.K11];1);1;&quot;&quot;)" office:value-type="string" office:string-value="&gt;vx~#')*+,-$E^g/012\NQM s4678hW%Vyt !r9:&lt;&amp;JDeb.B&quot;]?@CUpG no L5AHIOj{X}[zc|uYwKSTZ(=R_`dFafikq" calcext:value-type="string">
            <text:p>&gt;vx~#')*+,-$E^g/012\NQM s4678hW%Vyt !r9:&lt;&amp;JDeb.B"]?@CUpG no L5AHIOj{X}[zc|uYwKSTZ(=R_`dFafikq</text:p>
          </table:table-cell>
          <table:table-cell table:number-columns-repeated="2"/>
          <table:table-cell table:formula="of:=LEN([.K13])" office:value-type="float" office:value="93" calcext:value-type="float">
            <text:p>93</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47" calcext:value-type="float">
            <text:p>47</text:p>
          </table:table-cell>
          <table:table-cell table:formula="of:=FIND(MID([.$A$3];4;1);[.$D$8];1)" office:value-type="float" office:value="65" calcext:value-type="float">
            <text:p>65</text:p>
          </table:table-cell>
          <table:table-cell table:formula="of:=IF(MOD(([.B14]+[.C14])-([.$E$4]+1);[.$D$4])=0;[.$D$4];MOD(([.B14]+[.C14])-([.$E$4]+1);[.$D$4]))" office:value-type="float" office:value="87" calcext:value-type="float">
            <text:p>8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gt;vx~#')*+,-$E^g/012\NQMs4678hW%Vyt !r9:&lt;&amp;JDeb.B&quot;]?@CUpG no L5AHIOj{X}[zc|uYwKSTZ(=R_`dFafikq" calcext:value-type="string">
            <text:p>&gt;vx~#')*+,-$E^g/012\NQMs4678hW%Vyt !r9:&lt;&amp;JDeb.B"]?@CUpG no L5AHIOj{X}[zc|uYwKSTZ(=R_`dFafikq</text:p>
          </table:table-cell>
          <table:table-cell table:number-columns-repeated="2"/>
          <table:table-cell table:formula="of:=LEN([.K14])" office:value-type="float" office:value="92" calcext:value-type="float">
            <text:p>92</text:p>
          </table:table-cell>
          <table:table-cell table:number-columns-repeated="1010"/>
        </table:table-row>
        <table:table-row table:style-name="ro1">
          <table:table-cell table:formula="of:=MID([.$A$4];5;1)" office:value-type="string" office:string-value="s" calcext:value-type="string">
            <text:p>s</text:p>
          </table:table-cell>
          <table:table-cell table:formula="of:=FIND([.A15];[.$D$8];1)" office:value-type="float" office:value="28" calcext:value-type="float">
            <text:p>28</text:p>
          </table:table-cell>
          <table:table-cell table:formula="of:=FIND(MID([.$A$3];5;1);[.$D$8];1)" office:value-type="float" office:value="34" calcext:value-type="float">
            <text:p>34</text:p>
          </table:table-cell>
          <table:table-cell table:formula="of:=IF(MOD(([.B15]+[.C15])-([.$E$4]+1);[.$D$4])=0;[.$D$4];MOD(([.B15]+[.C15])-([.$E$4]+1);[.$D$4]))" office:value-type="float" office:value="37" calcext:value-type="float">
            <text:p>37</text:p>
          </table:table-cell>
          <table:table-cell table:formula="of:=IF([.D15]=0;MID([.$D$8];[.$D$4];1);IF([.D15]=[.$D$4];MID([.$D$8];[.$D$4];1);MID([.$D$8];[.D15];1)))" office:value-type="string" office:string-value="y" calcext:value-type="string">
            <text:p>y</text:p>
          </table:table-cell>
          <table:table-cell table:number-columns-repeated="5"/>
          <table:table-cell table:formula="of:=REPLACE([.K14];FIND(&quot; &quot;;[.K14];1);1;&quot;&quot;)" office:value-type="string" office:string-value="&gt;vx~#')*+,-$E^g/012\NQMs4678hW%Vyt!r9:&lt;&amp;JDeb.B&quot;]?@CUpG no L5AHIOj{X}[zc|uYwKSTZ(=R_`dFafikq" calcext:value-type="string">
            <text:p>&gt;vx~#')*+,-$E^g/012\NQMs4678hW%Vyt!r9:&lt;&amp;JDeb.B"]?@CUpG no L5AHIOj{X}[zc|uYwKSTZ(=R_`dFafikq</text:p>
          </table:table-cell>
          <table:table-cell table:number-columns-repeated="2"/>
          <table:table-cell table:formula="of:=LEN([.K15])" office:value-type="float" office:value="91" calcext:value-type="float">
            <text:p>91</text:p>
          </table:table-cell>
          <table:table-cell table:number-columns-repeated="1010"/>
        </table:table-row>
        <table:table-row table:style-name="ro1">
          <table:table-cell table:formula="of:=MID([.$A$4];6;1)" office:value-type="string" office:string-value="t" calcext:value-type="string">
            <text:p>t</text:p>
          </table:table-cell>
          <table:table-cell table:formula="of:=FIND([.A16];[.$D$8];1)" office:value-type="float" office:value="38" calcext:value-type="float">
            <text:p>38</text:p>
          </table:table-cell>
          <table:table-cell table:formula="of:=FIND(MID([.$A$3];6;1);[.$D$8];1)" office:value-type="float" office:value="28" calcext:value-type="float">
            <text:p>28</text:p>
          </table:table-cell>
          <table:table-cell table:formula="of:=IF(MOD(([.B16]+[.C16])-([.$E$4]+1);[.$D$4])=0;[.$D$4];MOD(([.B16]+[.C16])-([.$E$4]+1);[.$D$4]))" office:value-type="float" office:value="41" calcext:value-type="float">
            <text:p>41</text:p>
          </table:table-cell>
          <table:table-cell table:formula="of:=IF([.D16]=0;MID([.$D$8];[.$D$4];1);IF([.D16]=[.$D$4];MID([.$D$8];[.$D$4];1);MID([.$D$8];[.D16];1)))" office:value-type="string" office:string-value="9" calcext:value-type="string">
            <text:p>9</text:p>
          </table:table-cell>
          <table:table-cell table:number-columns-repeated="5"/>
          <table:table-cell table:formula="of:=REPLACE([.K15];FIND(&quot; &quot;;[.K15];1);1;&quot;&quot;)" office:value-type="string" office:string-value="&gt;vx~#')*+,-$E^g/012\NQMs4678hW%Vyt!r9:&lt;&amp;JDeb.B&quot;]?@CUpGno L5AHIOj{X}[zc|uYwKSTZ(=R_`dFafikq" calcext:value-type="string">
            <text:p>&gt;vx~#')*+,-$E^g/012\NQMs4678hW%Vyt!r9:&lt;&amp;JDeb.B"]?@CUpGno L5AHIOj{X}[zc|uYwKSTZ(=R_`dFafikq</text:p>
          </table:table-cell>
          <table:table-cell table:number-columns-repeated="2"/>
          <table:table-cell table:formula="of:=LEN([.K16])" office:value-type="float" office:value="90" calcext:value-type="float">
            <text:p>90</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9" calcext:value-type="float">
            <text:p>9</text:p>
          </table:table-cell>
          <table:table-cell table:formula="of:=FIND(MID([.$A$3];7;1);[.$D$8];1)" office:value-type="float" office:value="22" calcext:value-type="float">
            <text:p>22</text:p>
          </table:table-cell>
          <table:table-cell table:formula="of:=IF(MOD(([.B17]+[.C17])-([.$E$4]+1);[.$D$4])=0;[.$D$4];MOD(([.B17]+[.C17])-([.$E$4]+1);[.$D$4]))" office:value-type="float" office:value="6" calcext:value-type="float">
            <text:p>6</text:p>
          </table:table-cell>
          <table:table-cell table:formula="of:=IF([.D17]=0;MID([.$D$8];[.$D$4];1);IF([.D17]=[.$D$4];MID([.$D$8];[.$D$4];1);MID([.$D$8];[.D17];1)))" office:value-type="string" office:string-value="v" calcext:value-type="string">
            <text:p>v</text:p>
          </table:table-cell>
          <table:table-cell table:number-columns-repeated="1019"/>
        </table:table-row>
        <table:table-row table:style-name="ro1">
          <table:table-cell table:formula="of:=MID([.$A$4];8;1)" office:value-type="string" office:string-value="m" calcext:value-type="string">
            <text:p>m</text:p>
          </table:table-cell>
          <table:table-cell table:formula="of:=FIND([.A18];[.$D$8];1)" office:value-type="float" office:value="4" calcext:value-type="float">
            <text:p>4</text:p>
          </table:table-cell>
          <table:table-cell table:formula="of:=FIND(MID([.$A$3];8;1);[.$D$8];1)" office:value-type="float" office:value="40" calcext:value-type="float">
            <text:p>40</text:p>
          </table:table-cell>
          <table:table-cell table:formula="of:=IF(MOD(([.B18]+[.C18])-([.$E$4]+1);[.$D$4])=0;[.$D$4];MOD(([.B18]+[.C18])-([.$E$4]+1);[.$D$4]))" office:value-type="float" office:value="19" calcext:value-type="float">
            <text:p>19</text:p>
          </table:table-cell>
          <table:table-cell table:formula="of:=IF([.D18]=0;MID([.$D$8];[.$D$4];1);IF([.D18]=[.$D$4];MID([.$D$8];[.$D$4];1);MID([.$D$8];[.D18];1)))" office:value-type="string" office:string-value="g" calcext:value-type="string">
            <text:p>g</text:p>
          </table:table-cell>
          <table:table-cell table:number-columns-repeated="1019"/>
        </table:table-row>
        <table:table-row table:style-name="ro1">
          <table:table-cell table:formula="of:=MID([.$A$4];9;1)" office:value-type="string" office:string-value="e" calcext:value-type="string">
            <text:p>e</text:p>
          </table:table-cell>
          <table:table-cell table:formula="of:=FIND([.A19];[.$D$8];1)" office:value-type="float" office:value="47" calcext:value-type="float">
            <text:p>47</text:p>
          </table:table-cell>
          <table:table-cell table:formula="of:=FIND(MID([.$A$3];9;1);[.$D$8];1)" office:value-type="float" office:value="16" calcext:value-type="float">
            <text:p>16</text:p>
          </table:table-cell>
          <table:table-cell table:formula="of:=IF(MOD(([.B19]+[.C19])-([.$E$4]+1);[.$D$4])=0;[.$D$4];MOD(([.B19]+[.C19])-([.$E$4]+1);[.$D$4]))" office:value-type="float" office:value="38" calcext:value-type="float">
            <text:p>38</text:p>
          </table:table-cell>
          <table:table-cell table:formula="of:=IF([.D19]=0;MID([.$D$8];[.$D$4];1);IF([.D19]=[.$D$4];MID([.$D$8];[.$D$4];1);MID([.$D$8];[.D19];1)))" office:value-type="string" office:string-value="t" calcext:value-type="string">
            <text:p>t</text:p>
          </table:table-cell>
          <table:table-cell table:number-columns-repeated="1019"/>
        </table:table-row>
        <table:table-row table:style-name="ro1">
          <table:table-cell table:formula="of:=MID([.$A$4];10;1)" office:value-type="string" office:string-value="s" calcext:value-type="string">
            <text:p>s</text:p>
          </table:table-cell>
          <table:table-cell table:formula="of:=FIND([.A20];[.$D$8];1)" office:value-type="float" office:value="28" calcext:value-type="float">
            <text:p>28</text:p>
          </table:table-cell>
          <table:table-cell table:formula="of:=FIND(MID([.$A$3];10;1);[.$D$8];1)" office:value-type="float" office:value="28" calcext:value-type="float">
            <text:p>28</text:p>
          </table:table-cell>
          <table:table-cell table:formula="of:=IF(MOD(([.B20]+[.C20])-([.$E$4]+1);[.$D$4])=0;[.$D$4];MOD(([.B20]+[.C20])-([.$E$4]+1);[.$D$4]))" office:value-type="float" office:value="31" calcext:value-type="float">
            <text:p>31</text:p>
          </table:table-cell>
          <table:table-cell table:formula="of:=IF([.D20]=0;MID([.$D$8];[.$D$4];1);IF([.D20]=[.$D$4];MID([.$D$8];[.$D$4];1);MID([.$D$8];[.D20];1)))" office:value-type="string" office:string-value="7" calcext:value-type="string">
            <text:p>7</text:p>
          </table:table-cell>
          <table:table-cell table:number-columns-repeated="1019"/>
        </table:table-row>
        <table:table-row table:style-name="ro1">
          <table:table-cell table:formula="of:=MID([.$A$4];11;1)" office:value-type="string" office:string-value="s" calcext:value-type="string">
            <text:p>s</text:p>
          </table:table-cell>
          <table:table-cell table:formula="of:=FIND([.A21];[.$D$8];1)" office:value-type="float" office:value="28" calcext:value-type="float">
            <text:p>28</text:p>
          </table:table-cell>
          <table:table-cell table:formula="of:=FIND(MID([.$A$3];11;1);[.$D$8];1)" office:value-type="float" office:value="19" calcext:value-type="float">
            <text:p>19</text:p>
          </table:table-cell>
          <table:table-cell table:formula="of:=IF(MOD(([.B21]+[.C21])-([.$E$4]+1);[.$D$4])=0;[.$D$4];MOD(([.B21]+[.C21])-([.$E$4]+1);[.$D$4]))" office:value-type="float" office:value="22" calcext:value-type="float">
            <text:p>22</text:p>
          </table:table-cell>
          <table:table-cell table:formula="of:=IF([.D21]=0;MID([.$D$8];[.$D$4];1);IF([.D21]=[.$D$4];MID([.$D$8];[.$D$4];1);MID([.$D$8];[.D21];1)))" office:value-type="string" office:string-value="1" calcext:value-type="string">
            <text:p>1</text:p>
          </table:table-cell>
          <table:table-cell table:number-columns-repeated="1019"/>
        </table:table-row>
        <table:table-row table:style-name="ro1">
          <table:table-cell table:formula="of:=MID([.$A$4];12;1)" office:value-type="string" office:string-value="a" calcext:value-type="string">
            <text:p>a</text:p>
          </table:table-cell>
          <table:table-cell table:formula="of:=FIND([.A22];[.$D$8];1)" office:value-type="float" office:value="90" calcext:value-type="float">
            <text:p>90</text:p>
          </table:table-cell>
          <table:table-cell table:formula="of:=FIND(MID([.$A$3];12;1);[.$D$8];1)" office:value-type="float" office:value="37" calcext:value-type="float">
            <text:p>37</text:p>
          </table:table-cell>
          <table:table-cell table:formula="of:=IF(MOD(([.B22]+[.C22])-([.$E$4]+1);[.$D$4])=0;[.$D$4];MOD(([.B22]+[.C22])-([.$E$4]+1);[.$D$4]))" office:value-type="float" office:value="8" calcext:value-type="float">
            <text:p>8</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g" calcext:value-type="string">
            <text:p>g</text:p>
          </table:table-cell>
          <table:table-cell table:formula="of:=FIND([.A23];[.$D$8];1)" office:value-type="float" office:value="19" calcext:value-type="float">
            <text:p>19</text:p>
          </table:table-cell>
          <table:table-cell table:formula="of:=FIND(MID([.$A$3];13;1);[.$D$8];1)" office:value-type="float" office:value="32" calcext:value-type="float">
            <text:p>32</text:p>
          </table:table-cell>
          <table:table-cell table:formula="of:=IF(MOD(([.B23]+[.C23])-([.$E$4]+1);[.$D$4])=0;[.$D$4];MOD(([.B23]+[.C23])-([.$E$4]+1);[.$D$4]))" office:value-type="float" office:value="26" calcext:value-type="float">
            <text:p>26</text:p>
          </table:table-cell>
          <table:table-cell table:formula="of:=IF([.D23]=0;MID([.$D$8];[.$D$4];1);IF([.D23]=[.$D$4];MID([.$D$8];[.$D$4];1);MID([.$D$8];[.D23];1)))" office:value-type="string" office:string-value="Q" calcext:value-type="string">
            <text:p>Q</text:p>
          </table:table-cell>
          <table:table-cell table:number-columns-repeated="1019"/>
        </table:table-row>
        <table:table-row table:style-name="ro1">
          <table:table-cell table:formula="of:=MID([.$A$4];14;1)" office:value-type="string" office:string-value="e" calcext:value-type="string">
            <text:p>e</text:p>
          </table:table-cell>
          <table:table-cell table:formula="of:=FIND([.A24];[.$D$8];1)" office:value-type="float" office:value="47" calcext:value-type="float">
            <text:p>47</text:p>
          </table:table-cell>
          <table:table-cell table:formula="of:=FIND(MID([.$A$3];14;1);[.$D$8];1)" office:value-type="float" office:value="40" calcext:value-type="float">
            <text:p>40</text:p>
          </table:table-cell>
          <table:table-cell table:formula="of:=IF(MOD(([.B24]+[.C24])-([.$E$4]+1);[.$D$4])=0;[.$D$4];MOD(([.B24]+[.C24])-([.$E$4]+1);[.$D$4]))" office:value-type="float" office:value="62" calcext:value-type="float">
            <text:p>62</text:p>
          </table:table-cell>
          <table:table-cell table:formula="of:=IF([.D24]=0;MID([.$D$8];[.$D$4];1);IF([.D24]=[.$D$4];MID([.$D$8];[.$D$4];1);MID([.$D$8];[.D24];1)))" office:value-type="string" office:string-value="L" calcext:value-type="string">
            <text:p>L</text:p>
          </table:table-cell>
          <table:table-cell table:number-columns-repeated="1019"/>
        </table:table-row>
        <table:table-row table:style-name="ro1">
          <table:table-cell table:formula="of:=MID([.$A$4];15;1)" office:value-type="string" office:string-value="_" calcext:value-type="string">
            <text:p>_</text:p>
          </table:table-cell>
          <table:table-cell table:formula="of:=FIND([.A25];[.$D$8];1)" office:value-type="float" office:value="86" calcext:value-type="float">
            <text:p>86</text:p>
          </table:table-cell>
          <table:table-cell table:formula="of:=FIND(MID([.$A$3];15;1);[.$D$8];1)" office:value-type="float" office:value="78" calcext:value-type="float">
            <text:p>78</text:p>
          </table:table-cell>
          <table:table-cell table:formula="of:=IF(MOD(([.B25]+[.C25])-([.$E$4]+1);[.$D$4])=0;[.$D$4];MOD(([.B25]+[.C25])-([.$E$4]+1);[.$D$4]))" office:value-type="float" office:value="45" calcext:value-type="float">
            <text:p>45</text:p>
          </table:table-cell>
          <table:table-cell table:formula="of:=IF([.D25]=0;MID([.$D$8];[.$D$4];1);IF([.D25]=[.$D$4];MID([.$D$8];[.$D$4];1);MID([.$D$8];[.D25];1)))" office:value-type="string" office:string-value="J" calcext:value-type="string">
            <text:p>J</text:p>
          </table:table-cell>
          <table:table-cell table:number-columns-repeated="1019"/>
        </table:table-row>
        <table:table-row table:style-name="ro1">
          <table:table-cell table:formula="of:=MID([.$A$4];16;1)" office:value-type="string" office:string-value="_" calcext:value-type="string">
            <text:p>_</text:p>
          </table:table-cell>
          <table:table-cell table:formula="of:=FIND([.A26];[.$D$8];1)" office:value-type="float" office:value="86" calcext:value-type="float">
            <text:p>86</text:p>
          </table:table-cell>
          <table:table-cell table:formula="of:=FIND(MID([.$A$3];16;1);[.$D$8];1)" office:value-type="float" office:value="19" calcext:value-type="float">
            <text:p>19</text:p>
          </table:table-cell>
          <table:table-cell table:formula="of:=IF(MOD(([.B26]+[.C26])-([.$E$4]+1);[.$D$4])=0;[.$D$4];MOD(([.B26]+[.C26])-([.$E$4]+1);[.$D$4]))" office:value-type="float" office:value="80" calcext:value-type="float">
            <text:p>80</text:p>
          </table:table-cell>
          <table:table-cell table:formula="of:=IF([.D26]=0;MID([.$D$8];[.$D$4];1);IF([.D26]=[.$D$4];MID([.$D$8];[.$D$4];1);MID([.$D$8];[.D26];1)))" office:value-type="string" office:string-value="S" calcext:value-type="string">
            <text:p>S</text:p>
          </table:table-cell>
          <table:table-cell table:number-columns-repeated="1019"/>
        </table:table-row>
        <table:table-row table:style-name="ro1">
          <table:table-cell table:style-name="ce28" table:formula="of:=COM.MICROSOFT.CONCAT([.$E$11];[.$E$12];[.$E$13];[.$E$14];[.$E$15];[.$E$16];[.$E$17];[.$E$18];[.$E$19];[.$E$20];[.$E$21];[.$E$22];[.$E$23];[.$E$24];[.$E$25];[.$E$26])" office:value-type="string" office:string-value="K09`y9vgt71~QLJS" calcext:value-type="string">
            <text:p>K09`y9vgt71~QLJS</text:p>
          </table:table-cell>
          <table:table-cell table:number-columns-repeated="3"/>
          <table:table-cell table:style-name="Default"/>
          <table:table-cell table:number-columns-repeated="1019"/>
        </table:table-row>
        <table:table-row table:style-name="ro1">
          <table:table-cell table:style-name="ce27" table:formula="of:=[.$A$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R_`dFafikq" calcext:value-type="string">
            <text:p>=R_`dFafikq</text:p>
          </table:table-cell>
          <table:table-cell table:formula="of:=IF([.$F$3]=0;RIGHT([.$D$8];LEN([.$D$8])-[.$F$4]);LEFT([.$D$8];LEN([.$D$8])-[.$F$4]))" office:value-type="string" office:string-value="lP3m&gt;vx~#')*+,-$E^g/012\NQMs4678hW%Vyt!r9:&lt;&amp;JDeb.B&quot;]?@CUpGno L5AHIOj{X}[zc|uYwKSTZ(" calcext:value-type="string">
            <text:p>lP3m&gt;vx~#')*+,-$E^g/012\NQMs4678hW%Vyt!r9:&lt;&amp;JDeb.B"]?@CUpGno L5AHIOj{X}[zc|uYwKSTZ(</text:p>
          </table:table-cell>
          <table:table-cell table:style-name="ce28" table:formula="of:=IF([.$F$3]=0;COM.MICROSOFT.CONCAT([.C30];[.B30]);COM.MICROSOFT.CONCAT([.C31];[.B31]))" office:value-type="string" office:string-value="=R_`dFafikqlP3m&gt;vx~#')*+,-$E^g/012\NQMs4678hW%Vyt!r9:&lt;&amp;JDeb.B&quot;]?@CUpGno L5AHIOj{X}[zc|uYwKSTZ(" calcext:value-type="string">
            <text:p>=R_`dFafikqlP3m&gt;vx~#')*+,-$E^g/012\NQMs4678hW%Vyt!r9:&lt;&amp;JDeb.B"]?@CUpGno L5AHIOj{X}[zc|uYwKSTZ(</text:p>
          </table:table-cell>
          <table:table-cell table:style-name="Default"/>
          <table:table-cell table:number-columns-repeated="1019"/>
        </table:table-row>
        <table:table-row table:style-name="ro1">
          <table:table-cell/>
          <table:table-cell table:formula="of:=LEFT([.$D$8];LEN([.$D$8])-[.$F$4])" office:value-type="string" office:string-value="lP3m&gt;vx~#')*+,-$E^g/012\NQMs4678hW%Vyt!r9:&lt;&amp;JDeb.B&quot;]?@CUpGno L5AHIOj{X}[zc|uYwKSTZ(" calcext:value-type="string">
            <text:p>lP3m&gt;vx~#')*+,-$E^g/012\NQMs4678hW%Vyt!r9:&lt;&amp;JDeb.B"]?@CUpGno L5AHIOj{X}[zc|uYwKSTZ(</text:p>
          </table:table-cell>
          <table:table-cell table:formula="of:=RIGHT([.$D$8];[.$F$4])" office:value-type="string" office:string-value="=R_`dFafikq" calcext:value-type="string">
            <text:p>=R_`dFafikq</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l" calcext:value-type="string">
            <text:p>l</text:p>
          </table:table-cell>
          <table:table-cell/>
          <table:table-cell table:style-name="ce28" table:formula="of:=IF([.$F$3]=0;COM.MICROSOFT.CONCAT([.B32];REPLACE([.D30];([.$F$4]+1);1;&quot;&quot;));COM.MICROSOFT.CONCAT(REPLACE([.D30];([.$F$4]+1);1;&quot;&quot;);[.B32]))" office:value-type="string" office:string-value="=R_`dFafikqP3m&gt;vx~#')*+,-$E^g/012\NQMs4678hW%Vyt!r9:&lt;&amp;JDeb.B&quot;]?@CUpGno L5AHIOj{X}[zc|uYwKSTZ(l" calcext:value-type="string">
            <text:p>=R_`dFafikqP3m&gt;vx~#')*+,-$E^g/012\NQMs4678hW%Vyt!r9:&lt;&amp;JDeb.B"]?@CUpGno L5AHIOj{X}[zc|uYwKSTZ(l</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P&quot;b" calcext:value-type="string">
            <text:p>-P"b</text:p>
          </table:table-cell>
          <table:table-cell table:style-name="ce28" table:formula="of:=IF([.$F$4]&lt;[.$E$4];REPLACE([.D32];[.$E$4]+1;1;&quot;&quot;);REPLACE([.D32];[.$F$4]+1;1;&quot;&quot;))" office:value-type="string" office:string-value="=R_`dFafikqP3m&gt;vx~#')*+,$E^g/012\NQMs4678hW%Vyt!r9:&lt;&amp;JDeb.B&quot;]?@CUpGno L5AHIOj{X}[zc|uYwKSTZ(l" calcext:value-type="string">
            <text:p>=R_`dFafikqP3m&gt;vx~#')*+,$E^g/012\NQMs4678hW%Vyt!r9:&lt;&amp;JDeb.B"]?@CUpGno L5AHIOj{X}[zc|uYwKSTZ(l</text:p>
          </table:table-cell>
          <table:table-cell table:formula="of:=COM.MICROSOFT.CONCAT([.B33];[.K41])" office:value-type="string" office:string-value="-P&quot;b=R_`dFafikq3m&gt;vx~#')*+,$E^g/012\NQMs4678hW%Vyt!r9:&lt;&amp;JDe.B]?@CUpGno L5AHIOj{X}[zc|uYwKSTZ(l" calcext:value-type="string">
            <text:p>-P"b=R_`dFafikq3m&gt;vx~#')*+,$E^g/012\NQMs4678hW%Vyt!r9:&lt;&amp;JDe.B]?@CUpGno L5AHIOj{X}[zc|uYwKSTZ(l</text:p>
          </table:table-cell>
          <table:table-cell table:style-name="Default"/>
          <table:table-cell table:number-columns-repeated="4"/>
          <table:table-cell table:style-name="ce28" table:formula="of:=MID([.$D$32];[.$E$4]+1;1)" office:value-type="string" office:string-value="-" calcext:value-type="string">
            <text:p>-</text:p>
          </table:table-cell>
          <table:table-cell table:style-name="ce28" table:formula="of:=REPLACE([.$D$32];[.$E$4]+1;1;&quot; &quot;)" office:value-type="string" office:string-value="=R_`dFafikqP3m&gt;vx~#')*+, $E^g/012\NQMs4678hW%Vyt!r9:&lt;&amp;JDeb.B&quot;]?@CUpGno L5AHIOj{X}[zc|uYwKSTZ(l" calcext:value-type="string">
            <text:p>=R_`dFafikqP3m&gt;vx~#')*+, $E^g/012\NQMs4678hW%Vyt!r9:&lt;&amp;JDeb.B"]?@CUpGno L5AHIOj{X}[zc|uYwKSTZ(l</text:p>
          </table:table-cell>
          <table:table-cell table:number-columns-repeated="2"/>
          <table:table-cell table:formula="of:=LEN([.K33])" office:value-type="float" office:value="94" calcext:value-type="float">
            <text:p>94</text:p>
          </table:table-cell>
          <table:table-cell table:number-columns-repeated="1010"/>
        </table:table-row>
        <table:table-row table:style-name="ro1">
          <table:table-cell/>
          <table:table-cell table:style-name="ce28" table:formula="of:=MID([.D32];[.$F$4]+1;1)" office:value-type="string" office:string-value="P" calcext:value-type="string">
            <text:p>P</text:p>
          </table:table-cell>
          <table:table-cell table:style-name="ce28" table:formula="of:=IF([.$F$4]&lt;[.$E$4];REPLACE([.C33];[.$F$4]+1;1;&quot;&quot;);REPLACE([.C33];[.$E$4]+1;1;&quot;&quot;))" office:value-type="string" office:string-value="=R_`dFafikq3m&gt;vx~#')*+,$E^g/012\NQMs4678hW%Vyt!r9:&lt;&amp;JDeb.B&quot;]?@CUpGno L5AHIOj{X}[zc|uYwKSTZ(l" calcext:value-type="string">
            <text:p>=R_`dFafikq3m&gt;vx~#')*+,$E^g/012\NQMs4678hW%Vyt!r9:&lt;&amp;JDeb.B"]?@CUpGno L5AHIOj{X}[zc|uYwKSTZ(l</text:p>
          </table:table-cell>
          <table:table-cell/>
          <table:table-cell table:style-name="Default"/>
          <table:table-cell table:number-columns-repeated="4"/>
          <table:table-cell table:formula="of:=COM.MICROSOFT.CONCAT([.J33];MID([.K33];[.$F$4]+1;1))" office:value-type="string" office:string-value="-P" calcext:value-type="string">
            <text:p>-P</text:p>
          </table:table-cell>
          <table:table-cell table:style-name="ce28" table:formula="of:=REPLACE([.$K33];[.$F$4]+1;1;&quot; &quot;)" office:value-type="string" office:string-value="=R_`dFafikq 3m&gt;vx~#')*+, $E^g/012\NQMs4678hW%Vyt!r9:&lt;&amp;JDeb.B&quot;]?@CUpGno L5AHIOj{X}[zc|uYwKSTZ(l" calcext:value-type="string">
            <text:p>=R_`dFafikq 3m&gt;vx~#')*+, $E^g/012\NQMs4678hW%Vyt!r9:&lt;&amp;JDeb.B"]?@CUpGno L5AHIOj{X}[zc|uYwKSTZ(l</text:p>
          </table:table-cell>
          <table:table-cell table:number-columns-repeated="2"/>
          <table:table-cell table:formula="of:=LEN([.K34])" office:value-type="float" office:value="94" calcext:value-type="float">
            <text:p>94</text:p>
          </table:table-cell>
          <table:table-cell table:number-columns-repeated="1010"/>
        </table:table-row>
        <table:table-row table:style-name="ro1">
          <table:table-cell table:style-name="ce28" table:formula="of:=COM.MICROSOFT.CONCAT([.$E$11];[.$E$12];[.$E$13];[.$E$14];[.$E$15];[.$E$16];[.$E$17];[.$E$18];[.$E$19];[.$E$20];[.$E$21];[.$E$22];[.$E$23];[.$E$24];[.$E$25];[.$E$26])" office:value-type="string" office:string-value="K09`y9vgt71~QLJS" calcext:value-type="string">
            <text:p>K09`y9vgt71~QLJS</text:p>
          </table:table-cell>
          <table:table-cell table:formula="of:=COM.MICROSOFT.CONCAT(&quot;'&quot;;[.A35];&quot;'&quot;;&quot; A23 char positions in D21&quot;)" office:value-type="string" office:string-value="'K09`y9vgt71~QLJS' A23 char positions in D21" calcext:value-type="string">
            <text:p>'K09`y9vgt71~QLJS' A23 char positions in D21</text:p>
          </table:table-cell>
          <table:table-cell table:formula="of:=COM.MICROSOFT.CONCAT(&quot;'&quot;;MID([.A28];LEN([.$A$4])+1;LEN([.A4]));&quot;'&quot;;&quot; A20 OTP char positions in D25&quot;)" office:value-type="string" office:string-value="'Fx Q7f2B_f#xKBW}' A20 OTP char positions in D25" calcext:value-type="string">
            <text:p>'Fx Q7f2B_f#xKBW}' A20 OTP char positions in D25</text:p>
          </table:table-cell>
          <table:table-cell/>
          <table:table-cell table:style-name="Default"/>
          <table:table-cell table:number-columns-repeated="4"/>
          <table:table-cell table:formula="of:=COM.MICROSOFT.CONCAT([.J34];MID([.$K34];[.$G$4]+1;1))" office:value-type="string" office:string-value="-P&quot;" calcext:value-type="string">
            <text:p>-P"</text:p>
          </table:table-cell>
          <table:table-cell table:style-name="ce28" table:formula="of:=REPLACE([.$K34];[.$G$4]+1;1;&quot; &quot;)" office:value-type="string" office:string-value="=R_`dFafikq 3m&gt;vx~#')*+, $E^g/012\NQMs4678hW%Vyt!r9:&lt;&amp;JDeb.B ]?@CUpGno L5AHIOj{X}[zc|uYwKSTZ(l" calcext:value-type="string">
            <text:p>=R_`dFafikq 3m&gt;vx~#')*+, $E^g/012\NQMs4678hW%Vyt!r9:&lt;&amp;JDeb.B ]?@CUpGno L5AHIOj{X}[zc|uYwKSTZ(l</text:p>
          </table:table-cell>
          <table:table-cell table:number-columns-repeated="2"/>
          <table:table-cell table:formula="of:=LEN([.K35])" office:value-type="float" office:value="94" calcext:value-type="float">
            <text:p>94</text:p>
          </table:table-cell>
          <table:table-cell table:number-columns-repeated="1010"/>
        </table:table-row>
        <table:table-row table:style-name="ro1">
          <table:table-cell table:formula="of:=MID([.$A$35];1;1)" office:value-type="string" office:string-value="K" calcext:value-type="string">
            <text:p>K</text:p>
          </table:table-cell>
          <table:table-cell table:formula="of:=FIND([.A36];[.$D$33];1)" office:value-type="float" office:value="89" calcext:value-type="float">
            <text:p>89</text:p>
          </table:table-cell>
          <table:table-cell table:formula="of:=FIND(MID([.$A$28];LEN([.$A$4])+1;1);[.$D$33];1)" office:value-type="float" office:value="10" calcext:value-type="float">
            <text:p>10</text:p>
          </table:table-cell>
          <table:table-cell table:formula="of:=IF(MOD(([.B36]+[.C36])-([.$F$4]+1);[.$D$4])=0;[.$D$4];MOD(([.B36]+[.C36])-([.$F$4]+1);[.$D$4]))" office:value-type="float" office:value="87" calcext:value-type="float">
            <text:p>87</text:p>
          </table:table-cell>
          <table:table-cell table:formula="of:=IF([.D36]=0;MID([.$D$33];[.$D$4];1);IF([.D36]=[.$D$4];MID([.$D$33];[.$D$4];1);MID([.$D$33];[.D36];1)))" office:value-type="string" office:string-value="Y" calcext:value-type="string">
            <text:p>Y</text:p>
          </table:table-cell>
          <table:table-cell table:number-columns-repeated="4"/>
          <table:table-cell table:formula="of:=COM.MICROSOFT.CONCAT([.J35];MID([.$K35];[.$H$4]+1;1))" office:value-type="string" office:string-value="-P&quot;b" calcext:value-type="string">
            <text:p>-P"b</text:p>
          </table:table-cell>
          <table:table-cell table:style-name="ce28" table:formula="of:=REPLACE([.$K35];[.$H$4]+1;1;&quot; &quot;)" office:value-type="string" office:string-value="=R_`dFafikq 3m&gt;vx~#')*+, $E^g/012\NQMs4678hW%Vyt!r9:&lt;&amp;JDe .B ]?@CUpGno L5AHIOj{X}[zc|uYwKSTZ(l" calcext:value-type="string">
            <text:p>=R_`dFafikq 3m&gt;vx~#')*+, $E^g/012\NQMs4678hW%Vyt!r9:&lt;&amp;JDe .B ]?@CUpGno L5AHIOj{X}[zc|uYwKSTZ(l</text:p>
          </table:table-cell>
          <table:table-cell table:number-columns-repeated="2"/>
          <table:table-cell table:formula="of:=LEN([.K36])" office:value-type="float" office:value="94" calcext:value-type="float">
            <text:p>94</text:p>
          </table:table-cell>
          <table:table-cell table:number-columns-repeated="1010"/>
        </table:table-row>
        <table:table-row table:style-name="ro1">
          <table:table-cell table:formula="of:=MID([.$A$35];2;1)" office:value-type="string" office:string-value="0" calcext:value-type="string">
            <text:p>0</text:p>
          </table:table-cell>
          <table:table-cell table:formula="of:=FIND([.A37];[.$D$33];1)" office:value-type="float" office:value="33" calcext:value-type="float">
            <text:p>33</text:p>
          </table:table-cell>
          <table:table-cell table:formula="of:=FIND(MID([.$A$28];LEN([.$A$4])+2;1);[.$D$33];1)" office:value-type="float" office:value="20" calcext:value-type="float">
            <text:p>20</text:p>
          </table:table-cell>
          <table:table-cell table:formula="of:=IF(MOD(([.B37]+[.C37])-([.$F$4]+1);[.$D$4])=0;[.$D$4];MOD(([.B37]+[.C37])-([.$F$4]+1);[.$D$4]))" office:value-type="float" office:value="41" calcext:value-type="float">
            <text:p>41</text:p>
          </table:table-cell>
          <table:table-cell table:formula="of:=IF([.D37]=0;MID([.$D$33];[.$D$4];1);IF([.D37]=[.$D$4];MID([.$D$33];[.$D$4];1);MID([.$D$33];[.D37];1)))" office:value-type="string" office:string-value="4" calcext:value-type="string">
            <text:p>4</text:p>
          </table:table-cell>
          <table:table-cell table:number-columns-repeated="1019"/>
        </table:table-row>
        <table:table-row table:style-name="ro1">
          <table:table-cell table:formula="of:=MID([.$A$35];3;1)" office:value-type="string" office:string-value="9" calcext:value-type="string">
            <text:p>9</text:p>
          </table:table-cell>
          <table:table-cell table:formula="of:=FIND([.A38];[.$D$33];1)" office:value-type="float" office:value="53" calcext:value-type="float">
            <text:p>53</text:p>
          </table:table-cell>
          <table:table-cell table:formula="of:=FIND(MID([.$A$28];LEN([.$A$4])+3;1);[.$D$33];1)" office:value-type="float" office:value="71" calcext:value-type="float">
            <text:p>71</text:p>
          </table:table-cell>
          <table:table-cell table:formula="of:=IF(MOD(([.B38]+[.C38])-([.$F$4]+1);[.$D$4])=0;[.$D$4];MOD(([.B38]+[.C38])-([.$F$4]+1);[.$D$4]))" office:value-type="float" office:value="18" calcext:value-type="float">
            <text:p>18</text:p>
          </table:table-cell>
          <table:table-cell table:formula="of:=IF([.D38]=0;MID([.$D$33];[.$D$4];1);IF([.D38]=[.$D$4];MID([.$D$33];[.$D$4];1);MID([.$D$33];[.D38];1)))" office:value-type="string" office:string-value="&gt;" calcext:value-type="string">
            <text:p>&gt;</text:p>
          </table:table-cell>
          <table:table-cell table:number-columns-repeated="5"/>
          <table:table-cell table:formula="of:=REPLACE([.K36];FIND(&quot; &quot;;[.K36];1);1;&quot;&quot;)" office:value-type="string" office:string-value="=R_`dFafikq3m&gt;vx~#')*+, $E^g/012\NQMs4678hW%Vyt!r9:&lt;&amp;JDe .B ]?@CUpGno L5AHIOj{X}[zc|uYwKSTZ(l" calcext:value-type="string">
            <text:p>=R_`dFafikq3m&gt;vx~#')*+, $E^g/012\NQMs4678hW%Vyt!r9:&lt;&amp;JDe .B ]?@CUpGno L5AHIOj{X}[zc|uYwKSTZ(l</text:p>
          </table:table-cell>
          <table:table-cell table:number-columns-repeated="2"/>
          <table:table-cell table:formula="of:=LEN([.K38])" office:value-type="float" office:value="93" calcext:value-type="float">
            <text:p>93</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8" calcext:value-type="float">
            <text:p>8</text:p>
          </table:table-cell>
          <table:table-cell table:formula="of:=FIND(MID([.$A$28];LEN([.$A$4])+4;1);[.$D$33];1)" office:value-type="float" office:value="38" calcext:value-type="float">
            <text:p>38</text:p>
          </table:table-cell>
          <table:table-cell table:formula="of:=IF(MOD(([.B39]+[.C39])-([.$F$4]+1);[.$D$4])=0;[.$D$4];MOD(([.B39]+[.C39])-([.$F$4]+1);[.$D$4]))" office:value-type="float" office:value="34" calcext:value-type="float">
            <text:p>34</text:p>
          </table:table-cell>
          <table:table-cell table:formula="of:=IF([.D39]=0;MID([.$D$33];[.$D$4];1);IF([.D39]=[.$D$4];MID([.$D$33];[.$D$4];1);MID([.$D$33];[.D39];1)))" office:value-type="string" office:string-value="1" calcext:value-type="string">
            <text:p>1</text:p>
          </table:table-cell>
          <table:table-cell table:number-columns-repeated="5"/>
          <table:table-cell table:formula="of:=REPLACE([.K38];FIND(&quot; &quot;;[.K38];1);1;&quot;&quot;)" office:value-type="string" office:string-value="=R_`dFafikq3m&gt;vx~#')*+,$E^g/012\NQMs4678hW%Vyt!r9:&lt;&amp;JDe .B ]?@CUpGno L5AHIOj{X}[zc|uYwKSTZ(l" calcext:value-type="string">
            <text:p>=R_`dFafikq3m&gt;vx~#')*+,$E^g/012\NQMs4678hW%Vyt!r9:&lt;&amp;JDe .B ]?@CUpGno L5AHIOj{X}[zc|uYwKSTZ(l</text:p>
          </table:table-cell>
          <table:table-cell table:number-columns-repeated="2"/>
          <table:table-cell table:formula="of:=LEN([.K39])" office:value-type="float" office:value="92" calcext:value-type="float">
            <text:p>92</text:p>
          </table:table-cell>
          <table:table-cell table:number-columns-repeated="1010"/>
        </table:table-row>
        <table:table-row table:style-name="ro1">
          <table:table-cell table:formula="of:=MID([.$A$35];5;1)" office:value-type="string" office:string-value="y" calcext:value-type="string">
            <text:p>y</text:p>
          </table:table-cell>
          <table:table-cell table:formula="of:=FIND([.A40];[.$D$33];1)" office:value-type="float" office:value="49" calcext:value-type="float">
            <text:p>49</text:p>
          </table:table-cell>
          <table:table-cell table:formula="of:=FIND(MID([.$A$28];LEN([.$A$4])+5;1);[.$D$33];1)" office:value-type="float" office:value="43" calcext:value-type="float">
            <text:p>43</text:p>
          </table:table-cell>
          <table:table-cell table:formula="of:=IF(MOD(([.B40]+[.C40])-([.$F$4]+1);[.$D$4])=0;[.$D$4];MOD(([.B40]+[.C40])-([.$F$4]+1);[.$D$4]))" office:value-type="float" office:value="80" calcext:value-type="float">
            <text:p>80</text:p>
          </table:table-cell>
          <table:table-cell table:formula="of:=IF([.D40]=0;MID([.$D$33];[.$D$4];1);IF([.D40]=[.$D$4];MID([.$D$33];[.$D$4];1);MID([.$D$33];[.D40];1)))" office:value-type="string" office:string-value="X" calcext:value-type="string">
            <text:p>X</text:p>
          </table:table-cell>
          <table:table-cell table:number-columns-repeated="5"/>
          <table:table-cell table:formula="of:=REPLACE([.K39];FIND(&quot; &quot;;[.K39];1);1;&quot;&quot;)" office:value-type="string" office:string-value="=R_`dFafikq3m&gt;vx~#')*+,$E^g/012\NQMs4678hW%Vyt!r9:&lt;&amp;JDe.B ]?@CUpGno L5AHIOj{X}[zc|uYwKSTZ(l" calcext:value-type="string">
            <text:p>=R_`dFafikq3m&gt;vx~#')*+,$E^g/012\NQMs4678hW%Vyt!r9:&lt;&amp;JDe.B ]?@CUpGno L5AHIOj{X}[zc|uYwKSTZ(l</text:p>
          </table:table-cell>
          <table:table-cell table:number-columns-repeated="2"/>
          <table:table-cell table:formula="of:=LEN([.K40])" office:value-type="float" office:value="91" calcext:value-type="float">
            <text:p>91</text:p>
          </table:table-cell>
          <table:table-cell table:number-columns-repeated="1010"/>
        </table:table-row>
        <table:table-row table:style-name="ro1">
          <table:table-cell table:formula="of:=MID([.$A$35];6;1)" office:value-type="string" office:string-value="9" calcext:value-type="string">
            <text:p>9</text:p>
          </table:table-cell>
          <table:table-cell table:formula="of:=FIND([.A41];[.$D$33];1)" office:value-type="float" office:value="53" calcext:value-type="float">
            <text:p>53</text:p>
          </table:table-cell>
          <table:table-cell table:formula="of:=FIND(MID([.$A$28];LEN([.$A$4])+6;1);[.$D$33];1)" office:value-type="float" office:value="12" calcext:value-type="float">
            <text:p>12</text:p>
          </table:table-cell>
          <table:table-cell table:formula="of:=IF(MOD(([.B41]+[.C41])-([.$F$4]+1);[.$D$4])=0;[.$D$4];MOD(([.B41]+[.C41])-([.$F$4]+1);[.$D$4]))" office:value-type="float" office:value="53" calcext:value-type="float">
            <text:p>53</text:p>
          </table:table-cell>
          <table:table-cell table:formula="of:=IF([.D41]=0;MID([.$D$33];[.$D$4];1);IF([.D41]=[.$D$4];MID([.$D$33];[.$D$4];1);MID([.$D$33];[.D41];1)))" office:value-type="string" office:string-value="9" calcext:value-type="string">
            <text:p>9</text:p>
          </table:table-cell>
          <table:table-cell table:number-columns-repeated="5"/>
          <table:table-cell table:formula="of:=REPLACE([.K40];FIND(&quot; &quot;;[.K40];1);1;&quot;&quot;)" office:value-type="string" office:string-value="=R_`dFafikq3m&gt;vx~#')*+,$E^g/012\NQMs4678hW%Vyt!r9:&lt;&amp;JDe.B]?@CUpGno L5AHIOj{X}[zc|uYwKSTZ(l" calcext:value-type="string">
            <text:p>=R_`dFafikq3m&gt;vx~#')*+,$E^g/012\NQMs4678hW%Vyt!r9:&lt;&amp;JDe.B]?@CUpGno L5AHIOj{X}[zc|uYwKSTZ(l</text:p>
          </table:table-cell>
          <table:table-cell table:number-columns-repeated="2"/>
          <table:table-cell table:formula="of:=LEN([.K41])" office:value-type="float" office:value="90" calcext:value-type="float">
            <text:p>90</text:p>
          </table:table-cell>
          <table:table-cell table:number-columns-repeated="1010"/>
        </table:table-row>
        <table:table-row table:style-name="ro1">
          <table:table-cell table:formula="of:=MID([.$A$35];7;1)" office:value-type="string" office:string-value="v" calcext:value-type="string">
            <text:p>v</text:p>
          </table:table-cell>
          <table:table-cell table:formula="of:=FIND([.A42];[.$D$33];1)" office:value-type="float" office:value="19" calcext:value-type="float">
            <text:p>19</text:p>
          </table:table-cell>
          <table:table-cell table:formula="of:=FIND(MID([.$A$28];LEN([.$A$4])+7;1);[.$D$33];1)" office:value-type="float" office:value="35" calcext:value-type="float">
            <text:p>35</text:p>
          </table:table-cell>
          <table:table-cell table:formula="of:=IF(MOD(([.B42]+[.C42])-([.$F$4]+1);[.$D$4])=0;[.$D$4];MOD(([.B42]+[.C42])-([.$F$4]+1);[.$D$4]))" office:value-type="float" office:value="42" calcext:value-type="float">
            <text:p>42</text:p>
          </table:table-cell>
          <table:table-cell table:formula="of:=IF([.D42]=0;MID([.$D$33];[.$D$4];1);IF([.D42]=[.$D$4];MID([.$D$33];[.$D$4];1);MID([.$D$33];[.D42];1)))" office:value-type="string" office:string-value="6" calcext:value-type="string">
            <text:p>6</text:p>
          </table:table-cell>
          <table:table-cell table:number-columns-repeated="1019"/>
        </table:table-row>
        <table:table-row table:style-name="ro1">
          <table:table-cell table:formula="of:=MID([.$A$35];8;1)" office:value-type="string" office:string-value="g" calcext:value-type="string">
            <text:p>g</text:p>
          </table:table-cell>
          <table:table-cell table:formula="of:=FIND([.A43];[.$D$33];1)" office:value-type="float" office:value="31" calcext:value-type="float">
            <text:p>31</text:p>
          </table:table-cell>
          <table:table-cell table:formula="of:=FIND(MID([.$A$28];LEN([.$A$4])+8;1);[.$D$33];1)" office:value-type="float" office:value="61" calcext:value-type="float">
            <text:p>61</text:p>
          </table:table-cell>
          <table:table-cell table:formula="of:=IF(MOD(([.B43]+[.C43])-([.$F$4]+1);[.$D$4])=0;[.$D$4];MOD(([.B43]+[.C43])-([.$F$4]+1);[.$D$4]))" office:value-type="float" office:value="80" calcext:value-type="float">
            <text:p>80</text:p>
          </table:table-cell>
          <table:table-cell table:formula="of:=IF([.D43]=0;MID([.$D$33];[.$D$4];1);IF([.D43]=[.$D$4];MID([.$D$33];[.$D$4];1);MID([.$D$33];[.D43];1)))" office:value-type="string" office:string-value="X" calcext:value-type="string">
            <text:p>X</text:p>
          </table:table-cell>
          <table:table-cell table:number-columns-repeated="1019"/>
        </table:table-row>
        <table:table-row table:style-name="ro1">
          <table:table-cell table:formula="of:=MID([.$A$35];9;1)" office:value-type="string" office:string-value="t" calcext:value-type="string">
            <text:p>t</text:p>
          </table:table-cell>
          <table:table-cell table:formula="of:=FIND([.A44];[.$D$33];1)" office:value-type="float" office:value="50" calcext:value-type="float">
            <text:p>50</text:p>
          </table:table-cell>
          <table:table-cell table:formula="of:=FIND(MID([.$A$28];LEN([.$A$4])+9;1);[.$D$33];1)" office:value-type="float" office:value="7" calcext:value-type="float">
            <text:p>7</text:p>
          </table:table-cell>
          <table:table-cell table:formula="of:=IF(MOD(([.B44]+[.C44])-([.$F$4]+1);[.$D$4])=0;[.$D$4];MOD(([.B44]+[.C44])-([.$F$4]+1);[.$D$4]))" office:value-type="float" office:value="45" calcext:value-type="float">
            <text:p>45</text:p>
          </table:table-cell>
          <table:table-cell table:formula="of:=IF([.D44]=0;MID([.$D$33];[.$D$4];1);IF([.D44]=[.$D$4];MID([.$D$33];[.$D$4];1);MID([.$D$33];[.D44];1)))" office:value-type="string" office:string-value="h" calcext:value-type="string">
            <text:p>h</text:p>
          </table:table-cell>
          <table:table-cell table:number-columns-repeated="1019"/>
        </table:table-row>
        <table:table-row table:style-name="ro1">
          <table:table-cell table:formula="of:=MID([.$A$35];10;1)" office:value-type="string" office:string-value="7" calcext:value-type="string">
            <text:p>7</text:p>
          </table:table-cell>
          <table:table-cell table:formula="of:=FIND([.A45];[.$D$33];1)" office:value-type="float" office:value="43" calcext:value-type="float">
            <text:p>43</text:p>
          </table:table-cell>
          <table:table-cell table:formula="of:=FIND(MID([.$A$28];LEN([.$A$4])+10;1);[.$D$33];1)" office:value-type="float" office:value="12" calcext:value-type="float">
            <text:p>12</text:p>
          </table:table-cell>
          <table:table-cell table:formula="of:=IF(MOD(([.B45]+[.C45])-([.$F$4]+1);[.$D$4])=0;[.$D$4];MOD(([.B45]+[.C45])-([.$F$4]+1);[.$D$4]))" office:value-type="float" office:value="43" calcext:value-type="float">
            <text:p>43</text:p>
          </table:table-cell>
          <table:table-cell table:formula="of:=IF([.D45]=0;MID([.$D$33];[.$D$4];1);IF([.D45]=[.$D$4];MID([.$D$33];[.$D$4];1);MID([.$D$33];[.D45];1)))" office:value-type="string" office:string-value="7" calcext:value-type="string">
            <text:p>7</text:p>
          </table:table-cell>
          <table:table-cell table:number-columns-repeated="1019"/>
        </table:table-row>
        <table:table-row table:style-name="ro1">
          <table:table-cell table:formula="of:=MID([.$A$35];11;1)" office:value-type="string" office:string-value="1" calcext:value-type="string">
            <text:p>1</text:p>
          </table:table-cell>
          <table:table-cell table:formula="of:=FIND([.A46];[.$D$33];1)" office:value-type="float" office:value="34" calcext:value-type="float">
            <text:p>34</text:p>
          </table:table-cell>
          <table:table-cell table:formula="of:=FIND(MID([.$A$28];LEN([.$A$4])+11;1);[.$D$33];1)" office:value-type="float" office:value="22" calcext:value-type="float">
            <text:p>22</text:p>
          </table:table-cell>
          <table:table-cell table:formula="of:=IF(MOD(([.B46]+[.C46])-([.$F$4]+1);[.$D$4])=0;[.$D$4];MOD(([.B46]+[.C46])-([.$F$4]+1);[.$D$4]))" office:value-type="float" office:value="44" calcext:value-type="float">
            <text:p>44</text:p>
          </table:table-cell>
          <table:table-cell table:formula="of:=IF([.D46]=0;MID([.$D$33];[.$D$4];1);IF([.D46]=[.$D$4];MID([.$D$33];[.$D$4];1);MID([.$D$33];[.D46];1)))" office:value-type="string" office:string-value="8" calcext:value-type="string">
            <text:p>8</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21" calcext:value-type="float">
            <text:p>21</text:p>
          </table:table-cell>
          <table:table-cell table:formula="of:=FIND(MID([.$A$28];LEN([.$A$4])+12;1);[.$D$33];1)" office:value-type="float" office:value="20" calcext:value-type="float">
            <text:p>20</text:p>
          </table:table-cell>
          <table:table-cell table:formula="of:=IF(MOD(([.B47]+[.C47])-([.$F$4]+1);[.$D$4])=0;[.$D$4];MOD(([.B47]+[.C47])-([.$F$4]+1);[.$D$4]))" office:value-type="float" office:value="29" calcext:value-type="float">
            <text:p>29</text:p>
          </table:table-cell>
          <table:table-cell table:formula="of:=IF([.D47]=0;MID([.$D$33];[.$D$4];1);IF([.D47]=[.$D$4];MID([.$D$33];[.$D$4];1);MID([.$D$33];[.D47];1)))" office:value-type="string" office:string-value="E" calcext:value-type="string">
            <text:p>E</text:p>
          </table:table-cell>
          <table:table-cell table:number-columns-repeated="1019"/>
        </table:table-row>
        <table:table-row table:style-name="ro1">
          <table:table-cell table:formula="of:=MID([.$A$35];13;1)" office:value-type="string" office:string-value="Q" calcext:value-type="string">
            <text:p>Q</text:p>
          </table:table-cell>
          <table:table-cell table:formula="of:=FIND([.A48];[.$D$33];1)" office:value-type="float" office:value="38" calcext:value-type="float">
            <text:p>38</text:p>
          </table:table-cell>
          <table:table-cell table:formula="of:=FIND(MID([.$A$28];LEN([.$A$4])+13;1);[.$D$33];1)" office:value-type="float" office:value="89" calcext:value-type="float">
            <text:p>89</text:p>
          </table:table-cell>
          <table:table-cell table:formula="of:=IF(MOD(([.B48]+[.C48])-([.$F$4]+1);[.$D$4])=0;[.$D$4];MOD(([.B48]+[.C48])-([.$F$4]+1);[.$D$4]))" office:value-type="float" office:value="21" calcext:value-type="float">
            <text:p>21</text:p>
          </table:table-cell>
          <table:table-cell table:formula="of:=IF([.D48]=0;MID([.$D$33];[.$D$4];1);IF([.D48]=[.$D$4];MID([.$D$33];[.$D$4];1);MID([.$D$33];[.D48];1)))" office:value-type="string" office:string-value="~" calcext:value-type="string">
            <text:p>~</text:p>
          </table:table-cell>
          <table:table-cell table:number-columns-repeated="1019"/>
        </table:table-row>
        <table:table-row table:style-name="ro1">
          <table:table-cell table:formula="of:=MID([.$A$35];14;1)" office:value-type="string" office:string-value="L" calcext:value-type="string">
            <text:p>L</text:p>
          </table:table-cell>
          <table:table-cell table:formula="of:=FIND([.A49];[.$D$33];1)" office:value-type="float" office:value="72" calcext:value-type="float">
            <text:p>72</text:p>
          </table:table-cell>
          <table:table-cell table:formula="of:=FIND(MID([.$A$28];LEN([.$A$4])+14;1);[.$D$33];1)" office:value-type="float" office:value="61" calcext:value-type="float">
            <text:p>61</text:p>
          </table:table-cell>
          <table:table-cell table:formula="of:=IF(MOD(([.B49]+[.C49])-([.$F$4]+1);[.$D$4])=0;[.$D$4];MOD(([.B49]+[.C49])-([.$F$4]+1);[.$D$4]))" office:value-type="float" office:value="27" calcext:value-type="float">
            <text:p>27</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J" calcext:value-type="string">
            <text:p>J</text:p>
          </table:table-cell>
          <table:table-cell table:formula="of:=FIND([.A50];[.$D$33];1)" office:value-type="float" office:value="57" calcext:value-type="float">
            <text:p>57</text:p>
          </table:table-cell>
          <table:table-cell table:formula="of:=FIND(MID([.$A$28];LEN([.$A$4])+15;1);[.$D$33];1)" office:value-type="float" office:value="46" calcext:value-type="float">
            <text:p>46</text:p>
          </table:table-cell>
          <table:table-cell table:formula="of:=IF(MOD(([.B50]+[.C50])-([.$F$4]+1);[.$D$4])=0;[.$D$4];MOD(([.B50]+[.C50])-([.$F$4]+1);[.$D$4]))" office:value-type="float" office:value="91" calcext:value-type="float">
            <text:p>91</text:p>
          </table:table-cell>
          <table:table-cell table:formula="of:=IF([.D50]=0;MID([.$D$33];[.$D$4];1);IF([.D50]=[.$D$4];MID([.$D$33];[.$D$4];1);MID([.$D$33];[.D50];1)))" office:value-type="string" office:string-value="T" calcext:value-type="string">
            <text:p>T</text:p>
          </table:table-cell>
          <table:table-cell table:number-columns-repeated="1019"/>
        </table:table-row>
        <table:table-row table:style-name="ro1">
          <table:table-cell table:formula="of:=MID([.$A$35];16;1)" office:value-type="string" office:string-value="S" calcext:value-type="string">
            <text:p>S</text:p>
          </table:table-cell>
          <table:table-cell table:formula="of:=FIND([.A51];[.$D$33];1)" office:value-type="float" office:value="90" calcext:value-type="float">
            <text:p>90</text:p>
          </table:table-cell>
          <table:table-cell table:formula="of:=FIND(MID([.$A$28];LEN([.$A$4])+16;1);[.$D$33];1)" office:value-type="float" office:value="81" calcext:value-type="float">
            <text:p>81</text:p>
          </table:table-cell>
          <table:table-cell table:formula="of:=IF(MOD(([.B51]+[.C51])-([.$F$4]+1);[.$D$4])=0;[.$D$4];MOD(([.B51]+[.C51])-([.$F$4]+1);[.$D$4]))" office:value-type="float" office:value="65" calcext:value-type="float">
            <text:p>65</text:p>
          </table:table-cell>
          <table:table-cell table:formula="of:=IF([.D51]=0;MID([.$D$33];[.$D$4];1);IF([.D51]=[.$D$4];MID([.$D$33];[.$D$4];1);MID([.$D$33];[.D51];1)))" office:value-type="string" office:string-value="C" calcext:value-type="string">
            <text:p>C</text:p>
          </table:table-cell>
          <table:table-cell table:number-columns-repeated="1019"/>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number-columns-repeated="3"/>
          <table:table-cell table:style-name="Default"/>
          <table:table-cell table:number-columns-repeated="1019"/>
        </table:table-row>
        <table:table-row table:style-name="ro1">
          <table:table-cell table:style-name="ce26" table:formula="of:=MID([.A28];LEN([.A4])+1;LEN([.A28])-LEN([.A4]))"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style-name="ce27" table:formula="of:=COM.MICROSOFT.CONCAT( &quot;  OTP SIZE=  &quot;;LEN([.A5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P&quot;b=R_`dFafikq3m&gt;vx~#')*+,$E^g/012\NQMs4678hW%Vyt!r9:&lt;&amp;JDe." calcext:value-type="string">
            <text:p>-P"b=R_`dFafikq3m&gt;vx~#')*+,$E^g/012\NQMs4678hW%Vyt!r9:&lt;&amp;JDe.</text:p>
          </table:table-cell>
          <table:table-cell table:style-name="ce28" table:formula="of:=IF([.$G$3]=0;RIGHT([.$D$33];LEN([.$D$33])-[.$G$4]);LEFT([.$D$33];LEN([.$D$33])-[.$G$4]))" office:value-type="string" office:string-value="B]?@CUpGno L5AHIOj{X}[zc|uYwKSTZ(l" calcext:value-type="string">
            <text:p>B]?@CUpGno L5AHIOj{X}[zc|uYwKSTZ(l</text:p>
          </table:table-cell>
          <table:table-cell table:style-name="ce28" table:formula="of:=IF([.$G$3]=0;COM.MICROSOFT.CONCAT([.C55];[.B55]);COM.MICROSOFT.CONCAT([.C56];[.B56]))" office:value-type="string" office:string-value="B]?@CUpGno L5AHIOj{X}[zc|uYwKSTZ(l-P&quot;b=R_`dFafikq3m&gt;vx~#')*+,$E^g/012\NQMs4678hW%Vyt!r9:&lt;&amp;JDe." calcext:value-type="string">
            <text:p>B]?@CUpGno L5AHIOj{X}[zc|uYwKSTZ(l-P"b=R_`dFafikq3m&gt;vx~#')*+,$E^g/012\NQMs4678hW%Vyt!r9:&lt;&amp;JDe.</text:p>
          </table:table-cell>
          <table:table-cell table:style-name="Default"/>
          <table:table-cell table:number-columns-repeated="1019"/>
        </table:table-row>
        <table:table-row table:style-name="ro1">
          <table:table-cell/>
          <table:table-cell table:style-name="ce28" table:formula="of:=LEFT([.$D$33];LEN([.$D$33])-[.$G$4])" office:value-type="string" office:string-value="-P&quot;b=R_`dFafikq3m&gt;vx~#')*+,$E^g/01" calcext:value-type="string">
            <text:p>-P"b=R_`dFafikq3m&gt;vx~#')*+,$E^g/01</text:p>
          </table:table-cell>
          <table:table-cell table:style-name="ce28" table:formula="of:=RIGHT([.$D$33];[.$G$4])" office:value-type="string" office:string-value="2\NQMs4678hW%Vyt!r9:&lt;&amp;JDe.B]?@CUpGno L5AHIOj{X}[zc|uYwKSTZ(l" calcext:value-type="string">
            <text:p>2\NQMs4678hW%Vyt!r9:&lt;&amp;JDe.B]?@CUpGno L5AHIOj{X}[zc|uYwKSTZ(l</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 calcext:value-type="string">
            <text:p>,</text:p>
          </table:table-cell>
          <table:table-cell/>
          <table:table-cell table:style-name="ce28" table:formula="of:=IF([.$G$3]=0;COM.MICROSOFT.CONCAT([.B57];REPLACE([.D55];([.$G$4]+1);1;&quot;&quot;));COM.MICROSOFT.CONCAT(REPLACE([.D55];([.$G$4]+1);1;&quot;&quot;);[.B57]))" office:value-type="string" office:string-value=",B]?@CUpGno L5AHIOj{X}[zc|uYwKSTZ(l-P&quot;b=R_`dFafikq3m&gt;vx~#')*+$E^g/012\NQMs4678hW%Vyt!r9:&lt;&amp;JDe." calcext:value-type="string">
            <text:p>,B]?@CUpGno L5AHIOj{X}[zc|uYwKSTZ(l-P"b=R_`dFafikq3m&gt;vx~#')*+$E^g/012\NQMs4678hW%Vyt!r9:&lt;&amp;JDe.</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c +'" calcext:value-type="string">
            <text:p>c +'</text:p>
          </table:table-cell>
          <table:table-cell table:style-name="ce28" table:formula="of:=IF([.$F$4]&lt;[.$E$4];REPLACE([.D57];[.$E$4]+1;1;&quot;&quot;);REPLACE([.D57];[.$F$4]+1;1;&quot;&quot;))" office:value-type="string" office:string-value=",B]?@CUpGno L5AHIOj{X}[z|uYwKSTZ(l-P&quot;b=R_`dFafikq3m&gt;vx~#')*+$E^g/012\NQMs4678hW%Vyt!r9:&lt;&amp;JDe." calcext:value-type="string">
            <text:p>,B]?@CUpGno L5AHIOj{X}[z|uYwKSTZ(l-P"b=R_`dFafikq3m&gt;vx~#')*+$E^g/012\NQMs4678hW%Vyt!r9:&lt;&amp;JDe.</text:p>
          </table:table-cell>
          <table:table-cell table:formula="of:=COM.MICROSOFT.CONCAT([.B58];[.K66])" office:value-type="string" office:string-value="c +',B]?@CUpGnoL5AHIOj{X}[z|uYwKSTZ(l-P&quot;b=R_`dFafikq3m&gt;vx~#)*$E^g/012\NQMs4678hW%Vyt!r9:&lt;&amp;JDe." calcext:value-type="string">
            <text:p>c +',B]?@CUpGnoL5AHIOj{X}[z|uYwKSTZ(l-P"b=R_`dFafikq3m&gt;vx~#)*$E^g/012\NQMs4678hW%Vyt!r9:&lt;&amp;JDe.</text:p>
          </table:table-cell>
          <table:table-cell table:style-name="Default"/>
          <table:table-cell table:number-columns-repeated="4"/>
          <table:table-cell table:style-name="ce28" table:formula="of:=MID([.$D$57];[.$E$4]+1;1)" office:value-type="string" office:string-value="c" calcext:value-type="string">
            <text:p>c</text:p>
          </table:table-cell>
          <table:table-cell table:style-name="ce28" table:formula="of:=REPLACE([.$D$57];[.$E$4]+1;1;&quot; &quot;)" office:value-type="string" office:string-value=",B]?@CUpGno L5AHIOj{X}[z |uYwKSTZ(l-P&quot;b=R_`dFafikq3m&gt;vx~#')*+$E^g/012\NQMs4678hW%Vyt!r9:&lt;&amp;JDe." calcext:value-type="string">
            <text:p>,B]?@CUpGno L5AHIOj{X}[z |uYwKSTZ(l-P"b=R_`dFafikq3m&gt;vx~#')*+$E^g/012\NQMs4678hW%Vyt!r9:&lt;&amp;JDe.</text:p>
          </table:table-cell>
          <table:table-cell table:number-columns-repeated="2"/>
          <table:table-cell table:formula="of:=LEN([.K58])" office:value-type="float" office:value="94" calcext:value-type="float">
            <text:p>94</text:p>
          </table:table-cell>
          <table:table-cell table:number-columns-repeated="1010"/>
        </table:table-row>
        <table:table-row table:style-name="ro1">
          <table:table-cell/>
          <table:table-cell table:style-name="ce28" table:formula="of:=MID([.D57];[.$G$4]+1;1)" office:value-type="string" office:string-value="+" calcext:value-type="string">
            <text:p>+</text:p>
          </table:table-cell>
          <table:table-cell table:style-name="ce28" table:formula="of:=IF([.$F$4]&lt;[.$E$4];REPLACE([.C58];[.$F$4]+1;1;&quot;&quot;);REPLACE([.C58];[.$E$4]+1;1;&quot;&quot;))" office:value-type="string" office:string-value=",B]?@CUpGnoL5AHIOj{X}[z|uYwKSTZ(l-P&quot;b=R_`dFafikq3m&gt;vx~#')*+$E^g/012\NQMs4678hW%Vyt!r9:&lt;&amp;JDe." calcext:value-type="string">
            <text:p>,B]?@CUpGnoL5AHIOj{X}[z|uYwKSTZ(l-P"b=R_`dFafikq3m&gt;vx~#')*+$E^g/012\NQMs4678hW%Vyt!r9:&lt;&amp;JDe.</text:p>
          </table:table-cell>
          <table:table-cell/>
          <table:table-cell table:style-name="Default"/>
          <table:table-cell table:number-columns-repeated="4"/>
          <table:table-cell table:formula="of:=COM.MICROSOFT.CONCAT([.J58];MID([.K58];[.$F$4]+1;1))" office:value-type="string" office:string-value="c " calcext:value-type="string">
            <text:p>c </text:p>
          </table:table-cell>
          <table:table-cell table:style-name="ce28" table:formula="of:=REPLACE([.$K58];[.$F$4]+1;1;&quot; &quot;)" office:value-type="string" office:string-value=",B]?@CUpGno L5AHIOj{X}[z |uYwKSTZ(l-P&quot;b=R_`dFafikq3m&gt;vx~#')*+$E^g/012\NQMs4678hW%Vyt!r9:&lt;&amp;JDe." calcext:value-type="string">
            <text:p>,B]?@CUpGno L5AHIOj{X}[z |uYwKSTZ(l-P"b=R_`dFafikq3m&gt;vx~#')*+$E^g/012\NQMs4678hW%Vyt!r9:&lt;&amp;JDe.</text:p>
          </table:table-cell>
          <table:table-cell table:number-columns-repeated="2"/>
          <table:table-cell table:formula="of:=LEN([.K59])" office:value-type="float" office:value="94" calcext:value-type="float">
            <text:p>94</text:p>
          </table:table-cell>
          <table:table-cell table:number-columns-repeated="1010"/>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formula="of:=COM.MICROSOFT.CONCAT(&quot;'&quot;;[.A60];&quot;'&quot;;&quot; A23 char positions in D21&quot;)" office:value-type="string" office:string-value="'Y4&gt;1X96Xh78E~,TC' A23 char positions in D21" calcext:value-type="string">
            <text:p>'Y4&gt;1X96Xh78E~,TC' A23 char positions in D21</text:p>
          </table:table-cell>
          <table:table-cell table:formula="of:=COM.MICROSOFT.CONCAT(&quot;'&quot;;MID([.A53];LEN([.$A$4])+1;LEN([.A29]));&quot;'&quot;;&quot; A37 OTP char positions in D42&quot;)" office:value-type="string" office:string-value="'' A37 OTP char positions in D42" calcext:value-type="string">
            <text:p>'' A37 OTP char positions in D42</text:p>
          </table:table-cell>
          <table:table-cell/>
          <table:table-cell table:style-name="Default"/>
          <table:table-cell table:number-columns-repeated="4"/>
          <table:table-cell table:formula="of:=COM.MICROSOFT.CONCAT([.J59];MID([.$K59];[.$G$4]+1;1))" office:value-type="string" office:string-value="c +" calcext:value-type="string">
            <text:p>c +</text:p>
          </table:table-cell>
          <table:table-cell table:style-name="ce28" table:formula="of:=REPLACE([.$K59];[.$G$4]+1;1;&quot; &quot;)" office:value-type="string" office:string-value=",B]?@CUpGno L5AHIOj{X}[z |uYwKSTZ(l-P&quot;b=R_`dFafikq3m&gt;vx~#')* $E^g/012\NQMs4678hW%Vyt!r9:&lt;&amp;JDe." calcext:value-type="string">
            <text:p>,B]?@CUpGno L5AHIOj{X}[z |uYwKSTZ(l-P"b=R_`dFafikq3m&gt;vx~#')* $E^g/012\NQMs4678hW%Vyt!r9:&lt;&amp;JDe.</text:p>
          </table:table-cell>
          <table:table-cell table:number-columns-repeated="2"/>
          <table:table-cell table:formula="of:=LEN([.K60])" office:value-type="float" office:value="94" calcext:value-type="float">
            <text:p>94</text:p>
          </table:table-cell>
          <table:table-cell table:number-columns-repeated="1010"/>
        </table:table-row>
        <table:table-row table:style-name="ro1">
          <table:table-cell table:formula="of:=MID([.A60];1;1)" office:value-type="string" office:string-value="Y" calcext:value-type="string">
            <text:p>Y</text:p>
          </table:table-cell>
          <table:table-cell table:formula="of:=FIND([.A61];[.$D$58];1)" office:value-type="float" office:value="30" calcext:value-type="float">
            <text:p>30</text:p>
          </table:table-cell>
          <table:table-cell table:formula="of:=FIND(MID([.A53];LEN([.$A$4])+1;1);[.$D$58];1)" office:value-type="float" office:value="65" calcext:value-type="float">
            <text:p>65</text:p>
          </table:table-cell>
          <table:table-cell table:formula="of:=IF(MOD(([.B61]+[.C61])-([.$G$4]+1);[.$D$4])=0;[.$D$4];MOD(([.B61]+[.C61])-([.$G$4]+1);[.$D$4]))" office:value-type="float" office:value="34" calcext:value-type="float">
            <text:p>34</text:p>
          </table:table-cell>
          <table:table-cell table:formula="of:=IF([.D61]=0;MID([.$D$58];[.$D$4];1);IF([.D61]=[.$D$4];MID([.$D$58];[.$D$4];1);MID([.$D$58];[.D61];1)))" office:value-type="string" office:string-value="T" calcext:value-type="string">
            <text:p>T</text:p>
          </table:table-cell>
          <table:table-cell table:number-columns-repeated="4"/>
          <table:table-cell table:formula="of:=COM.MICROSOFT.CONCAT([.J60];MID([.$K60];[.$H$4]+1;1))" office:value-type="string" office:string-value="c +'" calcext:value-type="string">
            <text:p>c +'</text:p>
          </table:table-cell>
          <table:table-cell table:style-name="ce28" table:formula="of:=REPLACE([.$K60];[.$H$4]+1;1;&quot; &quot;)" office:value-type="string" office:string-value=",B]?@CUpGno L5AHIOj{X}[z |uYwKSTZ(l-P&quot;b=R_`dFafikq3m&gt;vx~# )* $E^g/012\NQMs4678hW%Vyt!r9:&lt;&amp;JDe." calcext:value-type="string">
            <text:p>,B]?@CUpGno L5AHIOj{X}[z |uYwKSTZ(l-P"b=R_`dFafikq3m&gt;vx~# )* $E^g/012\NQMs4678hW%Vyt!r9:&lt;&amp;JDe.</text:p>
          </table:table-cell>
          <table:table-cell table:number-columns-repeated="2"/>
          <table:table-cell table:formula="of:=LEN([.K61])" office:value-type="float" office:value="94" calcext:value-type="float">
            <text:p>94</text:p>
          </table:table-cell>
          <table:table-cell table:number-columns-repeated="1010"/>
        </table:table-row>
        <table:table-row table:style-name="ro1">
          <table:table-cell table:formula="of:=MID([.A60];2;1)" office:value-type="string" office:string-value="4" calcext:value-type="string">
            <text:p>4</text:p>
          </table:table-cell>
          <table:table-cell table:formula="of:=FIND([.A62];[.$D$58];1)" office:value-type="float" office:value="75" calcext:value-type="float">
            <text:p>75</text:p>
          </table:table-cell>
          <table:table-cell table:formula="of:=FIND(MID([.A53];LEN([.$A$4])+2;1);[.$D$58];1)" office:value-type="float" office:value="32" calcext:value-type="float">
            <text:p>32</text:p>
          </table:table-cell>
          <table:table-cell table:formula="of:=IF(MOD(([.B62]+[.C62])-([.$G$4]+1);[.$D$4])=0;[.$D$4];MOD(([.B62]+[.C62])-([.$G$4]+1);[.$D$4]))" office:value-type="float" office:value="46" calcext:value-type="float">
            <text:p>46</text:p>
          </table:table-cell>
          <table:table-cell table:formula="of:=IF([.D62]=0;MID([.$D$58];[.$D$4];1);IF([.D62]=[.$D$4];MID([.$D$58];[.$D$4];1);MID([.$D$58];[.D62];1)))" office:value-type="string" office:string-value="d" calcext:value-type="string">
            <text:p>d</text:p>
          </table:table-cell>
          <table:table-cell table:number-columns-repeated="1019"/>
        </table:table-row>
        <table:table-row table:style-name="ro1">
          <table:table-cell table:formula="of:=MID([.A60];3;1)" office:value-type="string" office:string-value="&gt;" calcext:value-type="string">
            <text:p>&gt;</text:p>
          </table:table-cell>
          <table:table-cell table:formula="of:=FIND([.A63];[.$D$58];1)" office:value-type="float" office:value="55" calcext:value-type="float">
            <text:p>55</text:p>
          </table:table-cell>
          <table:table-cell table:formula="of:=FIND(MID([.A53];LEN([.$A$4])+3;1);[.$D$58];1)" office:value-type="float" office:value="53" calcext:value-type="float">
            <text:p>53</text:p>
          </table:table-cell>
          <table:table-cell table:formula="of:=IF(MOD(([.B63]+[.C63])-([.$G$4]+1);[.$D$4])=0;[.$D$4];MOD(([.B63]+[.C63])-([.$G$4]+1);[.$D$4]))" office:value-type="float" office:value="47" calcext:value-type="float">
            <text:p>47</text:p>
          </table:table-cell>
          <table:table-cell table:formula="of:=IF([.D63]=0;MID([.$D$58];[.$D$4];1);IF([.D63]=[.$D$4];MID([.$D$58];[.$D$4];1);MID([.$D$58];[.D63];1)))" office:value-type="string" office:string-value="F" calcext:value-type="string">
            <text:p>F</text:p>
          </table:table-cell>
          <table:table-cell table:number-columns-repeated="5"/>
          <table:table-cell table:formula="of:=REPLACE([.K61];FIND(&quot; &quot;;[.K61];1);1;&quot;&quot;)" office:value-type="string" office:string-value=",B]?@CUpGnoL5AHIOj{X}[z |uYwKSTZ(l-P&quot;b=R_`dFafikq3m&gt;vx~# )* $E^g/012\NQMs4678hW%Vyt!r9:&lt;&amp;JDe." calcext:value-type="string">
            <text:p>,B]?@CUpGnoL5AHIOj{X}[z |uYwKSTZ(l-P"b=R_`dFafikq3m&gt;vx~# )* $E^g/012\NQMs4678hW%Vyt!r9:&lt;&amp;JDe.</text:p>
          </table:table-cell>
          <table:table-cell table:number-columns-repeated="2"/>
          <table:table-cell table:formula="of:=LEN([.K63])" office:value-type="float" office:value="93" calcext:value-type="float">
            <text:p>93</text:p>
          </table:table-cell>
          <table:table-cell table:number-columns-repeated="1010"/>
        </table:table-row>
        <table:table-row table:style-name="ro1">
          <table:table-cell table:formula="of:=MID([.A60];4;1)" office:value-type="string" office:string-value="1" calcext:value-type="string">
            <text:p>1</text:p>
          </table:table-cell>
          <table:table-cell table:formula="of:=FIND([.A64];[.$D$58];1)" office:value-type="float" office:value="68" calcext:value-type="float">
            <text:p>68</text:p>
          </table:table-cell>
          <table:table-cell table:formula="of:=FIND(MID([.A53];LEN([.$A$4])+4;1);[.$D$58];1)" office:value-type="float" office:value="85" calcext:value-type="float">
            <text:p>85</text:p>
          </table:table-cell>
          <table:table-cell table:formula="of:=IF(MOD(([.B64]+[.C64])-([.$G$4]+1);[.$D$4])=0;[.$D$4];MOD(([.B64]+[.C64])-([.$G$4]+1);[.$D$4]))" office:value-type="float" office:value="92" calcext:value-type="float">
            <text:p>92</text:p>
          </table:table-cell>
          <table:table-cell table:formula="of:=IF([.D64]=0;MID([.$D$58];[.$D$4];1);IF([.D64]=[.$D$4];MID([.$D$58];[.$D$4];1);MID([.$D$58];[.D64];1)))" office:value-type="string" office:string-value="D" calcext:value-type="string">
            <text:p>D</text:p>
          </table:table-cell>
          <table:table-cell table:number-columns-repeated="5"/>
          <table:table-cell table:formula="of:=REPLACE([.K63];FIND(&quot; &quot;;[.K63];1);1;&quot;&quot;)" office:value-type="string" office:string-value=",B]?@CUpGnoL5AHIOj{X}[z|uYwKSTZ(l-P&quot;b=R_`dFafikq3m&gt;vx~# )* $E^g/012\NQMs4678hW%Vyt!r9:&lt;&amp;JDe." calcext:value-type="string">
            <text:p>,B]?@CUpGnoL5AHIOj{X}[z|uYwKSTZ(l-P"b=R_`dFafikq3m&gt;vx~# )* $E^g/012\NQMs4678hW%Vyt!r9:&lt;&amp;JDe.</text:p>
          </table:table-cell>
          <table:table-cell table:number-columns-repeated="2"/>
          <table:table-cell table:formula="of:=LEN([.K64])" office:value-type="float" office:value="92" calcext:value-type="float">
            <text:p>92</text:p>
          </table:table-cell>
          <table:table-cell table:number-columns-repeated="1010"/>
        </table:table-row>
        <table:table-row table:style-name="ro1">
          <table:table-cell table:formula="of:=MID([.A60];5;1)" office:value-type="string" office:string-value="X" calcext:value-type="string">
            <text:p>X</text:p>
          </table:table-cell>
          <table:table-cell table:formula="of:=FIND([.A65];[.$D$58];1)" office:value-type="float" office:value="24" calcext:value-type="float">
            <text:p>24</text:p>
          </table:table-cell>
          <table:table-cell table:formula="of:=FIND(MID([.A53];LEN([.$A$4])+5;1);[.$D$58];1)" office:value-type="float" office:value="92" calcext:value-type="float">
            <text:p>92</text:p>
          </table:table-cell>
          <table:table-cell table:formula="of:=IF(MOD(([.B65]+[.C65])-([.$G$4]+1);[.$D$4])=0;[.$D$4];MOD(([.B65]+[.C65])-([.$G$4]+1);[.$D$4]))" office:value-type="float" office:value="55" calcext:value-type="float">
            <text:p>55</text:p>
          </table:table-cell>
          <table:table-cell table:formula="of:=IF([.D65]=0;MID([.$D$58];[.$D$4];1);IF([.D65]=[.$D$4];MID([.$D$58];[.$D$4];1);MID([.$D$58];[.D65];1)))" office:value-type="string" office:string-value="&gt;" calcext:value-type="string">
            <text:p>&gt;</text:p>
          </table:table-cell>
          <table:table-cell table:number-columns-repeated="5"/>
          <table:table-cell table:formula="of:=REPLACE([.K64];FIND(&quot; &quot;;[.K64];1);1;&quot;&quot;)" office:value-type="string" office:string-value=",B]?@CUpGnoL5AHIOj{X}[z|uYwKSTZ(l-P&quot;b=R_`dFafikq3m&gt;vx~#)* $E^g/012\NQMs4678hW%Vyt!r9:&lt;&amp;JDe." calcext:value-type="string">
            <text:p>,B]?@CUpGnoL5AHIOj{X}[z|uYwKSTZ(l-P"b=R_`dFafikq3m&gt;vx~#)* $E^g/012\NQMs4678hW%Vyt!r9:&lt;&amp;JDe.</text:p>
          </table:table-cell>
          <table:table-cell table:number-columns-repeated="2"/>
          <table:table-cell table:formula="of:=LEN([.K65])" office:value-type="float" office:value="91" calcext:value-type="float">
            <text:p>91</text:p>
          </table:table-cell>
          <table:table-cell table:number-columns-repeated="1010"/>
        </table:table-row>
        <table:table-row table:style-name="ro1">
          <table:table-cell table:formula="of:=MID([.A60];6;1)" office:value-type="string" office:string-value="9" calcext:value-type="string">
            <text:p>9</text:p>
          </table:table-cell>
          <table:table-cell table:formula="of:=FIND([.A66];[.$D$58];1)" office:value-type="float" office:value="87" calcext:value-type="float">
            <text:p>87</text:p>
          </table:table-cell>
          <table:table-cell table:formula="of:=FIND(MID([.A53];LEN([.$A$4])+6;1);[.$D$58];1)" office:value-type="float" office:value="49" calcext:value-type="float">
            <text:p>49</text:p>
          </table:table-cell>
          <table:table-cell table:formula="of:=IF(MOD(([.B66]+[.C66])-([.$G$4]+1);[.$D$4])=0;[.$D$4];MOD(([.B66]+[.C66])-([.$G$4]+1);[.$D$4]))" office:value-type="float" office:value="75" calcext:value-type="float">
            <text:p>75</text:p>
          </table:table-cell>
          <table:table-cell table:formula="of:=IF([.D66]=0;MID([.$D$58];[.$D$4];1);IF([.D66]=[.$D$4];MID([.$D$58];[.$D$4];1);MID([.$D$58];[.D66];1)))" office:value-type="string" office:string-value="4" calcext:value-type="string">
            <text:p>4</text:p>
          </table:table-cell>
          <table:table-cell table:number-columns-repeated="5"/>
          <table:table-cell table:formula="of:=REPLACE([.K65];FIND(&quot; &quot;;[.K65];1);1;&quot;&quot;)" office:value-type="string" office:string-value=",B]?@CUpGnoL5AHIOj{X}[z|uYwKSTZ(l-P&quot;b=R_`dFafikq3m&gt;vx~#)*$E^g/012\NQMs4678hW%Vyt!r9:&lt;&amp;JDe." calcext:value-type="string">
            <text:p>,B]?@CUpGnoL5AHIOj{X}[z|uYwKSTZ(l-P"b=R_`dFafikq3m&gt;vx~#)*$E^g/012\NQMs4678hW%Vyt!r9:&lt;&amp;JDe.</text:p>
          </table:table-cell>
          <table:table-cell table:number-columns-repeated="2"/>
          <table:table-cell table:formula="of:=LEN([.K66])" office:value-type="float" office:value="90" calcext:value-type="float">
            <text:p>90</text:p>
          </table:table-cell>
          <table:table-cell table:number-columns-repeated="1010"/>
        </table:table-row>
        <table:table-row table:style-name="ro1">
          <table:table-cell table:formula="of:=MID([.A60];7;1)" office:value-type="string" office:string-value="6" calcext:value-type="string">
            <text:p>6</text:p>
          </table:table-cell>
          <table:table-cell table:formula="of:=FIND([.A67];[.$D$58];1)" office:value-type="float" office:value="76" calcext:value-type="float">
            <text:p>76</text:p>
          </table:table-cell>
          <table:table-cell table:formula="of:=FIND(MID([.A53];LEN([.$A$4])+7;1);[.$D$58];1)" office:value-type="float" office:value="80" calcext:value-type="float">
            <text:p>80</text:p>
          </table:table-cell>
          <table:table-cell table:formula="of:=IF(MOD(([.B67]+[.C67])-([.$G$4]+1);[.$D$4])=0;[.$D$4];MOD(([.B67]+[.C67])-([.$G$4]+1);[.$D$4]))" office:value-type="float" office:value="1" calcext:value-type="float">
            <text:p>1</text:p>
          </table:table-cell>
          <table:table-cell table:formula="of:=IF([.D67]=0;MID([.$D$58];[.$D$4];1);IF([.D67]=[.$D$4];MID([.$D$58];[.$D$4];1);MID([.$D$58];[.D67];1)))" office:value-type="string" office:string-value="c" calcext:value-type="string">
            <text:p>c</text:p>
          </table:table-cell>
          <table:table-cell table:number-columns-repeated="1019"/>
        </table:table-row>
        <table:table-row table:style-name="ro1">
          <table:table-cell table:formula="of:=MID([.A60];8;1)" office:value-type="string" office:string-value="X" calcext:value-type="string">
            <text:p>X</text:p>
          </table:table-cell>
          <table:table-cell table:formula="of:=FIND([.A68];[.$D$58];1)" office:value-type="float" office:value="24" calcext:value-type="float">
            <text:p>24</text:p>
          </table:table-cell>
          <table:table-cell table:formula="of:=FIND(MID([.A53];LEN([.$A$4])+8;1);[.$D$58];1)" office:value-type="float" office:value="29" calcext:value-type="float">
            <text:p>29</text:p>
          </table:table-cell>
          <table:table-cell table:formula="of:=IF(MOD(([.B68]+[.C68])-([.$G$4]+1);[.$D$4])=0;[.$D$4];MOD(([.B68]+[.C68])-([.$G$4]+1);[.$D$4]))" office:value-type="float" office:value="86" calcext:value-type="float">
            <text:p>86</text:p>
          </table:table-cell>
          <table:table-cell table:formula="of:=IF([.D68]=0;MID([.$D$58];[.$D$4];1);IF([.D68]=[.$D$4];MID([.$D$58];[.$D$4];1);MID([.$D$58];[.D68];1)))" office:value-type="string" office:string-value="r" calcext:value-type="string">
            <text:p>r</text:p>
          </table:table-cell>
          <table:table-cell table:number-columns-repeated="1019"/>
        </table:table-row>
        <table:table-row table:style-name="ro1">
          <table:table-cell table:formula="of:=MID([.A60];9;1)" office:value-type="string" office:string-value="h" calcext:value-type="string">
            <text:p>h</text:p>
          </table:table-cell>
          <table:table-cell table:formula="of:=FIND([.A69];[.$D$58];1)" office:value-type="float" office:value="79" calcext:value-type="float">
            <text:p>79</text:p>
          </table:table-cell>
          <table:table-cell table:formula="of:=FIND(MID([.A53];LEN([.$A$4])+9;1);[.$D$58];1)" office:value-type="float" office:value="77" calcext:value-type="float">
            <text:p>77</text:p>
          </table:table-cell>
          <table:table-cell table:formula="of:=IF(MOD(([.B69]+[.C69])-([.$G$4]+1);[.$D$4])=0;[.$D$4];MOD(([.B69]+[.C69])-([.$G$4]+1);[.$D$4]))" office:value-type="float" office:value="1" calcext:value-type="float">
            <text:p>1</text:p>
          </table:table-cell>
          <table:table-cell table:formula="of:=IF([.D69]=0;MID([.$D$58];[.$D$4];1);IF([.D69]=[.$D$4];MID([.$D$58];[.$D$4];1);MID([.$D$58];[.D69];1)))" office:value-type="string" office:string-value="c" calcext:value-type="string">
            <text:p>c</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7" calcext:value-type="string">
            <text:p>7</text:p>
          </table:table-cell>
          <table:table-cell table:formula="of:=FIND([.A70];[.$D$58];1)" office:value-type="float" office:value="77" calcext:value-type="float">
            <text:p>77</text:p>
          </table:table-cell>
          <table:table-cell table:formula="of:=FIND(MID([.A53];LEN([.$A$4])+10;1);[.$D$58];1)" office:value-type="float" office:value="49" calcext:value-type="float">
            <text:p>49</text:p>
          </table:table-cell>
          <table:table-cell table:formula="of:=IF(MOD(([.B70]+[.C70])-([.$G$4]+1);[.$D$4])=0;[.$D$4];MOD(([.B70]+[.C70])-([.$G$4]+1);[.$D$4]))" office:value-type="float" office:value="65" calcext:value-type="float">
            <text:p>65</text:p>
          </table:table-cell>
          <table:table-cell table:formula="of:=IF([.D70]=0;MID([.$D$58];[.$D$4];1);IF([.D70]=[.$D$4];MID([.$D$58];[.$D$4];1);MID([.$D$58];[.D70];1)))" office:value-type="string" office:string-value="g" calcext:value-type="string">
            <text:p>g</text:p>
          </table:table-cell>
          <table:table-cell table:number-columns-repeated="1019"/>
        </table:table-row>
        <table:table-row table:style-name="ro1">
          <table:table-cell table:formula="of:=MID([.A60];11;1)" office:value-type="string" office:string-value="8" calcext:value-type="string">
            <text:p>8</text:p>
          </table:table-cell>
          <table:table-cell table:formula="of:=FIND([.A71];[.$D$58];1)" office:value-type="float" office:value="78" calcext:value-type="float">
            <text:p>78</text:p>
          </table:table-cell>
          <table:table-cell table:formula="of:=FIND(MID([.A53];LEN([.$A$4])+11;1);[.$D$58];1)" office:value-type="float" office:value="36" calcext:value-type="float">
            <text:p>36</text:p>
          </table:table-cell>
          <table:table-cell table:formula="of:=IF(MOD(([.B71]+[.C71])-([.$G$4]+1);[.$D$4])=0;[.$D$4];MOD(([.B71]+[.C71])-([.$G$4]+1);[.$D$4]))" office:value-type="float" office:value="53" calcext:value-type="float">
            <text:p>53</text:p>
          </table:table-cell>
          <table:table-cell table:formula="of:=IF([.D71]=0;MID([.$D$58];[.$D$4];1);IF([.D71]=[.$D$4];MID([.$D$58];[.$D$4];1);MID([.$D$58];[.D71];1)))" office:value-type="string" office:string-value="3" calcext:value-type="string">
            <text:p>3</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E" calcext:value-type="string">
            <text:p>E</text:p>
          </table:table-cell>
          <table:table-cell table:formula="of:=FIND([.A72];[.$D$58];1)" office:value-type="float" office:value="63" calcext:value-type="float">
            <text:p>63</text:p>
          </table:table-cell>
          <table:table-cell table:formula="of:=FIND(MID([.A53];LEN([.$A$4])+12;1);[.$D$58];1)" office:value-type="float" office:value="32" calcext:value-type="float">
            <text:p>32</text:p>
          </table:table-cell>
          <table:table-cell table:formula="of:=IF(MOD(([.B72]+[.C72])-([.$G$4]+1);[.$D$4])=0;[.$D$4];MOD(([.B72]+[.C72])-([.$G$4]+1);[.$D$4]))" office:value-type="float" office:value="34" calcext:value-type="float">
            <text:p>34</text:p>
          </table:table-cell>
          <table:table-cell table:formula="of:=IF([.D72]=0;MID([.$D$58];[.$D$4];1);IF([.D72]=[.$D$4];MID([.$D$58];[.$D$4];1);MID([.$D$58];[.D72];1)))" office:value-type="string" office:string-value="T" calcext:value-type="string">
            <text:p>T</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 calcext:value-type="string">
            <text:p>~</text:p>
          </table:table-cell>
          <table:table-cell table:formula="of:=FIND([.A73];[.$D$58];1)" office:value-type="float" office:value="58" calcext:value-type="float">
            <text:p>58</text:p>
          </table:table-cell>
          <table:table-cell table:formula="of:=FIND(MID([.A53];LEN([.$A$4])+13;1);[.$D$58];1)" office:value-type="float" office:value="59" calcext:value-type="float">
            <text:p>59</text:p>
          </table:table-cell>
          <table:table-cell table:formula="of:=IF(MOD(([.B73]+[.C73])-([.$G$4]+1);[.$D$4])=0;[.$D$4];MOD(([.B73]+[.C73])-([.$G$4]+1);[.$D$4]))" office:value-type="float" office:value="56" calcext:value-type="float">
            <text:p>56</text:p>
          </table:table-cell>
          <table:table-cell table:formula="of:=IF([.D73]=0;MID([.$D$58];[.$D$4];1);IF([.D73]=[.$D$4];MID([.$D$58];[.$D$4];1);MID([.$D$58];[.D73];1)))" office:value-type="string" office:string-value="v" calcext:value-type="string">
            <text:p>v</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5" calcext:value-type="float">
            <text:p>5</text:p>
          </table:table-cell>
          <table:table-cell table:formula="of:=FIND(MID([.A53];LEN([.$A$4])+14;1);[.$D$58];1)" office:value-type="float" office:value="29" calcext:value-type="float">
            <text:p>29</text:p>
          </table:table-cell>
          <table:table-cell table:formula="of:=IF(MOD(([.B74]+[.C74])-([.$G$4]+1);[.$D$4])=0;[.$D$4];MOD(([.B74]+[.C74])-([.$G$4]+1);[.$D$4]))" office:value-type="float" office:value="67" calcext:value-type="float">
            <text:p>67</text:p>
          </table:table-cell>
          <table:table-cell table:formula="of:=IF([.D74]=0;MID([.$D$58];[.$D$4];1);IF([.D74]=[.$D$4];MID([.$D$58];[.$D$4];1);MID([.$D$58];[.D74];1)))" office:value-type="string" office:string-value="0" calcext:value-type="string">
            <text:p>0</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T" calcext:value-type="string">
            <text:p>T</text:p>
          </table:table-cell>
          <table:table-cell table:formula="of:=FIND([.A75];[.$D$58];1)" office:value-type="float" office:value="34" calcext:value-type="float">
            <text:p>34</text:p>
          </table:table-cell>
          <table:table-cell table:formula="of:=FIND(MID([.A53];LEN([.$A$4])+15;1);[.$D$58];1)" office:value-type="float" office:value="45" calcext:value-type="float">
            <text:p>45</text:p>
          </table:table-cell>
          <table:table-cell table:formula="of:=IF(MOD(([.B75]+[.C75])-([.$G$4]+1);[.$D$4])=0;[.$D$4];MOD(([.B75]+[.C75])-([.$G$4]+1);[.$D$4]))" office:value-type="float" office:value="18" calcext:value-type="float">
            <text:p>18</text:p>
          </table:table-cell>
          <table:table-cell table:formula="of:=IF([.D75]=0;MID([.$D$58];[.$D$4];1);IF([.D75]=[.$D$4];MID([.$D$58];[.$D$4];1);MID([.$D$58];[.D75];1)))" office:value-type="string" office:string-value="A" calcext:value-type="string">
            <text:p>A</text:p>
          </table:table-cell>
          <table:table-cell table:number-columns-repeated="1019"/>
        </table:table-row>
        <table:table-row table:style-name="ro1">
          <table:table-cell table:formula="of:=MID([.A60];16;1)" office:value-type="string" office:string-value="C" calcext:value-type="string">
            <text:p>C</text:p>
          </table:table-cell>
          <table:table-cell table:formula="of:=FIND([.A76];[.$D$58];1)" office:value-type="float" office:value="10" calcext:value-type="float">
            <text:p>10</text:p>
          </table:table-cell>
          <table:table-cell table:formula="of:=FIND(MID([.A53];LEN([.$A$4])+16;1);[.$D$58];1)" office:value-type="float" office:value="43" calcext:value-type="float">
            <text:p>43</text:p>
          </table:table-cell>
          <table:table-cell table:formula="of:=IF(MOD(([.B76]+[.C76])-([.$G$4]+1);[.$D$4])=0;[.$D$4];MOD(([.B76]+[.C76])-([.$G$4]+1);[.$D$4]))" office:value-type="float" office:value="86" calcext:value-type="float">
            <text:p>86</text:p>
          </table:table-cell>
          <table:table-cell table:formula="of:=IF([.D76]=0;MID([.$D$58];[.$D$4];1);IF([.D76]=[.$D$4];MID([.$D$58];[.$D$4];1);MID([.$D$58];[.D76];1)))" office:value-type="string" office:string-value="r" calcext:value-type="string">
            <text:p>r</text:p>
          </table:table-cell>
          <table:table-cell table:number-columns-repeated="1019"/>
        </table:table-row>
        <table:table-row table:style-name="ro1">
          <table:table-cell table:style-name="ce28" table:formula="of:=COM.MICROSOFT.CONCAT([.$E$61];[.$E$62];[.$E$63];[.$E$64];[.$E$65];[.$E$66];[.$E$67];[.$E$68];[.$E$69];[.$E$70];[.$E$71];[.$E$72];[.$E$73];[.$E$74];[.$E$75];[.$E$76])" office:value-type="string" office:string-value="TdFD&gt;4crcg3Tv0Ar" calcext:value-type="string">
            <text:p>TdFD&gt;4crcg3Tv0Ar</text:p>
          </table:table-cell>
          <table:table-cell table:number-columns-repeated="3"/>
          <table:table-cell table:style-name="Default"/>
          <table:table-cell table:number-columns-repeated="1019"/>
        </table:table-row>
        <table:table-row table:style-name="ro1">
          <table:table-cell table:style-name="ce26" table:formula="of:=MID([.A53];LEN([.$A$4])+1;LEN([.A53])-LEN([.$A$4])+1)"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style-name="ce27" table:formula="of:=COM.MICROSOFT.CONCAT( &quot;  OTP SIZE=  &quot;;LEN([.A78]))"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P&quot;b=R_`dFafikq3m&gt;vx~#)*$E^g/012\NQMs4678hW%Vyt!r9:&lt;&amp;JDe." calcext:value-type="string">
            <text:p>-P"b=R_`dFafikq3m&gt;vx~#)*$E^g/012\NQMs4678hW%Vyt!r9:&lt;&amp;JDe.</text:p>
          </table:table-cell>
          <table:table-cell table:style-name="ce28" table:formula="of:=IF([.$H$3]=0;RIGHT([.$D$58];LEN([.$D$58])-[.$H$4]);LEFT([.$D$58];LEN([.$D$58])-[.$H$4]))" office:value-type="string" office:string-value="c +',B]?@CUpGnoL5AHIOj{X}[z|uYwKSTZ(l" calcext:value-type="string">
            <text:p>c +',B]?@CUpGnoL5AHIOj{X}[z|uYwKSTZ(l</text:p>
          </table:table-cell>
          <table:table-cell table:style-name="ce28" table:formula="of:=IF([.$H$3]=0;COM.MICROSOFT.CONCAT([.C80];[.B80]);COM.MICROSOFT.CONCAT([.C81];[.B81]))" office:value-type="string" office:string-value="-P&quot;b=R_`dFafikq3m&gt;vx~#)*$E^g/012\NQMs4678hW%Vyt!r9:&lt;&amp;JDe.c +',B]?@CUpGnoL5AHIOj{X}[z|uYwKSTZ(l" calcext:value-type="string">
            <text:p>-P"b=R_`dFafikq3m&gt;vx~#)*$E^g/012\NQMs4678hW%Vyt!r9:&lt;&amp;JDe.c +',B]?@CUpGnoL5AHIOj{X}[z|uYwKSTZ(l</text:p>
          </table:table-cell>
          <table:table-cell table:style-name="Default"/>
          <table:table-cell table:number-columns-repeated="1019"/>
        </table:table-row>
        <table:table-row table:style-name="ro1">
          <table:table-cell/>
          <table:table-cell table:style-name="ce28" table:formula="of:=LEFT([.$D$58];LEN([.$D$58])-[.$H$4])" office:value-type="string" office:string-value="c +',B]?@CUpGnoL5AHIOj{X}[z|uYwKSTZ(l" calcext:value-type="string">
            <text:p>c +',B]?@CUpGnoL5AHIOj{X}[z|uYwKSTZ(l</text:p>
          </table:table-cell>
          <table:table-cell table:style-name="ce28" table:formula="of:=RIGHT([.$D$58];[.$H$4])" office:value-type="string" office:string-value="-P&quot;b=R_`dFafikq3m&gt;vx~#)*$E^g/012\NQMs4678hW%Vyt!r9:&lt;&amp;JDe." calcext:value-type="string">
            <text:p>-P"b=R_`dFafikq3m&gt;vx~#)*$E^g/012\NQMs4678hW%Vyt!r9:&lt;&amp;JDe.</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c" calcext:value-type="string">
            <text:p>c</text:p>
          </table:table-cell>
          <table:table-cell/>
          <table:table-cell table:style-name="ce28" table:formula="of:=IF([.$H$3]=0;COM.MICROSOFT.CONCAT([.B82];REPLACE([.D80];([.$H$4]+1);1;&quot;&quot;));COM.MICROSOFT.CONCAT(REPLACE([.D80];([.$H$4]+1);1;&quot;&quot;);[.B82]))" office:value-type="string" office:string-value="-P&quot;b=R_`dFafikq3m&gt;vx~#)*$E^g/012\NQMs4678hW%Vyt!r9:&lt;&amp;JDe. +',B]?@CUpGnoL5AHIOj{X}[z|uYwKSTZ(lc" calcext:value-type="string">
            <text:p>-P"b=R_`dFafikq3m&gt;vx~#)*$E^g/012\NQMs4678hW%Vyt!r9:&lt;&amp;JDe. +',B]?@CUpGnoL5AHIOj{X}[z|uYwKSTZ(lc</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f, " calcext:value-type="string">
            <text:p>$f, </text:p>
          </table:table-cell>
          <table:table-cell table:style-name="ce28" table:formula="of:=IF([.$F$4]&lt;[.$E$4];REPLACE([.D82];[.$E$4]+1;1;&quot;&quot;);REPLACE([.D82];[.$F$4]+1;1;&quot;&quot;))" office:value-type="string" office:string-value="-P&quot;b=R_`dFafikq3m&gt;vx~#)*E^g/012\NQMs4678hW%Vyt!r9:&lt;&amp;JDe. +',B]?@CUpGnoL5AHIOj{X}[z|uYwKSTZ(lc" calcext:value-type="string">
            <text:p>-P"b=R_`dFafikq3m&gt;vx~#)*E^g/012\NQMs4678hW%Vyt!r9:&lt;&amp;JDe. +',B]?@CUpGnoL5AHIOj{X}[z|uYwKSTZ(lc</text:p>
          </table:table-cell>
          <table:table-cell table:formula="of:=COM.MICROSOFT.CONCAT([.B83];[.K91])" office:value-type="string" office:string-value="$f, -P&quot;b=R_`dFaikq3m&gt;vx~#)*E^g/012\NQMs4678hW%Vyt!r9:&lt;&amp;JDe.+'B]?@CUpGnoL5AHIOj{X}[z|uYwKSTZ(lc" calcext:value-type="string">
            <text:p>$f, -P"b=R_`dFaikq3m&gt;vx~#)*E^g/012\NQMs4678hW%Vyt!r9:&lt;&amp;JDe.+'B]?@CUpGnoL5AHIOj{X}[z|uYwKSTZ(lc</text:p>
          </table:table-cell>
          <table:table-cell table:style-name="Default"/>
          <table:table-cell table:number-columns-repeated="4"/>
          <table:table-cell table:style-name="ce28" table:formula="of:=MID([.$D$82];[.$E$4]+1;1)" office:value-type="string" office:string-value="$" calcext:value-type="string">
            <text:p>$</text:p>
          </table:table-cell>
          <table:table-cell table:style-name="ce28" table:formula="of:=REPLACE([.$D$82];[.$E$4]+1;1;&quot; &quot;)" office:value-type="string" office:string-value="-P&quot;b=R_`dFafikq3m&gt;vx~#)* E^g/012\NQMs4678hW%Vyt!r9:&lt;&amp;JDe. +',B]?@CUpGnoL5AHIOj{X}[z|uYwKSTZ(lc" calcext:value-type="string">
            <text:p>-P"b=R_`dFafikq3m&gt;vx~#)* E^g/012\NQMs4678hW%Vyt!r9:&lt;&amp;JDe. +',B]?@CUpGnoL5AHIOj{X}[z|uYwKSTZ(lc</text:p>
          </table:table-cell>
          <table:table-cell table:number-columns-repeated="2"/>
          <table:table-cell table:formula="of:=LEN([.K83])" office:value-type="float" office:value="94" calcext:value-type="float">
            <text:p>94</text:p>
          </table:table-cell>
          <table:table-cell table:number-columns-repeated="1010"/>
        </table:table-row>
        <table:table-row table:style-name="ro1">
          <table:table-cell/>
          <table:table-cell table:style-name="ce28" table:formula="of:=MID([.D82];[.$G$4]+1;1)" office:value-type="string" office:string-value="," calcext:value-type="string">
            <text:p>,</text:p>
          </table:table-cell>
          <table:table-cell table:style-name="ce28" table:formula="of:=IF([.$F$4]&lt;[.$E$4];REPLACE([.C83];[.$F$4]+1;1;&quot;&quot;);REPLACE([.C83];[.$E$4]+1;1;&quot;&quot;))" office:value-type="string" office:string-value="-P&quot;b=R_`dFaikq3m&gt;vx~#)*E^g/012\NQMs4678hW%Vyt!r9:&lt;&amp;JDe. +',B]?@CUpGnoL5AHIOj{X}[z|uYwKSTZ(lc" calcext:value-type="string">
            <text:p>-P"b=R_`dFaikq3m&gt;vx~#)*E^g/012\NQMs4678hW%Vyt!r9:&lt;&amp;JDe. +',B]?@CUpGnoL5AHIOj{X}[z|uYwKSTZ(lc</text:p>
          </table:table-cell>
          <table:table-cell/>
          <table:table-cell table:style-name="Default"/>
          <table:table-cell table:number-columns-repeated="4"/>
          <table:table-cell table:formula="of:=COM.MICROSOFT.CONCAT([.J83];MID([.K83];[.$F$4]+1;1))" office:value-type="string" office:string-value="$f" calcext:value-type="string">
            <text:p>$f</text:p>
          </table:table-cell>
          <table:table-cell table:style-name="ce28" table:formula="of:=REPLACE([.$K83];[.$F$4]+1;1;&quot; &quot;)" office:value-type="string" office:string-value="-P&quot;b=R_`dFa ikq3m&gt;vx~#)* E^g/012\NQMs4678hW%Vyt!r9:&lt;&amp;JDe. +',B]?@CUpGnoL5AHIOj{X}[z|uYwKSTZ(lc" calcext:value-type="string">
            <text:p>-P"b=R_`dFa ikq3m&gt;vx~#)* E^g/012\NQMs4678hW%Vyt!r9:&lt;&amp;JDe. +',B]?@CUpGnoL5AHIOj{X}[z|uYwKSTZ(lc</text:p>
          </table:table-cell>
          <table:table-cell table:number-columns-repeated="2"/>
          <table:table-cell table:formula="of:=LEN([.K84])" office:value-type="float" office:value="94" calcext:value-type="float">
            <text:p>94</text:p>
          </table:table-cell>
          <table:table-cell table:number-columns-repeated="1010"/>
        </table:table-row>
        <table:table-row table:style-name="ro1">
          <table:table-cell table:style-name="ce28" table:formula="of:=COM.MICROSOFT.CONCAT([.$E$61];[.$E$62];[.$E$63];[.$E$64];[.$E$65];[.$E$66];[.$E$67];[.$E$68];[.$E$69];[.$E$70];[.$E$71];[.$E$72];[.$E$73];[.$E$74];[.$E$75];[.$E$76])" office:value-type="string" office:string-value="TdFD&gt;4crcg3Tv0Ar" calcext:value-type="string">
            <text:p>TdFD&gt;4crcg3Tv0Ar</text:p>
          </table:table-cell>
          <table:table-cell table:formula="of:=COM.MICROSOFT.CONCAT(&quot;'&quot;;[.A85];&quot;'&quot;;&quot; A23 char positions in D21&quot;)" office:value-type="string" office:string-value="'TdFD&gt;4crcg3Tv0Ar' A23 char positions in D21" calcext:value-type="string">
            <text:p>'TdFD&gt;4crcg3Tv0Ar' A23 char positions in D21</text:p>
          </table:table-cell>
          <table:table-cell table:formula="of:=COM.MICROSOFT.CONCAT(&quot;'&quot;;MID([.A78];LEN([.$A$4])+1;LEN([.A54]));&quot;'&quot;;&quot; A54 OTP char positions in D59&quot;)" office:value-type="string" office:string-value="'' A54 OTP char positions in D59" calcext:value-type="string">
            <text:p>'' A54 OTP char positions in D59</text:p>
          </table:table-cell>
          <table:table-cell/>
          <table:table-cell table:style-name="Default"/>
          <table:table-cell table:number-columns-repeated="4"/>
          <table:table-cell table:formula="of:=COM.MICROSOFT.CONCAT([.J84];MID([.$K84];[.$G$4]+1;1))" office:value-type="string" office:string-value="$f," calcext:value-type="string">
            <text:p>$f,</text:p>
          </table:table-cell>
          <table:table-cell table:style-name="ce28" table:formula="of:=REPLACE([.$K84];[.$G$4]+1;1;&quot; &quot;)" office:value-type="string" office:string-value="-P&quot;b=R_`dFa ikq3m&gt;vx~#)* E^g/012\NQMs4678hW%Vyt!r9:&lt;&amp;JDe. +' B]?@CUpGnoL5AHIOj{X}[z|uYwKSTZ(lc" calcext:value-type="string">
            <text:p>-P"b=R_`dFa ikq3m&gt;vx~#)* E^g/012\NQMs4678hW%Vyt!r9:&lt;&amp;JDe. +' B]?@CUpGnoL5AHIOj{X}[z|uYwKSTZ(lc</text:p>
          </table:table-cell>
          <table:table-cell table:number-columns-repeated="2"/>
          <table:table-cell table:formula="of:=LEN([.K85])" office:value-type="float" office:value="94" calcext:value-type="float">
            <text:p>94</text:p>
          </table:table-cell>
          <table:table-cell table:number-columns-repeated="1010"/>
        </table:table-row>
        <table:table-row table:style-name="ro1">
          <table:table-cell table:formula="of:=MID([.A85];1;1)" office:value-type="string" office:string-value="T" calcext:value-type="string">
            <text:p>T</text:p>
          </table:table-cell>
          <table:table-cell table:formula="of:=FIND([.A86];[.$D$83];1)" office:value-type="float" office:value="90" calcext:value-type="float">
            <text:p>90</text:p>
          </table:table-cell>
          <table:table-cell table:formula="of:=FIND(MID([.A78];LEN([.$A$4])+1;1);[.$D$83];1)" office:value-type="float" office:value="32" calcext:value-type="float">
            <text:p>32</text:p>
          </table:table-cell>
          <table:table-cell table:formula="of:=IF(MOD(([.B86]+[.C86])-([.$H$4]+1);[.$D$4])=0;[.$D$4];MOD(([.B86]+[.C86])-([.$H$4]+1);[.$D$4]))" office:value-type="float" office:value="64" calcext:value-type="float">
            <text:p>64</text:p>
          </table:table-cell>
          <table:table-cell table:formula="of:=IF([.D86]=0;MID([.$D$83];[.$D$4];1);IF([.D86]=[.$D$4];MID([.$D$83];[.$D$4];1);MID([.$D$83];[.D86];1)))" office:value-type="string" office:string-value="?" calcext:value-type="string">
            <text:p>?</text:p>
          </table:table-cell>
          <table:table-cell table:number-columns-repeated="4"/>
          <table:table-cell table:formula="of:=COM.MICROSOFT.CONCAT([.J85];MID([.$K85];[.$H$4]+1;1))" office:value-type="string" office:string-value="$f, " calcext:value-type="string">
            <text:p>$f, </text:p>
          </table:table-cell>
          <table:table-cell table:style-name="ce28" table:formula="of:=REPLACE([.$K85];[.$H$4]+1;1;&quot; &quot;)" office:value-type="string" office:string-value="-P&quot;b=R_`dFa ikq3m&gt;vx~#)* E^g/012\NQMs4678hW%Vyt!r9:&lt;&amp;JDe. +' B]?@CUpGnoL5AHIOj{X}[z|uYwKSTZ(lc" calcext:value-type="string">
            <text:p>-P"b=R_`dFa ikq3m&gt;vx~#)* E^g/012\NQMs4678hW%Vyt!r9:&lt;&amp;JDe. +' B]?@CUpGnoL5AHIOj{X}[z|uYwKSTZ(lc</text:p>
          </table:table-cell>
          <table:table-cell table:number-columns-repeated="2"/>
          <table:table-cell table:formula="of:=LEN([.K86])" office:value-type="float" office:value="94" calcext:value-type="float">
            <text:p>94</text:p>
          </table:table-cell>
          <table:table-cell table:number-columns-repeated="1010"/>
        </table:table-row>
        <table:table-row table:style-name="ro1">
          <table:table-cell table:formula="of:=MID([.A85];2;1)" office:value-type="string" office:string-value="d" calcext:value-type="string">
            <text:p>d</text:p>
          </table:table-cell>
          <table:table-cell table:formula="of:=FIND([.A87];[.$D$83];1)" office:value-type="float" office:value="13" calcext:value-type="float">
            <text:p>13</text:p>
          </table:table-cell>
          <table:table-cell table:formula="of:=FIND(MID([.A78];LEN([.$A$4])+2;1);[.$D$83];1)" office:value-type="float" office:value="82" calcext:value-type="float">
            <text:p>82</text:p>
          </table:table-cell>
          <table:table-cell table:formula="of:=IF(MOD(([.B87]+[.C87])-([.$H$4]+1);[.$D$4])=0;[.$D$4];MOD(([.B87]+[.C87])-([.$H$4]+1);[.$D$4]))" office:value-type="float" office:value="37" calcext:value-type="float">
            <text:p>37</text:p>
          </table:table-cell>
          <table:table-cell table:formula="of:=IF([.D87]=0;MID([.$D$83];[.$D$4];1);IF([.D87]=[.$D$4];MID([.$D$83];[.$D$4];1);MID([.$D$83];[.D87];1)))" office:value-type="string" office:string-value="Q" calcext:value-type="string">
            <text:p>Q</text:p>
          </table:table-cell>
          <table:table-cell table:number-columns-repeated="1019"/>
        </table:table-row>
        <table:table-row table:style-name="ro1">
          <table:table-cell table:formula="of:=MID([.A85];3;1)" office:value-type="string" office:string-value="F" calcext:value-type="string">
            <text:p>F</text:p>
          </table:table-cell>
          <table:table-cell table:formula="of:=FIND([.A88];[.$D$83];1)" office:value-type="float" office:value="14" calcext:value-type="float">
            <text:p>14</text:p>
          </table:table-cell>
          <table:table-cell table:formula="of:=FIND(MID([.A78];LEN([.$A$4])+3;1);[.$D$83];1)" office:value-type="float" office:value="43" calcext:value-type="float">
            <text:p>43</text:p>
          </table:table-cell>
          <table:table-cell table:formula="of:=IF(MOD(([.B88]+[.C88])-([.$H$4]+1);[.$D$4])=0;[.$D$4];MOD(([.B88]+[.C88])-([.$H$4]+1);[.$D$4]))" office:value-type="float" office:value="93" calcext:value-type="float">
            <text:p>93</text:p>
          </table:table-cell>
          <table:table-cell table:formula="of:=IF([.D88]=0;MID([.$D$83];[.$D$4];1);IF([.D88]=[.$D$4];MID([.$D$83];[.$D$4];1);MID([.$D$83];[.D88];1)))" office:value-type="string" office:string-value="l" calcext:value-type="string">
            <text:p>l</text:p>
          </table:table-cell>
          <table:table-cell table:number-columns-repeated="5"/>
          <table:table-cell table:formula="of:=REPLACE([.K86];FIND(&quot; &quot;;[.K86];1);1;&quot;&quot;)" office:value-type="string" office:string-value="-P&quot;b=R_`dFaikq3m&gt;vx~#)* E^g/012\NQMs4678hW%Vyt!r9:&lt;&amp;JDe. +' B]?@CUpGnoL5AHIOj{X}[z|uYwKSTZ(lc" calcext:value-type="string">
            <text:p>-P"b=R_`dFaikq3m&gt;vx~#)* E^g/012\NQMs4678hW%Vyt!r9:&lt;&amp;JDe. +' B]?@CUpGnoL5AHIOj{X}[z|uYwKSTZ(lc</text:p>
          </table:table-cell>
          <table:table-cell table:number-columns-repeated="2"/>
          <table:table-cell table:formula="of:=LEN([.K88])" office:value-type="float" office:value="93" calcext:value-type="float">
            <text:p>93</text:p>
          </table:table-cell>
          <table:table-cell table:number-columns-repeated="1010"/>
        </table:table-row>
        <table:table-row table:style-name="ro1">
          <table:table-cell table:formula="of:=MID([.A85];4;1)" office:value-type="string" office:string-value="D" calcext:value-type="string">
            <text:p>D</text:p>
          </table:table-cell>
          <table:table-cell table:formula="of:=FIND([.A89];[.$D$83];1)" office:value-type="float" office:value="57" calcext:value-type="float">
            <text:p>57</text:p>
          </table:table-cell>
          <table:table-cell table:formula="of:=FIND(MID([.A78];LEN([.$A$4])+4;1);[.$D$83];1)" office:value-type="float" office:value="28" calcext:value-type="float">
            <text:p>28</text:p>
          </table:table-cell>
          <table:table-cell table:formula="of:=IF(MOD(([.B89]+[.C89])-([.$H$4]+1);[.$D$4])=0;[.$D$4];MOD(([.B89]+[.C89])-([.$H$4]+1);[.$D$4]))" office:value-type="float" office:value="27" calcext:value-type="float">
            <text:p>27</text:p>
          </table:table-cell>
          <table:table-cell table:formula="of:=IF([.D89]=0;MID([.$D$83];[.$D$4];1);IF([.D89]=[.$D$4];MID([.$D$83];[.$D$4];1);MID([.$D$83];[.D89];1)))" office:value-type="string" office:string-value="*" calcext:value-type="string">
            <text:p>*</text:p>
          </table:table-cell>
          <table:table-cell table:number-columns-repeated="5"/>
          <table:table-cell table:formula="of:=REPLACE([.K88];FIND(&quot; &quot;;[.K88];1);1;&quot;&quot;)" office:value-type="string" office:string-value="-P&quot;b=R_`dFaikq3m&gt;vx~#)*E^g/012\NQMs4678hW%Vyt!r9:&lt;&amp;JDe. +' B]?@CUpGnoL5AHIOj{X}[z|uYwKSTZ(lc" calcext:value-type="string">
            <text:p>-P"b=R_`dFaikq3m&gt;vx~#)*E^g/012\NQMs4678hW%Vyt!r9:&lt;&amp;JDe. +' B]?@CUpGnoL5AHIOj{X}[z|uYwKSTZ(lc</text:p>
          </table:table-cell>
          <table:table-cell table:number-columns-repeated="2"/>
          <table:table-cell table:formula="of:=LEN([.K89])" office:value-type="float" office:value="92" calcext:value-type="float">
            <text:p>92</text:p>
          </table:table-cell>
          <table:table-cell table:number-columns-repeated="1010"/>
        </table:table-row>
        <table:table-row table:style-name="ro1">
          <table:table-cell table:formula="of:=MID([.A85];5;1)" office:value-type="string" office:string-value="&gt;" calcext:value-type="string">
            <text:p>&gt;</text:p>
          </table:table-cell>
          <table:table-cell table:formula="of:=FIND([.A90];[.$D$83];1)" office:value-type="float" office:value="21" calcext:value-type="float">
            <text:p>21</text:p>
          </table:table-cell>
          <table:table-cell table:formula="of:=FIND(MID([.A78];LEN([.$A$4])+5;1);[.$D$83];1)" office:value-type="float" office:value="23" calcext:value-type="float">
            <text:p>23</text:p>
          </table:table-cell>
          <table:table-cell table:formula="of:=IF(MOD(([.B90]+[.C90])-([.$H$4]+1);[.$D$4])=0;[.$D$4];MOD(([.B90]+[.C90])-([.$H$4]+1);[.$D$4]))" office:value-type="float" office:value="80" calcext:value-type="float">
            <text:p>80</text:p>
          </table:table-cell>
          <table:table-cell table:formula="of:=IF([.D90]=0;MID([.$D$83];[.$D$4];1);IF([.D90]=[.$D$4];MID([.$D$83];[.$D$4];1);MID([.$D$83];[.D90];1)))" office:value-type="string" office:string-value="X" calcext:value-type="string">
            <text:p>X</text:p>
          </table:table-cell>
          <table:table-cell table:number-columns-repeated="5"/>
          <table:table-cell table:formula="of:=REPLACE([.K89];FIND(&quot; &quot;;[.K89];1);1;&quot;&quot;)" office:value-type="string" office:string-value="-P&quot;b=R_`dFaikq3m&gt;vx~#)*E^g/012\NQMs4678hW%Vyt!r9:&lt;&amp;JDe.+' B]?@CUpGnoL5AHIOj{X}[z|uYwKSTZ(lc" calcext:value-type="string">
            <text:p>-P"b=R_`dFaikq3m&gt;vx~#)*E^g/012\NQMs4678hW%Vyt!r9:&lt;&amp;JDe.+' B]?@CUpGnoL5AHIOj{X}[z|uYwKSTZ(lc</text:p>
          </table:table-cell>
          <table:table-cell table:number-columns-repeated="2"/>
          <table:table-cell table:formula="of:=LEN([.K90])" office:value-type="float" office:value="91" calcext:value-type="float">
            <text:p>91</text:p>
          </table:table-cell>
          <table:table-cell table:number-columns-repeated="1010"/>
        </table:table-row>
        <table:table-row table:style-name="ro1">
          <table:table-cell table:formula="of:=MID([.A85];6;1)" office:value-type="string" office:string-value="4" calcext:value-type="string">
            <text:p>4</text:p>
          </table:table-cell>
          <table:table-cell table:formula="of:=FIND([.A91];[.$D$83];1)" office:value-type="float" office:value="40" calcext:value-type="float">
            <text:p>40</text:p>
          </table:table-cell>
          <table:table-cell table:formula="of:=FIND(MID([.A78];LEN([.$A$4])+6;1);[.$D$83];1)" office:value-type="float" office:value="37" calcext:value-type="float">
            <text:p>37</text:p>
          </table:table-cell>
          <table:table-cell table:formula="of:=IF(MOD(([.B91]+[.C91])-([.$H$4]+1);[.$D$4])=0;[.$D$4];MOD(([.B91]+[.C91])-([.$H$4]+1);[.$D$4]))" office:value-type="float" office:value="19" calcext:value-type="float">
            <text:p>19</text:p>
          </table:table-cell>
          <table:table-cell table:formula="of:=IF([.D91]=0;MID([.$D$83];[.$D$4];1);IF([.D91]=[.$D$4];MID([.$D$83];[.$D$4];1);MID([.$D$83];[.D91];1)))" office:value-type="string" office:string-value="3" calcext:value-type="string">
            <text:p>3</text:p>
          </table:table-cell>
          <table:table-cell table:number-columns-repeated="5"/>
          <table:table-cell table:formula="of:=REPLACE([.K90];FIND(&quot; &quot;;[.K90];1);1;&quot;&quot;)" office:value-type="string" office:string-value="-P&quot;b=R_`dFaikq3m&gt;vx~#)*E^g/012\NQMs4678hW%Vyt!r9:&lt;&amp;JDe.+'B]?@CUpGnoL5AHIOj{X}[z|uYwKSTZ(lc" calcext:value-type="string">
            <text:p>-P"b=R_`dFaikq3m&gt;vx~#)*E^g/012\NQMs4678hW%Vyt!r9:&lt;&amp;JDe.+'B]?@CUpGnoL5AHIOj{X}[z|uYwKSTZ(lc</text:p>
          </table:table-cell>
          <table:table-cell table:number-columns-repeated="2"/>
          <table:table-cell table:formula="of:=LEN([.K91])" office:value-type="float" office:value="90" calcext:value-type="float">
            <text:p>90</text:p>
          </table:table-cell>
          <table:table-cell table:number-columns-repeated="1010"/>
        </table:table-row>
        <table:table-row table:style-name="ro1">
          <table:table-cell table:formula="of:=MID([.A85];7;1)" office:value-type="string" office:string-value="c" calcext:value-type="string">
            <text:p>c</text:p>
          </table:table-cell>
          <table:table-cell table:formula="of:=FIND([.A92];[.$D$83];1)" office:value-type="float" office:value="94" calcext:value-type="float">
            <text:p>94</text:p>
          </table:table-cell>
          <table:table-cell table:formula="of:=FIND(MID([.A78];LEN([.$A$4])+7;1);[.$D$83];1)" office:value-type="float" office:value="73" calcext:value-type="float">
            <text:p>73</text:p>
          </table:table-cell>
          <table:table-cell table:formula="of:=IF(MOD(([.B92]+[.C92])-([.$H$4]+1);[.$D$4])=0;[.$D$4];MOD(([.B92]+[.C92])-([.$H$4]+1);[.$D$4]))" office:value-type="float" office:value="15" calcext:value-type="float">
            <text:p>15</text:p>
          </table:table-cell>
          <table:table-cell table:formula="of:=IF([.D92]=0;MID([.$D$83];[.$D$4];1);IF([.D92]=[.$D$4];MID([.$D$83];[.$D$4];1);MID([.$D$83];[.D92];1)))" office:value-type="string" office:string-value="a" calcext:value-type="string">
            <text:p>a</text:p>
          </table:table-cell>
          <table:table-cell table:number-columns-repeated="1019"/>
        </table:table-row>
        <table:table-row table:style-name="ro1">
          <table:table-cell table:formula="of:=MID([.A85];8;1)" office:value-type="string" office:string-value="r" calcext:value-type="string">
            <text:p>r</text:p>
          </table:table-cell>
          <table:table-cell table:formula="of:=FIND([.A93];[.$D$83];1)" office:value-type="float" office:value="51" calcext:value-type="float">
            <text:p>51</text:p>
          </table:table-cell>
          <table:table-cell table:formula="of:=FIND(MID([.A78];LEN([.$A$4])+8;1);[.$D$83];1)" office:value-type="float" office:value="64" calcext:value-type="float">
            <text:p>64</text:p>
          </table:table-cell>
          <table:table-cell table:formula="of:=IF(MOD(([.B93]+[.C93])-([.$H$4]+1);[.$D$4])=0;[.$D$4];MOD(([.B93]+[.C93])-([.$H$4]+1);[.$D$4]))" office:value-type="float" office:value="57" calcext:value-type="float">
            <text:p>57</text:p>
          </table:table-cell>
          <table:table-cell table:formula="of:=IF([.D93]=0;MID([.$D$83];[.$D$4];1);IF([.D93]=[.$D$4];MID([.$D$83];[.$D$4];1);MID([.$D$83];[.D93];1)))" office:value-type="string" office:string-value="D" calcext:value-type="string">
            <text:p>D</text:p>
          </table:table-cell>
          <table:table-cell table:number-columns-repeated="1019"/>
        </table:table-row>
        <table:table-row table:style-name="ro1">
          <table:table-cell table:formula="of:=MID([.A85];9;1)" office:value-type="string" office:string-value="c" calcext:value-type="string">
            <text:p>c</text:p>
          </table:table-cell>
          <table:table-cell table:formula="of:=FIND([.A94];[.$D$83];1)" office:value-type="float" office:value="94" calcext:value-type="float">
            <text:p>94</text:p>
          </table:table-cell>
          <table:table-cell table:formula="of:=FIND(MID([.A78];LEN([.$A$4])+9;1);[.$D$83];1)" office:value-type="float" office:value="19" calcext:value-type="float">
            <text:p>19</text:p>
          </table:table-cell>
          <table:table-cell table:formula="of:=IF(MOD(([.B94]+[.C94])-([.$H$4]+1);[.$D$4])=0;[.$D$4];MOD(([.B94]+[.C94])-([.$H$4]+1);[.$D$4]))" office:value-type="float" office:value="55" calcext:value-type="float">
            <text:p>55</text:p>
          </table:table-cell>
          <table:table-cell table:formula="of:=IF([.D94]=0;MID([.$D$83];[.$D$4];1);IF([.D94]=[.$D$4];MID([.$D$83];[.$D$4];1);MID([.$D$83];[.D94];1)))" office:value-type="string" office:string-value="&amp;" calcext:value-type="string">
            <text:p>&amp;</text:p>
          </table:table-cell>
          <table:table-cell table:number-columns-repeated="1019"/>
        </table:table-row>
        <table:table-row table:style-name="ro1">
          <table:table-cell table:formula="of:=MID([.A85];10;1)" office:value-type="string" office:string-value="g" calcext:value-type="string">
            <text:p>g</text:p>
          </table:table-cell>
          <table:table-cell table:formula="of:=FIND([.A95];[.$D$83];1)" office:value-type="float" office:value="30" calcext:value-type="float">
            <text:p>30</text:p>
          </table:table-cell>
          <table:table-cell table:formula="of:=FIND(MID([.A78];LEN([.$A$4])+10;1);[.$D$83];1)" office:value-type="float" office:value="37" calcext:value-type="float">
            <text:p>37</text:p>
          </table:table-cell>
          <table:table-cell table:formula="of:=IF(MOD(([.B95]+[.C95])-([.$H$4]+1);[.$D$4])=0;[.$D$4];MOD(([.B95]+[.C95])-([.$H$4]+1);[.$D$4]))" office:value-type="float" office:value="9" calcext:value-type="float">
            <text:p>9</text:p>
          </table:table-cell>
          <table:table-cell table:formula="of:=IF([.D95]=0;MID([.$D$83];[.$D$4];1);IF([.D95]=[.$D$4];MID([.$D$83];[.$D$4];1);MID([.$D$83];[.D95];1)))" office:value-type="string" office:string-value="=" calcext:value-type="string">
            <text:p>=</text:p>
          </table:table-cell>
          <table:table-cell table:number-columns-repeated="1019"/>
        </table:table-row>
        <table:table-row table:style-name="ro1">
          <table:table-cell table:formula="of:=MID([.A85];11;1)" office:value-type="string" office:string-value="3" calcext:value-type="string">
            <text:p>3</text:p>
          </table:table-cell>
          <table:table-cell table:formula="of:=FIND([.A96];[.$D$83];1)" office:value-type="float" office:value="19" calcext:value-type="float">
            <text:p>19</text:p>
          </table:table-cell>
          <table:table-cell table:formula="of:=FIND(MID([.A78];LEN([.$A$4])+11;1);[.$D$83];1)" office:value-type="float" office:value="14" calcext:value-type="float">
            <text:p>14</text:p>
          </table:table-cell>
          <table:table-cell table:formula="of:=IF(MOD(([.B96]+[.C96])-([.$H$4]+1);[.$D$4])=0;[.$D$4];MOD(([.B96]+[.C96])-([.$H$4]+1);[.$D$4]))" office:value-type="float" office:value="69" calcext:value-type="float">
            <text:p>69</text:p>
          </table:table-cell>
          <table:table-cell table:formula="of:=IF([.D96]=0;MID([.$D$83];[.$D$4];1);IF([.D96]=[.$D$4];MID([.$D$83];[.$D$4];1);MID([.$D$83];[.D96];1)))" office:value-type="string" office:string-value="G" calcext:value-type="string">
            <text:p>G</text:p>
          </table:table-cell>
          <table:table-cell table:number-columns-repeated="1019"/>
        </table:table-row>
        <table:table-row table:style-name="ro1">
          <table:table-cell table:formula="of:=MID([.A85];12;1)" office:value-type="string" office:string-value="T" calcext:value-type="string">
            <text:p>T</text:p>
          </table:table-cell>
          <table:table-cell table:formula="of:=FIND([.A97];[.$D$83];1)" office:value-type="float" office:value="90" calcext:value-type="float">
            <text:p>90</text:p>
          </table:table-cell>
          <table:table-cell table:formula="of:=FIND(MID([.A78];LEN([.$A$4])+12;1);[.$D$83];1)" office:value-type="float" office:value="82" calcext:value-type="float">
            <text:p>82</text:p>
          </table:table-cell>
          <table:table-cell table:formula="of:=IF(MOD(([.B97]+[.C97])-([.$H$4]+1);[.$D$4])=0;[.$D$4];MOD(([.B97]+[.C97])-([.$H$4]+1);[.$D$4]))" office:value-type="float" office:value="20" calcext:value-type="float">
            <text:p>20</text:p>
          </table:table-cell>
          <table:table-cell table:formula="of:=IF([.D97]=0;MID([.$D$83];[.$D$4];1);IF([.D97]=[.$D$4];MID([.$D$83];[.$D$4];1);MID([.$D$83];[.D97];1)))" office:value-type="string" office:string-value="m" calcext:value-type="string">
            <text:p>m</text:p>
          </table:table-cell>
          <table:table-cell table:number-columns-repeated="1019"/>
        </table:table-row>
        <table:table-row table:style-name="ro1">
          <table:table-cell table:formula="of:=MID([.A85];13;1)" office:value-type="string" office:string-value="v" calcext:value-type="string">
            <text:p>v</text:p>
          </table:table-cell>
          <table:table-cell table:formula="of:=FIND([.A98];[.$D$83];1)" office:value-type="float" office:value="22" calcext:value-type="float">
            <text:p>22</text:p>
          </table:table-cell>
          <table:table-cell table:formula="of:=FIND(MID([.A78];LEN([.$A$4])+13;1);[.$D$83];1)" office:value-type="float" office:value="15" calcext:value-type="float">
            <text:p>15</text:p>
          </table:table-cell>
          <table:table-cell table:formula="of:=IF(MOD(([.B98]+[.C98])-([.$H$4]+1);[.$D$4])=0;[.$D$4];MOD(([.B98]+[.C98])-([.$H$4]+1);[.$D$4]))" office:value-type="float" office:value="73" calcext:value-type="float">
            <text:p>73</text:p>
          </table:table-cell>
          <table:table-cell table:formula="of:=IF([.D98]=0;MID([.$D$83];[.$D$4];1);IF([.D98]=[.$D$4];MID([.$D$83];[.$D$4];1);MID([.$D$83];[.D98];1)))" office:value-type="string" office:string-value="5" calcext:value-type="string">
            <text:p>5</text:p>
          </table:table-cell>
          <table:table-cell table:number-columns-repeated="1019"/>
        </table:table-row>
        <table:table-row table:style-name="ro1">
          <table:table-cell table:formula="of:=MID([.A85];14;1)" office:value-type="string" office:string-value="0" calcext:value-type="string">
            <text:p>0</text:p>
          </table:table-cell>
          <table:table-cell table:formula="of:=FIND([.A99];[.$D$83];1)" office:value-type="float" office:value="32" calcext:value-type="float">
            <text:p>32</text:p>
          </table:table-cell>
          <table:table-cell table:formula="of:=FIND(MID([.A78];LEN([.$A$4])+14;1);[.$D$83];1)" office:value-type="float" office:value="64" calcext:value-type="float">
            <text:p>64</text:p>
          </table:table-cell>
          <table:table-cell table:formula="of:=IF(MOD(([.B99]+[.C99])-([.$H$4]+1);[.$D$4])=0;[.$D$4];MOD(([.B99]+[.C99])-([.$H$4]+1);[.$D$4]))" office:value-type="float" office:value="38" calcext:value-type="float">
            <text:p>38</text:p>
          </table:table-cell>
          <table:table-cell table:formula="of:=IF([.D99]=0;MID([.$D$83];[.$D$4];1);IF([.D99]=[.$D$4];MID([.$D$83];[.$D$4];1);MID([.$D$83];[.D99];1)))" office:value-type="string" office:string-value="M" calcext:value-type="string">
            <text:p>M</text:p>
          </table:table-cell>
          <table:table-cell table:number-columns-repeated="1019"/>
        </table:table-row>
        <table:table-row table:style-name="ro1">
          <table:table-cell table:formula="of:=MID([.A85];15;1)" office:value-type="string" office:string-value="A" calcext:value-type="string">
            <text:p>A</text:p>
          </table:table-cell>
          <table:table-cell table:formula="of:=FIND([.A100];[.$D$83];1)" office:value-type="float" office:value="74" calcext:value-type="float">
            <text:p>74</text:p>
          </table:table-cell>
          <table:table-cell table:formula="of:=FIND(MID([.A78];LEN([.$A$4])+15;1);[.$D$83];1)" office:value-type="float" office:value="75" calcext:value-type="float">
            <text:p>75</text:p>
          </table:table-cell>
          <table:table-cell table:formula="of:=IF(MOD(([.B100]+[.C100])-([.$H$4]+1);[.$D$4])=0;[.$D$4];MOD(([.B100]+[.C100])-([.$H$4]+1);[.$D$4]))" office:value-type="float" office:value="91" calcext:value-type="float">
            <text:p>91</text:p>
          </table:table-cell>
          <table:table-cell table:formula="of:=IF([.D100]=0;MID([.$D$83];[.$D$4];1);IF([.D100]=[.$D$4];MID([.$D$83];[.$D$4];1);MID([.$D$83];[.D100];1)))" office:value-type="string" office:string-value="Z" calcext:value-type="string">
            <text:p>Z</text:p>
          </table:table-cell>
          <table:table-cell table:number-columns-repeated="1019"/>
        </table:table-row>
        <table:table-row table:style-name="ro1">
          <table:table-cell table:formula="of:=MID([.A85];16;1)" office:value-type="string" office:string-value="r" calcext:value-type="string">
            <text:p>r</text:p>
          </table:table-cell>
          <table:table-cell table:formula="of:=FIND([.A101];[.$D$83];1)" office:value-type="float" office:value="51" calcext:value-type="float">
            <text:p>51</text:p>
          </table:table-cell>
          <table:table-cell table:formula="of:=FIND(MID([.A78];LEN([.$A$4])+16;1);[.$D$83];1)" office:value-type="float" office:value="12" calcext:value-type="float">
            <text:p>12</text:p>
          </table:table-cell>
          <table:table-cell table:formula="of:=IF(MOD(([.B101]+[.C101])-([.$H$4]+1);[.$D$4])=0;[.$D$4];MOD(([.B101]+[.C101])-([.$H$4]+1);[.$D$4]))" office:value-type="float" office:value="5" calcext:value-type="float">
            <text:p>5</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Ql*X3aD&amp;=Gm5MZ-" calcext:value-type="string">
            <text:p>?Ql*X3aD&amp;=Gm5MZ-</text:p>
          </table:table-cell>
          <table:table-cell table:number-columns-repeated="3"/>
          <table:table-cell table:style-name="Default"/>
          <table:table-cell table:number-columns-repeated="1019"/>
        </table:table-row>
        <table:table-row table:style-name="ro1">
          <table:table-cell table:style-name="ce26" table:formula="of:=COM.MICROSOFT.CONCAT([.A102];[.A3])" office:value-type="string" office:string-value="?Ql*X3aD&amp;=Gm5MZ-,ysHWs1r$sgy8rwgFx Q7f2B_f#xKBW}gK3!DfWu7f(K#u`R0[8ExQ5?3QF[a?H`7':6oM,y:MG'[ybobC/fUU?}&gt;U,CU}7(A#Beautiful#MindA#Beautiful#MindA#Beautiful#Mind" calcext:value-type="string">
            <text:p>?Ql*X3aD&amp;=Gm5MZ-,ysHWs1r$sgy8rwgFx Q7f2B_f#xKBW}gK3!DfWu7f(K#u`R0[8ExQ5?3QF[a?H`7':6oM,y:MG'[ybobC/fUU?}&gt;U,CU}7(A#Beautiful#MindA#Beautiful#MindA#Beautiful#Mind</text:p>
          </table:table-cell>
          <table:table-cell table:style-name="ce27" table:formula="of:=COM.MICROSOFT.CONCAT( &quot;  OTP SIZE=  &quot;;LEN([.A103]))" office:value-type="string" office:string-value="  OTP SIZE=  160" calcext:value-type="string">
            <text:p><text:s text:c="2"/>OTP SIZE= <text:s/>160</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zc|uYwKSTZ(=R_`dFafikqvx~#')*+,-P$E^g/012\NQMl&gt;s4678hW%Vyt !r9:&lt;&amp;JDeb.B&quot;]?@CUpGmno3L5AHIOj{X" calcext:value-type="string">
            <text:p>}[zc|uYwKSTZ(=R_`dFafikqvx~#')*+,-P$E^g/012\NQMl&gt;s4678hW%Vyt !r9:&lt;&amp;JDeb.B"]?@CUpGmno3L5AHIOj{X</text:p>
          </table:table-cell>
          <table:table-cell table:style-name="ce8" office:value-type="string" calcext:value-type="string">
            <text:p>The#One#Word#Pad</text:p>
          </table:table-cell>
          <table:table-cell table:style-name="ce33" table:formula="of:=[.A212]" office:value-type="float" office:value="0" calcext:value-type="float">
            <text:p>0</text:p>
          </table:table-cell>
          <table:table-cell table:style-name="ce33" table:formula="of:=[Decrypt.A212]" office:value-type="float" office:value="0" calcext:value-type="float">
            <text:p>0</text:p>
          </table:table-cell>
          <table:table-cell table:style-name="ce8" office:value-type="float" office:value="23" calcext:value-type="float">
            <text:p>23</text:p>
          </table:table-cell>
          <table:table-cell table:style-name="ce8" office:value-type="float" office:value="24" calcext:value-type="float">
            <text:p>24</text:p>
          </table:table-cell>
          <table:table-cell table:style-name="ce8" table:formula="of:=[$Sheet1.$G$2]" office:value-type="float" office:value="60" calcext:value-type="float">
            <text:p>60</text:p>
          </table:table-cell>
          <table:table-cell table:style-name="ce8" table:formula="of:=[$Sheet1.$H$2]" office:value-type="float" office:value="57" calcext:value-type="float">
            <text:p>57</text:p>
          </table:table-cell>
          <table:table-cell table:style-name="ce18" table:formula="of:=[$Sheet1.$I$2]" office:value-type="float" office:value="0" calcext:value-type="float">
            <text:p>0</text:p>
          </table:table-cell>
          <table:table-cell table:number-columns-repeated="1015"/>
        </table:table-row>
        <table:table-row table:style-name="ro1">
          <table:table-cell table:style-name="ce27" table:formula="of:=[Sheet6.A213]" office:value-type="float" office:value="0" calcext:value-type="float">
            <text:p>0</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G$4];2);1;0)" office:value-type="float" office:value="0" calcext:value-type="float">
            <text:p>0</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a#test#message__" calcext:value-type="string">
            <text:p>a#test#message__</text:p>
          </table:table-cell>
          <table:table-cell office:value-type="string" calcext:value-type="string">
            <text:p>////////////////</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112];LEN([.$A$2]))" office:value-type="float" office:value="24" calcext:value-type="float">
            <text:p>24</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Decrypt" table:style-name="ta1">
        <table:table-column table:style-name="co22" table:default-cell-style-name="Default"/>
        <table:table-column table:style-name="co13" table:default-cell-style-name="Default"/>
        <table:table-column table:style-name="co23" table:default-cell-style-name="Default"/>
        <table:table-column table:style-name="co3" table:default-cell-style-name="Default"/>
        <table:table-column table:style-name="co24" table:default-cell-style-name="ce28"/>
        <table:table-column table:style-name="co25" table:default-cell-style-name="Default"/>
        <table:table-column table:style-name="co8" table:default-cell-style-name="Default"/>
        <table:table-column table:style-name="co26"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ce29" table:formula="of:=[$Encrypt.$A$102]" office:value-type="string" office:string-value="?Ql*X3aD&amp;=Gm5MZ-" calcext:value-type="string">
            <text:p>?Ql*X3aD&amp;=Gm5MZ-</text:p>
          </table:table-cell>
          <table:table-cell table:style-name="ce34" table:formula="of:=[.$A$102]" office:value-type="string" office:string-value="a#test#message__" calcext:value-type="string">
            <text:p>a#test#message__</text:p>
          </table:table-cell>
          <table:table-cell table:style-name="ce27" table:formula="of:=[Encrypt.$A$102]" office:value-type="string" office:string-value="?Ql*X3aD&amp;=Gm5MZ-" calcext:value-type="string">
            <text:p>?Ql*X3aD&amp;=Gm5MZ-</text:p>
          </table:table-cell>
          <table:table-cell table:style-name="ce8" table:formula="of:=[$Encrypt.$E$2]" office:value-type="float" office:value="24" calcext:value-type="float">
            <text:p>24</text:p>
          </table:table-cell>
          <table:table-cell table:style-name="ce8" table:formula="of:=[$Encrypt.$F$2]" office:value-type="float" office:value="11" calcext:value-type="float">
            <text:p>11</text:p>
          </table:table-cell>
          <table:table-cell table:style-name="ce8" table:formula="of:=[$Encrypt.$G$2]" office:value-type="float" office:value="60" calcext:value-type="float">
            <text:p>60</text:p>
          </table:table-cell>
          <table:table-cell table:style-name="ce8" table:formula="of:=[$Encrypt.$H$2]" office:value-type="float" office:value="57" calcext:value-type="float">
            <text:p>57</text:p>
          </table:table-cell>
          <table:table-cell table:style-name="ce18" table:formula="of:=[$Encrypt.$I$2]" office:value-type="float" office:value="0" calcext:value-type="float">
            <text:p>0</text:p>
          </table:table-cell>
          <table:table-cell table:number-columns-repeated="1015"/>
        </table:table-row>
        <table:table-row table:style-name="ro1">
          <table:table-cell table:style-name="ce26" table:formula="of:=[Encrypt.A103]" office:value-type="string" office:string-value="?Ql*X3aD&amp;=Gm5MZ-,ysHWs1r$sgy8rwgFx Q7f2B_f#xKBW}gK3!DfWu7f(K#u`R0[8ExQ5?3QF[a?H`7':6oM,y:MG'[ybobC/fUU?}&gt;U,CU}7(A#Beautiful#MindA#Beautiful#MindA#Beautiful#Mind" calcext:value-type="string">
            <text:p>?Ql*X3aD&amp;=Gm5MZ-,ysHWs1r$sgy8rwgFx Q7f2B_f#xKBW}gK3!DfWu7f(K#u`R0[8ExQ5?3QF[a?H`7':6oM,y:MG'[ybobC/fUU?}&gt;U,CU}7(A#Beautiful#Mind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Ql*X3aD&amp;=Gm5MZ-" calcext:value-type="string">
            <text:p>?Ql*X3aD&amp;=Gm5MZ-</text:p>
          </table:table-cell>
          <table:table-cell table:style-name="ce17" table:formula="of:=[Encrypt.B4]" office:value-type="string" office:string-value="__}[zc|uYwKSTZ(=" calcext:value-type="string">
            <text:p>__}[zc|uYwKSTZ(=</text:p>
          </table:table-cell>
          <table:table-cell/>
          <table:table-cell table:formula="of:=LEN([.$A$2])" office:value-type="float" office:value="94" calcext:value-type="float">
            <text:p>94</text:p>
          </table:table-cell>
          <table:table-cell table:style-name="Default" table:formula="of:=MOD([.E2];LEN([.$A$2]))"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4 <text:s/>into D5</text:p>
          </table:table-cell>
          <table:table-cell table:style-name="ce30"/>
          <table:table-cell/>
          <table:table-cell table:style-name="ce28"/>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number-columns-repeated="4"/>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4 in D5 in D7</text:p>
          </table:table-cell>
          <table:table-cell table:style-name="ce28"/>
          <table:table-cell/>
          <table:table-cell table:style-name="ce28"/>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table-cell table:style-name="ce28" table:formula="of:=IF([.$G$4]&lt;[.$H$4];REPLACE([.D7];[.$H$4]+1;1;&quot;&quot;);REPLACE([.D7];[.$G$4]+1;1;&quot;&quot;))">
            <text:p/>
          </table:table-cell>
          <table:table-cell/>
          <table:table-cell table:style-name="Default" office:value-type="string" calcext:value-type="string">
            <text:p><text:s/></text:p>
          </table:table-cell>
          <table:table-cell table:number-columns-repeated="4"/>
          <table:table-cell table:style-name="ce28" table:number-columns-repeated="2"/>
          <table:table-cell table:number-columns-repeated="1013"/>
        </table:table-row>
        <table:table-row table:style-name="ro1">
          <table:table-cell table:style-name="ce26" table:formula="of:=[Encrypt.A78]" office:value-type="string" office:string-value="gK3!DfWu7f(K#u`R0[8ExQ5?3QF[a?H`7':6oM,y:MG'[ybobC/fUU?}&gt;U,CU}7(A#Beautiful#MindA#Beautiful#MindA#Beautiful#Mind" calcext:value-type="string">
            <text:p>gK3!DfWu7f(K#u`R0[8ExQ5?3QF[a?H`7':6oM,y:MG'[ybobC/fUU?}&gt;U,CU}7(A#Beautiful#MindA#Beautiful#MindA#Beautiful#Mind</text:p>
          </table:table-cell>
          <table:table-cell office:value-type="string" calcext:value-type="string">
            <text:p>Message B2 char positions in D8</text:p>
          </table:table-cell>
          <table:table-cell table:formula="of:=COM.MICROSOFT.CONCAT(&quot;'&quot;;MID([.$A$3];1;8);&quot;'&quot;;&quot; A9 OTP char positions in D8&quot;)" office:value-type="string" office:string-value="'?Ql*X3aD' A9 OTP char positions in D8" calcext:value-type="string">
            <text:p>'?Ql*X3aD' A9 OTP char positions in D8</text:p>
          </table:table-cell>
          <table:table-cell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Default"/>
          <table:table-cell table:number-columns-repeated="5"/>
          <table:table-cell table:style-name="ce28"/>
          <table:table-cell table:number-columns-repeated="1013"/>
        </table:table-row>
        <table:table-row table:style-name="ro1">
          <table:table-cell table:formula="of:=MID([.$A$4];1;1)" office:value-type="string" office:string-value="?" calcext:value-type="string">
            <text:p>?</text:p>
          </table:table-cell>
          <table:table-cell table:formula="of:=FIND([.A10];[.$D$9];1)" office:value-type="float" office:value="64" calcext:value-type="float">
            <text:p>64</text:p>
          </table:table-cell>
          <table:table-cell table:formula="of:=FIND(MID([.$A$9];LEN([.$A$4])+1;1);[.$D$9];1)" office:value-type="float" office:value="32" calcext:value-type="float">
            <text:p>32</text:p>
          </table:table-cell>
          <table:table-cell table:formula="of:=IF(MOD(([.B10]-[.C10])+([.$H$4]+1);LEN([.$A$2]))=0;LEN([.$A$2]);MOD(([.B10]-[.C10])+([.$H$4]+1);LEN([.$A$2])))" office:value-type="float" office:value="90" calcext:value-type="float">
            <text:p>90</text:p>
          </table:table-cell>
          <table:table-cell table:formula="of:=IF([.D10]=0;MID([.$D$9];[.$D$4];1);IF([.D10]=[.$D$4];MID([.$D$9];[.$D$4];1);MID([.$D$9];[.D10];1)))" office:value-type="string" office:string-value="T" calcext:value-type="string">
            <text:p>T</text:p>
          </table:table-cell>
          <table:table-cell table:number-columns-repeated="5"/>
          <table:table-cell table:style-name="ce28"/>
          <table:table-cell table:number-columns-repeated="1013"/>
        </table:table-row>
        <table:table-row table:style-name="ro1">
          <table:table-cell table:formula="of:=MID([.$A$4];2;1)" office:value-type="string" office:string-value="Q" calcext:value-type="string">
            <text:p>Q</text:p>
          </table:table-cell>
          <table:table-cell table:formula="of:=FIND([.A11];[.$D$9];1)" office:value-type="float" office:value="37" calcext:value-type="float">
            <text:p>37</text:p>
          </table:table-cell>
          <table:table-cell table:formula="of:=FIND(MID([.$A$9];LEN([.$A$4])+2;1);[.$D$9];1)" office:value-type="float" office:value="82" calcext:value-type="float">
            <text:p>82</text:p>
          </table:table-cell>
          <table:table-cell table:formula="of:=IF(MOD(([.B11]-[.C11])+([.$H$4]+1);LEN([.$A$2]))=0;LEN([.$A$2]);MOD(([.B11]-[.C11])+([.$H$4]+1);LEN([.$A$2])))" office:value-type="float" office:value="13" calcext:value-type="float">
            <text:p>13</text:p>
          </table:table-cell>
          <table:table-cell table:formula="of:=IF([.D11]=0;MID([.$D$9];[.$D$4];1);IF([.D11]=[.$D$4];MID([.$D$9];[.$D$4];1);MID([.$D$9];[.D11];1)))" office:value-type="string" office:string-value="d" calcext:value-type="string">
            <text:p>d</text:p>
          </table:table-cell>
          <table:table-cell table:number-columns-repeated="5"/>
          <table:table-cell table:style-name="ce28"/>
          <table:table-cell table:number-columns-repeated="1013"/>
        </table:table-row>
        <table:table-row table:style-name="ro1">
          <table:table-cell table:formula="of:=MID([.$A$4];3;1)" office:value-type="string" office:string-value="l" calcext:value-type="string">
            <text:p>l</text:p>
          </table:table-cell>
          <table:table-cell table:formula="of:=FIND([.A12];[.$D$9];1)" office:value-type="float" office:value="93" calcext:value-type="float">
            <text:p>93</text:p>
          </table:table-cell>
          <table:table-cell table:formula="of:=FIND(MID([.$A$9];LEN([.$A$4])+3;1);[.$D$9];1)" office:value-type="float" office:value="43" calcext:value-type="float">
            <text:p>43</text:p>
          </table:table-cell>
          <table:table-cell table:formula="of:=IF(MOD(([.B12]-[.C12])+([.$H$4]+1);LEN([.$A$2]))=0;LEN([.$A$2]);MOD(([.B12]-[.C12])+([.$H$4]+1);LEN([.$A$2])))" office:value-type="float" office:value="14" calcext:value-type="float">
            <text:p>14</text:p>
          </table:table-cell>
          <table:table-cell table:formula="of:=IF([.D12]=0;MID([.$D$9];[.$D$4];1);IF([.D12]=[.$D$4];MID([.$D$9];[.$D$4];1);MID([.$D$9];[.D12];1)))" office:value-type="string" office:string-value="F" calcext:value-type="string">
            <text:p>F</text:p>
          </table:table-cell>
          <table:table-cell table:number-columns-repeated="1019"/>
        </table:table-row>
        <table:table-row table:style-name="ro1">
          <table:table-cell table:formula="of:=MID([.$A$4];4;1)" office:value-type="string" office:string-value="*" calcext:value-type="string">
            <text:p>*</text:p>
          </table:table-cell>
          <table:table-cell table:formula="of:=FIND([.A13];[.$D$9];1)" office:value-type="float" office:value="27" calcext:value-type="float">
            <text:p>27</text:p>
          </table:table-cell>
          <table:table-cell table:formula="of:=FIND(MID([.$A$9];LEN([.$A$4])+4;1);[.$D$9];1)" office:value-type="float" office:value="28" calcext:value-type="float">
            <text:p>28</text:p>
          </table:table-cell>
          <table:table-cell table:formula="of:=IF(MOD(([.B13]-[.C13])+([.$H$4]+1);LEN([.$A$2]))=0;LEN([.$A$2]);MOD(([.B13]-[.C13])+([.$H$4]+1);LEN([.$A$2])))" office:value-type="float" office:value="57" calcext:value-type="float">
            <text:p>57</text:p>
          </table:table-cell>
          <table:table-cell table:formula="of:=IF([.D13]=0;MID([.$D$9];[.$D$4];1);IF([.D13]=[.$D$4];MID([.$D$9];[.$D$4];1);MID([.$D$9];[.D13];1)))" office:value-type="string" office:string-value="D" calcext:value-type="string">
            <text:p>D</text:p>
          </table:table-cell>
          <table:table-cell table:number-columns-repeated="1019"/>
        </table:table-row>
        <table:table-row table:style-name="ro1">
          <table:table-cell table:formula="of:=MID([.$A$4];5;1)" office:value-type="string" office:string-value="X" calcext:value-type="string">
            <text:p>X</text:p>
          </table:table-cell>
          <table:table-cell table:formula="of:=FIND([.A14];[.$D$9];1)" office:value-type="float" office:value="80" calcext:value-type="float">
            <text:p>80</text:p>
          </table:table-cell>
          <table:table-cell table:formula="of:=FIND(MID([.$A$9];LEN([.$A$4])+5;1);[.$D$9];1)" office:value-type="float" office:value="23" calcext:value-type="float">
            <text:p>23</text:p>
          </table:table-cell>
          <table:table-cell table:formula="of:=IF(MOD(([.B14]-[.C14])+([.$H$4]+1);LEN([.$A$2]))=0;LEN([.$A$2]);MOD(([.B14]-[.C14])+([.$H$4]+1);LEN([.$A$2])))" office:value-type="float" office:value="21" calcext:value-type="float">
            <text:p>21</text:p>
          </table:table-cell>
          <table:table-cell table:formula="of:=IF([.D14]=0;MID([.$D$9];[.$D$4];1);IF([.D14]=[.$D$4];MID([.$D$9];[.$D$4];1);MID([.$D$9];[.D14];1)))" office:value-type="string" office:string-value="&gt;" calcext:value-type="string">
            <text:p>&gt;</text:p>
          </table:table-cell>
          <table:table-cell table:number-columns-repeated="1019"/>
        </table:table-row>
        <table:table-row table:style-name="ro1">
          <table:table-cell table:formula="of:=MID([.$A$4];6;1)" office:value-type="string" office:string-value="3" calcext:value-type="string">
            <text:p>3</text:p>
          </table:table-cell>
          <table:table-cell table:formula="of:=FIND([.A15];[.$D$9];1)" office:value-type="float" office:value="19" calcext:value-type="float">
            <text:p>19</text:p>
          </table:table-cell>
          <table:table-cell table:formula="of:=FIND(MID([.$A$9];LEN([.$A$4])+6;1);[.$D$9];1)" office:value-type="float" office:value="37" calcext:value-type="float">
            <text:p>37</text:p>
          </table:table-cell>
          <table:table-cell table:formula="of:=IF(MOD(([.B15]-[.C15])+([.$H$4]+1);LEN([.$A$2]))=0;LEN([.$A$2]);MOD(([.B15]-[.C15])+([.$H$4]+1);LEN([.$A$2])))" office:value-type="float" office:value="40" calcext:value-type="float">
            <text:p>40</text:p>
          </table:table-cell>
          <table:table-cell table:formula="of:=IF([.D15]=0;MID([.$D$9];[.$D$4];1);IF([.D15]=[.$D$4];MID([.$D$9];[.$D$4];1);MID([.$D$9];[.D15];1)))" office:value-type="string" office:string-value="4" calcext:value-type="string">
            <text:p>4</text:p>
          </table:table-cell>
          <table:table-cell table:number-columns-repeated="1019"/>
        </table:table-row>
        <table:table-row table:style-name="ro1">
          <table:table-cell table:formula="of:=MID([.$A$4];7;1)" office:value-type="string" office:string-value="a" calcext:value-type="string">
            <text:p>a</text:p>
          </table:table-cell>
          <table:table-cell table:formula="of:=FIND([.A16];[.$D$9];1)" office:value-type="float" office:value="15" calcext:value-type="float">
            <text:p>15</text:p>
          </table:table-cell>
          <table:table-cell table:formula="of:=FIND(MID([.$A$9];LEN([.$A$4])+7;1);[.$D$9];1)" office:value-type="float" office:value="73" calcext:value-type="float">
            <text:p>73</text:p>
          </table:table-cell>
          <table:table-cell table:formula="of:=IF(MOD(([.B16]-[.C16])+([.$H$4]+1);LEN([.$A$2]))=0;LEN([.$A$2]);MOD(([.B16]-[.C16])+([.$H$4]+1);LEN([.$A$2])))" office:value-type="float" office:value="94" calcext:value-type="float">
            <text:p>94</text:p>
          </table:table-cell>
          <table:table-cell table:formula="of:=IF([.D16]=0;MID([.$D$9];[.$D$4];1);IF([.D16]=[.$D$4];MID([.$D$9];[.$D$4];1);MID([.$D$9];[.D16];1)))" office:value-type="string" office:string-value="c" calcext:value-type="string">
            <text:p>c</text:p>
          </table:table-cell>
          <table:table-cell table:number-columns-repeated="1019"/>
        </table:table-row>
        <table:table-row table:style-name="ro1">
          <table:table-cell table:formula="of:=MID([.$A$4];8;1)" office:value-type="string" office:string-value="D" calcext:value-type="string">
            <text:p>D</text:p>
          </table:table-cell>
          <table:table-cell table:formula="of:=FIND([.A17];[.$D$9];1)" office:value-type="float" office:value="57" calcext:value-type="float">
            <text:p>57</text:p>
          </table:table-cell>
          <table:table-cell table:formula="of:=FIND(MID([.$A$9];LEN([.$A$4])+8;1);[.$D$9];1)" office:value-type="float" office:value="64" calcext:value-type="float">
            <text:p>64</text:p>
          </table:table-cell>
          <table:table-cell table:formula="of:=IF(MOD(([.B17]-[.C17])+([.$H$4]+1);LEN([.$A$2]))=0;LEN([.$A$2]);MOD(([.B17]-[.C17])+([.$H$4]+1);LEN([.$A$2])))" office:value-type="float" office:value="51" calcext:value-type="float">
            <text:p>51</text:p>
          </table:table-cell>
          <table:table-cell table:formula="of:=IF([.D17]=0;MID([.$D$9];[.$D$4];1);IF([.D17]=[.$D$4];MID([.$D$9];[.$D$4];1);MID([.$D$9];[.D17];1)))" office:value-type="string" office:string-value="r" calcext:value-type="string">
            <text:p>r</text:p>
          </table:table-cell>
          <table:table-cell table:number-columns-repeated="1019"/>
        </table:table-row>
        <table:table-row table:style-name="ro1">
          <table:table-cell table:formula="of:=MID([.$A$4];9;1)" office:value-type="string" office:string-value="&amp;" calcext:value-type="string">
            <text:p>&amp;</text:p>
          </table:table-cell>
          <table:table-cell table:formula="of:=FIND([.A18];[.$D$9];1)" office:value-type="float" office:value="55" calcext:value-type="float">
            <text:p>55</text:p>
          </table:table-cell>
          <table:table-cell table:formula="of:=FIND(MID([.$A$9];LEN([.$A$4])+9;1);[.$D$9];1)" office:value-type="float" office:value="19" calcext:value-type="float">
            <text:p>19</text:p>
          </table:table-cell>
          <table:table-cell table:formula="of:=IF(MOD(([.B18]-[.C18])+([.$H$4]+1);LEN([.$A$2]))=0;LEN([.$A$2]);MOD(([.B18]-[.C18])+([.$H$4]+1);LEN([.$A$2])))" office:value-type="float" office:value="94" calcext:value-type="float">
            <text:p>94</text:p>
          </table:table-cell>
          <table:table-cell table:formula="of:=IF([.D18]=0;MID([.$D$9];[.$D$4];1);IF([.D18]=[.$D$4];MID([.$D$9];[.$D$4];1);MID([.$D$9];[.D18];1)))" office:value-type="string" office:string-value="c" calcext:value-type="string">
            <text:p>c</text:p>
          </table:table-cell>
          <table:table-cell table:number-columns-repeated="1019"/>
        </table:table-row>
        <table:table-row table:style-name="ro1">
          <table:table-cell table:formula="of:=MID([.$A$4];10;1)" office:value-type="string" office:string-value="=" calcext:value-type="string">
            <text:p>=</text:p>
          </table:table-cell>
          <table:table-cell table:formula="of:=FIND([.A19];[.$D$9];1)" office:value-type="float" office:value="9" calcext:value-type="float">
            <text:p>9</text:p>
          </table:table-cell>
          <table:table-cell table:formula="of:=FIND(MID([.$A$9];LEN([.$A$4])+10;1);[.$D$9];1)" office:value-type="float" office:value="37" calcext:value-type="float">
            <text:p>37</text:p>
          </table:table-cell>
          <table:table-cell table:formula="of:=IF(MOD(([.B19]-[.C19])+([.$H$4]+1);LEN([.$A$2]))=0;LEN([.$A$2]);MOD(([.B19]-[.C19])+([.$H$4]+1);LEN([.$A$2])))" office:value-type="float" office:value="30" calcext:value-type="float">
            <text:p>30</text:p>
          </table:table-cell>
          <table:table-cell table:formula="of:=IF([.D19]=0;MID([.$D$9];[.$D$4];1);IF([.D19]=[.$D$4];MID([.$D$9];[.$D$4];1);MID([.$D$9];[.D19];1)))" office:value-type="string" office:string-value="g" calcext:value-type="string">
            <text:p>g</text:p>
          </table:table-cell>
          <table:table-cell table:number-columns-repeated="1019"/>
        </table:table-row>
        <table:table-row table:style-name="ro1">
          <table:table-cell table:formula="of:=MID([.$A$4];11;1)" office:value-type="string" office:string-value="G" calcext:value-type="string">
            <text:p>G</text:p>
          </table:table-cell>
          <table:table-cell table:formula="of:=FIND([.A20];[.$D$9];1)" office:value-type="float" office:value="69" calcext:value-type="float">
            <text:p>69</text:p>
          </table:table-cell>
          <table:table-cell table:formula="of:=FIND(MID([.$A$9];LEN([.$A$4])+11;1);[.$D$9];1)" office:value-type="float" office:value="14" calcext:value-type="float">
            <text:p>14</text:p>
          </table:table-cell>
          <table:table-cell table:formula="of:=IF(MOD(([.B20]-[.C20])+([.$H$4]+1);LEN([.$A$2]))=0;LEN([.$A$2]);MOD(([.B20]-[.C20])+([.$H$4]+1);LEN([.$A$2])))" office:value-type="float" office:value="19" calcext:value-type="float">
            <text:p>19</text:p>
          </table:table-cell>
          <table:table-cell table:formula="of:=IF([.D20]=0;MID([.$D$9];[.$D$4];1);IF([.D20]=[.$D$4];MID([.$D$9];[.$D$4];1);MID([.$D$9];[.D20];1)))" office:value-type="string" office:string-value="3" calcext:value-type="string">
            <text:p>3</text:p>
          </table:table-cell>
          <table:table-cell table:number-columns-repeated="1019"/>
        </table:table-row>
        <table:table-row table:style-name="ro1">
          <table:table-cell table:formula="of:=MID([.$A$4];12;1)" office:value-type="string" office:string-value="m" calcext:value-type="string">
            <text:p>m</text:p>
          </table:table-cell>
          <table:table-cell table:formula="of:=FIND([.A21];[.$D$9];1)" office:value-type="float" office:value="20" calcext:value-type="float">
            <text:p>20</text:p>
          </table:table-cell>
          <table:table-cell table:formula="of:=FIND(MID([.$A$9];LEN([.$A$4])+12;1);[.$D$9];1)" office:value-type="float" office:value="82" calcext:value-type="float">
            <text:p>82</text:p>
          </table:table-cell>
          <table:table-cell table:formula="of:=IF(MOD(([.B21]-[.C21])+([.$H$4]+1);LEN([.$A$2]))=0;LEN([.$A$2]);MOD(([.B21]-[.C21])+([.$H$4]+1);LEN([.$A$2])))" office:value-type="float" office:value="90" calcext:value-type="float">
            <text:p>90</text:p>
          </table:table-cell>
          <table:table-cell table:formula="of:=IF([.D21]=0;MID([.$D$9];[.$D$4];1);IF([.D21]=[.$D$4];MID([.$D$9];[.$D$4];1);MID([.$D$9];[.D21];1)))" office:value-type="string" office:string-value="T" calcext:value-type="string">
            <text:p>T</text:p>
          </table:table-cell>
          <table:table-cell table:number-columns-repeated="1019"/>
        </table:table-row>
        <table:table-row table:style-name="ro1">
          <table:table-cell table:formula="of:=MID([.$A$4];13;1)" office:value-type="string" office:string-value="5" calcext:value-type="string">
            <text:p>5</text:p>
          </table:table-cell>
          <table:table-cell table:formula="of:=FIND([.A22];[.$D$9];1)" office:value-type="float" office:value="73" calcext:value-type="float">
            <text:p>73</text:p>
          </table:table-cell>
          <table:table-cell table:formula="of:=FIND(MID([.$A$9];LEN([.$A$4])+13;1);[.$D$9];1)" office:value-type="float" office:value="15" calcext:value-type="float">
            <text:p>15</text:p>
          </table:table-cell>
          <table:table-cell table:formula="of:=IF(MOD(([.B22]-[.C22])+([.$H$4]+1);LEN([.$A$2]))=0;LEN([.$A$2]);MOD(([.B22]-[.C22])+([.$H$4]+1);LEN([.$A$2])))" office:value-type="float" office:value="22" calcext:value-type="float">
            <text:p>22</text:p>
          </table:table-cell>
          <table:table-cell table:formula="of:=IF([.D22]=0;MID([.$D$9];[.$D$4];1);IF([.D22]=[.$D$4];MID([.$D$9];[.$D$4];1);MID([.$D$9];[.D22];1)))" office:value-type="string" office:string-value="v" calcext:value-type="string">
            <text:p>v</text:p>
          </table:table-cell>
          <table:table-cell table:number-columns-repeated="1019"/>
        </table:table-row>
        <table:table-row table:style-name="ro1">
          <table:table-cell table:formula="of:=MID([.$A$4];14;1)" office:value-type="string" office:string-value="M" calcext:value-type="string">
            <text:p>M</text:p>
          </table:table-cell>
          <table:table-cell table:formula="of:=FIND([.A23];[.$D$9];1)" office:value-type="float" office:value="38" calcext:value-type="float">
            <text:p>38</text:p>
          </table:table-cell>
          <table:table-cell table:formula="of:=FIND(MID([.$A$9];LEN([.$A$4])+14;1);[.$D$9];1)" office:value-type="float" office:value="64" calcext:value-type="float">
            <text:p>64</text:p>
          </table:table-cell>
          <table:table-cell table:formula="of:=IF(MOD(([.B23]-[.C23])+([.$H$4]+1);LEN([.$A$2]))=0;LEN([.$A$2]);MOD(([.B23]-[.C23])+([.$H$4]+1);LEN([.$A$2])))" office:value-type="float" office:value="32" calcext:value-type="float">
            <text:p>32</text:p>
          </table:table-cell>
          <table:table-cell table:formula="of:=IF([.D23]=0;MID([.$D$9];[.$D$4];1);IF([.D23]=[.$D$4];MID([.$D$9];[.$D$4];1);MID([.$D$9];[.D23];1)))" office:value-type="string" office:string-value="0" calcext:value-type="string">
            <text:p>0</text:p>
          </table:table-cell>
          <table:table-cell table:number-columns-repeated="1019"/>
        </table:table-row>
        <table:table-row table:style-name="ro1">
          <table:table-cell table:formula="of:=MID([.$A$4];15;1)" office:value-type="string" office:string-value="Z" calcext:value-type="string">
            <text:p>Z</text:p>
          </table:table-cell>
          <table:table-cell table:formula="of:=FIND([.A24];[.$D$9];1)" office:value-type="float" office:value="91" calcext:value-type="float">
            <text:p>91</text:p>
          </table:table-cell>
          <table:table-cell table:formula="of:=FIND(MID([.$A$9];LEN([.$A$4])+15;1);[.$D$9];1)" office:value-type="float" office:value="75" calcext:value-type="float">
            <text:p>75</text:p>
          </table:table-cell>
          <table:table-cell table:formula="of:=IF(MOD(([.B24]-[.C24])+([.$H$4]+1);LEN([.$A$2]))=0;LEN([.$A$2]);MOD(([.B24]-[.C24])+([.$H$4]+1);LEN([.$A$2])))" office:value-type="float" office:value="74" calcext:value-type="float">
            <text:p>74</text:p>
          </table:table-cell>
          <table:table-cell table:formula="of:=IF([.D24]=0;MID([.$D$9];[.$D$4];1);IF([.D24]=[.$D$4];MID([.$D$9];[.$D$4];1);MID([.$D$9];[.D24];1)))" office:value-type="string" office:string-value="A" calcext:value-type="string">
            <text:p>A</text:p>
          </table:table-cell>
          <table:table-cell table:number-columns-repeated="1019"/>
        </table:table-row>
        <table:table-row table:style-name="ro1">
          <table:table-cell table:formula="of:=MID([.$A$4];16;1)" office:value-type="string" office:string-value="-" calcext:value-type="string">
            <text:p>-</text:p>
          </table:table-cell>
          <table:table-cell table:formula="of:=FIND([.A25];[.$D$9];1)" office:value-type="float" office:value="5" calcext:value-type="float">
            <text:p>5</text:p>
          </table:table-cell>
          <table:table-cell table:formula="of:=FIND(MID([.$A$9];LEN([.$A$4])+16;1);[.$D$9];1)" office:value-type="float" office:value="12" calcext:value-type="float">
            <text:p>12</text:p>
          </table:table-cell>
          <table:table-cell table:formula="of:=IF(MOD(([.B25]-[.C25])+([.$H$4]+1);LEN([.$A$2]))=0;LEN([.$A$2]);MOD(([.B25]-[.C25])+([.$H$4]+1);LEN([.$A$2])))" office:value-type="float" office:value="51" calcext:value-type="float">
            <text:p>51</text:p>
          </table:table-cell>
          <table:table-cell table:formula="of:=IF([.D25]=0;MID([.$D$9];[.$D$4];1);IF([.D25]=[.$D$4];MID([.$D$9];[.$D$4];1);MID([.$D$9];[.D25];1)))" office:value-type="string" office:string-value="r" calcext:value-type="string">
            <text:p>r</text:p>
          </table:table-cell>
          <table:table-cell table:number-columns-repeated="4"/>
          <table:table-cell table:style-name="ce28" table:number-columns-repeated="2"/>
          <table:table-cell table:number-columns-repeated="1013"/>
        </table:table-row>
        <table:table-row table:style-name="ro1">
          <table:table-cell table:style-name="ce28" table:formula="of:=COM.MICROSOFT.CONCAT([.$E$10];[.$E$11];[.$E$12];[.$E$13];[.$E$14];[.$E$15];[.$E$16];[.$E$17];[.$E$18];[.$E$19];[.$E$20];[.$E$21];[.$E$22];[.$E$23];[.$E$24];[.$E$25])" office:value-type="string" office:string-value="TdFD&gt;4crcg3Tv0Ar" calcext:value-type="string">
            <text:p>TdFD&gt;4crcg3Tv0Ar</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formula="of:=[Encrypt.A53]" office:value-type="string" office:string-value="Fx Q7f2B_f#xKBW}gK3!DfWu7f(K#u`R0[8ExQ5?3QF[a?H`7':6oM,y:MG'[ybobC/fUU?}&gt;U,CU}7(A#Beautiful#MindA#Beautiful#MindA#Beautiful#Mind" calcext:value-type="string">
            <text:p>Fx Q7f2B_f#xKBW}gK3!DfWu7f(K#u`R0[8ExQ5?3QF[a?H`7':6oM,y:MG'[ybobC/fUU?}&gt;U,CU}7(A#Beautiful#MindA#Beautiful#MindA#Beautiful#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formula="of:=MID([.$A$3];LEN([.$A$4])+1;LEN([.$A$3])-LEN([.$A$4]))"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3 &amp; move it in D22</text:p>
          </table:table-cell>
          <table:table-cell table:style-name="ce30" table:formula="of:=IF([.$H$3]=0;LEFT([.$D$5];[.$H$4]);RIGHT([.$D$5];[.$H$4]))">
            <text:p/>
          </table:table-cell>
          <table:table-cell table:style-name="ce28" table:formula="of:=IF([.$H$3]=0;RIGHT([.$D$5];LEN([.$A$2])-[.$H$4]);LEFT([.$D$5];LEN([.$A$2])-[.$H$4]))">
            <text:p/>
          </table:table-cell>
          <table:table-cell table:style-name="ce28" table:formula="of:=IF([.$H$3]=0;COM.MICROSOFT.CONCAT([.C30];[.B30]);COM.MICROSOFT.CONCAT([.C31];[.B31]))">
            <text:p/>
          </table:table-cell>
          <table:table-cell table:style-name="Default"/>
          <table:table-cell table:number-columns-repeated="1019"/>
        </table:table-row>
        <table:table-row table:style-name="ro1">
          <table:table-cell/>
          <table:table-cell table:style-name="ce28" table:formula="of:=LEFT([.$D$5];LEN([.$D$9])-[.$H$4])">
            <text:p/>
          </table:table-cell>
          <table:table-cell table:style-name="ce28" table:formula="of:=RIGHT([.$D$5];[.$H$4])">
            <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G$4]+1;1)">
            <text:p/>
          </table:table-cell>
          <table:table-cell/>
          <table:table-cell table:style-name="ce28" table:formula="of:=IF([.$G$3]=0;COM.MICROSOFT.CONCAT([.B32];REPLACE([.D30];([.$G$4]+1);1;&quot;&quot;));COM.MICROSOFT.CONCAT(REPLACE([.D30];([.$G$4]+1);1;&quot;&quot;);[.B32]))">
            <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28]" office:value-type="float" office:value="0" calcext:value-type="float">
            <text:p>0</text:p>
          </table:table-cell>
          <table:table-cell table:style-name="ce28" table:formula="of:=IF([.$H$4]&lt;[.$G$4];REPLACE([.D32];[.$G$4]+1;1;&quot;&quot;);REPLACE([.D32];[.$H$4]+1;1;&quot;&quot;))">
            <text:p/>
          </table:table-cell>
          <table:table-cell/>
          <table:table-cell table:style-name="Default"/>
          <table:table-cell table:number-columns-repeated="1019"/>
        </table:table-row>
        <table:table-row table:style-name="ro1">
          <table:table-cell/>
          <table:table-cell table:style-name="ce28" table:formula="of:=MID([.D32];[.$G$4]+1;1)">
            <text:p/>
          </table:table-cell>
          <table:table-cell table:style-name="ce28" table:formula="of:=IF([.$H$4]&lt;[.$G$4];REPLACE([.C33];[.$H$4]+1;1;&quot;&quot;);REPLACE([.C33];[.$G$4]+1;1;&quot;&quot;))">
            <text:p/>
          </table:table-cell>
          <table:table-cell/>
          <table:table-cell table:style-name="Default"/>
          <table:table-cell table:number-columns-repeated="1019"/>
        </table:table-row>
        <table:table-row table:style-name="ro1">
          <table:table-cell table:style-name="ce28" table:formula="of:=COM.MICROSOFT.CONCAT([.$E$10];[.$E$11];[.$E$12];[.$E$13];[.$E$14];[.$E$15];[.$E$16];[.$E$17];[.$E$18];[.$E$19];[.$E$20];[.$E$21];[.$E$22];[.$E$23];[.$E$24];[.$E$25])" office:value-type="string" office:string-value="TdFD&gt;4crcg3Tv0Ar" calcext:value-type="string">
            <text:p>TdFD&gt;4crcg3Tv0Ar</text:p>
          </table:table-cell>
          <table:table-cell table:formula="of:=COM.MICROSOFT.CONCAT(&quot;'&quot;;[.A35];&quot;'&quot;;&quot; A23 char positions in D21&quot;)" office:value-type="string" office:string-value="'TdFD&gt;4crcg3Tv0Ar' A23 char positions in D21" calcext:value-type="string">
            <text:p>'TdFD&gt;4crcg3Tv0Ar' A23 char positions in D21</text:p>
          </table:table-cell>
          <table:table-cell table:formula="of:=COM.MICROSOFT.CONCAT(&quot;'&quot;;MID([.A27];LEN([.$A$4])+1;LEN([.A4]));&quot;'&quot;;&quot; A20 OTP char positions in D25&quot;)" office:value-type="string" office:string-value="'gK3!DfWu7f(K#u`R' A20 OTP char positions in D25" calcext:value-type="string">
            <text:p>'gK3!DfWu7f(K#u`R' A20 OTP char positions in D25</text:p>
          </table:table-cell>
          <table:table-cell table:formula="of:=[$Encrypt.$D$58]" office:value-type="string" office:string-value="c +',B]?@CUpGnoL5AHIOj{X}[z|uYwKSTZ(l-P&quot;b=R_`dFafikq3m&gt;vx~#)*$E^g/012\NQMs4678hW%Vyt!r9:&lt;&amp;JDe." calcext:value-type="string">
            <text:p>c +',B]?@CUpGnoL5AHIOj{X}[z|uYwKSTZ(l-P"b=R_`dFafikq3m&gt;vx~#)*$E^g/012\NQMs4678hW%Vyt!r9:&lt;&amp;JDe.</text:p>
          </table:table-cell>
          <table:table-cell table:style-name="Default"/>
          <table:table-cell table:number-columns-repeated="1019"/>
        </table:table-row>
        <table:table-row table:style-name="ro1">
          <table:table-cell table:formula="of:=MID([.A35];1;1)" office:value-type="string" office:string-value="T" calcext:value-type="string">
            <text:p>T</text:p>
          </table:table-cell>
          <table:table-cell table:formula="of:=FIND([.A36];[.$D$35];1)" office:value-type="float" office:value="34" calcext:value-type="float">
            <text:p>34</text:p>
          </table:table-cell>
          <table:table-cell table:formula="of:=FIND(MID([.A27];LEN([.$A$4])+1;1);[.$D$35];1)" office:value-type="float" office:value="65" calcext:value-type="float">
            <text:p>65</text:p>
          </table:table-cell>
          <table:table-cell table:formula="of:=IF(MOD(([.B36]-[.C36])+([.$G$4]+1);LEN([.$A$2]))=0;LEN([.$A$2]);MOD(([.B36]-[.C36])+([.$G$4]+1);LEN([.$A$2])))" office:value-type="float" office:value="30" calcext:value-type="float">
            <text:p>30</text:p>
          </table:table-cell>
          <table:table-cell table:formula="of:=IF([.D36]=0;MID([.$D$35];[.$D$4];1);IF([.D36]=[.$D$4];MID([.$D$35];[.$D$4];1);MID([.$D$35];[.D36];1)))" office:value-type="string" office:string-value="Y" calcext:value-type="string">
            <text:p>Y</text:p>
          </table:table-cell>
          <table:table-cell table:number-columns-repeated="1019"/>
        </table:table-row>
        <table:table-row table:style-name="ro1">
          <table:table-cell table:formula="of:=MID([.A35];2;1)" office:value-type="string" office:string-value="d" calcext:value-type="string">
            <text:p>d</text:p>
          </table:table-cell>
          <table:table-cell table:formula="of:=FIND([.A37];[.$D$35];1)" office:value-type="float" office:value="46" calcext:value-type="float">
            <text:p>46</text:p>
          </table:table-cell>
          <table:table-cell table:formula="of:=FIND(MID([.A27];LEN([.$A$4])+2;1);[.$D$35];1)" office:value-type="float" office:value="32" calcext:value-type="float">
            <text:p>32</text:p>
          </table:table-cell>
          <table:table-cell table:formula="of:=IF(MOD(([.B37]-[.C37])+([.$G$4]+1);LEN([.$A$2]))=0;LEN([.$A$2]);MOD(([.B37]-[.C37])+([.$G$4]+1);LEN([.$A$2])))" office:value-type="float" office:value="75" calcext:value-type="float">
            <text:p>75</text:p>
          </table:table-cell>
          <table:table-cell table:formula="of:=IF([.D37]=0;MID([.$D$35];[.$D$4];1);IF([.D37]=[.$D$4];MID([.$D$35];[.$D$4];1);MID([.$D$35];[.D37];1)))" office:value-type="string" office:string-value="4" calcext:value-type="string">
            <text:p>4</text:p>
          </table:table-cell>
          <table:table-cell table:number-columns-repeated="1019"/>
        </table:table-row>
        <table:table-row table:style-name="ro1">
          <table:table-cell table:formula="of:=MID([.A35];3;1)" office:value-type="string" office:string-value="F" calcext:value-type="string">
            <text:p>F</text:p>
          </table:table-cell>
          <table:table-cell table:formula="of:=FIND([.A38];[.$D$35];1)" office:value-type="float" office:value="47" calcext:value-type="float">
            <text:p>47</text:p>
          </table:table-cell>
          <table:table-cell table:formula="of:=FIND(MID([.A27];LEN([.$A$4])+3;1);[.$D$35];1)" office:value-type="float" office:value="53" calcext:value-type="float">
            <text:p>53</text:p>
          </table:table-cell>
          <table:table-cell table:formula="of:=IF(MOD(([.B38]-[.C38])+([.$G$4]+1);LEN([.$A$2]))=0;LEN([.$A$2]);MOD(([.B38]-[.C38])+([.$G$4]+1);LEN([.$A$2])))" office:value-type="float" office:value="55" calcext:value-type="float">
            <text:p>55</text:p>
          </table:table-cell>
          <table:table-cell table:formula="of:=IF([.D38]=0;MID([.$D$35];[.$D$4];1);IF([.D38]=[.$D$4];MID([.$D$35];[.$D$4];1);MID([.$D$35];[.D38];1)))" office:value-type="string" office:string-value="&gt;" calcext:value-type="string">
            <text:p>&gt;</text:p>
          </table:table-cell>
          <table:table-cell table:number-columns-repeated="1019"/>
        </table:table-row>
        <table:table-row table:style-name="ro1">
          <table:table-cell table:formula="of:=MID([.A35];4;1)" office:value-type="string" office:string-value="D" calcext:value-type="string">
            <text:p>D</text:p>
          </table:table-cell>
          <table:table-cell table:formula="of:=FIND([.A39];[.$D$35];1)" office:value-type="float" office:value="92" calcext:value-type="float">
            <text:p>92</text:p>
          </table:table-cell>
          <table:table-cell table:formula="of:=FIND(MID([.A27];LEN([.$A$4])+4;1);[.$D$35];1)" office:value-type="float" office:value="85" calcext:value-type="float">
            <text:p>85</text:p>
          </table:table-cell>
          <table:table-cell table:formula="of:=IF(MOD(([.B39]-[.C39])+([.$G$4]+1);LEN([.$A$2]))=0;LEN([.$A$2]);MOD(([.B39]-[.C39])+([.$G$4]+1);LEN([.$A$2])))" office:value-type="float" office:value="68" calcext:value-type="float">
            <text:p>68</text:p>
          </table:table-cell>
          <table:table-cell table:formula="of:=IF([.D39]=0;MID([.$D$35];[.$D$4];1);IF([.D39]=[.$D$4];MID([.$D$35];[.$D$4];1);MID([.$D$35];[.D39];1)))" office:value-type="string" office:string-value="1" calcext:value-type="string">
            <text:p>1</text:p>
          </table:table-cell>
          <table:table-cell table:number-columns-repeated="1019"/>
        </table:table-row>
        <table:table-row table:style-name="ro1">
          <table:table-cell table:formula="of:=MID([.A35];5;1)" office:value-type="string" office:string-value="&gt;" calcext:value-type="string">
            <text:p>&gt;</text:p>
          </table:table-cell>
          <table:table-cell table:formula="of:=FIND([.A40];[.$D$35];1)" office:value-type="float" office:value="55" calcext:value-type="float">
            <text:p>55</text:p>
          </table:table-cell>
          <table:table-cell table:formula="of:=FIND(MID([.A27];LEN([.$A$4])+5;1);[.$D$35];1)" office:value-type="float" office:value="92" calcext:value-type="float">
            <text:p>92</text:p>
          </table:table-cell>
          <table:table-cell table:formula="of:=IF(MOD(([.B40]-[.C40])+([.$G$4]+1);LEN([.$A$2]))=0;LEN([.$A$2]);MOD(([.B40]-[.C40])+([.$G$4]+1);LEN([.$A$2])))" office:value-type="float" office:value="24" calcext:value-type="float">
            <text:p>24</text:p>
          </table:table-cell>
          <table:table-cell table:formula="of:=IF([.D40]=0;MID([.$D$35];[.$D$4];1);IF([.D40]=[.$D$4];MID([.$D$35];[.$D$4];1);MID([.$D$35];[.D40];1)))" office:value-type="string" office:string-value="X" calcext:value-type="string">
            <text:p>X</text:p>
          </table:table-cell>
          <table:table-cell table:number-columns-repeated="1019"/>
        </table:table-row>
        <table:table-row table:style-name="ro1">
          <table:table-cell table:formula="of:=MID([.A35];6;1)" office:value-type="string" office:string-value="4" calcext:value-type="string">
            <text:p>4</text:p>
          </table:table-cell>
          <table:table-cell table:formula="of:=FIND([.A41];[.$D$35];1)" office:value-type="float" office:value="75" calcext:value-type="float">
            <text:p>75</text:p>
          </table:table-cell>
          <table:table-cell table:formula="of:=FIND(MID([.A27];LEN([.$A$4])+6;1);[.$D$35];1)" office:value-type="float" office:value="49" calcext:value-type="float">
            <text:p>49</text:p>
          </table:table-cell>
          <table:table-cell table:formula="of:=IF(MOD(([.B41]-[.C41])+([.$G$4]+1);LEN([.$A$2]))=0;LEN([.$A$2]);MOD(([.B41]-[.C41])+([.$G$4]+1);LEN([.$A$2])))" office:value-type="float" office:value="87" calcext:value-type="float">
            <text:p>87</text:p>
          </table:table-cell>
          <table:table-cell table:formula="of:=IF([.D41]=0;MID([.$D$35];[.$D$4];1);IF([.D41]=[.$D$4];MID([.$D$35];[.$D$4];1);MID([.$D$35];[.D41];1)))" office:value-type="string" office:string-value="9" calcext:value-type="string">
            <text:p>9</text:p>
          </table:table-cell>
          <table:table-cell table:number-columns-repeated="1019"/>
        </table:table-row>
        <table:table-row table:style-name="ro1">
          <table:table-cell table:formula="of:=MID([.A35];7;1)" office:value-type="string" office:string-value="c" calcext:value-type="string">
            <text:p>c</text:p>
          </table:table-cell>
          <table:table-cell table:formula="of:=FIND([.A42];[.$D$35];1)" office:value-type="float" office:value="1" calcext:value-type="float">
            <text:p>1</text:p>
          </table:table-cell>
          <table:table-cell table:formula="of:=FIND(MID([.A27];LEN([.$A$4])+7;1);[.$D$35];1)" office:value-type="float" office:value="80" calcext:value-type="float">
            <text:p>80</text:p>
          </table:table-cell>
          <table:table-cell table:formula="of:=IF(MOD(([.B42]-[.C42])+([.$G$4]+1);LEN([.$A$2]))=0;LEN([.$A$2]);MOD(([.B42]-[.C42])+([.$G$4]+1);LEN([.$A$2])))" office:value-type="float" office:value="76" calcext:value-type="float">
            <text:p>76</text:p>
          </table:table-cell>
          <table:table-cell table:formula="of:=IF([.D42]=0;MID([.$D$35];[.$D$4];1);IF([.D42]=[.$D$4];MID([.$D$35];[.$D$4];1);MID([.$D$35];[.D42];1)))" office:value-type="string" office:string-value="6" calcext:value-type="string">
            <text:p>6</text:p>
          </table:table-cell>
          <table:table-cell table:number-columns-repeated="1019"/>
        </table:table-row>
        <table:table-row table:style-name="ro1">
          <table:table-cell table:formula="of:=MID([.A35];8;1)" office:value-type="string" office:string-value="r" calcext:value-type="string">
            <text:p>r</text:p>
          </table:table-cell>
          <table:table-cell table:formula="of:=FIND([.A43];[.$D$35];1)" office:value-type="float" office:value="86" calcext:value-type="float">
            <text:p>86</text:p>
          </table:table-cell>
          <table:table-cell table:formula="of:=FIND(MID([.A27];LEN([.$A$4])+8;1);[.$D$35];1)" office:value-type="float" office:value="29" calcext:value-type="float">
            <text:p>29</text:p>
          </table:table-cell>
          <table:table-cell table:formula="of:=IF(MOD(([.B43]-[.C43])+([.$G$4]+1);LEN([.$A$2]))=0;LEN([.$A$2]);MOD(([.B43]-[.C43])+([.$G$4]+1);LEN([.$A$2])))" office:value-type="float" office:value="24" calcext:value-type="float">
            <text:p>24</text:p>
          </table:table-cell>
          <table:table-cell table:formula="of:=IF([.D43]=0;MID([.$D$35];[.$D$4];1);IF([.D43]=[.$D$4];MID([.$D$35];[.$D$4];1);MID([.$D$35];[.D43];1)))" office:value-type="string" office:string-value="X" calcext:value-type="string">
            <text:p>X</text:p>
          </table:table-cell>
          <table:table-cell table:number-columns-repeated="4"/>
          <table:table-cell table:style-name="ce28" table:number-columns-repeated="2"/>
          <table:table-cell table:number-columns-repeated="1013"/>
        </table:table-row>
        <table:table-row table:style-name="ro1">
          <table:table-cell table:formula="of:=MID([.A35];9;1)" office:value-type="string" office:string-value="c" calcext:value-type="string">
            <text:p>c</text:p>
          </table:table-cell>
          <table:table-cell table:formula="of:=FIND([.A44];[.$D$35];1)" office:value-type="float" office:value="1" calcext:value-type="float">
            <text:p>1</text:p>
          </table:table-cell>
          <table:table-cell table:formula="of:=FIND(MID([.A27];LEN([.$A$4])+9;1);[.$D$35];1)" office:value-type="float" office:value="77" calcext:value-type="float">
            <text:p>77</text:p>
          </table:table-cell>
          <table:table-cell table:formula="of:=IF(MOD(([.B44]-[.C44])+([.$G$4]+1);LEN([.$A$2]))=0;LEN([.$A$2]);MOD(([.B44]-[.C44])+([.$G$4]+1);LEN([.$A$2])))" office:value-type="float" office:value="79" calcext:value-type="float">
            <text:p>79</text:p>
          </table:table-cell>
          <table:table-cell table:formula="of:=IF([.D44]=0;MID([.$D$35];[.$D$4];1);IF([.D44]=[.$D$4];MID([.$D$35];[.$D$4];1);MID([.$D$35];[.D44];1)))" office:value-type="string" office:string-value="h" calcext:value-type="string">
            <text:p>h</text:p>
          </table:table-cell>
          <table:table-cell table:number-columns-repeated="5"/>
          <table:table-cell table:style-name="ce28"/>
          <table:table-cell table:number-columns-repeated="1013"/>
        </table:table-row>
        <table:table-row table:style-name="ro1">
          <table:table-cell table:formula="of:=MID([.A35];10;1)" office:value-type="string" office:string-value="g" calcext:value-type="string">
            <text:p>g</text:p>
          </table:table-cell>
          <table:table-cell table:formula="of:=FIND([.A45];[.$D$35];1)" office:value-type="float" office:value="65" calcext:value-type="float">
            <text:p>65</text:p>
          </table:table-cell>
          <table:table-cell table:formula="of:=FIND(MID([.A27];LEN([.$A$4])+10;1);[.$D$35];1)" office:value-type="float" office:value="49" calcext:value-type="float">
            <text:p>49</text:p>
          </table:table-cell>
          <table:table-cell table:formula="of:=IF(MOD(([.B45]-[.C45])+([.$G$4]+1);LEN([.$A$2]))=0;LEN([.$A$2]);MOD(([.B45]-[.C45])+([.$G$4]+1);LEN([.$A$2])))" office:value-type="float" office:value="77" calcext:value-type="float">
            <text:p>77</text:p>
          </table:table-cell>
          <table:table-cell table:formula="of:=IF([.D45]=0;MID([.$D$35];[.$D$4];1);IF([.D45]=[.$D$4];MID([.$D$35];[.$D$4];1);MID([.$D$35];[.D45];1)))" office:value-type="string" office:string-value="7" calcext:value-type="string">
            <text:p>7</text:p>
          </table:table-cell>
          <table:table-cell table:number-columns-repeated="5"/>
          <table:table-cell table:style-name="ce28"/>
          <table:table-cell table:number-columns-repeated="1013"/>
        </table:table-row>
        <table:table-row table:style-name="ro1">
          <table:table-cell table:formula="of:=MID([.A35];11;1)" office:value-type="string" office:string-value="3" calcext:value-type="string">
            <text:p>3</text:p>
          </table:table-cell>
          <table:table-cell table:formula="of:=FIND([.A46];[.$D$35];1)" office:value-type="float" office:value="53" calcext:value-type="float">
            <text:p>53</text:p>
          </table:table-cell>
          <table:table-cell table:formula="of:=FIND(MID([.A27];LEN([.$A$4])+11;1);[.$D$35];1)" office:value-type="float" office:value="36" calcext:value-type="float">
            <text:p>36</text:p>
          </table:table-cell>
          <table:table-cell table:formula="of:=IF(MOD(([.B46]-[.C46])+([.$G$4]+1);LEN([.$A$2]))=0;LEN([.$A$2]);MOD(([.B46]-[.C46])+([.$G$4]+1);LEN([.$A$2])))" office:value-type="float" office:value="78" calcext:value-type="float">
            <text:p>78</text:p>
          </table:table-cell>
          <table:table-cell table:formula="of:=IF([.D46]=0;MID([.$D$35];[.$D$4];1);IF([.D46]=[.$D$4];MID([.$D$35];[.$D$4];1);MID([.$D$35];[.D46];1)))" office:value-type="string" office:string-value="8" calcext:value-type="string">
            <text:p>8</text:p>
          </table:table-cell>
          <table:table-cell table:number-columns-repeated="5"/>
          <table:table-cell table:style-name="ce28"/>
          <table:table-cell table:number-columns-repeated="1013"/>
        </table:table-row>
        <table:table-row table:style-name="ro1">
          <table:table-cell table:formula="of:=MID([.A35];12;1)" office:value-type="string" office:string-value="T" calcext:value-type="string">
            <text:p>T</text:p>
          </table:table-cell>
          <table:table-cell table:formula="of:=FIND([.A47];[.$D$35];1)" office:value-type="float" office:value="34" calcext:value-type="float">
            <text:p>34</text:p>
          </table:table-cell>
          <table:table-cell table:formula="of:=FIND(MID([.A27];LEN([.$A$4])+12;1);[.$D$35];1)" office:value-type="float" office:value="32" calcext:value-type="float">
            <text:p>32</text:p>
          </table:table-cell>
          <table:table-cell table:formula="of:=IF(MOD(([.B47]-[.C47])+([.$G$4]+1);LEN([.$A$2]))=0;LEN([.$A$2]);MOD(([.B47]-[.C47])+([.$G$4]+1);LEN([.$A$2])))" office:value-type="float" office:value="63" calcext:value-type="float">
            <text:p>63</text:p>
          </table:table-cell>
          <table:table-cell table:formula="of:=IF([.D47]=0;MID([.$D$35];[.$D$4];1);IF([.D47]=[.$D$4];MID([.$D$35];[.$D$4];1);MID([.$D$35];[.D47];1)))" office:value-type="string" office:string-value="E" calcext:value-type="string">
            <text:p>E</text:p>
          </table:table-cell>
          <table:table-cell table:number-columns-repeated="1019"/>
        </table:table-row>
        <table:table-row table:style-name="ro1">
          <table:table-cell table:formula="of:=MID([.A35];13;1)" office:value-type="string" office:string-value="v" calcext:value-type="string">
            <text:p>v</text:p>
          </table:table-cell>
          <table:table-cell table:formula="of:=FIND([.A48];[.$D$35];1)" office:value-type="float" office:value="56" calcext:value-type="float">
            <text:p>56</text:p>
          </table:table-cell>
          <table:table-cell table:formula="of:=FIND(MID([.A27];LEN([.$A$4])+13;1);[.$D$35];1)" office:value-type="float" office:value="59" calcext:value-type="float">
            <text:p>59</text:p>
          </table:table-cell>
          <table:table-cell table:formula="of:=IF(MOD(([.B48]-[.C48])+([.$G$4]+1);LEN([.$A$2]))=0;LEN([.$A$2]);MOD(([.B48]-[.C48])+([.$G$4]+1);LEN([.$A$2])))" office:value-type="float" office:value="58" calcext:value-type="float">
            <text:p>58</text:p>
          </table:table-cell>
          <table:table-cell table:formula="of:=IF([.D48]=0;MID([.$D$35];[.$D$4];1);IF([.D48]=[.$D$4];MID([.$D$35];[.$D$4];1);MID([.$D$35];[.D48];1)))" office:value-type="string" office:string-value="~" calcext:value-type="string">
            <text:p>~</text:p>
          </table:table-cell>
          <table:table-cell table:number-columns-repeated="1019"/>
        </table:table-row>
        <table:table-row table:style-name="ro1">
          <table:table-cell table:formula="of:=MID([.A35];14;1)" office:value-type="string" office:string-value="0" calcext:value-type="string">
            <text:p>0</text:p>
          </table:table-cell>
          <table:table-cell table:formula="of:=FIND([.A49];[.$D$35];1)" office:value-type="float" office:value="67" calcext:value-type="float">
            <text:p>67</text:p>
          </table:table-cell>
          <table:table-cell table:formula="of:=FIND(MID([.A27];LEN([.$A$4])+14;1);[.$D$35];1)" office:value-type="float" office:value="29" calcext:value-type="float">
            <text:p>29</text:p>
          </table:table-cell>
          <table:table-cell table:formula="of:=IF(MOD(([.B49]-[.C49])+([.$G$4]+1);LEN([.$A$2]))=0;LEN([.$A$2]);MOD(([.B49]-[.C49])+([.$G$4]+1);LEN([.$A$2])))" office:value-type="float" office:value="5" calcext:value-type="float">
            <text:p>5</text:p>
          </table:table-cell>
          <table:table-cell table:formula="of:=IF([.D49]=0;MID([.$D$35];[.$D$4];1);IF([.D49]=[.$D$4];MID([.$D$35];[.$D$4];1);MID([.$D$35];[.D49];1)))" office:value-type="string" office:string-value="," calcext:value-type="string">
            <text:p>,</text:p>
          </table:table-cell>
          <table:table-cell table:number-columns-repeated="1019"/>
        </table:table-row>
        <table:table-row table:style-name="ro1">
          <table:table-cell table:formula="of:=MID([.A35];15;1)" office:value-type="string" office:string-value="A" calcext:value-type="string">
            <text:p>A</text:p>
          </table:table-cell>
          <table:table-cell table:formula="of:=FIND([.A50];[.$D$35];1)" office:value-type="float" office:value="18" calcext:value-type="float">
            <text:p>18</text:p>
          </table:table-cell>
          <table:table-cell table:formula="of:=FIND(MID([.A27];LEN([.$A$4])+15;1);[.$D$35];1)" office:value-type="float" office:value="45" calcext:value-type="float">
            <text:p>45</text:p>
          </table:table-cell>
          <table:table-cell table:formula="of:=IF(MOD(([.B50]-[.C50])+([.$G$4]+1);LEN([.$A$2]))=0;LEN([.$A$2]);MOD(([.B50]-[.C50])+([.$G$4]+1);LEN([.$A$2])))" office:value-type="float" office:value="34" calcext:value-type="float">
            <text:p>34</text:p>
          </table:table-cell>
          <table:table-cell table:formula="of:=IF([.D50]=0;MID([.$D$35];[.$D$4];1);IF([.D50]=[.$D$4];MID([.$D$35];[.$D$4];1);MID([.$D$35];[.D50];1)))" office:value-type="string" office:string-value="T" calcext:value-type="string">
            <text:p>T</text:p>
          </table:table-cell>
          <table:table-cell table:number-columns-repeated="1019"/>
        </table:table-row>
        <table:table-row table:style-name="ro1">
          <table:table-cell table:formula="of:=MID([.A35];16;1)" office:value-type="string" office:string-value="r" calcext:value-type="string">
            <text:p>r</text:p>
          </table:table-cell>
          <table:table-cell table:formula="of:=FIND([.A51];[.$D$35];1)" office:value-type="float" office:value="86" calcext:value-type="float">
            <text:p>86</text:p>
          </table:table-cell>
          <table:table-cell table:formula="of:=FIND(MID([.A27];LEN([.$A$4])+16;1);[.$D$35];1)" office:value-type="float" office:value="43" calcext:value-type="float">
            <text:p>43</text:p>
          </table:table-cell>
          <table:table-cell table:formula="of:=IF(MOD(([.B51]-[.C51])+([.$G$4]+1);LEN([.$A$2]))=0;LEN([.$A$2]);MOD(([.B51]-[.C51])+([.$G$4]+1);LEN([.$A$2])))" office:value-type="float" office:value="10" calcext:value-type="float">
            <text:p>10</text:p>
          </table:table-cell>
          <table:table-cell table:formula="of:=IF([.D51]=0;MID([.$D$35];[.$D$4];1);IF([.D51]=[.$D$4];MID([.$D$35];[.$D$4];1);MID([.$D$35];[.D51];1)))" office:value-type="string" office:string-value="C" calcext:value-type="string">
            <text:p>C</text:p>
          </table:table-cell>
          <table:table-cell table:number-columns-repeated="1019"/>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number-columns-repeated="3"/>
          <table:table-cell table:style-name="Default"/>
          <table:table-cell table:number-columns-repeated="1019"/>
        </table:table-row>
        <table:table-row table:style-name="ro1">
          <table:table-cell table:style-name="ce26" table:formula="of:=[Encrypt.A28]"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office:value-type="string" calcext:value-type="string">
            <text:p>////////////////</text:p>
          </table:table-cell>
          <table:table-cell table:number-columns-repeated="2"/>
          <table:table-cell table:style-name="Default"/>
          <table:table-cell table:number-columns-repeated="1019"/>
        </table:table-row>
        <table:table-row table:style-name="ro1">
          <table:table-cell table:style-name="ce26" table:formula="of:=MID([.A28];(LEN([.$A$4])*2)+1;LEN([.A28])-(LEN([.$A$4])*2))" office:value-type="string" office:string-value="gK3!DfWu7f(K#u`R0[8ExQ5?3QF[a?H`7':6oM,y:MG'[ybobC/fUU?}&gt;U,CU}7(A#Beautiful#MindA#Beautiful#MindA#Beautiful#Mind" calcext:value-type="string">
            <text:p>gK3!DfWu7f(K#u`R0[8ExQ5?3QF[a?H`7':6oM,y:MG'[ybobC/fUU?}&gt;U,CU}7(A#Beautiful#MindA#Beautiful#MindA#Beautiful#Mind</text:p>
          </table:table-cell>
          <table:table-cell table:number-columns-repeated="3"/>
          <table:table-cell table:style-name="Default"/>
          <table:table-cell table:number-columns-repeated="1019"/>
        </table:table-row>
        <table:table-row table:style-name="ro1">
          <table:table-cell/>
          <table:table-cell table:style-name="ce30"/>
          <table:table-cell/>
          <table:table-cell table:style-name="ce28"/>
          <table:table-cell table:style-name="Default"/>
          <table:table-cell table:number-columns-repeated="1019"/>
        </table:table-row>
        <table:table-row table:style-name="ro1">
          <table:table-cell table:style-name="ce24" table:formula="of:=[.A52]" office:value-type="string" office:string-value="Y4&gt;1X96Xh78E~,TC" calcext:value-type="string">
            <text:p>Y4&gt;1X96Xh78E~,TC</text:p>
          </table:table-cell>
          <table:table-cell table:number-columns-repeated="3"/>
          <table:table-cell table:style-name="Default"/>
          <table:table-cell table:number-columns-repeated="1019"/>
        </table:table-row>
        <table:table-row table:style-name="ro1">
          <table:table-cell office:value-type="string" calcext:value-type="string">
            <text:p>Move char num E2 in D4</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X nums from D6 extract to start</text:p>
          </table:table-cell>
          <table:table-cell table:style-name="ce28"/>
          <table:table-cell table:style-name="ce28" table:formula="of:=IF([.$F$4]&lt;[.$G$4];REPLACE([.D57];[.$G$4]+1;1;&quot;&quot;);REPLACE([.D57];[.$F$4]+1;1;&quot;&quot;))">
            <text:p/>
          </table:table-cell>
          <table:table-cell/>
          <table:table-cell table:style-name="Default"/>
          <table:table-cell table:number-columns-repeated="1019"/>
        </table:table-row>
        <table:table-row table:style-name="ro1">
          <table:table-cell table:style-name="ce26" table:formula="of:=MID([.$A$3];1;16)" office:value-type="string" office:string-value="?Ql*X3aD&amp;=Gm5MZ-" calcext:value-type="string">
            <text:p>?Ql*X3aD&amp;=Gm5MZ-</text:p>
          </table:table-cell>
          <table:table-cell table:style-name="ce28" table:formula="of:=MID([.D57];[.$F$4]+1;1)">
            <text:p/>
          </table:table-cell>
          <table:table-cell table:style-name="ce28" table:formula="of:=IF([.$F$4]&lt;[.$G$4];REPLACE([.C58];[.$EF$4]+1;1;&quot;&quot;);REPLACE([.C58];[.$G$4]+1;1;&quot;&quot;))">
            <text:p/>
          </table:table-cell>
          <table:table-cell/>
          <table:table-cell table:style-name="Default"/>
          <table:table-cell table:number-columns-repeated="1019"/>
        </table:table-row>
        <table:table-row table:style-name="ro1">
          <table:table-cell table:style-name="ce28" table:formula="of:=COM.MICROSOFT.CONCAT([.$E$36];[.$E$37];[.$E$38];[.$E$39];[.$E$40];[.$E$41];[.$E$42];[.$E$43];[.$E$44];[.$E$45];[.$E$46];[.$E$47];[.$E$48];[.$E$49];[.$E$50];[.$E$51])" office:value-type="string" office:string-value="Y4&gt;1X96Xh78E~,TC" calcext:value-type="string">
            <text:p>Y4&gt;1X96Xh78E~,TC</text:p>
          </table:table-cell>
          <table:table-cell table:style-name="ce28" table:formula="of:=COM.MICROSOFT.CONCAT(&quot;'&quot;;[.$A$4];&quot;'&quot;;&quot; B2 char positions in D25&quot;)" office:value-type="string" office:string-value="'?Ql*X3aD&amp;=Gm5MZ-' B2 char positions in D25" calcext:value-type="string">
            <text:p>'?Ql*X3aD&amp;=Gm5MZ-' B2 char positions in D25</text:p>
          </table:table-cell>
          <table:table-cell table:style-name="ce28" table:formula="of:=COM.MICROSOFT.CONCAT(&quot;'&quot;;MID([.$A$3];LEN([.$A$4])+1;LEN([.$A$4]));&quot;'&quot;;&quot; A9 OTP char positions in D25&quot;)" office:value-type="string" office:string-value="',ysHWs1r$sgy8rwg' A9 OTP char positions in D25" calcext:value-type="string">
            <text:p>',ysHWs1r$sgy8rwg' A9 OTP char positions in D25</text:p>
          </table:table-cell>
          <table:table-cell table:formula="of:=[$Encrypt.$D$33]" office:value-type="string" office:string-value="-P&quot;b=R_`dFafikq3m&gt;vx~#')*+,$E^g/012\NQMs4678hW%Vyt!r9:&lt;&amp;JDe.B]?@CUpGno L5AHIOj{X}[zc|uYwKSTZ(l" calcext:value-type="string">
            <text:p>-P"b=R_`dFafikq3m&gt;vx~#')*+,$E^g/012\NQMs4678hW%Vyt!r9:&lt;&amp;JDe.B]?@CUpGno L5AHIOj{X}[zc|uYwKSTZ(l</text:p>
          </table:table-cell>
          <table:table-cell table:number-columns-repeated="5"/>
          <table:table-cell table:style-name="ce28" table:number-columns-repeated="2"/>
          <table:table-cell table:number-columns-repeated="1013"/>
        </table:table-row>
        <table:table-row table:style-name="ro1">
          <table:table-cell table:formula="of:=MID([.A60];1;1)" office:value-type="string" office:string-value="Y" calcext:value-type="string">
            <text:p>Y</text:p>
          </table:table-cell>
          <table:table-cell table:formula="of:=FIND([.A61];[.$D$60];1)" office:value-type="float" office:value="87" calcext:value-type="float">
            <text:p>87</text:p>
          </table:table-cell>
          <table:table-cell table:formula="of:=FIND(MID([.$A$53];LEN([.$B$2])+1;1);[.$D$60])" office:value-type="float" office:value="10" calcext:value-type="float">
            <text:p>10</text:p>
          </table:table-cell>
          <table:table-cell table:formula="of:=IF(MOD(([.B61]-[.C61])+([.$F$4]+1);LEN([.$A$2]))=0;LEN([.$A$2]);MOD(([.B61]-[.C61])+([.$F$4]+1);LEN([.$A$2])))" office:value-type="float" office:value="89" calcext:value-type="float">
            <text:p>89</text:p>
          </table:table-cell>
          <table:table-cell table:formula="of:=IF([.D61]=0;MID([.$D$60];[.$D$4];1);IF([.D61]=[.$D$4];MID([.$D$60];[.$D$4];1);MID([.$D$60];[.D61];1)))" office:value-type="string" office:string-value="K" calcext:value-type="string">
            <text:p>K</text:p>
          </table:table-cell>
          <table:table-cell table:number-columns-repeated="5"/>
          <table:table-cell table:style-name="ce28"/>
          <table:table-cell table:number-columns-repeated="1013"/>
        </table:table-row>
        <table:table-row table:style-name="ro1">
          <table:table-cell table:style-name="ce28" table:formula="of:=MID([.A60];2;1)" office:value-type="string" office:string-value="4" calcext:value-type="string">
            <text:p>4</text:p>
          </table:table-cell>
          <table:table-cell table:formula="of:=FIND([.A62];[.$D$60];1)" office:value-type="float" office:value="41" calcext:value-type="float">
            <text:p>41</text:p>
          </table:table-cell>
          <table:table-cell table:formula="of:=FIND(MID([.$A$53];LEN([.$B$2])+2;1);[.$D$60])" office:value-type="float" office:value="20" calcext:value-type="float">
            <text:p>20</text:p>
          </table:table-cell>
          <table:table-cell table:formula="of:=IF(MOD(([.B62]-[.C62])+([.$F$4]+1);LEN([.$A$2]))=0;LEN([.$A$2]);MOD(([.B62]-[.C62])+([.$F$4]+1);LEN([.$A$2])))" office:value-type="float" office:value="33" calcext:value-type="float">
            <text:p>33</text:p>
          </table:table-cell>
          <table:table-cell table:formula="of:=IF([.D62]=0;MID([.$D$60];[.$D$4];1);IF([.D62]=[.$D$4];MID([.$D$60];[.$D$4];1);MID([.$D$60];[.D62];1)))" office:value-type="string" office:string-value="0" calcext:value-type="string">
            <text:p>0</text:p>
          </table:table-cell>
          <table:table-cell table:number-columns-repeated="5"/>
          <table:table-cell table:style-name="ce28"/>
          <table:table-cell table:number-columns-repeated="1013"/>
        </table:table-row>
        <table:table-row table:style-name="ro1">
          <table:table-cell table:style-name="ce28" table:formula="of:=MID([.A60];3;1)" office:value-type="string" office:string-value="&gt;" calcext:value-type="string">
            <text:p>&gt;</text:p>
          </table:table-cell>
          <table:table-cell table:formula="of:=FIND([.A63];[.$D$60];1)" office:value-type="float" office:value="18" calcext:value-type="float">
            <text:p>18</text:p>
          </table:table-cell>
          <table:table-cell table:formula="of:=FIND(MID([.$A$53];LEN([.$B$2])+3;1);[.$D$60])" office:value-type="float" office:value="71" calcext:value-type="float">
            <text:p>71</text:p>
          </table:table-cell>
          <table:table-cell table:formula="of:=IF(MOD(([.B63]-[.C63])+([.$F$4]+1);LEN([.$A$2]))=0;LEN([.$A$2]);MOD(([.B63]-[.C63])+([.$F$4]+1);LEN([.$A$2])))" office:value-type="float" office:value="53" calcext:value-type="float">
            <text:p>53</text:p>
          </table:table-cell>
          <table:table-cell table:formula="of:=IF([.D63]=0;MID([.$D$60];[.$D$4];1);IF([.D63]=[.$D$4];MID([.$D$60];[.$D$4];1);MID([.$D$60];[.D63];1)))" office:value-type="string" office:string-value="9" calcext:value-type="string">
            <text:p>9</text:p>
          </table:table-cell>
          <table:table-cell table:number-columns-repeated="5"/>
          <table:table-cell table:style-name="ce28"/>
          <table:table-cell table:number-columns-repeated="1013"/>
        </table:table-row>
        <table:table-row table:style-name="ro1">
          <table:table-cell table:style-name="ce28" table:formula="of:=MID([.A60];4;1)" office:value-type="string" office:string-value="1" calcext:value-type="string">
            <text:p>1</text:p>
          </table:table-cell>
          <table:table-cell table:formula="of:=FIND([.A64];[.$D$60];1)" office:value-type="float" office:value="34" calcext:value-type="float">
            <text:p>34</text:p>
          </table:table-cell>
          <table:table-cell table:formula="of:=FIND(MID([.$A$53];LEN([.$B$2])+4;1);[.$D$60])" office:value-type="float" office:value="38" calcext:value-type="float">
            <text:p>38</text:p>
          </table:table-cell>
          <table:table-cell table:formula="of:=IF(MOD(([.B64]-[.C64])+([.$F$4]+1);LEN([.$A$2]))=0;LEN([.$A$2]);MOD(([.B64]-[.C64])+([.$F$4]+1);LEN([.$A$2])))" office:value-type="float" office:value="8" calcext:value-type="float">
            <text:p>8</text:p>
          </table:table-cell>
          <table:table-cell table:formula="of:=IF([.D64]=0;MID([.$D$60];[.$D$4];1);IF([.D64]=[.$D$4];MID([.$D$60];[.$D$4];1);MID([.$D$60];[.D64];1)))" office:value-type="string" office:string-value="`" calcext:value-type="string">
            <text:p>`</text:p>
          </table:table-cell>
          <table:table-cell table:number-columns-repeated="1019"/>
        </table:table-row>
        <table:table-row table:style-name="ro1">
          <table:table-cell table:style-name="ce28" table:formula="of:=MID([.A60];5;1)" office:value-type="string" office:string-value="X" calcext:value-type="string">
            <text:p>X</text:p>
          </table:table-cell>
          <table:table-cell table:formula="of:=FIND([.A65];[.$D$60];1)" office:value-type="float" office:value="80" calcext:value-type="float">
            <text:p>80</text:p>
          </table:table-cell>
          <table:table-cell table:formula="of:=FIND(MID([.$A$53];LEN([.$B$2])+5;1);[.$D$60])" office:value-type="float" office:value="43" calcext:value-type="float">
            <text:p>43</text:p>
          </table:table-cell>
          <table:table-cell table:formula="of:=IF(MOD(([.B65]-[.C65])+([.$F$4]+1);LEN([.$A$2]))=0;LEN([.$A$2]);MOD(([.B65]-[.C65])+([.$F$4]+1);LEN([.$A$2])))" office:value-type="float" office:value="49" calcext:value-type="float">
            <text:p>49</text:p>
          </table:table-cell>
          <table:table-cell table:formula="of:=IF([.D65]=0;MID([.$D$60];[.$D$4];1);IF([.D65]=[.$D$4];MID([.$D$60];[.$D$4];1);MID([.$D$60];[.D65];1)))" office:value-type="string" office:string-value="y" calcext:value-type="string">
            <text:p>y</text:p>
          </table:table-cell>
          <table:table-cell table:number-columns-repeated="1019"/>
        </table:table-row>
        <table:table-row table:style-name="ro1">
          <table:table-cell table:style-name="ce28" table:formula="of:=MID([.A60];6;1)" office:value-type="string" office:string-value="9" calcext:value-type="string">
            <text:p>9</text:p>
          </table:table-cell>
          <table:table-cell table:formula="of:=FIND([.A66];[.$D$60];1)" office:value-type="float" office:value="53" calcext:value-type="float">
            <text:p>53</text:p>
          </table:table-cell>
          <table:table-cell table:formula="of:=FIND(MID([.$A$53];LEN([.$B$2])+6;1);[.$D$60])" office:value-type="float" office:value="12" calcext:value-type="float">
            <text:p>12</text:p>
          </table:table-cell>
          <table:table-cell table:formula="of:=IF(MOD(([.B66]-[.C66])+([.$F$4]+1);LEN([.$A$2]))=0;LEN([.$A$2]);MOD(([.B66]-[.C66])+([.$F$4]+1);LEN([.$A$2])))" office:value-type="float" office:value="53" calcext:value-type="float">
            <text:p>53</text:p>
          </table:table-cell>
          <table:table-cell table:formula="of:=IF([.D66]=0;MID([.$D$60];[.$D$4];1);IF([.D66]=[.$D$4];MID([.$D$60];[.$D$4];1);MID([.$D$60];[.D66];1)))" office:value-type="string" office:string-value="9" calcext:value-type="string">
            <text:p>9</text:p>
          </table:table-cell>
          <table:table-cell table:number-columns-repeated="1019"/>
        </table:table-row>
        <table:table-row table:style-name="ro1">
          <table:table-cell table:style-name="ce28" table:formula="of:=MID([.A60];7;1)" office:value-type="string" office:string-value="6" calcext:value-type="string">
            <text:p>6</text:p>
          </table:table-cell>
          <table:table-cell table:formula="of:=FIND([.A67];[.$D$60];1)" office:value-type="float" office:value="42" calcext:value-type="float">
            <text:p>42</text:p>
          </table:table-cell>
          <table:table-cell table:formula="of:=FIND(MID([.$A$53];LEN([.$B$2])+7;1);[.$D$60])" office:value-type="float" office:value="35" calcext:value-type="float">
            <text:p>35</text:p>
          </table:table-cell>
          <table:table-cell table:formula="of:=IF(MOD(([.B67]-[.C67])+([.$F$4]+1);LEN([.$A$2]))=0;LEN([.$A$2]);MOD(([.B67]-[.C67])+([.$F$4]+1);LEN([.$A$2])))" office:value-type="float" office:value="19" calcext:value-type="float">
            <text:p>19</text:p>
          </table:table-cell>
          <table:table-cell table:formula="of:=IF([.D67]=0;MID([.$D$60];[.$D$4];1);IF([.D67]=[.$D$4];MID([.$D$60];[.$D$4];1);MID([.$D$60];[.D67];1)))" office:value-type="string" office:string-value="v" calcext:value-type="string">
            <text:p>v</text:p>
          </table:table-cell>
          <table:table-cell table:number-columns-repeated="1019"/>
        </table:table-row>
        <table:table-row table:style-name="ro1">
          <table:table-cell table:style-name="ce28" table:formula="of:=MID([.A60];8;1)" office:value-type="string" office:string-value="X" calcext:value-type="string">
            <text:p>X</text:p>
          </table:table-cell>
          <table:table-cell table:formula="of:=FIND([.A68];[.$D$60];1)" office:value-type="float" office:value="80" calcext:value-type="float">
            <text:p>80</text:p>
          </table:table-cell>
          <table:table-cell table:formula="of:=FIND(MID([.$A$53];LEN([.$B$2])+8;1);[.$D$60])" office:value-type="float" office:value="61" calcext:value-type="float">
            <text:p>61</text:p>
          </table:table-cell>
          <table:table-cell table:formula="of:=IF(MOD(([.B68]-[.C68])+([.$F$4]+1);LEN([.$A$2]))=0;LEN([.$A$2]);MOD(([.B68]-[.C68])+([.$F$4]+1);LEN([.$A$2])))" office:value-type="float" office:value="31" calcext:value-type="float">
            <text:p>31</text:p>
          </table:table-cell>
          <table:table-cell table:formula="of:=IF([.D68]=0;MID([.$D$60];[.$D$4];1);IF([.D68]=[.$D$4];MID([.$D$60];[.$D$4];1);MID([.$D$60];[.D68];1)))" office:value-type="string" office:string-value="g" calcext:value-type="string">
            <text:p>g</text:p>
          </table:table-cell>
          <table:table-cell table:number-columns-repeated="1019"/>
        </table:table-row>
        <table:table-row table:style-name="ro1">
          <table:table-cell table:style-name="ce28" table:formula="of:=MID([.A60];9;1)" office:value-type="string" office:string-value="h" calcext:value-type="string">
            <text:p>h</text:p>
          </table:table-cell>
          <table:table-cell table:formula="of:=FIND([.A69];[.$D$60];1)" office:value-type="float" office:value="45" calcext:value-type="float">
            <text:p>45</text:p>
          </table:table-cell>
          <table:table-cell table:formula="of:=FIND(MID([.$A$53];LEN([.$B$2])+9;1);[.$D$60])" office:value-type="float" office:value="7" calcext:value-type="float">
            <text:p>7</text:p>
          </table:table-cell>
          <table:table-cell table:formula="of:=IF(MOD(([.B69]-[.C69])+([.$F$4]+1);LEN([.$A$2]))=0;LEN([.$A$2]);MOD(([.B69]-[.C69])+([.$F$4]+1);LEN([.$A$2])))" office:value-type="float" office:value="50" calcext:value-type="float">
            <text:p>50</text:p>
          </table:table-cell>
          <table:table-cell table:formula="of:=IF([.D69]=0;MID([.$D$60];[.$D$4];1);IF([.D69]=[.$D$4];MID([.$D$60];[.$D$4];1);MID([.$D$60];[.D69];1)))" office:value-type="string" office:string-value="t" calcext:value-type="string">
            <text:p>t</text:p>
          </table:table-cell>
          <table:table-cell table:number-columns-repeated="1019"/>
        </table:table-row>
        <table:table-row table:style-name="ro1">
          <table:table-cell table:style-name="ce28" table:formula="of:=MID([.A60];10;1)" office:value-type="string" office:string-value="7" calcext:value-type="string">
            <text:p>7</text:p>
          </table:table-cell>
          <table:table-cell table:formula="of:=FIND([.A70];[.$D$60];1)" office:value-type="float" office:value="43" calcext:value-type="float">
            <text:p>43</text:p>
          </table:table-cell>
          <table:table-cell table:formula="of:=FIND(MID([.$A$53];LEN([.$B$2])+10;1);[.$D$60])" office:value-type="float" office:value="12" calcext:value-type="float">
            <text:p>12</text:p>
          </table:table-cell>
          <table:table-cell table:formula="of:=IF(MOD(([.B70]-[.C70])+([.$F$4]+1);LEN([.$A$2]))=0;LEN([.$A$2]);MOD(([.B70]-[.C70])+([.$F$4]+1);LEN([.$A$2])))" office:value-type="float" office:value="43" calcext:value-type="float">
            <text:p>43</text:p>
          </table:table-cell>
          <table:table-cell table:formula="of:=IF([.D70]=0;MID([.$D$60];[.$D$4];1);IF([.D70]=[.$D$4];MID([.$D$60];[.$D$4];1);MID([.$D$60];[.D70];1)))" office:value-type="string" office:string-value="7" calcext:value-type="string">
            <text:p>7</text:p>
          </table:table-cell>
          <table:table-cell table:number-columns-repeated="1019"/>
        </table:table-row>
        <table:table-row table:style-name="ro1">
          <table:table-cell table:style-name="ce28" table:formula="of:=MID([.A60];11;1)" office:value-type="string" office:string-value="8" calcext:value-type="string">
            <text:p>8</text:p>
          </table:table-cell>
          <table:table-cell table:formula="of:=FIND([.A71];[.$D$60];1)" office:value-type="float" office:value="44" calcext:value-type="float">
            <text:p>44</text:p>
          </table:table-cell>
          <table:table-cell table:formula="of:=FIND(MID([.$A$53];LEN([.$B$2])+11;1);[.$D$60])" office:value-type="float" office:value="22" calcext:value-type="float">
            <text:p>22</text:p>
          </table:table-cell>
          <table:table-cell table:formula="of:=IF(MOD(([.B71]-[.C71])+([.$F$4]+1);LEN([.$A$2]))=0;LEN([.$A$2]);MOD(([.B71]-[.C71])+([.$F$4]+1);LEN([.$A$2])))" office:value-type="float" office:value="34" calcext:value-type="float">
            <text:p>34</text:p>
          </table:table-cell>
          <table:table-cell table:formula="of:=IF([.D71]=0;MID([.$D$60];[.$D$4];1);IF([.D71]=[.$D$4];MID([.$D$60];[.$D$4];1);MID([.$D$60];[.D71];1)))" office:value-type="string" office:string-value="1" calcext:value-type="string">
            <text:p>1</text:p>
          </table:table-cell>
          <table:table-cell table:number-columns-repeated="1019"/>
        </table:table-row>
        <table:table-row table:style-name="ro1">
          <table:table-cell table:style-name="ce28" table:formula="of:=MID([.A60];12;1)" office:value-type="string" office:string-value="E" calcext:value-type="string">
            <text:p>E</text:p>
          </table:table-cell>
          <table:table-cell table:formula="of:=FIND([.A72];[.$D$60];1)" office:value-type="float" office:value="29" calcext:value-type="float">
            <text:p>29</text:p>
          </table:table-cell>
          <table:table-cell table:formula="of:=FIND(MID([.$A$53];LEN([.$B$2])+12;1);[.$D$60])" office:value-type="float" office:value="20" calcext:value-type="float">
            <text:p>20</text:p>
          </table:table-cell>
          <table:table-cell table:formula="of:=IF(MOD(([.B72]-[.C72])+([.$F$4]+1);LEN([.$A$2]))=0;LEN([.$A$2]);MOD(([.B72]-[.C72])+([.$F$4]+1);LEN([.$A$2])))" office:value-type="float" office:value="21" calcext:value-type="float">
            <text:p>21</text:p>
          </table:table-cell>
          <table:table-cell table:formula="of:=IF([.D72]=0;MID([.$D$60];[.$D$4];1);IF([.D72]=[.$D$4];MID([.$D$60];[.$D$4];1);MID([.$D$60];[.D72];1)))" office:value-type="string" office:string-value="~" calcext:value-type="string">
            <text:p>~</text:p>
          </table:table-cell>
          <table:table-cell table:number-columns-repeated="1019"/>
        </table:table-row>
        <table:table-row table:style-name="ro1">
          <table:table-cell table:style-name="ce28" table:formula="of:=MID([.A60];13;1)" office:value-type="string" office:string-value="~" calcext:value-type="string">
            <text:p>~</text:p>
          </table:table-cell>
          <table:table-cell table:formula="of:=FIND([.A73];[.$D$60];1)" office:value-type="float" office:value="21" calcext:value-type="float">
            <text:p>21</text:p>
          </table:table-cell>
          <table:table-cell table:formula="of:=FIND(MID([.$A$53];LEN([.$B$2])+13;1);[.$D$60])" office:value-type="float" office:value="89" calcext:value-type="float">
            <text:p>89</text:p>
          </table:table-cell>
          <table:table-cell table:formula="of:=IF(MOD(([.B73]-[.C73])+([.$F$4]+1);LEN([.$A$2]))=0;LEN([.$A$2]);MOD(([.B73]-[.C73])+([.$F$4]+1);LEN([.$A$2])))" office:value-type="float" office:value="38" calcext:value-type="float">
            <text:p>38</text:p>
          </table:table-cell>
          <table:table-cell table:formula="of:=IF([.D73]=0;MID([.$D$60];[.$D$4];1);IF([.D73]=[.$D$4];MID([.$D$60];[.$D$4];1);MID([.$D$60];[.D73];1)))" office:value-type="string" office:string-value="Q" calcext:value-type="string">
            <text:p>Q</text:p>
          </table:table-cell>
          <table:table-cell table:style-name="ce27" table:number-columns-repeated="4"/>
          <table:table-cell table:number-columns-repeated="1015"/>
        </table:table-row>
        <table:table-row table:style-name="ro1">
          <table:table-cell table:style-name="ce28" table:formula="of:=MID([.A60];14;1)" office:value-type="string" office:string-value="," calcext:value-type="string">
            <text:p>,</text:p>
          </table:table-cell>
          <table:table-cell table:formula="of:=FIND([.A74];[.$D$60];1)" office:value-type="float" office:value="27" calcext:value-type="float">
            <text:p>27</text:p>
          </table:table-cell>
          <table:table-cell table:formula="of:=FIND(MID([.$A$53];LEN([.$B$2])+14;1);[.$D$60])" office:value-type="float" office:value="61" calcext:value-type="float">
            <text:p>61</text:p>
          </table:table-cell>
          <table:table-cell table:formula="of:=IF(MOD(([.B74]-[.C74])+([.$F$4]+1);LEN([.$A$2]))=0;LEN([.$A$2]);MOD(([.B74]-[.C74])+([.$F$4]+1);LEN([.$A$2])))" office:value-type="float" office:value="72" calcext:value-type="float">
            <text:p>72</text:p>
          </table:table-cell>
          <table:table-cell table:formula="of:=IF([.D74]=0;MID([.$D$60];[.$D$4];1);IF([.D74]=[.$D$4];MID([.$D$60];[.$D$4];1);MID([.$D$60];[.D74];1)))" office:value-type="string" office:string-value="L" calcext:value-type="string">
            <text:p>L</text:p>
          </table:table-cell>
          <table:table-cell table:number-columns-repeated="1019"/>
        </table:table-row>
        <table:table-row table:style-name="ro1">
          <table:table-cell table:style-name="ce28" table:formula="of:=MID([.A60];15;1)" office:value-type="string" office:string-value="T" calcext:value-type="string">
            <text:p>T</text:p>
          </table:table-cell>
          <table:table-cell table:formula="of:=FIND([.A75];[.$D$60];1)" office:value-type="float" office:value="91" calcext:value-type="float">
            <text:p>91</text:p>
          </table:table-cell>
          <table:table-cell table:formula="of:=FIND(MID([.$A$53];LEN([.$B$2])+15;1);[.$D$60])" office:value-type="float" office:value="46" calcext:value-type="float">
            <text:p>46</text:p>
          </table:table-cell>
          <table:table-cell table:formula="of:=IF(MOD(([.B75]-[.C75])+([.$F$4]+1);LEN([.$A$2]))=0;LEN([.$A$2]);MOD(([.B75]-[.C75])+([.$F$4]+1);LEN([.$A$2])))" office:value-type="float" office:value="57" calcext:value-type="float">
            <text:p>57</text:p>
          </table:table-cell>
          <table:table-cell table:formula="of:=IF([.D75]=0;MID([.$D$60];[.$D$4];1);IF([.D75]=[.$D$4];MID([.$D$60];[.$D$4];1);MID([.$D$60];[.D75];1)))" office:value-type="string" office:string-value="J" calcext:value-type="string">
            <text:p>J</text:p>
          </table:table-cell>
          <table:table-cell table:number-columns-repeated="1019"/>
        </table:table-row>
        <table:table-row table:style-name="ro1">
          <table:table-cell table:style-name="ce28" table:formula="of:=MID([.A60];16;1)" office:value-type="string" office:string-value="C" calcext:value-type="string">
            <text:p>C</text:p>
          </table:table-cell>
          <table:table-cell table:formula="of:=FIND([.A76];[.$D$60];1)" office:value-type="float" office:value="65" calcext:value-type="float">
            <text:p>65</text:p>
          </table:table-cell>
          <table:table-cell table:formula="of:=FIND(MID([.$A$53];LEN([.$B$2])+16;1);[.$D$60])" office:value-type="float" office:value="81" calcext:value-type="float">
            <text:p>81</text:p>
          </table:table-cell>
          <table:table-cell table:formula="of:=IF(MOD(([.B76]-[.C76])+([.$F$4]+1);LEN([.$A$2]))=0;LEN([.$A$2]);MOD(([.B76]-[.C76])+([.$F$4]+1);LEN([.$A$2])))" office:value-type="float" office:value="90" calcext:value-type="float">
            <text:p>90</text:p>
          </table:table-cell>
          <table:table-cell table:formula="of:=IF([.D76]=0;MID([.$D$60];[.$D$4];1);IF([.D76]=[.$D$4];MID([.$D$60];[.$D$4];1);MID([.$D$60];[.D76];1)))" office:value-type="string" office:string-value="S" calcext:value-type="string">
            <text:p>S</text:p>
          </table:table-cell>
          <table:table-cell table:number-columns-repeated="1019"/>
        </table:table-row>
        <table:table-row table:style-name="ro1">
          <table:table-cell table:style-name="ce28" table:formula="of:=COM.MICROSOFT.CONCAT([.$E$61:.$E$76])" office:value-type="string" office:string-value="K09`y9vgt71~QLJS" calcext:value-type="string">
            <text:p>K09`y9vgt71~QLJS</text:p>
          </table:table-cell>
          <table:table-cell table:number-columns-repeated="3"/>
          <table:table-cell table:style-name="Default"/>
          <table:table-cell table:number-columns-repeated="1019"/>
        </table:table-row>
        <table:table-row table:style-name="ro1">
          <table:table-cell table:style-name="ce26" table:formula="of:=[Encrypt.A9]" office:value-type="string" office:string-value=",ysHWs1r$sgy8rwg" calcext:value-type="string">
            <text:p>,ysHWs1r$sgy8rwg</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7 by num F2 &amp; move it in D17</text:p>
          </table:table-cell>
          <table:table-cell table:style-name="ce30"/>
          <table:table-cell/>
          <table:table-cell table:style-name="ce28"/>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Move char num F2 in d17</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B19 X nums from D17 move to start D20</text:p>
          </table:table-cell>
          <table:table-cell table:style-name="ce28" table:formula="of:=COM.MICROSOFT.CONCAT(MID([.D82];[.$E$4]+1;1);MID([.D82];[.$F$4]+1;1);MID([.D82];[.$G$4]+1;1);MID([.D82];[.$H$4]+1;1))">
            <text:p/>
          </table:table-cell>
          <table:table-cell table:style-name="ce28" table:formula="of:=IF([.$F$4]&lt;[.$E$4];REPLACE([.D82];[.$E$4]+1;1;&quot;&quot;);REPLACE([.D82];[.$F$4]+1;1;&quot;&quot;))">
            <text:p/>
          </table:table-cell>
          <table:table-cell/>
          <table:table-cell table:style-name="Default"/>
          <table:table-cell table:number-columns-repeated="1019"/>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1019"/>
        </table:table-row>
        <table:table-row table:style-name="ro1">
          <table:table-cell table:style-name="ce28" table:formula="of:=COM.MICROSOFT.CONCAT([.$E$61:.$E$76])" office:value-type="string" office:string-value="K09`y9vgt71~QLJS" calcext:value-type="string">
            <text:p>K09`y9vgt71~QLJS</text:p>
          </table:table-cell>
          <table:table-cell table:style-name="ce28" table:formula="of:=COM.MICROSOFT.CONCAT(&quot;'&quot;;[.A85];&quot;'&quot;;&quot; A23 char positions in D8&quot;)" office:value-type="string" office:string-value="'K09`y9vgt71~QLJS' A23 char positions in D8" calcext:value-type="string">
            <text:p>'K09`y9vgt71~QLJS' A23 char positions in D8</text:p>
          </table:table-cell>
          <table:table-cell table:style-name="ce28" table:formula="of:=COM.MICROSOFT.CONCAT(&quot;'&quot;;MID([.$A$59];1;LEN([.$A$59]));&quot;'&quot;;&quot; A9 OTP char positions in D8&quot;)" office:value-type="string" office:string-value="'?Ql*X3aD&amp;=Gm5MZ-' A9 OTP char positions in D8" calcext:value-type="string">
            <text:p>'?Ql*X3aD&amp;=Gm5MZ-' A9 OTP char positions in D8</text:p>
          </table:table-cell>
          <table:table-cell table:formula="of:=[Encrypt.$D$8]" office:value-type="string" office:string-value="lP3m&gt;vx~#')*+,-$E^g/012\NQMs4678hW%Vyt!r9:&lt;&amp;JDeb.B&quot;]?@CUpGno L5AHIOj{X}[zc|uYwKSTZ(=R_`dFafikq" calcext:value-type="string">
            <text:p>lP3m&gt;vx~#')*+,-$E^g/012\NQMs4678hW%Vyt!r9:&lt;&amp;JDeb.B"]?@CUpGno L5AHIOj{X}[zc|uYwKSTZ(=R_`dFafikq</text:p>
          </table:table-cell>
          <table:table-cell table:style-name="Default"/>
          <table:table-cell table:number-columns-repeated="1019"/>
        </table:table-row>
        <table:table-row table:style-name="ro1">
          <table:table-cell table:style-name="ce28" table:formula="of:=[.E61]" office:value-type="string" office:string-value="K" calcext:value-type="string">
            <text:p>K</text:p>
          </table:table-cell>
          <table:table-cell table:formula="of:=FIND([.A86];[.$D$85];1)" office:value-type="float" office:value="79" calcext:value-type="float">
            <text:p>79</text:p>
          </table:table-cell>
          <table:table-cell table:formula="of:=FIND(MID([.$A$78];1;1);[.$D$85])" office:value-type="float" office:value="14" calcext:value-type="float">
            <text:p>14</text:p>
          </table:table-cell>
          <table:table-cell table:formula="of:=IF(MOD(([.B86]-[.C86])+([.$E$4]+1);LEN([.$A$2]))=0;LEN([.$A$2]);MOD(([.B86]-[.C86])+([.$E$4]+1);LEN([.$A$2])))" office:value-type="float" office:value="90" calcext:value-type="float">
            <text:p>90</text:p>
          </table:table-cell>
          <table:table-cell table:formula="of:=IF([.D86]=0;MID([.$D$85];[.$D$4];1);IF([.D86]=[.$D$4];MID([.$D$85];[.$D$4];1);MID([.$D$85];[.D86];1)))" office:value-type="string" office:string-value="a" calcext:value-type="string">
            <text:p>a</text:p>
          </table:table-cell>
          <table:table-cell table:number-columns-repeated="1019"/>
        </table:table-row>
        <table:table-row table:style-name="ro1">
          <table:table-cell table:style-name="ce28" table:formula="of:=[.E62]" office:value-type="string" office:string-value="0" calcext:value-type="string">
            <text:p>0</text:p>
          </table:table-cell>
          <table:table-cell table:formula="of:=FIND([.A87];[.$D$85];1)" office:value-type="float" office:value="21" calcext:value-type="float">
            <text:p>21</text:p>
          </table:table-cell>
          <table:table-cell table:formula="of:=FIND(MID([.$A$78];2;1);[.$D$85])" office:value-type="float" office:value="37" calcext:value-type="float">
            <text:p>37</text:p>
          </table:table-cell>
          <table:table-cell table:formula="of:=IF(MOD(([.B87]-[.C87])+([.$E$4]+1);LEN([.$A$2]))=0;LEN([.$A$2]);MOD(([.B87]-[.C87])+([.$E$4]+1);LEN([.$A$2])))" office:value-type="float" office:value="9" calcext:value-type="float">
            <text:p>9</text:p>
          </table:table-cell>
          <table:table-cell table:formula="of:=IF([.D87]=0;MID([.$D$85];[.$D$4];1);IF([.D87]=[.$D$4];MID([.$D$85];[.$D$4];1);MID([.$D$85];[.D87];1)))" office:value-type="string" office:string-value="#" calcext:value-type="string">
            <text:p>#</text:p>
          </table:table-cell>
          <table:table-cell table:number-columns-repeated="1019"/>
        </table:table-row>
        <table:table-row table:style-name="ro1">
          <table:table-cell table:style-name="ce28" table:formula="of:=[.E63]" office:value-type="string" office:string-value="9" calcext:value-type="string">
            <text:p>9</text:p>
          </table:table-cell>
          <table:table-cell table:formula="of:=FIND([.A88];[.$D$85];1)" office:value-type="float" office:value="41" calcext:value-type="float">
            <text:p>41</text:p>
          </table:table-cell>
          <table:table-cell table:formula="of:=FIND(MID([.$A$78];3;1);[.$D$85])" office:value-type="float" office:value="28" calcext:value-type="float">
            <text:p>28</text:p>
          </table:table-cell>
          <table:table-cell table:formula="of:=IF(MOD(([.B88]-[.C88])+([.$E$4]+1);LEN([.$A$2]))=0;LEN([.$A$2]);MOD(([.B88]-[.C88])+([.$E$4]+1);LEN([.$A$2])))" office:value-type="float" office:value="38" calcext:value-type="float">
            <text:p>38</text:p>
          </table:table-cell>
          <table:table-cell table:formula="of:=IF([.D88]=0;MID([.$D$85];[.$D$4];1);IF([.D88]=[.$D$4];MID([.$D$85];[.$D$4];1);MID([.$D$85];[.D88];1)))" office:value-type="string" office:string-value="t" calcext:value-type="string">
            <text:p>t</text:p>
          </table:table-cell>
          <table:table-cell table:number-columns-repeated="1019"/>
        </table:table-row>
        <table:table-row table:style-name="ro1">
          <table:table-cell table:style-name="ce28" table:formula="of:=[.E64]" office:value-type="string" office:string-value="`" calcext:value-type="string">
            <text:p>`</text:p>
          </table:table-cell>
          <table:table-cell table:formula="of:=FIND([.A89];[.$D$85];1)" office:value-type="float" office:value="87" calcext:value-type="float">
            <text:p>87</text:p>
          </table:table-cell>
          <table:table-cell table:formula="of:=FIND(MID([.$A$78];4;1);[.$D$85])" office:value-type="float" office:value="65" calcext:value-type="float">
            <text:p>65</text:p>
          </table:table-cell>
          <table:table-cell table:formula="of:=IF(MOD(([.B89]-[.C89])+([.$E$4]+1);LEN([.$A$2]))=0;LEN([.$A$2]);MOD(([.B89]-[.C89])+([.$E$4]+1);LEN([.$A$2])))" office:value-type="float" office:value="47" calcext:value-type="float">
            <text:p>47</text:p>
          </table:table-cell>
          <table:table-cell table:formula="of:=IF([.D89]=0;MID([.$D$85];[.$D$4];1);IF([.D89]=[.$D$4];MID([.$D$85];[.$D$4];1);MID([.$D$85];[.D89];1)))" office:value-type="string" office:string-value="e" calcext:value-type="string">
            <text:p>e</text:p>
          </table:table-cell>
          <table:table-cell table:number-columns-repeated="1019"/>
        </table:table-row>
        <table:table-row table:style-name="ro1">
          <table:table-cell table:style-name="ce28" table:formula="of:=[.E65]" office:value-type="string" office:string-value="y" calcext:value-type="string">
            <text:p>y</text:p>
          </table:table-cell>
          <table:table-cell table:formula="of:=FIND([.A90];[.$D$85];1)" office:value-type="float" office:value="37" calcext:value-type="float">
            <text:p>37</text:p>
          </table:table-cell>
          <table:table-cell table:formula="of:=FIND(MID([.$A$78];5;1);[.$D$85])" office:value-type="float" office:value="34" calcext:value-type="float">
            <text:p>34</text:p>
          </table:table-cell>
          <table:table-cell table:formula="of:=IF(MOD(([.B90]-[.C90])+([.$E$4]+1);LEN([.$A$2]))=0;LEN([.$A$2]);MOD(([.B90]-[.C90])+([.$E$4]+1);LEN([.$A$2])))" office:value-type="float" office:value="28" calcext:value-type="float">
            <text:p>28</text:p>
          </table:table-cell>
          <table:table-cell table:formula="of:=IF([.D90]=0;MID([.$D$85];[.$D$4];1);IF([.D90]=[.$D$4];MID([.$D$85];[.$D$4];1);MID([.$D$85];[.D90];1)))" office:value-type="string" office:string-value="s" calcext:value-type="string">
            <text:p>s</text:p>
          </table:table-cell>
          <table:table-cell table:number-columns-repeated="1019"/>
        </table:table-row>
        <table:table-row table:style-name="ro1">
          <table:table-cell table:style-name="ce28" table:formula="of:=[.E66]" office:value-type="string" office:string-value="9" calcext:value-type="string">
            <text:p>9</text:p>
          </table:table-cell>
          <table:table-cell table:formula="of:=FIND([.A91];[.$D$85];1)" office:value-type="float" office:value="41" calcext:value-type="float">
            <text:p>41</text:p>
          </table:table-cell>
          <table:table-cell table:formula="of:=FIND(MID([.$A$78];6;1);[.$D$85])" office:value-type="float" office:value="28" calcext:value-type="float">
            <text:p>28</text:p>
          </table:table-cell>
          <table:table-cell table:formula="of:=IF(MOD(([.B91]-[.C91])+([.$E$4]+1);LEN([.$A$2]))=0;LEN([.$A$2]);MOD(([.B91]-[.C91])+([.$E$4]+1);LEN([.$A$2])))" office:value-type="float" office:value="38" calcext:value-type="float">
            <text:p>38</text:p>
          </table:table-cell>
          <table:table-cell table:formula="of:=IF([.D91]=0;MID([.$D$85];[.$D$4];1);IF([.D91]=[.$D$4];MID([.$D$85];[.$D$4];1);MID([.$D$85];[.D91];1)))" office:value-type="string" office:string-value="t" calcext:value-type="string">
            <text:p>t</text:p>
          </table:table-cell>
          <table:table-cell table:number-columns-repeated="1019"/>
        </table:table-row>
        <table:table-row table:style-name="ro1">
          <table:table-cell table:style-name="ce28" table:formula="of:=[.E67]" office:value-type="string" office:string-value="v" calcext:value-type="string">
            <text:p>v</text:p>
          </table:table-cell>
          <table:table-cell table:formula="of:=FIND([.A92];[.$D$85];1)" office:value-type="float" office:value="6" calcext:value-type="float">
            <text:p>6</text:p>
          </table:table-cell>
          <table:table-cell table:formula="of:=FIND(MID([.$A$78];7;1);[.$D$85])" office:value-type="float" office:value="22" calcext:value-type="float">
            <text:p>22</text:p>
          </table:table-cell>
          <table:table-cell table:formula="of:=IF(MOD(([.B92]-[.C92])+([.$E$4]+1);LEN([.$A$2]))=0;LEN([.$A$2]);MOD(([.B92]-[.C92])+([.$E$4]+1);LEN([.$A$2])))" office:value-type="float" office:value="9" calcext:value-type="float">
            <text:p>9</text:p>
          </table:table-cell>
          <table:table-cell table:formula="of:=IF([.D92]=0;MID([.$D$85];[.$D$4];1);IF([.D92]=[.$D$4];MID([.$D$85];[.$D$4];1);MID([.$D$85];[.D92];1)))" office:value-type="string" office:string-value="#" calcext:value-type="string">
            <text:p>#</text:p>
          </table:table-cell>
          <table:table-cell table:number-columns-repeated="1019"/>
        </table:table-row>
        <table:table-row table:style-name="ro1">
          <table:table-cell table:style-name="ce28" table:formula="of:=[.E68]" office:value-type="string" office:string-value="g" calcext:value-type="string">
            <text:p>g</text:p>
          </table:table-cell>
          <table:table-cell table:formula="of:=FIND([.A93];[.$D$85];1)" office:value-type="float" office:value="19" calcext:value-type="float">
            <text:p>19</text:p>
          </table:table-cell>
          <table:table-cell table:formula="of:=FIND(MID([.$A$78];8;1);[.$D$85])" office:value-type="float" office:value="40" calcext:value-type="float">
            <text:p>40</text:p>
          </table:table-cell>
          <table:table-cell table:formula="of:=IF(MOD(([.B93]-[.C93])+([.$E$4]+1);LEN([.$A$2]))=0;LEN([.$A$2]);MOD(([.B93]-[.C93])+([.$E$4]+1);LEN([.$A$2])))" office:value-type="float" office:value="4" calcext:value-type="float">
            <text:p>4</text:p>
          </table:table-cell>
          <table:table-cell table:formula="of:=IF([.D93]=0;MID([.$D$85];[.$D$4];1);IF([.D93]=[.$D$4];MID([.$D$85];[.$D$4];1);MID([.$D$85];[.D93];1)))" office:value-type="string" office:string-value="m" calcext:value-type="string">
            <text:p>m</text:p>
          </table:table-cell>
          <table:table-cell table:number-columns-repeated="1019"/>
        </table:table-row>
        <table:table-row table:style-name="ro1">
          <table:table-cell table:style-name="ce28" table:formula="of:=[.E69]" office:value-type="string" office:string-value="t" calcext:value-type="string">
            <text:p>t</text:p>
          </table:table-cell>
          <table:table-cell table:formula="of:=FIND([.A94];[.$D$85];1)" office:value-type="float" office:value="38" calcext:value-type="float">
            <text:p>38</text:p>
          </table:table-cell>
          <table:table-cell table:formula="of:=FIND(MID([.$A$78];9;1);[.$D$85])" office:value-type="float" office:value="16" calcext:value-type="float">
            <text:p>16</text:p>
          </table:table-cell>
          <table:table-cell table:formula="of:=IF(MOD(([.B94]-[.C94])+([.$E$4]+1);LEN([.$A$2]))=0;LEN([.$A$2]);MOD(([.B94]-[.C94])+([.$E$4]+1);LEN([.$A$2])))" office:value-type="float" office:value="47" calcext:value-type="float">
            <text:p>47</text:p>
          </table:table-cell>
          <table:table-cell table:formula="of:=IF([.D94]=0;MID([.$D$85];[.$D$4];1);IF([.D94]=[.$D$4];MID([.$D$85];[.$D$4];1);MID([.$D$85];[.D94];1)))" office:value-type="string" office:string-value="e" calcext:value-type="string">
            <text:p>e</text:p>
          </table:table-cell>
          <table:table-cell table:number-columns-repeated="1019"/>
        </table:table-row>
        <table:table-row table:style-name="ro1">
          <table:table-cell table:style-name="ce28" table:formula="of:=[.E70]" office:value-type="string" office:string-value="7" calcext:value-type="string">
            <text:p>7</text:p>
          </table:table-cell>
          <table:table-cell table:formula="of:=FIND([.A95];[.$D$85];1)" office:value-type="float" office:value="31" calcext:value-type="float">
            <text:p>31</text:p>
          </table:table-cell>
          <table:table-cell table:formula="of:=FIND(MID([.$A$78];10;1);[.$D$85])" office:value-type="float" office:value="28" calcext:value-type="float">
            <text:p>28</text:p>
          </table:table-cell>
          <table:table-cell table:formula="of:=IF(MOD(([.B95]-[.C95])+([.$E$4]+1);LEN([.$A$2]))=0;LEN([.$A$2]);MOD(([.B95]-[.C95])+([.$E$4]+1);LEN([.$A$2])))" office:value-type="float" office:value="28" calcext:value-type="float">
            <text:p>28</text:p>
          </table:table-cell>
          <table:table-cell table:formula="of:=IF([.D95]=0;MID([.$D$85];[.$D$4];1);IF([.D95]=[.$D$4];MID([.$D$85];[.$D$4];1);MID([.$D$85];[.D95];1)))" office:value-type="string" office:string-value="s" calcext:value-type="string">
            <text:p>s</text:p>
          </table:table-cell>
          <table:table-cell table:number-columns-repeated="1019"/>
        </table:table-row>
        <table:table-row table:style-name="ro1">
          <table:table-cell table:style-name="ce28" table:formula="of:=[.E71]" office:value-type="string" office:string-value="1" calcext:value-type="string">
            <text:p>1</text:p>
          </table:table-cell>
          <table:table-cell table:formula="of:=FIND([.A96];[.$D$85];1)" office:value-type="float" office:value="22" calcext:value-type="float">
            <text:p>22</text:p>
          </table:table-cell>
          <table:table-cell table:formula="of:=FIND(MID([.$A$78];11;1);[.$D$85])" office:value-type="float" office:value="19" calcext:value-type="float">
            <text:p>19</text:p>
          </table:table-cell>
          <table:table-cell table:formula="of:=IF(MOD(([.B96]-[.C96])+([.$E$4]+1);LEN([.$A$2]))=0;LEN([.$A$2]);MOD(([.B96]-[.C96])+([.$E$4]+1);LEN([.$A$2])))" office:value-type="float" office:value="28" calcext:value-type="float">
            <text:p>28</text:p>
          </table:table-cell>
          <table:table-cell table:formula="of:=IF([.D96]=0;MID([.$D$85];[.$D$4];1);IF([.D96]=[.$D$4];MID([.$D$85];[.$D$4];1);MID([.$D$85];[.D96];1)))" office:value-type="string" office:string-value="s" calcext:value-type="string">
            <text:p>s</text:p>
          </table:table-cell>
          <table:table-cell table:number-columns-repeated="1019"/>
        </table:table-row>
        <table:table-row table:style-name="ro1">
          <table:table-cell table:style-name="ce28" table:formula="of:=[.E72]" office:value-type="string" office:string-value="~" calcext:value-type="string">
            <text:p>~</text:p>
          </table:table-cell>
          <table:table-cell table:formula="of:=FIND([.A97];[.$D$85];1)" office:value-type="float" office:value="8" calcext:value-type="float">
            <text:p>8</text:p>
          </table:table-cell>
          <table:table-cell table:formula="of:=FIND(MID([.$A$78];12;1);[.$D$85])" office:value-type="float" office:value="37" calcext:value-type="float">
            <text:p>37</text:p>
          </table:table-cell>
          <table:table-cell table:formula="of:=IF(MOD(([.B97]-[.C97])+([.$E$4]+1);LEN([.$A$2]))=0;LEN([.$A$2]);MOD(([.B97]-[.C97])+([.$E$4]+1);LEN([.$A$2])))" office:value-type="float" office:value="90" calcext:value-type="float">
            <text:p>90</text:p>
          </table:table-cell>
          <table:table-cell table:formula="of:=IF([.D97]=0;MID([.$D$85];[.$D$4];1);IF([.D97]=[.$D$4];MID([.$D$85];[.$D$4];1);MID([.$D$85];[.D97];1)))" office:value-type="string" office:string-value="a" calcext:value-type="string">
            <text:p>a</text:p>
          </table:table-cell>
          <table:table-cell table:number-columns-repeated="1019"/>
        </table:table-row>
        <table:table-row table:style-name="ro1">
          <table:table-cell table:style-name="ce28" table:formula="of:=[.E73]" office:value-type="string" office:string-value="Q" calcext:value-type="string">
            <text:p>Q</text:p>
          </table:table-cell>
          <table:table-cell table:formula="of:=FIND([.A98];[.$D$85];1)" office:value-type="float" office:value="26" calcext:value-type="float">
            <text:p>26</text:p>
          </table:table-cell>
          <table:table-cell table:formula="of:=FIND(MID([.$A$78];13;1);[.$D$85])" office:value-type="float" office:value="32" calcext:value-type="float">
            <text:p>32</text:p>
          </table:table-cell>
          <table:table-cell table:formula="of:=IF(MOD(([.B98]-[.C98])+([.$E$4]+1);LEN([.$A$2]))=0;LEN([.$A$2]);MOD(([.B98]-[.C98])+([.$E$4]+1);LEN([.$A$2])))" office:value-type="float" office:value="19" calcext:value-type="float">
            <text:p>19</text:p>
          </table:table-cell>
          <table:table-cell table:formula="of:=IF([.D98]=0;MID([.$D$85];[.$D$4];1);IF([.D98]=[.$D$4];MID([.$D$85];[.$D$4];1);MID([.$D$85];[.D98];1)))" office:value-type="string" office:string-value="g" calcext:value-type="string">
            <text:p>g</text:p>
          </table:table-cell>
          <table:table-cell table:number-columns-repeated="1019"/>
        </table:table-row>
        <table:table-row table:style-name="ro1">
          <table:table-cell table:style-name="ce28" table:formula="of:=[.E74]" office:value-type="string" office:string-value="L" calcext:value-type="string">
            <text:p>L</text:p>
          </table:table-cell>
          <table:table-cell table:formula="of:=FIND([.A99];[.$D$85];1)" office:value-type="float" office:value="62" calcext:value-type="float">
            <text:p>62</text:p>
          </table:table-cell>
          <table:table-cell table:formula="of:=FIND(MID([.$A$78];14;1);[.$D$85])" office:value-type="float" office:value="40" calcext:value-type="float">
            <text:p>40</text:p>
          </table:table-cell>
          <table:table-cell table:formula="of:=IF(MOD(([.B99]-[.C99])+([.$E$4]+1);LEN([.$A$2]))=0;LEN([.$A$2]);MOD(([.B99]-[.C99])+([.$E$4]+1);LEN([.$A$2])))" office:value-type="float" office:value="47" calcext:value-type="float">
            <text:p>47</text:p>
          </table:table-cell>
          <table:table-cell table:formula="of:=IF([.D99]=0;MID([.$D$85];[.$D$4];1);IF([.D99]=[.$D$4];MID([.$D$85];[.$D$4];1);MID([.$D$85];[.D99];1)))" office:value-type="string" office:string-value="e" calcext:value-type="string">
            <text:p>e</text:p>
          </table:table-cell>
          <table:table-cell table:number-columns-repeated="1019"/>
        </table:table-row>
        <table:table-row table:style-name="ro1">
          <table:table-cell table:style-name="ce28" table:formula="of:=[.E75]" office:value-type="string" office:string-value="J" calcext:value-type="string">
            <text:p>J</text:p>
          </table:table-cell>
          <table:table-cell table:formula="of:=FIND([.A100];[.$D$85];1)" office:value-type="float" office:value="45" calcext:value-type="float">
            <text:p>45</text:p>
          </table:table-cell>
          <table:table-cell table:formula="of:=FIND(MID([.$A$78];15;1);[.$D$85])" office:value-type="float" office:value="78" calcext:value-type="float">
            <text:p>78</text:p>
          </table:table-cell>
          <table:table-cell table:formula="of:=IF(MOD(([.B100]-[.C100])+([.$E$4]+1);LEN([.$A$2]))=0;LEN([.$A$2]);MOD(([.B100]-[.C100])+([.$E$4]+1);LEN([.$A$2])))" office:value-type="float" office:value="86" calcext:value-type="float">
            <text:p>86</text:p>
          </table:table-cell>
          <table:table-cell table:formula="of:=IF([.D100]=0;MID([.$D$85];[.$D$4];1);IF([.D100]=[.$D$4];MID([.$D$85];[.$D$4];1);MID([.$D$85];[.D100];1)))" office:value-type="string" office:string-value="_" calcext:value-type="string">
            <text:p>_</text:p>
          </table:table-cell>
          <table:table-cell table:number-columns-repeated="1019"/>
        </table:table-row>
        <table:table-row table:style-name="ro1">
          <table:table-cell table:style-name="ce28" table:formula="of:=[.E76]" office:value-type="string" office:string-value="S" calcext:value-type="string">
            <text:p>S</text:p>
          </table:table-cell>
          <table:table-cell table:formula="of:=FIND([.A101];[.$D$85];1)" office:value-type="float" office:value="80" calcext:value-type="float">
            <text:p>80</text:p>
          </table:table-cell>
          <table:table-cell table:formula="of:=FIND(MID([.$A$78];16;1);[.$D$85])" office:value-type="float" office:value="19" calcext:value-type="float">
            <text:p>19</text:p>
          </table:table-cell>
          <table:table-cell table:formula="of:=IF(MOD(([.B101]-[.C101])+([.$E$4]+1);LEN([.$A$2]))=0;LEN([.$A$2]);MOD(([.B101]-[.C101])+([.$E$4]+1);LEN([.$A$2])))" office:value-type="float" office:value="86" calcext:value-type="float">
            <text:p>86</text:p>
          </table:table-cell>
          <table:table-cell table:formula="of:=IF([.D101]=0;MID([.$D$85];[.$D$4];1);IF([.D101]=[.$D$4];MID([.$D$85];[.$D$4];1);MID([.$D$85];[.D101];1)))" office:value-type="string" office:string-value="_" calcext:value-type="string">
            <text:p>_</text:p>
          </table:table-cell>
          <table:table-cell table:number-columns-repeated="1019"/>
        </table:table-row>
        <table:table-row table:style-name="ro1">
          <table:table-cell table:style-name="ce28" table:formula="of:=COM.MICROSOFT.CONCAT([.$E$86];[.$E$87];[.$E$88];[.$E$89];[.$E$90];[.$E$91];[.$E$92];[.$E$93];[.$E$94];[.$E$95];[.$E$96];[.$E$97];[.$E$98];[.$E$99];[.$E$100];[.$E$101])" office:value-type="string" office:string-value="a#test#message__" calcext:value-type="string">
            <text:p>a#test#message_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number-columns-repeated="4"/>
          <table:table-cell table:style-name="ce27"/>
          <table:table-cell table:number-columns-repeated="1019"/>
        </table:table-row>
        <table:table-row table:style-name="ro1" table:number-rows-repeated="4">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ce29" table:formula="of:=[$Encrypt.$A$102]" office:value-type="string" office:string-value="?Ql*X3aD&amp;=Gm5MZ-" calcext:value-type="string">
            <text:p>?Ql*X3aD&amp;=Gm5MZ-</text:p>
          </table:table-cell>
          <table:table-cell table:style-name="ce34" table:formula="of:=[.$A$102]" office:value-type="string" office:string-value="a#test#message__" calcext:value-type="string">
            <text:p>a#test#message__</text:p>
          </table:table-cell>
          <table:table-cell table:style-name="ce27" table:formula="of:=[Encrypt.$A$102]" office:value-type="string" office:string-value="?Ql*X3aD&amp;=Gm5MZ-" calcext:value-type="string">
            <text:p>?Ql*X3aD&amp;=Gm5MZ-</text:p>
          </table:table-cell>
          <table:table-cell table:style-name="ce8" table:formula="of:=[$Encrypt.$E$2]" office:value-type="float" office:value="24" calcext:value-type="float">
            <text:p>24</text:p>
          </table:table-cell>
          <table:table-cell table:style-name="ce8" table:formula="of:=[$Encrypt.$F$2]" office:value-type="float" office:value="11" calcext:value-type="float">
            <text:p>11</text:p>
          </table:table-cell>
          <table:table-cell table:style-name="ce8" table:formula="of:=[$Encrypt.$G$2]" office:value-type="float" office:value="60" calcext:value-type="float">
            <text:p>60</text:p>
          </table:table-cell>
          <table:table-cell table:style-name="ce8" table:formula="of:=[$Encrypt.$H$2]" office:value-type="float" office:value="57" calcext:value-type="float">
            <text:p>57</text:p>
          </table:table-cell>
          <table:table-cell table:style-name="ce18" table:formula="of:=[$Encrypt.$I$2]" office:value-type="float" office:value="0" calcext:value-type="float">
            <text:p>0</text:p>
          </table:table-cell>
          <table:table-cell table:number-columns-repeated="1015"/>
        </table:table-row>
        <table:table-row table:style-name="ro1">
          <table:table-cell table:style-name="ce26" table:formula="of:=[Encrypt.A213]" office:value-type="float" office:value="0" calcext:value-type="float">
            <text:p>0</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Ql*X3aD&amp;=Gm5MZ-" calcext:value-type="string">
            <text:p>?Ql*X3aD&amp;=Gm5MZ-</text:p>
          </table:table-cell>
          <table:table-cell office:value-type="string" calcext:value-type="string">
            <text:p>////////////////</text:p>
          </table:table-cell>
          <table:table-cell/>
          <table:table-cell table:formula="of:=LEN([.$A$2])" office:value-type="float" office:value="94" calcext:value-type="float">
            <text:p>94</text:p>
          </table:table-cell>
          <table:table-cell table:style-name="Default" table:formula="of:=MOD([.E112];LEN([.$A$2]))" office:value-type="float" office:value="24" calcext:value-type="float">
            <text:p>24</text:p>
          </table:table-cell>
          <table:table-cell table:formula="of:=MOD([.F112];LEN([.$A$2]))" office:value-type="float" office:value="11" calcext:value-type="float">
            <text:p>11</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Multi Encrypt" table:style-name="ta1">
        <office:forms form:automatic-focus="false" form:apply-design-mode="false"/>
        <table:table-column table:style-name="co27" table:default-cell-style-name="ce23"/>
        <table:table-column table:style-name="co28" table:default-cell-style-name="ce64"/>
        <table:table-column table:style-name="co29" table:default-cell-style-name="Default"/>
        <table:table-column table:style-name="co30" table:default-cell-style-name="Default"/>
        <table:table-column table:style-name="co31" table:default-cell-style-name="ce28"/>
        <table:table-column table:style-name="co32" table:default-cell-style-name="ce68"/>
        <table:table-column table:style-name="co33" table:default-cell-style-name="ce28"/>
        <table:table-column table:style-name="co34" table:default-cell-style-name="ce87"/>
        <table:table-column table:style-name="co35" table:default-cell-style-name="Default"/>
        <table:table-column table:style-name="co11" table:number-columns-repeated="1015" table:default-cell-style-name="Default"/>
        <table:table-row table:style-name="ro1">
          <table:table-cell table:style-name="ce47" table:formula="of:=INDIRECT(COM.MICROSOFT.CONCAT([.$F$1];[.$G$1]))" office:value-type="string" office:string-value="lP3m&gt;vx~#')*+,-$E^g/012\NQMs4678hW%Vyt!r9:&lt;&amp;JDeb.B&quot;]?@CUpGno L5AHIOj{X}[zc|uYwKSTZ(=R_`dFafikq" calcext:value-type="string">
            <text:p>lP3m&gt;vx~#')*+,-$E^g/012\NQMs4678hW%Vyt!r9:&lt;&amp;JDeb.B"]?@CUpGno L5AHIOj{X}[zc|uYwKSTZ(=R_`dFafikq</text:p>
          </table:table-cell>
          <table:table-cell table:style-name="ce32" table:number-columns-repeated="4"/>
          <table:table-cell table:style-name="ce69" office:value-type="string" calcext:value-type="string">
            <text:p>J</text:p>
          </table:table-cell>
          <table:table-cell table:style-name="ce77" office:value-type="float" office:value="13" calcext:value-type="float">
            <text:p>13</text:p>
          </table:table-cell>
          <table:table-cell table:style-name="ce49" office:value-type="string" calcext:value-type="string">
            <text:p>CHR SET LEN = </text:p>
          </table:table-cell>
          <table:table-cell table:formula="of:=LEN([.$A$1])" office:value-type="float" office:value="94" calcext:value-type="float">
            <text:p>94</text:p>
          </table:table-cell>
          <table:table-cell table:style-name="ce32" office:value-type="string" calcext:value-type="string">
            <text:p>ACTIVE CS</text:p>
          </table:table-cell>
          <table:table-cell table:style-name="ce28" table:formula="of:=INDIRECT(COM.MICROSOFT.CONCAT([.$F$1];[.$G$1]))" office:value-type="string" office:string-value="lP3m&gt;vx~#')*+,-$E^g/012\NQMs4678hW%Vyt!r9:&lt;&amp;JDeb.B&quot;]?@CUpGno L5AHIOj{X}[zc|uYwKSTZ(=R_`dFafikq" calcext:value-type="string">
            <text:p>lP3m&gt;vx~#')*+,-$E^g/012\NQMs4678hW%Vyt!r9:&lt;&amp;JDeb.B"]?@CUpGno L5AHIOj{X}[zc|uYwKSTZ(=R_`dFafikq</text:p>
          </table:table-cell>
          <table:table-cell office:value-type="string" calcext:value-type="string">
            <text:p>J</text:p>
          </table:table-cell>
          <table:table-cell office:value-type="float" office:value="12" calcext:value-type="float">
            <text:p>12</text:p>
          </table:table-cell>
          <table:table-cell table:number-columns-repeated="1011"/>
        </table:table-row>
        <table:table-row table:style-name="ro1">
          <table:table-cell table:style-name="ce46" table:formula="of:=[$Encrypt.$A$3]" office:value-type="string" office:string-value=",ysHWs1r$sgy8rwgFx Q7f2B_f#xKBW}gK3!DfWu7f(K#u`R0[8ExQ5?3QF[a?H`7':6oM,y:MG'[ybobC/fUU?}&gt;U,CU}7(A#Beautiful#MindA#Beautiful#MindA#Beautiful#Mind" calcext:value-type="string">
            <text:p>,ysHWs1r$sgy8rwgFx Q7f2B_f#xKBW}gK3!DfWu7f(K#u`R0[8ExQ5?3QF[a?H`7':6oM,y:MG'[ybobC/fUU?}&gt;U,CU}7(A#Beautiful#MindA#Beautiful#MindA#Beautiful#Mind</text:p>
          </table:table-cell>
          <table:table-cell table:style-name="ce30" table:number-columns-repeated="3"/>
          <table:table-cell table:style-name="ce49" office:value-type="string" calcext:value-type="string">
            <text:p>CHAR SET – &gt;&gt;</text:p>
          </table:table-cell>
          <table:table-cell table:style-name="ce65" table:formula="of:=INDIRECT(COM.MICROSOFT.CONCAT(&quot;I&quot;;[.G1]))" office:value-type="string" office:string-value="Encrypt D8" calcext:value-type="string">
            <text:p>Encrypt D8</text:p>
          </table:table-cell>
          <table:table-cell table:style-name="ce86"/>
          <table:table-cell table:style-name="ce49" office:value-type="string" calcext:value-type="string">
            <text:p>OTP LENGTH = </text:p>
          </table:table-cell>
          <table:table-cell table:formula="of:=LEN([.A2])" office:value-type="float" office:value="144" calcext:value-type="float">
            <text:p>144</text:p>
          </table:table-cell>
          <table:table-cell table:number-columns-repeated="1015"/>
        </table:table-row>
        <table:table-row table:style-name="ro1">
          <table:table-cell table:style-name="ce57" table:formula="of:=INDIRECT(COM.MICROSOFT.CONCAT([.C3];[.D3]))" office:value-type="string" office:string-value="origin, eight, father, love, can, greatest, minute, that, arrive" calcext:value-type="string">
            <text:p>origin, eight, father, love, can, greatest, minute, that, arrive</text:p>
          </table:table-cell>
          <table:table-cell table:style-name="ce70"/>
          <table:table-cell table:style-name="ce76" office:value-type="string" calcext:value-type="string">
            <text:p>a</text:p>
          </table:table-cell>
          <table:table-cell table:style-name="ce77" office:value-type="float" office:value="83" calcext:value-type="float">
            <text:p>83</text:p>
          </table:table-cell>
          <table:table-cell table:style-name="ce49" office:value-type="string" calcext:value-type="string">
            <text:p>ENCRYPTION - &gt;&gt;</text:p>
          </table:table-cell>
          <table:table-cell table:style-name="ce82" table:formula="of:=COM.MICROSOFT.CONCAT([.$F$10:.$F$73])" office:value-type="string" office:string-value="cYQ=8`Vx5QtXX@J$RJqz})=&quot;]3U0D66VhD1Kk`[4n%3D+c]OnNDwJnnfE`R^V&quot;}r" calcext:value-type="string">
            <text:p>cYQ=8`Vx5QtXX@J$RJqz})="]3U0D66VhD1Kk`[4n%3D+c]OnNDwJnnfE`R^V"}r</text:p>
          </table:table-cell>
          <table:table-cell table:style-name="ce20" table:number-columns-repeated="5"/>
          <table:table-cell table:style-name="ce30" table:number-columns-repeated="69"/>
          <table:table-cell table:style-name="ce20" table:number-columns-repeated="944"/>
        </table:table-row>
        <table:table-row table:style-name="ro1">
          <table:table-cell table:style-name="ce49" table:formula="of:=COM.MICROSOFT.CONCAT(&quot;MSG LEN =  &quot;;LEN([.$A$3]);&quot;  OTP LEN = &quot;;LEN([.$A$2]);&quot;   CHAR SET LEN = &quot;;LEN([.$A$1]))" office:value-type="string" office:string-value="MSG LEN =  64  OTP LEN = 144   CHAR SET LEN = 94" calcext:value-type="string">
            <text:p>MSG LEN = <text:s/>64 <text:s/>OTP LEN = 144 <text:s text:c="2"/>CHAR SET LEN = 94</text:p>
          </table:table-cell>
          <table:table-cell table:style-name="ce16" table:formula="of:=COM.MICROSOFT.CONCAT(&quot;__&quot;;LEFT([.$A$1];LEN([.$A$3])))" office:value-type="string" office:string-value="__lP3m&gt;vx~#')*+,-$E^g/012\NQMs4678hW%Vyt!r9:&lt;&amp;JDeb.B&quot;]?@CUpGno L5A" calcext:value-type="string">
            <text:p>__lP3m&gt;vx~#')*+,-$E^g/012\NQMs4678hW%Vyt!r9:&lt;&amp;JDeb.B"]?@CUpGno L5A</text:p>
          </table:table-cell>
          <table:table-cell table:style-name="ce17" table:number-columns-repeated="2"/>
          <table:table-cell table:style-name="ce49" office:value-type="string" calcext:value-type="string">
            <text:p>DECRYPTION - &gt;&gt;</text:p>
          </table:table-cell>
          <table:table-cell table:style-name="ce60" table:formula="of:=COM.MICROSOFT.CONCAT([.$H$10:.$H$73])">
            <text:p/>
          </table:table-cell>
          <table:table-cell table:style-name="ce60"/>
          <table:table-cell table:style-name="ce20" table:number-columns-repeated="4"/>
          <table:table-cell table:style-name="ce30" table:number-columns-repeated="69"/>
          <table:table-cell table:style-name="ce20" table:number-columns-repeated="944"/>
        </table:table-row>
        <table:table-row table:style-name="ro1">
          <table:table-cell table:style-name="ce53" table:formula="of:=IF(LEN([.$A$3])&lt;64;COM.MICROSOFT.CONCAT([.$A$3];LEFT([.$A$1];64-LEN([.$A$3])));[.$A$3])" office:value-type="string" office:string-value="origin, eight, father, love, can, greatest, minute, that, arrive" calcext:value-type="string">
            <text:p>origin, eight, father, love, can, greatest, minute, that, arrive</text:p>
          </table:table-cell>
          <table:table-cell table:style-name="ce56" table:number-columns-repeated="3"/>
          <table:table-cell table:style-name="ce18" table:formula="of:=COM.MICROSOFT.CONCAT(&quot;&lt;&lt;--ADJ MSG LEN-- &gt;&gt; &quot;; LEN([.A5]))" office:value-type="string" office:string-value="&lt;&lt;--ADJ MSG LEN-- &gt;&gt; 64" calcext:value-type="string">
            <text:p>&lt;&lt;--ADJ MSG LEN-- &gt;&gt; 64</text:p>
          </table:table-cell>
          <table:table-cell table:style-name="ce59" table:number-columns-repeated="2"/>
          <table:table-cell table:style-name="ce49" table:number-columns-repeated="4"/>
          <table:table-cell table:style-name="ce30" table:number-columns-repeated="35"/>
          <table:table-cell table:style-name="ce20" table:number-columns-repeated="978"/>
        </table:table-row>
        <table:table-row table:style-name="ro1">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54"/>
          <table:table-cell table:style-name="ce63" table:number-columns-repeated="1023"/>
        </table:table-row>
        <table:table-row table:style-name="ro1">
          <table:table-cell table:style-name="ce47" table:formula="of:=IF(OR([.C3]=&quot;b&quot;;[.C3]=&quot;B&quot;);COM.MICROSOFT.CONCAT(&quot;DECRYPTING MESSAGE &quot;;[.C3];[.D3];&quot; WITH &quot;;[.F1];[.G1];&quot;  CHARACTER SET&quot;);COM.MICROSOFT.CONCAT(&quot;ENCRYPTING MESSAGE LINE &quot;;[.C3];[.D3];&quot; WITH &quot;;[.F1];[.G1];&quot; CHARACTER SET.  MANUALLY COPY CELL F3 ENCRYPTION TO B&quot;;[.D3]; &quot; PASTE SPECIAL - UNFORMATTED TEXT.&quot;))" office:value-type="string" office:string-value="ENCRYPTING MESSAGE LINE a83 WITH J13 CHARACTER SET.  MANUALLY COPY CELL F3 ENCRYPTION TO B83 PASTE SPECIAL - UNFORMATTED TEXT." calcext:value-type="string">
            <text:p>ENCRYPTING MESSAGE LINE a83 WITH J13 CHARACTER SET. <text:s/>MANUALLY COPY CELL F3 ENCRYPTION TO B83 PASTE SPECIAL - UNFORMATTED TEXT.</text:p>
          </table:table-cell>
          <table:table-cell table:style-name="ce32" table:number-columns-repeated="1023"/>
        </table:table-row>
        <table:table-row table:style-name="ro1">
          <table:table-cell table:style-name="ce54" office:value-type="string" calcext:value-type="string">
            <text:p>Message Characters</text:p>
          </table:table-cell>
          <table:table-cell table:style-name="ce63" office:value-type="string" calcext:value-type="string">
            <text:p>OTP</text:p>
          </table:table-cell>
          <table:table-cell table:style-name="ce63" office:value-type="string" calcext:value-type="string">
            <text:p>M Char</text:p>
          </table:table-cell>
          <table:table-cell table:style-name="ce63" office:value-type="string" calcext:value-type="string">
            <text:p><text:s text:c="2"/>O Char</text:p>
          </table:table-cell>
          <table:table-cell table:style-name="ce63" office:value-type="string" calcext:value-type="string">
            <text:p>M+O mod CS</text:p>
          </table:table-cell>
          <table:table-cell table:style-name="ce63" office:value-type="string" calcext:value-type="string">
            <text:p>ENCRYPTED</text:p>
          </table:table-cell>
          <table:table-cell table:style-name="ce63" office:value-type="string" calcext:value-type="string">
            <text:p><text:s/>E – O mod CS</text:p>
          </table:table-cell>
          <table:table-cell table:style-name="ce63" office:value-type="string" calcext:value-type="string">
            <text:p>DECRYPTED</text:p>
          </table:table-cell>
          <table:table-cell table:style-name="ce63" office:value-type="string" calcext:value-type="string">
            <text:p>SHEET# <text:s/>ROW#</text:p>
          </table:table-cell>
          <table:table-cell table:style-name="ce63" office:value-type="string" calcext:value-type="string">
            <text:p><text:s text:c="2"/>PERMUTATED CHARACTER SETS</text:p>
          </table:table-cell>
          <table:table-cell table:style-name="ce63" table:number-columns-repeated="1014"/>
        </table:table-row>
        <table:table-row table:style-name="ro1">
          <table:table-cell table:formula="of:=MID([.$A$5];1;1)" office:value-type="string" office:string-value="o" calcext:value-type="string">
            <text:p>o</text:p>
          </table:table-cell>
          <table:table-cell table:formula="of:=MID([.$A$2];1;1)" office:value-type="string" office:string-value="," calcext:value-type="string">
            <text:p>,</text:p>
          </table:table-cell>
          <table:table-cell table:formula="of:=FIND([.A10];[.$A$1];1)" office:value-type="float" office:value="60" calcext:value-type="float">
            <text:p>60</text:p>
          </table:table-cell>
          <table:table-cell table:formula="of:=FIND([.B10];[.$A$1];1)" office:value-type="float" office:value="14" calcext:value-type="float">
            <text:p>14</text:p>
          </table:table-cell>
          <table:table-cell table:formula="of:=IF(OR([.$C$3]=&quot;a&quot;;[.$C$3]=&quot;A&quot;);IF(MOD([.C10]+[.D10];[.$I$1])=0;94;MOD([.C10]+[.D10];[.$I$1]));[.C10])" office:value-type="float" office:value="74" calcext:value-type="float">
            <text:p>74</text:p>
          </table:table-cell>
          <table:table-cell table:formula="of:=IF(OR([.$C$3]=&quot;A&quot;;[.$C$3]=&quot;a&quot;);MID([.$A$1];[.E10];1);&quot;&quot;)" office:value-type="string" office:string-value="c" calcext:value-type="string">
            <text:p>c</text:p>
          </table:table-cell>
          <table:table-cell table:formula="of:=IF(OR([.$C$3]=&quot;B&quot;;[.$C$3]=&quot;b&quot;);IF(MOD([.E10]-[.D10];[.$I$1])=0;94;IF([.E10]&lt;[.D10];IF(AND([.D10]&lt;12;[.E10]=1);([.$I$1]-[.D10]);(([.E10]-[.D10]))+[.$I$1]);MOD([.E10]-[.D10];[.$I$1])));&quot;&quot;)">
            <text:p/>
          </table:table-cell>
          <table:table-cell table:formula="of:=IF(OR([.$C$3]=&quot;B&quot;;[.$C$3]=&quot;b&quot;);MID([.$A$1];[.G10];1);&quot;&quot;)">
            <text:p/>
          </table:table-cell>
          <table:table-cell table:style-name="ce69" office:value-type="string" calcext:value-type="string">
            <text:p>Encrypt D83</text:p>
          </table:table-cell>
          <table:table-cell table:style-name="ce32" table:formula="of:=[$Encrypt.D83]" office:value-type="string" office:string-value="$f, -P&quot;b=R_`dFaikq3m&gt;vx~#)*E^g/012\NQMs4678hW%Vyt!r9:&lt;&amp;JDe.+'B]?@CUpGnoL5AHIOj{X}[z|uYwKSTZ(lc" calcext:value-type="string">
            <text:p>$f, -P"b=R_`dFaikq3m&gt;vx~#)*E^g/012\NQMs4678hW%Vyt!r9:&lt;&amp;JDe.+'B]?@CUpGnoL5AHIOj{X}[z|uYwKSTZ(lc</text:p>
          </table:table-cell>
          <table:table-cell table:style-name="ce32" table:number-columns-repeated="7"/>
          <table:table-cell table:number-columns-repeated="1007"/>
        </table:table-row>
        <table:table-row table:style-name="ro1">
          <table:table-cell table:formula="of:=MID([.$A$5];2;1)" office:value-type="string" office:string-value="r" calcext:value-type="string">
            <text:p>r</text:p>
          </table:table-cell>
          <table:table-cell table:formula="of:=MID([.$A$2];2;1)" office:value-type="string" office:string-value="y" calcext:value-type="string">
            <text:p>y</text:p>
          </table:table-cell>
          <table:table-cell table:formula="of:=FIND([.A11];[.$A$1];1)" office:value-type="float" office:value="40" calcext:value-type="float">
            <text:p>40</text:p>
          </table:table-cell>
          <table:table-cell table:formula="of:=FIND([.B11];[.$A$1];1)" office:value-type="float" office:value="37" calcext:value-type="float">
            <text:p>37</text:p>
          </table:table-cell>
          <table:table-cell table:formula="of:=IF(OR([.$C$3]=&quot;a&quot;;[.$C$3]=&quot;A&quot;);IF(MOD([.C11]+[.D11];[.$I$1])=0;94;MOD([.C11]+[.D11];[.$I$1]));[.C11])" office:value-type="float" office:value="77" calcext:value-type="float">
            <text:p>77</text:p>
          </table:table-cell>
          <table:table-cell table:formula="of:=IF(OR([.$C$3]=&quot;A&quot;;[.$C$3]=&quot;a&quot;);MID([.$A$1];[.E11];1);&quot;&quot;)" office:value-type="string" office:string-value="Y" calcext:value-type="string">
            <text:p>Y</text:p>
          </table:table-cell>
          <table:table-cell table:formula="of:=IF(OR([.$C$3]=&quot;B&quot;;[.$C$3]=&quot;b&quot;);IF(MOD([.E11]-[.D11];[.$I$1])=0;94;IF([.E11]&lt;[.D11];IF(AND([.D11]&lt;12;[.E11]=1);([.$I$1]-[.D11]);(([.E11]-[.D11]))+[.$I$1]);MOD([.E11]-[.D11];[.$I$1])));&quot;&quot;)">
            <text:p/>
          </table:table-cell>
          <table:table-cell table:formula="of:=IF(OR([.$C$3]=&quot;B&quot;;[.$C$3]=&quot;b&quot;);MID([.$A$1];[.G11];1);&quot;&quot;)">
            <text:p/>
          </table:table-cell>
          <table:table-cell table:style-name="ce69" office:value-type="string" calcext:value-type="string">
            <text:p>Encrypt D58</text:p>
          </table:table-cell>
          <table:table-cell table:style-name="ce32" table:formula="of:=[$Encrypt.D58]" office:value-type="string" office:string-value="c +',B]?@CUpGnoL5AHIOj{X}[z|uYwKSTZ(l-P&quot;b=R_`dFafikq3m&gt;vx~#)*$E^g/012\NQMs4678hW%Vyt!r9:&lt;&amp;JDe." calcext:value-type="string">
            <text:p>c +',B]?@CUpGnoL5AHIOj{X}[z|uYwKSTZ(l-P"b=R_`dFafikq3m&gt;vx~#)*$E^g/012\NQMs4678hW%Vyt!r9:&lt;&amp;JDe.</text:p>
          </table:table-cell>
          <table:table-cell table:style-name="ce32" table:number-columns-repeated="7"/>
          <table:table-cell table:number-columns-repeated="1007"/>
        </table:table-row>
        <table:table-row table:style-name="ro1">
          <table:table-cell table:formula="of:=MID([.$A$5];3;1)" office:value-type="string" office:string-value="i" calcext:value-type="string">
            <text:p>i</text:p>
          </table:table-cell>
          <table:table-cell table:formula="of:=MID([.$A$2];3;1)" office:value-type="string" office:string-value="s" calcext:value-type="string">
            <text:p>s</text:p>
          </table:table-cell>
          <table:table-cell table:formula="of:=FIND([.A12];[.$A$1];1)" office:value-type="float" office:value="92" calcext:value-type="float">
            <text:p>92</text:p>
          </table:table-cell>
          <table:table-cell table:formula="of:=FIND([.B12];[.$A$1];1)" office:value-type="float" office:value="28" calcext:value-type="float">
            <text:p>28</text:p>
          </table:table-cell>
          <table:table-cell table:formula="of:=IF(OR([.$C$3]=&quot;a&quot;;[.$C$3]=&quot;A&quot;);IF(MOD([.C12]+[.D12];[.$I$1])=0;94;MOD([.C12]+[.D12];[.$I$1]));[.C12])" office:value-type="float" office:value="26" calcext:value-type="float">
            <text:p>26</text:p>
          </table:table-cell>
          <table:table-cell table:formula="of:=IF(OR([.$C$3]=&quot;A&quot;;[.$C$3]=&quot;a&quot;);MID([.$A$1];[.E12];1);&quot;&quot;)" office:value-type="string" office:string-value="Q" calcext:value-type="string">
            <text:p>Q</text:p>
          </table:table-cell>
          <table:table-cell table:formula="of:=IF(OR([.$C$3]=&quot;B&quot;;[.$C$3]=&quot;b&quot;);IF(MOD([.E12]-[.D12];[.$I$1])=0;94;IF([.E12]&lt;[.D12];IF(AND([.D12]&lt;12;[.E12]=1);([.$I$1]-[.D12]);(([.E12]-[.D12]))+[.$I$1]);MOD([.E12]-[.D12];[.$I$1])));&quot;&quot;)">
            <text:p/>
          </table:table-cell>
          <table:table-cell table:formula="of:=IF(OR([.$C$3]=&quot;B&quot;;[.$C$3]=&quot;b&quot;);MID([.$A$1];[.G12];1);&quot;&quot;)">
            <text:p/>
          </table:table-cell>
          <table:table-cell table:style-name="ce69" office:value-type="string" calcext:value-type="string">
            <text:p>Encrypt D33</text:p>
          </table:table-cell>
          <table:table-cell table:style-name="ce32" table:formula="of:=[$Encrypt.D33]" office:value-type="string" office:string-value="-P&quot;b=R_`dFafikq3m&gt;vx~#')*+,$E^g/012\NQMs4678hW%Vyt!r9:&lt;&amp;JDe.B]?@CUpGno L5AHIOj{X}[zc|uYwKSTZ(l" calcext:value-type="string">
            <text:p>-P"b=R_`dFafikq3m&gt;vx~#')*+,$E^g/012\NQMs4678hW%Vyt!r9:&lt;&amp;JDe.B]?@CUpGno L5AHIOj{X}[zc|uYwKSTZ(l</text:p>
          </table:table-cell>
          <table:table-cell table:style-name="ce32" table:number-columns-repeated="7"/>
          <table:table-cell table:number-columns-repeated="1007"/>
        </table:table-row>
        <table:table-row table:style-name="ro1">
          <table:table-cell table:formula="of:=MID([.$A$5];4;1)" office:value-type="string" office:string-value="g" calcext:value-type="string">
            <text:p>g</text:p>
          </table:table-cell>
          <table:table-cell table:formula="of:=MID([.$A$2];4;1)" office:value-type="string" office:string-value="H" calcext:value-type="string">
            <text:p>H</text:p>
          </table:table-cell>
          <table:table-cell table:formula="of:=FIND([.A13];[.$A$1];1)" office:value-type="float" office:value="19" calcext:value-type="float">
            <text:p>19</text:p>
          </table:table-cell>
          <table:table-cell table:formula="of:=FIND([.B13];[.$A$1];1)" office:value-type="float" office:value="65" calcext:value-type="float">
            <text:p>65</text:p>
          </table:table-cell>
          <table:table-cell table:formula="of:=IF(OR([.$C$3]=&quot;a&quot;;[.$C$3]=&quot;A&quot;);IF(MOD([.C13]+[.D13];[.$I$1])=0;94;MOD([.C13]+[.D13];[.$I$1]));[.C13])" office:value-type="float" office:value="84" calcext:value-type="float">
            <text:p>84</text:p>
          </table:table-cell>
          <table:table-cell table:formula="of:=IF(OR([.$C$3]=&quot;A&quot;;[.$C$3]=&quot;a&quot;);MID([.$A$1];[.E13];1);&quot;&quot;)" office:value-type="string" office:string-value="=" calcext:value-type="string">
            <text:p>=</text:p>
          </table:table-cell>
          <table:table-cell table:formula="of:=IF(OR([.$C$3]=&quot;B&quot;;[.$C$3]=&quot;b&quot;);IF(MOD([.E13]-[.D13];[.$I$1])=0;94;IF([.E13]&lt;[.D13];IF(AND([.D13]&lt;12;[.E13]=1);([.$I$1]-[.D13]);(([.E13]-[.D13]))+[.$I$1]);MOD([.E13]-[.D13];[.$I$1])));&quot;&quot;)">
            <text:p/>
          </table:table-cell>
          <table:table-cell table:formula="of:=IF(OR([.$C$3]=&quot;B&quot;;[.$C$3]=&quot;b&quot;);MID([.$A$1];[.G13];1);&quot;&quot;)">
            <text:p/>
          </table:table-cell>
          <table:table-cell table:style-name="ce69" office:value-type="string" calcext:value-type="string">
            <text:p>Encrypt D8</text:p>
          </table:table-cell>
          <table:table-cell table:style-name="ce32" table:formula="of:=[$Encrypt.D8]" office:value-type="string" office:string-value="lP3m&gt;vx~#')*+,-$E^g/012\NQMs4678hW%Vyt!r9:&lt;&amp;JDeb.B&quot;]?@CUpGno L5AHIOj{X}[zc|uYwKSTZ(=R_`dFafikq" calcext:value-type="string">
            <text:p>lP3m&gt;vx~#')*+,-$E^g/012\NQMs4678hW%Vyt!r9:&lt;&amp;JDeb.B"]?@CUpGno L5AHIOj{X}[zc|uYwKSTZ(=R_`dFafikq</text:p>
          </table:table-cell>
          <table:table-cell table:style-name="ce32" table:number-columns-repeated="7"/>
          <table:table-cell table:number-columns-repeated="1007"/>
        </table:table-row>
        <table:table-row table:style-name="ro1">
          <table:table-cell table:formula="of:=MID([.$A$5];5;1)" office:value-type="string" office:string-value="i" calcext:value-type="string">
            <text:p>i</text:p>
          </table:table-cell>
          <table:table-cell table:formula="of:=MID([.$A$2];5;1)" office:value-type="string" office:string-value="W" calcext:value-type="string">
            <text:p>W</text:p>
          </table:table-cell>
          <table:table-cell table:formula="of:=FIND([.A14];[.$A$1];1)" office:value-type="float" office:value="92" calcext:value-type="float">
            <text:p>92</text:p>
          </table:table-cell>
          <table:table-cell table:formula="of:=FIND([.B14];[.$A$1];1)" office:value-type="float" office:value="34" calcext:value-type="float">
            <text:p>34</text:p>
          </table:table-cell>
          <table:table-cell table:formula="of:=IF(OR([.$C$3]=&quot;a&quot;;[.$C$3]=&quot;A&quot;);IF(MOD([.C14]+[.D14];[.$I$1])=0;94;MOD([.C14]+[.D14];[.$I$1]));[.C14])" office:value-type="float" office:value="32" calcext:value-type="float">
            <text:p>32</text:p>
          </table:table-cell>
          <table:table-cell table:formula="of:=IF(OR([.$C$3]=&quot;A&quot;;[.$C$3]=&quot;a&quot;);MID([.$A$1];[.E14];1);&quot;&quot;)" office:value-type="string" office:string-value="8" calcext:value-type="string">
            <text:p>8</text:p>
          </table:table-cell>
          <table:table-cell table:formula="of:=IF(OR([.$C$3]=&quot;B&quot;;[.$C$3]=&quot;b&quot;);IF(MOD([.E14]-[.D14];[.$I$1])=0;94;IF([.E14]&lt;[.D14];IF(AND([.D14]&lt;12;[.E14]=1);([.$I$1]-[.D14]);(([.E14]-[.D14]))+[.$I$1]);MOD([.E14]-[.D14];[.$I$1])));&quot;&quot;)">
            <text:p/>
          </table:table-cell>
          <table:table-cell table:formula="of:=IF(OR([.$C$3]=&quot;B&quot;;[.$C$3]=&quot;b&quot;);MID([.$A$1];[.G14];1);&quot;&quot;)">
            <text:p/>
          </table:table-cell>
          <table:table-cell table:style-name="ce69" office:value-type="string" calcext:value-type="string">
            <text:p>Encrypt A2</text:p>
          </table:table-cell>
          <table:table-cell table:style-name="ce32" table:formula="of:=[$Encrypt.A2]" office:value-type="string" office:string-value="}[zc|uYwKSTZ(=R_`dFafikqvx~#')*+,-P$E^g/012\NQMl&gt;s4678hW%Vyt !r9:&lt;&amp;JDeb.B&quot;]?@CUpGmno3L5AHIOj{X" calcext:value-type="string">
            <text:p>}[zc|uYwKSTZ(=R_`dFafikqvx~#')*+,-P$E^g/012\NQMl&gt;s4678hW%Vyt !r9:&lt;&amp;JDeb.B"]?@CUpGmno3L5AHIOj{X</text:p>
          </table:table-cell>
          <table:table-cell table:style-name="ce32" table:number-columns-repeated="7"/>
          <table:table-cell table:number-columns-repeated="1007"/>
        </table:table-row>
        <table:table-row table:style-name="ro1">
          <table:table-cell table:formula="of:=MID([.$A$5];6;1)" office:value-type="string" office:string-value="n" calcext:value-type="string">
            <text:p>n</text:p>
          </table:table-cell>
          <table:table-cell table:formula="of:=MID([.$A$2];6;1)" office:value-type="string" office:string-value="s" calcext:value-type="string">
            <text:p>s</text:p>
          </table:table-cell>
          <table:table-cell table:formula="of:=FIND([.A15];[.$A$1];1)" office:value-type="float" office:value="59" calcext:value-type="float">
            <text:p>59</text:p>
          </table:table-cell>
          <table:table-cell table:formula="of:=FIND([.B15];[.$A$1];1)" office:value-type="float" office:value="28" calcext:value-type="float">
            <text:p>28</text:p>
          </table:table-cell>
          <table:table-cell table:formula="of:=IF(OR([.$C$3]=&quot;a&quot;;[.$C$3]=&quot;A&quot;);IF(MOD([.C15]+[.D15];[.$I$1])=0;94;MOD([.C15]+[.D15];[.$I$1]));[.C15])" office:value-type="float" office:value="87" calcext:value-type="float">
            <text:p>87</text:p>
          </table:table-cell>
          <table:table-cell table:formula="of:=IF(OR([.$C$3]=&quot;A&quot;;[.$C$3]=&quot;a&quot;);MID([.$A$1];[.E15];1);&quot;&quot;)" office:value-type="string" office:string-value="`" calcext:value-type="string">
            <text:p>`</text:p>
          </table:table-cell>
          <table:table-cell table:formula="of:=IF(OR([.$C$3]=&quot;B&quot;;[.$C$3]=&quot;b&quot;);IF(MOD([.E15]-[.D15];[.$I$1])=0;94;IF([.E15]&lt;[.D15];IF(AND([.D15]&lt;12;[.E15]=1);([.$I$1]-[.D15]);(([.E15]-[.D15]))+[.$I$1]);MOD([.E15]-[.D15];[.$I$1])));&quot;&quot;)">
            <text:p/>
          </table:table-cell>
          <table:table-cell table:formula="of:=IF(OR([.$C$3]=&quot;B&quot;;[.$C$3]=&quot;b&quot;);MID([.$A$1];[.G15];1);&quot;&quot;)">
            <text:p/>
          </table:table-cell>
          <table:table-cell table:style-name="ce69" office:value-type="string" calcext:value-type="string">
            <text:p>Sheet6 D58</text:p>
          </table:table-cell>
          <table:table-cell table:style-name="ce32" table:formula="of:=[$Sheet6.D58]" office:value-type="string" office:string-value="Xcytz!r9:&lt;&amp;JDeb.B&quot;]?@CUpGmno3L5AHIOj{|uYwKSTZ(=R[_`dFafikqvx }~#')*+,-P$E^g/012\NQMl&gt;s4678hW%V" calcext:value-type="string">
            <text:p>Xcytz!r9:&lt;&amp;JDeb.B"]?@CUpGmno3L5AHIOj{|uYwKSTZ(=R[_`dFafikqvx }~#')*+,-P$E^g/012\NQMl&gt;s4678hW%V</text:p>
          </table:table-cell>
          <table:table-cell table:style-name="ce32" table:number-columns-repeated="7"/>
          <table:table-cell table:number-columns-repeated="1007"/>
        </table:table-row>
        <table:table-row table:style-name="ro1">
          <table:table-cell table:formula="of:=MID([.$A$5];7;1)" office:value-type="string" office:string-value="," calcext:value-type="string">
            <text:p>,</text:p>
          </table:table-cell>
          <table:table-cell table:formula="of:=MID([.$A$2];7;1)" office:value-type="string" office:string-value="1" calcext:value-type="string">
            <text:p>1</text:p>
          </table:table-cell>
          <table:table-cell table:formula="of:=FIND([.A16];[.$A$1];1)" office:value-type="float" office:value="14" calcext:value-type="float">
            <text:p>14</text:p>
          </table:table-cell>
          <table:table-cell table:formula="of:=FIND([.B16];[.$A$1];1)" office:value-type="float" office:value="22" calcext:value-type="float">
            <text:p>22</text:p>
          </table:table-cell>
          <table:table-cell table:formula="of:=IF(OR([.$C$3]=&quot;a&quot;;[.$C$3]=&quot;A&quot;);IF(MOD([.C16]+[.D16];[.$I$1])=0;94;MOD([.C16]+[.D16];[.$I$1]));[.C16])" office:value-type="float" office:value="36" calcext:value-type="float">
            <text:p>36</text:p>
          </table:table-cell>
          <table:table-cell table:formula="of:=IF(OR([.$C$3]=&quot;A&quot;;[.$C$3]=&quot;a&quot;);MID([.$A$1];[.E16];1);&quot;&quot;)" office:value-type="string" office:string-value="V" calcext:value-type="string">
            <text:p>V</text:p>
          </table:table-cell>
          <table:table-cell table:formula="of:=IF(OR([.$C$3]=&quot;B&quot;;[.$C$3]=&quot;b&quot;);IF(MOD([.E16]-[.D16];[.$I$1])=0;94;IF([.E16]&lt;[.D16];IF(AND([.D16]&lt;12;[.E16]=1);([.$I$1]-[.D16]);(([.E16]-[.D16]))+[.$I$1]);MOD([.E16]-[.D16];[.$I$1])));&quot;&quot;)">
            <text:p/>
          </table:table-cell>
          <table:table-cell table:formula="of:=IF(OR([.$C$3]=&quot;B&quot;;[.$C$3]=&quot;b&quot;);MID([.$A$1];[.G16];1);&quot;&quot;)">
            <text:p/>
          </table:table-cell>
          <table:table-cell table:style-name="ce69" office:value-type="string" calcext:value-type="string">
            <text:p>Sheet6 D33</text:p>
          </table:table-cell>
          <table:table-cell table:style-name="ce32" table:formula="of:=[$Sheet6.D33]" office:value-type="string" office:string-value="{|uYwKSTZ(=R[_`dFafikqtvxyz}~#')*+,-P$E^g/012\NQMl&gt;s4678hW%V!r9:&lt;&amp;JDebc.B&quot;]?@CU pGmXno3L5AHIOj" calcext:value-type="string">
            <text:p>{|uYwKSTZ(=R[_`dFafikqtvxyz}~#')*+,-P$E^g/012\NQMl&gt;s4678hW%V!r9:&lt;&amp;JDebc.B"]?@CU pGmXno3L5AHIOj</text:p>
          </table:table-cell>
          <table:table-cell table:style-name="ce32" table:number-columns-repeated="7"/>
          <table:table-cell table:number-columns-repeated="1007"/>
        </table:table-row>
        <table:table-row table:style-name="ro1">
          <table:table-cell table:formula="of:=MID([.$A$5];8;1)" office:value-type="string" office:string-value=" " calcext:value-type="string">
            <text:p><text:s/></text:p>
          </table:table-cell>
          <table:table-cell table:formula="of:=MID([.$A$2];8;1)" office:value-type="string" office:string-value="r" calcext:value-type="string">
            <text:p>r</text:p>
          </table:table-cell>
          <table:table-cell table:formula="of:=FIND([.A17];[.$A$1];1)" office:value-type="float" office:value="61" calcext:value-type="float">
            <text:p>61</text:p>
          </table:table-cell>
          <table:table-cell table:formula="of:=FIND([.B17];[.$A$1];1)" office:value-type="float" office:value="40" calcext:value-type="float">
            <text:p>40</text:p>
          </table:table-cell>
          <table:table-cell table:formula="of:=IF(OR([.$C$3]=&quot;a&quot;;[.$C$3]=&quot;A&quot;);IF(MOD([.C17]+[.D17];[.$I$1])=0;94;MOD([.C17]+[.D17];[.$I$1]));[.C17])" office:value-type="float" office:value="7" calcext:value-type="float">
            <text:p>7</text:p>
          </table:table-cell>
          <table:table-cell table:formula="of:=IF(OR([.$C$3]=&quot;A&quot;;[.$C$3]=&quot;a&quot;);MID([.$A$1];[.E17];1);&quot;&quot;)" office:value-type="string" office:string-value="x" calcext:value-type="string">
            <text:p>x</text:p>
          </table:table-cell>
          <table:table-cell table:formula="of:=IF(OR([.$C$3]=&quot;B&quot;;[.$C$3]=&quot;b&quot;);IF(MOD([.E17]-[.D17];[.$I$1])=0;94;IF([.E17]&lt;[.D17];IF(AND([.D17]&lt;12;[.E17]=1);([.$I$1]-[.D17]);(([.E17]-[.D17]))+[.$I$1]);MOD([.E17]-[.D17];[.$I$1])));&quot;&quot;)">
            <text:p/>
          </table:table-cell>
          <table:table-cell table:formula="of:=IF(OR([.$C$3]=&quot;B&quot;;[.$C$3]=&quot;b&quot;);MID([.$A$1];[.G17];1);&quot;&quot;)">
            <text:p/>
          </table:table-cell>
          <table:table-cell table:style-name="ce69" office:value-type="string" calcext:value-type="string">
            <text:p>Sheet6 D8</text:p>
          </table:table-cell>
          <table:table-cell table:style-name="ce32" table:formula="of:=[$Sheet6.D8]" office:value-type="string" office:string-value="j|dFafikqtvxyz{}~#')*+,-P$E^g/012\NQMl&gt;s4678hW%YV!ur9:&lt;&amp;JDebc.B&quot;]?@CU pGmXno3L5AHIOwKSTZ(=R[_`" calcext:value-type="string">
            <text:p>j|dFafikqtvxyz{}~#')*+,-P$E^g/012\NQMl&gt;s4678hW%YV!ur9:&lt;&amp;JDebc.B"]?@CU pGmXno3L5AHIOwKSTZ(=R[_`</text:p>
          </table:table-cell>
          <table:table-cell table:style-name="ce32" table:number-columns-repeated="7"/>
          <table:table-cell table:number-columns-repeated="1007"/>
        </table:table-row>
        <table:table-row table:style-name="ro1">
          <table:table-cell table:formula="of:=MID([.$A$5];9;1)" office:value-type="string" office:string-value="e" calcext:value-type="string">
            <text:p>e</text:p>
          </table:table-cell>
          <table:table-cell table:formula="of:=MID([.$A$2];9;1)" office:value-type="string" office:string-value="$" calcext:value-type="string">
            <text:p>$</text:p>
          </table:table-cell>
          <table:table-cell table:formula="of:=FIND([.A18];[.$A$1];1)" office:value-type="float" office:value="47" calcext:value-type="float">
            <text:p>47</text:p>
          </table:table-cell>
          <table:table-cell table:formula="of:=FIND([.B18];[.$A$1];1)" office:value-type="float" office:value="16" calcext:value-type="float">
            <text:p>16</text:p>
          </table:table-cell>
          <table:table-cell table:formula="of:=IF(OR([.$C$3]=&quot;a&quot;;[.$C$3]=&quot;A&quot;);IF(MOD([.C18]+[.D18];[.$I$1])=0;94;MOD([.C18]+[.D18];[.$I$1]));[.C18])" office:value-type="float" office:value="63" calcext:value-type="float">
            <text:p>63</text:p>
          </table:table-cell>
          <table:table-cell table:formula="of:=IF(OR([.$C$3]=&quot;A&quot;;[.$C$3]=&quot;a&quot;);MID([.$A$1];[.E18];1);&quot;&quot;)" office:value-type="string" office:string-value="5" calcext:value-type="string">
            <text:p>5</text:p>
          </table:table-cell>
          <table:table-cell table:formula="of:=IF(OR([.$C$3]=&quot;B&quot;;[.$C$3]=&quot;b&quot;);IF(MOD([.E18]-[.D18];[.$I$1])=0;94;IF([.E18]&lt;[.D18];IF(AND([.D18]&lt;12;[.E18]=1);([.$I$1]-[.D18]);(([.E18]-[.D18]))+[.$I$1]);MOD([.E18]-[.D18];[.$I$1])));&quot;&quot;)">
            <text:p/>
          </table:table-cell>
          <table:table-cell table:formula="of:=IF(OR([.$C$3]=&quot;B&quot;;[.$C$3]=&quot;b&quot;);MID([.$A$1];[.G18];1);&quot;&quot;)">
            <text:p/>
          </table:table-cell>
          <table:table-cell table:style-name="ce69" office:value-type="string" calcext:value-type="string">
            <text:p>Sheet6 A2</text:p>
          </table:table-cell>
          <table:table-cell table:style-name="ce32" table:formula="of:=[$Sheet6.A2]" office:value-type="string" office:string-value="pGmXno3L5AHIOwKSTZ(=R[_`fikqtvxyz{|}~#')*+,-P$Eja^g/012\NQMl&gt;s4678hW%YV!ur9:&lt;&amp;JDeFbcd.B&quot;]?@CU " calcext:value-type="string">
            <text:p>pGmXno3L5AHIOwKSTZ(=R[_`fikqtvxyz{|}~#')*+,-P$Eja^g/012\NQMl&gt;s4678hW%YV!ur9:&lt;&amp;JDeFbcd.B"]?@CU </text:p>
          </table:table-cell>
          <table:table-cell table:style-name="ce32" table:number-columns-repeated="7"/>
          <table:table-cell table:number-columns-repeated="1007"/>
        </table:table-row>
        <table:table-row table:style-name="ro1">
          <table:table-cell table:formula="of:=MID([.$A$5];10;1)" office:value-type="string" office:string-value="i" calcext:value-type="string">
            <text:p>i</text:p>
          </table:table-cell>
          <table:table-cell table:formula="of:=MID([.$A$2];10;1)" office:value-type="string" office:string-value="s" calcext:value-type="string">
            <text:p>s</text:p>
          </table:table-cell>
          <table:table-cell table:formula="of:=FIND([.A19];[.$A$1];1)" office:value-type="float" office:value="92" calcext:value-type="float">
            <text:p>92</text:p>
          </table:table-cell>
          <table:table-cell table:formula="of:=FIND([.B19];[.$A$1];1)" office:value-type="float" office:value="28" calcext:value-type="float">
            <text:p>28</text:p>
          </table:table-cell>
          <table:table-cell table:formula="of:=IF(OR([.$C$3]=&quot;a&quot;;[.$C$3]=&quot;A&quot;);IF(MOD([.C19]+[.D19];[.$I$1])=0;94;MOD([.C19]+[.D19];[.$I$1]));[.C19])" office:value-type="float" office:value="26" calcext:value-type="float">
            <text:p>26</text:p>
          </table:table-cell>
          <table:table-cell table:formula="of:=IF(OR([.$C$3]=&quot;A&quot;;[.$C$3]=&quot;a&quot;);MID([.$A$1];[.E19];1);&quot;&quot;)" office:value-type="string" office:string-value="Q" calcext:value-type="string">
            <text:p>Q</text:p>
          </table:table-cell>
          <table:table-cell table:formula="of:=IF(OR([.$C$3]=&quot;B&quot;;[.$C$3]=&quot;b&quot;);IF(MOD([.E19]-[.D19];[.$I$1])=0;94;IF([.E19]&lt;[.D19];IF(AND([.D19]&lt;12;[.E19]=1);([.$I$1]-[.D19]);(([.E19]-[.D19]))+[.$I$1]);MOD([.E19]-[.D19];[.$I$1])));&quot;&quot;)">
            <text:p/>
          </table:table-cell>
          <table:table-cell table:formula="of:=IF(OR([.$C$3]=&quot;B&quot;;[.$C$3]=&quot;b&quot;);MID([.$A$1];[.G19];1);&quot;&quot;)">
            <text:p/>
          </table:table-cell>
          <table:table-cell table:style-name="ce69" office:value-type="string" calcext:value-type="string">
            <text:p>Sheet5 D58</text:p>
          </table:table-cell>
          <table:table-cell table:style-name="ce32" table:formula="of:=[$Sheet5.D58]" office:value-type="string" office:string-value=" Xl&gt;ms4678hW%YV!ur9:&lt;&amp;JDeFbcd.B&quot;]?@CUno3L5AHIOwKGSTZ(=R[_`fikpqtvxyz{|}~#')*+,-P$Eja^g/012\NQM" calcext:value-type="string">
            <text:p><text:s/>Xl&gt;ms4678hW%YV!ur9:&lt;&amp;JDeFbcd.B"]?@CUno3L5AHIOwKGSTZ(=R[_`fikpqtvxyz{|}~#')*+,-P$Eja^g/012\NQM</text:p>
          </table:table-cell>
          <table:table-cell table:style-name="ce32" table:number-columns-repeated="7"/>
          <table:table-cell table:number-columns-repeated="1007"/>
        </table:table-row>
        <table:table-row table:style-name="ro1">
          <table:table-cell table:formula="of:=MID([.$A$5];11;1)" office:value-type="string" office:string-value="g" calcext:value-type="string">
            <text:p>g</text:p>
          </table:table-cell>
          <table:table-cell table:formula="of:=MID([.$A$2];11;1)" office:value-type="string" office:string-value="g" calcext:value-type="string">
            <text:p>g</text:p>
          </table:table-cell>
          <table:table-cell table:formula="of:=FIND([.A20];[.$A$1];1)" office:value-type="float" office:value="19" calcext:value-type="float">
            <text:p>19</text:p>
          </table:table-cell>
          <table:table-cell table:formula="of:=FIND([.B20];[.$A$1];1)" office:value-type="float" office:value="19" calcext:value-type="float">
            <text:p>19</text:p>
          </table:table-cell>
          <table:table-cell table:formula="of:=IF(OR([.$C$3]=&quot;a&quot;;[.$C$3]=&quot;A&quot;);IF(MOD([.C20]+[.D20];[.$I$1])=0;94;MOD([.C20]+[.D20];[.$I$1]));[.C20])" office:value-type="float" office:value="38" calcext:value-type="float">
            <text:p>38</text:p>
          </table:table-cell>
          <table:table-cell table:formula="of:=IF(OR([.$C$3]=&quot;A&quot;;[.$C$3]=&quot;a&quot;);MID([.$A$1];[.E20];1);&quot;&quot;)" office:value-type="string" office:string-value="t" calcext:value-type="string">
            <text:p>t</text:p>
          </table:table-cell>
          <table:table-cell table:formula="of:=IF(OR([.$C$3]=&quot;B&quot;;[.$C$3]=&quot;b&quot;);IF(MOD([.E20]-[.D20];[.$I$1])=0;94;IF([.E20]&lt;[.D20];IF(AND([.D20]&lt;12;[.E20]=1);([.$I$1]-[.D20]);(([.E20]-[.D20]))+[.$I$1]);MOD([.E20]-[.D20];[.$I$1])));&quot;&quot;)">
            <text:p/>
          </table:table-cell>
          <table:table-cell table:formula="of:=IF(OR([.$C$3]=&quot;B&quot;;[.$C$3]=&quot;b&quot;);MID([.$A$1];[.G20];1);&quot;&quot;)">
            <text:p/>
          </table:table-cell>
          <table:table-cell table:style-name="ce69" office:value-type="string" calcext:value-type="string">
            <text:p>Sheet5 D33</text:p>
          </table:table-cell>
          <table:table-cell table:style-name="ce32" table:formula="of:=[$Sheet5.D33]" office:value-type="string" office:string-value="no3L5AHIOwKGSTZ(=R[_`f&gt;iklmpqtvxyz{|}~#')*+,-P$Eja^g/012\NQMs4678hW%YVX!ur9:&lt;&amp;JDeFb cd.B&quot;]?@CU" calcext:value-type="string">
            <text:p>no3L5AHIOwKGSTZ(=R[_`f&gt;iklmpqtvxyz{|}~#')*+,-P$Eja^g/012\NQMs4678hW%YVX!ur9:&lt;&amp;JDeFb cd.B"]?@CU</text:p>
          </table:table-cell>
          <table:table-cell table:style-name="ce32" table:number-columns-repeated="7"/>
          <table:table-cell table:number-columns-repeated="1007"/>
        </table:table-row>
        <table:table-row table:style-name="ro1">
          <table:table-cell table:formula="of:=MID([.$A$5];12;1)" office:value-type="string" office:string-value="h" calcext:value-type="string">
            <text:p>h</text:p>
          </table:table-cell>
          <table:table-cell table:formula="of:=MID([.$A$2];12;1)" office:value-type="string" office:string-value="y" calcext:value-type="string">
            <text:p>y</text:p>
          </table:table-cell>
          <table:table-cell table:formula="of:=FIND([.A21];[.$A$1];1)" office:value-type="float" office:value="33" calcext:value-type="float">
            <text:p>33</text:p>
          </table:table-cell>
          <table:table-cell table:formula="of:=FIND([.B21];[.$A$1];1)" office:value-type="float" office:value="37" calcext:value-type="float">
            <text:p>37</text:p>
          </table:table-cell>
          <table:table-cell table:formula="of:=IF(OR([.$C$3]=&quot;a&quot;;[.$C$3]=&quot;A&quot;);IF(MOD([.C21]+[.D21];[.$I$1])=0;94;MOD([.C21]+[.D21];[.$I$1]));[.C21])" office:value-type="float" office:value="70" calcext:value-type="float">
            <text:p>70</text:p>
          </table:table-cell>
          <table:table-cell table:formula="of:=IF(OR([.$C$3]=&quot;A&quot;;[.$C$3]=&quot;a&quot;);MID([.$A$1];[.E21];1);&quot;&quot;)" office:value-type="string" office:string-value="X" calcext:value-type="string">
            <text:p>X</text:p>
          </table:table-cell>
          <table:table-cell table:formula="of:=IF(OR([.$C$3]=&quot;B&quot;;[.$C$3]=&quot;b&quot;);IF(MOD([.E21]-[.D21];[.$I$1])=0;94;IF([.E21]&lt;[.D21];IF(AND([.D21]&lt;12;[.E21]=1);([.$I$1]-[.D21]);(([.E21]-[.D21]))+[.$I$1]);MOD([.E21]-[.D21];[.$I$1])));&quot;&quot;)">
            <text:p/>
          </table:table-cell>
          <table:table-cell table:formula="of:=IF(OR([.$C$3]=&quot;B&quot;;[.$C$3]=&quot;b&quot;);MID([.$A$1];[.G21];1);&quot;&quot;)">
            <text:p/>
          </table:table-cell>
          <table:table-cell table:style-name="ce69" office:value-type="string" calcext:value-type="string">
            <text:p>Sheet5 D8</text:p>
          </table:table-cell>
          <table:table-cell table:style-name="ce32" table:formula="of:=[$Sheet5.D8]" office:value-type="string" office:string-value="Uo(=R[_`f&gt;iklmnpqtvxyz{|}~#')*+,-P$Eja^g/012\NQLMs34678hW%YVX!ur9:&lt;&amp;JDeFb cd.B&quot;]?@C5AHIOwKGSTZ" calcext:value-type="string">
            <text:p>Uo(=R[_`f&gt;iklmnpqtvxyz{|}~#')*+,-P$Eja^g/012\NQLMs34678hW%YVX!ur9:&lt;&amp;JDeFb cd.B"]?@C5AHIOwKGSTZ</text:p>
          </table:table-cell>
          <table:table-cell table:style-name="ce32" table:number-columns-repeated="7"/>
          <table:table-cell table:number-columns-repeated="1007"/>
        </table:table-row>
        <table:table-row table:style-name="ro1">
          <table:table-cell table:formula="of:=MID([.$A$5];13;1)" office:value-type="string" office:string-value="t" calcext:value-type="string">
            <text:p>t</text:p>
          </table:table-cell>
          <table:table-cell table:formula="of:=MID([.$A$2];13;1)" office:value-type="string" office:string-value="8" calcext:value-type="string">
            <text:p>8</text:p>
          </table:table-cell>
          <table:table-cell table:formula="of:=FIND([.A22];[.$A$1];1)" office:value-type="float" office:value="38" calcext:value-type="float">
            <text:p>38</text:p>
          </table:table-cell>
          <table:table-cell table:formula="of:=FIND([.B22];[.$A$1];1)" office:value-type="float" office:value="32" calcext:value-type="float">
            <text:p>32</text:p>
          </table:table-cell>
          <table:table-cell table:formula="of:=IF(OR([.$C$3]=&quot;a&quot;;[.$C$3]=&quot;A&quot;);IF(MOD([.C22]+[.D22];[.$I$1])=0;94;MOD([.C22]+[.D22];[.$I$1]));[.C22])" office:value-type="float" office:value="70" calcext:value-type="float">
            <text:p>70</text:p>
          </table:table-cell>
          <table:table-cell table:formula="of:=IF(OR([.$C$3]=&quot;A&quot;;[.$C$3]=&quot;a&quot;);MID([.$A$1];[.E22];1);&quot;&quot;)" office:value-type="string" office:string-value="X" calcext:value-type="string">
            <text:p>X</text:p>
          </table:table-cell>
          <table:table-cell table:formula="of:=IF(OR([.$C$3]=&quot;B&quot;;[.$C$3]=&quot;b&quot;);IF(MOD([.E22]-[.D22];[.$I$1])=0;94;IF([.E22]&lt;[.D22];IF(AND([.D22]&lt;12;[.E22]=1);([.$I$1]-[.D22]);(([.E22]-[.D22]))+[.$I$1]);MOD([.E22]-[.D22];[.$I$1])));&quot;&quot;)">
            <text:p/>
          </table:table-cell>
          <table:table-cell table:formula="of:=IF(OR([.$C$3]=&quot;B&quot;;[.$C$3]=&quot;b&quot;);MID([.$A$1];[.G22];1);&quot;&quot;)">
            <text:p/>
          </table:table-cell>
          <table:table-cell table:style-name="ce69" office:value-type="string" calcext:value-type="string">
            <text:p>Sheet5 A2</text:p>
          </table:table-cell>
          <table:table-cell table:style-name="ce32" table:formula="of:=[$Sheet5.A2]" office:value-type="string" office:string-value="eFb cd.B&quot;]?@C5AHIOwKGSTZ[_`f&gt;iklmnopqtvxyz{|}~#UR')*+,-P$Eja^g/012\NQLMs34678hW%Y=VX(!ur9:&lt;&amp;JD" calcext:value-type="string">
            <text:p>eFb cd.B"]?@C5AHIOwKGSTZ[_`f&gt;iklmnopqtvxyz{|}~#UR')*+,-P$Eja^g/012\NQLMs34678hW%Y=VX(!ur9:&lt;&amp;JD</text:p>
          </table:table-cell>
          <table:table-cell table:style-name="ce32" table:number-columns-repeated="7"/>
          <table:table-cell table:number-columns-repeated="1007"/>
        </table:table-row>
        <table:table-row table:style-name="ro1">
          <table:table-cell table:formula="of:=MID([.$A$5];14;1)" office:value-type="string" office:string-value="," calcext:value-type="string">
            <text:p>,</text:p>
          </table:table-cell>
          <table:table-cell table:formula="of:=MID([.$A$2];14;1)" office:value-type="string" office:string-value="r" calcext:value-type="string">
            <text:p>r</text:p>
          </table:table-cell>
          <table:table-cell table:formula="of:=FIND([.A23];[.$A$1];1)" office:value-type="float" office:value="14" calcext:value-type="float">
            <text:p>14</text:p>
          </table:table-cell>
          <table:table-cell table:formula="of:=FIND([.B23];[.$A$1];1)" office:value-type="float" office:value="40" calcext:value-type="float">
            <text:p>40</text:p>
          </table:table-cell>
          <table:table-cell table:formula="of:=IF(OR([.$C$3]=&quot;a&quot;;[.$C$3]=&quot;A&quot;);IF(MOD([.C23]+[.D23];[.$I$1])=0;94;MOD([.C23]+[.D23];[.$I$1]));[.C23])" office:value-type="float" office:value="54" calcext:value-type="float">
            <text:p>54</text:p>
          </table:table-cell>
          <table:table-cell table:formula="of:=IF(OR([.$C$3]=&quot;A&quot;;[.$C$3]=&quot;a&quot;);MID([.$A$1];[.E23];1);&quot;&quot;)" office:value-type="string" office:string-value="@" calcext:value-type="string">
            <text:p>@</text:p>
          </table:table-cell>
          <table:table-cell table:formula="of:=IF(OR([.$C$3]=&quot;B&quot;;[.$C$3]=&quot;b&quot;);IF(MOD([.E23]-[.D23];[.$I$1])=0;94;IF([.E23]&lt;[.D23];IF(AND([.D23]&lt;12;[.E23]=1);([.$I$1]-[.D23]);(([.E23]-[.D23]))+[.$I$1]);MOD([.E23]-[.D23];[.$I$1])));&quot;&quot;)">
            <text:p/>
          </table:table-cell>
          <table:table-cell table:formula="of:=IF(OR([.$C$3]=&quot;B&quot;;[.$C$3]=&quot;b&quot;);MID([.$A$1];[.G23];1);&quot;&quot;)">
            <text:p/>
          </table:table-cell>
          <table:table-cell table:style-name="ce69" office:value-type="string" calcext:value-type="string">
            <text:p>Sheet4 D58</text:p>
          </table:table-cell>
          <table:table-cell table:style-name="ce32" table:formula="of:=[$Sheet4.D58]" office:value-type="string" office:string-value="D a^bg/012\NQLMs34678hW%Y=VX(!ur9:&lt;&amp;Jcd.B&quot;]?@C5AFHIOwKGSTZ[_`ef&gt;iklmnopqtvxyz{|}~#UR')*+,-P$Ej" calcext:value-type="string">
            <text:p>D a^bg/012\NQLMs34678hW%Y=VX(!ur9:&lt;&amp;Jcd.B"]?@C5AFHIOwKGSTZ[_`ef&gt;iklmnopqtvxyz{|}~#UR')*+,-P$Ej</text:p>
          </table:table-cell>
          <table:table-cell table:style-name="ce32" table:number-columns-repeated="7"/>
          <table:table-cell table:number-columns-repeated="1007"/>
        </table:table-row>
        <table:table-row table:style-name="ro1">
          <table:table-cell table:formula="of:=MID([.$A$5];15;1)" office:value-type="string" office:string-value=" " calcext:value-type="string">
            <text:p><text:s/></text:p>
          </table:table-cell>
          <table:table-cell table:formula="of:=MID([.$A$2];15;1)" office:value-type="string" office:string-value="w" calcext:value-type="string">
            <text:p>w</text:p>
          </table:table-cell>
          <table:table-cell table:formula="of:=FIND([.A24];[.$A$1];1)" office:value-type="float" office:value="61" calcext:value-type="float">
            <text:p>61</text:p>
          </table:table-cell>
          <table:table-cell table:formula="of:=FIND([.B24];[.$A$1];1)" office:value-type="float" office:value="78" calcext:value-type="float">
            <text:p>78</text:p>
          </table:table-cell>
          <table:table-cell table:formula="of:=IF(OR([.$C$3]=&quot;a&quot;;[.$C$3]=&quot;A&quot;);IF(MOD([.C24]+[.D24];[.$I$1])=0;94;MOD([.C24]+[.D24];[.$I$1]));[.C24])" office:value-type="float" office:value="45" calcext:value-type="float">
            <text:p>45</text:p>
          </table:table-cell>
          <table:table-cell table:formula="of:=IF(OR([.$C$3]=&quot;A&quot;;[.$C$3]=&quot;a&quot;);MID([.$A$1];[.E24];1);&quot;&quot;)" office:value-type="string" office:string-value="J" calcext:value-type="string">
            <text:p>J</text:p>
          </table:table-cell>
          <table:table-cell table:formula="of:=IF(OR([.$C$3]=&quot;B&quot;;[.$C$3]=&quot;b&quot;);IF(MOD([.E24]-[.D24];[.$I$1])=0;94;IF([.E24]&lt;[.D24];IF(AND([.D24]&lt;12;[.E24]=1);([.$I$1]-[.D24]);(([.E24]-[.D24]))+[.$I$1]);MOD([.E24]-[.D24];[.$I$1])));&quot;&quot;)">
            <text:p/>
          </table:table-cell>
          <table:table-cell table:formula="of:=IF(OR([.$C$3]=&quot;B&quot;;[.$C$3]=&quot;b&quot;);MID([.$A$1];[.G24];1);&quot;&quot;)">
            <text:p/>
          </table:table-cell>
          <table:table-cell table:style-name="ce69" office:value-type="string" calcext:value-type="string">
            <text:p>Sheet4 D33</text:p>
          </table:table-cell>
          <table:table-cell table:style-name="ce32" table:formula="of:=[$Sheet4.D33]" office:value-type="string" office:string-value="cd.B&quot;]?@C5AFHIOwKGSTZ[^_`abef&gt;iklmnopqtvxyz{|}~#UR')*+,-P$Ejg/012\NQLM s34678hW%Y=VDX(!ur9:&lt;&amp;J" calcext:value-type="string">
            <text:p>cd.B"]?@C5AFHIOwKGSTZ[^_`abef&gt;iklmnopqtvxyz{|}~#UR')*+,-P$Ejg/012\NQLM s34678hW%Y=VDX(!ur9:&lt;&amp;J</text:p>
          </table:table-cell>
          <table:table-cell table:style-name="ce32" table:number-columns-repeated="7"/>
          <table:table-cell table:number-columns-repeated="1007"/>
        </table:table-row>
        <table:table-row table:style-name="ro1">
          <table:table-cell table:formula="of:=MID([.$A$5];16;1)" office:value-type="string" office:string-value="f" calcext:value-type="string">
            <text:p>f</text:p>
          </table:table-cell>
          <table:table-cell table:formula="of:=MID([.$A$2];16;1)" office:value-type="string" office:string-value="g" calcext:value-type="string">
            <text:p>g</text:p>
          </table:table-cell>
          <table:table-cell table:formula="of:=FIND([.A25];[.$A$1];1)" office:value-type="float" office:value="91" calcext:value-type="float">
            <text:p>91</text:p>
          </table:table-cell>
          <table:table-cell table:formula="of:=FIND([.B25];[.$A$1];1)" office:value-type="float" office:value="19" calcext:value-type="float">
            <text:p>19</text:p>
          </table:table-cell>
          <table:table-cell table:formula="of:=IF(OR([.$C$3]=&quot;a&quot;;[.$C$3]=&quot;A&quot;);IF(MOD([.C25]+[.D25];[.$I$1])=0;94;MOD([.C25]+[.D25];[.$I$1]));[.C25])" office:value-type="float" office:value="16" calcext:value-type="float">
            <text:p>16</text:p>
          </table:table-cell>
          <table:table-cell table:formula="of:=IF(OR([.$C$3]=&quot;A&quot;;[.$C$3]=&quot;a&quot;);MID([.$A$1];[.E25];1);&quot;&quot;)" office:value-type="string" office:string-value="$" calcext:value-type="string">
            <text:p>$</text:p>
          </table:table-cell>
          <table:table-cell table:formula="of:=IF(OR([.$C$3]=&quot;B&quot;;[.$C$3]=&quot;b&quot;);IF(MOD([.E25]-[.D25];[.$I$1])=0;94;IF([.E25]&lt;[.D25];IF(AND([.D25]&lt;12;[.E25]=1);([.$I$1]-[.D25]);(([.E25]-[.D25]))+[.$I$1]);MOD([.E25]-[.D25];[.$I$1])));&quot;&quot;)">
            <text:p/>
          </table:table-cell>
          <table:table-cell table:formula="of:=IF(OR([.$C$3]=&quot;B&quot;;[.$C$3]=&quot;b&quot;);MID([.$A$1];[.G25];1);&quot;&quot;)">
            <text:p/>
          </table:table-cell>
          <table:table-cell table:style-name="ce69" office:value-type="string" calcext:value-type="string">
            <text:p>Sheet4 D8</text:p>
          </table:table-cell>
          <table:table-cell table:style-name="ce32" table:formula="of:=[$Sheet4.D8]" office:value-type="string" office:string-value="JdwKGSTZ[^_`abcef&gt;iklmnopqtvxyz{|}~#UR')*+,-P$EBjg./012\NQLM s34678hW%Y=VDX(!ur9:&lt;&amp;&quot;]?@C5AFHIO" calcext:value-type="string">
            <text:p>JdwKGSTZ[^_`abcef&gt;iklmnopqtvxyz{|}~#UR')*+,-P$EBjg./012\NQLM s34678hW%Y=VDX(!ur9:&lt;&amp;"]?@C5AFHIO</text:p>
          </table:table-cell>
          <table:table-cell table:style-name="ce32" table:number-columns-repeated="7"/>
          <table:table-cell table:number-columns-repeated="1007"/>
        </table:table-row>
        <table:table-row table:style-name="ro1">
          <table:table-cell table:formula="of:=MID([.$A$5];17;1)" office:value-type="string" office:string-value="a" calcext:value-type="string">
            <text:p>a</text:p>
          </table:table-cell>
          <table:table-cell table:formula="of:=MID([.$A$2];17;1)" office:value-type="string" office:string-value="F" calcext:value-type="string">
            <text:p>F</text:p>
          </table:table-cell>
          <table:table-cell table:formula="of:=FIND([.A26];[.$A$1];1)" office:value-type="float" office:value="90" calcext:value-type="float">
            <text:p>90</text:p>
          </table:table-cell>
          <table:table-cell table:formula="of:=FIND([.B26];[.$A$1];1)" office:value-type="float" office:value="89" calcext:value-type="float">
            <text:p>89</text:p>
          </table:table-cell>
          <table:table-cell table:formula="of:=IF(OR([.$C$3]=&quot;a&quot;;[.$C$3]=&quot;A&quot;);IF(MOD([.C26]+[.D26];[.$I$1])=0;94;MOD([.C26]+[.D26];[.$I$1]));[.C26])" office:value-type="float" office:value="85" calcext:value-type="float">
            <text:p>85</text:p>
          </table:table-cell>
          <table:table-cell table:formula="of:=IF(OR([.$C$3]=&quot;A&quot;;[.$C$3]=&quot;a&quot;);MID([.$A$1];[.E26];1);&quot;&quot;)" office:value-type="string" office:string-value="R" calcext:value-type="string">
            <text:p>R</text:p>
          </table:table-cell>
          <table:table-cell table:formula="of:=IF(OR([.$C$3]=&quot;B&quot;;[.$C$3]=&quot;b&quot;);IF(MOD([.E26]-[.D26];[.$I$1])=0;94;IF([.E26]&lt;[.D26];IF(AND([.D26]&lt;12;[.E26]=1);([.$I$1]-[.D26]);(([.E26]-[.D26]))+[.$I$1]);MOD([.E26]-[.D26];[.$I$1])));&quot;&quot;)">
            <text:p/>
          </table:table-cell>
          <table:table-cell table:formula="of:=IF(OR([.$C$3]=&quot;B&quot;;[.$C$3]=&quot;b&quot;);MID([.$A$1];[.G26];1);&quot;&quot;)">
            <text:p/>
          </table:table-cell>
          <table:table-cell table:style-name="ce69" office:value-type="string" calcext:value-type="string">
            <text:p>Sheet4 A2</text:p>
          </table:table-cell>
          <table:table-cell table:style-name="ce32" table:formula="of:=[$Sheet4.A2]" office:value-type="string" office:string-value="Y=VDX(!ur9:&lt;&amp;&quot;]?@C5AFHIOSTZ[^_`abcdef&gt;iklmnopqtJGvxyz{|}~#UR ')*+,-P$EBjg./012\NQKLMws34678hW%" calcext:value-type="string">
            <text:p>Y=VDX(!ur9:&lt;&amp;"]?@C5AFHIOSTZ[^_`abcdef&gt;iklmnopqtJGvxyz{|}~#UR ')*+,-P$EBjg./012\NQKLMws34678hW%</text:p>
          </table:table-cell>
          <table:table-cell table:style-name="ce32" table:number-columns-repeated="7"/>
          <table:table-cell table:number-columns-repeated="1007"/>
        </table:table-row>
        <table:table-row table:style-name="ro1">
          <table:table-cell table:formula="of:=MID([.$A$5];18;1)" office:value-type="string" office:string-value="t" calcext:value-type="string">
            <text:p>t</text:p>
          </table:table-cell>
          <table:table-cell table:formula="of:=MID([.$A$2];18;1)" office:value-type="string" office:string-value="x" calcext:value-type="string">
            <text:p>x</text:p>
          </table:table-cell>
          <table:table-cell table:formula="of:=FIND([.A27];[.$A$1];1)" office:value-type="float" office:value="38" calcext:value-type="float">
            <text:p>38</text:p>
          </table:table-cell>
          <table:table-cell table:formula="of:=FIND([.B27];[.$A$1];1)" office:value-type="float" office:value="7" calcext:value-type="float">
            <text:p>7</text:p>
          </table:table-cell>
          <table:table-cell table:formula="of:=IF(OR([.$C$3]=&quot;a&quot;;[.$C$3]=&quot;A&quot;);IF(MOD([.C27]+[.D27];[.$I$1])=0;94;MOD([.C27]+[.D27];[.$I$1]));[.C27])" office:value-type="float" office:value="45" calcext:value-type="float">
            <text:p>45</text:p>
          </table:table-cell>
          <table:table-cell table:formula="of:=IF(OR([.$C$3]=&quot;A&quot;;[.$C$3]=&quot;a&quot;);MID([.$A$1];[.E27];1);&quot;&quot;)" office:value-type="string" office:string-value="J" calcext:value-type="string">
            <text:p>J</text:p>
          </table:table-cell>
          <table:table-cell table:formula="of:=IF(OR([.$C$3]=&quot;B&quot;;[.$C$3]=&quot;b&quot;);IF(MOD([.E27]-[.D27];[.$I$1])=0;94;IF([.E27]&lt;[.D27];IF(AND([.D27]&lt;12;[.E27]=1);([.$I$1]-[.D27]);(([.E27]-[.D27]))+[.$I$1]);MOD([.E27]-[.D27];[.$I$1])));&quot;&quot;)">
            <text:p/>
          </table:table-cell>
          <table:table-cell table:formula="of:=IF(OR([.$C$3]=&quot;B&quot;;[.$C$3]=&quot;b&quot;);MID([.$A$1];[.G27];1);&quot;&quot;)">
            <text:p/>
          </table:table-cell>
          <table:table-cell table:style-name="ce69" office:value-type="string" calcext:value-type="string">
            <text:p>Sheet3 D58</text:p>
          </table:table-cell>
          <table:table-cell table:style-name="ce32" table:formula="of:=[$Sheet3.D58]" office:value-type="string" office:string-value="%DURV')*+,-P$EBjg./012\NQKLMws34678hWX(!ur9:&lt;&amp;&quot;]=?@C5AFHIOST YZ[^_`abcdef&gt;iklmnopqtJGvxyz{|}~#" calcext:value-type="string">
            <text:p>%DURV')*+,-P$EBjg./012\NQKLMws34678hWX(!ur9:&lt;&amp;"]=?@C5AFHIOST YZ[^_`abcdef&gt;iklmnopqtJGvxyz{|}~#</text:p>
          </table:table-cell>
          <table:table-cell table:style-name="ce32" table:number-columns-repeated="7"/>
          <table:table-cell table:number-columns-repeated="1007"/>
        </table:table-row>
        <table:table-row table:style-name="ro1">
          <table:table-cell table:formula="of:=MID([.$A$5];19;1)" office:value-type="string" office:string-value="h" calcext:value-type="string">
            <text:p>h</text:p>
          </table:table-cell>
          <table:table-cell table:formula="of:=MID([.$A$2];19;1)" office:value-type="string" office:string-value=" " calcext:value-type="string">
            <text:p><text:s/></text:p>
          </table:table-cell>
          <table:table-cell table:formula="of:=FIND([.A28];[.$A$1];1)" office:value-type="float" office:value="33" calcext:value-type="float">
            <text:p>33</text:p>
          </table:table-cell>
          <table:table-cell table:formula="of:=FIND([.B28];[.$A$1];1)" office:value-type="float" office:value="61" calcext:value-type="float">
            <text:p>61</text:p>
          </table:table-cell>
          <table:table-cell table:formula="of:=IF(OR([.$C$3]=&quot;a&quot;;[.$C$3]=&quot;A&quot;);IF(MOD([.C28]+[.D28];[.$I$1])=0;94;MOD([.C28]+[.D28];[.$I$1]));[.C28])" office:value-type="float" office:value="94" calcext:value-type="float">
            <text:p>94</text:p>
          </table:table-cell>
          <table:table-cell table:formula="of:=IF(OR([.$C$3]=&quot;A&quot;;[.$C$3]=&quot;a&quot;);MID([.$A$1];[.E28];1);&quot;&quot;)" office:value-type="string" office:string-value="q" calcext:value-type="string">
            <text:p>q</text:p>
          </table:table-cell>
          <table:table-cell table:formula="of:=IF(OR([.$C$3]=&quot;B&quot;;[.$C$3]=&quot;b&quot;);IF(MOD([.E28]-[.D28];[.$I$1])=0;94;IF([.E28]&lt;[.D28];IF(AND([.D28]&lt;12;[.E28]=1);([.$I$1]-[.D28]);(([.E28]-[.D28]))+[.$I$1]);MOD([.E28]-[.D28];[.$I$1])));&quot;&quot;)">
            <text:p/>
          </table:table-cell>
          <table:table-cell table:formula="of:=IF(OR([.$C$3]=&quot;B&quot;;[.$C$3]=&quot;b&quot;);MID([.$A$1];[.G28];1);&quot;&quot;)">
            <text:p/>
          </table:table-cell>
          <table:table-cell table:style-name="ce69" office:value-type="string" calcext:value-type="string">
            <text:p>Sheet3 D33</text:p>
          </table:table-cell>
          <table:table-cell table:style-name="ce32" table:formula="of:=[$Sheet3.D33]" office:value-type="string" office:string-value="WX(!ur9:&lt;&amp;&quot;]=?@C5AFHIORSTUVYZ[^_`abcdef&gt;iklmnopqtJGvxyz{|}~#')*+,-P$EBDjg./012\ NQK%LMws34678h" calcext:value-type="string">
            <text:p>WX(!ur9:&lt;&amp;"]=?@C5AFHIORSTUVYZ[^_`abcdef&gt;iklmnopqtJGvxyz{|}~#')*+,-P$EBDjg./012\ NQK%LMws34678h</text:p>
          </table:table-cell>
          <table:table-cell table:style-name="ce32" table:number-columns-repeated="7"/>
          <table:table-cell table:number-columns-repeated="1007"/>
        </table:table-row>
        <table:table-row table:style-name="ro1">
          <table:table-cell table:formula="of:=MID([.$A$5];20;1)" office:value-type="string" office:string-value="e" calcext:value-type="string">
            <text:p>e</text:p>
          </table:table-cell>
          <table:table-cell table:formula="of:=MID([.$A$2];20;1)" office:value-type="string" office:string-value="Q" calcext:value-type="string">
            <text:p>Q</text:p>
          </table:table-cell>
          <table:table-cell table:formula="of:=FIND([.A29];[.$A$1];1)" office:value-type="float" office:value="47" calcext:value-type="float">
            <text:p>47</text:p>
          </table:table-cell>
          <table:table-cell table:formula="of:=FIND([.B29];[.$A$1];1)" office:value-type="float" office:value="26" calcext:value-type="float">
            <text:p>26</text:p>
          </table:table-cell>
          <table:table-cell table:formula="of:=IF(OR([.$C$3]=&quot;a&quot;;[.$C$3]=&quot;A&quot;);IF(MOD([.C29]+[.D29];[.$I$1])=0;94;MOD([.C29]+[.D29];[.$I$1]));[.C29])" office:value-type="float" office:value="73" calcext:value-type="float">
            <text:p>73</text:p>
          </table:table-cell>
          <table:table-cell table:formula="of:=IF(OR([.$C$3]=&quot;A&quot;;[.$C$3]=&quot;a&quot;);MID([.$A$1];[.E29];1);&quot;&quot;)" office:value-type="string" office:string-value="z" calcext:value-type="string">
            <text:p>z</text:p>
          </table:table-cell>
          <table:table-cell table:formula="of:=IF(OR([.$C$3]=&quot;B&quot;;[.$C$3]=&quot;b&quot;);IF(MOD([.E29]-[.D29];[.$I$1])=0;94;IF([.E29]&lt;[.D29];IF(AND([.D29]&lt;12;[.E29]=1);([.$I$1]-[.D29]);(([.E29]-[.D29]))+[.$I$1]);MOD([.E29]-[.D29];[.$I$1])));&quot;&quot;)">
            <text:p/>
          </table:table-cell>
          <table:table-cell table:formula="of:=IF(OR([.$C$3]=&quot;B&quot;;[.$C$3]=&quot;b&quot;);MID([.$A$1];[.G29];1);&quot;&quot;)">
            <text:p/>
          </table:table-cell>
          <table:table-cell table:style-name="ce69" office:value-type="string" calcext:value-type="string">
            <text:p>Sheet3 D8</text:p>
          </table:table-cell>
          <table:table-cell table:style-name="ce32" table:formula="of:=[$Sheet3.D8]" office:value-type="string" office:string-value="hXC5AFHIORSTUVWYZ[^_`abcdef&gt;iklmnopqtJGvxyz{|}~!#'()*+,-P$EBDjg./012\ NQK%LMws34678ur9:&lt;&amp;&quot;]=?@" calcext:value-type="string">
            <text:p>hXC5AFHIORSTUVWYZ[^_`abcdef&gt;iklmnopqtJGvxyz{|}~!#'()*+,-P$EBDjg./012\ NQK%LMws34678ur9:&lt;&amp;"]=?@</text:p>
          </table:table-cell>
          <table:table-cell table:style-name="ce32" table:number-columns-repeated="7"/>
          <table:table-cell table:number-columns-repeated="1007"/>
        </table:table-row>
        <table:table-row table:style-name="ro1">
          <table:table-cell table:formula="of:=MID([.$A$5];21;1)" office:value-type="string" office:string-value="r" calcext:value-type="string">
            <text:p>r</text:p>
          </table:table-cell>
          <table:table-cell table:formula="of:=MID([.$A$2];21;1)" office:value-type="string" office:string-value="7" calcext:value-type="string">
            <text:p>7</text:p>
          </table:table-cell>
          <table:table-cell table:formula="of:=FIND([.A30];[.$A$1];1)" office:value-type="float" office:value="40" calcext:value-type="float">
            <text:p>40</text:p>
          </table:table-cell>
          <table:table-cell table:formula="of:=FIND([.B30];[.$A$1];1)" office:value-type="float" office:value="31" calcext:value-type="float">
            <text:p>31</text:p>
          </table:table-cell>
          <table:table-cell table:formula="of:=IF(OR([.$C$3]=&quot;a&quot;;[.$C$3]=&quot;A&quot;);IF(MOD([.C30]+[.D30];[.$I$1])=0;94;MOD([.C30]+[.D30];[.$I$1]));[.C30])" office:value-type="float" office:value="71" calcext:value-type="float">
            <text:p>71</text:p>
          </table:table-cell>
          <table:table-cell table:formula="of:=IF(OR([.$C$3]=&quot;A&quot;;[.$C$3]=&quot;a&quot;);MID([.$A$1];[.E30];1);&quot;&quot;)" office:value-type="string" office:string-value="}" calcext:value-type="string">
            <text:p>}</text:p>
          </table:table-cell>
          <table:table-cell table:formula="of:=IF(OR([.$C$3]=&quot;B&quot;;[.$C$3]=&quot;b&quot;);IF(MOD([.E30]-[.D30];[.$I$1])=0;94;IF([.E30]&lt;[.D30];IF(AND([.D30]&lt;12;[.E30]=1);([.$I$1]-[.D30]);(([.E30]-[.D30]))+[.$I$1]);MOD([.E30]-[.D30];[.$I$1])));&quot;&quot;)">
            <text:p/>
          </table:table-cell>
          <table:table-cell table:formula="of:=IF(OR([.$C$3]=&quot;B&quot;;[.$C$3]=&quot;b&quot;);MID([.$A$1];[.G30];1);&quot;&quot;)">
            <text:p/>
          </table:table-cell>
          <table:table-cell table:style-name="ce69" office:value-type="string" calcext:value-type="string">
            <text:p>Sheet3 A2</text:p>
          </table:table-cell>
          <table:table-cell table:style-name="ce32" table:formula="of:=[$Sheet3.A2]" office:value-type="string" office:string-value="NQK%LMws34678ur9:&lt;&amp;&quot;]=?@FHIORSTUVWXYZ[^_`abcdefhA&gt;iklmnopqtJGvxyz{|}~!#'()*+,-P$E5BDCjg./012\ " calcext:value-type="string">
            <text:p>NQK%LMws34678ur9:&lt;&amp;"]=?@FHIORSTUVWXYZ[^_`abcdefhA&gt;iklmnopqtJGvxyz{|}~!#'()*+,-P$E5BDCjg./012\ </text:p>
          </table:table-cell>
          <table:table-cell table:style-name="ce32" table:number-columns-repeated="7"/>
          <table:table-cell table:number-columns-repeated="1007"/>
        </table:table-row>
        <table:table-row table:style-name="ro1">
          <table:table-cell table:formula="of:=MID([.$A$5];22;1)" office:value-type="string" office:string-value="," calcext:value-type="string">
            <text:p>,</text:p>
          </table:table-cell>
          <table:table-cell table:formula="of:=MID([.$A$2];22;1)" office:value-type="string" office:string-value="f" calcext:value-type="string">
            <text:p>f</text:p>
          </table:table-cell>
          <table:table-cell table:formula="of:=FIND([.A31];[.$A$1];1)" office:value-type="float" office:value="14" calcext:value-type="float">
            <text:p>14</text:p>
          </table:table-cell>
          <table:table-cell table:formula="of:=FIND([.B31];[.$A$1];1)" office:value-type="float" office:value="91" calcext:value-type="float">
            <text:p>91</text:p>
          </table:table-cell>
          <table:table-cell table:formula="of:=IF(OR([.$C$3]=&quot;a&quot;;[.$C$3]=&quot;A&quot;);IF(MOD([.C31]+[.D31];[.$I$1])=0;94;MOD([.C31]+[.D31];[.$I$1]));[.C31])" office:value-type="float" office:value="11" calcext:value-type="float">
            <text:p>11</text:p>
          </table:table-cell>
          <table:table-cell table:formula="of:=IF(OR([.$C$3]=&quot;A&quot;;[.$C$3]=&quot;a&quot;);MID([.$A$1];[.E31];1);&quot;&quot;)" office:value-type="string" office:string-value=")" calcext:value-type="string">
            <text:p>)</text:p>
          </table:table-cell>
          <table:table-cell table:formula="of:=IF(OR([.$C$3]=&quot;B&quot;;[.$C$3]=&quot;b&quot;);IF(MOD([.E31]-[.D31];[.$I$1])=0;94;IF([.E31]&lt;[.D31];IF(AND([.D31]&lt;12;[.E31]=1);([.$I$1]-[.D31]);(([.E31]-[.D31]))+[.$I$1]);MOD([.E31]-[.D31];[.$I$1])));&quot;&quot;)">
            <text:p/>
          </table:table-cell>
          <table:table-cell table:formula="of:=IF(OR([.$C$3]=&quot;B&quot;;[.$C$3]=&quot;b&quot;);MID([.$A$1];[.G31];1);&quot;&quot;)">
            <text:p/>
          </table:table-cell>
          <table:table-cell table:style-name="ce69" office:value-type="string" calcext:value-type="string">
            <text:p>Sheet2 D58</text:p>
          </table:table-cell>
          <table:table-cell table:style-name="ce32" table:formula="of:=[$Sheet2.D58]" office:value-type="string" office:string-value=" %JGKvxyz{|}~!#'()*+,-P$E5BDCjg./012\LMws34678urQ9:&lt;&amp;&quot;]=?@FHINORSTUVWXYZ[^_`abcdefhA&gt;iklmnopqt" calcext:value-type="string">
            <text:p><text:s/>%JGKvxyz{|}~!#'()*+,-P$E5BDCjg./012\LMws34678urQ9:&lt;&amp;"]=?@FHINORSTUVWXYZ[^_`abcdefhA&gt;iklmnopqt</text:p>
          </table:table-cell>
          <table:table-cell table:style-name="ce32" table:number-columns-repeated="7"/>
          <table:table-cell table:number-columns-repeated="1007"/>
        </table:table-row>
        <table:table-row table:style-name="ro1">
          <table:table-cell table:formula="of:=MID([.$A$5];23;1)" office:value-type="string" office:string-value=" " calcext:value-type="string">
            <text:p><text:s/></text:p>
          </table:table-cell>
          <table:table-cell table:formula="of:=MID([.$A$2];23;1)" office:value-type="string" office:string-value="2" calcext:value-type="string">
            <text:p>2</text:p>
          </table:table-cell>
          <table:table-cell table:formula="of:=FIND([.A32];[.$A$1];1)" office:value-type="float" office:value="61" calcext:value-type="float">
            <text:p>61</text:p>
          </table:table-cell>
          <table:table-cell table:formula="of:=FIND([.B32];[.$A$1];1)" office:value-type="float" office:value="23" calcext:value-type="float">
            <text:p>23</text:p>
          </table:table-cell>
          <table:table-cell table:formula="of:=IF(OR([.$C$3]=&quot;a&quot;;[.$C$3]=&quot;A&quot;);IF(MOD([.C32]+[.D32];[.$I$1])=0;94;MOD([.C32]+[.D32];[.$I$1]));[.C32])" office:value-type="float" office:value="84" calcext:value-type="float">
            <text:p>84</text:p>
          </table:table-cell>
          <table:table-cell table:formula="of:=IF(OR([.$C$3]=&quot;A&quot;;[.$C$3]=&quot;a&quot;);MID([.$A$1];[.E32];1);&quot;&quot;)" office:value-type="string" office:string-value="=" calcext:value-type="string">
            <text:p>=</text:p>
          </table:table-cell>
          <table:table-cell table:formula="of:=IF(OR([.$C$3]=&quot;B&quot;;[.$C$3]=&quot;b&quot;);IF(MOD([.E32]-[.D32];[.$I$1])=0;94;IF([.E32]&lt;[.D32];IF(AND([.D32]&lt;12;[.E32]=1);([.$I$1]-[.D32]);(([.E32]-[.D32]))+[.$I$1]);MOD([.E32]-[.D32];[.$I$1])));&quot;&quot;)">
            <text:p/>
          </table:table-cell>
          <table:table-cell table:formula="of:=IF(OR([.$C$3]=&quot;B&quot;;[.$C$3]=&quot;b&quot;);MID([.$A$1];[.G32];1);&quot;&quot;)">
            <text:p/>
          </table:table-cell>
          <table:table-cell table:style-name="ce69" office:value-type="string" calcext:value-type="string">
            <text:p>Sheet2 D33</text:p>
          </table:table-cell>
          <table:table-cell table:style-name="ce32" table:formula="of:=[$Sheet2.D33]" office:value-type="string" office:string-value="LMws34678urQ9:&lt;&amp;&quot;]=?@FGHIJKNORSTUVWXYZ[^_`abcdefhA&gt;iklmnopqtvxyz{|}~!#%'()*+,-P$E5B DCjg./012\" calcext:value-type="string">
            <text:p>LMws34678urQ9:&lt;&amp;"]=?@FGHIJKNORSTUVWXYZ[^_`abcdefhA&gt;iklmnopqtvxyz{|}~!#%'()*+,-P$E5B DCjg./012\</text:p>
          </table:table-cell>
          <table:table-cell table:style-name="ce32" table:number-columns-repeated="7"/>
          <table:table-cell table:number-columns-repeated="1007"/>
        </table:table-row>
        <table:table-row table:style-name="ro1">
          <table:table-cell table:formula="of:=MID([.$A$5];24;1)" office:value-type="string" office:string-value="l" calcext:value-type="string">
            <text:p>l</text:p>
          </table:table-cell>
          <table:table-cell table:formula="of:=MID([.$A$2];24;1)" office:value-type="string" office:string-value="B" calcext:value-type="string">
            <text:p>B</text:p>
          </table:table-cell>
          <table:table-cell table:formula="of:=FIND([.A33];[.$A$1];1)" office:value-type="float" office:value="1" calcext:value-type="float">
            <text:p>1</text:p>
          </table:table-cell>
          <table:table-cell table:formula="of:=FIND([.B33];[.$A$1];1)" office:value-type="float" office:value="50" calcext:value-type="float">
            <text:p>50</text:p>
          </table:table-cell>
          <table:table-cell table:formula="of:=IF(OR([.$C$3]=&quot;a&quot;;[.$C$3]=&quot;A&quot;);IF(MOD([.C33]+[.D33];[.$I$1])=0;94;MOD([.C33]+[.D33];[.$I$1]));[.C33])" office:value-type="float" office:value="51" calcext:value-type="float">
            <text:p>51</text:p>
          </table:table-cell>
          <table:table-cell table:formula="of:=IF(OR([.$C$3]=&quot;A&quot;;[.$C$3]=&quot;a&quot;);MID([.$A$1];[.E33];1);&quot;&quot;)" office:value-type="string" office:string-value="&quot;" calcext:value-type="string">
            <text:p>"</text:p>
          </table:table-cell>
          <table:table-cell table:formula="of:=IF(OR([.$C$3]=&quot;B&quot;;[.$C$3]=&quot;b&quot;);IF(MOD([.E33]-[.D33];[.$I$1])=0;94;IF([.E33]&lt;[.D33];IF(AND([.D33]&lt;12;[.E33]=1);([.$I$1]-[.D33]);(([.E33]-[.D33]))+[.$I$1]);MOD([.E33]-[.D33];[.$I$1])));&quot;&quot;)">
            <text:p/>
          </table:table-cell>
          <table:table-cell table:formula="of:=IF(OR([.$C$3]=&quot;B&quot;;[.$C$3]=&quot;b&quot;);MID([.$A$1];[.G33];1);&quot;&quot;)">
            <text:p/>
          </table:table-cell>
          <table:table-cell table:style-name="ce69" office:value-type="string" calcext:value-type="string">
            <text:p>Sheet2 D8</text:p>
          </table:table-cell>
          <table:table-cell table:style-name="ce32" table:formula="of:=[$Sheet2.D8]" office:value-type="string" office:string-value="\M&amp;&quot;]=?@FGHIJKLNORSTUVWXYZ[^_`abcdefhA&gt;iklmnopqstvwxyz{|}~!#%'()*+,-P$E5B DCjg./01234678urQ9:&lt;" calcext:value-type="string">
            <text:p>\M&amp;"]=?@FGHIJKLNORSTUVWXYZ[^_`abcdefhA&gt;iklmnopqstvwxyz{|}~!#%'()*+,-P$E5B DCjg./01234678urQ9:&lt;</text:p>
          </table:table-cell>
          <table:table-cell table:style-name="ce32" table:number-columns-repeated="7"/>
          <table:table-cell table:number-columns-repeated="1007"/>
        </table:table-row>
        <table:table-row table:style-name="ro1">
          <table:table-cell table:formula="of:=MID([.$A$5];25;1)" office:value-type="string" office:string-value="o" calcext:value-type="string">
            <text:p>o</text:p>
          </table:table-cell>
          <table:table-cell table:formula="of:=MID([.$A$2];25;1)" office:value-type="string" office:string-value="_" calcext:value-type="string">
            <text:p>_</text:p>
          </table:table-cell>
          <table:table-cell table:formula="of:=FIND([.A34];[.$A$1];1)" office:value-type="float" office:value="60" calcext:value-type="float">
            <text:p>60</text:p>
          </table:table-cell>
          <table:table-cell table:formula="of:=FIND([.B34];[.$A$1];1)" office:value-type="float" office:value="86" calcext:value-type="float">
            <text:p>86</text:p>
          </table:table-cell>
          <table:table-cell table:formula="of:=IF(OR([.$C$3]=&quot;a&quot;;[.$C$3]=&quot;A&quot;);IF(MOD([.C34]+[.D34];[.$I$1])=0;94;MOD([.C34]+[.D34];[.$I$1]));[.C34])" office:value-type="float" office:value="52" calcext:value-type="float">
            <text:p>52</text:p>
          </table:table-cell>
          <table:table-cell table:formula="of:=IF(OR([.$C$3]=&quot;A&quot;;[.$C$3]=&quot;a&quot;);MID([.$A$1];[.E34];1);&quot;&quot;)" office:value-type="string" office:string-value="]" calcext:value-type="string">
            <text:p>]</text:p>
          </table:table-cell>
          <table:table-cell table:formula="of:=IF(OR([.$C$3]=&quot;B&quot;;[.$C$3]=&quot;b&quot;);IF(MOD([.E34]-[.D34];[.$I$1])=0;94;IF([.E34]&lt;[.D34];IF(AND([.D34]&lt;12;[.E34]=1);([.$I$1]-[.D34]);(([.E34]-[.D34]))+[.$I$1]);MOD([.E34]-[.D34];[.$I$1])));&quot;&quot;)">
            <text:p/>
          </table:table-cell>
          <table:table-cell table:formula="of:=IF(OR([.$C$3]=&quot;B&quot;;[.$C$3]=&quot;b&quot;);MID([.$A$1];[.G34];1);&quot;&quot;)">
            <text:p/>
          </table:table-cell>
          <table:table-cell table:style-name="ce69" office:value-type="string" calcext:value-type="string">
            <text:p>Sheet2 A2</text:p>
          </table:table-cell>
          <table:table-cell table:style-name="ce32" table:formula="of:=[$Sheet2.A2]" office:value-type="string" office:string-value="E5B DCjg./01234678urQ9:&lt;=?@FGHIJKLMNORSTUVWXYZ[\]^_`abcdefhA&gt;iklmnopqstvwxyz{|}~!&quot;#%&amp;'()*+,-P$" calcext:value-type="string">
            <text:p>E5B DCjg./01234678urQ9:&lt;=?@FGHIJKLMNORSTUVWXYZ[\]^_`abcdefhA&gt;iklmnopqstvwxyz{|}~!"#%&amp;'()*+,-P$</text:p>
          </table:table-cell>
          <table:table-cell table:style-name="ce32" table:number-columns-repeated="7"/>
          <table:table-cell table:number-columns-repeated="1007"/>
        </table:table-row>
        <table:table-row table:style-name="ro1">
          <table:table-cell table:formula="of:=MID([.$A$5];26;1)" office:value-type="string" office:string-value="v" calcext:value-type="string">
            <text:p>v</text:p>
          </table:table-cell>
          <table:table-cell table:formula="of:=MID([.$A$2];26;1)" office:value-type="string" office:string-value="f" calcext:value-type="string">
            <text:p>f</text:p>
          </table:table-cell>
          <table:table-cell table:formula="of:=FIND([.A35];[.$A$1];1)" office:value-type="float" office:value="6" calcext:value-type="float">
            <text:p>6</text:p>
          </table:table-cell>
          <table:table-cell table:formula="of:=FIND([.B35];[.$A$1];1)" office:value-type="float" office:value="91" calcext:value-type="float">
            <text:p>91</text:p>
          </table:table-cell>
          <table:table-cell table:formula="of:=IF(OR([.$C$3]=&quot;a&quot;;[.$C$3]=&quot;A&quot;);IF(MOD([.C35]+[.D35];[.$I$1])=0;94;MOD([.C35]+[.D35];[.$I$1]));[.C35])" office:value-type="float" office:value="3" calcext:value-type="float">
            <text:p>3</text:p>
          </table:table-cell>
          <table:table-cell table:formula="of:=IF(OR([.$C$3]=&quot;A&quot;;[.$C$3]=&quot;a&quot;);MID([.$A$1];[.E35];1);&quot;&quot;)" office:value-type="string" office:string-value="3" calcext:value-type="string">
            <text:p>3</text:p>
          </table:table-cell>
          <table:table-cell table:formula="of:=IF(OR([.$C$3]=&quot;B&quot;;[.$C$3]=&quot;b&quot;);IF(MOD([.E35]-[.D35];[.$I$1])=0;94;IF([.E35]&lt;[.D35];IF(AND([.D35]&lt;12;[.E35]=1);([.$I$1]-[.D35]);(([.E35]-[.D35]))+[.$I$1]);MOD([.E35]-[.D35];[.$I$1])));&quot;&quot;)">
            <text:p/>
          </table:table-cell>
          <table:table-cell table:formula="of:=IF(OR([.$C$3]=&quot;B&quot;;[.$C$3]=&quot;b&quot;);MID([.$A$1];[.G35];1);&quot;&quot;)">
            <text:p/>
          </table:table-cell>
          <table:table-cell table:style-name="ce69" office:value-type="string" calcext:value-type="string">
            <text:p>Sheet1 D58</text:p>
          </table:table-cell>
          <table:table-cell table:style-name="ce32" table:formula="of:=[$Sheet1.D58]" office:value-type="string" office:string-value="$ A&gt;Biklmnopqstvwxyz{|}~!&quot;#%&amp;'()*+,-PDCjg./012345678urQ9:&lt;=?@EFGHIJKLMNORSTUVWXYZ[\]^_`abcdefh" calcext:value-type="string">
            <text:p>$ A&gt;Biklmnopqstvwxyz{|}~!"#%&amp;'()*+,-PDCjg./012345678urQ9:&lt;=?@EFGHIJKLMNORSTUVWXYZ[\]^_`abcdefh</text:p>
          </table:table-cell>
          <table:table-cell table:style-name="ce32" table:number-columns-repeated="7"/>
          <table:table-cell table:number-columns-repeated="1007"/>
        </table:table-row>
        <table:table-row table:style-name="ro1">
          <table:table-cell table:formula="of:=MID([.$A$5];27;1)" office:value-type="string" office:string-value="e" calcext:value-type="string">
            <text:p>e</text:p>
          </table:table-cell>
          <table:table-cell table:formula="of:=MID([.$A$2];27;1)" office:value-type="string" office:string-value="#" calcext:value-type="string">
            <text:p>#</text:p>
          </table:table-cell>
          <table:table-cell table:formula="of:=FIND([.A36];[.$A$1];1)" office:value-type="float" office:value="47" calcext:value-type="float">
            <text:p>47</text:p>
          </table:table-cell>
          <table:table-cell table:formula="of:=FIND([.B36];[.$A$1];1)" office:value-type="float" office:value="9" calcext:value-type="float">
            <text:p>9</text:p>
          </table:table-cell>
          <table:table-cell table:formula="of:=IF(OR([.$C$3]=&quot;a&quot;;[.$C$3]=&quot;A&quot;);IF(MOD([.C36]+[.D36];[.$I$1])=0;94;MOD([.C36]+[.D36];[.$I$1]));[.C36])" office:value-type="float" office:value="56" calcext:value-type="float">
            <text:p>56</text:p>
          </table:table-cell>
          <table:table-cell table:formula="of:=IF(OR([.$C$3]=&quot;A&quot;;[.$C$3]=&quot;a&quot;);MID([.$A$1];[.E36];1);&quot;&quot;)" office:value-type="string" office:string-value="U" calcext:value-type="string">
            <text:p>U</text:p>
          </table:table-cell>
          <table:table-cell table:formula="of:=IF(OR([.$C$3]=&quot;B&quot;;[.$C$3]=&quot;b&quot;);IF(MOD([.E36]-[.D36];[.$I$1])=0;94;IF([.E36]&lt;[.D36];IF(AND([.D36]&lt;12;[.E36]=1);([.$I$1]-[.D36]);(([.E36]-[.D36]))+[.$I$1]);MOD([.E36]-[.D36];[.$I$1])));&quot;&quot;)">
            <text:p/>
          </table:table-cell>
          <table:table-cell table:formula="of:=IF(OR([.$C$3]=&quot;B&quot;;[.$C$3]=&quot;b&quot;);MID([.$A$1];[.G36];1);&quot;&quot;)">
            <text:p/>
          </table:table-cell>
          <table:table-cell table:style-name="ce69" office:value-type="string" calcext:value-type="string">
            <text:p>Sheet1 D33</text:p>
          </table:table-cell>
          <table:table-cell table:style-name="ce32" table:formula="of:=[$Sheet1.D33]" office:value-type="string" office:string-value="DCjg./012345678urQ9:&lt;=&gt;?@ABEFGHIJKLMNORSTUVWXYZ[\]^_`abcdefhiklmnopqst vwxyz{|}~!&quot;#$%&amp;'()*+,-P" calcext:value-type="string">
            <text:p>DCjg./012345678urQ9:&lt;=&gt;?@ABEFGHIJKLMNORSTUVWXYZ[\]^_`abcdefhiklmnopqst vwxyz{|}~!"#$%&amp;'()*+,-P</text:p>
          </table:table-cell>
          <table:table-cell table:style-name="ce32" table:number-columns-repeated="7"/>
          <table:table-cell table:number-columns-repeated="1007"/>
        </table:table-row>
        <table:table-row table:style-name="ro1">
          <table:table-cell table:formula="of:=MID([.$A$5];28;1)" office:value-type="string" office:string-value="," calcext:value-type="string">
            <text:p>,</text:p>
          </table:table-cell>
          <table:table-cell table:formula="of:=MID([.$A$2];28;1)" office:value-type="string" office:string-value="x" calcext:value-type="string">
            <text:p>x</text:p>
          </table:table-cell>
          <table:table-cell table:formula="of:=FIND([.A37];[.$A$1];1)" office:value-type="float" office:value="14" calcext:value-type="float">
            <text:p>14</text:p>
          </table:table-cell>
          <table:table-cell table:formula="of:=FIND([.B37];[.$A$1];1)" office:value-type="float" office:value="7" calcext:value-type="float">
            <text:p>7</text:p>
          </table:table-cell>
          <table:table-cell table:formula="of:=IF(OR([.$C$3]=&quot;a&quot;;[.$C$3]=&quot;A&quot;);IF(MOD([.C37]+[.D37];[.$I$1])=0;94;MOD([.C37]+[.D37];[.$I$1]));[.C37])" office:value-type="float" office:value="21" calcext:value-type="float">
            <text:p>21</text:p>
          </table:table-cell>
          <table:table-cell table:formula="of:=IF(OR([.$C$3]=&quot;A&quot;;[.$C$3]=&quot;a&quot;);MID([.$A$1];[.E37];1);&quot;&quot;)" office:value-type="string" office:string-value="0" calcext:value-type="string">
            <text:p>0</text:p>
          </table:table-cell>
          <table:table-cell table:formula="of:=IF(OR([.$C$3]=&quot;B&quot;;[.$C$3]=&quot;b&quot;);IF(MOD([.E37]-[.D37];[.$I$1])=0;94;IF([.E37]&lt;[.D37];IF(AND([.D37]&lt;12;[.E37]=1);([.$I$1]-[.D37]);(([.E37]-[.D37]))+[.$I$1]);MOD([.E37]-[.D37];[.$I$1])));&quot;&quot;)">
            <text:p/>
          </table:table-cell>
          <table:table-cell table:formula="of:=IF(OR([.$C$3]=&quot;B&quot;;[.$C$3]=&quot;b&quot;);MID([.$A$1];[.G37];1);&quot;&quot;)">
            <text:p/>
          </table:table-cell>
          <table:table-cell table:style-name="ce69" office:value-type="string" calcext:value-type="string">
            <text:p>Sheet1 D8</text:p>
          </table:table-cell>
          <table:table-cell table:style-name="ce32" table:formula="of:=[$Sheet1.D8]" office:value-type="string" office:string-value="PCurQ9:&lt;=&gt;?@ABDEFGHIJKLMNORSTUVWXYZ[\]^_`abcdefghijklmnopqst vwxyz{|}~!&quot;#$%&amp;'()*+,-./012345678" calcext:value-type="string">
            <text:p>PCurQ9:&lt;=&gt;?@ABDEFGHIJKLMNORSTUVWXYZ[\]^_`abcdefghijklmnopqst vwxyz{|}~!"#$%&amp;'()*+,-./012345678</text:p>
          </table:table-cell>
          <table:table-cell table:style-name="ce32" table:number-columns-repeated="7"/>
          <table:table-cell table:number-columns-repeated="1007"/>
        </table:table-row>
        <table:table-row table:style-name="ro1">
          <table:table-cell table:formula="of:=MID([.$A$5];29;1)" office:value-type="string" office:string-value=" " calcext:value-type="string">
            <text:p><text:s/></text:p>
          </table:table-cell>
          <table:table-cell table:formula="of:=MID([.$A$2];29;1)" office:value-type="string" office:string-value="K" calcext:value-type="string">
            <text:p>K</text:p>
          </table:table-cell>
          <table:table-cell table:formula="of:=FIND([.A38];[.$A$1];1)" office:value-type="float" office:value="61" calcext:value-type="float">
            <text:p>61</text:p>
          </table:table-cell>
          <table:table-cell table:formula="of:=FIND([.B38];[.$A$1];1)" office:value-type="float" office:value="79" calcext:value-type="float">
            <text:p>79</text:p>
          </table:table-cell>
          <table:table-cell table:formula="of:=IF(OR([.$C$3]=&quot;a&quot;;[.$C$3]=&quot;A&quot;);IF(MOD([.C38]+[.D38];[.$I$1])=0;94;MOD([.C38]+[.D38];[.$I$1]));[.C38])" office:value-type="float" office:value="46" calcext:value-type="float">
            <text:p>46</text:p>
          </table:table-cell>
          <table:table-cell table:formula="of:=IF(OR([.$C$3]=&quot;A&quot;;[.$C$3]=&quot;a&quot;);MID([.$A$1];[.E38];1);&quot;&quot;)" office:value-type="string" office:string-value="D" calcext:value-type="string">
            <text:p>D</text:p>
          </table:table-cell>
          <table:table-cell table:formula="of:=IF(OR([.$C$3]=&quot;B&quot;;[.$C$3]=&quot;b&quot;);IF(MOD([.E38]-[.D38];[.$I$1])=0;94;IF([.E38]&lt;[.D38];IF(AND([.D38]&lt;12;[.E38]=1);([.$I$1]-[.D38]);(([.E38]-[.D38]))+[.$I$1]);MOD([.E38]-[.D38];[.$I$1])));&quot;&quot;)">
            <text:p/>
          </table:table-cell>
          <table:table-cell table:formula="of:=IF(OR([.$C$3]=&quot;B&quot;;[.$C$3]=&quot;b&quot;);MID([.$A$1];[.G38];1);&quot;&quot;)">
            <text:p/>
          </table:table-cell>
          <table:table-cell table:number-columns-repeated="1016"/>
        </table:table-row>
        <table:table-row table:style-name="ro1">
          <table:table-cell table:formula="of:=MID([.$A$5];30;1)" office:value-type="string" office:string-value="c" calcext:value-type="string">
            <text:p>c</text:p>
          </table:table-cell>
          <table:table-cell table:formula="of:=MID([.$A$2];30;1)" office:value-type="string" office:string-value="B" calcext:value-type="string">
            <text:p>B</text:p>
          </table:table-cell>
          <table:table-cell table:formula="of:=FIND([.A39];[.$A$1];1)" office:value-type="float" office:value="74" calcext:value-type="float">
            <text:p>74</text:p>
          </table:table-cell>
          <table:table-cell table:formula="of:=FIND([.B39];[.$A$1];1)" office:value-type="float" office:value="50" calcext:value-type="float">
            <text:p>50</text:p>
          </table:table-cell>
          <table:table-cell table:formula="of:=IF(OR([.$C$3]=&quot;a&quot;;[.$C$3]=&quot;A&quot;);IF(MOD([.C39]+[.D39];[.$I$1])=0;94;MOD([.C39]+[.D39];[.$I$1]));[.C39])" office:value-type="float" office:value="30" calcext:value-type="float">
            <text:p>30</text:p>
          </table:table-cell>
          <table:table-cell table:formula="of:=IF(OR([.$C$3]=&quot;A&quot;;[.$C$3]=&quot;a&quot;);MID([.$A$1];[.E39];1);&quot;&quot;)" office:value-type="string" office:string-value="6" calcext:value-type="string">
            <text:p>6</text:p>
          </table:table-cell>
          <table:table-cell table:formula="of:=IF(OR([.$C$3]=&quot;B&quot;;[.$C$3]=&quot;b&quot;);IF(MOD([.E39]-[.D39];[.$I$1])=0;94;IF([.E39]&lt;[.D39];IF(AND([.D39]&lt;12;[.E39]=1);([.$I$1]-[.D39]);(([.E39]-[.D39]))+[.$I$1]);MOD([.E39]-[.D39];[.$I$1])));&quot;&quot;)">
            <text:p/>
          </table:table-cell>
          <table:table-cell table:formula="of:=IF(OR([.$C$3]=&quot;B&quot;;[.$C$3]=&quot;b&quot;);MID([.$A$1];[.G39];1);&quot;&quot;)">
            <text:p/>
          </table:table-cell>
          <table:table-cell table:number-columns-repeated="1016"/>
        </table:table-row>
        <table:table-row table:style-name="ro1">
          <table:table-cell table:formula="of:=MID([.$A$5];31;1)" office:value-type="string" office:string-value="a" calcext:value-type="string">
            <text:p>a</text:p>
          </table:table-cell>
          <table:table-cell table:formula="of:=MID([.$A$2];31;1)" office:value-type="string" office:string-value="W" calcext:value-type="string">
            <text:p>W</text:p>
          </table:table-cell>
          <table:table-cell table:formula="of:=FIND([.A40];[.$A$1];1)" office:value-type="float" office:value="90" calcext:value-type="float">
            <text:p>90</text:p>
          </table:table-cell>
          <table:table-cell table:formula="of:=FIND([.B40];[.$A$1];1)" office:value-type="float" office:value="34" calcext:value-type="float">
            <text:p>34</text:p>
          </table:table-cell>
          <table:table-cell table:formula="of:=IF(OR([.$C$3]=&quot;a&quot;;[.$C$3]=&quot;A&quot;);IF(MOD([.C40]+[.D40];[.$I$1])=0;94;MOD([.C40]+[.D40];[.$I$1]));[.C40])" office:value-type="float" office:value="30" calcext:value-type="float">
            <text:p>30</text:p>
          </table:table-cell>
          <table:table-cell table:formula="of:=IF(OR([.$C$3]=&quot;A&quot;;[.$C$3]=&quot;a&quot;);MID([.$A$1];[.E40];1);&quot;&quot;)" office:value-type="string" office:string-value="6" calcext:value-type="string">
            <text:p>6</text:p>
          </table:table-cell>
          <table:table-cell table:formula="of:=IF(OR([.$C$3]=&quot;B&quot;;[.$C$3]=&quot;b&quot;);IF(MOD([.E40]-[.D40];[.$I$1])=0;94;IF([.E40]&lt;[.D40];IF(AND([.D40]&lt;12;[.E40]=1);([.$I$1]-[.D40]);(([.E40]-[.D40]))+[.$I$1]);MOD([.E40]-[.D40];[.$I$1])));&quot;&quot;)">
            <text:p/>
          </table:table-cell>
          <table:table-cell table:formula="of:=IF(OR([.$C$3]=&quot;B&quot;;[.$C$3]=&quot;b&quot;);MID([.$A$1];[.G40];1);&quot;&quot;)">
            <text:p/>
          </table:table-cell>
          <table:table-cell table:number-columns-repeated="1016"/>
        </table:table-row>
        <table:table-row table:style-name="ro1">
          <table:table-cell table:formula="of:=MID([.$A$5];32;1)" office:value-type="string" office:string-value="n" calcext:value-type="string">
            <text:p>n</text:p>
          </table:table-cell>
          <table:table-cell table:formula="of:=MID([.$A$2];32;1)" office:value-type="string" office:string-value="}" calcext:value-type="string">
            <text:p>}</text:p>
          </table:table-cell>
          <table:table-cell table:formula="of:=FIND([.A41];[.$A$1];1)" office:value-type="float" office:value="59" calcext:value-type="float">
            <text:p>59</text:p>
          </table:table-cell>
          <table:table-cell table:formula="of:=FIND([.B41];[.$A$1];1)" office:value-type="float" office:value="71" calcext:value-type="float">
            <text:p>71</text:p>
          </table:table-cell>
          <table:table-cell table:formula="of:=IF(OR([.$C$3]=&quot;a&quot;;[.$C$3]=&quot;A&quot;);IF(MOD([.C41]+[.D41];[.$I$1])=0;94;MOD([.C41]+[.D41];[.$I$1]));[.C41])" office:value-type="float" office:value="36" calcext:value-type="float">
            <text:p>36</text:p>
          </table:table-cell>
          <table:table-cell table:formula="of:=IF(OR([.$C$3]=&quot;A&quot;;[.$C$3]=&quot;a&quot;);MID([.$A$1];[.E41];1);&quot;&quot;)" office:value-type="string" office:string-value="V" calcext:value-type="string">
            <text:p>V</text:p>
          </table:table-cell>
          <table:table-cell table:formula="of:=IF(OR([.$C$3]=&quot;B&quot;;[.$C$3]=&quot;b&quot;);IF(MOD([.E41]-[.D41];[.$I$1])=0;94;IF([.E41]&lt;[.D41];IF(AND([.D41]&lt;12;[.E41]=1);([.$I$1]-[.D41]);(([.E41]-[.D41]))+[.$I$1]);MOD([.E41]-[.D41];[.$I$1])));&quot;&quot;)">
            <text:p/>
          </table:table-cell>
          <table:table-cell table:formula="of:=IF(OR([.$C$3]=&quot;B&quot;;[.$C$3]=&quot;b&quot;);MID([.$A$1];[.G41];1);&quot;&quot;)">
            <text:p/>
          </table:table-cell>
          <table:table-cell table:number-columns-repeated="1016"/>
        </table:table-row>
        <table:table-row table:style-name="ro1">
          <table:table-cell table:formula="of:=MID([.$A$5];33;1)" office:value-type="string" office:string-value="," calcext:value-type="string">
            <text:p>,</text:p>
          </table:table-cell>
          <table:table-cell table:formula="of:=MID([.$A$2];33;1)" office:value-type="string" office:string-value="g" calcext:value-type="string">
            <text:p>g</text:p>
          </table:table-cell>
          <table:table-cell table:formula="of:=FIND([.A42];[.$A$1];1)" office:value-type="float" office:value="14" calcext:value-type="float">
            <text:p>14</text:p>
          </table:table-cell>
          <table:table-cell table:formula="of:=FIND([.B42];[.$A$1];1)" office:value-type="float" office:value="19" calcext:value-type="float">
            <text:p>19</text:p>
          </table:table-cell>
          <table:table-cell table:formula="of:=IF(OR([.$C$3]=&quot;a&quot;;[.$C$3]=&quot;A&quot;);IF(MOD([.C42]+[.D42];[.$I$1])=0;94;MOD([.C42]+[.D42];[.$I$1]));[.C42])" office:value-type="float" office:value="33" calcext:value-type="float">
            <text:p>33</text:p>
          </table:table-cell>
          <table:table-cell table:formula="of:=IF(OR([.$C$3]=&quot;A&quot;;[.$C$3]=&quot;a&quot;);MID([.$A$1];[.E42];1);&quot;&quot;)" office:value-type="string" office:string-value="h" calcext:value-type="string">
            <text:p>h</text:p>
          </table:table-cell>
          <table:table-cell table:formula="of:=IF(OR([.$C$3]=&quot;B&quot;;[.$C$3]=&quot;b&quot;);IF(MOD([.E42]-[.D42];[.$I$1])=0;94;IF([.E42]&lt;[.D42];IF(AND([.D42]&lt;12;[.E42]=1);([.$I$1]-[.D42]);(([.E42]-[.D42]))+[.$I$1]);MOD([.E42]-[.D42];[.$I$1])));&quot;&quot;)">
            <text:p/>
          </table:table-cell>
          <table:table-cell table:formula="of:=IF(OR([.$C$3]=&quot;B&quot;;[.$C$3]=&quot;b&quot;);MID([.$A$1];[.G42];1);&quot;&quot;)">
            <text:p/>
          </table:table-cell>
          <table:table-cell table:number-columns-repeated="1016"/>
        </table:table-row>
        <table:table-row table:style-name="ro1">
          <table:table-cell table:formula="of:=MID([.$A$5];34;1)" office:value-type="string" office:string-value=" " calcext:value-type="string">
            <text:p><text:s/></text:p>
          </table:table-cell>
          <table:table-cell table:formula="of:=MID([.$A$2];34;1)" office:value-type="string" office:string-value="K" calcext:value-type="string">
            <text:p>K</text:p>
          </table:table-cell>
          <table:table-cell table:formula="of:=FIND([.A43];[.$A$1];1)" office:value-type="float" office:value="61" calcext:value-type="float">
            <text:p>61</text:p>
          </table:table-cell>
          <table:table-cell table:formula="of:=FIND([.B43];[.$A$1];1)" office:value-type="float" office:value="79" calcext:value-type="float">
            <text:p>79</text:p>
          </table:table-cell>
          <table:table-cell table:formula="of:=IF(OR([.$C$3]=&quot;a&quot;;[.$C$3]=&quot;A&quot;);IF(MOD([.C43]+[.D43];[.$I$1])=0;94;MOD([.C43]+[.D43];[.$I$1]));[.C43])" office:value-type="float" office:value="46" calcext:value-type="float">
            <text:p>46</text:p>
          </table:table-cell>
          <table:table-cell table:formula="of:=IF(OR([.$C$3]=&quot;A&quot;;[.$C$3]=&quot;a&quot;);MID([.$A$1];[.E43];1);&quot;&quot;)" office:value-type="string" office:string-value="D" calcext:value-type="string">
            <text:p>D</text:p>
          </table:table-cell>
          <table:table-cell table:formula="of:=IF(OR([.$C$3]=&quot;B&quot;;[.$C$3]=&quot;b&quot;);IF(MOD([.E43]-[.D43];[.$I$1])=0;94;IF([.E43]&lt;[.D43];IF(AND([.D43]&lt;12;[.E43]=1);([.$I$1]-[.D43]);(([.E43]-[.D43]))+[.$I$1]);MOD([.E43]-[.D43];[.$I$1])));&quot;&quot;)">
            <text:p/>
          </table:table-cell>
          <table:table-cell table:formula="of:=IF(OR([.$C$3]=&quot;B&quot;;[.$C$3]=&quot;b&quot;);MID([.$A$1];[.G43];1);&quot;&quot;)">
            <text:p/>
          </table:table-cell>
          <table:table-cell table:number-columns-repeated="1016"/>
        </table:table-row>
        <table:table-row table:style-name="ro1">
          <table:table-cell table:formula="of:=MID([.$A$5];35;1)" office:value-type="string" office:string-value="g" calcext:value-type="string">
            <text:p>g</text:p>
          </table:table-cell>
          <table:table-cell table:formula="of:=MID([.$A$2];35;1)" office:value-type="string" office:string-value="3" calcext:value-type="string">
            <text:p>3</text:p>
          </table:table-cell>
          <table:table-cell table:formula="of:=FIND([.A44];[.$A$1];1)" office:value-type="float" office:value="19" calcext:value-type="float">
            <text:p>19</text:p>
          </table:table-cell>
          <table:table-cell table:formula="of:=FIND([.B44];[.$A$1];1)" office:value-type="float" office:value="3" calcext:value-type="float">
            <text:p>3</text:p>
          </table:table-cell>
          <table:table-cell table:formula="of:=IF(OR([.$C$3]=&quot;a&quot;;[.$C$3]=&quot;A&quot;);IF(MOD([.C44]+[.D44];[.$I$1])=0;94;MOD([.C44]+[.D44];[.$I$1]));[.C44])" office:value-type="float" office:value="22" calcext:value-type="float">
            <text:p>22</text:p>
          </table:table-cell>
          <table:table-cell table:formula="of:=IF(OR([.$C$3]=&quot;A&quot;;[.$C$3]=&quot;a&quot;);MID([.$A$1];[.E44];1);&quot;&quot;)" office:value-type="string" office:string-value="1" calcext:value-type="string">
            <text:p>1</text:p>
          </table:table-cell>
          <table:table-cell table:formula="of:=IF(OR([.$C$3]=&quot;B&quot;;[.$C$3]=&quot;b&quot;);IF(MOD([.E44]-[.D44];[.$I$1])=0;94;IF([.E44]&lt;[.D44];IF(AND([.D44]&lt;12;[.E44]=1);([.$I$1]-[.D44]);(([.E44]-[.D44]))+[.$I$1]);MOD([.E44]-[.D44];[.$I$1])));&quot;&quot;)">
            <text:p/>
          </table:table-cell>
          <table:table-cell table:formula="of:=IF(OR([.$C$3]=&quot;B&quot;;[.$C$3]=&quot;b&quot;);MID([.$A$1];[.G44];1);&quot;&quot;)">
            <text:p/>
          </table:table-cell>
          <table:table-cell table:number-columns-repeated="1016"/>
        </table:table-row>
        <table:table-row table:style-name="ro1">
          <table:table-cell table:formula="of:=MID([.$A$5];36;1)" office:value-type="string" office:string-value="r" calcext:value-type="string">
            <text:p>r</text:p>
          </table:table-cell>
          <table:table-cell table:formula="of:=MID([.$A$2];36;1)" office:value-type="string" office:string-value="!" calcext:value-type="string">
            <text:p>!</text:p>
          </table:table-cell>
          <table:table-cell table:formula="of:=FIND([.A45];[.$A$1];1)" office:value-type="float" office:value="40" calcext:value-type="float">
            <text:p>40</text:p>
          </table:table-cell>
          <table:table-cell table:formula="of:=FIND([.B45];[.$A$1];1)" office:value-type="float" office:value="39" calcext:value-type="float">
            <text:p>39</text:p>
          </table:table-cell>
          <table:table-cell table:formula="of:=IF(OR([.$C$3]=&quot;a&quot;;[.$C$3]=&quot;A&quot;);IF(MOD([.C45]+[.D45];[.$I$1])=0;94;MOD([.C45]+[.D45];[.$I$1]));[.C45])" office:value-type="float" office:value="79" calcext:value-type="float">
            <text:p>79</text:p>
          </table:table-cell>
          <table:table-cell table:formula="of:=IF(OR([.$C$3]=&quot;A&quot;;[.$C$3]=&quot;a&quot;);MID([.$A$1];[.E45];1);&quot;&quot;)" office:value-type="string" office:string-value="K" calcext:value-type="string">
            <text:p>K</text:p>
          </table:table-cell>
          <table:table-cell table:formula="of:=IF(OR([.$C$3]=&quot;B&quot;;[.$C$3]=&quot;b&quot;);IF(MOD([.E45]-[.D45];[.$I$1])=0;94;IF([.E45]&lt;[.D45];IF(AND([.D45]&lt;12;[.E45]=1);([.$I$1]-[.D45]);(([.E45]-[.D45]))+[.$I$1]);MOD([.E45]-[.D45];[.$I$1])));&quot;&quot;)">
            <text:p/>
          </table:table-cell>
          <table:table-cell table:formula="of:=IF(OR([.$C$3]=&quot;B&quot;;[.$C$3]=&quot;b&quot;);MID([.$A$1];[.G45];1);&quot;&quot;)">
            <text:p/>
          </table:table-cell>
          <table:table-cell table:number-columns-repeated="1016"/>
        </table:table-row>
        <table:table-row table:style-name="ro1">
          <table:table-cell table:formula="of:=MID([.$A$5];37;1)" office:value-type="string" office:string-value="e" calcext:value-type="string">
            <text:p>e</text:p>
          </table:table-cell>
          <table:table-cell table:formula="of:=MID([.$A$2];37;1)" office:value-type="string" office:string-value="D" calcext:value-type="string">
            <text:p>D</text:p>
          </table:table-cell>
          <table:table-cell table:formula="of:=FIND([.A46];[.$A$1];1)" office:value-type="float" office:value="47" calcext:value-type="float">
            <text:p>47</text:p>
          </table:table-cell>
          <table:table-cell table:formula="of:=FIND([.B46];[.$A$1];1)" office:value-type="float" office:value="46" calcext:value-type="float">
            <text:p>46</text:p>
          </table:table-cell>
          <table:table-cell table:formula="of:=IF(OR([.$C$3]=&quot;a&quot;;[.$C$3]=&quot;A&quot;);IF(MOD([.C46]+[.D46];[.$I$1])=0;94;MOD([.C46]+[.D46];[.$I$1]));[.C46])" office:value-type="float" office:value="93" calcext:value-type="float">
            <text:p>93</text:p>
          </table:table-cell>
          <table:table-cell table:formula="of:=IF(OR([.$C$3]=&quot;A&quot;;[.$C$3]=&quot;a&quot;);MID([.$A$1];[.E46];1);&quot;&quot;)" office:value-type="string" office:string-value="k" calcext:value-type="string">
            <text:p>k</text:p>
          </table:table-cell>
          <table:table-cell table:formula="of:=IF(OR([.$C$3]=&quot;B&quot;;[.$C$3]=&quot;b&quot;);IF(MOD([.E46]-[.D46];[.$I$1])=0;94;IF([.E46]&lt;[.D46];IF(AND([.D46]&lt;12;[.E46]=1);([.$I$1]-[.D46]);(([.E46]-[.D46]))+[.$I$1]);MOD([.E46]-[.D46];[.$I$1])));&quot;&quot;)">
            <text:p/>
          </table:table-cell>
          <table:table-cell table:formula="of:=IF(OR([.$C$3]=&quot;B&quot;;[.$C$3]=&quot;b&quot;);MID([.$A$1];[.G46];1);&quot;&quot;)">
            <text:p/>
          </table:table-cell>
          <table:table-cell table:number-columns-repeated="1016"/>
        </table:table-row>
        <table:table-row table:style-name="ro1">
          <table:table-cell table:formula="of:=MID([.$A$5];38;1)" office:value-type="string" office:string-value="a" calcext:value-type="string">
            <text:p>a</text:p>
          </table:table-cell>
          <table:table-cell table:formula="of:=MID([.$A$2];38;1)" office:value-type="string" office:string-value="f" calcext:value-type="string">
            <text:p>f</text:p>
          </table:table-cell>
          <table:table-cell table:formula="of:=FIND([.A47];[.$A$1];1)" office:value-type="float" office:value="90" calcext:value-type="float">
            <text:p>90</text:p>
          </table:table-cell>
          <table:table-cell table:formula="of:=FIND([.B47];[.$A$1];1)" office:value-type="float" office:value="91" calcext:value-type="float">
            <text:p>91</text:p>
          </table:table-cell>
          <table:table-cell table:formula="of:=IF(OR([.$C$3]=&quot;a&quot;;[.$C$3]=&quot;A&quot;);IF(MOD([.C47]+[.D47];[.$I$1])=0;94;MOD([.C47]+[.D47];[.$I$1]));[.C47])" office:value-type="float" office:value="87" calcext:value-type="float">
            <text:p>87</text:p>
          </table:table-cell>
          <table:table-cell table:formula="of:=IF(OR([.$C$3]=&quot;A&quot;;[.$C$3]=&quot;a&quot;);MID([.$A$1];[.E47];1);&quot;&quot;)" office:value-type="string" office:string-value="`" calcext:value-type="string">
            <text:p>`</text:p>
          </table:table-cell>
          <table:table-cell table:formula="of:=IF(OR([.$C$3]=&quot;B&quot;;[.$C$3]=&quot;b&quot;);IF(MOD([.E47]-[.D47];[.$I$1])=0;94;IF([.E47]&lt;[.D47];IF(AND([.D47]&lt;12;[.E47]=1);([.$I$1]-[.D47]);(([.E47]-[.D47]))+[.$I$1]);MOD([.E47]-[.D47];[.$I$1])));&quot;&quot;)">
            <text:p/>
          </table:table-cell>
          <table:table-cell table:formula="of:=IF(OR([.$C$3]=&quot;B&quot;;[.$C$3]=&quot;b&quot;);MID([.$A$1];[.G47];1);&quot;&quot;)">
            <text:p/>
          </table:table-cell>
          <table:table-cell table:number-columns-repeated="1016"/>
        </table:table-row>
        <table:table-row table:style-name="ro1">
          <table:table-cell table:formula="of:=MID([.$A$5];39;1)" office:value-type="string" office:string-value="t" calcext:value-type="string">
            <text:p>t</text:p>
          </table:table-cell>
          <table:table-cell table:formula="of:=MID([.$A$2];39;1)" office:value-type="string" office:string-value="W" calcext:value-type="string">
            <text:p>W</text:p>
          </table:table-cell>
          <table:table-cell table:formula="of:=FIND([.A48];[.$A$1];1)" office:value-type="float" office:value="38" calcext:value-type="float">
            <text:p>38</text:p>
          </table:table-cell>
          <table:table-cell table:formula="of:=FIND([.B48];[.$A$1];1)" office:value-type="float" office:value="34" calcext:value-type="float">
            <text:p>34</text:p>
          </table:table-cell>
          <table:table-cell table:formula="of:=IF(OR([.$C$3]=&quot;a&quot;;[.$C$3]=&quot;A&quot;);IF(MOD([.C48]+[.D48];[.$I$1])=0;94;MOD([.C48]+[.D48];[.$I$1]));[.C48])" office:value-type="float" office:value="72" calcext:value-type="float">
            <text:p>72</text:p>
          </table:table-cell>
          <table:table-cell table:formula="of:=IF(OR([.$C$3]=&quot;A&quot;;[.$C$3]=&quot;a&quot;);MID([.$A$1];[.E48];1);&quot;&quot;)" office:value-type="string" office:string-value="[" calcext:value-type="string">
            <text:p>[</text:p>
          </table:table-cell>
          <table:table-cell table:formula="of:=IF(OR([.$C$3]=&quot;B&quot;;[.$C$3]=&quot;b&quot;);IF(MOD([.E48]-[.D48];[.$I$1])=0;94;IF([.E48]&lt;[.D48];IF(AND([.D48]&lt;12;[.E48]=1);([.$I$1]-[.D48]);(([.E48]-[.D48]))+[.$I$1]);MOD([.E48]-[.D48];[.$I$1])));&quot;&quot;)">
            <text:p/>
          </table:table-cell>
          <table:table-cell table:formula="of:=IF(OR([.$C$3]=&quot;B&quot;;[.$C$3]=&quot;b&quot;);MID([.$A$1];[.G48];1);&quot;&quot;)">
            <text:p/>
          </table:table-cell>
          <table:table-cell table:number-columns-repeated="1016"/>
        </table:table-row>
        <table:table-row table:style-name="ro1">
          <table:table-cell table:formula="of:=MID([.$A$5];40;1)" office:value-type="string" office:string-value="e" calcext:value-type="string">
            <text:p>e</text:p>
          </table:table-cell>
          <table:table-cell table:formula="of:=MID([.$A$2];40;1)" office:value-type="string" office:string-value="u" calcext:value-type="string">
            <text:p>u</text:p>
          </table:table-cell>
          <table:table-cell table:formula="of:=FIND([.A49];[.$A$1];1)" office:value-type="float" office:value="47" calcext:value-type="float">
            <text:p>47</text:p>
          </table:table-cell>
          <table:table-cell table:formula="of:=FIND([.B49];[.$A$1];1)" office:value-type="float" office:value="76" calcext:value-type="float">
            <text:p>76</text:p>
          </table:table-cell>
          <table:table-cell table:formula="of:=IF(OR([.$C$3]=&quot;a&quot;;[.$C$3]=&quot;A&quot;);IF(MOD([.C49]+[.D49];[.$I$1])=0;94;MOD([.C49]+[.D49];[.$I$1]));[.C49])" office:value-type="float" office:value="29" calcext:value-type="float">
            <text:p>29</text:p>
          </table:table-cell>
          <table:table-cell table:formula="of:=IF(OR([.$C$3]=&quot;A&quot;;[.$C$3]=&quot;a&quot;);MID([.$A$1];[.E49];1);&quot;&quot;)" office:value-type="string" office:string-value="4" calcext:value-type="string">
            <text:p>4</text:p>
          </table:table-cell>
          <table:table-cell table:formula="of:=IF(OR([.$C$3]=&quot;B&quot;;[.$C$3]=&quot;b&quot;);IF(MOD([.E49]-[.D49];[.$I$1])=0;94;IF([.E49]&lt;[.D49];IF(AND([.D49]&lt;12;[.E49]=1);([.$I$1]-[.D49]);(([.E49]-[.D49]))+[.$I$1]);MOD([.E49]-[.D49];[.$I$1])));&quot;&quot;)">
            <text:p/>
          </table:table-cell>
          <table:table-cell table:formula="of:=IF(OR([.$C$3]=&quot;B&quot;;[.$C$3]=&quot;b&quot;);MID([.$A$1];[.G49];1);&quot;&quot;)">
            <text:p/>
          </table:table-cell>
          <table:table-cell table:number-columns-repeated="1016"/>
        </table:table-row>
        <table:table-row table:style-name="ro1">
          <table:table-cell table:formula="of:=MID([.$A$5];41;1)" office:value-type="string" office:string-value="s" calcext:value-type="string">
            <text:p>s</text:p>
          </table:table-cell>
          <table:table-cell table:formula="of:=MID([.$A$2];41;1)" office:value-type="string" office:string-value="7" calcext:value-type="string">
            <text:p>7</text:p>
          </table:table-cell>
          <table:table-cell table:formula="of:=FIND([.A50];[.$A$1];1)" office:value-type="float" office:value="28" calcext:value-type="float">
            <text:p>28</text:p>
          </table:table-cell>
          <table:table-cell table:formula="of:=FIND([.B50];[.$A$1];1)" office:value-type="float" office:value="31" calcext:value-type="float">
            <text:p>31</text:p>
          </table:table-cell>
          <table:table-cell table:formula="of:=IF(OR([.$C$3]=&quot;a&quot;;[.$C$3]=&quot;A&quot;);IF(MOD([.C50]+[.D50];[.$I$1])=0;94;MOD([.C50]+[.D50];[.$I$1]));[.C50])" office:value-type="float" office:value="59" calcext:value-type="float">
            <text:p>59</text:p>
          </table:table-cell>
          <table:table-cell table:formula="of:=IF(OR([.$C$3]=&quot;A&quot;;[.$C$3]=&quot;a&quot;);MID([.$A$1];[.E50];1);&quot;&quot;)" office:value-type="string" office:string-value="n" calcext:value-type="string">
            <text:p>n</text:p>
          </table:table-cell>
          <table:table-cell table:formula="of:=IF(OR([.$C$3]=&quot;B&quot;;[.$C$3]=&quot;b&quot;);IF(MOD([.E50]-[.D50];[.$I$1])=0;94;IF([.E50]&lt;[.D50];IF(AND([.D50]&lt;12;[.E50]=1);([.$I$1]-[.D50]);(([.E50]-[.D50]))+[.$I$1]);MOD([.E50]-[.D50];[.$I$1])));&quot;&quot;)">
            <text:p/>
          </table:table-cell>
          <table:table-cell table:formula="of:=IF(OR([.$C$3]=&quot;B&quot;;[.$C$3]=&quot;b&quot;);MID([.$A$1];[.G50];1);&quot;&quot;)">
            <text:p/>
          </table:table-cell>
          <table:table-cell table:number-columns-repeated="1016"/>
        </table:table-row>
        <table:table-row table:style-name="ro1">
          <table:table-cell table:formula="of:=MID([.$A$5];42;1)" office:value-type="string" office:string-value="t" calcext:value-type="string">
            <text:p>t</text:p>
          </table:table-cell>
          <table:table-cell table:formula="of:=MID([.$A$2];42;1)" office:value-type="string" office:string-value="f" calcext:value-type="string">
            <text:p>f</text:p>
          </table:table-cell>
          <table:table-cell table:formula="of:=FIND([.A51];[.$A$1];1)" office:value-type="float" office:value="38" calcext:value-type="float">
            <text:p>38</text:p>
          </table:table-cell>
          <table:table-cell table:formula="of:=FIND([.B51];[.$A$1];1)" office:value-type="float" office:value="91" calcext:value-type="float">
            <text:p>91</text:p>
          </table:table-cell>
          <table:table-cell table:formula="of:=IF(OR([.$C$3]=&quot;a&quot;;[.$C$3]=&quot;A&quot;);IF(MOD([.C51]+[.D51];[.$I$1])=0;94;MOD([.C51]+[.D51];[.$I$1]));[.C51])" office:value-type="float" office:value="35" calcext:value-type="float">
            <text:p>35</text:p>
          </table:table-cell>
          <table:table-cell table:formula="of:=IF(OR([.$C$3]=&quot;A&quot;;[.$C$3]=&quot;a&quot;);MID([.$A$1];[.E51];1);&quot;&quot;)" office:value-type="string" office:string-value="%" calcext:value-type="string">
            <text:p>%</text:p>
          </table:table-cell>
          <table:table-cell table:formula="of:=IF(OR([.$C$3]=&quot;B&quot;;[.$C$3]=&quot;b&quot;);IF(MOD([.E51]-[.D51];[.$I$1])=0;94;IF([.E51]&lt;[.D51];IF(AND([.D51]&lt;12;[.E51]=1);([.$I$1]-[.D51]);(([.E51]-[.D51]))+[.$I$1]);MOD([.E51]-[.D51];[.$I$1])));&quot;&quot;)">
            <text:p/>
          </table:table-cell>
          <table:table-cell table:formula="of:=IF(OR([.$C$3]=&quot;B&quot;;[.$C$3]=&quot;b&quot;);MID([.$A$1];[.G51];1);&quot;&quot;)">
            <text:p/>
          </table:table-cell>
          <table:table-cell table:number-columns-repeated="1016"/>
        </table:table-row>
        <table:table-row table:style-name="ro1">
          <table:table-cell table:formula="of:=MID([.$A$5];43;1)" office:value-type="string" office:string-value="," calcext:value-type="string">
            <text:p>,</text:p>
          </table:table-cell>
          <table:table-cell table:formula="of:=MID([.$A$2];43;1)" office:value-type="string" office:string-value="(" calcext:value-type="string">
            <text:p>(</text:p>
          </table:table-cell>
          <table:table-cell table:formula="of:=FIND([.A52];[.$A$1];1)" office:value-type="float" office:value="14" calcext:value-type="float">
            <text:p>14</text:p>
          </table:table-cell>
          <table:table-cell table:formula="of:=FIND([.B52];[.$A$1];1)" office:value-type="float" office:value="83" calcext:value-type="float">
            <text:p>83</text:p>
          </table:table-cell>
          <table:table-cell table:formula="of:=IF(OR([.$C$3]=&quot;a&quot;;[.$C$3]=&quot;A&quot;);IF(MOD([.C52]+[.D52];[.$I$1])=0;94;MOD([.C52]+[.D52];[.$I$1]));[.C52])" office:value-type="float" office:value="3" calcext:value-type="float">
            <text:p>3</text:p>
          </table:table-cell>
          <table:table-cell table:formula="of:=IF(OR([.$C$3]=&quot;A&quot;;[.$C$3]=&quot;a&quot;);MID([.$A$1];[.E52];1);&quot;&quot;)" office:value-type="string" office:string-value="3" calcext:value-type="string">
            <text:p>3</text:p>
          </table:table-cell>
          <table:table-cell table:formula="of:=IF(OR([.$C$3]=&quot;B&quot;;[.$C$3]=&quot;b&quot;);IF(MOD([.E52]-[.D52];[.$I$1])=0;94;IF([.E52]&lt;[.D52];IF(AND([.D52]&lt;12;[.E52]=1);([.$I$1]-[.D52]);(([.E52]-[.D52]))+[.$I$1]);MOD([.E52]-[.D52];[.$I$1])));&quot;&quot;)">
            <text:p/>
          </table:table-cell>
          <table:table-cell table:formula="of:=IF(OR([.$C$3]=&quot;B&quot;;[.$C$3]=&quot;b&quot;);MID([.$A$1];[.G52];1);&quot;&quot;)">
            <text:p/>
          </table:table-cell>
          <table:table-cell table:number-columns-repeated="1016"/>
        </table:table-row>
        <table:table-row table:style-name="ro1">
          <table:table-cell table:formula="of:=MID([.$A$5];44;1)" office:value-type="string" office:string-value=" " calcext:value-type="string">
            <text:p><text:s/></text:p>
          </table:table-cell>
          <table:table-cell table:formula="of:=MID([.$A$2];44;1)" office:value-type="string" office:string-value="K" calcext:value-type="string">
            <text:p>K</text:p>
          </table:table-cell>
          <table:table-cell table:formula="of:=FIND([.A53];[.$A$1];1)" office:value-type="float" office:value="61" calcext:value-type="float">
            <text:p>61</text:p>
          </table:table-cell>
          <table:table-cell table:formula="of:=FIND([.B53];[.$A$1];1)" office:value-type="float" office:value="79" calcext:value-type="float">
            <text:p>79</text:p>
          </table:table-cell>
          <table:table-cell table:formula="of:=IF(OR([.$C$3]=&quot;a&quot;;[.$C$3]=&quot;A&quot;);IF(MOD([.C53]+[.D53];[.$I$1])=0;94;MOD([.C53]+[.D53];[.$I$1]));[.C53])" office:value-type="float" office:value="46" calcext:value-type="float">
            <text:p>46</text:p>
          </table:table-cell>
          <table:table-cell table:formula="of:=IF(OR([.$C$3]=&quot;A&quot;;[.$C$3]=&quot;a&quot;);MID([.$A$1];[.E53];1);&quot;&quot;)" office:value-type="string" office:string-value="D" calcext:value-type="string">
            <text:p>D</text:p>
          </table:table-cell>
          <table:table-cell table:formula="of:=IF(OR([.$C$3]=&quot;B&quot;;[.$C$3]=&quot;b&quot;);IF(MOD([.E53]-[.D53];[.$I$1])=0;94;IF([.E53]&lt;[.D53];IF(AND([.D53]&lt;12;[.E53]=1);([.$I$1]-[.D53]);(([.E53]-[.D53]))+[.$I$1]);MOD([.E53]-[.D53];[.$I$1])));&quot;&quot;)">
            <text:p/>
          </table:table-cell>
          <table:table-cell table:formula="of:=IF(OR([.$C$3]=&quot;B&quot;;[.$C$3]=&quot;b&quot;);MID([.$A$1];[.G53];1);&quot;&quot;)">
            <text:p/>
          </table:table-cell>
          <table:table-cell table:number-columns-repeated="1016"/>
        </table:table-row>
        <table:table-row table:style-name="ro1">
          <table:table-cell table:formula="of:=MID([.$A$5];45;1)" office:value-type="string" office:string-value="m" calcext:value-type="string">
            <text:p>m</text:p>
          </table:table-cell>
          <table:table-cell table:formula="of:=MID([.$A$2];45;1)" office:value-type="string" office:string-value="#" calcext:value-type="string">
            <text:p>#</text:p>
          </table:table-cell>
          <table:table-cell table:formula="of:=FIND([.A54];[.$A$1];1)" office:value-type="float" office:value="4" calcext:value-type="float">
            <text:p>4</text:p>
          </table:table-cell>
          <table:table-cell table:formula="of:=FIND([.B54];[.$A$1];1)" office:value-type="float" office:value="9" calcext:value-type="float">
            <text:p>9</text:p>
          </table:table-cell>
          <table:table-cell table:formula="of:=IF(OR([.$C$3]=&quot;a&quot;;[.$C$3]=&quot;A&quot;);IF(MOD([.C54]+[.D54];[.$I$1])=0;94;MOD([.C54]+[.D54];[.$I$1]));[.C54])" office:value-type="float" office:value="13" calcext:value-type="float">
            <text:p>13</text:p>
          </table:table-cell>
          <table:table-cell table:formula="of:=IF(OR([.$C$3]=&quot;A&quot;;[.$C$3]=&quot;a&quot;);MID([.$A$1];[.E54];1);&quot;&quot;)" office:value-type="string" office:string-value="+" calcext:value-type="string">
            <text:p>+</text:p>
          </table:table-cell>
          <table:table-cell table:formula="of:=IF(OR([.$C$3]=&quot;B&quot;;[.$C$3]=&quot;b&quot;);IF(MOD([.E54]-[.D54];[.$I$1])=0;94;IF([.E54]&lt;[.D54];IF(AND([.D54]&lt;12;[.E54]=1);([.$I$1]-[.D54]);(([.E54]-[.D54]))+[.$I$1]);MOD([.E54]-[.D54];[.$I$1])));&quot;&quot;)">
            <text:p/>
          </table:table-cell>
          <table:table-cell table:formula="of:=IF(OR([.$C$3]=&quot;B&quot;;[.$C$3]=&quot;b&quot;);MID([.$A$1];[.G54];1);&quot;&quot;)">
            <text:p/>
          </table:table-cell>
          <table:table-cell table:number-columns-repeated="1016"/>
        </table:table-row>
        <table:table-row table:style-name="ro1">
          <table:table-cell table:formula="of:=MID([.$A$5];46;1)" office:value-type="string" office:string-value="i" calcext:value-type="string">
            <text:p>i</text:p>
          </table:table-cell>
          <table:table-cell table:formula="of:=MID([.$A$2];46;1)" office:value-type="string" office:string-value="u" calcext:value-type="string">
            <text:p>u</text:p>
          </table:table-cell>
          <table:table-cell table:formula="of:=FIND([.A55];[.$A$1];1)" office:value-type="float" office:value="92" calcext:value-type="float">
            <text:p>92</text:p>
          </table:table-cell>
          <table:table-cell table:formula="of:=FIND([.B55];[.$A$1];1)" office:value-type="float" office:value="76" calcext:value-type="float">
            <text:p>76</text:p>
          </table:table-cell>
          <table:table-cell table:formula="of:=IF(OR([.$C$3]=&quot;a&quot;;[.$C$3]=&quot;A&quot;);IF(MOD([.C55]+[.D55];[.$I$1])=0;94;MOD([.C55]+[.D55];[.$I$1]));[.C55])" office:value-type="float" office:value="74" calcext:value-type="float">
            <text:p>74</text:p>
          </table:table-cell>
          <table:table-cell table:formula="of:=IF(OR([.$C$3]=&quot;A&quot;;[.$C$3]=&quot;a&quot;);MID([.$A$1];[.E55];1);&quot;&quot;)" office:value-type="string" office:string-value="c" calcext:value-type="string">
            <text:p>c</text:p>
          </table:table-cell>
          <table:table-cell table:formula="of:=IF(OR([.$C$3]=&quot;B&quot;;[.$C$3]=&quot;b&quot;);IF(MOD([.E55]-[.D55];[.$I$1])=0;94;IF([.E55]&lt;[.D55];IF(AND([.D55]&lt;12;[.E55]=1);([.$I$1]-[.D55]);(([.E55]-[.D55]))+[.$I$1]);MOD([.E55]-[.D55];[.$I$1])));&quot;&quot;)">
            <text:p/>
          </table:table-cell>
          <table:table-cell table:formula="of:=IF(OR([.$C$3]=&quot;B&quot;;[.$C$3]=&quot;b&quot;);MID([.$A$1];[.G55];1);&quot;&quot;)">
            <text:p/>
          </table:table-cell>
          <table:table-cell table:number-columns-repeated="1016"/>
        </table:table-row>
        <table:table-row table:style-name="ro1">
          <table:table-cell table:formula="of:=MID([.$A$5];47;1)" office:value-type="string" office:string-value="n" calcext:value-type="string">
            <text:p>n</text:p>
          </table:table-cell>
          <table:table-cell table:formula="of:=MID([.$A$2];47;1)" office:value-type="string" office:string-value="`" calcext:value-type="string">
            <text:p>`</text:p>
          </table:table-cell>
          <table:table-cell table:formula="of:=FIND([.A56];[.$A$1];1)" office:value-type="float" office:value="59" calcext:value-type="float">
            <text:p>59</text:p>
          </table:table-cell>
          <table:table-cell table:formula="of:=FIND([.B56];[.$A$1];1)" office:value-type="float" office:value="87" calcext:value-type="float">
            <text:p>87</text:p>
          </table:table-cell>
          <table:table-cell table:formula="of:=IF(OR([.$C$3]=&quot;a&quot;;[.$C$3]=&quot;A&quot;);IF(MOD([.C56]+[.D56];[.$I$1])=0;94;MOD([.C56]+[.D56];[.$I$1]));[.C56])" office:value-type="float" office:value="52" calcext:value-type="float">
            <text:p>52</text:p>
          </table:table-cell>
          <table:table-cell table:formula="of:=IF(OR([.$C$3]=&quot;A&quot;;[.$C$3]=&quot;a&quot;);MID([.$A$1];[.E56];1);&quot;&quot;)" office:value-type="string" office:string-value="]" calcext:value-type="string">
            <text:p>]</text:p>
          </table:table-cell>
          <table:table-cell table:formula="of:=IF(OR([.$C$3]=&quot;B&quot;;[.$C$3]=&quot;b&quot;);IF(MOD([.E56]-[.D56];[.$I$1])=0;94;IF([.E56]&lt;[.D56];IF(AND([.D56]&lt;12;[.E56]=1);([.$I$1]-[.D56]);(([.E56]-[.D56]))+[.$I$1]);MOD([.E56]-[.D56];[.$I$1])));&quot;&quot;)">
            <text:p/>
          </table:table-cell>
          <table:table-cell table:formula="of:=IF(OR([.$C$3]=&quot;B&quot;;[.$C$3]=&quot;b&quot;);MID([.$A$1];[.G56];1);&quot;&quot;)">
            <text:p/>
          </table:table-cell>
          <table:table-cell table:number-columns-repeated="1016"/>
        </table:table-row>
        <table:table-row table:style-name="ro1">
          <table:table-cell table:formula="of:=MID([.$A$5];48;1)" office:value-type="string" office:string-value="u" calcext:value-type="string">
            <text:p>u</text:p>
          </table:table-cell>
          <table:table-cell table:formula="of:=MID([.$A$2];48;1)" office:value-type="string" office:string-value="R" calcext:value-type="string">
            <text:p>R</text:p>
          </table:table-cell>
          <table:table-cell table:formula="of:=FIND([.A57];[.$A$1];1)" office:value-type="float" office:value="76" calcext:value-type="float">
            <text:p>76</text:p>
          </table:table-cell>
          <table:table-cell table:formula="of:=FIND([.B57];[.$A$1];1)" office:value-type="float" office:value="85" calcext:value-type="float">
            <text:p>85</text:p>
          </table:table-cell>
          <table:table-cell table:formula="of:=IF(OR([.$C$3]=&quot;a&quot;;[.$C$3]=&quot;A&quot;);IF(MOD([.C57]+[.D57];[.$I$1])=0;94;MOD([.C57]+[.D57];[.$I$1]));[.C57])" office:value-type="float" office:value="67" calcext:value-type="float">
            <text:p>67</text:p>
          </table:table-cell>
          <table:table-cell table:formula="of:=IF(OR([.$C$3]=&quot;A&quot;;[.$C$3]=&quot;a&quot;);MID([.$A$1];[.E57];1);&quot;&quot;)" office:value-type="string" office:string-value="O" calcext:value-type="string">
            <text:p>O</text:p>
          </table:table-cell>
          <table:table-cell table:formula="of:=IF(OR([.$C$3]=&quot;B&quot;;[.$C$3]=&quot;b&quot;);IF(MOD([.E57]-[.D57];[.$I$1])=0;94;IF([.E57]&lt;[.D57];IF(AND([.D57]&lt;12;[.E57]=1);([.$I$1]-[.D57]);(([.E57]-[.D57]))+[.$I$1]);MOD([.E57]-[.D57];[.$I$1])));&quot;&quot;)">
            <text:p/>
          </table:table-cell>
          <table:table-cell table:formula="of:=IF(OR([.$C$3]=&quot;B&quot;;[.$C$3]=&quot;b&quot;);MID([.$A$1];[.G57];1);&quot;&quot;)">
            <text:p/>
          </table:table-cell>
          <table:table-cell table:number-columns-repeated="1016"/>
        </table:table-row>
        <table:table-row table:style-name="ro1">
          <table:table-cell table:formula="of:=MID([.$A$5];49;1)" office:value-type="string" office:string-value="t" calcext:value-type="string">
            <text:p>t</text:p>
          </table:table-cell>
          <table:table-cell table:formula="of:=MID([.$A$2];49;1)" office:value-type="string" office:string-value="0" calcext:value-type="string">
            <text:p>0</text:p>
          </table:table-cell>
          <table:table-cell table:formula="of:=FIND([.A58];[.$A$1];1)" office:value-type="float" office:value="38" calcext:value-type="float">
            <text:p>38</text:p>
          </table:table-cell>
          <table:table-cell table:formula="of:=FIND([.B58];[.$A$1];1)" office:value-type="float" office:value="21" calcext:value-type="float">
            <text:p>21</text:p>
          </table:table-cell>
          <table:table-cell table:formula="of:=IF(OR([.$C$3]=&quot;a&quot;;[.$C$3]=&quot;A&quot;);IF(MOD([.C58]+[.D58];[.$I$1])=0;94;MOD([.C58]+[.D58];[.$I$1]));[.C58])" office:value-type="float" office:value="59" calcext:value-type="float">
            <text:p>59</text:p>
          </table:table-cell>
          <table:table-cell table:formula="of:=IF(OR([.$C$3]=&quot;A&quot;;[.$C$3]=&quot;a&quot;);MID([.$A$1];[.E58];1);&quot;&quot;)" office:value-type="string" office:string-value="n" calcext:value-type="string">
            <text:p>n</text:p>
          </table:table-cell>
          <table:table-cell table:formula="of:=IF(OR([.$C$3]=&quot;B&quot;;[.$C$3]=&quot;b&quot;);IF(MOD([.E58]-[.D58];[.$I$1])=0;94;IF([.E58]&lt;[.D58];IF(AND([.D58]&lt;12;[.E58]=1);([.$I$1]-[.D58]);(([.E58]-[.D58]))+[.$I$1]);MOD([.E58]-[.D58];[.$I$1])));&quot;&quot;)">
            <text:p/>
          </table:table-cell>
          <table:table-cell table:formula="of:=IF(OR([.$C$3]=&quot;B&quot;;[.$C$3]=&quot;b&quot;);MID([.$A$1];[.G58];1);&quot;&quot;)">
            <text:p/>
          </table:table-cell>
          <table:table-cell table:number-columns-repeated="1016"/>
        </table:table-row>
        <table:table-row table:style-name="ro1">
          <table:table-cell table:formula="of:=MID([.$A$5];50;1)" office:value-type="string" office:string-value="e" calcext:value-type="string">
            <text:p>e</text:p>
          </table:table-cell>
          <table:table-cell table:formula="of:=MID([.$A$2];50;1)" office:value-type="string" office:string-value="[" calcext:value-type="string">
            <text:p>[</text:p>
          </table:table-cell>
          <table:table-cell table:formula="of:=FIND([.A59];[.$A$1];1)" office:value-type="float" office:value="47" calcext:value-type="float">
            <text:p>47</text:p>
          </table:table-cell>
          <table:table-cell table:formula="of:=FIND([.B59];[.$A$1];1)" office:value-type="float" office:value="72" calcext:value-type="float">
            <text:p>72</text:p>
          </table:table-cell>
          <table:table-cell table:formula="of:=IF(OR([.$C$3]=&quot;a&quot;;[.$C$3]=&quot;A&quot;);IF(MOD([.C59]+[.D59];[.$I$1])=0;94;MOD([.C59]+[.D59];[.$I$1]));[.C59])" office:value-type="float" office:value="25" calcext:value-type="float">
            <text:p>25</text:p>
          </table:table-cell>
          <table:table-cell table:formula="of:=IF(OR([.$C$3]=&quot;A&quot;;[.$C$3]=&quot;a&quot;);MID([.$A$1];[.E59];1);&quot;&quot;)" office:value-type="string" office:string-value="N" calcext:value-type="string">
            <text:p>N</text:p>
          </table:table-cell>
          <table:table-cell table:formula="of:=IF(OR([.$C$3]=&quot;B&quot;;[.$C$3]=&quot;b&quot;);IF(MOD([.E59]-[.D59];[.$I$1])=0;94;IF([.E59]&lt;[.D59];IF(AND([.D59]&lt;12;[.E59]=1);([.$I$1]-[.D59]);(([.E59]-[.D59]))+[.$I$1]);MOD([.E59]-[.D59];[.$I$1])));&quot;&quot;)">
            <text:p/>
          </table:table-cell>
          <table:table-cell table:formula="of:=IF(OR([.$C$3]=&quot;B&quot;;[.$C$3]=&quot;b&quot;);MID([.$A$1];[.G59];1);&quot;&quot;)">
            <text:p/>
          </table:table-cell>
          <table:table-cell table:number-columns-repeated="1016"/>
        </table:table-row>
        <table:table-row table:style-name="ro1">
          <table:table-cell table:formula="of:=MID([.$A$5];51;1)" office:value-type="string" office:string-value="," calcext:value-type="string">
            <text:p>,</text:p>
          </table:table-cell>
          <table:table-cell table:formula="of:=MID([.$A$2];51;1)" office:value-type="string" office:string-value="8" calcext:value-type="string">
            <text:p>8</text:p>
          </table:table-cell>
          <table:table-cell table:formula="of:=FIND([.A60];[.$A$1];1)" office:value-type="float" office:value="14" calcext:value-type="float">
            <text:p>14</text:p>
          </table:table-cell>
          <table:table-cell table:formula="of:=FIND([.B60];[.$A$1];1)" office:value-type="float" office:value="32" calcext:value-type="float">
            <text:p>32</text:p>
          </table:table-cell>
          <table:table-cell table:formula="of:=IF(OR([.$C$3]=&quot;a&quot;;[.$C$3]=&quot;A&quot;);IF(MOD([.C60]+[.D60];[.$I$1])=0;94;MOD([.C60]+[.D60];[.$I$1]));[.C60])" office:value-type="float" office:value="46" calcext:value-type="float">
            <text:p>46</text:p>
          </table:table-cell>
          <table:table-cell table:formula="of:=IF(OR([.$C$3]=&quot;A&quot;;[.$C$3]=&quot;a&quot;);MID([.$A$1];[.E60];1);&quot;&quot;)" office:value-type="string" office:string-value="D" calcext:value-type="string">
            <text:p>D</text:p>
          </table:table-cell>
          <table:table-cell table:formula="of:=IF(OR([.$C$3]=&quot;B&quot;;[.$C$3]=&quot;b&quot;);IF(MOD([.E60]-[.D60];[.$I$1])=0;94;IF([.E60]&lt;[.D60];IF(AND([.D60]&lt;12;[.E60]=1);([.$I$1]-[.D60]);(([.E60]-[.D60]))+[.$I$1]);MOD([.E60]-[.D60];[.$I$1])));&quot;&quot;)">
            <text:p/>
          </table:table-cell>
          <table:table-cell table:formula="of:=IF(OR([.$C$3]=&quot;B&quot;;[.$C$3]=&quot;b&quot;);MID([.$A$1];[.G60];1);&quot;&quot;)">
            <text:p/>
          </table:table-cell>
          <table:table-cell table:number-columns-repeated="1016"/>
        </table:table-row>
        <table:table-row table:style-name="ro1">
          <table:table-cell table:formula="of:=MID([.$A$5];52;1)" office:value-type="string" office:string-value=" " calcext:value-type="string">
            <text:p><text:s/></text:p>
          </table:table-cell>
          <table:table-cell table:formula="of:=MID([.$A$2];52;1)" office:value-type="string" office:string-value="E" calcext:value-type="string">
            <text:p>E</text:p>
          </table:table-cell>
          <table:table-cell table:formula="of:=FIND([.A61];[.$A$1];1)" office:value-type="float" office:value="61" calcext:value-type="float">
            <text:p>61</text:p>
          </table:table-cell>
          <table:table-cell table:formula="of:=FIND([.B61];[.$A$1];1)" office:value-type="float" office:value="17" calcext:value-type="float">
            <text:p>17</text:p>
          </table:table-cell>
          <table:table-cell table:formula="of:=IF(OR([.$C$3]=&quot;a&quot;;[.$C$3]=&quot;A&quot;);IF(MOD([.C61]+[.D61];[.$I$1])=0;94;MOD([.C61]+[.D61];[.$I$1]));[.C61])" office:value-type="float" office:value="78" calcext:value-type="float">
            <text:p>78</text:p>
          </table:table-cell>
          <table:table-cell table:formula="of:=IF(OR([.$C$3]=&quot;A&quot;;[.$C$3]=&quot;a&quot;);MID([.$A$1];[.E61];1);&quot;&quot;)" office:value-type="string" office:string-value="w" calcext:value-type="string">
            <text:p>w</text:p>
          </table:table-cell>
          <table:table-cell table:formula="of:=IF(OR([.$C$3]=&quot;B&quot;;[.$C$3]=&quot;b&quot;);IF(MOD([.E61]-[.D61];[.$I$1])=0;94;IF([.E61]&lt;[.D61];IF(AND([.D61]&lt;12;[.E61]=1);([.$I$1]-[.D61]);(([.E61]-[.D61]))+[.$I$1]);MOD([.E61]-[.D61];[.$I$1])));&quot;&quot;)">
            <text:p/>
          </table:table-cell>
          <table:table-cell table:formula="of:=IF(OR([.$C$3]=&quot;B&quot;;[.$C$3]=&quot;b&quot;);MID([.$A$1];[.G61];1);&quot;&quot;)">
            <text:p/>
          </table:table-cell>
          <table:table-cell table:number-columns-repeated="1016"/>
        </table:table-row>
        <table:table-row table:style-name="ro1">
          <table:table-cell table:formula="of:=MID([.$A$5];53;1)" office:value-type="string" office:string-value="t" calcext:value-type="string">
            <text:p>t</text:p>
          </table:table-cell>
          <table:table-cell table:formula="of:=MID([.$A$2];53;1)" office:value-type="string" office:string-value="x" calcext:value-type="string">
            <text:p>x</text:p>
          </table:table-cell>
          <table:table-cell table:formula="of:=FIND([.A62];[.$A$1];1)" office:value-type="float" office:value="38" calcext:value-type="float">
            <text:p>38</text:p>
          </table:table-cell>
          <table:table-cell table:formula="of:=FIND([.B62];[.$A$1];1)" office:value-type="float" office:value="7" calcext:value-type="float">
            <text:p>7</text:p>
          </table:table-cell>
          <table:table-cell table:formula="of:=IF(OR([.$C$3]=&quot;a&quot;;[.$C$3]=&quot;A&quot;);IF(MOD([.C62]+[.D62];[.$I$1])=0;94;MOD([.C62]+[.D62];[.$I$1]));[.C62])" office:value-type="float" office:value="45" calcext:value-type="float">
            <text:p>45</text:p>
          </table:table-cell>
          <table:table-cell table:formula="of:=IF(OR([.$C$3]=&quot;A&quot;;[.$C$3]=&quot;a&quot;);MID([.$A$1];[.E62];1);&quot;&quot;)" office:value-type="string" office:string-value="J" calcext:value-type="string">
            <text:p>J</text:p>
          </table:table-cell>
          <table:table-cell table:formula="of:=IF(OR([.$C$3]=&quot;B&quot;;[.$C$3]=&quot;b&quot;);IF(MOD([.E62]-[.D62];[.$I$1])=0;94;IF([.E62]&lt;[.D62];IF(AND([.D62]&lt;12;[.E62]=1);([.$I$1]-[.D62]);(([.E62]-[.D62]))+[.$I$1]);MOD([.E62]-[.D62];[.$I$1])));&quot;&quot;)">
            <text:p/>
          </table:table-cell>
          <table:table-cell table:formula="of:=IF(OR([.$C$3]=&quot;B&quot;;[.$C$3]=&quot;b&quot;);MID([.$A$1];[.G62];1);&quot;&quot;)">
            <text:p/>
          </table:table-cell>
          <table:table-cell table:number-columns-repeated="1016"/>
        </table:table-row>
        <table:table-row table:style-name="ro1">
          <table:table-cell table:formula="of:=MID([.$A$5];54;1)" office:value-type="string" office:string-value="h" calcext:value-type="string">
            <text:p>h</text:p>
          </table:table-cell>
          <table:table-cell table:formula="of:=MID([.$A$2];54;1)" office:value-type="string" office:string-value="Q" calcext:value-type="string">
            <text:p>Q</text:p>
          </table:table-cell>
          <table:table-cell table:formula="of:=FIND([.A63];[.$A$1];1)" office:value-type="float" office:value="33" calcext:value-type="float">
            <text:p>33</text:p>
          </table:table-cell>
          <table:table-cell table:formula="of:=FIND([.B63];[.$A$1];1)" office:value-type="float" office:value="26" calcext:value-type="float">
            <text:p>26</text:p>
          </table:table-cell>
          <table:table-cell table:formula="of:=IF(OR([.$C$3]=&quot;a&quot;;[.$C$3]=&quot;A&quot;);IF(MOD([.C63]+[.D63];[.$I$1])=0;94;MOD([.C63]+[.D63];[.$I$1]));[.C63])" office:value-type="float" office:value="59" calcext:value-type="float">
            <text:p>59</text:p>
          </table:table-cell>
          <table:table-cell table:formula="of:=IF(OR([.$C$3]=&quot;A&quot;;[.$C$3]=&quot;a&quot;);MID([.$A$1];[.E63];1);&quot;&quot;)" office:value-type="string" office:string-value="n" calcext:value-type="string">
            <text:p>n</text:p>
          </table:table-cell>
          <table:table-cell table:formula="of:=IF(OR([.$C$3]=&quot;B&quot;;[.$C$3]=&quot;b&quot;);IF(MOD([.E63]-[.D63];[.$I$1])=0;94;IF([.E63]&lt;[.D63];IF(AND([.D63]&lt;12;[.E63]=1);([.$I$1]-[.D63]);(([.E63]-[.D63]))+[.$I$1]);MOD([.E63]-[.D63];[.$I$1])));&quot;&quot;)">
            <text:p/>
          </table:table-cell>
          <table:table-cell table:formula="of:=IF(OR([.$C$3]=&quot;B&quot;;[.$C$3]=&quot;b&quot;);MID([.$A$1];[.G63];1);&quot;&quot;)">
            <text:p/>
          </table:table-cell>
          <table:table-cell table:number-columns-repeated="1016"/>
        </table:table-row>
        <table:table-row table:style-name="ro1">
          <table:table-cell table:formula="of:=MID([.$A$5];55;1)" office:value-type="string" office:string-value="a" calcext:value-type="string">
            <text:p>a</text:p>
          </table:table-cell>
          <table:table-cell table:formula="of:=MID([.$A$2];55;1)" office:value-type="string" office:string-value="5" calcext:value-type="string">
            <text:p>5</text:p>
          </table:table-cell>
          <table:table-cell table:formula="of:=FIND([.A64];[.$A$1];1)" office:value-type="float" office:value="90" calcext:value-type="float">
            <text:p>90</text:p>
          </table:table-cell>
          <table:table-cell table:formula="of:=FIND([.B64];[.$A$1];1)" office:value-type="float" office:value="63" calcext:value-type="float">
            <text:p>63</text:p>
          </table:table-cell>
          <table:table-cell table:formula="of:=IF(OR([.$C$3]=&quot;a&quot;;[.$C$3]=&quot;A&quot;);IF(MOD([.C64]+[.D64];[.$I$1])=0;94;MOD([.C64]+[.D64];[.$I$1]));[.C64])" office:value-type="float" office:value="59" calcext:value-type="float">
            <text:p>59</text:p>
          </table:table-cell>
          <table:table-cell table:formula="of:=IF(OR([.$C$3]=&quot;A&quot;;[.$C$3]=&quot;a&quot;);MID([.$A$1];[.E64];1);&quot;&quot;)" office:value-type="string" office:string-value="n" calcext:value-type="string">
            <text:p>n</text:p>
          </table:table-cell>
          <table:table-cell table:formula="of:=IF(OR([.$C$3]=&quot;B&quot;;[.$C$3]=&quot;b&quot;);IF(MOD([.E64]-[.D64];[.$I$1])=0;94;IF([.E64]&lt;[.D64];IF(AND([.D64]&lt;12;[.E64]=1);([.$I$1]-[.D64]);(([.E64]-[.D64]))+[.$I$1]);MOD([.E64]-[.D64];[.$I$1])));&quot;&quot;)">
            <text:p/>
          </table:table-cell>
          <table:table-cell table:formula="of:=IF(OR([.$C$3]=&quot;B&quot;;[.$C$3]=&quot;b&quot;);MID([.$A$1];[.G64];1);&quot;&quot;)">
            <text:p/>
          </table:table-cell>
          <table:table-cell table:number-columns-repeated="1016"/>
        </table:table-row>
        <table:table-row table:style-name="ro1">
          <table:table-cell table:formula="of:=MID([.$A$5];56;1)" office:value-type="string" office:string-value="t" calcext:value-type="string">
            <text:p>t</text:p>
          </table:table-cell>
          <table:table-cell table:formula="of:=MID([.$A$2];56;1)" office:value-type="string" office:string-value="?" calcext:value-type="string">
            <text:p>?</text:p>
          </table:table-cell>
          <table:table-cell table:formula="of:=FIND([.A65];[.$A$1];1)" office:value-type="float" office:value="38" calcext:value-type="float">
            <text:p>38</text:p>
          </table:table-cell>
          <table:table-cell table:formula="of:=FIND([.B65];[.$A$1];1)" office:value-type="float" office:value="53" calcext:value-type="float">
            <text:p>53</text:p>
          </table:table-cell>
          <table:table-cell table:formula="of:=IF(OR([.$C$3]=&quot;a&quot;;[.$C$3]=&quot;A&quot;);IF(MOD([.C65]+[.D65];[.$I$1])=0;94;MOD([.C65]+[.D65];[.$I$1]));[.C65])" office:value-type="float" office:value="91" calcext:value-type="float">
            <text:p>91</text:p>
          </table:table-cell>
          <table:table-cell table:formula="of:=IF(OR([.$C$3]=&quot;A&quot;;[.$C$3]=&quot;a&quot;);MID([.$A$1];[.E65];1);&quot;&quot;)" office:value-type="string" office:string-value="f" calcext:value-type="string">
            <text:p>f</text:p>
          </table:table-cell>
          <table:table-cell table:formula="of:=IF(OR([.$C$3]=&quot;B&quot;;[.$C$3]=&quot;b&quot;);IF(MOD([.E65]-[.D65];[.$I$1])=0;94;IF([.E65]&lt;[.D65];IF(AND([.D65]&lt;12;[.E65]=1);([.$I$1]-[.D65]);(([.E65]-[.D65]))+[.$I$1]);MOD([.E65]-[.D65];[.$I$1])));&quot;&quot;)">
            <text:p/>
          </table:table-cell>
          <table:table-cell table:formula="of:=IF(OR([.$C$3]=&quot;B&quot;;[.$C$3]=&quot;b&quot;);MID([.$A$1];[.G65];1);&quot;&quot;)">
            <text:p/>
          </table:table-cell>
          <table:table-cell table:number-columns-repeated="1016"/>
        </table:table-row>
        <table:table-row table:style-name="ro1">
          <table:table-cell table:formula="of:=MID([.$A$5];57;1)" office:value-type="string" office:string-value="," calcext:value-type="string">
            <text:p>,</text:p>
          </table:table-cell>
          <table:table-cell table:formula="of:=MID([.$A$2];57;1)" office:value-type="string" office:string-value="3" calcext:value-type="string">
            <text:p>3</text:p>
          </table:table-cell>
          <table:table-cell table:formula="of:=FIND([.A66];[.$A$1];1)" office:value-type="float" office:value="14" calcext:value-type="float">
            <text:p>14</text:p>
          </table:table-cell>
          <table:table-cell table:formula="of:=FIND([.B66];[.$A$1];1)" office:value-type="float" office:value="3" calcext:value-type="float">
            <text:p>3</text:p>
          </table:table-cell>
          <table:table-cell table:formula="of:=IF(OR([.$C$3]=&quot;a&quot;;[.$C$3]=&quot;A&quot;);IF(MOD([.C66]+[.D66];[.$I$1])=0;94;MOD([.C66]+[.D66];[.$I$1]));[.C66])" office:value-type="float" office:value="17" calcext:value-type="float">
            <text:p>17</text:p>
          </table:table-cell>
          <table:table-cell table:formula="of:=IF(OR([.$C$3]=&quot;A&quot;;[.$C$3]=&quot;a&quot;);MID([.$A$1];[.E66];1);&quot;&quot;)" office:value-type="string" office:string-value="E" calcext:value-type="string">
            <text:p>E</text:p>
          </table:table-cell>
          <table:table-cell table:formula="of:=IF(OR([.$C$3]=&quot;B&quot;;[.$C$3]=&quot;b&quot;);IF(MOD([.E66]-[.D66];[.$I$1])=0;94;IF([.E66]&lt;[.D66];IF(AND([.D66]&lt;12;[.E66]=1);([.$I$1]-[.D66]);(([.E66]-[.D66]))+[.$I$1]);MOD([.E66]-[.D66];[.$I$1])));&quot;&quot;)">
            <text:p/>
          </table:table-cell>
          <table:table-cell table:formula="of:=IF(OR([.$C$3]=&quot;B&quot;;[.$C$3]=&quot;b&quot;);MID([.$A$1];[.G66];1);&quot;&quot;)">
            <text:p/>
          </table:table-cell>
          <table:table-cell table:number-columns-repeated="1016"/>
        </table:table-row>
        <table:table-row table:style-name="ro1">
          <table:table-cell table:formula="of:=MID([.$A$5];58;1)" office:value-type="string" office:string-value=" " calcext:value-type="string">
            <text:p><text:s/></text:p>
          </table:table-cell>
          <table:table-cell table:formula="of:=MID([.$A$2];58;1)" office:value-type="string" office:string-value="Q" calcext:value-type="string">
            <text:p>Q</text:p>
          </table:table-cell>
          <table:table-cell table:formula="of:=FIND([.A67];[.$A$1];1)" office:value-type="float" office:value="61" calcext:value-type="float">
            <text:p>61</text:p>
          </table:table-cell>
          <table:table-cell table:formula="of:=FIND([.B67];[.$A$1];1)" office:value-type="float" office:value="26" calcext:value-type="float">
            <text:p>26</text:p>
          </table:table-cell>
          <table:table-cell table:formula="of:=IF(OR([.$C$3]=&quot;a&quot;;[.$C$3]=&quot;A&quot;);IF(MOD([.C67]+[.D67];[.$I$1])=0;94;MOD([.C67]+[.D67];[.$I$1]));[.C67])" office:value-type="float" office:value="87" calcext:value-type="float">
            <text:p>87</text:p>
          </table:table-cell>
          <table:table-cell table:formula="of:=IF(OR([.$C$3]=&quot;A&quot;;[.$C$3]=&quot;a&quot;);MID([.$A$1];[.E67];1);&quot;&quot;)" office:value-type="string" office:string-value="`" calcext:value-type="string">
            <text:p>`</text:p>
          </table:table-cell>
          <table:table-cell table:formula="of:=IF(OR([.$C$3]=&quot;B&quot;;[.$C$3]=&quot;b&quot;);IF(MOD([.E67]-[.D67];[.$I$1])=0;94;IF([.E67]&lt;[.D67];IF(AND([.D67]&lt;12;[.E67]=1);([.$I$1]-[.D67]);(([.E67]-[.D67]))+[.$I$1]);MOD([.E67]-[.D67];[.$I$1])));&quot;&quot;)">
            <text:p/>
          </table:table-cell>
          <table:table-cell table:formula="of:=IF(OR([.$C$3]=&quot;B&quot;;[.$C$3]=&quot;b&quot;);MID([.$A$1];[.G67];1);&quot;&quot;)">
            <text:p/>
          </table:table-cell>
          <table:table-cell table:number-columns-repeated="1016"/>
        </table:table-row>
        <table:table-row table:style-name="ro1">
          <table:table-cell table:formula="of:=MID([.$A$5];59;1)" office:value-type="string" office:string-value="a" calcext:value-type="string">
            <text:p>a</text:p>
          </table:table-cell>
          <table:table-cell table:formula="of:=MID([.$A$2];59;1)" office:value-type="string" office:string-value="F" calcext:value-type="string">
            <text:p>F</text:p>
          </table:table-cell>
          <table:table-cell table:formula="of:=FIND([.A68];[.$A$1];1)" office:value-type="float" office:value="90" calcext:value-type="float">
            <text:p>90</text:p>
          </table:table-cell>
          <table:table-cell table:formula="of:=FIND([.B68];[.$A$1];1)" office:value-type="float" office:value="89" calcext:value-type="float">
            <text:p>89</text:p>
          </table:table-cell>
          <table:table-cell table:formula="of:=IF(OR([.$C$3]=&quot;a&quot;;[.$C$3]=&quot;A&quot;);IF(MOD([.C68]+[.D68];[.$I$1])=0;94;MOD([.C68]+[.D68];[.$I$1]));[.C68])" office:value-type="float" office:value="85" calcext:value-type="float">
            <text:p>85</text:p>
          </table:table-cell>
          <table:table-cell table:formula="of:=IF(OR([.$C$3]=&quot;A&quot;;[.$C$3]=&quot;a&quot;);MID([.$A$1];[.E68];1);&quot;&quot;)" office:value-type="string" office:string-value="R" calcext:value-type="string">
            <text:p>R</text:p>
          </table:table-cell>
          <table:table-cell table:formula="of:=IF(OR([.$C$3]=&quot;B&quot;;[.$C$3]=&quot;b&quot;);IF(MOD([.E68]-[.D68];[.$I$1])=0;94;IF([.E68]&lt;[.D68];IF(AND([.D68]&lt;12;[.E68]=1);([.$I$1]-[.D68]);(([.E68]-[.D68]))+[.$I$1]);MOD([.E68]-[.D68];[.$I$1])));&quot;&quot;)">
            <text:p/>
          </table:table-cell>
          <table:table-cell table:formula="of:=IF(OR([.$C$3]=&quot;B&quot;;[.$C$3]=&quot;b&quot;);MID([.$A$1];[.G68];1);&quot;&quot;)">
            <text:p/>
          </table:table-cell>
          <table:table-cell table:number-columns-repeated="1016"/>
        </table:table-row>
        <table:table-row table:style-name="ro1">
          <table:table-cell table:formula="of:=MID([.$A$5];60;1)" office:value-type="string" office:string-value="r" calcext:value-type="string">
            <text:p>r</text:p>
          </table:table-cell>
          <table:table-cell table:formula="of:=MID([.$A$2];60;1)" office:value-type="string" office:string-value="[" calcext:value-type="string">
            <text:p>[</text:p>
          </table:table-cell>
          <table:table-cell table:formula="of:=FIND([.A69];[.$A$1];1)" office:value-type="float" office:value="40" calcext:value-type="float">
            <text:p>40</text:p>
          </table:table-cell>
          <table:table-cell table:formula="of:=FIND([.B69];[.$A$1];1)" office:value-type="float" office:value="72" calcext:value-type="float">
            <text:p>72</text:p>
          </table:table-cell>
          <table:table-cell table:formula="of:=IF(OR([.$C$3]=&quot;a&quot;;[.$C$3]=&quot;A&quot;);IF(MOD([.C69]+[.D69];[.$I$1])=0;94;MOD([.C69]+[.D69];[.$I$1]));[.C69])" office:value-type="float" office:value="18" calcext:value-type="float">
            <text:p>18</text:p>
          </table:table-cell>
          <table:table-cell table:formula="of:=IF(OR([.$C$3]=&quot;A&quot;;[.$C$3]=&quot;a&quot;);MID([.$A$1];[.E69];1);&quot;&quot;)" office:value-type="string" office:string-value="^" calcext:value-type="string">
            <text:p>^</text:p>
          </table:table-cell>
          <table:table-cell table:formula="of:=IF(OR([.$C$3]=&quot;B&quot;;[.$C$3]=&quot;b&quot;);IF(MOD([.E69]-[.D69];[.$I$1])=0;94;IF([.E69]&lt;[.D69];IF(AND([.D69]&lt;12;[.E69]=1);([.$I$1]-[.D69]);(([.E69]-[.D69]))+[.$I$1]);MOD([.E69]-[.D69];[.$I$1])));&quot;&quot;)">
            <text:p/>
          </table:table-cell>
          <table:table-cell table:formula="of:=IF(OR([.$C$3]=&quot;B&quot;;[.$C$3]=&quot;b&quot;);MID([.$A$1];[.G69];1);&quot;&quot;)">
            <text:p/>
          </table:table-cell>
          <table:table-cell table:number-columns-repeated="1016"/>
        </table:table-row>
        <table:table-row table:style-name="ro1">
          <table:table-cell table:formula="of:=MID([.$A$5];61;1)" office:value-type="string" office:string-value="r" calcext:value-type="string">
            <text:p>r</text:p>
          </table:table-cell>
          <table:table-cell table:formula="of:=MID([.$A$2];61;1)" office:value-type="string" office:string-value="a" calcext:value-type="string">
            <text:p>a</text:p>
          </table:table-cell>
          <table:table-cell table:formula="of:=FIND([.A70];[.$A$1];1)" office:value-type="float" office:value="40" calcext:value-type="float">
            <text:p>40</text:p>
          </table:table-cell>
          <table:table-cell table:formula="of:=FIND([.B70];[.$A$1];1)" office:value-type="float" office:value="90" calcext:value-type="float">
            <text:p>90</text:p>
          </table:table-cell>
          <table:table-cell table:formula="of:=IF(OR([.$C$3]=&quot;a&quot;;[.$C$3]=&quot;A&quot;);IF(MOD([.C70]+[.D70];[.$I$1])=0;94;MOD([.C70]+[.D70];[.$I$1]));[.C70])" office:value-type="float" office:value="36" calcext:value-type="float">
            <text:p>36</text:p>
          </table:table-cell>
          <table:table-cell table:formula="of:=IF(OR([.$C$3]=&quot;A&quot;;[.$C$3]=&quot;a&quot;);MID([.$A$1];[.E70];1);&quot;&quot;)" office:value-type="string" office:string-value="V" calcext:value-type="string">
            <text:p>V</text:p>
          </table:table-cell>
          <table:table-cell table:formula="of:=IF(OR([.$C$3]=&quot;B&quot;;[.$C$3]=&quot;b&quot;);IF(MOD([.E70]-[.D70];[.$I$1])=0;94;IF([.E70]&lt;[.D70];IF(AND([.D70]&lt;12;[.E70]=1);([.$I$1]-[.D70]);(([.E70]-[.D70]))+[.$I$1]);MOD([.E70]-[.D70];[.$I$1])));&quot;&quot;)">
            <text:p/>
          </table:table-cell>
          <table:table-cell table:formula="of:=IF(OR([.$C$3]=&quot;B&quot;;[.$C$3]=&quot;b&quot;);MID([.$A$1];[.G70];1);&quot;&quot;)">
            <text:p/>
          </table:table-cell>
          <table:table-cell table:number-columns-repeated="1016"/>
        </table:table-row>
        <table:table-row table:style-name="ro1">
          <table:table-cell table:formula="of:=MID([.$A$5];62;1)" office:value-type="string" office:string-value="i" calcext:value-type="string">
            <text:p>i</text:p>
          </table:table-cell>
          <table:table-cell table:formula="of:=MID([.$A$2];62;1)" office:value-type="string" office:string-value="?" calcext:value-type="string">
            <text:p>?</text:p>
          </table:table-cell>
          <table:table-cell table:formula="of:=FIND([.A71];[.$A$1];1)" office:value-type="float" office:value="92" calcext:value-type="float">
            <text:p>92</text:p>
          </table:table-cell>
          <table:table-cell table:formula="of:=FIND([.B71];[.$A$1];1)" office:value-type="float" office:value="53" calcext:value-type="float">
            <text:p>53</text:p>
          </table:table-cell>
          <table:table-cell table:formula="of:=IF(OR([.$C$3]=&quot;a&quot;;[.$C$3]=&quot;A&quot;);IF(MOD([.C71]+[.D71];[.$I$1])=0;94;MOD([.C71]+[.D71];[.$I$1]));[.C71])" office:value-type="float" office:value="51" calcext:value-type="float">
            <text:p>51</text:p>
          </table:table-cell>
          <table:table-cell table:formula="of:=IF(OR([.$C$3]=&quot;A&quot;;[.$C$3]=&quot;a&quot;);MID([.$A$1];[.E71];1);&quot;&quot;)" office:value-type="string" office:string-value="&quot;" calcext:value-type="string">
            <text:p>"</text:p>
          </table:table-cell>
          <table:table-cell table:formula="of:=IF(OR([.$C$3]=&quot;B&quot;;[.$C$3]=&quot;b&quot;);IF(MOD([.E71]-[.D71];[.$I$1])=0;94;IF([.E71]&lt;[.D71];IF(AND([.D71]&lt;12;[.E71]=1);([.$I$1]-[.D71]);(([.E71]-[.D71]))+[.$I$1]);MOD([.E71]-[.D71];[.$I$1])));&quot;&quot;)">
            <text:p/>
          </table:table-cell>
          <table:table-cell table:formula="of:=IF(OR([.$C$3]=&quot;B&quot;;[.$C$3]=&quot;b&quot;);MID([.$A$1];[.G71];1);&quot;&quot;)">
            <text:p/>
          </table:table-cell>
          <table:table-cell table:number-columns-repeated="1016"/>
        </table:table-row>
        <table:table-row table:style-name="ro1">
          <table:table-cell table:formula="of:=MID([.$A$5];63;1)" office:value-type="string" office:string-value="v" calcext:value-type="string">
            <text:p>v</text:p>
          </table:table-cell>
          <table:table-cell table:formula="of:=MID([.$A$2];63;1)" office:value-type="string" office:string-value="H" calcext:value-type="string">
            <text:p>H</text:p>
          </table:table-cell>
          <table:table-cell table:formula="of:=FIND([.A72];[.$A$1];1)" office:value-type="float" office:value="6" calcext:value-type="float">
            <text:p>6</text:p>
          </table:table-cell>
          <table:table-cell table:formula="of:=FIND([.B72];[.$A$1];1)" office:value-type="float" office:value="65" calcext:value-type="float">
            <text:p>65</text:p>
          </table:table-cell>
          <table:table-cell table:formula="of:=IF(OR([.$C$3]=&quot;a&quot;;[.$C$3]=&quot;A&quot;);IF(MOD([.C72]+[.D72];[.$I$1])=0;94;MOD([.C72]+[.D72];[.$I$1]));[.C72])" office:value-type="float" office:value="71" calcext:value-type="float">
            <text:p>71</text:p>
          </table:table-cell>
          <table:table-cell table:formula="of:=IF(OR([.$C$3]=&quot;A&quot;;[.$C$3]=&quot;a&quot;);MID([.$A$1];[.E72];1);&quot;&quot;)" office:value-type="string" office:string-value="}" calcext:value-type="string">
            <text:p>}</text:p>
          </table:table-cell>
          <table:table-cell table:formula="of:=IF(OR([.$C$3]=&quot;B&quot;;[.$C$3]=&quot;b&quot;);IF(MOD([.E72]-[.D72];[.$I$1])=0;94;IF([.E72]&lt;[.D72];IF(AND([.D72]&lt;12;[.E72]=1);([.$I$1]-[.D72]);(([.E72]-[.D72]))+[.$I$1]);MOD([.E72]-[.D72];[.$I$1])));&quot;&quot;)">
            <text:p/>
          </table:table-cell>
          <table:table-cell table:formula="of:=IF(OR([.$C$3]=&quot;B&quot;;[.$C$3]=&quot;b&quot;);MID([.$A$1];[.G72];1);&quot;&quot;)">
            <text:p/>
          </table:table-cell>
          <table:table-cell table:number-columns-repeated="1016"/>
        </table:table-row>
        <table:table-row table:style-name="ro1">
          <table:table-cell table:formula="of:=MID([.$A$5];64;1)" office:value-type="string" office:string-value="e" calcext:value-type="string">
            <text:p>e</text:p>
          </table:table-cell>
          <table:table-cell table:formula="of:=MID([.$A$2];64;1)" office:value-type="string" office:string-value="`" calcext:value-type="string">
            <text:p>`</text:p>
          </table:table-cell>
          <table:table-cell table:formula="of:=FIND([.A73];[.$A$1];1)" office:value-type="float" office:value="47" calcext:value-type="float">
            <text:p>47</text:p>
          </table:table-cell>
          <table:table-cell table:formula="of:=FIND([.B73];[.$A$1];1)" office:value-type="float" office:value="87" calcext:value-type="float">
            <text:p>87</text:p>
          </table:table-cell>
          <table:table-cell table:formula="of:=IF(OR([.$C$3]=&quot;a&quot;;[.$C$3]=&quot;A&quot;);IF(MOD([.C73]+[.D73];[.$I$1])=0;94;MOD([.C73]+[.D73];[.$I$1]));[.C73])" office:value-type="float" office:value="40" calcext:value-type="float">
            <text:p>40</text:p>
          </table:table-cell>
          <table:table-cell table:formula="of:=IF(OR([.$C$3]=&quot;A&quot;;[.$C$3]=&quot;a&quot;);MID([.$A$1];[.E73];1);&quot;&quot;)" office:value-type="string" office:string-value="r" calcext:value-type="string">
            <text:p>r</text:p>
          </table:table-cell>
          <table:table-cell table:formula="of:=IF(OR([.$C$3]=&quot;B&quot;;[.$C$3]=&quot;b&quot;);IF(MOD([.E73]-[.D73];[.$I$1])=0;94;IF([.E73]&lt;[.D73];IF(AND([.D73]&lt;12;[.E73]=1);([.$I$1]-[.D73]);(([.E73]-[.D73]))+[.$I$1]);MOD([.E73]-[.D73];[.$I$1])));&quot;&quot;)">
            <text:p/>
          </table:table-cell>
          <table:table-cell table:formula="of:=IF(OR([.$C$3]=&quot;B&quot;;[.$C$3]=&quot;b&quot;);MID([.$A$1];[.G73];1);&quot;&quot;)">
            <text:p/>
          </table:table-cell>
          <table:table-cell table:number-columns-repeated="1016"/>
        </table:table-row>
        <table:table-row table:style-name="ro1" table:number-rows-repeated="4">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61"/>
          <table:table-cell table:style-name="Default"/>
          <table:table-cell table:number-columns-repeated="2"/>
          <table:table-cell table:style-name="Default" table:number-columns-repeated="4"/>
          <table:table-cell table:number-columns-repeated="1016"/>
        </table:table-row>
        <table:table-row table:style-name="ro1">
          <table:table-cell table:style-name="ce61" table:formula="of:=REPT(&quot;#&quot;;64)" office:value-type="string" office:string-value="################################################################" calcext:value-type="string">
            <text:p>################################################################</text:p>
          </table:table-cell>
          <table:table-cell table:style-name="Default" office:value-type="string" calcext:value-type="string">
            <text:p>E5?Pn?eI)?&amp;5pIq&amp;sy^BU*.wN*!y3wn`&amp;3hH[*niU*x3!iQ\Ddp:yB ShBsd4SPQ</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acher, shop, book, she, today, I, six, work, China, chair, her</text:p>
          </table:table-cell>
          <table:table-cell table:style-name="ce75" office:value-type="string" calcext:value-type="string">
            <text:p>l`&lt;HS,|&lt;-jA#k&lt;ZMuc&gt;4%6j)FPAc"Ol|2nv&lt;fqpK%SGW7KiII 38)65F2:@u3Fs]</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We, family, one, dog, goodbye, school, four, beautiful, hospital</text:p>
          </table:table-cell>
          <table:table-cell table:style-name="ce75" office:value-type="string" calcext:value-type="string">
            <text:p>!VhOZ||=,E\!eBY\f@5RVk"O#cBdwUV,/51BZmV8D8|l*\_J LTArojC-9z-'D0V</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have not, and, year, money, is, speak, have, unworthy, not, this</text:p>
          </table:table-cell>
          <table:table-cell table:style-name="ce75" office:value-type="string" calcext:value-type="string">
            <text:p>L.es'qF`&lt;m6)9{CXngECxEa\UByT`_5D ]H]LM'N:gD#(jOldslAnCtQuwNeBkwV</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origin, eight, father, love, can, greatest, minute, that, arrive</text:p>
          </table:table-cell>
          <table:table-cell table:style-name="ce75" office:value-type="string" calcext:value-type="string">
            <text:p>cYQ=8`Vx5QtXX@J$RJqz})="]3U0D66VhD1Kk`[4n%3D+c]OnNDwJnnfE`R^V"}r</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see, friend, phone call, student, ?, TV, like, daughter, think,</text:p>
          </table:table-cell>
          <table:table-cell table:style-name="ce75" office:value-type="string" calcext:value-type="string">
            <text:p>nPx#kbT3Zg%jf&gt;r'w[#sBDOZ@bA+~&gt;N .e&amp;}$+agaDP+cgC, w{jLiWR6Z"qK|#d</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hese, dish, call, thankyou, now, a drop, eat, ? particle, docto</text:p>
          </table:table-cell>
          <table:table-cell table:style-name="ce75" office:value-type="string" calcext:value-type="string">
            <text:p>EV!GJ ZvI1$$k:X'SOossbJ^FM:O:Tm:_:M*'}m~#Cxc+e"+TE_\#TH&lt;Sk?rQC{2</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Chinese language, sleep, rice, cat, thing, airplane, tomorrow, a</text:p>
          </table:table-cell>
          <table:table-cell table:style-name="ce75" office:value-type="string" calcext:value-type="string">
            <text:p>fm.G*(fQLb)J% \ds=$Y#L)_jpl|]_1w%~}NH?CL|6Avl&lt;|r!Y'"=cp&lt;UdUwtF@*</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hi, young lady, amount, of, some, to sit, not matter, cup, write</text:p>
          </table:table-cell>
          <table:table-cell table:style-name="ce75" office:value-type="string" calcext:value-type="string">
            <text:p>C)BJe+O2&lt;}@#%]yaqKrT-}&amp;&gt;nx4I0hPnrcT1\W9c?o @^Em|4kq5NxW,:eXIJmRe</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 dwell, weather, chunk, small, modal particle, you're welcome,</text:p>
          </table:table-cell>
          <table:table-cell table:style-name="ce75" office:value-type="string" calcext:value-type="string">
            <text:p>!#sGFa=)]s7(R5e#sr j#Xl=8fo{60{JgZO4|dWr=nj*q'H601!iY#??RPjI2UCh</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able, seven, which, clothes, zero, train station, ahead, at, he</text:p>
          </table:table-cell>
          <table:table-cell table:style-name="ce75" office:value-type="string" calcext:value-type="string">
            <text:p>K_]wUa2DW}uh09MlgMW+8/Q|b|&gt;~""PX8/Du0+X+wifrq$DM"3h~+D"qDM!Fz@Rj</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coffee, structural particle, mistake, but, you (polite), bicycle</text:p>
          </table:table-cell>
          <table:table-cell table:style-name="ce75" office:value-type="string" calcext:value-type="string">
            <text:p>{{bq0E57T?xG2wbx~Nr._odRKEl:n`?LFspQtG2gUhA,)gKzF`?!4PP).EGwbFyI</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asty, happy, last year, ask, airport, play basketball, for/to,</text:p>
          </table:table-cell>
          <table:table-cell table:style-name="ce75" office:value-type="string" calcext:value-type="string">
            <text:p>sY[&gt;B@{~b:h0I2`B'a7&amp;+Qmp?Q.,'%UE&gt;k6,O/j"&lt;Q|D[_%qv|P -VzXVM0QhC|f</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unusual, door, play football, immediately, black, high, length,</text:p>
          </table:table-cell>
          <table:table-cell table:style-name="ce75" office:value-type="string" calcext:value-type="string">
            <text:p>#61rstbU^hb7MUT nd}3]/.~&gt;rWs4@AheGWSa2%[T=9TW+l%Z&gt;^rB+NA?Lpu 9Lf</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 go out, man, busy, two, opinion, room, classroom, cloudy, com</text:p>
          </table:table-cell>
          <table:table-cell table:style-name="ce75" office:value-type="string" calcext:value-type="string">
            <text:p>mO4SE4|fp\0H%/A0KN4,MiUj&amp;ZRIuN$Iy(Nr9dEbMilV'5zh{&lt;,+zI77AOuKb#=&lt;</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quick, enter, leave, fine weather, walk quickly, expensive, wris</text:p>
          </table:table-cell>
          <table:table-cell table:style-name="ce75" office:value-type="string" calcext:value-type="string">
            <text:p>&amp;oCIKlx^&amp;Krpq\UrqY"f*$dt)]1Lzz04-sRCw/K2T^^G%bNAvR_dLC=qSdN&amp;yd{.</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ew, dance, campaign, everyone, also, ba, wish, sing, pass time,</text:p>
          </table:table-cell>
          <table:table-cell table:style-name="ce75" office:value-type="string" calcext:value-type="string">
            <text:p>7$6*#48Z uIF&lt;HpX^Bf:cuY(td70t4&gt;J3pzTnu&amp;FcurnK/2GlvAw=pkGzqQ#{bb2</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gether, waiter, exam, again, first, boat, child, toy, await, d</text:p>
          </table:table-cell>
          <table:table-cell table:style-name="ce75" office:value-type="string" calcext:value-type="string">
            <text:p>5=+#qM5Clz*Me}ZK3CV&gt;[\v&gt;'?77`nRWC8\{EDay[MjGh(E!@%#IYiw1Sjz-\KL,</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side, birthday, prepare, younger sister, so, mutton, day of a mo</text:p>
          </table:table-cell>
          <table:table-cell table:style-name="ce75" office:value-type="string" calcext:value-type="string">
            <text:p>!b)7"|{\F/5^+h(mr8(P*1#Q6`o7-4B!mHPcG@n@%+Qh QEx+?0NADL:}-73rg!5</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 all, son, read, there.</text:p>
          </table:table-cell>
          <table:table-cell table:style-name="ce75" office:value-type="string" calcext:value-type="string">
            <text:p>'r8ThMN&amp;4iPrVbrW*)bYY+u)n,*)(UrKM,^'Ga.Pe3idW`21JdG&amp;rC=$rnyxr"3r</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where, how, buy, quite, afternoon, open, start.</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good, classmate, morning, five, noon.</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tea, cold, learn, who, film, nine.</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yesterday, know, down, name, taxi, do.</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r, Beijing, many, ask, water, interior, rain.</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ple, two, go back, moon, able to, years of age, mister, you.</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man, few, drink, restaurant, letter, length of time, to go.</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three, heat up, big, mother, day, computer, what, how, week, happy.</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listen, ten, bathe, one hundred.</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early morning, time period, fish, to/for, introduce, pierce, let, in progress, ill, but.</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very, possible, elder sister, bonus, swim, to finish, road, right side.</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watermelon, hour, eye, reply, because, milk, at once, cellphone, Chinese character.</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are, to welcome, <text:s/>woman, ticket, small advantage, understand, already.</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 watch, why, egg, sell, smile, to/for, deliver/carry, zhe, journey.</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can/may, color, white, slow, surname, outside.</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part, to rest, distant, medicine, elder brother, item.</text:p>
          </table:table-cell>
          <table:table-cell table:style-name="ce75"/>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th, younger brother, begin, search, it, most, husband, really, walk.</text:p>
          </table:table-cell>
          <table:table-cell table:style-name="ce75"/>
          <table:table-cell table:number-columns-repeated="2"/>
          <table:table-cell table:style-name="Default" table:number-columns-repeated="4"/>
          <table:table-cell table:number-columns-repeated="1016"/>
        </table:table-row>
      </table:table>
      <table:table table:name="OWP HELP" table:style-name="ta1">
        <office:forms form:automatic-focus="false" form:apply-design-mode="false"/>
        <table:table-column table:style-name="co36" table:default-cell-style-name="ce28"/>
        <table:table-column table:style-name="co37" table:default-cell-style-name="ce28"/>
        <table:table-column table:style-name="co11" table:default-cell-style-name="Default"/>
        <table:table-column table:style-name="co11" table:default-cell-style-name="ce28"/>
        <table:table-column table:style-name="co11" table:number-columns-repeated="1020" table:default-cell-style-name="Default"/>
        <table:table-row table:style-name="ro1">
          <table:table-cell table:style-name="ce32" office:value-type="string" calcext:value-type="string">
            <text:p>ONE WORD PAD INSTRUCTIONS Click A2</text:p>
          </table:table-cell>
          <table:table-cell table:style-name="Default"/>
          <table:table-cell/>
          <table:table-cell table:style-name="Default"/>
          <table:table-cell table:number-columns-repeated="1020"/>
        </table:table-row>
        <table:table-row table:style-name="ro2">
          <table:table-cell table:style-name="ce92" office:value-type="string" calcext:value-type="string">
            <text:p>Enter text upto sixteen characters in Sheet1 cell B2. Use / character instead of a space. Enter values 1 to 99 into cells E2 to H2, No zeroes and no same values. Goto the Encrypt sheet and enter upto sixteen characters to encrypt into cell B2. Thats it :-) <text:s/>Cell C2 contains the encryption. To decrypt text goto the Decrypt sheet and enter text to be decrypted in cell B2. Cell C2 displays the decryption. Cell D2 shows the original encryption. You can carry on entering text to encrypt in sixteen character batches. Also try changing the values to add further encryption. <text:s text:c="14"/>Cell A2 contains the scrambled character set. Cell A3 contains the one time pad created with the word and values entered in Sheet one. <text:s text:c="141"/>UPDATE: OWP now has Multi-Encrypt/Decrypt. 27 lines of 64 characters each line can have its own permutated character set. Total 1728 characters. Entry of line batches starts at A80. Encrypted at B80 and the permutated character sets start at J10. Cell C3 switches between message lines starting at A80 <text:s/>if C3 is an ‘a’ or A’ and encryption of lines starting at B80 if C3 is ‘b’ or ‘B’. Click these cells and change C3 to an ‘A’ or ‘B’ and the line number in D3 (background color red). The permuted character set used for each lines encryption and decryption is changed by changing the value in G1 (background color red). <text:s/>Example: to encrypt a line of text in cell A85 set cell C3 to A and D3 to 85. Set G1 to 15 that is line 5 in the permutated character set list. Cell F3 shows the encryption, cell F4 the decryption if decrypting. Right click and copy these cells then select were to paste by right click - Paste Special – Unformatted text on a cell.</text:p>
          </table:table-cell>
          <table:table-cell table:style-name="Default"/>
          <table:table-cell/>
          <table:table-cell table:style-name="Default"/>
          <table:table-cell table:number-columns-repeated="1020"/>
        </table:table-row>
        <table:table-row table:style-name="ro1">
          <table:table-cell table:style-name="Default" table:number-columns-repeated="2"/>
          <table:table-cell/>
          <table:table-cell table:style-name="Default"/>
          <table:table-cell table:number-columns-repeated="1020"/>
        </table:table-row>
        <table:table-row table:style-name="ro1">
          <table:table-cell table:style-name="Default" office:value-type="string" calcext:value-type="string" table:number-columns-spanned="1" table:number-rows-spanned="4">
            <text:p>Each time a new word is entered into <text:s/>Sheet1 cell B2 or a new X value is entered into Sheet1 cells E1 to H1, OWP will update and the character set permutations automatically placed into J10 down to J37 in the Multi Encrypt sheet.</text:p>
          </table:table-cell>
          <table:table-cell table:style-name="Default"/>
          <table:table-cell/>
          <table:table-cell table:style-name="Default"/>
          <table:table-cell table:number-columns-repeated="1020"/>
        </table:table-row>
        <table:table-row table:style-name="ro1">
          <table:covered-table-cell table:style-name="Default"/>
          <table:table-cell table:style-name="Default"/>
          <table:table-cell/>
          <table:table-cell table:style-name="Default"/>
          <table:table-cell table:number-columns-repeated="1020"/>
        </table:table-row>
        <table:table-row table:style-name="ro1">
          <table:covered-table-cell table:style-name="Default"/>
          <table:table-cell table:style-name="Default"/>
          <table:table-cell/>
          <table:table-cell table:style-name="Default"/>
          <table:table-cell table:number-columns-repeated="1020"/>
        </table:table-row>
        <table:table-row table:style-name="ro1">
          <table:covered-table-cell table:style-name="Default"/>
          <table:table-cell table:style-name="Default"/>
          <table:table-cell/>
          <table:table-cell table:style-name="Default"/>
          <table:table-cell table:number-columns-repeated="1020"/>
        </table:table-row>
        <table:table-row table:style-name="ro1">
          <table:table-cell table:style-name="ce30" table:number-columns-repeated="1024"/>
        </table:table-row>
        <table:table-row table:style-name="ro1">
          <table:table-cell table:style-name="ce94"/>
          <table:table-cell table:style-name="Default"/>
          <table:table-cell/>
          <table:table-cell table:style-name="Default"/>
          <table:table-cell table:number-columns-repeated="1020"/>
        </table:table-row>
        <table:table-row table:style-name="ro1">
          <table:table-cell table:style-name="Default"/>
          <table:table-cell table:number-columns-repeated="1023"/>
        </table:table-row>
        <table:table-row table:style-name="ro1" table:number-rows-repeated="4">
          <table:table-cell table:style-name="Default"/>
          <table:table-cell table:number-columns-repeated="1023"/>
        </table:table-row>
        <table:table-row table:style-name="ro1">
          <table:table-cell table:style-name="Default"/>
          <table:table-cell table:number-columns-repeated="1023"/>
        </table:table-row>
        <table:table-row table:style-name="ro1" table:number-rows-repeated="6">
          <table:table-cell table:style-name="Default"/>
          <table:table-cell table:number-columns-repeated="1023"/>
        </table:table-row>
        <table:table-row table:style-name="ro1">
          <table:table-cell table:number-columns-repeated="1024"/>
        </table:table-row>
        <table:table-row table:style-name="ro1">
          <table:table-cell table:style-name="Default"/>
          <table:table-cell table:number-columns-repeated="1023"/>
        </table:table-row>
        <table:table-row table:style-name="ro1" table:number-rows-repeated="25">
          <table:table-cell table:number-columns-repeated="1024"/>
        </table:table-row>
        <table:table-row table:style-name="ro1" table:number-rows-repeated="14">
          <table:table-cell table:style-name="Default"/>
          <table:table-cell table:number-columns-repeated="1023"/>
        </table:table-row>
        <table:table-row table:style-name="ro1">
          <table:table-cell table:style-name="Default"/>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8">00/00/0000</text:date>, <text:time style:data-style-name="N2" text:time-value="11:21:34.0866770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07:01:22.834188815</meta:creation-date>
    <dc:date>2021-03-18T11:45:46.439272712</dc:date>
    <meta:editing-duration>P1DT35M33S</meta:editing-duration>
    <meta:editing-cycles>191</meta:editing-cycles>
    <meta:generator>LibreOffice/7.0.3.1$Linux_AARCH64 LibreOffice_project/00$Build-1</meta:generator>
    <meta:document-statistic meta:table-count="10" meta:cell-count="4916" meta:object-count="0"/>
    <meta:user-defined meta:name="qrichtext">1</meta:user-defined>
  </office:meta>
</office:document-meta>
</file>